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24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34.17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48.65mm"/>
    </style:style>
    <style:style style:name="co6" style:family="table-column">
      <style:table-column-properties fo:break-before="auto" style:column-width="22.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1.61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40.98mm"/>
    </style:style>
    <style:style style:name="co11" style:family="table-column">
      <style:table-column-properties fo:break-before="auto" style:column-width="39.65mm"/>
    </style:style>
    <style:style style:name="co12" style:family="table-column">
      <style:table-column-properties fo:break-before="auto" style:column-width="49.71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36.37mm"/>
    </style:style>
    <style:style style:name="co15" style:family="table-column">
      <style:table-column-properties fo:break-before="auto" style:column-width="39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87.4mm"/>
    </style:style>
    <style:style style:name="co18" style:family="table-column">
      <style:table-column-properties fo:break-before="auto" style:column-width="26.05mm"/>
    </style:style>
    <style:style style:name="co19" style:family="table-column">
      <style:table-column-properties fo:break-before="auto" style:column-width="37.55mm"/>
    </style:style>
    <style:style style:name="co20" style:family="table-column">
      <style:table-column-properties fo:break-before="auto" style:column-width="175.74mm"/>
    </style:style>
    <style:style style:name="co21" style:family="table-column">
      <style:table-column-properties fo:break-before="auto" style:column-width="46.67mm"/>
    </style:style>
    <style:style style:name="co22" style:family="table-column">
      <style:table-column-properties fo:break-before="auto" style:column-width="48.79mm"/>
    </style:style>
    <style:style style:name="co23" style:family="table-column">
      <style:table-column-properties fo:break-before="auto" style:column-width="287.6mm"/>
    </style:style>
    <style:style style:name="co24" style:family="table-column">
      <style:table-column-properties fo:break-before="auto" style:column-width="112.66mm"/>
    </style:style>
    <style:style style:name="co25" style:family="table-column">
      <style:table-column-properties fo:break-before="auto" style:column-width="13.74mm"/>
    </style:style>
    <style:style style:name="co26" style:family="table-column">
      <style:table-column-properties fo:break-before="auto" style:column-width="16.65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22.47mm"/>
    </style:style>
    <style:style style:name="co30" style:family="table-column">
      <style:table-column-properties fo:break-before="auto" style:column-width="16.12mm"/>
    </style:style>
    <style:style style:name="co31" style:family="table-column">
      <style:table-column-properties fo:break-before="auto" style:column-width="43.36mm"/>
    </style:style>
    <style:style style:name="co32" style:family="table-column">
      <style:table-column-properties fo:break-before="auto" style:column-width="73.52mm"/>
    </style:style>
    <style:style style:name="co33" style:family="table-column">
      <style:table-column-properties fo:break-before="auto" style:column-width="72.46mm"/>
    </style:style>
    <style:style style:name="co34" style:family="table-column">
      <style:table-column-properties fo:break-before="auto" style:column-width="19.17mm"/>
    </style:style>
    <style:style style:name="co35" style:family="table-column">
      <style:table-column-properties fo:break-before="auto" style:column-width="19.3mm"/>
    </style:style>
    <style:style style:name="co36" style:family="table-column">
      <style:table-column-properties fo:break-before="auto" style:column-width="52.23mm"/>
    </style:style>
    <style:style style:name="co37" style:family="table-column">
      <style:table-column-properties fo:break-before="auto" style:column-width="20.5mm"/>
    </style:style>
    <style:style style:name="co38" style:family="table-column">
      <style:table-column-properties fo:break-before="auto" style:column-width="24.73mm"/>
    </style:style>
    <style:style style:name="co39" style:family="table-column">
      <style:table-column-properties fo:break-before="auto" style:column-width="32.4mm"/>
    </style:style>
    <style:style style:name="co40" style:family="table-column">
      <style:table-column-properties fo:break-before="auto" style:column-width="116.2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6.34mm" fo:break-before="auto" style:use-optimal-row-height="true"/>
    </style:style>
    <style:style style:name="ro4" style:family="table-row">
      <style:table-row-properties style:row-height="28.95mm" fo:break-before="auto" style:use-optimal-row-height="true"/>
    </style:style>
    <style:style style:name="ro5" style:family="table-row">
      <style:table-row-properties style:row-height="71.6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66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es" number:country="E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3333"/>
    </style:style>
    <style:style style:name="ce7" style:family="table-cell" style:parent-style-name="Default" style:data-style-name="N10099"/>
    <style:style style:name="ce8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51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transparent"/>
      <style:text-properties fo:language="zxx" fo:country="none" style:font-name-asian="Segoe UI" style:font-name-complex="Segoe UI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Common IE/Fire</text:p>
          </table:table-cell>
          <table:table-cell table:style-name="ce1" office:value-type="string" calcext:value-type="string">
            <text:p>Only IE</text:p>
          </table:table-cell>
          <table:table-cell table:style-name="ce1" office:value-type="string" calcext:value-type="string">
            <text:p>Only Fire</text:p>
          </table:table-cell>
          <table:table-cell table:style-name="ce1" office:value-type="string" calcext:value-type="string">
            <text:p>HTMLDom Implemented</text:p>
          </table:table-cell>
          <table:table-cell table:style-name="ce1" office:value-type="string" calcext:value-type="string">
            <text:p>Is Event?</text:p>
          </table:table-cell>
          <table:table-cell table:style-name="ce1" table:number-columns-repeated="1018"/>
        </table:table-row>
        <table:table-row table:style-name="ro1" table:visibility="filter">
          <table:table-cell table:style-name="ce2" office:value-type="string" calcext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 calcext:value-type="string">
            <text:p>#N/A</text:p>
          </table:table-cell>
          <table:table-cell table:formula="of:=IF([.B2]=&quot;#N/A&quot;;      VLOOKUP([.A2];[IEplorer.$A$2:.$A$99];1;FALSE());            NA())" office:value-type="string" office:string-value="" calcext:value-type="error">
            <text:p>#N/A</text:p>
          </table:table-cell>
          <table:table-cell table:formula="of:=IF([.B2]=&quot;#N/A&quot;;      VLOOKUP([.A2];[Firefox.$A$2:.$A$221];1;FALSE());            NA())" office:value-type="string" office:string-value="addEventListener" calcext:value-type="string">
            <text:p>addEventListener</text:p>
          </table:table-cell>
          <table:table-cell table:formula="of:=VLOOKUP([.A2];[HTMLDom.$A$2:.$A$1245];1;FALSE())" office:value-type="string" office:string-value="" calcext:value-type="error">
            <text:p>#N/A</text:p>
          </table:table-cell>
          <table:table-cell table:style-name="ce5" table:formula="of:=IF(LEFT([.A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A$2:.$A$99];1;FALSE());            NA())" office:value-type="string" office:string-value="" calcext:value-type="error">
            <text:p>#N/A</text:p>
          </table:table-cell>
          <table:table-cell table:formula="of:=IF([.B3]=&quot;#N/A&quot;;      VLOOKUP([.A3];[Firefox.$A$2:.$A$221];1;FALSE());            NA())" office:value-type="string" office:string-value="adoptNode" calcext:value-type="string">
            <text:p>adoptNode</text:p>
          </table:table-cell>
          <table:table-cell table:formula="of:=VLOOKUP([.A3];[HTMLDom.$A$2:.$A$1245];1;FALSE())" office:value-type="string" office:string-value="" calcext:value-type="error">
            <text:p>#N/A</text:p>
          </table:table-cell>
          <table:table-cell table:style-name="ce5" table:formula="of:=IF(LEFT([.A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 calcext:value-type="string">
            <text:p>alinkColor</text:p>
          </table:table-cell>
          <table:table-cell table:formula="of:=IF([.B4]=&quot;#N/A&quot;;      VLOOKUP([.A4];[IEplorer.$A$2:.$A$99];1;FALSE());            NA())" office:value-type="string" office:string-value="" calcext:value-type="error">
            <text:p>#N/A</text:p>
          </table:table-cell>
          <table:table-cell table:formula="of:=IF([.B4]=&quot;#N/A&quot;;      VLOOKUP([.A4];[Firefox.$A$2:.$A$221];1;FALSE());            NA())" office:value-type="string" office:string-value="" calcext:value-type="error">
            <text:p>#N/A</text:p>
          </table:table-cell>
          <table:table-cell table:formula="of:=VLOOKUP([.A4];[HTMLDom.$A$2:.$A$1245];1;FALSE())" office:value-type="string" office:string-value="" calcext:value-type="error">
            <text:p>#N/A</text:p>
          </table:table-cell>
          <table:table-cell table:style-name="ce5" table:formula="of:=IF(LEFT([.A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 calcext:value-type="string">
            <text:p>all</text:p>
          </table:table-cell>
          <table:table-cell table:formula="of:=IF([.B5]=&quot;#N/A&quot;;      VLOOKUP([.A5];[IEplorer.$A$2:.$A$99];1;FALSE());            NA())" office:value-type="string" office:string-value="" calcext:value-type="error">
            <text:p>#N/A</text:p>
          </table:table-cell>
          <table:table-cell table:formula="of:=IF([.B5]=&quot;#N/A&quot;;      VLOOKUP([.A5];[Firefox.$A$2:.$A$221];1;FALSE());            NA())" office:value-type="string" office:string-value="" calcext:value-type="error">
            <text:p>#N/A</text:p>
          </table:table-cell>
          <table:table-cell table:formula="of:=VLOOKUP([.A5];[HTMLDom.$A$2:.$A$1245];1;FALSE())" office:value-type="string" office:string-value="" calcext:value-type="error">
            <text:p>#N/A</text:p>
          </table:table-cell>
          <table:table-cell table:style-name="ce5" table:formula="of:=IF(LEFT([.A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 calcext:value-type="string">
            <text:p>anchors</text:p>
          </table:table-cell>
          <table:table-cell table:formula="of:=IF([.B6]=&quot;#N/A&quot;;      VLOOKUP([.A6];[IEplorer.$A$2:.$A$99];1;FALSE());            NA())" office:value-type="string" office:string-value="" calcext:value-type="error">
            <text:p>#N/A</text:p>
          </table:table-cell>
          <table:table-cell table:formula="of:=IF([.B6]=&quot;#N/A&quot;;      VLOOKUP([.A6];[Firefox.$A$2:.$A$221];1;FALSE());            NA())" office:value-type="string" office:string-value="" calcext:value-type="error">
            <text:p>#N/A</text:p>
          </table:table-cell>
          <table:table-cell table:formula="of:=VLOOKUP([.A6];[HTMLDom.$A$2:.$A$1245];1;FALSE())" office:value-type="string" office:string-value="" calcext:value-type="error">
            <text:p>#N/A</text:p>
          </table:table-cell>
          <table:table-cell table:style-name="ce5" table:formula="of:=IF(LEFT([.A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A$2:.$A$99];1;FALSE());            NA())" office:value-type="string" office:string-value="" calcext:value-type="error">
            <text:p>#N/A</text:p>
          </table:table-cell>
          <table:table-cell table:formula="of:=IF([.B7]=&quot;#N/A&quot;;      VLOOKUP([.A7];[Firefox.$A$2:.$A$221];1;FALSE());            NA())" office:value-type="string" office:string-value="appendChild" calcext:value-type="string">
            <text:p>appendChild</text:p>
          </table:table-cell>
          <table:table-cell table:formula="of:=VLOOKUP([.A7];[HTMLDom.$A$2:.$A$1245];1;FALSE())" office:value-type="string" office:string-value="" calcext:value-type="error">
            <text:p>#N/A</text:p>
          </table:table-cell>
          <table:table-cell table:style-name="ce5" table:formula="of:=IF(LEFT([.A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 calcext:value-type="string">
            <text:p>applets</text:p>
          </table:table-cell>
          <table:table-cell table:formula="of:=IF([.B8]=&quot;#N/A&quot;;      VLOOKUP([.A8];[IEplorer.$A$2:.$A$99];1;FALSE());            NA())" office:value-type="string" office:string-value="" calcext:value-type="error">
            <text:p>#N/A</text:p>
          </table:table-cell>
          <table:table-cell table:formula="of:=IF([.B8]=&quot;#N/A&quot;;      VLOOKUP([.A8];[Firefox.$A$2:.$A$221];1;FALSE());            NA())" office:value-type="string" office:string-value="" calcext:value-type="error">
            <text:p>#N/A</text:p>
          </table:table-cell>
          <table:table-cell table:formula="of:=VLOOKUP([.A8];[HTMLDom.$A$2:.$A$1245];1;FALSE())" office:value-type="string" office:string-value="" calcext:value-type="error">
            <text:p>#N/A</text:p>
          </table:table-cell>
          <table:table-cell table:style-name="ce5" table:formula="of:=IF(LEFT([.A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A$2:.$A$99];1;FALSE());            NA())" office:value-type="string" office:string-value="" calcext:value-type="error">
            <text:p>#N/A</text:p>
          </table:table-cell>
          <table:table-cell table:formula="of:=IF([.B9]=&quot;#N/A&quot;;      VLOOKUP([.A9];[Firefox.$A$2:.$A$221];1;FALSE());            NA())" office:value-type="string" office:string-value="ATTRIBUTE_NODE" calcext:value-type="string">
            <text:p>ATTRIBUTE_NODE</text:p>
          </table:table-cell>
          <table:table-cell table:formula="of:=VLOOKUP([.A9];[HTMLDom.$A$2:.$A$1245];1;FALSE())" office:value-type="string" office:string-value="" calcext:value-type="error">
            <text:p>#N/A</text:p>
          </table:table-cell>
          <table:table-cell table:style-name="ce5" table:formula="of:=IF(LEFT([.A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A$2:.$A$99];1;FALSE());            NA())" office:value-type="string" office:string-value="attributes" calcext:value-type="string">
            <text:p>attributes</text:p>
          </table:table-cell>
          <table:table-cell table:formula="of:=IF([.B10]=&quot;#N/A&quot;;      VLOOKUP([.A10];[Firefox.$A$2:.$A$221];1;FALSE());            NA())" office:value-type="string" office:string-value="" calcext:value-type="error">
            <text:p>#N/A</text:p>
          </table:table-cell>
          <table:table-cell table:formula="of:=VLOOKUP([.A10];[HTMLDom.$A$2:.$A$1245];1;FALSE())" office:value-type="string" office:string-value="" calcext:value-type="error">
            <text:p>#N/A</text:p>
          </table:table-cell>
          <table:table-cell table:style-name="ce5" table:formula="of:=IF(LEFT([.A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A$2:.$A$99];1;FALSE());            NA())" office:value-type="string" office:string-value="" calcext:value-type="error">
            <text:p>#N/A</text:p>
          </table:table-cell>
          <table:table-cell table:formula="of:=IF([.B11]=&quot;#N/A&quot;;      VLOOKUP([.A11];[Firefox.$A$2:.$A$221];1;FALSE());            NA())" office:value-type="string" office:string-value="baseURI" calcext:value-type="string">
            <text:p>baseURI</text:p>
          </table:table-cell>
          <table:table-cell table:formula="of:=VLOOKUP([.A11];[HTMLDom.$A$2:.$A$1245];1;FALSE())" office:value-type="string" office:string-value="" calcext:value-type="error">
            <text:p>#N/A</text:p>
          </table:table-cell>
          <table:table-cell table:style-name="ce5" table:formula="of:=IF(LEFT([.A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 calcext:value-type="string">
            <text:p>bgColor</text:p>
          </table:table-cell>
          <table:table-cell table:formula="of:=IF([.B12]=&quot;#N/A&quot;;      VLOOKUP([.A12];[IEplorer.$A$2:.$A$99];1;FALSE());            NA())" office:value-type="string" office:string-value="" calcext:value-type="error">
            <text:p>#N/A</text:p>
          </table:table-cell>
          <table:table-cell table:formula="of:=IF([.B12]=&quot;#N/A&quot;;      VLOOKUP([.A12];[Firefox.$A$2:.$A$221];1;FALSE());            NA())" office:value-type="string" office:string-value="" calcext:value-type="error">
            <text:p>#N/A</text:p>
          </table:table-cell>
          <table:table-cell table:formula="of:=VLOOKUP([.A12];[HTMLDom.$A$2:.$A$1245];1;FALSE())" office:value-type="string" office:string-value="" calcext:value-type="error">
            <text:p>#N/A</text:p>
          </table:table-cell>
          <table:table-cell table:style-name="ce5" table:formula="of:=IF(LEFT([.A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 calcext:value-type="string">
            <text:p>body</text:p>
          </table:table-cell>
          <table:table-cell table:formula="of:=IF([.B13]=&quot;#N/A&quot;;      VLOOKUP([.A13];[IEplorer.$A$2:.$A$99];1;FALSE());            NA())" office:value-type="string" office:string-value="" calcext:value-type="error">
            <text:p>#N/A</text:p>
          </table:table-cell>
          <table:table-cell table:formula="of:=IF([.B13]=&quot;#N/A&quot;;      VLOOKUP([.A13];[Firefox.$A$2:.$A$221];1;FALSE());            NA())" office:value-type="string" office:string-value="" calcext:value-type="error">
            <text:p>#N/A</text:p>
          </table:table-cell>
          <table:table-cell table:formula="of:=VLOOKUP([.A13];[HTMLDom.$A$2:.$A$1245];1;FALSE())" office:value-type="string" office:string-value="" calcext:value-type="error">
            <text:p>#N/A</text:p>
          </table:table-cell>
          <table:table-cell table:style-name="ce5" table:formula="of:=IF(LEFT([.A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A$2:.$A$99];1;FALSE());            NA())" office:value-type="string" office:string-value="" calcext:value-type="error">
            <text:p>#N/A</text:p>
          </table:table-cell>
          <table:table-cell table:formula="of:=IF([.B14]=&quot;#N/A&quot;;      VLOOKUP([.A14];[Firefox.$A$2:.$A$221];1;FALSE());            NA())" office:value-type="string" office:string-value="captureEvents" calcext:value-type="string">
            <text:p>captureEvents</text:p>
          </table:table-cell>
          <table:table-cell table:formula="of:=VLOOKUP([.A14];[HTMLDom.$A$2:.$A$1245];1;FALSE())" office:value-type="string" office:string-value="" calcext:value-type="error">
            <text:p>#N/A</text:p>
          </table:table-cell>
          <table:table-cell table:style-name="ce5" table:formula="of:=IF(LEFT([.A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A$2:.$A$99];1;FALSE());            NA())" office:value-type="string" office:string-value="" calcext:value-type="error">
            <text:p>#N/A</text:p>
          </table:table-cell>
          <table:table-cell table:formula="of:=IF([.B15]=&quot;#N/A&quot;;      VLOOKUP([.A15];[Firefox.$A$2:.$A$221];1;FALSE());            NA())" office:value-type="string" office:string-value="caretPositionFromPoint" calcext:value-type="string">
            <text:p>caretPositionFromPoint</text:p>
          </table:table-cell>
          <table:table-cell table:formula="of:=VLOOKUP([.A15];[HTMLDom.$A$2:.$A$1245];1;FALSE())" office:value-type="string" office:string-value="" calcext:value-type="error">
            <text:p>#N/A</text:p>
          </table:table-cell>
          <table:table-cell table:style-name="ce5" table:formula="of:=IF(LEFT([.A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A$2:.$A$99];1;FALSE());            NA())" office:value-type="string" office:string-value="" calcext:value-type="error">
            <text:p>#N/A</text:p>
          </table:table-cell>
          <table:table-cell table:formula="of:=IF([.B16]=&quot;#N/A&quot;;      VLOOKUP([.A16];[Firefox.$A$2:.$A$221];1;FALSE());            NA())" office:value-type="string" office:string-value="CDATA_SECTION_NODE" calcext:value-type="string">
            <text:p>CDATA_SECTION_NODE</text:p>
          </table:table-cell>
          <table:table-cell table:formula="of:=VLOOKUP([.A16];[HTMLDom.$A$2:.$A$1245];1;FALSE())" office:value-type="string" office:string-value="" calcext:value-type="error">
            <text:p>#N/A</text:p>
          </table:table-cell>
          <table:table-cell table:style-name="ce5" table:formula="of:=IF(LEFT([.A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A$2:.$A$99];1;FALSE());            NA())" office:value-type="string" office:string-value="" calcext:value-type="error">
            <text:p>#N/A</text:p>
          </table:table-cell>
          <table:table-cell table:formula="of:=IF([.B17]=&quot;#N/A&quot;;      VLOOKUP([.A17];[Firefox.$A$2:.$A$221];1;FALSE());            NA())" office:value-type="string" office:string-value="characterSet" calcext:value-type="string">
            <text:p>characterSet</text:p>
          </table:table-cell>
          <table:table-cell table:formula="of:=VLOOKUP([.A17];[HTMLDom.$A$2:.$A$1245];1;FALSE())" office:value-type="string" office:string-value="" calcext:value-type="error">
            <text:p>#N/A</text:p>
          </table:table-cell>
          <table:table-cell table:style-name="ce5" table:formula="of:=IF(LEFT([.A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A$2:.$A$99];1;FALSE());            NA())" office:value-type="string" office:string-value="" calcext:value-type="error">
            <text:p>#N/A</text:p>
          </table:table-cell>
          <table:table-cell table:formula="of:=IF([.B18]=&quot;#N/A&quot;;      VLOOKUP([.A18];[Firefox.$A$2:.$A$221];1;FALSE());            NA())" office:value-type="string" office:string-value="charset" calcext:value-type="string">
            <text:p>charset</text:p>
          </table:table-cell>
          <table:table-cell table:formula="of:=VLOOKUP([.A18];[HTMLDom.$A$2:.$A$1245];1;FALSE())" office:value-type="string" office:string-value="" calcext:value-type="error">
            <text:p>#N/A</text:p>
          </table:table-cell>
          <table:table-cell table:style-name="ce5" table:formula="of:=IF(LEFT([.A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A$2:.$A$99];1;FALSE());            NA())" office:value-type="string" office:string-value="" calcext:value-type="error">
            <text:p>#N/A</text:p>
          </table:table-cell>
          <table:table-cell table:formula="of:=IF([.B19]=&quot;#N/A&quot;;      VLOOKUP([.A19];[Firefox.$A$2:.$A$221];1;FALSE());            NA())" office:value-type="string" office:string-value="childElementCount" calcext:value-type="string">
            <text:p>childElementCount</text:p>
          </table:table-cell>
          <table:table-cell table:formula="of:=VLOOKUP([.A19];[HTMLDom.$A$2:.$A$1245];1;FALSE())" office:value-type="string" office:string-value="" calcext:value-type="error">
            <text:p>#N/A</text:p>
          </table:table-cell>
          <table:table-cell table:style-name="ce5" table:formula="of:=IF(LEFT([.A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 calcext:value-type="string">
            <text:p>childNodes</text:p>
          </table:table-cell>
          <table:table-cell table:formula="of:=IF([.B20]=&quot;#N/A&quot;;      VLOOKUP([.A20];[IEplorer.$A$2:.$A$99];1;FALSE());            NA())" office:value-type="string" office:string-value="" calcext:value-type="error">
            <text:p>#N/A</text:p>
          </table:table-cell>
          <table:table-cell table:formula="of:=IF([.B20]=&quot;#N/A&quot;;      VLOOKUP([.A20];[Firefox.$A$2:.$A$221];1;FALSE());            NA())" office:value-type="string" office:string-value="" calcext:value-type="error">
            <text:p>#N/A</text:p>
          </table:table-cell>
          <table:table-cell table:formula="of:=VLOOKUP([.A20];[HTMLDom.$A$2:.$A$1245];1;FALSE())" office:value-type="string" office:string-value="" calcext:value-type="error">
            <text:p>#N/A</text:p>
          </table:table-cell>
          <table:table-cell table:style-name="ce5" table:formula="of:=IF(LEFT([.A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A$2:.$A$99];1;FALSE());            NA())" office:value-type="string" office:string-value="" calcext:value-type="error">
            <text:p>#N/A</text:p>
          </table:table-cell>
          <table:table-cell table:formula="of:=IF([.B21]=&quot;#N/A&quot;;      VLOOKUP([.A21];[Firefox.$A$2:.$A$221];1;FALSE());            NA())" office:value-type="string" office:string-value="children" calcext:value-type="string">
            <text:p>children</text:p>
          </table:table-cell>
          <table:table-cell table:formula="of:=VLOOKUP([.A21];[HTMLDom.$A$2:.$A$1245];1;FALSE())" office:value-type="string" office:string-value="" calcext:value-type="error">
            <text:p>#N/A</text:p>
          </table:table-cell>
          <table:table-cell table:style-name="ce5" table:formula="of:=IF(LEFT([.A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A$2:.$A$99];1;FALSE());            NA())" office:value-type="string" office:string-value="" calcext:value-type="error">
            <text:p>#N/A</text:p>
          </table:table-cell>
          <table:table-cell table:formula="of:=IF([.B22]=&quot;#N/A&quot;;      VLOOKUP([.A22];[Firefox.$A$2:.$A$221];1;FALSE());            NA())" office:value-type="string" office:string-value="clear" calcext:value-type="string">
            <text:p>clear</text:p>
          </table:table-cell>
          <table:table-cell table:formula="of:=VLOOKUP([.A22];[HTMLDom.$A$2:.$A$1245];1;FALSE())" office:value-type="string" office:string-value="" calcext:value-type="error">
            <text:p>#N/A</text:p>
          </table:table-cell>
          <table:table-cell table:style-name="ce5" table:formula="of:=IF(LEFT([.A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A$2:.$A$99];1;FALSE());            NA())" office:value-type="string" office:string-value="" calcext:value-type="error">
            <text:p>#N/A</text:p>
          </table:table-cell>
          <table:table-cell table:formula="of:=IF([.B23]=&quot;#N/A&quot;;      VLOOKUP([.A23];[Firefox.$A$2:.$A$221];1;FALSE());            NA())" office:value-type="string" office:string-value="cloneNode" calcext:value-type="string">
            <text:p>cloneNode</text:p>
          </table:table-cell>
          <table:table-cell table:formula="of:=VLOOKUP([.A23];[HTMLDom.$A$2:.$A$1245];1;FALSE())" office:value-type="string" office:string-value="" calcext:value-type="error">
            <text:p>#N/A</text:p>
          </table:table-cell>
          <table:table-cell table:style-name="ce5" table:formula="of:=IF(LEFT([.A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A$2:.$A$99];1;FALSE());            NA())" office:value-type="string" office:string-value="" calcext:value-type="error">
            <text:p>#N/A</text:p>
          </table:table-cell>
          <table:table-cell table:formula="of:=IF([.B24]=&quot;#N/A&quot;;      VLOOKUP([.A24];[Firefox.$A$2:.$A$221];1;FALSE());            NA())" office:value-type="string" office:string-value="close" calcext:value-type="string">
            <text:p>close</text:p>
          </table:table-cell>
          <table:table-cell table:formula="of:=VLOOKUP([.A24];[HTMLDom.$A$2:.$A$1245];1;FALSE())" office:value-type="string" office:string-value="" calcext:value-type="error">
            <text:p>#N/A</text:p>
          </table:table-cell>
          <table:table-cell table:style-name="ce5" table:formula="of:=IF(LEFT([.A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A$2:.$A$99];1;FALSE());            NA())" office:value-type="string" office:string-value="" calcext:value-type="error">
            <text:p>#N/A</text:p>
          </table:table-cell>
          <table:table-cell table:formula="of:=IF([.B25]=&quot;#N/A&quot;;      VLOOKUP([.A25];[Firefox.$A$2:.$A$221];1;FALSE());            NA())" office:value-type="string" office:string-value="COMMENT_NODE" calcext:value-type="string">
            <text:p>COMMENT_NODE</text:p>
          </table:table-cell>
          <table:table-cell table:formula="of:=VLOOKUP([.A25];[HTMLDom.$A$2:.$A$1245];1;FALSE())" office:value-type="string" office:string-value="" calcext:value-type="error">
            <text:p>#N/A</text:p>
          </table:table-cell>
          <table:table-cell table:style-name="ce5" table:formula="of:=IF(LEFT([.A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A$2:.$A$99];1;FALSE());            NA())" office:value-type="string" office:string-value="" calcext:value-type="error">
            <text:p>#N/A</text:p>
          </table:table-cell>
          <table:table-cell table:formula="of:=IF([.B26]=&quot;#N/A&quot;;      VLOOKUP([.A26];[Firefox.$A$2:.$A$221];1;FALSE());            NA())" office:value-type="string" office:string-value="compareDocumentPosition" calcext:value-type="string">
            <text:p>compareDocumentPosition</text:p>
          </table:table-cell>
          <table:table-cell table:formula="of:=VLOOKUP([.A26];[HTMLDom.$A$2:.$A$1245];1;FALSE())" office:value-type="string" office:string-value="" calcext:value-type="error">
            <text:p>#N/A</text:p>
          </table:table-cell>
          <table:table-cell table:style-name="ce5" table:formula="of:=IF(LEFT([.A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A$2:.$A$99];1;FALSE());            NA())" office:value-type="string" office:string-value="compatible" calcext:value-type="string">
            <text:p>compatible</text:p>
          </table:table-cell>
          <table:table-cell table:formula="of:=IF([.B27]=&quot;#N/A&quot;;      VLOOKUP([.A27];[Firefox.$A$2:.$A$221];1;FALSE());            NA())" office:value-type="string" office:string-value="" calcext:value-type="error">
            <text:p>#N/A</text:p>
          </table:table-cell>
          <table:table-cell table:formula="of:=VLOOKUP([.A27];[HTMLDom.$A$2:.$A$1245];1;FALSE())" office:value-type="string" office:string-value="" calcext:value-type="error">
            <text:p>#N/A</text:p>
          </table:table-cell>
          <table:table-cell table:style-name="ce5" table:formula="of:=IF(LEFT([.A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 calcext:value-type="string">
            <text:p>compatMode</text:p>
          </table:table-cell>
          <table:table-cell table:formula="of:=IF([.B28]=&quot;#N/A&quot;;      VLOOKUP([.A28];[IEplorer.$A$2:.$A$99];1;FALSE());            NA())" office:value-type="string" office:string-value="" calcext:value-type="error">
            <text:p>#N/A</text:p>
          </table:table-cell>
          <table:table-cell table:formula="of:=IF([.B28]=&quot;#N/A&quot;;      VLOOKUP([.A28];[Firefox.$A$2:.$A$221];1;FALSE());            NA())" office:value-type="string" office:string-value="" calcext:value-type="error">
            <text:p>#N/A</text:p>
          </table:table-cell>
          <table:table-cell table:formula="of:=VLOOKUP([.A28];[HTMLDom.$A$2:.$A$1245];1;FALSE())" office:value-type="string" office:string-value="" calcext:value-type="error">
            <text:p>#N/A</text:p>
          </table:table-cell>
          <table:table-cell table:style-name="ce5" table:formula="of:=IF(LEFT([.A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A$2:.$A$99];1;FALSE());            NA())" office:value-type="string" office:string-value="" calcext:value-type="error">
            <text:p>#N/A</text:p>
          </table:table-cell>
          <table:table-cell table:formula="of:=IF([.B29]=&quot;#N/A&quot;;      VLOOKUP([.A29];[Firefox.$A$2:.$A$221];1;FALSE());            NA())" office:value-type="string" office:string-value="contains" calcext:value-type="string">
            <text:p>contains</text:p>
          </table:table-cell>
          <table:table-cell table:formula="of:=VLOOKUP([.A29];[HTMLDom.$A$2:.$A$1245];1;FALSE())" office:value-type="string" office:string-value="" calcext:value-type="error">
            <text:p>#N/A</text:p>
          </table:table-cell>
          <table:table-cell table:style-name="ce5" table:formula="of:=IF(LEFT([.A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A$2:.$A$99];1;FALSE());            NA())" office:value-type="string" office:string-value="" calcext:value-type="error">
            <text:p>#N/A</text:p>
          </table:table-cell>
          <table:table-cell table:formula="of:=IF([.B30]=&quot;#N/A&quot;;      VLOOKUP([.A30];[Firefox.$A$2:.$A$221];1;FALSE());            NA())" office:value-type="string" office:string-value="contentType" calcext:value-type="string">
            <text:p>contentType</text:p>
          </table:table-cell>
          <table:table-cell table:formula="of:=VLOOKUP([.A30];[HTMLDom.$A$2:.$A$1245];1;FALSE())" office:value-type="string" office:string-value="" calcext:value-type="error">
            <text:p>#N/A</text:p>
          </table:table-cell>
          <table:table-cell table:style-name="ce5" table:formula="of:=IF(LEFT([.A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 calcext:value-type="string">
            <text:p>cookie</text:p>
          </table:table-cell>
          <table:table-cell table:formula="of:=IF([.B31]=&quot;#N/A&quot;;      VLOOKUP([.A31];[IEplorer.$A$2:.$A$99];1;FALSE());            NA())" office:value-type="string" office:string-value="" calcext:value-type="error">
            <text:p>#N/A</text:p>
          </table:table-cell>
          <table:table-cell table:formula="of:=IF([.B31]=&quot;#N/A&quot;;      VLOOKUP([.A31];[Firefox.$A$2:.$A$221];1;FALSE());            NA())" office:value-type="string" office:string-value="" calcext:value-type="error">
            <text:p>#N/A</text:p>
          </table:table-cell>
          <table:table-cell table:formula="of:=VLOOKUP([.A31];[HTMLDom.$A$2:.$A$1245];1;FALSE())" office:value-type="string" office:string-value="" calcext:value-type="error">
            <text:p>#N/A</text:p>
          </table:table-cell>
          <table:table-cell table:style-name="ce5" table:formula="of:=IF(LEFT([.A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A$2:.$A$99];1;FALSE());            NA())" office:value-type="string" office:string-value="" calcext:value-type="error">
            <text:p>#N/A</text:p>
          </table:table-cell>
          <table:table-cell table:formula="of:=IF([.B32]=&quot;#N/A&quot;;      VLOOKUP([.A32];[Firefox.$A$2:.$A$221];1;FALSE());            NA())" office:value-type="string" office:string-value="createAttribute" calcext:value-type="string">
            <text:p>createAttribute</text:p>
          </table:table-cell>
          <table:table-cell table:formula="of:=VLOOKUP([.A32];[HTMLDom.$A$2:.$A$1245];1;FALSE())" office:value-type="string" office:string-value="" calcext:value-type="error">
            <text:p>#N/A</text:p>
          </table:table-cell>
          <table:table-cell table:style-name="ce5" table:formula="of:=IF(LEFT([.A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A$2:.$A$99];1;FALSE());            NA())" office:value-type="string" office:string-value="" calcext:value-type="error">
            <text:p>#N/A</text:p>
          </table:table-cell>
          <table:table-cell table:formula="of:=IF([.B33]=&quot;#N/A&quot;;      VLOOKUP([.A33];[Firefox.$A$2:.$A$221];1;FALSE());            NA())" office:value-type="string" office:string-value="createAttributeNS" calcext:value-type="string">
            <text:p>createAttributeNS</text:p>
          </table:table-cell>
          <table:table-cell table:formula="of:=VLOOKUP([.A33];[HTMLDom.$A$2:.$A$1245];1;FALSE())" office:value-type="string" office:string-value="" calcext:value-type="error">
            <text:p>#N/A</text:p>
          </table:table-cell>
          <table:table-cell table:style-name="ce5" table:formula="of:=IF(LEFT([.A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A$2:.$A$99];1;FALSE());            NA())" office:value-type="string" office:string-value="" calcext:value-type="error">
            <text:p>#N/A</text:p>
          </table:table-cell>
          <table:table-cell table:formula="of:=IF([.B34]=&quot;#N/A&quot;;      VLOOKUP([.A34];[Firefox.$A$2:.$A$221];1;FALSE());            NA())" office:value-type="string" office:string-value="createCDATASection" calcext:value-type="string">
            <text:p>createCDATASection</text:p>
          </table:table-cell>
          <table:table-cell table:formula="of:=VLOOKUP([.A34];[HTMLDom.$A$2:.$A$1245];1;FALSE())" office:value-type="string" office:string-value="" calcext:value-type="error">
            <text:p>#N/A</text:p>
          </table:table-cell>
          <table:table-cell table:style-name="ce5" table:formula="of:=IF(LEFT([.A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A$2:.$A$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A$2:.$A$221];1;FALSE());            NA())" office:value-type="string" office:string-value="createComment" calcext:value-type="string">
            <text:p>createComment</text:p>
          </table:table-cell>
          <table:table-cell table:formula="of:=VLOOKUP([.A35];[HTMLDom.$A$2:.$A$1245];1;FALSE())" office:value-type="string" office:string-value="" calcext:value-type="error">
            <text:p>#N/A</text:p>
          </table:table-cell>
          <table:table-cell table:style-name="ce5" table:formula="of:=IF(LEFT([.A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 calcext:value-type="string">
            <text:p>#N/A</text:p>
          </table:table-cell>
          <table:table-cell table:formula="of:=IF([.B36]=&quot;#N/A&quot;;      VLOOKUP([.A36];[IEplorer.$A$2:.$A$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A$2:.$A$221];1;FALSE());            NA())" office:value-type="string" office:string-value="createDocumentFragment" calcext:value-type="string">
            <text:p>createDocumentFragment</text:p>
          </table:table-cell>
          <table:table-cell table:formula="of:=VLOOKUP([.A36];[HTMLDom.$A$2:.$A$1245];1;FALSE())" office:value-type="string" office:string-value="" calcext:value-type="error">
            <text:p>#N/A</text:p>
          </table:table-cell>
          <table:table-cell table:style-name="ce5" table:formula="of:=IF(LEFT([.A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A$2:.$A$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A$2:.$A$221];1;FALSE());            NA())" office:value-type="string" office:string-value="createElement" calcext:value-type="string">
            <text:p>createElement</text:p>
          </table:table-cell>
          <table:table-cell table:formula="of:=VLOOKUP([.A37];[HTMLDom.$A$2:.$A$1245];1;FALSE())" office:value-type="string" office:string-value="" calcext:value-type="error">
            <text:p>#N/A</text:p>
          </table:table-cell>
          <table:table-cell table:style-name="ce5" table:formula="of:=IF(LEFT([.A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A$2:.$A$99];1;FALSE());            NA())" office:value-type="string" office:string-value="" calcext:value-type="error">
            <text:p>#N/A</text:p>
          </table:table-cell>
          <table:table-cell table:formula="of:=IF([.B38]=&quot;#N/A&quot;;      VLOOKUP([.A38];[Firefox.$A$2:.$A$221];1;FALSE());            NA())" office:value-type="string" office:string-value="createElementNS" calcext:value-type="string">
            <text:p>createElementNS</text:p>
          </table:table-cell>
          <table:table-cell table:formula="of:=VLOOKUP([.A38];[HTMLDom.$A$2:.$A$1245];1;FALSE())" office:value-type="string" office:string-value="" calcext:value-type="error">
            <text:p>#N/A</text:p>
          </table:table-cell>
          <table:table-cell table:style-name="ce5" table:formula="of:=IF(LEFT([.A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A$2:.$A$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A$2:.$A$221];1;FALSE());            NA())" office:value-type="string" office:string-value="createEvent" calcext:value-type="string">
            <text:p>createEvent</text:p>
          </table:table-cell>
          <table:table-cell table:formula="of:=VLOOKUP([.A39];[HTMLDom.$A$2:.$A$1245];1;FALSE())" office:value-type="string" office:string-value="" calcext:value-type="error">
            <text:p>#N/A</text:p>
          </table:table-cell>
          <table:table-cell table:style-name="ce5" table:formula="of:=IF(LEFT([.A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A$2:.$A$99];1;FALSE());            NA())" office:value-type="string" office:string-value="" calcext:value-type="error">
            <text:p>#N/A</text:p>
          </table:table-cell>
          <table:table-cell table:formula="of:=IF([.B40]=&quot;#N/A&quot;;      VLOOKUP([.A40];[Firefox.$A$2:.$A$221];1;FALSE());            NA())" office:value-type="string" office:string-value="createExpression" calcext:value-type="string">
            <text:p>createExpression</text:p>
          </table:table-cell>
          <table:table-cell table:formula="of:=VLOOKUP([.A40];[HTMLDom.$A$2:.$A$1245];1;FALSE())" office:value-type="string" office:string-value="" calcext:value-type="error">
            <text:p>#N/A</text:p>
          </table:table-cell>
          <table:table-cell table:style-name="ce5" table:formula="of:=IF(LEFT([.A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A$2:.$A$99];1;FALSE());            NA())" office:value-type="string" office:string-value="" calcext:value-type="error">
            <text:p>#N/A</text:p>
          </table:table-cell>
          <table:table-cell table:formula="of:=IF([.B41]=&quot;#N/A&quot;;      VLOOKUP([.A41];[Firefox.$A$2:.$A$221];1;FALSE());            NA())" office:value-type="string" office:string-value="createNodeIterator" calcext:value-type="string">
            <text:p>createNodeIterator</text:p>
          </table:table-cell>
          <table:table-cell table:formula="of:=VLOOKUP([.A41];[HTMLDom.$A$2:.$A$1245];1;FALSE())" office:value-type="string" office:string-value="" calcext:value-type="error">
            <text:p>#N/A</text:p>
          </table:table-cell>
          <table:table-cell table:style-name="ce5" table:formula="of:=IF(LEFT([.A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A$2:.$A$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A$2:.$A$221];1;FALSE());            NA())" office:value-type="string" office:string-value="createNSResolver" calcext:value-type="string">
            <text:p>createNSResolver</text:p>
          </table:table-cell>
          <table:table-cell table:formula="of:=VLOOKUP([.A42];[HTMLDom.$A$2:.$A$1245];1;FALSE())" office:value-type="string" office:string-value="" calcext:value-type="error">
            <text:p>#N/A</text:p>
          </table:table-cell>
          <table:table-cell table:style-name="ce5" table:formula="of:=IF(LEFT([.A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A$2:.$A$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A$2:.$A$221];1;FALSE());            NA())" office:value-type="string" office:string-value="createProcessingInstruction" calcext:value-type="string">
            <text:p>createProcessingInstruction</text:p>
          </table:table-cell>
          <table:table-cell table:formula="of:=VLOOKUP([.A43];[HTMLDom.$A$2:.$A$1245];1;FALSE())" office:value-type="string" office:string-value="" calcext:value-type="error">
            <text:p>#N/A</text:p>
          </table:table-cell>
          <table:table-cell table:style-name="ce5" table:formula="of:=IF(LEFT([.A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 calcext:value-type="string">
            <text:p>#N/A</text:p>
          </table:table-cell>
          <table:table-cell table:formula="of:=IF([.B44]=&quot;#N/A&quot;;      VLOOKUP([.A44];[IEplorer.$A$2:.$A$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A$2:.$A$221];1;FALSE());            NA())" office:value-type="string" office:string-value="createRange" calcext:value-type="string">
            <text:p>createRange</text:p>
          </table:table-cell>
          <table:table-cell table:formula="of:=VLOOKUP([.A44];[HTMLDom.$A$2:.$A$1245];1;FALSE())" office:value-type="string" office:string-value="" calcext:value-type="error">
            <text:p>#N/A</text:p>
          </table:table-cell>
          <table:table-cell table:style-name="ce5" table:formula="of:=IF(LEFT([.A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 calcext:value-type="string">
            <text:p>#N/A</text:p>
          </table:table-cell>
          <table:table-cell table:formula="of:=IF([.B45]=&quot;#N/A&quot;;      VLOOKUP([.A45];[IEplorer.$A$2:.$A$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A$2:.$A$221];1;FALSE());            NA())" office:value-type="string" office:string-value="createTextNode" calcext:value-type="string">
            <text:p>createTextNode</text:p>
          </table:table-cell>
          <table:table-cell table:formula="of:=VLOOKUP([.A45];[HTMLDom.$A$2:.$A$1245];1;FALSE())" office:value-type="string" office:string-value="" calcext:value-type="error">
            <text:p>#N/A</text:p>
          </table:table-cell>
          <table:table-cell table:style-name="ce5" table:formula="of:=IF(LEFT([.A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A$2:.$A$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A$2:.$A$221];1;FALSE());            NA())" office:value-type="string" office:string-value="createTreeWalker" calcext:value-type="string">
            <text:p>createTreeWalker</text:p>
          </table:table-cell>
          <table:table-cell table:formula="of:=VLOOKUP([.A46];[HTMLDom.$A$2:.$A$1245];1;FALSE())" office:value-type="string" office:string-value="" calcext:value-type="error">
            <text:p>#N/A</text:p>
          </table:table-cell>
          <table:table-cell table:style-name="ce5" table:formula="of:=IF(LEFT([.A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 calcext:value-type="string">
            <text:p>#N/A</text:p>
          </table:table-cell>
          <table:table-cell table:formula="of:=IF([.B47]=&quot;#N/A&quot;;      VLOOKUP([.A47];[IEplorer.$A$2:.$A$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A$2:.$A$221];1;FALSE());            NA())" office:value-type="string" office:string-value="currentScript" calcext:value-type="string">
            <text:p>currentScript</text:p>
          </table:table-cell>
          <table:table-cell table:formula="of:=VLOOKUP([.A47];[HTMLDom.$A$2:.$A$1245];1;FALSE())" office:value-type="string" office:string-value="" calcext:value-type="error">
            <text:p>#N/A</text:p>
          </table:table-cell>
          <table:table-cell table:style-name="ce5" table:formula="of:=IF(LEFT([.A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A$2:.$A$99];1;FALSE());            NA())" office:value-type="string" office:string-value="defaultCharset" calcext:value-type="string">
            <text:p>defaultCharset</text:p>
          </table:table-cell>
          <table:table-cell table:formula="of:=IF([.B48]=&quot;#N/A&quot;;      VLOOKUP([.A48];[Firefox.$A$2:.$A$221];1;FALSE());            NA())" office:value-type="string" office:string-value="" calcext:value-type="error">
            <text:p>#N/A</text:p>
          </table:table-cell>
          <table:table-cell table:formula="of:=VLOOKUP([.A48];[HTMLDom.$A$2:.$A$1245];1;FALSE())" office:value-type="string" office:string-value="" calcext:value-type="error">
            <text:p>#N/A</text:p>
          </table:table-cell>
          <table:table-cell table:style-name="ce5" table:formula="of:=IF(LEFT([.A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A$2:.$A$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A$2:.$A$221];1;FALSE());            NA())" office:value-type="string" office:string-value="defaultView" calcext:value-type="string">
            <text:p>defaultView</text:p>
          </table:table-cell>
          <table:table-cell table:formula="of:=VLOOKUP([.A49];[HTMLDom.$A$2:.$A$1245];1;FALSE())" office:value-type="string" office:string-value="" calcext:value-type="error">
            <text:p>#N/A</text:p>
          </table:table-cell>
          <table:table-cell table:style-name="ce5" table:formula="of:=IF(LEFT([.A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 calcext:value-type="string">
            <text:p>#N/A</text:p>
          </table:table-cell>
          <table:table-cell table:formula="of:=IF([.B50]=&quot;#N/A&quot;;      VLOOKUP([.A50];[IEplorer.$A$2:.$A$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A$2:.$A$221];1;FALSE());            NA())" office:value-type="string" office:string-value="designMode" calcext:value-type="string">
            <text:p>designMode</text:p>
          </table:table-cell>
          <table:table-cell table:formula="of:=VLOOKUP([.A50];[HTMLDom.$A$2:.$A$1245];1;FALSE())" office:value-type="string" office:string-value="" calcext:value-type="error">
            <text:p>#N/A</text:p>
          </table:table-cell>
          <table:table-cell table:style-name="ce5" table:formula="of:=IF(LEFT([.A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 calcext:value-type="string">
            <text:p>dir</text:p>
          </table:table-cell>
          <table:table-cell table:formula="of:=IF([.B51]=&quot;#N/A&quot;;      VLOOKUP([.A51];[IEplorer.$A$2:.$A$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A$2:.$A$221];1;FALSE());            NA())" office:value-type="string" office:string-value="" calcext:value-type="error">
            <text:p>#N/A</text:p>
          </table:table-cell>
          <table:table-cell table:formula="of:=VLOOKUP([.A51];[HTMLDom.$A$2:.$A$1245];1;FALSE())" office:value-type="string" office:string-value="" calcext:value-type="error">
            <text:p>#N/A</text:p>
          </table:table-cell>
          <table:table-cell table:style-name="ce5" table:formula="of:=IF(LEFT([.A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 calcext:value-type="string">
            <text:p>#N/A</text:p>
          </table:table-cell>
          <table:table-cell table:formula="of:=IF([.B52]=&quot;#N/A&quot;;      VLOOKUP([.A52];[IEplorer.$A$2:.$A$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A$2:.$A$221];1;FALSE());            NA())" office:value-type="string" office:string-value="dispatchEvent" calcext:value-type="string">
            <text:p>dispatchEvent</text:p>
          </table:table-cell>
          <table:table-cell table:formula="of:=VLOOKUP([.A52];[HTMLDom.$A$2:.$A$1245];1;FALSE())" office:value-type="string" office:string-value="" calcext:value-type="error">
            <text:p>#N/A</text:p>
          </table:table-cell>
          <table:table-cell table:style-name="ce5" table:formula="of:=IF(LEFT([.A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 calcext:value-type="string">
            <text:p>doctype</text:p>
          </table:table-cell>
          <table:table-cell table:formula="of:=IF([.B53]=&quot;#N/A&quot;;      VLOOKUP([.A53];[IEplorer.$A$2:.$A$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A$2:.$A$221];1;FALSE());            NA())" office:value-type="string" office:string-value="" calcext:value-type="error">
            <text:p>#N/A</text:p>
          </table:table-cell>
          <table:table-cell table:formula="of:=VLOOKUP([.A53];[HTMLDom.$A$2:.$A$1245];1;FALSE())" office:value-type="string" office:string-value="" calcext:value-type="error">
            <text:p>#N/A</text:p>
          </table:table-cell>
          <table:table-cell table:style-name="ce5" table:formula="of:=IF(LEFT([.A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A$2:.$A$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A$2:.$A$221];1;FALSE());            NA())" office:value-type="string" office:string-value="DOCUMENT_FRAGMENT_NODE" calcext:value-type="string">
            <text:p>DOCUMENT_FRAGMENT_NODE</text:p>
          </table:table-cell>
          <table:table-cell table:formula="of:=VLOOKUP([.A54];[HTMLDom.$A$2:.$A$1245];1;FALSE())" office:value-type="string" office:string-value="" calcext:value-type="error">
            <text:p>#N/A</text:p>
          </table:table-cell>
          <table:table-cell table:style-name="ce5" table:formula="of:=IF(LEFT([.A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A$2:.$A$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A$2:.$A$221];1;FALSE());            NA())" office:value-type="string" office:string-value="DOCUMENT_NODE" calcext:value-type="string">
            <text:p>DOCUMENT_NODE</text:p>
          </table:table-cell>
          <table:table-cell table:formula="of:=VLOOKUP([.A55];[HTMLDom.$A$2:.$A$1245];1;FALSE())" office:value-type="string" office:string-value="" calcext:value-type="error">
            <text:p>#N/A</text:p>
          </table:table-cell>
          <table:table-cell table:style-name="ce5" table:formula="of:=IF(LEFT([.A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A$2:.$A$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A$2:.$A$221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56];[HTMLDom.$A$2:.$A$1245];1;FALSE())" office:value-type="string" office:string-value="" calcext:value-type="error">
            <text:p>#N/A</text:p>
          </table:table-cell>
          <table:table-cell table:style-name="ce5" table:formula="of:=IF(LEFT([.A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A$2:.$A$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A$2:.$A$221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57];[HTMLDom.$A$2:.$A$1245];1;FALSE())" office:value-type="string" office:string-value="" calcext:value-type="error">
            <text:p>#N/A</text:p>
          </table:table-cell>
          <table:table-cell table:style-name="ce5" table:formula="of:=IF(LEFT([.A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A$2:.$A$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A$2:.$A$221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58];[HTMLDom.$A$2:.$A$1245];1;FALSE())" office:value-type="string" office:string-value="" calcext:value-type="error">
            <text:p>#N/A</text:p>
          </table:table-cell>
          <table:table-cell table:style-name="ce5" table:formula="of:=IF(LEFT([.A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 calcext:value-type="string">
            <text:p>#N/A</text:p>
          </table:table-cell>
          <table:table-cell table:formula="of:=IF([.B59]=&quot;#N/A&quot;;      VLOOKUP([.A59];[IEplorer.$A$2:.$A$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A$2:.$A$221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59];[HTMLDom.$A$2:.$A$1245];1;FALSE())" office:value-type="string" office:string-value="" calcext:value-type="error">
            <text:p>#N/A</text:p>
          </table:table-cell>
          <table:table-cell table:style-name="ce5" table:formula="of:=IF(LEFT([.A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A$2:.$A$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A$2:.$A$221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60];[HTMLDom.$A$2:.$A$1245];1;FALSE())" office:value-type="string" office:string-value="" calcext:value-type="error">
            <text:p>#N/A</text:p>
          </table:table-cell>
          <table:table-cell table:style-name="ce5" table:formula="of:=IF(LEFT([.A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A$2:.$A$99];1;FALSE());            NA())" office:value-type="string" office:string-value="" calcext:value-type="error">
            <text:p>#N/A</text:p>
          </table:table-cell>
          <table:table-cell table:formula="of:=IF([.B61]=&quot;#N/A&quot;;      VLOOKUP([.A61];[Firefox.$A$2:.$A$221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61];[HTMLDom.$A$2:.$A$1245];1;FALSE())" office:value-type="string" office:string-value="" calcext:value-type="error">
            <text:p>#N/A</text:p>
          </table:table-cell>
          <table:table-cell table:style-name="ce5" table:formula="of:=IF(LEFT([.A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A$2:.$A$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A$2:.$A$221];1;FALSE());            NA())" office:value-type="string" office:string-value="DOCUMENT_TYPE_NODE" calcext:value-type="string">
            <text:p>DOCUMENT_TYPE_NODE</text:p>
          </table:table-cell>
          <table:table-cell table:formula="of:=VLOOKUP([.A62];[HTMLDom.$A$2:.$A$1245];1;FALSE())" office:value-type="string" office:string-value="" calcext:value-type="error">
            <text:p>#N/A</text:p>
          </table:table-cell>
          <table:table-cell table:style-name="ce5" table:formula="of:=IF(LEFT([.A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 calcext:value-type="string">
            <text:p>documentElement</text:p>
          </table:table-cell>
          <table:table-cell table:formula="of:=IF([.B63]=&quot;#N/A&quot;;      VLOOKUP([.A63];[IEplorer.$A$2:.$A$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A$2:.$A$221];1;FALSE());            NA())" office:value-type="string" office:string-value="" calcext:value-type="error">
            <text:p>#N/A</text:p>
          </table:table-cell>
          <table:table-cell table:formula="of:=VLOOKUP([.A63];[HTMLDom.$A$2:.$A$1245];1;FALSE())" office:value-type="string" office:string-value="" calcext:value-type="error">
            <text:p>#N/A</text:p>
          </table:table-cell>
          <table:table-cell table:style-name="ce5" table:formula="of:=IF(LEFT([.A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A$2:.$A$99];1;FALSE());            NA())" office:value-type="string" office:string-value="documentMode" calcext:value-type="string">
            <text:p>documentMode</text:p>
          </table:table-cell>
          <table:table-cell table:formula="of:=IF([.B64]=&quot;#N/A&quot;;      VLOOKUP([.A64];[Firefox.$A$2:.$A$221];1;FALSE());            NA())" office:value-type="string" office:string-value="" calcext:value-type="error">
            <text:p>#N/A</text:p>
          </table:table-cell>
          <table:table-cell table:formula="of:=VLOOKUP([.A64];[HTMLDom.$A$2:.$A$1245];1;FALSE())" office:value-type="string" office:string-value="" calcext:value-type="error">
            <text:p>#N/A</text:p>
          </table:table-cell>
          <table:table-cell table:style-name="ce5" table:formula="of:=IF(LEFT([.A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A$2:.$A$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A$2:.$A$221];1;FALSE());            NA())" office:value-type="string" office:string-value="documentURI" calcext:value-type="string">
            <text:p>documentURI</text:p>
          </table:table-cell>
          <table:table-cell table:formula="of:=VLOOKUP([.A65];[HTMLDom.$A$2:.$A$1245];1;FALSE())" office:value-type="string" office:string-value="" calcext:value-type="error">
            <text:p>#N/A</text:p>
          </table:table-cell>
          <table:table-cell table:style-name="ce5" table:formula="of:=IF(LEFT([.A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 calcext:value-type="string">
            <text:p>domain</text:p>
          </table:table-cell>
          <table:table-cell table:formula="of:=IF([.B66]=&quot;#N/A&quot;;      VLOOKUP([.A66];[IEplorer.$A$2:.$A$99];1;FALSE());            NA())" office:value-type="string" office:string-value="" calcext:value-type="error">
            <text:p>#N/A</text:p>
          </table:table-cell>
          <table:table-cell table:formula="of:=IF([.B66]=&quot;#N/A&quot;;      VLOOKUP([.A66];[Firefox.$A$2:.$A$221];1;FALSE());            NA())" office:value-type="string" office:string-value="" calcext:value-type="error">
            <text:p>#N/A</text:p>
          </table:table-cell>
          <table:table-cell table:formula="of:=VLOOKUP([.A66];[HTMLDom.$A$2:.$A$1245];1;FALSE())" office:value-type="string" office:string-value="" calcext:value-type="error">
            <text:p>#N/A</text:p>
          </table:table-cell>
          <table:table-cell table:style-name="ce5" table:formula="of:=IF(LEFT([.A6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A$2:.$A$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A$2:.$A$221];1;FALSE());            NA())" office:value-type="string" office:string-value="ELEMENT_NODE" calcext:value-type="string">
            <text:p>ELEMENT_NODE</text:p>
          </table:table-cell>
          <table:table-cell table:formula="of:=VLOOKUP([.A67];[HTMLDom.$A$2:.$A$1245];1;FALSE())" office:value-type="string" office:string-value="" calcext:value-type="error">
            <text:p>#N/A</text:p>
          </table:table-cell>
          <table:table-cell table:style-name="ce5" table:formula="of:=IF(LEFT([.A6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A$2:.$A$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A$2:.$A$221];1;FALSE());            NA())" office:value-type="string" office:string-value="elementFromPoint" calcext:value-type="string">
            <text:p>elementFromPoint</text:p>
          </table:table-cell>
          <table:table-cell table:formula="of:=VLOOKUP([.A68];[HTMLDom.$A$2:.$A$1245];1;FALSE())" office:value-type="string" office:string-value="" calcext:value-type="error">
            <text:p>#N/A</text:p>
          </table:table-cell>
          <table:table-cell table:style-name="ce5" table:formula="of:=IF(LEFT([.A6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A$2:.$A$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A$2:.$A$221];1;FALSE());            NA())" office:value-type="string" office:string-value="elementsFromPoint" calcext:value-type="string">
            <text:p>elementsFromPoint</text:p>
          </table:table-cell>
          <table:table-cell table:formula="of:=VLOOKUP([.A69];[HTMLDom.$A$2:.$A$1245];1;FALSE())" office:value-type="string" office:string-value="" calcext:value-type="error">
            <text:p>#N/A</text:p>
          </table:table-cell>
          <table:table-cell table:style-name="ce5" table:formula="of:=IF(LEFT([.A6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 calcext:value-type="string">
            <text:p>embeds</text:p>
          </table:table-cell>
          <table:table-cell table:formula="of:=IF([.B70]=&quot;#N/A&quot;;      VLOOKUP([.A70];[IEplorer.$A$2:.$A$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A$2:.$A$221];1;FALSE());            NA())" office:value-type="string" office:string-value="" calcext:value-type="error">
            <text:p>#N/A</text:p>
          </table:table-cell>
          <table:table-cell table:formula="of:=VLOOKUP([.A70];[HTMLDom.$A$2:.$A$1245];1;FALSE())" office:value-type="string" office:string-value="" calcext:value-type="error">
            <text:p>#N/A</text:p>
          </table:table-cell>
          <table:table-cell table:style-name="ce5" table:formula="of:=IF(LEFT([.A7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A$2:.$A$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A$2:.$A$221];1;FALSE());            NA())" office:value-type="string" office:string-value="enableStyleSheetsForSet" calcext:value-type="string">
            <text:p>enableStyleSheetsForSet</text:p>
          </table:table-cell>
          <table:table-cell table:formula="of:=VLOOKUP([.A71];[HTMLDom.$A$2:.$A$1245];1;FALSE())" office:value-type="string" office:string-value="" calcext:value-type="error">
            <text:p>#N/A</text:p>
          </table:table-cell>
          <table:table-cell table:style-name="ce5" table:formula="of:=IF(LEFT([.A7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A$2:.$A$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A$2:.$A$221];1;FALSE());            NA())" office:value-type="string" office:string-value="ENTITY_NODE" calcext:value-type="string">
            <text:p>ENTITY_NODE</text:p>
          </table:table-cell>
          <table:table-cell table:formula="of:=VLOOKUP([.A72];[HTMLDom.$A$2:.$A$1245];1;FALSE())" office:value-type="string" office:string-value="" calcext:value-type="error">
            <text:p>#N/A</text:p>
          </table:table-cell>
          <table:table-cell table:style-name="ce5" table:formula="of:=IF(LEFT([.A7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A$2:.$A$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A$2:.$A$221];1;FALSE());            NA())" office:value-type="string" office:string-value="ENTITY_REFERENCE_NODE" calcext:value-type="string">
            <text:p>ENTITY_REFERENCE_NODE</text:p>
          </table:table-cell>
          <table:table-cell table:formula="of:=VLOOKUP([.A73];[HTMLDom.$A$2:.$A$1245];1;FALSE())" office:value-type="string" office:string-value="" calcext:value-type="error">
            <text:p>#N/A</text:p>
          </table:table-cell>
          <table:table-cell table:style-name="ce5" table:formula="of:=IF(LEFT([.A7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A$2:.$A$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A$2:.$A$221];1;FALSE());            NA())" office:value-type="string" office:string-value="evaluate" calcext:value-type="string">
            <text:p>evaluate</text:p>
          </table:table-cell>
          <table:table-cell table:formula="of:=VLOOKUP([.A74];[HTMLDom.$A$2:.$A$1245];1;FALSE())" office:value-type="string" office:string-value="" calcext:value-type="error">
            <text:p>#N/A</text:p>
          </table:table-cell>
          <table:table-cell table:style-name="ce5" table:formula="of:=IF(LEFT([.A7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A$2:.$A$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A$2:.$A$221];1;FALSE());            NA())" office:value-type="string" office:string-value="execCommand" calcext:value-type="string">
            <text:p>execCommand</text:p>
          </table:table-cell>
          <table:table-cell table:formula="of:=VLOOKUP([.A75];[HTMLDom.$A$2:.$A$1245];1;FALSE())" office:value-type="string" office:string-value="" calcext:value-type="error">
            <text:p>#N/A</text:p>
          </table:table-cell>
          <table:table-cell table:style-name="ce5" table:formula="of:=IF(LEFT([.A7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 calcext:value-type="string">
            <text:p>fgColor</text:p>
          </table:table-cell>
          <table:table-cell table:formula="of:=IF([.B76]=&quot;#N/A&quot;;      VLOOKUP([.A76];[IEplorer.$A$2:.$A$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A$2:.$A$221];1;FALSE());            NA())" office:value-type="string" office:string-value="" calcext:value-type="error">
            <text:p>#N/A</text:p>
          </table:table-cell>
          <table:table-cell table:formula="of:=VLOOKUP([.A76];[HTMLDom.$A$2:.$A$1245];1;FALSE())" office:value-type="string" office:string-value="" calcext:value-type="error">
            <text:p>#N/A</text:p>
          </table:table-cell>
          <table:table-cell table:style-name="ce5" table:formula="of:=IF(LEFT([.A7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A$2:.$A$99];1;FALSE());            NA())" office:value-type="string" office:string-value="fileCreatedDate" calcext:value-type="string">
            <text:p>fileCreatedDate</text:p>
          </table:table-cell>
          <table:table-cell table:formula="of:=IF([.B77]=&quot;#N/A&quot;;      VLOOKUP([.A77];[Firefox.$A$2:.$A$221];1;FALSE());            NA())" office:value-type="string" office:string-value="" calcext:value-type="error">
            <text:p>#N/A</text:p>
          </table:table-cell>
          <table:table-cell table:formula="of:=VLOOKUP([.A77];[HTMLDom.$A$2:.$A$1245];1;FALSE())" office:value-type="string" office:string-value="" calcext:value-type="error">
            <text:p>#N/A</text:p>
          </table:table-cell>
          <table:table-cell table:style-name="ce5" table:formula="of:=IF(LEFT([.A7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 calcext:value-type="string">
            <text:p>fileModifiedDate</text:p>
          </table:table-cell>
          <table:table-cell table:formula="of:=IF([.B78]=&quot;#N/A&quot;;      VLOOKUP([.A78];[Firefox.$A$2:.$A$221];1;FALSE());            NA())" office:value-type="string" office:string-value="" calcext:value-type="error">
            <text:p>#N/A</text:p>
          </table:table-cell>
          <table:table-cell table:formula="of:=VLOOKUP([.A78];[HTMLDom.$A$2:.$A$1245];1;FALSE())" office:value-type="string" office:string-value="" calcext:value-type="error">
            <text:p>#N/A</text:p>
          </table:table-cell>
          <table:table-cell table:style-name="ce5" table:formula="of:=IF(LEFT([.A7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A$2:.$A$99];1;FALSE());            NA())" office:value-type="string" office:string-value="fileSize" calcext:value-type="string">
            <text:p>fileSize</text:p>
          </table:table-cell>
          <table:table-cell table:formula="of:=IF([.B79]=&quot;#N/A&quot;;      VLOOKUP([.A79];[Firefox.$A$2:.$A$221];1;FALSE());            NA())" office:value-type="string" office:string-value="" calcext:value-type="error">
            <text:p>#N/A</text:p>
          </table:table-cell>
          <table:table-cell table:formula="of:=VLOOKUP([.A79];[HTMLDom.$A$2:.$A$1245];1;FALSE())" office:value-type="string" office:string-value="" calcext:value-type="error">
            <text:p>#N/A</text:p>
          </table:table-cell>
          <table:table-cell table:style-name="ce5" table:formula="of:=IF(LEFT([.A7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A$2:.$A$99];1;FALSE());            NA())" office:value-type="string" office:string-value="fileUpdatedDate" calcext:value-type="string">
            <text:p>fileUpdatedDate</text:p>
          </table:table-cell>
          <table:table-cell table:formula="of:=IF([.B80]=&quot;#N/A&quot;;      VLOOKUP([.A80];[Firefox.$A$2:.$A$221];1;FALSE());            NA())" office:value-type="string" office:string-value="" calcext:value-type="error">
            <text:p>#N/A</text:p>
          </table:table-cell>
          <table:table-cell table:formula="of:=VLOOKUP([.A80];[HTMLDom.$A$2:.$A$1245];1;FALSE())" office:value-type="string" office:string-value="" calcext:value-type="error">
            <text:p>#N/A</text:p>
          </table:table-cell>
          <table:table-cell table:style-name="ce5" table:formula="of:=IF(LEFT([.A8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A$2:.$A$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A$2:.$A$221];1;FALSE());            NA())" office:value-type="string" office:string-value="" calcext:value-type="error">
            <text:p>#N/A</text:p>
          </table:table-cell>
          <table:table-cell table:formula="of:=VLOOKUP([.A81];[HTMLDom.$A$2:.$A$1245];1;FALSE())" office:value-type="string" office:string-value="" calcext:value-type="error">
            <text:p>#N/A</text:p>
          </table:table-cell>
          <table:table-cell table:style-name="ce5" table:formula="of:=IF(LEFT([.A8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A$2:.$A$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A$2:.$A$221];1;FALSE());            NA())" office:value-type="string" office:string-value="firstElementChild" calcext:value-type="string">
            <text:p>firstElementChild</text:p>
          </table:table-cell>
          <table:table-cell table:formula="of:=VLOOKUP([.A82];[HTMLDom.$A$2:.$A$1245];1;FALSE())" office:value-type="string" office:string-value="" calcext:value-type="error">
            <text:p>#N/A</text:p>
          </table:table-cell>
          <table:table-cell table:style-name="ce5" table:formula="of:=IF(LEFT([.A8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A$2:.$A$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A$2:.$A$221];1;FALSE());            NA())" office:value-type="string" office:string-value="fonts" calcext:value-type="string">
            <text:p>fonts</text:p>
          </table:table-cell>
          <table:table-cell table:formula="of:=VLOOKUP([.A83];[HTMLDom.$A$2:.$A$1245];1;FALSE())" office:value-type="string" office:string-value="" calcext:value-type="error">
            <text:p>#N/A</text:p>
          </table:table-cell>
          <table:table-cell table:style-name="ce5" table:formula="of:=IF(LEFT([.A8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 calcext:value-type="string">
            <text:p>forms</text:p>
          </table:table-cell>
          <table:table-cell table:formula="of:=IF([.B84]=&quot;#N/A&quot;;      VLOOKUP([.A84];[IEplorer.$A$2:.$A$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A$2:.$A$221];1;FALSE());            NA())" office:value-type="string" office:string-value="" calcext:value-type="error">
            <text:p>#N/A</text:p>
          </table:table-cell>
          <table:table-cell table:formula="of:=VLOOKUP([.A84];[HTMLDom.$A$2:.$A$1245];1;FALSE())" office:value-type="string" office:string-value="" calcext:value-type="error">
            <text:p>#N/A</text:p>
          </table:table-cell>
          <table:table-cell table:style-name="ce5" table:formula="of:=IF(LEFT([.A8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A$2:.$A$99];1;FALSE());            NA())" office:value-type="string" office:string-value="frames" calcext:value-type="string">
            <text:p>frames</text:p>
          </table:table-cell>
          <table:table-cell table:formula="of:=IF([.B85]=&quot;#N/A&quot;;      VLOOKUP([.A85];[Firefox.$A$2:.$A$221];1;FALSE());            NA())" office:value-type="string" office:string-value="" calcext:value-type="error">
            <text:p>#N/A</text:p>
          </table:table-cell>
          <table:table-cell table:formula="of:=VLOOKUP([.A85];[HTMLDom.$A$2:.$A$1245];1;FALSE())" office:value-type="string" office:string-value="" calcext:value-type="error">
            <text:p>#N/A</text:p>
          </table:table-cell>
          <table:table-cell table:style-name="ce5" table:formula="of:=IF(LEFT([.A8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A$2:.$A$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A$2:.$A$221];1;FALSE());            NA())" office:value-type="string" office:string-value="getElementById" calcext:value-type="string">
            <text:p>getElementById</text:p>
          </table:table-cell>
          <table:table-cell table:formula="of:=VLOOKUP([.A86];[HTMLDom.$A$2:.$A$1245];1;FALSE())" office:value-type="string" office:string-value="" calcext:value-type="error">
            <text:p>#N/A</text:p>
          </table:table-cell>
          <table:table-cell table:style-name="ce5" table:formula="of:=IF(LEFT([.A8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A$2:.$A$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A$2:.$A$221];1;FALSE());            NA())" office:value-type="string" office:string-value="getElementsByClassName" calcext:value-type="string">
            <text:p>getElementsByClassName</text:p>
          </table:table-cell>
          <table:table-cell table:formula="of:=VLOOKUP([.A87];[HTMLDom.$A$2:.$A$1245];1;FALSE())" office:value-type="string" office:string-value="" calcext:value-type="error">
            <text:p>#N/A</text:p>
          </table:table-cell>
          <table:table-cell table:style-name="ce5" table:formula="of:=IF(LEFT([.A8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A$2:.$A$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A$2:.$A$221];1;FALSE());            NA())" office:value-type="string" office:string-value="getElementsByName" calcext:value-type="string">
            <text:p>getElementsByName</text:p>
          </table:table-cell>
          <table:table-cell table:formula="of:=VLOOKUP([.A88];[HTMLDom.$A$2:.$A$1245];1;FALSE())" office:value-type="string" office:string-value="" calcext:value-type="error">
            <text:p>#N/A</text:p>
          </table:table-cell>
          <table:table-cell table:style-name="ce5" table:formula="of:=IF(LEFT([.A8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A$2:.$A$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A$2:.$A$221];1;FALSE());            NA())" office:value-type="string" office:string-value="getElementsByTagName" calcext:value-type="string">
            <text:p>getElementsByTagName</text:p>
          </table:table-cell>
          <table:table-cell table:formula="of:=VLOOKUP([.A89];[HTMLDom.$A$2:.$A$1245];1;FALSE())" office:value-type="string" office:string-value="" calcext:value-type="error">
            <text:p>#N/A</text:p>
          </table:table-cell>
          <table:table-cell table:style-name="ce5" table:formula="of:=IF(LEFT([.A8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A$2:.$A$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A$2:.$A$221];1;FALSE());            NA())" office:value-type="string" office:string-value="getElementsByTagNameNS" calcext:value-type="string">
            <text:p>getElementsByTagNameNS</text:p>
          </table:table-cell>
          <table:table-cell table:formula="of:=VLOOKUP([.A90];[HTMLDom.$A$2:.$A$1245];1;FALSE())" office:value-type="string" office:string-value="" calcext:value-type="error">
            <text:p>#N/A</text:p>
          </table:table-cell>
          <table:table-cell table:style-name="ce5" table:formula="of:=IF(LEFT([.A9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A$2:.$A$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A$2:.$A$221];1;FALSE());            NA())" office:value-type="string" office:string-value="getItems" calcext:value-type="string">
            <text:p>getItems</text:p>
          </table:table-cell>
          <table:table-cell table:formula="of:=VLOOKUP([.A91];[HTMLDom.$A$2:.$A$1245];1;FALSE())" office:value-type="string" office:string-value="" calcext:value-type="error">
            <text:p>#N/A</text:p>
          </table:table-cell>
          <table:table-cell table:style-name="ce5" table:formula="of:=IF(LEFT([.A9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A$2:.$A$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A$2:.$A$221];1;FALSE());            NA())" office:value-type="string" office:string-value="getSelection" calcext:value-type="string">
            <text:p>getSelection</text:p>
          </table:table-cell>
          <table:table-cell table:formula="of:=VLOOKUP([.A92];[HTMLDom.$A$2:.$A$1245];1;FALSE())" office:value-type="string" office:string-value="" calcext:value-type="error">
            <text:p>#N/A</text:p>
          </table:table-cell>
          <table:table-cell table:style-name="ce5" table:formula="of:=IF(LEFT([.A9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A$2:.$A$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A$2:.$A$221];1;FALSE());            NA())" office:value-type="string" office:string-value="hasChildNodes" calcext:value-type="string">
            <text:p>hasChildNodes</text:p>
          </table:table-cell>
          <table:table-cell table:formula="of:=VLOOKUP([.A93];[HTMLDom.$A$2:.$A$1245];1;FALSE())" office:value-type="string" office:string-value="" calcext:value-type="error">
            <text:p>#N/A</text:p>
          </table:table-cell>
          <table:table-cell table:style-name="ce5" table:formula="of:=IF(LEFT([.A9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A$2:.$A$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A$2:.$A$221];1;FALSE());            NA())" office:value-type="string" office:string-value="hasFocus" calcext:value-type="string">
            <text:p>hasFocus</text:p>
          </table:table-cell>
          <table:table-cell table:formula="of:=VLOOKUP([.A94];[HTMLDom.$A$2:.$A$1245];1;FALSE())" office:value-type="string" office:string-value="" calcext:value-type="error">
            <text:p>#N/A</text:p>
          </table:table-cell>
          <table:table-cell table:style-name="ce5" table:formula="of:=IF(LEFT([.A9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A$2:.$A$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A$2:.$A$221];1;FALSE());            NA())" office:value-type="string" office:string-value="head" calcext:value-type="string">
            <text:p>head</text:p>
          </table:table-cell>
          <table:table-cell table:formula="of:=VLOOKUP([.A95];[HTMLDom.$A$2:.$A$1245];1;FALSE())" office:value-type="string" office:string-value="" calcext:value-type="error">
            <text:p>#N/A</text:p>
          </table:table-cell>
          <table:table-cell table:style-name="ce5" table:formula="of:=IF(LEFT([.A9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A$2:.$A$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A$2:.$A$221];1;FALSE());            NA())" office:value-type="string" office:string-value="hidden" calcext:value-type="string">
            <text:p>hidden</text:p>
          </table:table-cell>
          <table:table-cell table:formula="of:=VLOOKUP([.A96];[HTMLDom.$A$2:.$A$1245];1;FALSE())" office:value-type="string" office:string-value="" calcext:value-type="error">
            <text:p>#N/A</text:p>
          </table:table-cell>
          <table:table-cell table:style-name="ce5" table:formula="of:=IF(LEFT([.A9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 calcext:value-type="string">
            <text:p>images</text:p>
          </table:table-cell>
          <table:table-cell table:formula="of:=IF([.B97]=&quot;#N/A&quot;;      VLOOKUP([.A97];[IEplorer.$A$2:.$A$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A$2:.$A$221];1;FALSE());            NA())" office:value-type="string" office:string-value="" calcext:value-type="error">
            <text:p>#N/A</text:p>
          </table:table-cell>
          <table:table-cell table:formula="of:=VLOOKUP([.A97];[HTMLDom.$A$2:.$A$1245];1;FALSE())" office:value-type="string" office:string-value="" calcext:value-type="error">
            <text:p>#N/A</text:p>
          </table:table-cell>
          <table:table-cell table:style-name="ce5" table:formula="of:=IF(LEFT([.A9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 calcext:value-type="string">
            <text:p>implementation</text:p>
          </table:table-cell>
          <table:table-cell table:formula="of:=IF([.B98]=&quot;#N/A&quot;;      VLOOKUP([.A98];[IEplorer.$A$2:.$A$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A$2:.$A$221];1;FALSE());            NA())" office:value-type="string" office:string-value="" calcext:value-type="error">
            <text:p>#N/A</text:p>
          </table:table-cell>
          <table:table-cell table:formula="of:=VLOOKUP([.A98];[HTMLDom.$A$2:.$A$1245];1;FALSE())" office:value-type="string" office:string-value="" calcext:value-type="error">
            <text:p>#N/A</text:p>
          </table:table-cell>
          <table:table-cell table:style-name="ce5" table:formula="of:=IF(LEFT([.A9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A$2:.$A$99];1;FALSE());            NA())" office:value-type="string" office:string-value="" calcext:value-type="error">
            <text:p>#N/A</text:p>
          </table:table-cell>
          <table:table-cell table:formula="of:=IF([.B99]=&quot;#N/A&quot;;      VLOOKUP([.A99];[Firefox.$A$2:.$A$221];1;FALSE());            NA())" office:value-type="string" office:string-value="importNode" calcext:value-type="string">
            <text:p>importNode</text:p>
          </table:table-cell>
          <table:table-cell table:formula="of:=VLOOKUP([.A99];[HTMLDom.$A$2:.$A$1245];1;FALSE())" office:value-type="string" office:string-value="" calcext:value-type="error">
            <text:p>#N/A</text:p>
          </table:table-cell>
          <table:table-cell table:style-name="ce5" table:formula="of:=IF(LEFT([.A9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 calcext:value-type="string">
            <text:p>#N/A</text:p>
          </table:table-cell>
          <table:table-cell table:formula="of:=IF([.B100]=&quot;#N/A&quot;;      VLOOKUP([.A100];[IEplorer.$A$2:.$A$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A$2:.$A$221];1;FALSE());            NA())" office:value-type="string" office:string-value="inputEncoding" calcext:value-type="string">
            <text:p>inputEncoding</text:p>
          </table:table-cell>
          <table:table-cell table:formula="of:=VLOOKUP([.A100];[HTMLDom.$A$2:.$A$1245];1;FALSE())" office:value-type="string" office:string-value="" calcext:value-type="error">
            <text:p>#N/A</text:p>
          </table:table-cell>
          <table:table-cell table:style-name="ce5" table:formula="of:=IF(LEFT([.A10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 calcext:value-type="string">
            <text:p>#N/A</text:p>
          </table:table-cell>
          <table:table-cell table:formula="of:=IF([.B101]=&quot;#N/A&quot;;      VLOOKUP([.A101];[IEplorer.$A$2:.$A$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A$2:.$A$221];1;FALSE());            NA())" office:value-type="string" office:string-value="insertBefore" calcext:value-type="string">
            <text:p>insertBefore</text:p>
          </table:table-cell>
          <table:table-cell table:formula="of:=VLOOKUP([.A101];[HTMLDom.$A$2:.$A$1245];1;FALSE())" office:value-type="string" office:string-value="" calcext:value-type="error">
            <text:p>#N/A</text:p>
          </table:table-cell>
          <table:table-cell table:style-name="ce5" table:formula="of:=IF(LEFT([.A10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 calcext:value-type="string">
            <text:p>#N/A</text:p>
          </table:table-cell>
          <table:table-cell table:formula="of:=IF([.B102]=&quot;#N/A&quot;;      VLOOKUP([.A102];[IEplorer.$A$2:.$A$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A$2:.$A$221];1;FALSE());            NA())" office:value-type="string" office:string-value="isDefaultNamespace" calcext:value-type="string">
            <text:p>isDefaultNamespace</text:p>
          </table:table-cell>
          <table:table-cell table:formula="of:=VLOOKUP([.A102];[HTMLDom.$A$2:.$A$1245];1;FALSE())" office:value-type="string" office:string-value="" calcext:value-type="error">
            <text:p>#N/A</text:p>
          </table:table-cell>
          <table:table-cell table:style-name="ce5" table:formula="of:=IF(LEFT([.A10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A$2:.$A$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A$2:.$A$221];1;FALSE());            NA())" office:value-type="string" office:string-value="isEqualNode" calcext:value-type="string">
            <text:p>isEqualNode</text:p>
          </table:table-cell>
          <table:table-cell table:formula="of:=VLOOKUP([.A103];[HTMLDom.$A$2:.$A$1245];1;FALSE())" office:value-type="string" office:string-value="" calcext:value-type="error">
            <text:p>#N/A</text:p>
          </table:table-cell>
          <table:table-cell table:style-name="ce5" table:formula="of:=IF(LEFT([.A10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 calcext:value-type="string">
            <text:p>lastChild</text:p>
          </table:table-cell>
          <table:table-cell table:formula="of:=IF([.B104]=&quot;#N/A&quot;;      VLOOKUP([.A104];[IEplorer.$A$2:.$A$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A$2:.$A$221];1;FALSE());            NA())" office:value-type="string" office:string-value="" calcext:value-type="error">
            <text:p>#N/A</text:p>
          </table:table-cell>
          <table:table-cell table:formula="of:=VLOOKUP([.A104];[HTMLDom.$A$2:.$A$1245];1;FALSE())" office:value-type="string" office:string-value="" calcext:value-type="error">
            <text:p>#N/A</text:p>
          </table:table-cell>
          <table:table-cell table:style-name="ce5" table:formula="of:=IF(LEFT([.A10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 calcext:value-type="string">
            <text:p>#N/A</text:p>
          </table:table-cell>
          <table:table-cell table:formula="of:=IF([.B105]=&quot;#N/A&quot;;      VLOOKUP([.A105];[IEplorer.$A$2:.$A$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A$2:.$A$221];1;FALSE());            NA())" office:value-type="string" office:string-value="lastElementChild" calcext:value-type="string">
            <text:p>lastElementChild</text:p>
          </table:table-cell>
          <table:table-cell table:formula="of:=VLOOKUP([.A105];[HTMLDom.$A$2:.$A$1245];1;FALSE())" office:value-type="string" office:string-value="" calcext:value-type="error">
            <text:p>#N/A</text:p>
          </table:table-cell>
          <table:table-cell table:style-name="ce5" table:formula="of:=IF(LEFT([.A10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 calcext:value-type="string">
            <text:p>lastModified</text:p>
          </table:table-cell>
          <table:table-cell table:formula="of:=IF([.B106]=&quot;#N/A&quot;;      VLOOKUP([.A106];[IEplorer.$A$2:.$A$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A$2:.$A$221];1;FALSE());            NA())" office:value-type="string" office:string-value="" calcext:value-type="error">
            <text:p>#N/A</text:p>
          </table:table-cell>
          <table:table-cell table:formula="of:=VLOOKUP([.A106];[HTMLDom.$A$2:.$A$1245];1;FALSE())" office:value-type="string" office:string-value="" calcext:value-type="error">
            <text:p>#N/A</text:p>
          </table:table-cell>
          <table:table-cell table:style-name="ce5" table:formula="of:=IF(LEFT([.A10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A$2:.$A$99];1;FALSE());            NA())" office:value-type="string" office:string-value="" calcext:value-type="error">
            <text:p>#N/A</text:p>
          </table:table-cell>
          <table:table-cell table:formula="of:=IF([.B107]=&quot;#N/A&quot;;      VLOOKUP([.A107];[Firefox.$A$2:.$A$221];1;FALSE());            NA())" office:value-type="string" office:string-value="lastStyleSheetSet" calcext:value-type="string">
            <text:p>lastStyleSheetSet</text:p>
          </table:table-cell>
          <table:table-cell table:formula="of:=VLOOKUP([.A107];[HTMLDom.$A$2:.$A$1245];1;FALSE())" office:value-type="string" office:string-value="" calcext:value-type="error">
            <text:p>#N/A</text:p>
          </table:table-cell>
          <table:table-cell table:style-name="ce5" table:formula="of:=IF(LEFT([.A10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 calcext:value-type="string">
            <text:p>linkColor</text:p>
          </table:table-cell>
          <table:table-cell table:formula="of:=IF([.B108]=&quot;#N/A&quot;;      VLOOKUP([.A108];[IEplorer.$A$2:.$A$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A$2:.$A$221];1;FALSE());            NA())" office:value-type="string" office:string-value="" calcext:value-type="error">
            <text:p>#N/A</text:p>
          </table:table-cell>
          <table:table-cell table:formula="of:=VLOOKUP([.A108];[HTMLDom.$A$2:.$A$1245];1;FALSE())" office:value-type="string" office:string-value="" calcext:value-type="error">
            <text:p>#N/A</text:p>
          </table:table-cell>
          <table:table-cell table:style-name="ce5" table:formula="of:=IF(LEFT([.A10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 calcext:value-type="string">
            <text:p>links</text:p>
          </table:table-cell>
          <table:table-cell table:formula="of:=IF([.B109]=&quot;#N/A&quot;;      VLOOKUP([.A109];[IEplorer.$A$2:.$A$99];1;FALSE());            NA())" office:value-type="string" office:string-value="" calcext:value-type="error">
            <text:p>#N/A</text:p>
          </table:table-cell>
          <table:table-cell table:formula="of:=IF([.B109]=&quot;#N/A&quot;;      VLOOKUP([.A109];[Firefox.$A$2:.$A$221];1;FALSE());            NA())" office:value-type="string" office:string-value="" calcext:value-type="error">
            <text:p>#N/A</text:p>
          </table:table-cell>
          <table:table-cell table:formula="of:=VLOOKUP([.A109];[HTMLDom.$A$2:.$A$1245];1;FALSE())" office:value-type="string" office:string-value="" calcext:value-type="error">
            <text:p>#N/A</text:p>
          </table:table-cell>
          <table:table-cell table:style-name="ce5" table:formula="of:=IF(LEFT([.A10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A$2:.$A$99];1;FALSE());            NA())" office:value-type="string" office:string-value="" calcext:value-type="error">
            <text:p>#N/A</text:p>
          </table:table-cell>
          <table:table-cell table:formula="of:=IF([.B110]=&quot;#N/A&quot;;      VLOOKUP([.A110];[Firefox.$A$2:.$A$221];1;FALSE());            NA())" office:value-type="string" office:string-value="localName" calcext:value-type="string">
            <text:p>localName</text:p>
          </table:table-cell>
          <table:table-cell table:formula="of:=VLOOKUP([.A110];[HTMLDom.$A$2:.$A$1245];1;FALSE())" office:value-type="string" office:string-value="" calcext:value-type="error">
            <text:p>#N/A</text:p>
          </table:table-cell>
          <table:table-cell table:style-name="ce5" table:formula="of:=IF(LEFT([.A1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 calcext:value-type="string">
            <text:p>location</text:p>
          </table:table-cell>
          <table:table-cell table:formula="of:=IF([.B111]=&quot;#N/A&quot;;      VLOOKUP([.A111];[IEplorer.$A$2:.$A$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A$2:.$A$221];1;FALSE());            NA())" office:value-type="string" office:string-value="" calcext:value-type="error">
            <text:p>#N/A</text:p>
          </table:table-cell>
          <table:table-cell table:formula="of:=VLOOKUP([.A111];[HTMLDom.$A$2:.$A$1245];1;FALSE())" office:value-type="string" office:string-value="" calcext:value-type="error">
            <text:p>#N/A</text:p>
          </table:table-cell>
          <table:table-cell table:style-name="ce5" table:formula="of:=IF(LEFT([.A1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A$2:.$A$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A$2:.$A$221];1;FALSE());            NA())" office:value-type="string" office:string-value="lookupNamespaceURI" calcext:value-type="string">
            <text:p>lookupNamespaceURI</text:p>
          </table:table-cell>
          <table:table-cell table:formula="of:=VLOOKUP([.A112];[HTMLDom.$A$2:.$A$1245];1;FALSE())" office:value-type="string" office:string-value="" calcext:value-type="error">
            <text:p>#N/A</text:p>
          </table:table-cell>
          <table:table-cell table:style-name="ce5" table:formula="of:=IF(LEFT([.A1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A$2:.$A$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A$2:.$A$221];1;FALSE());            NA())" office:value-type="string" office:string-value="lookupPrefix" calcext:value-type="string">
            <text:p>lookupPrefix</text:p>
          </table:table-cell>
          <table:table-cell table:formula="of:=VLOOKUP([.A113];[HTMLDom.$A$2:.$A$1245];1;FALSE())" office:value-type="string" office:string-value="" calcext:value-type="error">
            <text:p>#N/A</text:p>
          </table:table-cell>
          <table:table-cell table:style-name="ce5" table:formula="of:=IF(LEFT([.A1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A$2:.$A$99];1;FALSE());            NA())" office:value-type="string" office:string-value="media" calcext:value-type="string">
            <text:p>media</text:p>
          </table:table-cell>
          <table:table-cell table:formula="of:=IF([.B114]=&quot;#N/A&quot;;      VLOOKUP([.A114];[Firefox.$A$2:.$A$221];1;FALSE());            NA())" office:value-type="string" office:string-value="" calcext:value-type="error">
            <text:p>#N/A</text:p>
          </table:table-cell>
          <table:table-cell table:formula="of:=VLOOKUP([.A114];[HTMLDom.$A$2:.$A$1245];1;FALSE())" office:value-type="string" office:string-value="" calcext:value-type="error">
            <text:p>#N/A</text:p>
          </table:table-cell>
          <table:table-cell table:style-name="ce5" table:formula="of:=IF(LEFT([.A1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A$2:.$A$99];1;FALSE());            NA())" office:value-type="string" office:string-value="mimeType" calcext:value-type="string">
            <text:p>mimeType</text:p>
          </table:table-cell>
          <table:table-cell table:formula="of:=IF([.B115]=&quot;#N/A&quot;;      VLOOKUP([.A115];[Firefox.$A$2:.$A$221];1;FALSE());            NA())" office:value-type="string" office:string-value="" calcext:value-type="error">
            <text:p>#N/A</text:p>
          </table:table-cell>
          <table:table-cell table:formula="of:=VLOOKUP([.A115];[HTMLDom.$A$2:.$A$1245];1;FALSE())" office:value-type="string" office:string-value="" calcext:value-type="error">
            <text:p>#N/A</text:p>
          </table:table-cell>
          <table:table-cell table:style-name="ce5" table:formula="of:=IF(LEFT([.A1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A$2:.$A$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A$2:.$A$221];1;FALSE());            NA())" office:value-type="string" office:string-value="mozCancelFullScreen" calcext:value-type="string">
            <text:p>mozCancelFullScreen</text:p>
          </table:table-cell>
          <table:table-cell table:formula="of:=VLOOKUP([.A116];[HTMLDom.$A$2:.$A$1245];1;FALSE())" office:value-type="string" office:string-value="" calcext:value-type="error">
            <text:p>#N/A</text:p>
          </table:table-cell>
          <table:table-cell table:style-name="ce5" table:formula="of:=IF(LEFT([.A1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 calcext:value-type="string">
            <text:p>#N/A</text:p>
          </table:table-cell>
          <table:table-cell table:formula="of:=IF([.B117]=&quot;#N/A&quot;;      VLOOKUP([.A117];[IEplorer.$A$2:.$A$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A$2:.$A$221];1;FALSE());            NA())" office:value-type="string" office:string-value="mozExitPointerLock" calcext:value-type="string">
            <text:p>mozExitPointerLock</text:p>
          </table:table-cell>
          <table:table-cell table:formula="of:=VLOOKUP([.A117];[HTMLDom.$A$2:.$A$1245];1;FALSE())" office:value-type="string" office:string-value="" calcext:value-type="error">
            <text:p>#N/A</text:p>
          </table:table-cell>
          <table:table-cell table:style-name="ce5" table:formula="of:=IF(LEFT([.A1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A$2:.$A$99];1;FALSE());            NA())" office:value-type="string" office:string-value="" calcext:value-type="error">
            <text:p>#N/A</text:p>
          </table:table-cell>
          <table:table-cell table:formula="of:=IF([.B118]=&quot;#N/A&quot;;      VLOOKUP([.A118];[Firefox.$A$2:.$A$221];1;FALSE());            NA())" office:value-type="string" office:string-value="mozFullScreen" calcext:value-type="string">
            <text:p>mozFullScreen</text:p>
          </table:table-cell>
          <table:table-cell table:formula="of:=VLOOKUP([.A118];[HTMLDom.$A$2:.$A$1245];1;FALSE())" office:value-type="string" office:string-value="" calcext:value-type="error">
            <text:p>#N/A</text:p>
          </table:table-cell>
          <table:table-cell table:style-name="ce5" table:formula="of:=IF(LEFT([.A1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 calcext:value-type="string">
            <text:p>#N/A</text:p>
          </table:table-cell>
          <table:table-cell table:formula="of:=IF([.B119]=&quot;#N/A&quot;;      VLOOKUP([.A119];[IEplorer.$A$2:.$A$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A$2:.$A$221];1;FALSE());            NA())" office:value-type="string" office:string-value="mozFullScreenElement" calcext:value-type="string">
            <text:p>mozFullScreenElement</text:p>
          </table:table-cell>
          <table:table-cell table:formula="of:=VLOOKUP([.A119];[HTMLDom.$A$2:.$A$1245];1;FALSE())" office:value-type="string" office:string-value="" calcext:value-type="error">
            <text:p>#N/A</text:p>
          </table:table-cell>
          <table:table-cell table:style-name="ce5" table:formula="of:=IF(LEFT([.A1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A$2:.$A$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A$2:.$A$221];1;FALSE());            NA())" office:value-type="string" office:string-value="mozFullScreenEnabled" calcext:value-type="string">
            <text:p>mozFullScreenEnabled</text:p>
          </table:table-cell>
          <table:table-cell table:formula="of:=VLOOKUP([.A120];[HTMLDom.$A$2:.$A$1245];1;FALSE())" office:value-type="string" office:string-value="" calcext:value-type="error">
            <text:p>#N/A</text:p>
          </table:table-cell>
          <table:table-cell table:style-name="ce5" table:formula="of:=IF(LEFT([.A1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A$2:.$A$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A$2:.$A$221];1;FALSE());            NA())" office:value-type="string" office:string-value="mozHidden" calcext:value-type="string">
            <text:p>mozHidden</text:p>
          </table:table-cell>
          <table:table-cell table:formula="of:=VLOOKUP([.A121];[HTMLDom.$A$2:.$A$1245];1;FALSE())" office:value-type="string" office:string-value="" calcext:value-type="error">
            <text:p>#N/A</text:p>
          </table:table-cell>
          <table:table-cell table:style-name="ce5" table:formula="of:=IF(LEFT([.A1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A$2:.$A$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A$2:.$A$221];1;FALSE());            NA())" office:value-type="string" office:string-value="mozPointerLockElement" calcext:value-type="string">
            <text:p>mozPointerLockElement</text:p>
          </table:table-cell>
          <table:table-cell table:formula="of:=VLOOKUP([.A122];[HTMLDom.$A$2:.$A$1245];1;FALSE())" office:value-type="string" office:string-value="" calcext:value-type="error">
            <text:p>#N/A</text:p>
          </table:table-cell>
          <table:table-cell table:style-name="ce5" table:formula="of:=IF(LEFT([.A1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A$2:.$A$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A$2:.$A$221];1;FALSE());            NA())" office:value-type="string" office:string-value="mozSetImageElement" calcext:value-type="string">
            <text:p>mozSetImageElement</text:p>
          </table:table-cell>
          <table:table-cell table:formula="of:=VLOOKUP([.A123];[HTMLDom.$A$2:.$A$1245];1;FALSE())" office:value-type="string" office:string-value="" calcext:value-type="error">
            <text:p>#N/A</text:p>
          </table:table-cell>
          <table:table-cell table:style-name="ce5" table:formula="of:=IF(LEFT([.A1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A$2:.$A$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A$2:.$A$221];1;FALSE());            NA())" office:value-type="string" office:string-value="mozVisibilityState" calcext:value-type="string">
            <text:p>mozVisibilityState</text:p>
          </table:table-cell>
          <table:table-cell table:formula="of:=VLOOKUP([.A124];[HTMLDom.$A$2:.$A$1245];1;FALSE())" office:value-type="string" office:string-value="" calcext:value-type="error">
            <text:p>#N/A</text:p>
          </table:table-cell>
          <table:table-cell table:style-name="ce5" table:formula="of:=IF(LEFT([.A1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A$2:.$A$99];1;FALSE());            NA())" office:value-type="string" office:string-value="nameProp" calcext:value-type="string">
            <text:p>nameProp</text:p>
          </table:table-cell>
          <table:table-cell table:formula="of:=IF([.B125]=&quot;#N/A&quot;;      VLOOKUP([.A125];[Firefox.$A$2:.$A$221];1;FALSE());            NA())" office:value-type="string" office:string-value="" calcext:value-type="error">
            <text:p>#N/A</text:p>
          </table:table-cell>
          <table:table-cell table:formula="of:=VLOOKUP([.A125];[HTMLDom.$A$2:.$A$1245];1;FALSE())" office:value-type="string" office:string-value="" calcext:value-type="error">
            <text:p>#N/A</text:p>
          </table:table-cell>
          <table:table-cell table:style-name="ce5" table:formula="of:=IF(LEFT([.A1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A$2:.$A$99];1;FALSE());            NA())" office:value-type="string" office:string-value="namespaces" calcext:value-type="string">
            <text:p>namespaces</text:p>
          </table:table-cell>
          <table:table-cell table:formula="of:=IF([.B126]=&quot;#N/A&quot;;      VLOOKUP([.A126];[Firefox.$A$2:.$A$221];1;FALSE());            NA())" office:value-type="string" office:string-value="" calcext:value-type="error">
            <text:p>#N/A</text:p>
          </table:table-cell>
          <table:table-cell table:formula="of:=VLOOKUP([.A126];[HTMLDom.$A$2:.$A$1245];1;FALSE())" office:value-type="string" office:string-value="" calcext:value-type="error">
            <text:p>#N/A</text:p>
          </table:table-cell>
          <table:table-cell table:style-name="ce5" table:formula="of:=IF(LEFT([.A1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A$2:.$A$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A$2:.$A$221];1;FALSE());            NA())" office:value-type="string" office:string-value="namespaceURI" calcext:value-type="string">
            <text:p>namespaceURI</text:p>
          </table:table-cell>
          <table:table-cell table:formula="of:=VLOOKUP([.A127];[HTMLDom.$A$2:.$A$1245];1;FALSE())" office:value-type="string" office:string-value="" calcext:value-type="error">
            <text:p>#N/A</text:p>
          </table:table-cell>
          <table:table-cell table:style-name="ce5" table:formula="of:=IF(LEFT([.A1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 calcext:value-type="string">
            <text:p>nextSibling</text:p>
          </table:table-cell>
          <table:table-cell table:formula="of:=IF([.B128]=&quot;#N/A&quot;;      VLOOKUP([.A128];[IEplorer.$A$2:.$A$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A$2:.$A$221];1;FALSE());            NA())" office:value-type="string" office:string-value="" calcext:value-type="error">
            <text:p>#N/A</text:p>
          </table:table-cell>
          <table:table-cell table:formula="of:=VLOOKUP([.A128];[HTMLDom.$A$2:.$A$1245];1;FALSE())" office:value-type="string" office:string-value="" calcext:value-type="error">
            <text:p>#N/A</text:p>
          </table:table-cell>
          <table:table-cell table:style-name="ce5" table:formula="of:=IF(LEFT([.A1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 calcext:value-type="string">
            <text:p>nodeName</text:p>
          </table:table-cell>
          <table:table-cell table:formula="of:=IF([.B129]=&quot;#N/A&quot;;      VLOOKUP([.A129];[IEplorer.$A$2:.$A$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A$2:.$A$221];1;FALSE());            NA())" office:value-type="string" office:string-value="" calcext:value-type="error">
            <text:p>#N/A</text:p>
          </table:table-cell>
          <table:table-cell table:formula="of:=VLOOKUP([.A129];[HTMLDom.$A$2:.$A$1245];1;FALSE())" office:value-type="string" office:string-value="" calcext:value-type="error">
            <text:p>#N/A</text:p>
          </table:table-cell>
          <table:table-cell table:style-name="ce5" table:formula="of:=IF(LEFT([.A1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 calcext:value-type="string">
            <text:p>nodeType</text:p>
          </table:table-cell>
          <table:table-cell table:formula="of:=IF([.B130]=&quot;#N/A&quot;;      VLOOKUP([.A130];[IEplorer.$A$2:.$A$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A$2:.$A$221];1;FALSE());            NA())" office:value-type="string" office:string-value="" calcext:value-type="error">
            <text:p>#N/A</text:p>
          </table:table-cell>
          <table:table-cell table:formula="of:=VLOOKUP([.A130];[HTMLDom.$A$2:.$A$1245];1;FALSE())" office:value-type="string" office:string-value="" calcext:value-type="error">
            <text:p>#N/A</text:p>
          </table:table-cell>
          <table:table-cell table:style-name="ce5" table:formula="of:=IF(LEFT([.A1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 calcext:value-type="string">
            <text:p>nodeValue</text:p>
          </table:table-cell>
          <table:table-cell table:formula="of:=IF([.B131]=&quot;#N/A&quot;;      VLOOKUP([.A131];[IEplorer.$A$2:.$A$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A$2:.$A$221];1;FALSE());            NA())" office:value-type="string" office:string-value="" calcext:value-type="error">
            <text:p>#N/A</text:p>
          </table:table-cell>
          <table:table-cell table:formula="of:=VLOOKUP([.A131];[HTMLDom.$A$2:.$A$1245];1;FALSE())" office:value-type="string" office:string-value="" calcext:value-type="error">
            <text:p>#N/A</text:p>
          </table:table-cell>
          <table:table-cell table:style-name="ce5" table:formula="of:=IF(LEFT([.A1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 calcext:value-type="string">
            <text:p>#N/A</text:p>
          </table:table-cell>
          <table:table-cell table:formula="of:=IF([.B132]=&quot;#N/A&quot;;      VLOOKUP([.A132];[IEplorer.$A$2:.$A$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A$2:.$A$221];1;FALSE());            NA())" office:value-type="string" office:string-value="normalize" calcext:value-type="string">
            <text:p>normalize</text:p>
          </table:table-cell>
          <table:table-cell table:formula="of:=VLOOKUP([.A132];[HTMLDom.$A$2:.$A$1245];1;FALSE())" office:value-type="string" office:string-value="" calcext:value-type="error">
            <text:p>#N/A</text:p>
          </table:table-cell>
          <table:table-cell table:style-name="ce5" table:formula="of:=IF(LEFT([.A1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 calcext:value-type="string">
            <text:p>#N/A</text:p>
          </table:table-cell>
          <table:table-cell table:formula="of:=IF([.B133]=&quot;#N/A&quot;;      VLOOKUP([.A133];[IEplorer.$A$2:.$A$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A$2:.$A$221];1;FALSE());            NA())" office:value-type="string" office:string-value="NOTATION_NODE" calcext:value-type="string">
            <text:p>NOTATION_NODE</text:p>
          </table:table-cell>
          <table:table-cell table:formula="of:=VLOOKUP([.A133];[HTMLDom.$A$2:.$A$1245];1;FALSE())" office:value-type="string" office:string-value="" calcext:value-type="error">
            <text:p>#N/A</text:p>
          </table:table-cell>
          <table:table-cell table:style-name="ce5" table:formula="of:=IF(LEFT([.A1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onabort</text:p>
          </table:table-cell>
          <table:table-cell table:style-name="ce4" table:formula="of:=IF(AND(NOT(ISERROR(VLOOKUP([.A134];[IEplorer.$A$2:.$A$99];1;FALSE()))); NOT(ISERROR(VLOOKUP([.A134];[Firefox.$A$2:.$A$221];1;FALSE()))));[.A134];&quot;#N/A&quot;)" office:value-type="string" office:string-value="#N/A" calcext:value-type="string">
            <text:p>#N/A</text:p>
          </table:table-cell>
          <table:table-cell table:style-name="ce4" table:formula="of:=IF([.B134]=&quot;#N/A&quot;;      VLOOKUP([.A13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34]=&quot;#N/A&quot;;      VLOOKUP([.A134];[Firefox.$A$2:.$A$221];1;FALSE());            NA())" office:value-type="string" office:string-value="onabort" calcext:value-type="string">
            <text:p>onabort</text:p>
          </table:table-cell>
          <table:table-cell table:style-name="ce4" table:formula="of:=VLOOKUP([.A134];[HTMLDom.$A$2:.$A$1245];1;FALSE())" office:value-type="string" office:string-value="#N/D" calcext:value-type="string">
            <text:p>#N/D</text:p>
          </table:table-cell>
          <table:table-cell table:style-name="ce6" table:formula="of:=IF(LEFT([.A13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activate</text:p>
          </table:table-cell>
          <table:table-cell table:style-name="ce4" table:formula="of:=IF(AND(NOT(ISERROR(VLOOKUP([.A135];[IEplorer.$A$2:.$A$99];1;FALSE()))); NOT(ISERROR(VLOOKUP([.A135];[Firefox.$A$2:.$A$221];1;FALSE()))));[.A135];&quot;#N/A&quot;)" office:value-type="string" office:string-value="#N/A" calcext:value-type="string">
            <text:p>#N/A</text:p>
          </table:table-cell>
          <table:table-cell table:style-name="ce4" table:formula="of:=IF([.B135]=&quot;#N/A&quot;;      VLOOKUP([.A135];[IEplorer.$A$2:.$A$99];1;FALSE());            NA())" office:value-type="string" office:string-value="onactivate" calcext:value-type="string">
            <text:p>onactivate</text:p>
          </table:table-cell>
          <table:table-cell table:style-name="ce4" table:formula="of:=IF([.B135]=&quot;#N/A&quot;;      VLOOKUP([.A135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35];[HTMLDom.$A$2:.$A$1245];1;FALSE())" office:value-type="string" office:string-value="#N/D" calcext:value-type="string">
            <text:p>#N/D</text:p>
          </table:table-cell>
          <table:table-cell table:style-name="ce6" table:formula="of:=IF(LEFT([.A13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afterscriptexecute</text:p>
          </table:table-cell>
          <table:table-cell table:style-name="ce4" table:formula="of:=IF(AND(NOT(ISERROR(VLOOKUP([.A136];[IEplorer.$A$2:.$A$99];1;FALSE()))); NOT(ISERROR(VLOOKUP([.A136];[Firefox.$A$2:.$A$221];1;FALSE()))));[.A136];&quot;#N/A&quot;)" office:value-type="string" office:string-value="#N/A" calcext:value-type="string">
            <text:p>#N/A</text:p>
          </table:table-cell>
          <table:table-cell table:style-name="ce4" table:formula="of:=IF([.B136]=&quot;#N/A&quot;;      VLOOKUP([.A13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36]=&quot;#N/A&quot;;      VLOOKUP([.A136];[Firefox.$A$2:.$A$221];1;FALSE());            NA())" office:value-type="string" office:string-value="onafterscriptexecute" calcext:value-type="string">
            <text:p>onafterscriptexecute</text:p>
          </table:table-cell>
          <table:table-cell table:style-name="ce4" table:formula="of:=VLOOKUP([.A136];[HTMLDom.$A$2:.$A$1245];1;FALSE())" office:value-type="string" office:string-value="#N/D" calcext:value-type="string">
            <text:p>#N/D</text:p>
          </table:table-cell>
          <table:table-cell table:style-name="ce6" table:formula="of:=IF(LEFT([.A13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afterupdate</text:p>
          </table:table-cell>
          <table:table-cell table:style-name="ce4" table:formula="of:=IF(AND(NOT(ISERROR(VLOOKUP([.A137];[IEplorer.$A$2:.$A$99];1;FALSE()))); NOT(ISERROR(VLOOKUP([.A137];[Firefox.$A$2:.$A$221];1;FALSE()))));[.A137];&quot;#N/A&quot;)" office:value-type="string" office:string-value="#N/A" calcext:value-type="string">
            <text:p>#N/A</text:p>
          </table:table-cell>
          <table:table-cell table:style-name="ce4" table:formula="of:=IF([.B137]=&quot;#N/A&quot;;      VLOOKUP([.A137];[IEplorer.$A$2:.$A$99];1;FALSE());            NA())" office:value-type="string" office:string-value="onafterupdate" calcext:value-type="string">
            <text:p>onafterupdate</text:p>
          </table:table-cell>
          <table:table-cell table:style-name="ce4" table:formula="of:=IF([.B137]=&quot;#N/A&quot;;      VLOOKUP([.A13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37];[HTMLDom.$A$2:.$A$1245];1;FALSE())" office:value-type="string" office:string-value="#N/D" calcext:value-type="string">
            <text:p>#N/D</text:p>
          </table:table-cell>
          <table:table-cell table:style-name="ce6" table:formula="of:=IF(LEFT([.A13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eforeactivate</text:p>
          </table:table-cell>
          <table:table-cell table:style-name="ce4" table:formula="of:=IF(AND(NOT(ISERROR(VLOOKUP([.A138];[IEplorer.$A$2:.$A$99];1;FALSE()))); NOT(ISERROR(VLOOKUP([.A138];[Firefox.$A$2:.$A$221];1;FALSE()))));[.A138];&quot;#N/A&quot;)" office:value-type="string" office:string-value="#N/A" calcext:value-type="string">
            <text:p>#N/A</text:p>
          </table:table-cell>
          <table:table-cell table:style-name="ce4" table:formula="of:=IF([.B138]=&quot;#N/A&quot;;      VLOOKUP([.A138];[IEplorer.$A$2:.$A$99];1;FALSE());            NA())" office:value-type="string" office:string-value="onbeforeactivate" calcext:value-type="string">
            <text:p>onbeforeactivate</text:p>
          </table:table-cell>
          <table:table-cell table:style-name="ce4" table:formula="of:=IF([.B138]=&quot;#N/A&quot;;      VLOOKUP([.A13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38];[HTMLDom.$A$2:.$A$1245];1;FALSE())" office:value-type="string" office:string-value="#N/D" calcext:value-type="string">
            <text:p>#N/D</text:p>
          </table:table-cell>
          <table:table-cell table:style-name="ce6" table:formula="of:=IF(LEFT([.A13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eforedeactivate</text:p>
          </table:table-cell>
          <table:table-cell table:style-name="ce4" table:formula="of:=IF(AND(NOT(ISERROR(VLOOKUP([.A139];[IEplorer.$A$2:.$A$99];1;FALSE()))); NOT(ISERROR(VLOOKUP([.A139];[Firefox.$A$2:.$A$221];1;FALSE()))));[.A139];&quot;#N/A&quot;)" office:value-type="string" office:string-value="#N/A" calcext:value-type="string">
            <text:p>#N/A</text:p>
          </table:table-cell>
          <table:table-cell table:style-name="ce4" table:formula="of:=IF([.B139]=&quot;#N/A&quot;;      VLOOKUP([.A139];[IEplorer.$A$2:.$A$99];1;FALSE());            NA())" office:value-type="string" office:string-value="onbeforedeactivate" calcext:value-type="string">
            <text:p>onbeforedeactivate</text:p>
          </table:table-cell>
          <table:table-cell table:style-name="ce4" table:formula="of:=IF([.B139]=&quot;#N/A&quot;;      VLOOKUP([.A139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39];[HTMLDom.$A$2:.$A$1245];1;FALSE())" office:value-type="string" office:string-value="#N/D" calcext:value-type="string">
            <text:p>#N/D</text:p>
          </table:table-cell>
          <table:table-cell table:style-name="ce6" table:formula="of:=IF(LEFT([.A13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eforeeditfocus</text:p>
          </table:table-cell>
          <table:table-cell table:style-name="ce4" table:formula="of:=IF(AND(NOT(ISERROR(VLOOKUP([.A140];[IEplorer.$A$2:.$A$99];1;FALSE()))); NOT(ISERROR(VLOOKUP([.A140];[Firefox.$A$2:.$A$221];1;FALSE()))));[.A140];&quot;#N/A&quot;)" office:value-type="string" office:string-value="#N/A" calcext:value-type="string">
            <text:p>#N/A</text:p>
          </table:table-cell>
          <table:table-cell table:style-name="ce4" table:formula="of:=IF([.B140]=&quot;#N/A&quot;;      VLOOKUP([.A140];[IEplorer.$A$2:.$A$99];1;FALSE());            NA())" office:value-type="string" office:string-value="onbeforeeditfocus" calcext:value-type="string">
            <text:p>onbeforeeditfocus</text:p>
          </table:table-cell>
          <table:table-cell table:style-name="ce4" table:formula="of:=IF([.B140]=&quot;#N/A&quot;;      VLOOKUP([.A140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40];[HTMLDom.$A$2:.$A$1245];1;FALSE())" office:value-type="string" office:string-value="#N/D" calcext:value-type="string">
            <text:p>#N/D</text:p>
          </table:table-cell>
          <table:table-cell table:style-name="ce6" table:formula="of:=IF(LEFT([.A14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eforescriptexecute</text:p>
          </table:table-cell>
          <table:table-cell table:style-name="ce4" table:formula="of:=IF(AND(NOT(ISERROR(VLOOKUP([.A141];[IEplorer.$A$2:.$A$99];1;FALSE()))); NOT(ISERROR(VLOOKUP([.A141];[Firefox.$A$2:.$A$221];1;FALSE()))));[.A141];&quot;#N/A&quot;)" office:value-type="string" office:string-value="#N/A" calcext:value-type="string">
            <text:p>#N/A</text:p>
          </table:table-cell>
          <table:table-cell table:style-name="ce4" table:formula="of:=IF([.B141]=&quot;#N/A&quot;;      VLOOKUP([.A141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1]=&quot;#N/A&quot;;      VLOOKUP([.A141];[Firefox.$A$2:.$A$221];1;FALSE());            NA())" office:value-type="string" office:string-value="onbeforescriptexecute" calcext:value-type="string">
            <text:p>onbeforescriptexecute</text:p>
          </table:table-cell>
          <table:table-cell table:style-name="ce4" table:formula="of:=VLOOKUP([.A141];[HTMLDom.$A$2:.$A$1245];1;FALSE())" office:value-type="string" office:string-value="#N/D" calcext:value-type="string">
            <text:p>#N/D</text:p>
          </table:table-cell>
          <table:table-cell table:style-name="ce6" table:formula="of:=IF(LEFT([.A14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eforeupdate</text:p>
          </table:table-cell>
          <table:table-cell table:style-name="ce4" table:formula="of:=IF(AND(NOT(ISERROR(VLOOKUP([.A142];[IEplorer.$A$2:.$A$99];1;FALSE()))); NOT(ISERROR(VLOOKUP([.A142];[Firefox.$A$2:.$A$221];1;FALSE()))));[.A142];&quot;#N/A&quot;)" office:value-type="string" office:string-value="#N/A" calcext:value-type="string">
            <text:p>#N/A</text:p>
          </table:table-cell>
          <table:table-cell table:style-name="ce4" table:formula="of:=IF([.B142]=&quot;#N/A&quot;;      VLOOKUP([.A142];[IEplorer.$A$2:.$A$99];1;FALSE());            NA())" office:value-type="string" office:string-value="onbeforeupdate" calcext:value-type="string">
            <text:p>onbeforeupdate</text:p>
          </table:table-cell>
          <table:table-cell table:style-name="ce4" table:formula="of:=IF([.B142]=&quot;#N/A&quot;;      VLOOKUP([.A142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42];[HTMLDom.$A$2:.$A$1245];1;FALSE())" office:value-type="string" office:string-value="#N/D" calcext:value-type="string">
            <text:p>#N/D</text:p>
          </table:table-cell>
          <table:table-cell table:style-name="ce6" table:formula="of:=IF(LEFT([.A14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blur</text:p>
          </table:table-cell>
          <table:table-cell table:style-name="ce4" table:formula="of:=IF(AND(NOT(ISERROR(VLOOKUP([.A143];[IEplorer.$A$2:.$A$99];1;FALSE()))); NOT(ISERROR(VLOOKUP([.A143];[Firefox.$A$2:.$A$221];1;FALSE()))));[.A143];&quot;#N/A&quot;)" office:value-type="string" office:string-value="#N/A" calcext:value-type="string">
            <text:p>#N/A</text:p>
          </table:table-cell>
          <table:table-cell table:style-name="ce4" table:formula="of:=IF([.B143]=&quot;#N/A&quot;;      VLOOKUP([.A143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3]=&quot;#N/A&quot;;      VLOOKUP([.A143];[Firefox.$A$2:.$A$221];1;FALSE());            NA())" office:value-type="string" office:string-value="onblur" calcext:value-type="string">
            <text:p>onblur</text:p>
          </table:table-cell>
          <table:table-cell table:style-name="ce4" table:formula="of:=VLOOKUP([.A143];[HTMLDom.$A$2:.$A$1245];1;FALSE())" office:value-type="string" office:string-value="#N/D" calcext:value-type="string">
            <text:p>#N/D</text:p>
          </table:table-cell>
          <table:table-cell table:style-name="ce6" table:formula="of:=IF(LEFT([.A14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anplay</text:p>
          </table:table-cell>
          <table:table-cell table:style-name="ce4" table:formula="of:=IF(AND(NOT(ISERROR(VLOOKUP([.A144];[IEplorer.$A$2:.$A$99];1;FALSE()))); NOT(ISERROR(VLOOKUP([.A144];[Firefox.$A$2:.$A$221];1;FALSE()))));[.A144];&quot;#N/A&quot;)" office:value-type="string" office:string-value="#N/A" calcext:value-type="string">
            <text:p>#N/A</text:p>
          </table:table-cell>
          <table:table-cell table:style-name="ce4" table:formula="of:=IF([.B144]=&quot;#N/A&quot;;      VLOOKUP([.A14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4]=&quot;#N/A&quot;;      VLOOKUP([.A144];[Firefox.$A$2:.$A$221];1;FALSE());            NA())" office:value-type="string" office:string-value="oncanplay" calcext:value-type="string">
            <text:p>oncanplay</text:p>
          </table:table-cell>
          <table:table-cell table:style-name="ce4" table:formula="of:=VLOOKUP([.A144];[HTMLDom.$A$2:.$A$1245];1;FALSE())" office:value-type="string" office:string-value="#N/D" calcext:value-type="string">
            <text:p>#N/D</text:p>
          </table:table-cell>
          <table:table-cell table:style-name="ce6" table:formula="of:=IF(LEFT([.A14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anplaythrough</text:p>
          </table:table-cell>
          <table:table-cell table:style-name="ce4" table:formula="of:=IF(AND(NOT(ISERROR(VLOOKUP([.A145];[IEplorer.$A$2:.$A$99];1;FALSE()))); NOT(ISERROR(VLOOKUP([.A145];[Firefox.$A$2:.$A$221];1;FALSE()))));[.A145];&quot;#N/A&quot;)" office:value-type="string" office:string-value="#N/A" calcext:value-type="string">
            <text:p>#N/A</text:p>
          </table:table-cell>
          <table:table-cell table:style-name="ce4" table:formula="of:=IF([.B145]=&quot;#N/A&quot;;      VLOOKUP([.A145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5]=&quot;#N/A&quot;;      VLOOKUP([.A145];[Firefox.$A$2:.$A$221];1;FALSE());            NA())" office:value-type="string" office:string-value="oncanplaythrough" calcext:value-type="string">
            <text:p>oncanplaythrough</text:p>
          </table:table-cell>
          <table:table-cell table:style-name="ce4" table:formula="of:=VLOOKUP([.A145];[HTMLDom.$A$2:.$A$1245];1;FALSE())" office:value-type="string" office:string-value="#N/D" calcext:value-type="string">
            <text:p>#N/D</text:p>
          </table:table-cell>
          <table:table-cell table:style-name="ce6" table:formula="of:=IF(LEFT([.A14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ellchange</text:p>
          </table:table-cell>
          <table:table-cell table:style-name="ce4" table:formula="of:=IF(AND(NOT(ISERROR(VLOOKUP([.A146];[IEplorer.$A$2:.$A$99];1;FALSE()))); NOT(ISERROR(VLOOKUP([.A146];[Firefox.$A$2:.$A$221];1;FALSE()))));[.A146];&quot;#N/A&quot;)" office:value-type="string" office:string-value="#N/A" calcext:value-type="string">
            <text:p>#N/A</text:p>
          </table:table-cell>
          <table:table-cell table:style-name="ce4" table:formula="of:=IF([.B146]=&quot;#N/A&quot;;      VLOOKUP([.A146];[IEplorer.$A$2:.$A$99];1;FALSE());            NA())" office:value-type="string" office:string-value="oncellchange" calcext:value-type="string">
            <text:p>oncellchange</text:p>
          </table:table-cell>
          <table:table-cell table:style-name="ce4" table:formula="of:=IF([.B146]=&quot;#N/A&quot;;      VLOOKUP([.A146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46];[HTMLDom.$A$2:.$A$1245];1;FALSE())" office:value-type="string" office:string-value="#N/D" calcext:value-type="string">
            <text:p>#N/D</text:p>
          </table:table-cell>
          <table:table-cell table:style-name="ce6" table:formula="of:=IF(LEFT([.A14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hange</text:p>
          </table:table-cell>
          <table:table-cell table:style-name="ce4" table:formula="of:=IF(AND(NOT(ISERROR(VLOOKUP([.A147];[IEplorer.$A$2:.$A$99];1;FALSE()))); NOT(ISERROR(VLOOKUP([.A147];[Firefox.$A$2:.$A$221];1;FALSE()))));[.A147];&quot;#N/A&quot;)" office:value-type="string" office:string-value="#N/A" calcext:value-type="string">
            <text:p>#N/A</text:p>
          </table:table-cell>
          <table:table-cell table:style-name="ce4" table:formula="of:=IF([.B147]=&quot;#N/A&quot;;      VLOOKUP([.A147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7]=&quot;#N/A&quot;;      VLOOKUP([.A147];[Firefox.$A$2:.$A$221];1;FALSE());            NA())" office:value-type="string" office:string-value="onchange" calcext:value-type="string">
            <text:p>onchange</text:p>
          </table:table-cell>
          <table:table-cell table:style-name="ce4" table:formula="of:=VLOOKUP([.A147];[HTMLDom.$A$2:.$A$1245];1;FALSE())" office:value-type="string" office:string-value="#N/D" calcext:value-type="string">
            <text:p>#N/D</text:p>
          </table:table-cell>
          <table:table-cell table:style-name="ce6" table:formula="of:=IF(LEFT([.A14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lick</text:p>
          </table:table-cell>
          <table:table-cell table:style-name="ce4" table:formula="of:=IF(AND(NOT(ISERROR(VLOOKUP([.A148];[IEplorer.$A$2:.$A$99];1;FALSE()))); NOT(ISERROR(VLOOKUP([.A148];[Firefox.$A$2:.$A$221];1;FALSE()))));[.A148];&quot;#N/A&quot;)" office:value-type="string" office:string-value="onclick" calcext:value-type="string">
            <text:p>onclick</text:p>
          </table:table-cell>
          <table:table-cell table:style-name="ce4" table:formula="of:=IF([.B148]=&quot;#N/A&quot;;      VLOOKUP([.A14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8]=&quot;#N/A&quot;;      VLOOKUP([.A14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48];[HTMLDom.$A$2:.$A$1245];1;FALSE())" office:value-type="string" office:string-value="#N/D" calcext:value-type="string">
            <text:p>#N/D</text:p>
          </table:table-cell>
          <table:table-cell table:style-name="ce6" table:formula="of:=IF(LEFT([.A14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ontextmenu</text:p>
          </table:table-cell>
          <table:table-cell table:style-name="ce4" table:formula="of:=IF(AND(NOT(ISERROR(VLOOKUP([.A149];[IEplorer.$A$2:.$A$99];1;FALSE()))); NOT(ISERROR(VLOOKUP([.A149];[Firefox.$A$2:.$A$221];1;FALSE()))));[.A149];&quot;#N/A&quot;)" office:value-type="string" office:string-value="oncontextmenu" calcext:value-type="string">
            <text:p>oncontextmenu</text:p>
          </table:table-cell>
          <table:table-cell table:style-name="ce4" table:formula="of:=IF([.B149]=&quot;#N/A&quot;;      VLOOKUP([.A149];[IEplorer.$A$2:.$A$99];1;FALSE());            NA())" office:value-type="string" office:string-value="#N/D" calcext:value-type="string">
            <text:p>#N/D</text:p>
          </table:table-cell>
          <table:table-cell table:style-name="ce4" table:formula="of:=IF([.B149]=&quot;#N/A&quot;;      VLOOKUP([.A149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49];[HTMLDom.$A$2:.$A$1245];1;FALSE())" office:value-type="string" office:string-value="#N/D" calcext:value-type="string">
            <text:p>#N/D</text:p>
          </table:table-cell>
          <table:table-cell table:style-name="ce6" table:formula="of:=IF(LEFT([.A14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ontrolselect</text:p>
          </table:table-cell>
          <table:table-cell table:style-name="ce4" table:formula="of:=IF(AND(NOT(ISERROR(VLOOKUP([.A150];[IEplorer.$A$2:.$A$99];1;FALSE()))); NOT(ISERROR(VLOOKUP([.A150];[Firefox.$A$2:.$A$221];1;FALSE()))));[.A150];&quot;#N/A&quot;)" office:value-type="string" office:string-value="#N/A" calcext:value-type="string">
            <text:p>#N/A</text:p>
          </table:table-cell>
          <table:table-cell table:style-name="ce4" table:formula="of:=IF([.B150]=&quot;#N/A&quot;;      VLOOKUP([.A150];[IEplorer.$A$2:.$A$99];1;FALSE());            NA())" office:value-type="string" office:string-value="oncontrolselect" calcext:value-type="string">
            <text:p>oncontrolselect</text:p>
          </table:table-cell>
          <table:table-cell table:style-name="ce4" table:formula="of:=IF([.B150]=&quot;#N/A&quot;;      VLOOKUP([.A150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0];[HTMLDom.$A$2:.$A$1245];1;FALSE())" office:value-type="string" office:string-value="#N/D" calcext:value-type="string">
            <text:p>#N/D</text:p>
          </table:table-cell>
          <table:table-cell table:style-name="ce6" table:formula="of:=IF(LEFT([.A15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opy</text:p>
          </table:table-cell>
          <table:table-cell table:style-name="ce4" table:formula="of:=IF(AND(NOT(ISERROR(VLOOKUP([.A151];[IEplorer.$A$2:.$A$99];1;FALSE()))); NOT(ISERROR(VLOOKUP([.A151];[Firefox.$A$2:.$A$221];1;FALSE()))));[.A151];&quot;#N/A&quot;)" office:value-type="string" office:string-value="#N/A" calcext:value-type="string">
            <text:p>#N/A</text:p>
          </table:table-cell>
          <table:table-cell table:style-name="ce4" table:formula="of:=IF([.B151]=&quot;#N/A&quot;;      VLOOKUP([.A151];[IEplorer.$A$2:.$A$99];1;FALSE());            NA())" office:value-type="string" office:string-value="#N/D" calcext:value-type="string">
            <text:p>#N/D</text:p>
          </table:table-cell>
          <table:table-cell table:style-name="ce4" table:formula="of:=IF([.B151]=&quot;#N/A&quot;;      VLOOKUP([.A151];[Firefox.$A$2:.$A$221];1;FALSE());            NA())" office:value-type="string" office:string-value="oncopy" calcext:value-type="string">
            <text:p>oncopy</text:p>
          </table:table-cell>
          <table:table-cell table:style-name="ce4" table:formula="of:=VLOOKUP([.A151];[HTMLDom.$A$2:.$A$1245];1;FALSE())" office:value-type="string" office:string-value="#N/D" calcext:value-type="string">
            <text:p>#N/D</text:p>
          </table:table-cell>
          <table:table-cell table:style-name="ce6" table:formula="of:=IF(LEFT([.A15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cut</text:p>
          </table:table-cell>
          <table:table-cell table:style-name="ce4" table:formula="of:=IF(AND(NOT(ISERROR(VLOOKUP([.A152];[IEplorer.$A$2:.$A$99];1;FALSE()))); NOT(ISERROR(VLOOKUP([.A152];[Firefox.$A$2:.$A$221];1;FALSE()))));[.A152];&quot;#N/A&quot;)" office:value-type="string" office:string-value="#N/A" calcext:value-type="string">
            <text:p>#N/A</text:p>
          </table:table-cell>
          <table:table-cell table:style-name="ce4" table:formula="of:=IF([.B152]=&quot;#N/A&quot;;      VLOOKUP([.A152];[IEplorer.$A$2:.$A$99];1;FALSE());            NA())" office:value-type="string" office:string-value="#N/D" calcext:value-type="string">
            <text:p>#N/D</text:p>
          </table:table-cell>
          <table:table-cell table:style-name="ce4" table:formula="of:=IF([.B152]=&quot;#N/A&quot;;      VLOOKUP([.A152];[Firefox.$A$2:.$A$221];1;FALSE());            NA())" office:value-type="string" office:string-value="oncut" calcext:value-type="string">
            <text:p>oncut</text:p>
          </table:table-cell>
          <table:table-cell table:style-name="ce4" table:formula="of:=VLOOKUP([.A152];[HTMLDom.$A$2:.$A$1245];1;FALSE())" office:value-type="string" office:string-value="#N/D" calcext:value-type="string">
            <text:p>#N/D</text:p>
          </table:table-cell>
          <table:table-cell table:style-name="ce6" table:formula="of:=IF(LEFT([.A15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ataavailable</text:p>
          </table:table-cell>
          <table:table-cell table:style-name="ce4" table:formula="of:=IF(AND(NOT(ISERROR(VLOOKUP([.A153];[IEplorer.$A$2:.$A$99];1;FALSE()))); NOT(ISERROR(VLOOKUP([.A153];[Firefox.$A$2:.$A$221];1;FALSE()))));[.A153];&quot;#N/A&quot;)" office:value-type="string" office:string-value="#N/A" calcext:value-type="string">
            <text:p>#N/A</text:p>
          </table:table-cell>
          <table:table-cell table:style-name="ce4" table:formula="of:=IF([.B153]=&quot;#N/A&quot;;      VLOOKUP([.A153];[IEplorer.$A$2:.$A$99];1;FALSE());            NA())" office:value-type="string" office:string-value="ondataavailable" calcext:value-type="string">
            <text:p>ondataavailable</text:p>
          </table:table-cell>
          <table:table-cell table:style-name="ce4" table:formula="of:=IF([.B153]=&quot;#N/A&quot;;      VLOOKUP([.A153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3];[HTMLDom.$A$2:.$A$1245];1;FALSE())" office:value-type="string" office:string-value="#N/D" calcext:value-type="string">
            <text:p>#N/D</text:p>
          </table:table-cell>
          <table:table-cell table:style-name="ce6" table:formula="of:=IF(LEFT([.A15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atasetchanged</text:p>
          </table:table-cell>
          <table:table-cell table:style-name="ce4" table:formula="of:=IF(AND(NOT(ISERROR(VLOOKUP([.A154];[IEplorer.$A$2:.$A$99];1;FALSE()))); NOT(ISERROR(VLOOKUP([.A154];[Firefox.$A$2:.$A$221];1;FALSE()))));[.A154];&quot;#N/A&quot;)" office:value-type="string" office:string-value="#N/A" calcext:value-type="string">
            <text:p>#N/A</text:p>
          </table:table-cell>
          <table:table-cell table:style-name="ce4" table:formula="of:=IF([.B154]=&quot;#N/A&quot;;      VLOOKUP([.A154];[IEplorer.$A$2:.$A$99];1;FALSE());            NA())" office:value-type="string" office:string-value="ondatasetchanged" calcext:value-type="string">
            <text:p>ondatasetchanged</text:p>
          </table:table-cell>
          <table:table-cell table:style-name="ce4" table:formula="of:=IF([.B154]=&quot;#N/A&quot;;      VLOOKUP([.A154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4];[HTMLDom.$A$2:.$A$1245];1;FALSE())" office:value-type="string" office:string-value="#N/D" calcext:value-type="string">
            <text:p>#N/D</text:p>
          </table:table-cell>
          <table:table-cell table:style-name="ce6" table:formula="of:=IF(LEFT([.A15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atasetcomplete</text:p>
          </table:table-cell>
          <table:table-cell table:style-name="ce4" table:formula="of:=IF(AND(NOT(ISERROR(VLOOKUP([.A155];[IEplorer.$A$2:.$A$99];1;FALSE()))); NOT(ISERROR(VLOOKUP([.A155];[Firefox.$A$2:.$A$221];1;FALSE()))));[.A155];&quot;#N/A&quot;)" office:value-type="string" office:string-value="#N/A" calcext:value-type="string">
            <text:p>#N/A</text:p>
          </table:table-cell>
          <table:table-cell table:style-name="ce4" table:formula="of:=IF([.B155]=&quot;#N/A&quot;;      VLOOKUP([.A155];[IEplorer.$A$2:.$A$99];1;FALSE());            NA())" office:value-type="string" office:string-value="ondatasetcomplete" calcext:value-type="string">
            <text:p>ondatasetcomplete</text:p>
          </table:table-cell>
          <table:table-cell table:style-name="ce4" table:formula="of:=IF([.B155]=&quot;#N/A&quot;;      VLOOKUP([.A155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5];[HTMLDom.$A$2:.$A$1245];1;FALSE())" office:value-type="string" office:string-value="#N/D" calcext:value-type="string">
            <text:p>#N/D</text:p>
          </table:table-cell>
          <table:table-cell table:style-name="ce6" table:formula="of:=IF(LEFT([.A15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blclick</text:p>
          </table:table-cell>
          <table:table-cell table:style-name="ce4" table:formula="of:=IF(AND(NOT(ISERROR(VLOOKUP([.A156];[IEplorer.$A$2:.$A$99];1;FALSE()))); NOT(ISERROR(VLOOKUP([.A156];[Firefox.$A$2:.$A$221];1;FALSE()))));[.A156];&quot;#N/A&quot;)" office:value-type="string" office:string-value="ondblclick" calcext:value-type="string">
            <text:p>ondblclick</text:p>
          </table:table-cell>
          <table:table-cell table:style-name="ce4" table:formula="of:=IF([.B156]=&quot;#N/A&quot;;      VLOOKUP([.A15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56]=&quot;#N/A&quot;;      VLOOKUP([.A156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6];[HTMLDom.$A$2:.$A$1245];1;FALSE())" office:value-type="string" office:string-value="#N/D" calcext:value-type="string">
            <text:p>#N/D</text:p>
          </table:table-cell>
          <table:table-cell table:style-name="ce6" table:formula="of:=IF(LEFT([.A15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eactivate</text:p>
          </table:table-cell>
          <table:table-cell table:style-name="ce4" table:formula="of:=IF(AND(NOT(ISERROR(VLOOKUP([.A157];[IEplorer.$A$2:.$A$99];1;FALSE()))); NOT(ISERROR(VLOOKUP([.A157];[Firefox.$A$2:.$A$221];1;FALSE()))));[.A157];&quot;#N/A&quot;)" office:value-type="string" office:string-value="#N/A" calcext:value-type="string">
            <text:p>#N/A</text:p>
          </table:table-cell>
          <table:table-cell table:style-name="ce4" table:formula="of:=IF([.B157]=&quot;#N/A&quot;;      VLOOKUP([.A157];[IEplorer.$A$2:.$A$99];1;FALSE());            NA())" office:value-type="string" office:string-value="ondeactivate" calcext:value-type="string">
            <text:p>ondeactivate</text:p>
          </table:table-cell>
          <table:table-cell table:style-name="ce4" table:formula="of:=IF([.B157]=&quot;#N/A&quot;;      VLOOKUP([.A15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57];[HTMLDom.$A$2:.$A$1245];1;FALSE())" office:value-type="string" office:string-value="#N/D" calcext:value-type="string">
            <text:p>#N/D</text:p>
          </table:table-cell>
          <table:table-cell table:style-name="ce6" table:formula="of:=IF(LEFT([.A15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</text:p>
          </table:table-cell>
          <table:table-cell table:style-name="ce4" table:formula="of:=IF(AND(NOT(ISERROR(VLOOKUP([.A158];[IEplorer.$A$2:.$A$99];1;FALSE()))); NOT(ISERROR(VLOOKUP([.A158];[Firefox.$A$2:.$A$221];1;FALSE()))));[.A158];&quot;#N/A&quot;)" office:value-type="string" office:string-value="#N/A" calcext:value-type="string">
            <text:p>#N/A</text:p>
          </table:table-cell>
          <table:table-cell table:style-name="ce4" table:formula="of:=IF([.B158]=&quot;#N/A&quot;;      VLOOKUP([.A15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58]=&quot;#N/A&quot;;      VLOOKUP([.A158];[Firefox.$A$2:.$A$221];1;FALSE());            NA())" office:value-type="string" office:string-value="ondrag" calcext:value-type="string">
            <text:p>ondrag</text:p>
          </table:table-cell>
          <table:table-cell table:style-name="ce4" table:formula="of:=VLOOKUP([.A158];[HTMLDom.$A$2:.$A$1245];1;FALSE())" office:value-type="string" office:string-value="#N/D" calcext:value-type="string">
            <text:p>#N/D</text:p>
          </table:table-cell>
          <table:table-cell table:style-name="ce6" table:formula="of:=IF(LEFT([.A15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end</text:p>
          </table:table-cell>
          <table:table-cell table:style-name="ce4" table:formula="of:=IF(AND(NOT(ISERROR(VLOOKUP([.A159];[IEplorer.$A$2:.$A$99];1;FALSE()))); NOT(ISERROR(VLOOKUP([.A159];[Firefox.$A$2:.$A$221];1;FALSE()))));[.A159];&quot;#N/A&quot;)" office:value-type="string" office:string-value="#N/A" calcext:value-type="string">
            <text:p>#N/A</text:p>
          </table:table-cell>
          <table:table-cell table:style-name="ce4" table:formula="of:=IF([.B159]=&quot;#N/A&quot;;      VLOOKUP([.A159];[IEplorer.$A$2:.$A$99];1;FALSE());            NA())" office:value-type="string" office:string-value="#N/D" calcext:value-type="string">
            <text:p>#N/D</text:p>
          </table:table-cell>
          <table:table-cell table:style-name="ce4" table:formula="of:=IF([.B159]=&quot;#N/A&quot;;      VLOOKUP([.A159];[Firefox.$A$2:.$A$221];1;FALSE());            NA())" office:value-type="string" office:string-value="ondragend" calcext:value-type="string">
            <text:p>ondragend</text:p>
          </table:table-cell>
          <table:table-cell table:style-name="ce4" table:formula="of:=VLOOKUP([.A159];[HTMLDom.$A$2:.$A$1245];1;FALSE())" office:value-type="string" office:string-value="#N/D" calcext:value-type="string">
            <text:p>#N/D</text:p>
          </table:table-cell>
          <table:table-cell table:style-name="ce6" table:formula="of:=IF(LEFT([.A15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enter</text:p>
          </table:table-cell>
          <table:table-cell table:style-name="ce4" table:formula="of:=IF(AND(NOT(ISERROR(VLOOKUP([.A160];[IEplorer.$A$2:.$A$99];1;FALSE()))); NOT(ISERROR(VLOOKUP([.A160];[Firefox.$A$2:.$A$221];1;FALSE()))));[.A160];&quot;#N/A&quot;)" office:value-type="string" office:string-value="#N/A" calcext:value-type="string">
            <text:p>#N/A</text:p>
          </table:table-cell>
          <table:table-cell table:style-name="ce4" table:formula="of:=IF([.B160]=&quot;#N/A&quot;;      VLOOKUP([.A160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0]=&quot;#N/A&quot;;      VLOOKUP([.A160];[Firefox.$A$2:.$A$221];1;FALSE());            NA())" office:value-type="string" office:string-value="ondragenter" calcext:value-type="string">
            <text:p>ondragenter</text:p>
          </table:table-cell>
          <table:table-cell table:style-name="ce4" table:formula="of:=VLOOKUP([.A160];[HTMLDom.$A$2:.$A$1245];1;FALSE())" office:value-type="string" office:string-value="#N/D" calcext:value-type="string">
            <text:p>#N/D</text:p>
          </table:table-cell>
          <table:table-cell table:style-name="ce6" table:formula="of:=IF(LEFT([.A16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leave</text:p>
          </table:table-cell>
          <table:table-cell table:style-name="ce4" table:formula="of:=IF(AND(NOT(ISERROR(VLOOKUP([.A161];[IEplorer.$A$2:.$A$99];1;FALSE()))); NOT(ISERROR(VLOOKUP([.A161];[Firefox.$A$2:.$A$221];1;FALSE()))));[.A161];&quot;#N/A&quot;)" office:value-type="string" office:string-value="#N/A" calcext:value-type="string">
            <text:p>#N/A</text:p>
          </table:table-cell>
          <table:table-cell table:style-name="ce4" table:formula="of:=IF([.B161]=&quot;#N/A&quot;;      VLOOKUP([.A161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1]=&quot;#N/A&quot;;      VLOOKUP([.A161];[Firefox.$A$2:.$A$221];1;FALSE());            NA())" office:value-type="string" office:string-value="ondragleave" calcext:value-type="string">
            <text:p>ondragleave</text:p>
          </table:table-cell>
          <table:table-cell table:style-name="ce4" table:formula="of:=VLOOKUP([.A161];[HTMLDom.$A$2:.$A$1245];1;FALSE())" office:value-type="string" office:string-value="#N/D" calcext:value-type="string">
            <text:p>#N/D</text:p>
          </table:table-cell>
          <table:table-cell table:style-name="ce6" table:formula="of:=IF(LEFT([.A16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over</text:p>
          </table:table-cell>
          <table:table-cell table:style-name="ce4" table:formula="of:=IF(AND(NOT(ISERROR(VLOOKUP([.A162];[IEplorer.$A$2:.$A$99];1;FALSE()))); NOT(ISERROR(VLOOKUP([.A162];[Firefox.$A$2:.$A$221];1;FALSE()))));[.A162];&quot;#N/A&quot;)" office:value-type="string" office:string-value="#N/A" calcext:value-type="string">
            <text:p>#N/A</text:p>
          </table:table-cell>
          <table:table-cell table:style-name="ce4" table:formula="of:=IF([.B162]=&quot;#N/A&quot;;      VLOOKUP([.A162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2]=&quot;#N/A&quot;;      VLOOKUP([.A162];[Firefox.$A$2:.$A$221];1;FALSE());            NA())" office:value-type="string" office:string-value="ondragover" calcext:value-type="string">
            <text:p>ondragover</text:p>
          </table:table-cell>
          <table:table-cell table:style-name="ce4" table:formula="of:=VLOOKUP([.A162];[HTMLDom.$A$2:.$A$1245];1;FALSE())" office:value-type="string" office:string-value="#N/D" calcext:value-type="string">
            <text:p>#N/D</text:p>
          </table:table-cell>
          <table:table-cell table:style-name="ce6" table:formula="of:=IF(LEFT([.A16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agstart</text:p>
          </table:table-cell>
          <table:table-cell table:style-name="ce4" table:formula="of:=IF(AND(NOT(ISERROR(VLOOKUP([.A163];[IEplorer.$A$2:.$A$99];1;FALSE()))); NOT(ISERROR(VLOOKUP([.A163];[Firefox.$A$2:.$A$221];1;FALSE()))));[.A163];&quot;#N/A&quot;)" office:value-type="string" office:string-value="ondragstart" calcext:value-type="string">
            <text:p>ondragstart</text:p>
          </table:table-cell>
          <table:table-cell table:style-name="ce4" table:formula="of:=IF([.B163]=&quot;#N/A&quot;;      VLOOKUP([.A163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3]=&quot;#N/A&quot;;      VLOOKUP([.A163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63];[HTMLDom.$A$2:.$A$1245];1;FALSE())" office:value-type="string" office:string-value="#N/D" calcext:value-type="string">
            <text:p>#N/D</text:p>
          </table:table-cell>
          <table:table-cell table:style-name="ce6" table:formula="of:=IF(LEFT([.A16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rop</text:p>
          </table:table-cell>
          <table:table-cell table:style-name="ce4" table:formula="of:=IF(AND(NOT(ISERROR(VLOOKUP([.A164];[IEplorer.$A$2:.$A$99];1;FALSE()))); NOT(ISERROR(VLOOKUP([.A164];[Firefox.$A$2:.$A$221];1;FALSE()))));[.A164];&quot;#N/A&quot;)" office:value-type="string" office:string-value="#N/A" calcext:value-type="string">
            <text:p>#N/A</text:p>
          </table:table-cell>
          <table:table-cell table:style-name="ce4" table:formula="of:=IF([.B164]=&quot;#N/A&quot;;      VLOOKUP([.A16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4]=&quot;#N/A&quot;;      VLOOKUP([.A164];[Firefox.$A$2:.$A$221];1;FALSE());            NA())" office:value-type="string" office:string-value="ondrop" calcext:value-type="string">
            <text:p>ondrop</text:p>
          </table:table-cell>
          <table:table-cell table:style-name="ce4" table:formula="of:=VLOOKUP([.A164];[HTMLDom.$A$2:.$A$1245];1;FALSE())" office:value-type="string" office:string-value="#N/D" calcext:value-type="string">
            <text:p>#N/D</text:p>
          </table:table-cell>
          <table:table-cell table:style-name="ce6" table:formula="of:=IF(LEFT([.A16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durationchange</text:p>
          </table:table-cell>
          <table:table-cell table:style-name="ce4" table:formula="of:=IF(AND(NOT(ISERROR(VLOOKUP([.A165];[IEplorer.$A$2:.$A$99];1;FALSE()))); NOT(ISERROR(VLOOKUP([.A165];[Firefox.$A$2:.$A$221];1;FALSE()))));[.A165];&quot;#N/A&quot;)" office:value-type="string" office:string-value="#N/A" calcext:value-type="string">
            <text:p>#N/A</text:p>
          </table:table-cell>
          <table:table-cell table:style-name="ce4" table:formula="of:=IF([.B165]=&quot;#N/A&quot;;      VLOOKUP([.A165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5]=&quot;#N/A&quot;;      VLOOKUP([.A165];[Firefox.$A$2:.$A$221];1;FALSE());            NA())" office:value-type="string" office:string-value="ondurationchange" calcext:value-type="string">
            <text:p>ondurationchange</text:p>
          </table:table-cell>
          <table:table-cell table:style-name="ce4" table:formula="of:=VLOOKUP([.A165];[HTMLDom.$A$2:.$A$1245];1;FALSE())" office:value-type="string" office:string-value="#N/D" calcext:value-type="string">
            <text:p>#N/D</text:p>
          </table:table-cell>
          <table:table-cell table:style-name="ce6" table:formula="of:=IF(LEFT([.A16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emptied</text:p>
          </table:table-cell>
          <table:table-cell table:style-name="ce4" table:formula="of:=IF(AND(NOT(ISERROR(VLOOKUP([.A166];[IEplorer.$A$2:.$A$99];1;FALSE()))); NOT(ISERROR(VLOOKUP([.A166];[Firefox.$A$2:.$A$221];1;FALSE()))));[.A166];&quot;#N/A&quot;)" office:value-type="string" office:string-value="#N/A" calcext:value-type="string">
            <text:p>#N/A</text:p>
          </table:table-cell>
          <table:table-cell table:style-name="ce4" table:formula="of:=IF([.B166]=&quot;#N/A&quot;;      VLOOKUP([.A16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6]=&quot;#N/A&quot;;      VLOOKUP([.A166];[Firefox.$A$2:.$A$221];1;FALSE());            NA())" office:value-type="string" office:string-value="onemptied" calcext:value-type="string">
            <text:p>onemptied</text:p>
          </table:table-cell>
          <table:table-cell table:style-name="ce4" table:formula="of:=VLOOKUP([.A166];[HTMLDom.$A$2:.$A$1245];1;FALSE())" office:value-type="string" office:string-value="#N/D" calcext:value-type="string">
            <text:p>#N/D</text:p>
          </table:table-cell>
          <table:table-cell table:style-name="ce6" table:formula="of:=IF(LEFT([.A16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ended</text:p>
          </table:table-cell>
          <table:table-cell table:style-name="ce4" table:formula="of:=IF(AND(NOT(ISERROR(VLOOKUP([.A167];[IEplorer.$A$2:.$A$99];1;FALSE()))); NOT(ISERROR(VLOOKUP([.A167];[Firefox.$A$2:.$A$221];1;FALSE()))));[.A167];&quot;#N/A&quot;)" office:value-type="string" office:string-value="#N/A" calcext:value-type="string">
            <text:p>#N/A</text:p>
          </table:table-cell>
          <table:table-cell table:style-name="ce4" table:formula="of:=IF([.B167]=&quot;#N/A&quot;;      VLOOKUP([.A167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7]=&quot;#N/A&quot;;      VLOOKUP([.A167];[Firefox.$A$2:.$A$221];1;FALSE());            NA())" office:value-type="string" office:string-value="onended" calcext:value-type="string">
            <text:p>onended</text:p>
          </table:table-cell>
          <table:table-cell table:style-name="ce4" table:formula="of:=VLOOKUP([.A167];[HTMLDom.$A$2:.$A$1245];1;FALSE())" office:value-type="string" office:string-value="#N/D" calcext:value-type="string">
            <text:p>#N/D</text:p>
          </table:table-cell>
          <table:table-cell table:style-name="ce6" table:formula="of:=IF(LEFT([.A16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error</text:p>
          </table:table-cell>
          <table:table-cell table:style-name="ce4" table:formula="of:=IF(AND(NOT(ISERROR(VLOOKUP([.A168];[IEplorer.$A$2:.$A$99];1;FALSE()))); NOT(ISERROR(VLOOKUP([.A168];[Firefox.$A$2:.$A$221];1;FALSE()))));[.A168];&quot;#N/A&quot;)" office:value-type="string" office:string-value="#N/A" calcext:value-type="string">
            <text:p>#N/A</text:p>
          </table:table-cell>
          <table:table-cell table:style-name="ce4" table:formula="of:=IF([.B168]=&quot;#N/A&quot;;      VLOOKUP([.A16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68]=&quot;#N/A&quot;;      VLOOKUP([.A168];[Firefox.$A$2:.$A$221];1;FALSE());            NA())" office:value-type="string" office:string-value="onerror" calcext:value-type="string">
            <text:p>onerror</text:p>
          </table:table-cell>
          <table:table-cell table:style-name="ce4" table:formula="of:=VLOOKUP([.A168];[HTMLDom.$A$2:.$A$1245];1;FALSE())" office:value-type="string" office:string-value="#N/D" calcext:value-type="string">
            <text:p>#N/D</text:p>
          </table:table-cell>
          <table:table-cell table:style-name="ce6" table:formula="of:=IF(LEFT([.A16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errorupdate</text:p>
          </table:table-cell>
          <table:table-cell table:style-name="ce4" table:formula="of:=IF(AND(NOT(ISERROR(VLOOKUP([.A169];[IEplorer.$A$2:.$A$99];1;FALSE()))); NOT(ISERROR(VLOOKUP([.A169];[Firefox.$A$2:.$A$221];1;FALSE()))));[.A169];&quot;#N/A&quot;)" office:value-type="string" office:string-value="#N/A" calcext:value-type="string">
            <text:p>#N/A</text:p>
          </table:table-cell>
          <table:table-cell table:style-name="ce4" table:formula="of:=IF([.B169]=&quot;#N/A&quot;;      VLOOKUP([.A169];[IEplorer.$A$2:.$A$99];1;FALSE());            NA())" office:value-type="string" office:string-value="onerrorupdate" calcext:value-type="string">
            <text:p>onerrorupdate</text:p>
          </table:table-cell>
          <table:table-cell table:style-name="ce4" table:formula="of:=IF([.B169]=&quot;#N/A&quot;;      VLOOKUP([.A169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69];[HTMLDom.$A$2:.$A$1245];1;FALSE())" office:value-type="string" office:string-value="#N/D" calcext:value-type="string">
            <text:p>#N/D</text:p>
          </table:table-cell>
          <table:table-cell table:style-name="ce6" table:formula="of:=IF(LEFT([.A16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focus</text:p>
          </table:table-cell>
          <table:table-cell table:style-name="ce4" table:formula="of:=IF(AND(NOT(ISERROR(VLOOKUP([.A170];[IEplorer.$A$2:.$A$99];1;FALSE()))); NOT(ISERROR(VLOOKUP([.A170];[Firefox.$A$2:.$A$221];1;FALSE()))));[.A170];&quot;#N/A&quot;)" office:value-type="string" office:string-value="#N/A" calcext:value-type="string">
            <text:p>#N/A</text:p>
          </table:table-cell>
          <table:table-cell table:style-name="ce4" table:formula="of:=IF([.B170]=&quot;#N/A&quot;;      VLOOKUP([.A170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0]=&quot;#N/A&quot;;      VLOOKUP([.A170];[Firefox.$A$2:.$A$221];1;FALSE());            NA())" office:value-type="string" office:string-value="onfocus" calcext:value-type="string">
            <text:p>onfocus</text:p>
          </table:table-cell>
          <table:table-cell table:style-name="ce4" table:formula="of:=VLOOKUP([.A170];[HTMLDom.$A$2:.$A$1245];1;FALSE())" office:value-type="string" office:string-value="#N/D" calcext:value-type="string">
            <text:p>#N/D</text:p>
          </table:table-cell>
          <table:table-cell table:style-name="ce6" table:formula="of:=IF(LEFT([.A17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focusin</text:p>
          </table:table-cell>
          <table:table-cell table:style-name="ce4" table:formula="of:=IF(AND(NOT(ISERROR(VLOOKUP([.A171];[IEplorer.$A$2:.$A$99];1;FALSE()))); NOT(ISERROR(VLOOKUP([.A171];[Firefox.$A$2:.$A$221];1;FALSE()))));[.A171];&quot;#N/A&quot;)" office:value-type="string" office:string-value="#N/A" calcext:value-type="string">
            <text:p>#N/A</text:p>
          </table:table-cell>
          <table:table-cell table:style-name="ce4" table:formula="of:=IF([.B171]=&quot;#N/A&quot;;      VLOOKUP([.A171];[IEplorer.$A$2:.$A$99];1;FALSE());            NA())" office:value-type="string" office:string-value="onfocusin" calcext:value-type="string">
            <text:p>onfocusin</text:p>
          </table:table-cell>
          <table:table-cell table:style-name="ce4" table:formula="of:=IF([.B171]=&quot;#N/A&quot;;      VLOOKUP([.A171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1];[HTMLDom.$A$2:.$A$1245];1;FALSE())" office:value-type="string" office:string-value="#N/D" calcext:value-type="string">
            <text:p>#N/D</text:p>
          </table:table-cell>
          <table:table-cell table:style-name="ce6" table:formula="of:=IF(LEFT([.A17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focusout</text:p>
          </table:table-cell>
          <table:table-cell table:style-name="ce4" table:formula="of:=IF(AND(NOT(ISERROR(VLOOKUP([.A172];[IEplorer.$A$2:.$A$99];1;FALSE()))); NOT(ISERROR(VLOOKUP([.A172];[Firefox.$A$2:.$A$221];1;FALSE()))));[.A172];&quot;#N/A&quot;)" office:value-type="string" office:string-value="#N/A" calcext:value-type="string">
            <text:p>#N/A</text:p>
          </table:table-cell>
          <table:table-cell table:style-name="ce4" table:formula="of:=IF([.B172]=&quot;#N/A&quot;;      VLOOKUP([.A172];[IEplorer.$A$2:.$A$99];1;FALSE());            NA())" office:value-type="string" office:string-value="onfocusout" calcext:value-type="string">
            <text:p>onfocusout</text:p>
          </table:table-cell>
          <table:table-cell table:style-name="ce4" table:formula="of:=IF([.B172]=&quot;#N/A&quot;;      VLOOKUP([.A172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2];[HTMLDom.$A$2:.$A$1245];1;FALSE())" office:value-type="string" office:string-value="#N/D" calcext:value-type="string">
            <text:p>#N/D</text:p>
          </table:table-cell>
          <table:table-cell table:style-name="ce6" table:formula="of:=IF(LEFT([.A17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help</text:p>
          </table:table-cell>
          <table:table-cell table:style-name="ce4" table:formula="of:=IF(AND(NOT(ISERROR(VLOOKUP([.A173];[IEplorer.$A$2:.$A$99];1;FALSE()))); NOT(ISERROR(VLOOKUP([.A173];[Firefox.$A$2:.$A$221];1;FALSE()))));[.A173];&quot;#N/A&quot;)" office:value-type="string" office:string-value="#N/A" calcext:value-type="string">
            <text:p>#N/A</text:p>
          </table:table-cell>
          <table:table-cell table:style-name="ce4" table:formula="of:=IF([.B173]=&quot;#N/A&quot;;      VLOOKUP([.A173];[IEplorer.$A$2:.$A$99];1;FALSE());            NA())" office:value-type="string" office:string-value="onhelp" calcext:value-type="string">
            <text:p>onhelp</text:p>
          </table:table-cell>
          <table:table-cell table:style-name="ce4" table:formula="of:=IF([.B173]=&quot;#N/A&quot;;      VLOOKUP([.A173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3];[HTMLDom.$A$2:.$A$1245];1;FALSE())" office:value-type="string" office:string-value="#N/D" calcext:value-type="string">
            <text:p>#N/D</text:p>
          </table:table-cell>
          <table:table-cell table:style-name="ce6" table:formula="of:=IF(LEFT([.A17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input</text:p>
          </table:table-cell>
          <table:table-cell table:style-name="ce4" table:formula="of:=IF(AND(NOT(ISERROR(VLOOKUP([.A174];[IEplorer.$A$2:.$A$99];1;FALSE()))); NOT(ISERROR(VLOOKUP([.A174];[Firefox.$A$2:.$A$221];1;FALSE()))));[.A174];&quot;#N/A&quot;)" office:value-type="string" office:string-value="#N/A" calcext:value-type="string">
            <text:p>#N/A</text:p>
          </table:table-cell>
          <table:table-cell table:style-name="ce4" table:formula="of:=IF([.B174]=&quot;#N/A&quot;;      VLOOKUP([.A17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4]=&quot;#N/A&quot;;      VLOOKUP([.A174];[Firefox.$A$2:.$A$221];1;FALSE());            NA())" office:value-type="string" office:string-value="oninput" calcext:value-type="string">
            <text:p>oninput</text:p>
          </table:table-cell>
          <table:table-cell table:style-name="ce4" table:formula="of:=VLOOKUP([.A174];[HTMLDom.$A$2:.$A$1245];1;FALSE())" office:value-type="string" office:string-value="#N/D" calcext:value-type="string">
            <text:p>#N/D</text:p>
          </table:table-cell>
          <table:table-cell table:style-name="ce6" table:formula="of:=IF(LEFT([.A17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invalid</text:p>
          </table:table-cell>
          <table:table-cell table:style-name="ce4" table:formula="of:=IF(AND(NOT(ISERROR(VLOOKUP([.A175];[IEplorer.$A$2:.$A$99];1;FALSE()))); NOT(ISERROR(VLOOKUP([.A175];[Firefox.$A$2:.$A$221];1;FALSE()))));[.A175];&quot;#N/A&quot;)" office:value-type="string" office:string-value="#N/A" calcext:value-type="string">
            <text:p>#N/A</text:p>
          </table:table-cell>
          <table:table-cell table:style-name="ce4" table:formula="of:=IF([.B175]=&quot;#N/A&quot;;      VLOOKUP([.A175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5]=&quot;#N/A&quot;;      VLOOKUP([.A175];[Firefox.$A$2:.$A$221];1;FALSE());            NA())" office:value-type="string" office:string-value="oninvalid" calcext:value-type="string">
            <text:p>oninvalid</text:p>
          </table:table-cell>
          <table:table-cell table:style-name="ce4" table:formula="of:=VLOOKUP([.A175];[HTMLDom.$A$2:.$A$1245];1;FALSE())" office:value-type="string" office:string-value="#N/D" calcext:value-type="string">
            <text:p>#N/D</text:p>
          </table:table-cell>
          <table:table-cell table:style-name="ce6" table:formula="of:=IF(LEFT([.A17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keydown</text:p>
          </table:table-cell>
          <table:table-cell table:style-name="ce4" table:formula="of:=IF(AND(NOT(ISERROR(VLOOKUP([.A176];[IEplorer.$A$2:.$A$99];1;FALSE()))); NOT(ISERROR(VLOOKUP([.A176];[Firefox.$A$2:.$A$221];1;FALSE()))));[.A176];&quot;#N/A&quot;)" office:value-type="string" office:string-value="onkeydown" calcext:value-type="string">
            <text:p>onkeydown</text:p>
          </table:table-cell>
          <table:table-cell table:style-name="ce4" table:formula="of:=IF([.B176]=&quot;#N/A&quot;;      VLOOKUP([.A17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6]=&quot;#N/A&quot;;      VLOOKUP([.A176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6];[HTMLDom.$A$2:.$A$1245];1;FALSE())" office:value-type="string" office:string-value="#N/D" calcext:value-type="string">
            <text:p>#N/D</text:p>
          </table:table-cell>
          <table:table-cell table:style-name="ce6" table:formula="of:=IF(LEFT([.A17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keypress</text:p>
          </table:table-cell>
          <table:table-cell table:style-name="ce4" table:formula="of:=IF(AND(NOT(ISERROR(VLOOKUP([.A177];[IEplorer.$A$2:.$A$99];1;FALSE()))); NOT(ISERROR(VLOOKUP([.A177];[Firefox.$A$2:.$A$221];1;FALSE()))));[.A177];&quot;#N/A&quot;)" office:value-type="string" office:string-value="onkeypress" calcext:value-type="string">
            <text:p>onkeypress</text:p>
          </table:table-cell>
          <table:table-cell table:style-name="ce4" table:formula="of:=IF([.B177]=&quot;#N/A&quot;;      VLOOKUP([.A177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7]=&quot;#N/A&quot;;      VLOOKUP([.A17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7];[HTMLDom.$A$2:.$A$1245];1;FALSE())" office:value-type="string" office:string-value="#N/D" calcext:value-type="string">
            <text:p>#N/D</text:p>
          </table:table-cell>
          <table:table-cell table:style-name="ce6" table:formula="of:=IF(LEFT([.A17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keyup</text:p>
          </table:table-cell>
          <table:table-cell table:style-name="ce4" table:formula="of:=IF(AND(NOT(ISERROR(VLOOKUP([.A178];[IEplorer.$A$2:.$A$99];1;FALSE()))); NOT(ISERROR(VLOOKUP([.A178];[Firefox.$A$2:.$A$221];1;FALSE()))));[.A178];&quot;#N/A&quot;)" office:value-type="string" office:string-value="onkeyup" calcext:value-type="string">
            <text:p>onkeyup</text:p>
          </table:table-cell>
          <table:table-cell table:style-name="ce4" table:formula="of:=IF([.B178]=&quot;#N/A&quot;;      VLOOKUP([.A17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8]=&quot;#N/A&quot;;      VLOOKUP([.A17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78];[HTMLDom.$A$2:.$A$1245];1;FALSE())" office:value-type="string" office:string-value="#N/D" calcext:value-type="string">
            <text:p>#N/D</text:p>
          </table:table-cell>
          <table:table-cell table:style-name="ce6" table:formula="of:=IF(LEFT([.A17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load</text:p>
          </table:table-cell>
          <table:table-cell table:style-name="ce4" table:formula="of:=IF(AND(NOT(ISERROR(VLOOKUP([.A179];[IEplorer.$A$2:.$A$99];1;FALSE()))); NOT(ISERROR(VLOOKUP([.A179];[Firefox.$A$2:.$A$221];1;FALSE()))));[.A179];&quot;#N/A&quot;)" office:value-type="string" office:string-value="#N/A" calcext:value-type="string">
            <text:p>#N/A</text:p>
          </table:table-cell>
          <table:table-cell table:style-name="ce4" table:formula="of:=IF([.B179]=&quot;#N/A&quot;;      VLOOKUP([.A179];[IEplorer.$A$2:.$A$99];1;FALSE());            NA())" office:value-type="string" office:string-value="#N/D" calcext:value-type="string">
            <text:p>#N/D</text:p>
          </table:table-cell>
          <table:table-cell table:style-name="ce4" table:formula="of:=IF([.B179]=&quot;#N/A&quot;;      VLOOKUP([.A179];[Firefox.$A$2:.$A$221];1;FALSE());            NA())" office:value-type="string" office:string-value="onload" calcext:value-type="string">
            <text:p>onload</text:p>
          </table:table-cell>
          <table:table-cell table:style-name="ce4" table:formula="of:=VLOOKUP([.A179];[HTMLDom.$A$2:.$A$1245];1;FALSE())" office:value-type="string" office:string-value="#N/D" calcext:value-type="string">
            <text:p>#N/D</text:p>
          </table:table-cell>
          <table:table-cell table:style-name="ce6" table:formula="of:=IF(LEFT([.A17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loadeddata</text:p>
          </table:table-cell>
          <table:table-cell table:style-name="ce4" table:formula="of:=IF(AND(NOT(ISERROR(VLOOKUP([.A180];[IEplorer.$A$2:.$A$99];1;FALSE()))); NOT(ISERROR(VLOOKUP([.A180];[Firefox.$A$2:.$A$221];1;FALSE()))));[.A180];&quot;#N/A&quot;)" office:value-type="string" office:string-value="#N/A" calcext:value-type="string">
            <text:p>#N/A</text:p>
          </table:table-cell>
          <table:table-cell table:style-name="ce4" table:formula="of:=IF([.B180]=&quot;#N/A&quot;;      VLOOKUP([.A180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0]=&quot;#N/A&quot;;      VLOOKUP([.A180];[Firefox.$A$2:.$A$221];1;FALSE());            NA())" office:value-type="string" office:string-value="onloadeddata" calcext:value-type="string">
            <text:p>onloadeddata</text:p>
          </table:table-cell>
          <table:table-cell table:style-name="ce4" table:formula="of:=VLOOKUP([.A180];[HTMLDom.$A$2:.$A$1245];1;FALSE())" office:value-type="string" office:string-value="#N/D" calcext:value-type="string">
            <text:p>#N/D</text:p>
          </table:table-cell>
          <table:table-cell table:style-name="ce6" table:formula="of:=IF(LEFT([.A18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loadedmetadata</text:p>
          </table:table-cell>
          <table:table-cell table:style-name="ce4" table:formula="of:=IF(AND(NOT(ISERROR(VLOOKUP([.A181];[IEplorer.$A$2:.$A$99];1;FALSE()))); NOT(ISERROR(VLOOKUP([.A181];[Firefox.$A$2:.$A$221];1;FALSE()))));[.A181];&quot;#N/A&quot;)" office:value-type="string" office:string-value="#N/A" calcext:value-type="string">
            <text:p>#N/A</text:p>
          </table:table-cell>
          <table:table-cell table:style-name="ce4" table:formula="of:=IF([.B181]=&quot;#N/A&quot;;      VLOOKUP([.A181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1]=&quot;#N/A&quot;;      VLOOKUP([.A181];[Firefox.$A$2:.$A$221];1;FALSE());            NA())" office:value-type="string" office:string-value="onloadedmetadata" calcext:value-type="string">
            <text:p>onloadedmetadata</text:p>
          </table:table-cell>
          <table:table-cell table:style-name="ce4" table:formula="of:=VLOOKUP([.A181];[HTMLDom.$A$2:.$A$1245];1;FALSE())" office:value-type="string" office:string-value="#N/D" calcext:value-type="string">
            <text:p>#N/D</text:p>
          </table:table-cell>
          <table:table-cell table:style-name="ce6" table:formula="of:=IF(LEFT([.A18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loadstart</text:p>
          </table:table-cell>
          <table:table-cell table:style-name="ce4" table:formula="of:=IF(AND(NOT(ISERROR(VLOOKUP([.A182];[IEplorer.$A$2:.$A$99];1;FALSE()))); NOT(ISERROR(VLOOKUP([.A182];[Firefox.$A$2:.$A$221];1;FALSE()))));[.A182];&quot;#N/A&quot;)" office:value-type="string" office:string-value="#N/A" calcext:value-type="string">
            <text:p>#N/A</text:p>
          </table:table-cell>
          <table:table-cell table:style-name="ce4" table:formula="of:=IF([.B182]=&quot;#N/A&quot;;      VLOOKUP([.A182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2]=&quot;#N/A&quot;;      VLOOKUP([.A182];[Firefox.$A$2:.$A$221];1;FALSE());            NA())" office:value-type="string" office:string-value="onloadstart" calcext:value-type="string">
            <text:p>onloadstart</text:p>
          </table:table-cell>
          <table:table-cell table:style-name="ce4" table:formula="of:=VLOOKUP([.A182];[HTMLDom.$A$2:.$A$1245];1;FALSE())" office:value-type="string" office:string-value="#N/D" calcext:value-type="string">
            <text:p>#N/D</text:p>
          </table:table-cell>
          <table:table-cell table:style-name="ce6" table:formula="of:=IF(LEFT([.A18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down</text:p>
          </table:table-cell>
          <table:table-cell table:style-name="ce4" table:formula="of:=IF(AND(NOT(ISERROR(VLOOKUP([.A183];[IEplorer.$A$2:.$A$99];1;FALSE()))); NOT(ISERROR(VLOOKUP([.A183];[Firefox.$A$2:.$A$221];1;FALSE()))));[.A183];&quot;#N/A&quot;)" office:value-type="string" office:string-value="onmousedown" calcext:value-type="string">
            <text:p>onmousedown</text:p>
          </table:table-cell>
          <table:table-cell table:style-name="ce4" table:formula="of:=IF([.B183]=&quot;#N/A&quot;;      VLOOKUP([.A183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3]=&quot;#N/A&quot;;      VLOOKUP([.A183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83];[HTMLDom.$A$2:.$A$1245];1;FALSE())" office:value-type="string" office:string-value="#N/D" calcext:value-type="string">
            <text:p>#N/D</text:p>
          </table:table-cell>
          <table:table-cell table:style-name="ce6" table:formula="of:=IF(LEFT([.A18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enter</text:p>
          </table:table-cell>
          <table:table-cell table:style-name="ce4" table:formula="of:=IF(AND(NOT(ISERROR(VLOOKUP([.A184];[IEplorer.$A$2:.$A$99];1;FALSE()))); NOT(ISERROR(VLOOKUP([.A184];[Firefox.$A$2:.$A$221];1;FALSE()))));[.A184];&quot;#N/A&quot;)" office:value-type="string" office:string-value="#N/A" calcext:value-type="string">
            <text:p>#N/A</text:p>
          </table:table-cell>
          <table:table-cell table:style-name="ce4" table:formula="of:=IF([.B184]=&quot;#N/A&quot;;      VLOOKUP([.A18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4]=&quot;#N/A&quot;;      VLOOKUP([.A184];[Firefox.$A$2:.$A$221];1;FALSE());            NA())" office:value-type="string" office:string-value="onmouseenter" calcext:value-type="string">
            <text:p>onmouseenter</text:p>
          </table:table-cell>
          <table:table-cell table:style-name="ce4" table:formula="of:=VLOOKUP([.A184];[HTMLDom.$A$2:.$A$1245];1;FALSE())" office:value-type="string" office:string-value="#N/D" calcext:value-type="string">
            <text:p>#N/D</text:p>
          </table:table-cell>
          <table:table-cell table:style-name="ce6" table:formula="of:=IF(LEFT([.A18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leave</text:p>
          </table:table-cell>
          <table:table-cell table:style-name="ce4" table:formula="of:=IF(AND(NOT(ISERROR(VLOOKUP([.A185];[IEplorer.$A$2:.$A$99];1;FALSE()))); NOT(ISERROR(VLOOKUP([.A185];[Firefox.$A$2:.$A$221];1;FALSE()))));[.A185];&quot;#N/A&quot;)" office:value-type="string" office:string-value="#N/A" calcext:value-type="string">
            <text:p>#N/A</text:p>
          </table:table-cell>
          <table:table-cell table:style-name="ce4" table:formula="of:=IF([.B185]=&quot;#N/A&quot;;      VLOOKUP([.A185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5]=&quot;#N/A&quot;;      VLOOKUP([.A185];[Firefox.$A$2:.$A$221];1;FALSE());            NA())" office:value-type="string" office:string-value="onmouseleave" calcext:value-type="string">
            <text:p>onmouseleave</text:p>
          </table:table-cell>
          <table:table-cell table:style-name="ce4" table:formula="of:=VLOOKUP([.A185];[HTMLDom.$A$2:.$A$1245];1;FALSE())" office:value-type="string" office:string-value="#N/D" calcext:value-type="string">
            <text:p>#N/D</text:p>
          </table:table-cell>
          <table:table-cell table:style-name="ce6" table:formula="of:=IF(LEFT([.A18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move</text:p>
          </table:table-cell>
          <table:table-cell table:style-name="ce4" table:formula="of:=IF(AND(NOT(ISERROR(VLOOKUP([.A186];[IEplorer.$A$2:.$A$99];1;FALSE()))); NOT(ISERROR(VLOOKUP([.A186];[Firefox.$A$2:.$A$221];1;FALSE()))));[.A186];&quot;#N/A&quot;)" office:value-type="string" office:string-value="onmousemove" calcext:value-type="string">
            <text:p>onmousemove</text:p>
          </table:table-cell>
          <table:table-cell table:style-name="ce4" table:formula="of:=IF([.B186]=&quot;#N/A&quot;;      VLOOKUP([.A18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6]=&quot;#N/A&quot;;      VLOOKUP([.A186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86];[HTMLDom.$A$2:.$A$1245];1;FALSE())" office:value-type="string" office:string-value="#N/D" calcext:value-type="string">
            <text:p>#N/D</text:p>
          </table:table-cell>
          <table:table-cell table:style-name="ce6" table:formula="of:=IF(LEFT([.A18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out</text:p>
          </table:table-cell>
          <table:table-cell table:style-name="ce4" table:formula="of:=IF(AND(NOT(ISERROR(VLOOKUP([.A187];[IEplorer.$A$2:.$A$99];1;FALSE()))); NOT(ISERROR(VLOOKUP([.A187];[Firefox.$A$2:.$A$221];1;FALSE()))));[.A187];&quot;#N/A&quot;)" office:value-type="string" office:string-value="onmouseout" calcext:value-type="string">
            <text:p>onmouseout</text:p>
          </table:table-cell>
          <table:table-cell table:style-name="ce4" table:formula="of:=IF([.B187]=&quot;#N/A&quot;;      VLOOKUP([.A187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7]=&quot;#N/A&quot;;      VLOOKUP([.A18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87];[HTMLDom.$A$2:.$A$1245];1;FALSE())" office:value-type="string" office:string-value="#N/D" calcext:value-type="string">
            <text:p>#N/D</text:p>
          </table:table-cell>
          <table:table-cell table:style-name="ce6" table:formula="of:=IF(LEFT([.A18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over</text:p>
          </table:table-cell>
          <table:table-cell table:style-name="ce4" table:formula="of:=IF(AND(NOT(ISERROR(VLOOKUP([.A188];[IEplorer.$A$2:.$A$99];1;FALSE()))); NOT(ISERROR(VLOOKUP([.A188];[Firefox.$A$2:.$A$221];1;FALSE()))));[.A188];&quot;#N/A&quot;)" office:value-type="string" office:string-value="onmouseover" calcext:value-type="string">
            <text:p>onmouseover</text:p>
          </table:table-cell>
          <table:table-cell table:style-name="ce4" table:formula="of:=IF([.B188]=&quot;#N/A&quot;;      VLOOKUP([.A18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8]=&quot;#N/A&quot;;      VLOOKUP([.A18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88];[HTMLDom.$A$2:.$A$1245];1;FALSE())" office:value-type="string" office:string-value="#N/D" calcext:value-type="string">
            <text:p>#N/D</text:p>
          </table:table-cell>
          <table:table-cell table:style-name="ce6" table:formula="of:=IF(LEFT([.A18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up</text:p>
          </table:table-cell>
          <table:table-cell table:style-name="ce4" table:formula="of:=IF(AND(NOT(ISERROR(VLOOKUP([.A189];[IEplorer.$A$2:.$A$99];1;FALSE()))); NOT(ISERROR(VLOOKUP([.A189];[Firefox.$A$2:.$A$221];1;FALSE()))));[.A189];&quot;#N/A&quot;)" office:value-type="string" office:string-value="onmouseup" calcext:value-type="string">
            <text:p>onmouseup</text:p>
          </table:table-cell>
          <table:table-cell table:style-name="ce4" table:formula="of:=IF([.B189]=&quot;#N/A&quot;;      VLOOKUP([.A189];[IEplorer.$A$2:.$A$99];1;FALSE());            NA())" office:value-type="string" office:string-value="#N/D" calcext:value-type="string">
            <text:p>#N/D</text:p>
          </table:table-cell>
          <table:table-cell table:style-name="ce4" table:formula="of:=IF([.B189]=&quot;#N/A&quot;;      VLOOKUP([.A189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89];[HTMLDom.$A$2:.$A$1245];1;FALSE())" office:value-type="string" office:string-value="#N/D" calcext:value-type="string">
            <text:p>#N/D</text:p>
          </table:table-cell>
          <table:table-cell table:style-name="ce6" table:formula="of:=IF(LEFT([.A18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usewheel</text:p>
          </table:table-cell>
          <table:table-cell table:style-name="ce4" table:formula="of:=IF(AND(NOT(ISERROR(VLOOKUP([.A190];[IEplorer.$A$2:.$A$99];1;FALSE()))); NOT(ISERROR(VLOOKUP([.A190];[Firefox.$A$2:.$A$221];1;FALSE()))));[.A190];&quot;#N/A&quot;)" office:value-type="string" office:string-value="#N/A" calcext:value-type="string">
            <text:p>#N/A</text:p>
          </table:table-cell>
          <table:table-cell table:style-name="ce4" table:formula="of:=IF([.B190]=&quot;#N/A&quot;;      VLOOKUP([.A190];[IEplorer.$A$2:.$A$99];1;FALSE());            NA())" office:value-type="string" office:string-value="onmousewheel" calcext:value-type="string">
            <text:p>onmousewheel</text:p>
          </table:table-cell>
          <table:table-cell table:style-name="ce4" table:formula="of:=IF([.B190]=&quot;#N/A&quot;;      VLOOKUP([.A190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190];[HTMLDom.$A$2:.$A$1245];1;FALSE())" office:value-type="string" office:string-value="#N/D" calcext:value-type="string">
            <text:p>#N/D</text:p>
          </table:table-cell>
          <table:table-cell table:style-name="ce6" table:formula="of:=IF(LEFT([.A19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zfullscreenchange</text:p>
          </table:table-cell>
          <table:table-cell table:style-name="ce4" table:formula="of:=IF(AND(NOT(ISERROR(VLOOKUP([.A191];[IEplorer.$A$2:.$A$99];1;FALSE()))); NOT(ISERROR(VLOOKUP([.A191];[Firefox.$A$2:.$A$221];1;FALSE()))));[.A191];&quot;#N/A&quot;)" office:value-type="string" office:string-value="#N/A" calcext:value-type="string">
            <text:p>#N/A</text:p>
          </table:table-cell>
          <table:table-cell table:style-name="ce4" table:formula="of:=IF([.B191]=&quot;#N/A&quot;;      VLOOKUP([.A191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1]=&quot;#N/A&quot;;      VLOOKUP([.A191];[Firefox.$A$2:.$A$221];1;FALSE());            NA())" office:value-type="string" office:string-value="onmozfullscreenchange" calcext:value-type="string">
            <text:p>onmozfullscreenchange</text:p>
          </table:table-cell>
          <table:table-cell table:style-name="ce4" table:formula="of:=VLOOKUP([.A191];[HTMLDom.$A$2:.$A$1245];1;FALSE())" office:value-type="string" office:string-value="#N/D" calcext:value-type="string">
            <text:p>#N/D</text:p>
          </table:table-cell>
          <table:table-cell table:style-name="ce6" table:formula="of:=IF(LEFT([.A19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zfullscreenerror</text:p>
          </table:table-cell>
          <table:table-cell table:style-name="ce4" table:formula="of:=IF(AND(NOT(ISERROR(VLOOKUP([.A192];[IEplorer.$A$2:.$A$99];1;FALSE()))); NOT(ISERROR(VLOOKUP([.A192];[Firefox.$A$2:.$A$221];1;FALSE()))));[.A192];&quot;#N/A&quot;)" office:value-type="string" office:string-value="#N/A" calcext:value-type="string">
            <text:p>#N/A</text:p>
          </table:table-cell>
          <table:table-cell table:style-name="ce4" table:formula="of:=IF([.B192]=&quot;#N/A&quot;;      VLOOKUP([.A192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2]=&quot;#N/A&quot;;      VLOOKUP([.A192];[Firefox.$A$2:.$A$221];1;FALSE());            NA())" office:value-type="string" office:string-value="onmozfullscreenerror" calcext:value-type="string">
            <text:p>onmozfullscreenerror</text:p>
          </table:table-cell>
          <table:table-cell table:style-name="ce4" table:formula="of:=VLOOKUP([.A192];[HTMLDom.$A$2:.$A$1245];1;FALSE())" office:value-type="string" office:string-value="#N/D" calcext:value-type="string">
            <text:p>#N/D</text:p>
          </table:table-cell>
          <table:table-cell table:style-name="ce6" table:formula="of:=IF(LEFT([.A19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zpointerlockchange</text:p>
          </table:table-cell>
          <table:table-cell table:style-name="ce4" table:formula="of:=IF(AND(NOT(ISERROR(VLOOKUP([.A193];[IEplorer.$A$2:.$A$99];1;FALSE()))); NOT(ISERROR(VLOOKUP([.A193];[Firefox.$A$2:.$A$221];1;FALSE()))));[.A193];&quot;#N/A&quot;)" office:value-type="string" office:string-value="#N/A" calcext:value-type="string">
            <text:p>#N/A</text:p>
          </table:table-cell>
          <table:table-cell table:style-name="ce4" table:formula="of:=IF([.B193]=&quot;#N/A&quot;;      VLOOKUP([.A193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3]=&quot;#N/A&quot;;      VLOOKUP([.A193];[Firefox.$A$2:.$A$221];1;FALSE());            NA())" office:value-type="string" office:string-value="onmozpointerlockchange" calcext:value-type="string">
            <text:p>onmozpointerlockchange</text:p>
          </table:table-cell>
          <table:table-cell table:style-name="ce4" table:formula="of:=VLOOKUP([.A193];[HTMLDom.$A$2:.$A$1245];1;FALSE())" office:value-type="string" office:string-value="#N/D" calcext:value-type="string">
            <text:p>#N/D</text:p>
          </table:table-cell>
          <table:table-cell table:style-name="ce6" table:formula="of:=IF(LEFT([.A19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mozpointerlockerror</text:p>
          </table:table-cell>
          <table:table-cell table:style-name="ce4" table:formula="of:=IF(AND(NOT(ISERROR(VLOOKUP([.A194];[IEplorer.$A$2:.$A$99];1;FALSE()))); NOT(ISERROR(VLOOKUP([.A194];[Firefox.$A$2:.$A$221];1;FALSE()))));[.A194];&quot;#N/A&quot;)" office:value-type="string" office:string-value="#N/A" calcext:value-type="string">
            <text:p>#N/A</text:p>
          </table:table-cell>
          <table:table-cell table:style-name="ce4" table:formula="of:=IF([.B194]=&quot;#N/A&quot;;      VLOOKUP([.A194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4]=&quot;#N/A&quot;;      VLOOKUP([.A194];[Firefox.$A$2:.$A$221];1;FALSE());            NA())" office:value-type="string" office:string-value="onmozpointerlockerror" calcext:value-type="string">
            <text:p>onmozpointerlockerror</text:p>
          </table:table-cell>
          <table:table-cell table:style-name="ce4" table:formula="of:=VLOOKUP([.A194];[HTMLDom.$A$2:.$A$1245];1;FALSE())" office:value-type="string" office:string-value="#N/D" calcext:value-type="string">
            <text:p>#N/D</text:p>
          </table:table-cell>
          <table:table-cell table:style-name="ce6" table:formula="of:=IF(LEFT([.A19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aste</text:p>
          </table:table-cell>
          <table:table-cell table:style-name="ce4" table:formula="of:=IF(AND(NOT(ISERROR(VLOOKUP([.A195];[IEplorer.$A$2:.$A$99];1;FALSE()))); NOT(ISERROR(VLOOKUP([.A195];[Firefox.$A$2:.$A$221];1;FALSE()))));[.A195];&quot;#N/A&quot;)" office:value-type="string" office:string-value="#N/A" calcext:value-type="string">
            <text:p>#N/A</text:p>
          </table:table-cell>
          <table:table-cell table:style-name="ce4" table:formula="of:=IF([.B195]=&quot;#N/A&quot;;      VLOOKUP([.A195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5]=&quot;#N/A&quot;;      VLOOKUP([.A195];[Firefox.$A$2:.$A$221];1;FALSE());            NA())" office:value-type="string" office:string-value="onpaste" calcext:value-type="string">
            <text:p>onpaste</text:p>
          </table:table-cell>
          <table:table-cell table:style-name="ce4" table:formula="of:=VLOOKUP([.A195];[HTMLDom.$A$2:.$A$1245];1;FALSE())" office:value-type="string" office:string-value="#N/D" calcext:value-type="string">
            <text:p>#N/D</text:p>
          </table:table-cell>
          <table:table-cell table:style-name="ce6" table:formula="of:=IF(LEFT([.A19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ause</text:p>
          </table:table-cell>
          <table:table-cell table:style-name="ce4" table:formula="of:=IF(AND(NOT(ISERROR(VLOOKUP([.A196];[IEplorer.$A$2:.$A$99];1;FALSE()))); NOT(ISERROR(VLOOKUP([.A196];[Firefox.$A$2:.$A$221];1;FALSE()))));[.A196];&quot;#N/A&quot;)" office:value-type="string" office:string-value="#N/A" calcext:value-type="string">
            <text:p>#N/A</text:p>
          </table:table-cell>
          <table:table-cell table:style-name="ce4" table:formula="of:=IF([.B196]=&quot;#N/A&quot;;      VLOOKUP([.A196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6]=&quot;#N/A&quot;;      VLOOKUP([.A196];[Firefox.$A$2:.$A$221];1;FALSE());            NA())" office:value-type="string" office:string-value="onpause" calcext:value-type="string">
            <text:p>onpause</text:p>
          </table:table-cell>
          <table:table-cell table:style-name="ce4" table:formula="of:=VLOOKUP([.A196];[HTMLDom.$A$2:.$A$1245];1;FALSE())" office:value-type="string" office:string-value="#N/D" calcext:value-type="string">
            <text:p>#N/D</text:p>
          </table:table-cell>
          <table:table-cell table:style-name="ce6" table:formula="of:=IF(LEFT([.A19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lay</text:p>
          </table:table-cell>
          <table:table-cell table:style-name="ce4" table:formula="of:=IF(AND(NOT(ISERROR(VLOOKUP([.A197];[IEplorer.$A$2:.$A$99];1;FALSE()))); NOT(ISERROR(VLOOKUP([.A197];[Firefox.$A$2:.$A$221];1;FALSE()))));[.A197];&quot;#N/A&quot;)" office:value-type="string" office:string-value="#N/A" calcext:value-type="string">
            <text:p>#N/A</text:p>
          </table:table-cell>
          <table:table-cell table:style-name="ce4" table:formula="of:=IF([.B197]=&quot;#N/A&quot;;      VLOOKUP([.A197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7]=&quot;#N/A&quot;;      VLOOKUP([.A197];[Firefox.$A$2:.$A$221];1;FALSE());            NA())" office:value-type="string" office:string-value="onplay" calcext:value-type="string">
            <text:p>onplay</text:p>
          </table:table-cell>
          <table:table-cell table:style-name="ce4" table:formula="of:=VLOOKUP([.A197];[HTMLDom.$A$2:.$A$1245];1;FALSE())" office:value-type="string" office:string-value="#N/D" calcext:value-type="string">
            <text:p>#N/D</text:p>
          </table:table-cell>
          <table:table-cell table:style-name="ce6" table:formula="of:=IF(LEFT([.A19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laying</text:p>
          </table:table-cell>
          <table:table-cell table:style-name="ce4" table:formula="of:=IF(AND(NOT(ISERROR(VLOOKUP([.A198];[IEplorer.$A$2:.$A$99];1;FALSE()))); NOT(ISERROR(VLOOKUP([.A198];[Firefox.$A$2:.$A$221];1;FALSE()))));[.A198];&quot;#N/A&quot;)" office:value-type="string" office:string-value="#N/A" calcext:value-type="string">
            <text:p>#N/A</text:p>
          </table:table-cell>
          <table:table-cell table:style-name="ce4" table:formula="of:=IF([.B198]=&quot;#N/A&quot;;      VLOOKUP([.A198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8]=&quot;#N/A&quot;;      VLOOKUP([.A198];[Firefox.$A$2:.$A$221];1;FALSE());            NA())" office:value-type="string" office:string-value="onplaying" calcext:value-type="string">
            <text:p>onplaying</text:p>
          </table:table-cell>
          <table:table-cell table:style-name="ce4" table:formula="of:=VLOOKUP([.A198];[HTMLDom.$A$2:.$A$1245];1;FALSE())" office:value-type="string" office:string-value="#N/D" calcext:value-type="string">
            <text:p>#N/D</text:p>
          </table:table-cell>
          <table:table-cell table:style-name="ce6" table:formula="of:=IF(LEFT([.A19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rogress</text:p>
          </table:table-cell>
          <table:table-cell table:style-name="ce4" table:formula="of:=IF(AND(NOT(ISERROR(VLOOKUP([.A199];[IEplorer.$A$2:.$A$99];1;FALSE()))); NOT(ISERROR(VLOOKUP([.A199];[Firefox.$A$2:.$A$221];1;FALSE()))));[.A199];&quot;#N/A&quot;)" office:value-type="string" office:string-value="#N/A" calcext:value-type="string">
            <text:p>#N/A</text:p>
          </table:table-cell>
          <table:table-cell table:style-name="ce4" table:formula="of:=IF([.B199]=&quot;#N/A&quot;;      VLOOKUP([.A199];[IEplorer.$A$2:.$A$99];1;FALSE());            NA())" office:value-type="string" office:string-value="#N/D" calcext:value-type="string">
            <text:p>#N/D</text:p>
          </table:table-cell>
          <table:table-cell table:style-name="ce4" table:formula="of:=IF([.B199]=&quot;#N/A&quot;;      VLOOKUP([.A199];[Firefox.$A$2:.$A$221];1;FALSE());            NA())" office:value-type="string" office:string-value="onprogress" calcext:value-type="string">
            <text:p>onprogress</text:p>
          </table:table-cell>
          <table:table-cell table:style-name="ce4" table:formula="of:=VLOOKUP([.A199];[HTMLDom.$A$2:.$A$1245];1;FALSE())" office:value-type="string" office:string-value="#N/D" calcext:value-type="string">
            <text:p>#N/D</text:p>
          </table:table-cell>
          <table:table-cell table:style-name="ce6" table:formula="of:=IF(LEFT([.A19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propertychange</text:p>
          </table:table-cell>
          <table:table-cell table:style-name="ce4" table:formula="of:=IF(AND(NOT(ISERROR(VLOOKUP([.A200];[IEplorer.$A$2:.$A$99];1;FALSE()))); NOT(ISERROR(VLOOKUP([.A200];[Firefox.$A$2:.$A$221];1;FALSE()))));[.A200];&quot;#N/A&quot;)" office:value-type="string" office:string-value="#N/A" calcext:value-type="string">
            <text:p>#N/A</text:p>
          </table:table-cell>
          <table:table-cell table:style-name="ce4" table:formula="of:=IF([.B200]=&quot;#N/A&quot;;      VLOOKUP([.A200];[IEplorer.$A$2:.$A$99];1;FALSE());            NA())" office:value-type="string" office:string-value="onpropertychange" calcext:value-type="string">
            <text:p>onpropertychange</text:p>
          </table:table-cell>
          <table:table-cell table:style-name="ce4" table:formula="of:=IF([.B200]=&quot;#N/A&quot;;      VLOOKUP([.A200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0];[HTMLDom.$A$2:.$A$1245];1;FALSE())" office:value-type="string" office:string-value="#N/D" calcext:value-type="string">
            <text:p>#N/D</text:p>
          </table:table-cell>
          <table:table-cell table:style-name="ce6" table:formula="of:=IF(LEFT([.A20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atechange</text:p>
          </table:table-cell>
          <table:table-cell table:style-name="ce4" table:formula="of:=IF(AND(NOT(ISERROR(VLOOKUP([.A201];[IEplorer.$A$2:.$A$99];1;FALSE()))); NOT(ISERROR(VLOOKUP([.A201];[Firefox.$A$2:.$A$221];1;FALSE()))));[.A201];&quot;#N/A&quot;)" office:value-type="string" office:string-value="#N/A" calcext:value-type="string">
            <text:p>#N/A</text:p>
          </table:table-cell>
          <table:table-cell table:style-name="ce4" table:formula="of:=IF([.B201]=&quot;#N/A&quot;;      VLOOKUP([.A201];[IEplorer.$A$2:.$A$99];1;FALSE());            NA())" office:value-type="string" office:string-value="#N/D" calcext:value-type="string">
            <text:p>#N/D</text:p>
          </table:table-cell>
          <table:table-cell table:style-name="ce4" table:formula="of:=IF([.B201]=&quot;#N/A&quot;;      VLOOKUP([.A201];[Firefox.$A$2:.$A$221];1;FALSE());            NA())" office:value-type="string" office:string-value="onratechange" calcext:value-type="string">
            <text:p>onratechange</text:p>
          </table:table-cell>
          <table:table-cell table:style-name="ce4" table:formula="of:=VLOOKUP([.A201];[HTMLDom.$A$2:.$A$1245];1;FALSE())" office:value-type="string" office:string-value="#N/D" calcext:value-type="string">
            <text:p>#N/D</text:p>
          </table:table-cell>
          <table:table-cell table:style-name="ce6" table:formula="of:=IF(LEFT([.A20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eadystatechange</text:p>
          </table:table-cell>
          <table:table-cell table:style-name="ce4" table:formula="of:=IF(AND(NOT(ISERROR(VLOOKUP([.A202];[IEplorer.$A$2:.$A$99];1;FALSE()))); NOT(ISERROR(VLOOKUP([.A202];[Firefox.$A$2:.$A$221];1;FALSE()))));[.A202];&quot;#N/A&quot;)" office:value-type="string" office:string-value="onreadystatechange" calcext:value-type="string">
            <text:p>onreadystatechange</text:p>
          </table:table-cell>
          <table:table-cell table:style-name="ce4" table:formula="of:=IF([.B202]=&quot;#N/A&quot;;      VLOOKUP([.A202];[IEplorer.$A$2:.$A$99];1;FALSE());            NA())" office:value-type="string" office:string-value="#N/D" calcext:value-type="string">
            <text:p>#N/D</text:p>
          </table:table-cell>
          <table:table-cell table:style-name="ce4" table:formula="of:=IF([.B202]=&quot;#N/A&quot;;      VLOOKUP([.A202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2];[HTMLDom.$A$2:.$A$1245];1;FALSE())" office:value-type="string" office:string-value="#N/D" calcext:value-type="string">
            <text:p>#N/D</text:p>
          </table:table-cell>
          <table:table-cell table:style-name="ce6" table:formula="of:=IF(LEFT([.A20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eset</text:p>
          </table:table-cell>
          <table:table-cell table:style-name="ce4" table:formula="of:=IF(AND(NOT(ISERROR(VLOOKUP([.A203];[IEplorer.$A$2:.$A$99];1;FALSE()))); NOT(ISERROR(VLOOKUP([.A203];[Firefox.$A$2:.$A$221];1;FALSE()))));[.A203];&quot;#N/A&quot;)" office:value-type="string" office:string-value="#N/A" calcext:value-type="string">
            <text:p>#N/A</text:p>
          </table:table-cell>
          <table:table-cell table:style-name="ce4" table:formula="of:=IF([.B203]=&quot;#N/A&quot;;      VLOOKUP([.A203];[IEplorer.$A$2:.$A$99];1;FALSE());            NA())" office:value-type="string" office:string-value="#N/D" calcext:value-type="string">
            <text:p>#N/D</text:p>
          </table:table-cell>
          <table:table-cell table:style-name="ce4" table:formula="of:=IF([.B203]=&quot;#N/A&quot;;      VLOOKUP([.A203];[Firefox.$A$2:.$A$221];1;FALSE());            NA())" office:value-type="string" office:string-value="onreset" calcext:value-type="string">
            <text:p>onreset</text:p>
          </table:table-cell>
          <table:table-cell table:style-name="ce4" table:formula="of:=VLOOKUP([.A203];[HTMLDom.$A$2:.$A$1245];1;FALSE())" office:value-type="string" office:string-value="#N/D" calcext:value-type="string">
            <text:p>#N/D</text:p>
          </table:table-cell>
          <table:table-cell table:style-name="ce6" table:formula="of:=IF(LEFT([.A20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esize</text:p>
          </table:table-cell>
          <table:table-cell table:style-name="ce4" table:formula="of:=IF(AND(NOT(ISERROR(VLOOKUP([.A204];[IEplorer.$A$2:.$A$99];1;FALSE()))); NOT(ISERROR(VLOOKUP([.A204];[Firefox.$A$2:.$A$221];1;FALSE()))));[.A204];&quot;#N/A&quot;)" office:value-type="string" office:string-value="#N/A" calcext:value-type="string">
            <text:p>#N/A</text:p>
          </table:table-cell>
          <table:table-cell table:style-name="ce4" table:formula="of:=IF([.B204]=&quot;#N/A&quot;;      VLOOKUP([.A204];[IEplorer.$A$2:.$A$99];1;FALSE());            NA())" office:value-type="string" office:string-value="#N/D" calcext:value-type="string">
            <text:p>#N/D</text:p>
          </table:table-cell>
          <table:table-cell table:style-name="ce4" table:formula="of:=IF([.B204]=&quot;#N/A&quot;;      VLOOKUP([.A204];[Firefox.$A$2:.$A$221];1;FALSE());            NA())" office:value-type="string" office:string-value="onresize" calcext:value-type="string">
            <text:p>onresize</text:p>
          </table:table-cell>
          <table:table-cell table:style-name="ce4" table:formula="of:=VLOOKUP([.A204];[HTMLDom.$A$2:.$A$1245];1;FALSE())" office:value-type="string" office:string-value="#N/D" calcext:value-type="string">
            <text:p>#N/D</text:p>
          </table:table-cell>
          <table:table-cell table:style-name="ce6" table:formula="of:=IF(LEFT([.A20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owenter</text:p>
          </table:table-cell>
          <table:table-cell table:style-name="ce4" table:formula="of:=IF(AND(NOT(ISERROR(VLOOKUP([.A205];[IEplorer.$A$2:.$A$99];1;FALSE()))); NOT(ISERROR(VLOOKUP([.A205];[Firefox.$A$2:.$A$221];1;FALSE()))));[.A205];&quot;#N/A&quot;)" office:value-type="string" office:string-value="#N/A" calcext:value-type="string">
            <text:p>#N/A</text:p>
          </table:table-cell>
          <table:table-cell table:style-name="ce4" table:formula="of:=IF([.B205]=&quot;#N/A&quot;;      VLOOKUP([.A205];[IEplorer.$A$2:.$A$99];1;FALSE());            NA())" office:value-type="string" office:string-value="onrowenter" calcext:value-type="string">
            <text:p>onrowenter</text:p>
          </table:table-cell>
          <table:table-cell table:style-name="ce4" table:formula="of:=IF([.B205]=&quot;#N/A&quot;;      VLOOKUP([.A205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5];[HTMLDom.$A$2:.$A$1245];1;FALSE())" office:value-type="string" office:string-value="#N/D" calcext:value-type="string">
            <text:p>#N/D</text:p>
          </table:table-cell>
          <table:table-cell table:style-name="ce6" table:formula="of:=IF(LEFT([.A20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owexit</text:p>
          </table:table-cell>
          <table:table-cell table:style-name="ce4" table:formula="of:=IF(AND(NOT(ISERROR(VLOOKUP([.A206];[IEplorer.$A$2:.$A$99];1;FALSE()))); NOT(ISERROR(VLOOKUP([.A206];[Firefox.$A$2:.$A$221];1;FALSE()))));[.A206];&quot;#N/A&quot;)" office:value-type="string" office:string-value="#N/A" calcext:value-type="string">
            <text:p>#N/A</text:p>
          </table:table-cell>
          <table:table-cell table:style-name="ce4" table:formula="of:=IF([.B206]=&quot;#N/A&quot;;      VLOOKUP([.A206];[IEplorer.$A$2:.$A$99];1;FALSE());            NA())" office:value-type="string" office:string-value="onrowexit" calcext:value-type="string">
            <text:p>onrowexit</text:p>
          </table:table-cell>
          <table:table-cell table:style-name="ce4" table:formula="of:=IF([.B206]=&quot;#N/A&quot;;      VLOOKUP([.A206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6];[HTMLDom.$A$2:.$A$1245];1;FALSE())" office:value-type="string" office:string-value="#N/D" calcext:value-type="string">
            <text:p>#N/D</text:p>
          </table:table-cell>
          <table:table-cell table:style-name="ce6" table:formula="of:=IF(LEFT([.A20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owsdelete</text:p>
          </table:table-cell>
          <table:table-cell table:style-name="ce4" table:formula="of:=IF(AND(NOT(ISERROR(VLOOKUP([.A207];[IEplorer.$A$2:.$A$99];1;FALSE()))); NOT(ISERROR(VLOOKUP([.A207];[Firefox.$A$2:.$A$221];1;FALSE()))));[.A207];&quot;#N/A&quot;)" office:value-type="string" office:string-value="#N/A" calcext:value-type="string">
            <text:p>#N/A</text:p>
          </table:table-cell>
          <table:table-cell table:style-name="ce4" table:formula="of:=IF([.B207]=&quot;#N/A&quot;;      VLOOKUP([.A207];[IEplorer.$A$2:.$A$99];1;FALSE());            NA())" office:value-type="string" office:string-value="onrowsdelete" calcext:value-type="string">
            <text:p>onrowsdelete</text:p>
          </table:table-cell>
          <table:table-cell table:style-name="ce4" table:formula="of:=IF([.B207]=&quot;#N/A&quot;;      VLOOKUP([.A20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7];[HTMLDom.$A$2:.$A$1245];1;FALSE())" office:value-type="string" office:string-value="#N/D" calcext:value-type="string">
            <text:p>#N/D</text:p>
          </table:table-cell>
          <table:table-cell table:style-name="ce6" table:formula="of:=IF(LEFT([.A20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rowsinserted</text:p>
          </table:table-cell>
          <table:table-cell table:style-name="ce4" table:formula="of:=IF(AND(NOT(ISERROR(VLOOKUP([.A208];[IEplorer.$A$2:.$A$99];1;FALSE()))); NOT(ISERROR(VLOOKUP([.A208];[Firefox.$A$2:.$A$221];1;FALSE()))));[.A208];&quot;#N/A&quot;)" office:value-type="string" office:string-value="#N/A" calcext:value-type="string">
            <text:p>#N/A</text:p>
          </table:table-cell>
          <table:table-cell table:style-name="ce4" table:formula="of:=IF([.B208]=&quot;#N/A&quot;;      VLOOKUP([.A208];[IEplorer.$A$2:.$A$99];1;FALSE());            NA())" office:value-type="string" office:string-value="onrowsinserted" calcext:value-type="string">
            <text:p>onrowsinserted</text:p>
          </table:table-cell>
          <table:table-cell table:style-name="ce4" table:formula="of:=IF([.B208]=&quot;#N/A&quot;;      VLOOKUP([.A20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08];[HTMLDom.$A$2:.$A$1245];1;FALSE())" office:value-type="string" office:string-value="#N/D" calcext:value-type="string">
            <text:p>#N/D</text:p>
          </table:table-cell>
          <table:table-cell table:style-name="ce6" table:formula="of:=IF(LEFT([.A20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croll</text:p>
          </table:table-cell>
          <table:table-cell table:style-name="ce4" table:formula="of:=IF(AND(NOT(ISERROR(VLOOKUP([.A209];[IEplorer.$A$2:.$A$99];1;FALSE()))); NOT(ISERROR(VLOOKUP([.A209];[Firefox.$A$2:.$A$221];1;FALSE()))));[.A209];&quot;#N/A&quot;)" office:value-type="string" office:string-value="#N/A" calcext:value-type="string">
            <text:p>#N/A</text:p>
          </table:table-cell>
          <table:table-cell table:style-name="ce4" table:formula="of:=IF([.B209]=&quot;#N/A&quot;;      VLOOKUP([.A209];[IEplorer.$A$2:.$A$99];1;FALSE());            NA())" office:value-type="string" office:string-value="#N/D" calcext:value-type="string">
            <text:p>#N/D</text:p>
          </table:table-cell>
          <table:table-cell table:style-name="ce4" table:formula="of:=IF([.B209]=&quot;#N/A&quot;;      VLOOKUP([.A209];[Firefox.$A$2:.$A$221];1;FALSE());            NA())" office:value-type="string" office:string-value="onscroll" calcext:value-type="string">
            <text:p>onscroll</text:p>
          </table:table-cell>
          <table:table-cell table:style-name="ce4" table:formula="of:=VLOOKUP([.A209];[HTMLDom.$A$2:.$A$1245];1;FALSE())" office:value-type="string" office:string-value="#N/D" calcext:value-type="string">
            <text:p>#N/D</text:p>
          </table:table-cell>
          <table:table-cell table:style-name="ce6" table:formula="of:=IF(LEFT([.A20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eeked</text:p>
          </table:table-cell>
          <table:table-cell table:style-name="ce4" table:formula="of:=IF(AND(NOT(ISERROR(VLOOKUP([.A210];[IEplorer.$A$2:.$A$99];1;FALSE()))); NOT(ISERROR(VLOOKUP([.A210];[Firefox.$A$2:.$A$221];1;FALSE()))));[.A210];&quot;#N/A&quot;)" office:value-type="string" office:string-value="#N/A" calcext:value-type="string">
            <text:p>#N/A</text:p>
          </table:table-cell>
          <table:table-cell table:style-name="ce4" table:formula="of:=IF([.B210]=&quot;#N/A&quot;;      VLOOKUP([.A210];[IEplorer.$A$2:.$A$99];1;FALSE());            NA())" office:value-type="string" office:string-value="#N/D" calcext:value-type="string">
            <text:p>#N/D</text:p>
          </table:table-cell>
          <table:table-cell table:style-name="ce4" table:formula="of:=IF([.B210]=&quot;#N/A&quot;;      VLOOKUP([.A210];[Firefox.$A$2:.$A$221];1;FALSE());            NA())" office:value-type="string" office:string-value="onseeked" calcext:value-type="string">
            <text:p>onseeked</text:p>
          </table:table-cell>
          <table:table-cell table:style-name="ce4" table:formula="of:=VLOOKUP([.A210];[HTMLDom.$A$2:.$A$1245];1;FALSE())" office:value-type="string" office:string-value="#N/D" calcext:value-type="string">
            <text:p>#N/D</text:p>
          </table:table-cell>
          <table:table-cell table:style-name="ce6" table:formula="of:=IF(LEFT([.A21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eeking</text:p>
          </table:table-cell>
          <table:table-cell table:style-name="ce4" table:formula="of:=IF(AND(NOT(ISERROR(VLOOKUP([.A211];[IEplorer.$A$2:.$A$99];1;FALSE()))); NOT(ISERROR(VLOOKUP([.A211];[Firefox.$A$2:.$A$221];1;FALSE()))));[.A211];&quot;#N/A&quot;)" office:value-type="string" office:string-value="#N/A" calcext:value-type="string">
            <text:p>#N/A</text:p>
          </table:table-cell>
          <table:table-cell table:style-name="ce4" table:formula="of:=IF([.B211]=&quot;#N/A&quot;;      VLOOKUP([.A211];[IEplorer.$A$2:.$A$99];1;FALSE());            NA())" office:value-type="string" office:string-value="#N/D" calcext:value-type="string">
            <text:p>#N/D</text:p>
          </table:table-cell>
          <table:table-cell table:style-name="ce4" table:formula="of:=IF([.B211]=&quot;#N/A&quot;;      VLOOKUP([.A211];[Firefox.$A$2:.$A$221];1;FALSE());            NA())" office:value-type="string" office:string-value="onseeking" calcext:value-type="string">
            <text:p>onseeking</text:p>
          </table:table-cell>
          <table:table-cell table:style-name="ce4" table:formula="of:=VLOOKUP([.A211];[HTMLDom.$A$2:.$A$1245];1;FALSE())" office:value-type="string" office:string-value="#N/D" calcext:value-type="string">
            <text:p>#N/D</text:p>
          </table:table-cell>
          <table:table-cell table:style-name="ce6" table:formula="of:=IF(LEFT([.A21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elect</text:p>
          </table:table-cell>
          <table:table-cell table:style-name="ce4" table:formula="of:=IF(AND(NOT(ISERROR(VLOOKUP([.A212];[IEplorer.$A$2:.$A$99];1;FALSE()))); NOT(ISERROR(VLOOKUP([.A212];[Firefox.$A$2:.$A$221];1;FALSE()))));[.A212];&quot;#N/A&quot;)" office:value-type="string" office:string-value="#N/A" calcext:value-type="string">
            <text:p>#N/A</text:p>
          </table:table-cell>
          <table:table-cell table:style-name="ce4" table:formula="of:=IF([.B212]=&quot;#N/A&quot;;      VLOOKUP([.A212];[IEplorer.$A$2:.$A$99];1;FALSE());            NA())" office:value-type="string" office:string-value="#N/D" calcext:value-type="string">
            <text:p>#N/D</text:p>
          </table:table-cell>
          <table:table-cell table:style-name="ce4" table:formula="of:=IF([.B212]=&quot;#N/A&quot;;      VLOOKUP([.A212];[Firefox.$A$2:.$A$221];1;FALSE());            NA())" office:value-type="string" office:string-value="onselect" calcext:value-type="string">
            <text:p>onselect</text:p>
          </table:table-cell>
          <table:table-cell table:style-name="ce4" table:formula="of:=VLOOKUP([.A212];[HTMLDom.$A$2:.$A$1245];1;FALSE())" office:value-type="string" office:string-value="#N/D" calcext:value-type="string">
            <text:p>#N/D</text:p>
          </table:table-cell>
          <table:table-cell table:style-name="ce6" table:formula="of:=IF(LEFT([.A21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electionchange</text:p>
          </table:table-cell>
          <table:table-cell table:style-name="ce4" table:formula="of:=IF(AND(NOT(ISERROR(VLOOKUP([.A213];[IEplorer.$A$2:.$A$99];1;FALSE()))); NOT(ISERROR(VLOOKUP([.A213];[Firefox.$A$2:.$A$221];1;FALSE()))));[.A213];&quot;#N/A&quot;)" office:value-type="string" office:string-value="#N/A" calcext:value-type="string">
            <text:p>#N/A</text:p>
          </table:table-cell>
          <table:table-cell table:style-name="ce4" table:formula="of:=IF([.B213]=&quot;#N/A&quot;;      VLOOKUP([.A213];[IEplorer.$A$2:.$A$99];1;FALSE());            NA())" office:value-type="string" office:string-value="onselectionchange" calcext:value-type="string">
            <text:p>onselectionchange</text:p>
          </table:table-cell>
          <table:table-cell table:style-name="ce4" table:formula="of:=IF([.B213]=&quot;#N/A&quot;;      VLOOKUP([.A213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13];[HTMLDom.$A$2:.$A$1245];1;FALSE())" office:value-type="string" office:string-value="#N/D" calcext:value-type="string">
            <text:p>#N/D</text:p>
          </table:table-cell>
          <table:table-cell table:style-name="ce6" table:formula="of:=IF(LEFT([.A21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electstart</text:p>
          </table:table-cell>
          <table:table-cell table:style-name="ce4" table:formula="of:=IF(AND(NOT(ISERROR(VLOOKUP([.A214];[IEplorer.$A$2:.$A$99];1;FALSE()))); NOT(ISERROR(VLOOKUP([.A214];[Firefox.$A$2:.$A$221];1;FALSE()))));[.A214];&quot;#N/A&quot;)" office:value-type="string" office:string-value="#N/A" calcext:value-type="string">
            <text:p>#N/A</text:p>
          </table:table-cell>
          <table:table-cell table:style-name="ce4" table:formula="of:=IF([.B214]=&quot;#N/A&quot;;      VLOOKUP([.A214];[IEplorer.$A$2:.$A$99];1;FALSE());            NA())" office:value-type="string" office:string-value="onselectstart" calcext:value-type="string">
            <text:p>onselectstart</text:p>
          </table:table-cell>
          <table:table-cell table:style-name="ce4" table:formula="of:=IF([.B214]=&quot;#N/A&quot;;      VLOOKUP([.A214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14];[HTMLDom.$A$2:.$A$1245];1;FALSE())" office:value-type="string" office:string-value="#N/D" calcext:value-type="string">
            <text:p>#N/D</text:p>
          </table:table-cell>
          <table:table-cell table:style-name="ce6" table:formula="of:=IF(LEFT([.A21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how</text:p>
          </table:table-cell>
          <table:table-cell table:style-name="ce4" table:formula="of:=IF(AND(NOT(ISERROR(VLOOKUP([.A215];[IEplorer.$A$2:.$A$99];1;FALSE()))); NOT(ISERROR(VLOOKUP([.A215];[Firefox.$A$2:.$A$221];1;FALSE()))));[.A215];&quot;#N/A&quot;)" office:value-type="string" office:string-value="#N/A" calcext:value-type="string">
            <text:p>#N/A</text:p>
          </table:table-cell>
          <table:table-cell table:style-name="ce4" table:formula="of:=IF([.B215]=&quot;#N/A&quot;;      VLOOKUP([.A215];[IEplorer.$A$2:.$A$99];1;FALSE());            NA())" office:value-type="string" office:string-value="#N/D" calcext:value-type="string">
            <text:p>#N/D</text:p>
          </table:table-cell>
          <table:table-cell table:style-name="ce4" table:formula="of:=IF([.B215]=&quot;#N/A&quot;;      VLOOKUP([.A215];[Firefox.$A$2:.$A$221];1;FALSE());            NA())" office:value-type="string" office:string-value="onshow" calcext:value-type="string">
            <text:p>onshow</text:p>
          </table:table-cell>
          <table:table-cell table:style-name="ce4" table:formula="of:=VLOOKUP([.A215];[HTMLDom.$A$2:.$A$1245];1;FALSE())" office:value-type="string" office:string-value="#N/D" calcext:value-type="string">
            <text:p>#N/D</text:p>
          </table:table-cell>
          <table:table-cell table:style-name="ce6" table:formula="of:=IF(LEFT([.A21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talled</text:p>
          </table:table-cell>
          <table:table-cell table:style-name="ce4" table:formula="of:=IF(AND(NOT(ISERROR(VLOOKUP([.A216];[IEplorer.$A$2:.$A$99];1;FALSE()))); NOT(ISERROR(VLOOKUP([.A216];[Firefox.$A$2:.$A$221];1;FALSE()))));[.A216];&quot;#N/A&quot;)" office:value-type="string" office:string-value="#N/A" calcext:value-type="string">
            <text:p>#N/A</text:p>
          </table:table-cell>
          <table:table-cell table:style-name="ce4" table:formula="of:=IF([.B216]=&quot;#N/A&quot;;      VLOOKUP([.A216];[IEplorer.$A$2:.$A$99];1;FALSE());            NA())" office:value-type="string" office:string-value="#N/D" calcext:value-type="string">
            <text:p>#N/D</text:p>
          </table:table-cell>
          <table:table-cell table:style-name="ce4" table:formula="of:=IF([.B216]=&quot;#N/A&quot;;      VLOOKUP([.A216];[Firefox.$A$2:.$A$221];1;FALSE());            NA())" office:value-type="string" office:string-value="onstalled" calcext:value-type="string">
            <text:p>onstalled</text:p>
          </table:table-cell>
          <table:table-cell table:style-name="ce4" table:formula="of:=VLOOKUP([.A216];[HTMLDom.$A$2:.$A$1245];1;FALSE())" office:value-type="string" office:string-value="#N/D" calcext:value-type="string">
            <text:p>#N/D</text:p>
          </table:table-cell>
          <table:table-cell table:style-name="ce6" table:formula="of:=IF(LEFT([.A216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top</text:p>
          </table:table-cell>
          <table:table-cell table:style-name="ce4" table:formula="of:=IF(AND(NOT(ISERROR(VLOOKUP([.A217];[IEplorer.$A$2:.$A$99];1;FALSE()))); NOT(ISERROR(VLOOKUP([.A217];[Firefox.$A$2:.$A$221];1;FALSE()))));[.A217];&quot;#N/A&quot;)" office:value-type="string" office:string-value="#N/A" calcext:value-type="string">
            <text:p>#N/A</text:p>
          </table:table-cell>
          <table:table-cell table:style-name="ce4" table:formula="of:=IF([.B217]=&quot;#N/A&quot;;      VLOOKUP([.A217];[IEplorer.$A$2:.$A$99];1;FALSE());            NA())" office:value-type="string" office:string-value="onstop" calcext:value-type="string">
            <text:p>onstop</text:p>
          </table:table-cell>
          <table:table-cell table:style-name="ce4" table:formula="of:=IF([.B217]=&quot;#N/A&quot;;      VLOOKUP([.A217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17];[HTMLDom.$A$2:.$A$1245];1;FALSE())" office:value-type="string" office:string-value="#N/D" calcext:value-type="string">
            <text:p>#N/D</text:p>
          </table:table-cell>
          <table:table-cell table:style-name="ce6" table:formula="of:=IF(LEFT([.A217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torage</text:p>
          </table:table-cell>
          <table:table-cell table:style-name="ce4" table:formula="of:=IF(AND(NOT(ISERROR(VLOOKUP([.A218];[IEplorer.$A$2:.$A$99];1;FALSE()))); NOT(ISERROR(VLOOKUP([.A218];[Firefox.$A$2:.$A$221];1;FALSE()))));[.A218];&quot;#N/A&quot;)" office:value-type="string" office:string-value="#N/A" calcext:value-type="string">
            <text:p>#N/A</text:p>
          </table:table-cell>
          <table:table-cell table:style-name="ce4" table:formula="of:=IF([.B218]=&quot;#N/A&quot;;      VLOOKUP([.A218];[IEplorer.$A$2:.$A$99];1;FALSE());            NA())" office:value-type="string" office:string-value="onstorage" calcext:value-type="string">
            <text:p>onstorage</text:p>
          </table:table-cell>
          <table:table-cell table:style-name="ce4" table:formula="of:=IF([.B218]=&quot;#N/A&quot;;      VLOOKUP([.A218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18];[HTMLDom.$A$2:.$A$1245];1;FALSE())" office:value-type="string" office:string-value="#N/D" calcext:value-type="string">
            <text:p>#N/D</text:p>
          </table:table-cell>
          <table:table-cell table:style-name="ce6" table:formula="of:=IF(LEFT([.A218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toragecommit</text:p>
          </table:table-cell>
          <table:table-cell table:style-name="ce4" table:formula="of:=IF(AND(NOT(ISERROR(VLOOKUP([.A219];[IEplorer.$A$2:.$A$99];1;FALSE()))); NOT(ISERROR(VLOOKUP([.A219];[Firefox.$A$2:.$A$221];1;FALSE()))));[.A219];&quot;#N/A&quot;)" office:value-type="string" office:string-value="#N/A" calcext:value-type="string">
            <text:p>#N/A</text:p>
          </table:table-cell>
          <table:table-cell table:style-name="ce4" table:formula="of:=IF([.B219]=&quot;#N/A&quot;;      VLOOKUP([.A219];[IEplorer.$A$2:.$A$99];1;FALSE());            NA())" office:value-type="string" office:string-value="onstoragecommit" calcext:value-type="string">
            <text:p>onstoragecommit</text:p>
          </table:table-cell>
          <table:table-cell table:style-name="ce4" table:formula="of:=IF([.B219]=&quot;#N/A&quot;;      VLOOKUP([.A219];[Firefox.$A$2:.$A$221];1;FALSE());            NA())" office:value-type="string" office:string-value="#N/D" calcext:value-type="string">
            <text:p>#N/D</text:p>
          </table:table-cell>
          <table:table-cell table:style-name="ce4" table:formula="of:=VLOOKUP([.A219];[HTMLDom.$A$2:.$A$1245];1;FALSE())" office:value-type="string" office:string-value="#N/D" calcext:value-type="string">
            <text:p>#N/D</text:p>
          </table:table-cell>
          <table:table-cell table:style-name="ce6" table:formula="of:=IF(LEFT([.A219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ubmit</text:p>
          </table:table-cell>
          <table:table-cell table:style-name="ce4" table:formula="of:=IF(AND(NOT(ISERROR(VLOOKUP([.A220];[IEplorer.$A$2:.$A$99];1;FALSE()))); NOT(ISERROR(VLOOKUP([.A220];[Firefox.$A$2:.$A$221];1;FALSE()))));[.A220];&quot;#N/A&quot;)" office:value-type="string" office:string-value="#N/A" calcext:value-type="string">
            <text:p>#N/A</text:p>
          </table:table-cell>
          <table:table-cell table:style-name="ce4" table:formula="of:=IF([.B220]=&quot;#N/A&quot;;      VLOOKUP([.A220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0]=&quot;#N/A&quot;;      VLOOKUP([.A220];[Firefox.$A$2:.$A$221];1;FALSE());            NA())" office:value-type="string" office:string-value="onsubmit" calcext:value-type="string">
            <text:p>onsubmit</text:p>
          </table:table-cell>
          <table:table-cell table:style-name="ce4" table:formula="of:=VLOOKUP([.A220];[HTMLDom.$A$2:.$A$1245];1;FALSE())" office:value-type="string" office:string-value="#N/D" calcext:value-type="string">
            <text:p>#N/D</text:p>
          </table:table-cell>
          <table:table-cell table:style-name="ce6" table:formula="of:=IF(LEFT([.A220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suspend</text:p>
          </table:table-cell>
          <table:table-cell table:style-name="ce4" table:formula="of:=IF(AND(NOT(ISERROR(VLOOKUP([.A221];[IEplorer.$A$2:.$A$99];1;FALSE()))); NOT(ISERROR(VLOOKUP([.A221];[Firefox.$A$2:.$A$221];1;FALSE()))));[.A221];&quot;#N/A&quot;)" office:value-type="string" office:string-value="#N/A" calcext:value-type="string">
            <text:p>#N/A</text:p>
          </table:table-cell>
          <table:table-cell table:style-name="ce4" table:formula="of:=IF([.B221]=&quot;#N/A&quot;;      VLOOKUP([.A221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1]=&quot;#N/A&quot;;      VLOOKUP([.A221];[Firefox.$A$2:.$A$221];1;FALSE());            NA())" office:value-type="string" office:string-value="onsuspend" calcext:value-type="string">
            <text:p>onsuspend</text:p>
          </table:table-cell>
          <table:table-cell table:style-name="ce4" table:formula="of:=VLOOKUP([.A221];[HTMLDom.$A$2:.$A$1245];1;FALSE())" office:value-type="string" office:string-value="#N/D" calcext:value-type="string">
            <text:p>#N/D</text:p>
          </table:table-cell>
          <table:table-cell table:style-name="ce6" table:formula="of:=IF(LEFT([.A221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timeupdate</text:p>
          </table:table-cell>
          <table:table-cell table:style-name="ce4" table:formula="of:=IF(AND(NOT(ISERROR(VLOOKUP([.A222];[IEplorer.$A$2:.$A$99];1;FALSE()))); NOT(ISERROR(VLOOKUP([.A222];[Firefox.$A$2:.$A$221];1;FALSE()))));[.A222];&quot;#N/A&quot;)" office:value-type="string" office:string-value="#N/A" calcext:value-type="string">
            <text:p>#N/A</text:p>
          </table:table-cell>
          <table:table-cell table:style-name="ce4" table:formula="of:=IF([.B222]=&quot;#N/A&quot;;      VLOOKUP([.A222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2]=&quot;#N/A&quot;;      VLOOKUP([.A222];[Firefox.$A$2:.$A$221];1;FALSE());            NA())" office:value-type="string" office:string-value="ontimeupdate" calcext:value-type="string">
            <text:p>ontimeupdate</text:p>
          </table:table-cell>
          <table:table-cell table:style-name="ce4" table:formula="of:=VLOOKUP([.A222];[HTMLDom.$A$2:.$A$1245];1;FALSE())" office:value-type="string" office:string-value="#N/D" calcext:value-type="string">
            <text:p>#N/D</text:p>
          </table:table-cell>
          <table:table-cell table:style-name="ce6" table:formula="of:=IF(LEFT([.A222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volumechange</text:p>
          </table:table-cell>
          <table:table-cell table:style-name="ce4" table:formula="of:=IF(AND(NOT(ISERROR(VLOOKUP([.A223];[IEplorer.$A$2:.$A$99];1;FALSE()))); NOT(ISERROR(VLOOKUP([.A223];[Firefox.$A$2:.$A$221];1;FALSE()))));[.A223];&quot;#N/A&quot;)" office:value-type="string" office:string-value="#N/A" calcext:value-type="string">
            <text:p>#N/A</text:p>
          </table:table-cell>
          <table:table-cell table:style-name="ce4" table:formula="of:=IF([.B223]=&quot;#N/A&quot;;      VLOOKUP([.A223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3]=&quot;#N/A&quot;;      VLOOKUP([.A223];[Firefox.$A$2:.$A$221];1;FALSE());            NA())" office:value-type="string" office:string-value="onvolumechange" calcext:value-type="string">
            <text:p>onvolumechange</text:p>
          </table:table-cell>
          <table:table-cell table:style-name="ce4" table:formula="of:=VLOOKUP([.A223];[HTMLDom.$A$2:.$A$1245];1;FALSE())" office:value-type="string" office:string-value="#N/D" calcext:value-type="string">
            <text:p>#N/D</text:p>
          </table:table-cell>
          <table:table-cell table:style-name="ce6" table:formula="of:=IF(LEFT([.A223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waiting</text:p>
          </table:table-cell>
          <table:table-cell table:style-name="ce4" table:formula="of:=IF(AND(NOT(ISERROR(VLOOKUP([.A224];[IEplorer.$A$2:.$A$99];1;FALSE()))); NOT(ISERROR(VLOOKUP([.A224];[Firefox.$A$2:.$A$221];1;FALSE()))));[.A224];&quot;#N/A&quot;)" office:value-type="string" office:string-value="#N/A" calcext:value-type="string">
            <text:p>#N/A</text:p>
          </table:table-cell>
          <table:table-cell table:style-name="ce4" table:formula="of:=IF([.B224]=&quot;#N/A&quot;;      VLOOKUP([.A224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4]=&quot;#N/A&quot;;      VLOOKUP([.A224];[Firefox.$A$2:.$A$221];1;FALSE());            NA())" office:value-type="string" office:string-value="onwaiting" calcext:value-type="string">
            <text:p>onwaiting</text:p>
          </table:table-cell>
          <table:table-cell table:style-name="ce4" table:formula="of:=VLOOKUP([.A224];[HTMLDom.$A$2:.$A$1245];1;FALSE())" office:value-type="string" office:string-value="#N/D" calcext:value-type="string">
            <text:p>#N/D</text:p>
          </table:table-cell>
          <table:table-cell table:style-name="ce6" table:formula="of:=IF(LEFT([.A224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 calcext:value-type="string">
            <text:p>onwheel</text:p>
          </table:table-cell>
          <table:table-cell table:style-name="ce4" table:formula="of:=IF(AND(NOT(ISERROR(VLOOKUP([.A225];[IEplorer.$A$2:.$A$99];1;FALSE()))); NOT(ISERROR(VLOOKUP([.A225];[Firefox.$A$2:.$A$221];1;FALSE()))));[.A225];&quot;#N/A&quot;)" office:value-type="string" office:string-value="#N/A" calcext:value-type="string">
            <text:p>#N/A</text:p>
          </table:table-cell>
          <table:table-cell table:style-name="ce4" table:formula="of:=IF([.B225]=&quot;#N/A&quot;;      VLOOKUP([.A225];[IEplorer.$A$2:.$A$99];1;FALSE());            NA())" office:value-type="string" office:string-value="#N/D" calcext:value-type="string">
            <text:p>#N/D</text:p>
          </table:table-cell>
          <table:table-cell table:style-name="ce4" table:formula="of:=IF([.B225]=&quot;#N/A&quot;;      VLOOKUP([.A225];[Firefox.$A$2:.$A$221];1;FALSE());            NA())" office:value-type="string" office:string-value="onwheel" calcext:value-type="string">
            <text:p>onwheel</text:p>
          </table:table-cell>
          <table:table-cell table:style-name="ce4" table:formula="of:=VLOOKUP([.A225];[HTMLDom.$A$2:.$A$1245];1;FALSE())" office:value-type="string" office:string-value="#N/D" calcext:value-type="string">
            <text:p>#N/D</text:p>
          </table:table-cell>
          <table:table-cell table:style-name="ce6" table:formula="of:=IF(LEFT([.A225];2)=&quot;on&quot;;TRUE();FALSE())" office:value-type="boolean" office:boolean-value="true" calcext:value-type="boolean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2" office:value-type="string" calcext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 calcext:value-type="string">
            <text:p>#N/A</text:p>
          </table:table-cell>
          <table:table-cell table:formula="of:=IF([.B226]=&quot;#N/A&quot;;      VLOOKUP([.A226];[IEplorer.$A$2:.$A$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A$2:.$A$221];1;FALSE());            NA())" office:value-type="string" office:string-value="open" calcext:value-type="string">
            <text:p>open</text:p>
          </table:table-cell>
          <table:table-cell table:formula="of:=VLOOKUP([.A226];[HTMLDom.$A$2:.$A$1245];1;FALSE())" office:value-type="string" office:string-value="" calcext:value-type="error">
            <text:p>#N/A</text:p>
          </table:table-cell>
          <table:table-cell table:style-name="ce5" table:formula="of:=IF(LEFT([.A2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 calcext:value-type="string">
            <text:p>ownerDocument</text:p>
          </table:table-cell>
          <table:table-cell table:formula="of:=IF([.B227]=&quot;#N/A&quot;;      VLOOKUP([.A227];[IEplorer.$A$2:.$A$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A$2:.$A$221];1;FALSE());            NA())" office:value-type="string" office:string-value="" calcext:value-type="error">
            <text:p>#N/A</text:p>
          </table:table-cell>
          <table:table-cell table:formula="of:=VLOOKUP([.A227];[HTMLDom.$A$2:.$A$1245];1;FALSE())" office:value-type="string" office:string-value="" calcext:value-type="error">
            <text:p>#N/A</text:p>
          </table:table-cell>
          <table:table-cell table:style-name="ce5" table:formula="of:=IF(LEFT([.A2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A$2:.$A$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A$2:.$A$221];1;FALSE());            NA())" office:value-type="string" office:string-value="parentElement" calcext:value-type="string">
            <text:p>parentElement</text:p>
          </table:table-cell>
          <table:table-cell table:formula="of:=VLOOKUP([.A228];[HTMLDom.$A$2:.$A$1245];1;FALSE())" office:value-type="string" office:string-value="" calcext:value-type="error">
            <text:p>#N/A</text:p>
          </table:table-cell>
          <table:table-cell table:style-name="ce5" table:formula="of:=IF(LEFT([.A2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 calcext:value-type="string">
            <text:p>parentNode</text:p>
          </table:table-cell>
          <table:table-cell table:formula="of:=IF([.B229]=&quot;#N/A&quot;;      VLOOKUP([.A229];[IEplorer.$A$2:.$A$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A$2:.$A$221];1;FALSE());            NA())" office:value-type="string" office:string-value="" calcext:value-type="error">
            <text:p>#N/A</text:p>
          </table:table-cell>
          <table:table-cell table:formula="of:=VLOOKUP([.A229];[HTMLDom.$A$2:.$A$1245];1;FALSE())" office:value-type="string" office:string-value="" calcext:value-type="error">
            <text:p>#N/A</text:p>
          </table:table-cell>
          <table:table-cell table:style-name="ce5" table:formula="of:=IF(LEFT([.A2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A$2:.$A$99];1;FALSE());            NA())" office:value-type="string" office:string-value="parentWindow" calcext:value-type="string">
            <text:p>parentWindow</text:p>
          </table:table-cell>
          <table:table-cell table:formula="of:=IF([.B230]=&quot;#N/A&quot;;      VLOOKUP([.A230];[Firefox.$A$2:.$A$221];1;FALSE());            NA())" office:value-type="string" office:string-value="" calcext:value-type="error">
            <text:p>#N/A</text:p>
          </table:table-cell>
          <table:table-cell table:formula="of:=VLOOKUP([.A230];[HTMLDom.$A$2:.$A$1245];1;FALSE())" office:value-type="string" office:string-value="" calcext:value-type="error">
            <text:p>#N/A</text:p>
          </table:table-cell>
          <table:table-cell table:style-name="ce5" table:formula="of:=IF(LEFT([.A2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 calcext:value-type="string">
            <text:p>plugins</text:p>
          </table:table-cell>
          <table:table-cell table:formula="of:=IF([.B231]=&quot;#N/A&quot;;      VLOOKUP([.A231];[IEplorer.$A$2:.$A$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A$2:.$A$221];1;FALSE());            NA())" office:value-type="string" office:string-value="" calcext:value-type="error">
            <text:p>#N/A</text:p>
          </table:table-cell>
          <table:table-cell table:formula="of:=VLOOKUP([.A231];[HTMLDom.$A$2:.$A$1245];1;FALSE())" office:value-type="string" office:string-value="" calcext:value-type="error">
            <text:p>#N/A</text:p>
          </table:table-cell>
          <table:table-cell table:style-name="ce5" table:formula="of:=IF(LEFT([.A2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A$2:.$A$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A$2:.$A$221];1;FALSE());            NA())" office:value-type="string" office:string-value="preferredStyleSheetSet" calcext:value-type="string">
            <text:p>preferredStyleSheetSet</text:p>
          </table:table-cell>
          <table:table-cell table:formula="of:=VLOOKUP([.A232];[HTMLDom.$A$2:.$A$1245];1;FALSE())" office:value-type="string" office:string-value="" calcext:value-type="error">
            <text:p>#N/A</text:p>
          </table:table-cell>
          <table:table-cell table:style-name="ce5" table:formula="of:=IF(LEFT([.A2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A$2:.$A$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A$2:.$A$221];1;FALSE());            NA())" office:value-type="string" office:string-value="prefix" calcext:value-type="string">
            <text:p>prefix</text:p>
          </table:table-cell>
          <table:table-cell table:formula="of:=VLOOKUP([.A233];[HTMLDom.$A$2:.$A$1245];1;FALSE())" office:value-type="string" office:string-value="" calcext:value-type="error">
            <text:p>#N/A</text:p>
          </table:table-cell>
          <table:table-cell table:style-name="ce5" table:formula="of:=IF(LEFT([.A2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 calcext:value-type="string">
            <text:p>previousSibling</text:p>
          </table:table-cell>
          <table:table-cell table:formula="of:=IF([.B234]=&quot;#N/A&quot;;      VLOOKUP([.A234];[IEplorer.$A$2:.$A$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A$2:.$A$221];1;FALSE());            NA())" office:value-type="string" office:string-value="" calcext:value-type="error">
            <text:p>#N/A</text:p>
          </table:table-cell>
          <table:table-cell table:formula="of:=VLOOKUP([.A234];[HTMLDom.$A$2:.$A$1245];1;FALSE())" office:value-type="string" office:string-value="" calcext:value-type="error">
            <text:p>#N/A</text:p>
          </table:table-cell>
          <table:table-cell table:style-name="ce5" table:formula="of:=IF(LEFT([.A2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A$2:.$A$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A$2:.$A$221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35];[HTMLDom.$A$2:.$A$1245];1;FALSE())" office:value-type="string" office:string-value="" calcext:value-type="error">
            <text:p>#N/A</text:p>
          </table:table-cell>
          <table:table-cell table:style-name="ce5" table:formula="of:=IF(LEFT([.A2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A$2:.$A$99];1;FALSE());            NA())" office:value-type="string" office:string-value="protocol" calcext:value-type="string">
            <text:p>protocol</text:p>
          </table:table-cell>
          <table:table-cell table:formula="of:=IF([.B236]=&quot;#N/A&quot;;      VLOOKUP([.A236];[Firefox.$A$2:.$A$221];1;FALSE());            NA())" office:value-type="string" office:string-value="" calcext:value-type="error">
            <text:p>#N/A</text:p>
          </table:table-cell>
          <table:table-cell table:formula="of:=VLOOKUP([.A236];[HTMLDom.$A$2:.$A$1245];1;FALSE())" office:value-type="string" office:string-value="" calcext:value-type="error">
            <text:p>#N/A</text:p>
          </table:table-cell>
          <table:table-cell table:style-name="ce5" table:formula="of:=IF(LEFT([.A2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A$2:.$A$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A$2:.$A$221];1;FALSE());            NA())" office:value-type="string" office:string-value="queryCommandEnabled" calcext:value-type="string">
            <text:p>queryCommandEnabled</text:p>
          </table:table-cell>
          <table:table-cell table:formula="of:=VLOOKUP([.A237];[HTMLDom.$A$2:.$A$1245];1;FALSE())" office:value-type="string" office:string-value="" calcext:value-type="error">
            <text:p>#N/A</text:p>
          </table:table-cell>
          <table:table-cell table:style-name="ce5" table:formula="of:=IF(LEFT([.A2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A$2:.$A$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A$2:.$A$221];1;FALSE());            NA())" office:value-type="string" office:string-value="queryCommandIndeterm" calcext:value-type="string">
            <text:p>queryCommandIndeterm</text:p>
          </table:table-cell>
          <table:table-cell table:formula="of:=VLOOKUP([.A238];[HTMLDom.$A$2:.$A$1245];1;FALSE())" office:value-type="string" office:string-value="" calcext:value-type="error">
            <text:p>#N/A</text:p>
          </table:table-cell>
          <table:table-cell table:style-name="ce5" table:formula="of:=IF(LEFT([.A2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 calcext:value-type="string">
            <text:p>#N/A</text:p>
          </table:table-cell>
          <table:table-cell table:formula="of:=IF([.B239]=&quot;#N/A&quot;;      VLOOKUP([.A239];[IEplorer.$A$2:.$A$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A$2:.$A$221];1;FALSE());            NA())" office:value-type="string" office:string-value="queryCommandState" calcext:value-type="string">
            <text:p>queryCommandState</text:p>
          </table:table-cell>
          <table:table-cell table:formula="of:=VLOOKUP([.A239];[HTMLDom.$A$2:.$A$1245];1;FALSE())" office:value-type="string" office:string-value="" calcext:value-type="error">
            <text:p>#N/A</text:p>
          </table:table-cell>
          <table:table-cell table:style-name="ce5" table:formula="of:=IF(LEFT([.A2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A$2:.$A$99];1;FALSE());            NA())" office:value-type="string" office:string-value="" calcext:value-type="error">
            <text:p>#N/A</text:p>
          </table:table-cell>
          <table:table-cell table:formula="of:=IF([.B240]=&quot;#N/A&quot;;      VLOOKUP([.A240];[Firefox.$A$2:.$A$221];1;FALSE());            NA())" office:value-type="string" office:string-value="queryCommandSupported" calcext:value-type="string">
            <text:p>queryCommandSupported</text:p>
          </table:table-cell>
          <table:table-cell table:formula="of:=VLOOKUP([.A240];[HTMLDom.$A$2:.$A$1245];1;FALSE())" office:value-type="string" office:string-value="" calcext:value-type="error">
            <text:p>#N/A</text:p>
          </table:table-cell>
          <table:table-cell table:style-name="ce5" table:formula="of:=IF(LEFT([.A2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 calcext:value-type="string">
            <text:p>#N/A</text:p>
          </table:table-cell>
          <table:table-cell table:formula="of:=IF([.B241]=&quot;#N/A&quot;;      VLOOKUP([.A241];[IEplorer.$A$2:.$A$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A$2:.$A$221];1;FALSE());            NA())" office:value-type="string" office:string-value="queryCommandValue" calcext:value-type="string">
            <text:p>queryCommandValue</text:p>
          </table:table-cell>
          <table:table-cell table:formula="of:=VLOOKUP([.A241];[HTMLDom.$A$2:.$A$1245];1;FALSE())" office:value-type="string" office:string-value="" calcext:value-type="error">
            <text:p>#N/A</text:p>
          </table:table-cell>
          <table:table-cell table:style-name="ce5" table:formula="of:=IF(LEFT([.A2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 calcext:value-type="string">
            <text:p>#N/A</text:p>
          </table:table-cell>
          <table:table-cell table:formula="of:=IF([.B242]=&quot;#N/A&quot;;      VLOOKUP([.A242];[IEplorer.$A$2:.$A$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A$2:.$A$221];1;FALSE());            NA())" office:value-type="string" office:string-value="querySelector" calcext:value-type="string">
            <text:p>querySelector</text:p>
          </table:table-cell>
          <table:table-cell table:formula="of:=VLOOKUP([.A242];[HTMLDom.$A$2:.$A$1245];1;FALSE())" office:value-type="string" office:string-value="" calcext:value-type="error">
            <text:p>#N/A</text:p>
          </table:table-cell>
          <table:table-cell table:style-name="ce5" table:formula="of:=IF(LEFT([.A2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 calcext:value-type="string">
            <text:p>#N/A</text:p>
          </table:table-cell>
          <table:table-cell table:formula="of:=IF([.B243]=&quot;#N/A&quot;;      VLOOKUP([.A243];[IEplorer.$A$2:.$A$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A$2:.$A$221];1;FALSE());            NA())" office:value-type="string" office:string-value="querySelectorAll" calcext:value-type="string">
            <text:p>querySelectorAll</text:p>
          </table:table-cell>
          <table:table-cell table:formula="of:=VLOOKUP([.A243];[HTMLDom.$A$2:.$A$1245];1;FALSE())" office:value-type="string" office:string-value="" calcext:value-type="error">
            <text:p>#N/A</text:p>
          </table:table-cell>
          <table:table-cell table:style-name="ce5" table:formula="of:=IF(LEFT([.A2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 calcext:value-type="string">
            <text:p>readyState</text:p>
          </table:table-cell>
          <table:table-cell table:formula="of:=IF([.B244]=&quot;#N/A&quot;;      VLOOKUP([.A244];[IEplorer.$A$2:.$A$99];1;FALSE());            NA())" office:value-type="string" office:string-value="" calcext:value-type="error">
            <text:p>#N/A</text:p>
          </table:table-cell>
          <table:table-cell table:formula="of:=IF([.B244]=&quot;#N/A&quot;;      VLOOKUP([.A244];[Firefox.$A$2:.$A$221];1;FALSE());            NA())" office:value-type="string" office:string-value="" calcext:value-type="error">
            <text:p>#N/A</text:p>
          </table:table-cell>
          <table:table-cell table:formula="of:=VLOOKUP([.A244];[HTMLDom.$A$2:.$A$1245];1;FALSE())" office:value-type="string" office:string-value="" calcext:value-type="error">
            <text:p>#N/A</text:p>
          </table:table-cell>
          <table:table-cell table:style-name="ce5" table:formula="of:=IF(LEFT([.A2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 calcext:value-type="string">
            <text:p>referrer</text:p>
          </table:table-cell>
          <table:table-cell table:formula="of:=IF([.B245]=&quot;#N/A&quot;;      VLOOKUP([.A245];[IEplorer.$A$2:.$A$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A$2:.$A$221];1;FALSE());            NA())" office:value-type="string" office:string-value="" calcext:value-type="error">
            <text:p>#N/A</text:p>
          </table:table-cell>
          <table:table-cell table:formula="of:=VLOOKUP([.A245];[HTMLDom.$A$2:.$A$1245];1;FALSE())" office:value-type="string" office:string-value="" calcext:value-type="error">
            <text:p>#N/A</text:p>
          </table:table-cell>
          <table:table-cell table:style-name="ce5" table:formula="of:=IF(LEFT([.A2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A$2:.$A$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A$2:.$A$221];1;FALSE());            NA())" office:value-type="string" office:string-value="releaseCapture" calcext:value-type="string">
            <text:p>releaseCapture</text:p>
          </table:table-cell>
          <table:table-cell table:formula="of:=VLOOKUP([.A246];[HTMLDom.$A$2:.$A$1245];1;FALSE())" office:value-type="string" office:string-value="" calcext:value-type="error">
            <text:p>#N/A</text:p>
          </table:table-cell>
          <table:table-cell table:style-name="ce5" table:formula="of:=IF(LEFT([.A2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 calcext:value-type="string">
            <text:p>#N/A</text:p>
          </table:table-cell>
          <table:table-cell table:formula="of:=IF([.B247]=&quot;#N/A&quot;;      VLOOKUP([.A247];[IEplorer.$A$2:.$A$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A$2:.$A$221];1;FALSE());            NA())" office:value-type="string" office:string-value="releaseEvents" calcext:value-type="string">
            <text:p>releaseEvents</text:p>
          </table:table-cell>
          <table:table-cell table:formula="of:=VLOOKUP([.A247];[HTMLDom.$A$2:.$A$1245];1;FALSE())" office:value-type="string" office:string-value="" calcext:value-type="error">
            <text:p>#N/A</text:p>
          </table:table-cell>
          <table:table-cell table:style-name="ce5" table:formula="of:=IF(LEFT([.A2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A$2:.$A$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A$2:.$A$221];1;FALSE());            NA())" office:value-type="string" office:string-value="removeChild" calcext:value-type="string">
            <text:p>removeChild</text:p>
          </table:table-cell>
          <table:table-cell table:formula="of:=VLOOKUP([.A248];[HTMLDom.$A$2:.$A$1245];1;FALSE())" office:value-type="string" office:string-value="" calcext:value-type="error">
            <text:p>#N/A</text:p>
          </table:table-cell>
          <table:table-cell table:style-name="ce5" table:formula="of:=IF(LEFT([.A2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A$2:.$A$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A$2:.$A$221];1;FALSE());            NA())" office:value-type="string" office:string-value="removeEventListener" calcext:value-type="string">
            <text:p>removeEventListener</text:p>
          </table:table-cell>
          <table:table-cell table:formula="of:=VLOOKUP([.A249];[HTMLDom.$A$2:.$A$1245];1;FALSE())" office:value-type="string" office:string-value="" calcext:value-type="error">
            <text:p>#N/A</text:p>
          </table:table-cell>
          <table:table-cell table:style-name="ce5" table:formula="of:=IF(LEFT([.A2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A$2:.$A$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A$2:.$A$221];1;FALSE());            NA())" office:value-type="string" office:string-value="replaceChild" calcext:value-type="string">
            <text:p>replaceChild</text:p>
          </table:table-cell>
          <table:table-cell table:formula="of:=VLOOKUP([.A250];[HTMLDom.$A$2:.$A$1245];1;FALSE())" office:value-type="string" office:string-value="" calcext:value-type="error">
            <text:p>#N/A</text:p>
          </table:table-cell>
          <table:table-cell table:style-name="ce5" table:formula="of:=IF(LEFT([.A2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 calcext:value-type="string">
            <text:p>scripts</text:p>
          </table:table-cell>
          <table:table-cell table:formula="of:=IF([.B251]=&quot;#N/A&quot;;      VLOOKUP([.A251];[IEplorer.$A$2:.$A$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A$2:.$A$221];1;FALSE());            NA())" office:value-type="string" office:string-value="" calcext:value-type="error">
            <text:p>#N/A</text:p>
          </table:table-cell>
          <table:table-cell table:formula="of:=VLOOKUP([.A251];[HTMLDom.$A$2:.$A$1245];1;FALSE())" office:value-type="string" office:string-value="" calcext:value-type="error">
            <text:p>#N/A</text:p>
          </table:table-cell>
          <table:table-cell table:style-name="ce5" table:formula="of:=IF(LEFT([.A2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A$2:.$A$99];1;FALSE());            NA())" office:value-type="string" office:string-value="security" calcext:value-type="string">
            <text:p>security</text:p>
          </table:table-cell>
          <table:table-cell table:formula="of:=IF([.B252]=&quot;#N/A&quot;;      VLOOKUP([.A252];[Firefox.$A$2:.$A$221];1;FALSE());            NA())" office:value-type="string" office:string-value="" calcext:value-type="error">
            <text:p>#N/A</text:p>
          </table:table-cell>
          <table:table-cell table:formula="of:=VLOOKUP([.A252];[HTMLDom.$A$2:.$A$1245];1;FALSE())" office:value-type="string" office:string-value="" calcext:value-type="error">
            <text:p>#N/A</text:p>
          </table:table-cell>
          <table:table-cell table:style-name="ce5" table:formula="of:=IF(LEFT([.A2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A$2:.$A$99];1;FALSE());            NA())" office:value-type="string" office:string-value="" calcext:value-type="error">
            <text:p>#N/A</text:p>
          </table:table-cell>
          <table:table-cell table:formula="of:=IF([.B253]=&quot;#N/A&quot;;      VLOOKUP([.A253];[Firefox.$A$2:.$A$221];1;FALSE());            NA())" office:value-type="string" office:string-value="selectedStyleSheetSet" calcext:value-type="string">
            <text:p>selectedStyleSheetSet</text:p>
          </table:table-cell>
          <table:table-cell table:formula="of:=VLOOKUP([.A253];[HTMLDom.$A$2:.$A$1245];1;FALSE())" office:value-type="string" office:string-value="" calcext:value-type="error">
            <text:p>#N/A</text:p>
          </table:table-cell>
          <table:table-cell table:style-name="ce5" table:formula="of:=IF(LEFT([.A2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A$2:.$A$99];1;FALSE());            NA())" office:value-type="string" office:string-value="selection" calcext:value-type="string">
            <text:p>selection</text:p>
          </table:table-cell>
          <table:table-cell table:formula="of:=IF([.B254]=&quot;#N/A&quot;;      VLOOKUP([.A254];[Firefox.$A$2:.$A$221];1;FALSE());            NA())" office:value-type="string" office:string-value="" calcext:value-type="error">
            <text:p>#N/A</text:p>
          </table:table-cell>
          <table:table-cell table:formula="of:=VLOOKUP([.A254];[HTMLDom.$A$2:.$A$1245];1;FALSE())" office:value-type="string" office:string-value="" calcext:value-type="error">
            <text:p>#N/A</text:p>
          </table:table-cell>
          <table:table-cell table:style-name="ce5" table:formula="of:=IF(LEFT([.A2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 calcext:value-type="string">
            <text:p>styleSheets</text:p>
          </table:table-cell>
          <table:table-cell table:formula="of:=IF([.B255]=&quot;#N/A&quot;;      VLOOKUP([.A255];[IEplorer.$A$2:.$A$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A$2:.$A$221];1;FALSE());            NA())" office:value-type="string" office:string-value="" calcext:value-type="error">
            <text:p>#N/A</text:p>
          </table:table-cell>
          <table:table-cell table:formula="of:=VLOOKUP([.A255];[HTMLDom.$A$2:.$A$1245];1;FALSE())" office:value-type="string" office:string-value="" calcext:value-type="error">
            <text:p>#N/A</text:p>
          </table:table-cell>
          <table:table-cell table:style-name="ce5" table:formula="of:=IF(LEFT([.A2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A$2:.$A$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A$2:.$A$221];1;FALSE());            NA())" office:value-type="string" office:string-value="styleSheetSets" calcext:value-type="string">
            <text:p>styleSheetSets</text:p>
          </table:table-cell>
          <table:table-cell table:formula="of:=VLOOKUP([.A256];[HTMLDom.$A$2:.$A$1245];1;FALSE())" office:value-type="string" office:string-value="" calcext:value-type="error">
            <text:p>#N/A</text:p>
          </table:table-cell>
          <table:table-cell table:style-name="ce5" table:formula="of:=IF(LEFT([.A2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A$2:.$A$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A$2:.$A$221];1;FALSE());            NA())" office:value-type="string" office:string-value="TEXT_NODE" calcext:value-type="string">
            <text:p>TEXT_NODE</text:p>
          </table:table-cell>
          <table:table-cell table:formula="of:=VLOOKUP([.A257];[HTMLDom.$A$2:.$A$1245];1;FALSE())" office:value-type="string" office:string-value="" calcext:value-type="error">
            <text:p>#N/A</text:p>
          </table:table-cell>
          <table:table-cell table:style-name="ce5" table:formula="of:=IF(LEFT([.A2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A$2:.$A$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A$2:.$A$221];1;FALSE());            NA())" office:value-type="string" office:string-value="textContent" calcext:value-type="string">
            <text:p>textContent</text:p>
          </table:table-cell>
          <table:table-cell table:formula="of:=VLOOKUP([.A258];[HTMLDom.$A$2:.$A$1245];1;FALSE())" office:value-type="string" office:string-value="" calcext:value-type="error">
            <text:p>#N/A</text:p>
          </table:table-cell>
          <table:table-cell table:style-name="ce5" table:formula="of:=IF(LEFT([.A2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 calcext:value-type="string">
            <text:p>title</text:p>
          </table:table-cell>
          <table:table-cell table:formula="of:=IF([.B259]=&quot;#N/A&quot;;      VLOOKUP([.A259];[IEplorer.$A$2:.$A$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A$2:.$A$221];1;FALSE());            NA())" office:value-type="string" office:string-value="" calcext:value-type="error">
            <text:p>#N/A</text:p>
          </table:table-cell>
          <table:table-cell table:formula="of:=VLOOKUP([.A259];[HTMLDom.$A$2:.$A$1245];1;FALSE())" office:value-type="string" office:string-value="" calcext:value-type="error">
            <text:p>#N/A</text:p>
          </table:table-cell>
          <table:table-cell table:style-name="ce5" table:formula="of:=IF(LEFT([.A2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 calcext:value-type="string">
            <text:p>URL</text:p>
          </table:table-cell>
          <table:table-cell table:formula="of:=IF([.B260]=&quot;#N/A&quot;;      VLOOKUP([.A260];[IEplorer.$A$2:.$A$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A$2:.$A$221];1;FALSE());            NA())" office:value-type="string" office:string-value="" calcext:value-type="error">
            <text:p>#N/A</text:p>
          </table:table-cell>
          <table:table-cell table:formula="of:=VLOOKUP([.A260];[HTMLDom.$A$2:.$A$1245];1;FALSE())" office:value-type="string" office:string-value="" calcext:value-type="error">
            <text:p>#N/A</text:p>
          </table:table-cell>
          <table:table-cell table:style-name="ce5" table:formula="of:=IF(LEFT([.A2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A$2:.$A$99];1;FALSE());            NA())" office:value-type="string" office:string-value="URLUnencoded" calcext:value-type="string">
            <text:p>URLUnencoded</text:p>
          </table:table-cell>
          <table:table-cell table:formula="of:=IF([.B261]=&quot;#N/A&quot;;      VLOOKUP([.A261];[Firefox.$A$2:.$A$221];1;FALSE());            NA())" office:value-type="string" office:string-value="" calcext:value-type="error">
            <text:p>#N/A</text:p>
          </table:table-cell>
          <table:table-cell table:formula="of:=VLOOKUP([.A261];[HTMLDom.$A$2:.$A$1245];1;FALSE())" office:value-type="string" office:string-value="" calcext:value-type="error">
            <text:p>#N/A</text:p>
          </table:table-cell>
          <table:table-cell table:style-name="ce5" table:formula="of:=IF(LEFT([.A2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A$2:.$A$99];1;FALSE());            NA())" office:value-type="string" office:string-value="" calcext:value-type="error">
            <text:p>#N/A</text:p>
          </table:table-cell>
          <table:table-cell table:formula="of:=IF([.B262]=&quot;#N/A&quot;;      VLOOKUP([.A262];[Firefox.$A$2:.$A$221];1;FALSE());            NA())" office:value-type="string" office:string-value="visibilityState" calcext:value-type="string">
            <text:p>visibilityState</text:p>
          </table:table-cell>
          <table:table-cell table:formula="of:=VLOOKUP([.A262];[HTMLDom.$A$2:.$A$1245];1;FALSE())" office:value-type="string" office:string-value="" calcext:value-type="error">
            <text:p>#N/A</text:p>
          </table:table-cell>
          <table:table-cell table:style-name="ce5" table:formula="of:=IF(LEFT([.A2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 calcext:value-type="string">
            <text:p>vlinkColor</text:p>
          </table:table-cell>
          <table:table-cell table:formula="of:=IF([.B263]=&quot;#N/A&quot;;      VLOOKUP([.A263];[IEplorer.$A$2:.$A$99];1;FALSE());            NA())" office:value-type="string" office:string-value="" calcext:value-type="error">
            <text:p>#N/A</text:p>
          </table:table-cell>
          <table:table-cell table:formula="of:=IF([.B263]=&quot;#N/A&quot;;      VLOOKUP([.A263];[Firefox.$A$2:.$A$221];1;FALSE());            NA())" office:value-type="string" office:string-value="" calcext:value-type="error">
            <text:p>#N/A</text:p>
          </table:table-cell>
          <table:table-cell table:formula="of:=VLOOKUP([.A263];[HTMLDom.$A$2:.$A$1245];1;FALSE())" office:value-type="string" office:string-value="" calcext:value-type="error">
            <text:p>#N/A</text:p>
          </table:table-cell>
          <table:table-cell table:style-name="ce5" table:formula="of:=IF(LEFT([.A2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A$2:.$A$99];1;FALSE());            NA())" office:value-type="string" office:string-value="" calcext:value-type="error">
            <text:p>#N/A</text:p>
          </table:table-cell>
          <table:table-cell table:formula="of:=IF([.B264]=&quot;#N/A&quot;;      VLOOKUP([.A264];[Firefox.$A$2:.$A$221];1;FALSE());            NA())" office:value-type="string" office:string-value="write" calcext:value-type="string">
            <text:p>write</text:p>
          </table:table-cell>
          <table:table-cell table:formula="of:=VLOOKUP([.A264];[HTMLDom.$A$2:.$A$1245];1;FALSE())" office:value-type="string" office:string-value="" calcext:value-type="error">
            <text:p>#N/A</text:p>
          </table:table-cell>
          <table:table-cell table:style-name="ce5" table:formula="of:=IF(LEFT([.A2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A$2:.$A$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A$2:.$A$221];1;FALSE());            NA())" office:value-type="string" office:string-value="writeln" calcext:value-type="string">
            <text:p>writeln</text:p>
          </table:table-cell>
          <table:table-cell table:formula="of:=VLOOKUP([.A265];[HTMLDom.$A$2:.$A$1245];1;FALSE())" office:value-type="string" office:string-value="" calcext:value-type="error">
            <text:p>#N/A</text:p>
          </table:table-cell>
          <table:table-cell table:style-name="ce5" table:formula="of:=IF(LEFT([.A2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ULD_IMPLEMENT_Elemen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mmon IE/Fire</text:p>
          </table:table-cell>
          <table:table-cell table:style-name="ce1" office:value-type="string" calcext:value-type="string">
            <text:p>Only IE</text:p>
          </table:table-cell>
          <table:table-cell table:style-name="ce1" office:value-type="string" calcext:value-type="string">
            <text:p>Only Fire</text:p>
          </table:table-cell>
          <table:table-cell table:style-name="ce1" office:value-type="string" calcext:value-type="string">
            <text:p>HTMLDom Implemented</text:p>
          </table:table-cell>
          <table:table-cell table:style-name="ce1" office:value-type="string" calcext:value-type="string">
            <text:p>Is Event?</text:p>
          </table:table-cell>
        </table:table-row>
        <table:table-row table:style-name="ro2">
          <table:table-cell table:style-name="ce2" office:value-type="string" calcext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 calcext:value-type="string">
            <text:p>accessKey</text:p>
          </table:table-cell>
          <table:table-cell table:formula="of:=IF([.B2]=&quot;#N/A&quot;;      VLOOKUP([.A2];[IEplorer.$B$2:.$B$599];1;FALSE());            NA())" office:value-type="string" office:string-value="" calcext:value-type="error">
            <text:p>#N/A</text:p>
          </table:table-cell>
          <table:table-cell table:formula="of:=IF([.B2]=&quot;#N/A&quot;;      VLOOKUP([.A2];[Firefox.$B$2:.$B$599];1;FALSE());            NA())" office:value-type="string" office:string-value="" calcext:value-type="error">
            <text:p>#N/A</text:p>
          </table:table-cell>
          <table:table-cell table:formula="of:=VLOOKUP([.A2];[HTMLDom.$B$2:.$B$599];1;FALSE())" office:value-type="string" office:string-value="" calcext:value-type="error">
            <text:p>#N/A</text:p>
          </table:table-cell>
          <table:table-cell table:style-name="ce7" table:formula="of:=IF(LEFT([.A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B$2:.$B$599];1;FALSE());            NA())" office:value-type="string" office:string-value="" calcext:value-type="error">
            <text:p>#N/A</text:p>
          </table:table-cell>
          <table:table-cell table:formula="of:=IF([.B3]=&quot;#N/A&quot;;      VLOOKUP([.A3];[Firefox.$B$2:.$B$599];1;FALSE());            NA())" office:value-type="string" office:string-value="accessKeyLabel" calcext:value-type="string">
            <text:p>accessKeyLabel</text:p>
          </table:table-cell>
          <table:table-cell table:formula="of:=VLOOKUP([.A3];[HTMLDom.$B$2:.$B$599];1;FALSE())" office:value-type="string" office:string-value="" calcext:value-type="error">
            <text:p>#N/A</text:p>
          </table:table-cell>
          <table:table-cell table:style-name="ce7" table:formula="of:=IF(LEFT([.A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 calcext:value-type="string">
            <text:p>#N/A</text:p>
          </table:table-cell>
          <table:table-cell table:formula="of:=IF([.B4]=&quot;#N/A&quot;;      VLOOKUP([.A4];[IEplorer.$B$2:.$B$599];1;FALSE());            NA())" office:value-type="string" office:string-value="" calcext:value-type="error">
            <text:p>#N/A</text:p>
          </table:table-cell>
          <table:table-cell table:formula="of:=IF([.B4]=&quot;#N/A&quot;;      VLOOKUP([.A4];[Firefox.$B$2:.$B$599];1;FALSE());            NA())" office:value-type="string" office:string-value="addEventListener" calcext:value-type="string">
            <text:p>addEventListener</text:p>
          </table:table-cell>
          <table:table-cell table:formula="of:=VLOOKUP([.A4];[HTMLDom.$B$2:.$B$599];1;FALSE())" office:value-type="string" office:string-value="" calcext:value-type="error">
            <text:p>#N/A</text:p>
          </table:table-cell>
          <table:table-cell table:style-name="ce7" table:formula="of:=IF(LEFT([.A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 calcext:value-type="string">
            <text:p>align</text:p>
          </table:table-cell>
          <table:table-cell table:formula="of:=IF([.B5]=&quot;#N/A&quot;;      VLOOKUP([.A5];[IEplorer.$B$2:.$B$599];1;FALSE());            NA())" office:value-type="string" office:string-value="" calcext:value-type="error">
            <text:p>#N/A</text:p>
          </table:table-cell>
          <table:table-cell table:formula="of:=IF([.B5]=&quot;#N/A&quot;;      VLOOKUP([.A5];[Firefox.$B$2:.$B$599];1;FALSE());            NA())" office:value-type="string" office:string-value="" calcext:value-type="error">
            <text:p>#N/A</text:p>
          </table:table-cell>
          <table:table-cell table:formula="of:=VLOOKUP([.A5];[HTMLDom.$B$2:.$B$599];1;FALSE())" office:value-type="string" office:string-value="" calcext:value-type="error">
            <text:p>#N/A</text:p>
          </table:table-cell>
          <table:table-cell table:style-name="ce7" table:formula="of:=IF(LEFT([.A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 calcext:value-type="string">
            <text:p>#N/A</text:p>
          </table:table-cell>
          <table:table-cell table:formula="of:=IF([.B6]=&quot;#N/A&quot;;      VLOOKUP([.A6];[IEplorer.$B$2:.$B$599];1;FALSE());            NA())" office:value-type="string" office:string-value="all" calcext:value-type="string">
            <text:p>all</text:p>
          </table:table-cell>
          <table:table-cell table:formula="of:=IF([.B6]=&quot;#N/A&quot;;      VLOOKUP([.A6];[Firefox.$B$2:.$B$599];1;FALSE());            NA())" office:value-type="string" office:string-value="" calcext:value-type="error">
            <text:p>#N/A</text:p>
          </table:table-cell>
          <table:table-cell table:formula="of:=VLOOKUP([.A6];[HTMLDom.$B$2:.$B$599];1;FALSE())" office:value-type="string" office:string-value="" calcext:value-type="error">
            <text:p>#N/A</text:p>
          </table:table-cell>
          <table:table-cell table:style-name="ce7" table:formula="of:=IF(LEFT([.A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B$2:.$B$599];1;FALSE());            NA())" office:value-type="string" office:string-value="" calcext:value-type="error">
            <text:p>#N/A</text:p>
          </table:table-cell>
          <table:table-cell table:formula="of:=IF([.B7]=&quot;#N/A&quot;;      VLOOKUP([.A7];[Firefox.$B$2:.$B$599];1;FALSE());            NA())" office:value-type="string" office:string-value="appendChild" calcext:value-type="string">
            <text:p>appendChild</text:p>
          </table:table-cell>
          <table:table-cell table:formula="of:=VLOOKUP([.A7];[HTMLDom.$B$2:.$B$599];1;FALSE())" office:value-type="string" office:string-value="" calcext:value-type="error">
            <text:p>#N/A</text:p>
          </table:table-cell>
          <table:table-cell table:style-name="ce7" table:formula="of:=IF(LEFT([.A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 calcext:value-type="string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 calcext:value-type="string">
            <text:p>aria-activedescendant</text:p>
          </table:table-cell>
          <table:table-cell table:formula="of:=IF([.B8]=&quot;#N/A&quot;;      VLOOKUP([.A8];[Firefox.$B$2:.$B$599];1;FALSE());            NA())" office:value-type="string" office:string-value="" calcext:value-type="error">
            <text:p>#N/A</text:p>
          </table:table-cell>
          <table:table-cell table:formula="of:=VLOOKUP([.A8];[HTMLDom.$B$2:.$B$599];1;FALSE())" office:value-type="string" office:string-value="" calcext:value-type="error">
            <text:p>#N/A</text:p>
          </table:table-cell>
          <table:table-cell table:style-name="ce7" table:formula="of:=IF(LEFT([.A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B$2:.$B$599];1;FALSE());            NA())" office:value-type="string" office:string-value="aria-busy" calcext:value-type="string">
            <text:p>aria-busy</text:p>
          </table:table-cell>
          <table:table-cell table:formula="of:=IF([.B9]=&quot;#N/A&quot;;      VLOOKUP([.A9];[Firefox.$B$2:.$B$599];1;FALSE());            NA())" office:value-type="string" office:string-value="" calcext:value-type="error">
            <text:p>#N/A</text:p>
          </table:table-cell>
          <table:table-cell table:formula="of:=VLOOKUP([.A9];[HTMLDom.$B$2:.$B$599];1;FALSE())" office:value-type="string" office:string-value="" calcext:value-type="error">
            <text:p>#N/A</text:p>
          </table:table-cell>
          <table:table-cell table:style-name="ce7" table:formula="of:=IF(LEFT([.A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B$2:.$B$599];1;FALSE());            NA())" office:value-type="string" office:string-value="aria-checked" calcext:value-type="string">
            <text:p>aria-checked</text:p>
          </table:table-cell>
          <table:table-cell table:formula="of:=IF([.B10]=&quot;#N/A&quot;;      VLOOKUP([.A10];[Firefox.$B$2:.$B$599];1;FALSE());            NA())" office:value-type="string" office:string-value="" calcext:value-type="error">
            <text:p>#N/A</text:p>
          </table:table-cell>
          <table:table-cell table:formula="of:=VLOOKUP([.A10];[HTMLDom.$B$2:.$B$599];1;FALSE())" office:value-type="string" office:string-value="" calcext:value-type="error">
            <text:p>#N/A</text:p>
          </table:table-cell>
          <table:table-cell table:style-name="ce7" table:formula="of:=IF(LEFT([.A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B$2:.$B$599];1;FALSE());            NA())" office:value-type="string" office:string-value="aria-controls" calcext:value-type="string">
            <text:p>aria-controls</text:p>
          </table:table-cell>
          <table:table-cell table:formula="of:=IF([.B11]=&quot;#N/A&quot;;      VLOOKUP([.A11];[Firefox.$B$2:.$B$599];1;FALSE());            NA())" office:value-type="string" office:string-value="" calcext:value-type="error">
            <text:p>#N/A</text:p>
          </table:table-cell>
          <table:table-cell table:formula="of:=VLOOKUP([.A11];[HTMLDom.$B$2:.$B$599];1;FALSE())" office:value-type="string" office:string-value="" calcext:value-type="error">
            <text:p>#N/A</text:p>
          </table:table-cell>
          <table:table-cell table:style-name="ce7" table:formula="of:=IF(LEFT([.A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 calcext:value-type="string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 calcext:value-type="string">
            <text:p>aria-describedby</text:p>
          </table:table-cell>
          <table:table-cell table:formula="of:=IF([.B12]=&quot;#N/A&quot;;      VLOOKUP([.A12];[Firefox.$B$2:.$B$599];1;FALSE());            NA())" office:value-type="string" office:string-value="" calcext:value-type="error">
            <text:p>#N/A</text:p>
          </table:table-cell>
          <table:table-cell table:formula="of:=VLOOKUP([.A12];[HTMLDom.$B$2:.$B$599];1;FALSE())" office:value-type="string" office:string-value="" calcext:value-type="error">
            <text:p>#N/A</text:p>
          </table:table-cell>
          <table:table-cell table:style-name="ce7" table:formula="of:=IF(LEFT([.A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 calcext:value-type="string">
            <text:p>#N/A</text:p>
          </table:table-cell>
          <table:table-cell table:formula="of:=IF([.B13]=&quot;#N/A&quot;;      VLOOKUP([.A13];[IEplorer.$B$2:.$B$599];1;FALSE());            NA())" office:value-type="string" office:string-value="aria-disabled" calcext:value-type="string">
            <text:p>aria-disabled</text:p>
          </table:table-cell>
          <table:table-cell table:formula="of:=IF([.B13]=&quot;#N/A&quot;;      VLOOKUP([.A13];[Firefox.$B$2:.$B$599];1;FALSE());            NA())" office:value-type="string" office:string-value="" calcext:value-type="error">
            <text:p>#N/A</text:p>
          </table:table-cell>
          <table:table-cell table:formula="of:=VLOOKUP([.A13];[HTMLDom.$B$2:.$B$599];1;FALSE())" office:value-type="string" office:string-value="" calcext:value-type="error">
            <text:p>#N/A</text:p>
          </table:table-cell>
          <table:table-cell table:style-name="ce7" table:formula="of:=IF(LEFT([.A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B$2:.$B$599];1;FALSE());            NA())" office:value-type="string" office:string-value="aria-expanded" calcext:value-type="string">
            <text:p>aria-expanded</text:p>
          </table:table-cell>
          <table:table-cell table:formula="of:=IF([.B14]=&quot;#N/A&quot;;      VLOOKUP([.A14];[Firefox.$B$2:.$B$599];1;FALSE());            NA())" office:value-type="string" office:string-value="" calcext:value-type="error">
            <text:p>#N/A</text:p>
          </table:table-cell>
          <table:table-cell table:formula="of:=VLOOKUP([.A14];[HTMLDom.$B$2:.$B$599];1;FALSE())" office:value-type="string" office:string-value="" calcext:value-type="error">
            <text:p>#N/A</text:p>
          </table:table-cell>
          <table:table-cell table:style-name="ce7" table:formula="of:=IF(LEFT([.A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B$2:.$B$599];1;FALSE());            NA())" office:value-type="string" office:string-value="aria-flowto" calcext:value-type="string">
            <text:p>aria-flowto</text:p>
          </table:table-cell>
          <table:table-cell table:formula="of:=IF([.B15]=&quot;#N/A&quot;;      VLOOKUP([.A15];[Firefox.$B$2:.$B$599];1;FALSE());            NA())" office:value-type="string" office:string-value="" calcext:value-type="error">
            <text:p>#N/A</text:p>
          </table:table-cell>
          <table:table-cell table:formula="of:=VLOOKUP([.A15];[HTMLDom.$B$2:.$B$599];1;FALSE())" office:value-type="string" office:string-value="" calcext:value-type="error">
            <text:p>#N/A</text:p>
          </table:table-cell>
          <table:table-cell table:style-name="ce7" table:formula="of:=IF(LEFT([.A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B$2:.$B$599];1;FALSE());            NA())" office:value-type="string" office:string-value="aria-haspopup" calcext:value-type="string">
            <text:p>aria-haspopup</text:p>
          </table:table-cell>
          <table:table-cell table:formula="of:=IF([.B16]=&quot;#N/A&quot;;      VLOOKUP([.A16];[Firefox.$B$2:.$B$599];1;FALSE());            NA())" office:value-type="string" office:string-value="" calcext:value-type="error">
            <text:p>#N/A</text:p>
          </table:table-cell>
          <table:table-cell table:formula="of:=VLOOKUP([.A16];[HTMLDom.$B$2:.$B$599];1;FALSE())" office:value-type="string" office:string-value="" calcext:value-type="error">
            <text:p>#N/A</text:p>
          </table:table-cell>
          <table:table-cell table:style-name="ce7" table:formula="of:=IF(LEFT([.A1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B$2:.$B$599];1;FALSE());            NA())" office:value-type="string" office:string-value="aria-hidden" calcext:value-type="string">
            <text:p>aria-hidden</text:p>
          </table:table-cell>
          <table:table-cell table:formula="of:=IF([.B17]=&quot;#N/A&quot;;      VLOOKUP([.A17];[Firefox.$B$2:.$B$599];1;FALSE());            NA())" office:value-type="string" office:string-value="" calcext:value-type="error">
            <text:p>#N/A</text:p>
          </table:table-cell>
          <table:table-cell table:formula="of:=VLOOKUP([.A17];[HTMLDom.$B$2:.$B$599];1;FALSE())" office:value-type="string" office:string-value="" calcext:value-type="error">
            <text:p>#N/A</text:p>
          </table:table-cell>
          <table:table-cell table:style-name="ce7" table:formula="of:=IF(LEFT([.A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B$2:.$B$599];1;FALSE());            NA())" office:value-type="string" office:string-value="aria-invalid" calcext:value-type="string">
            <text:p>aria-invalid</text:p>
          </table:table-cell>
          <table:table-cell table:formula="of:=IF([.B18]=&quot;#N/A&quot;;      VLOOKUP([.A18];[Firefox.$B$2:.$B$599];1;FALSE());            NA())" office:value-type="string" office:string-value="" calcext:value-type="error">
            <text:p>#N/A</text:p>
          </table:table-cell>
          <table:table-cell table:formula="of:=VLOOKUP([.A18];[HTMLDom.$B$2:.$B$599];1;FALSE())" office:value-type="string" office:string-value="" calcext:value-type="error">
            <text:p>#N/A</text:p>
          </table:table-cell>
          <table:table-cell table:style-name="ce7" table:formula="of:=IF(LEFT([.A1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 calcext:value-type="string">
            <text:p>aria-labelledby</text:p>
          </table:table-cell>
          <table:table-cell table:formula="of:=IF([.B19]=&quot;#N/A&quot;;      VLOOKUP([.A19];[Firefox.$B$2:.$B$599];1;FALSE());            NA())" office:value-type="string" office:string-value="" calcext:value-type="error">
            <text:p>#N/A</text:p>
          </table:table-cell>
          <table:table-cell table:formula="of:=VLOOKUP([.A19];[HTMLDom.$B$2:.$B$599];1;FALSE())" office:value-type="string" office:string-value="" calcext:value-type="error">
            <text:p>#N/A</text:p>
          </table:table-cell>
          <table:table-cell table:style-name="ce7" table:formula="of:=IF(LEFT([.A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 calcext:value-type="string">
            <text:p>#N/A</text:p>
          </table:table-cell>
          <table:table-cell table:formula="of:=IF([.B20]=&quot;#N/A&quot;;      VLOOKUP([.A20];[IEplorer.$B$2:.$B$599];1;FALSE());            NA())" office:value-type="string" office:string-value="aria-level" calcext:value-type="string">
            <text:p>aria-level</text:p>
          </table:table-cell>
          <table:table-cell table:formula="of:=IF([.B20]=&quot;#N/A&quot;;      VLOOKUP([.A20];[Firefox.$B$2:.$B$599];1;FALSE());            NA())" office:value-type="string" office:string-value="" calcext:value-type="error">
            <text:p>#N/A</text:p>
          </table:table-cell>
          <table:table-cell table:formula="of:=VLOOKUP([.A20];[HTMLDom.$B$2:.$B$599];1;FALSE())" office:value-type="string" office:string-value="" calcext:value-type="error">
            <text:p>#N/A</text:p>
          </table:table-cell>
          <table:table-cell table:style-name="ce7" table:formula="of:=IF(LEFT([.A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B$2:.$B$599];1;FALSE());            NA())" office:value-type="string" office:string-value="aria-live" calcext:value-type="string">
            <text:p>aria-live</text:p>
          </table:table-cell>
          <table:table-cell table:formula="of:=IF([.B21]=&quot;#N/A&quot;;      VLOOKUP([.A21];[Firefox.$B$2:.$B$599];1;FALSE());            NA())" office:value-type="string" office:string-value="" calcext:value-type="error">
            <text:p>#N/A</text:p>
          </table:table-cell>
          <table:table-cell table:formula="of:=VLOOKUP([.A21];[HTMLDom.$B$2:.$B$599];1;FALSE())" office:value-type="string" office:string-value="" calcext:value-type="error">
            <text:p>#N/A</text:p>
          </table:table-cell>
          <table:table-cell table:style-name="ce7" table:formula="of:=IF(LEFT([.A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 calcext:value-type="string">
            <text:p>aria-multiselectable</text:p>
          </table:table-cell>
          <table:table-cell table:formula="of:=IF([.B22]=&quot;#N/A&quot;;      VLOOKUP([.A22];[Firefox.$B$2:.$B$599];1;FALSE());            NA())" office:value-type="string" office:string-value="" calcext:value-type="error">
            <text:p>#N/A</text:p>
          </table:table-cell>
          <table:table-cell table:formula="of:=VLOOKUP([.A22];[HTMLDom.$B$2:.$B$599];1;FALSE())" office:value-type="string" office:string-value="" calcext:value-type="error">
            <text:p>#N/A</text:p>
          </table:table-cell>
          <table:table-cell table:style-name="ce7" table:formula="of:=IF(LEFT([.A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B$2:.$B$599];1;FALSE());            NA())" office:value-type="string" office:string-value="aria-owns" calcext:value-type="string">
            <text:p>aria-owns</text:p>
          </table:table-cell>
          <table:table-cell table:formula="of:=IF([.B23]=&quot;#N/A&quot;;      VLOOKUP([.A23];[Firefox.$B$2:.$B$599];1;FALSE());            NA())" office:value-type="string" office:string-value="" calcext:value-type="error">
            <text:p>#N/A</text:p>
          </table:table-cell>
          <table:table-cell table:formula="of:=VLOOKUP([.A23];[HTMLDom.$B$2:.$B$599];1;FALSE())" office:value-type="string" office:string-value="" calcext:value-type="error">
            <text:p>#N/A</text:p>
          </table:table-cell>
          <table:table-cell table:style-name="ce7" table:formula="of:=IF(LEFT([.A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B$2:.$B$599];1;FALSE());            NA())" office:value-type="string" office:string-value="aria-posinset" calcext:value-type="string">
            <text:p>aria-posinset</text:p>
          </table:table-cell>
          <table:table-cell table:formula="of:=IF([.B24]=&quot;#N/A&quot;;      VLOOKUP([.A24];[Firefox.$B$2:.$B$599];1;FALSE());            NA())" office:value-type="string" office:string-value="" calcext:value-type="error">
            <text:p>#N/A</text:p>
          </table:table-cell>
          <table:table-cell table:formula="of:=VLOOKUP([.A24];[HTMLDom.$B$2:.$B$599];1;FALSE())" office:value-type="string" office:string-value="" calcext:value-type="error">
            <text:p>#N/A</text:p>
          </table:table-cell>
          <table:table-cell table:style-name="ce7" table:formula="of:=IF(LEFT([.A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B$2:.$B$599];1;FALSE());            NA())" office:value-type="string" office:string-value="aria-pressed" calcext:value-type="string">
            <text:p>aria-pressed</text:p>
          </table:table-cell>
          <table:table-cell table:formula="of:=IF([.B25]=&quot;#N/A&quot;;      VLOOKUP([.A25];[Firefox.$B$2:.$B$599];1;FALSE());            NA())" office:value-type="string" office:string-value="" calcext:value-type="error">
            <text:p>#N/A</text:p>
          </table:table-cell>
          <table:table-cell table:formula="of:=VLOOKUP([.A25];[HTMLDom.$B$2:.$B$599];1;FALSE())" office:value-type="string" office:string-value="" calcext:value-type="error">
            <text:p>#N/A</text:p>
          </table:table-cell>
          <table:table-cell table:style-name="ce7" table:formula="of:=IF(LEFT([.A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B$2:.$B$599];1;FALSE());            NA())" office:value-type="string" office:string-value="aria-readonly" calcext:value-type="string">
            <text:p>aria-readonly</text:p>
          </table:table-cell>
          <table:table-cell table:formula="of:=IF([.B26]=&quot;#N/A&quot;;      VLOOKUP([.A26];[Firefox.$B$2:.$B$599];1;FALSE());            NA())" office:value-type="string" office:string-value="" calcext:value-type="error">
            <text:p>#N/A</text:p>
          </table:table-cell>
          <table:table-cell table:formula="of:=VLOOKUP([.A26];[HTMLDom.$B$2:.$B$599];1;FALSE())" office:value-type="string" office:string-value="" calcext:value-type="error">
            <text:p>#N/A</text:p>
          </table:table-cell>
          <table:table-cell table:style-name="ce7" table:formula="of:=IF(LEFT([.A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B$2:.$B$599];1;FALSE());            NA())" office:value-type="string" office:string-value="aria-relevant" calcext:value-type="string">
            <text:p>aria-relevant</text:p>
          </table:table-cell>
          <table:table-cell table:formula="of:=IF([.B27]=&quot;#N/A&quot;;      VLOOKUP([.A27];[Firefox.$B$2:.$B$599];1;FALSE());            NA())" office:value-type="string" office:string-value="" calcext:value-type="error">
            <text:p>#N/A</text:p>
          </table:table-cell>
          <table:table-cell table:formula="of:=VLOOKUP([.A27];[HTMLDom.$B$2:.$B$599];1;FALSE())" office:value-type="string" office:string-value="" calcext:value-type="error">
            <text:p>#N/A</text:p>
          </table:table-cell>
          <table:table-cell table:style-name="ce7" table:formula="of:=IF(LEFT([.A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 calcext:value-type="string">
            <text:p>#N/A</text:p>
          </table:table-cell>
          <table:table-cell table:formula="of:=IF([.B28]=&quot;#N/A&quot;;      VLOOKUP([.A28];[IEplorer.$B$2:.$B$599];1;FALSE());            NA())" office:value-type="string" office:string-value="aria-required" calcext:value-type="string">
            <text:p>aria-required</text:p>
          </table:table-cell>
          <table:table-cell table:formula="of:=IF([.B28]=&quot;#N/A&quot;;      VLOOKUP([.A28];[Firefox.$B$2:.$B$599];1;FALSE());            NA())" office:value-type="string" office:string-value="" calcext:value-type="error">
            <text:p>#N/A</text:p>
          </table:table-cell>
          <table:table-cell table:formula="of:=VLOOKUP([.A28];[HTMLDom.$B$2:.$B$599];1;FALSE())" office:value-type="string" office:string-value="" calcext:value-type="error">
            <text:p>#N/A</text:p>
          </table:table-cell>
          <table:table-cell table:style-name="ce7" table:formula="of:=IF(LEFT([.A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B$2:.$B$599];1;FALSE());            NA())" office:value-type="string" office:string-value="aria-secret" calcext:value-type="string">
            <text:p>aria-secret</text:p>
          </table:table-cell>
          <table:table-cell table:formula="of:=IF([.B29]=&quot;#N/A&quot;;      VLOOKUP([.A29];[Firefox.$B$2:.$B$599];1;FALSE());            NA())" office:value-type="string" office:string-value="" calcext:value-type="error">
            <text:p>#N/A</text:p>
          </table:table-cell>
          <table:table-cell table:formula="of:=VLOOKUP([.A29];[HTMLDom.$B$2:.$B$599];1;FALSE())" office:value-type="string" office:string-value="" calcext:value-type="error">
            <text:p>#N/A</text:p>
          </table:table-cell>
          <table:table-cell table:style-name="ce7" table:formula="of:=IF(LEFT([.A2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B$2:.$B$599];1;FALSE());            NA())" office:value-type="string" office:string-value="aria-selected" calcext:value-type="string">
            <text:p>aria-selected</text:p>
          </table:table-cell>
          <table:table-cell table:formula="of:=IF([.B30]=&quot;#N/A&quot;;      VLOOKUP([.A30];[Firefox.$B$2:.$B$599];1;FALSE());            NA())" office:value-type="string" office:string-value="" calcext:value-type="error">
            <text:p>#N/A</text:p>
          </table:table-cell>
          <table:table-cell table:formula="of:=VLOOKUP([.A30];[HTMLDom.$B$2:.$B$599];1;FALSE())" office:value-type="string" office:string-value="" calcext:value-type="error">
            <text:p>#N/A</text:p>
          </table:table-cell>
          <table:table-cell table:style-name="ce7" table:formula="of:=IF(LEFT([.A3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 calcext:value-type="string">
            <text:p>#N/A</text:p>
          </table:table-cell>
          <table:table-cell table:formula="of:=IF([.B31]=&quot;#N/A&quot;;      VLOOKUP([.A31];[IEplorer.$B$2:.$B$599];1;FALSE());            NA())" office:value-type="string" office:string-value="aria-setsize" calcext:value-type="string">
            <text:p>aria-setsize</text:p>
          </table:table-cell>
          <table:table-cell table:formula="of:=IF([.B31]=&quot;#N/A&quot;;      VLOOKUP([.A31];[Firefox.$B$2:.$B$599];1;FALSE());            NA())" office:value-type="string" office:string-value="" calcext:value-type="error">
            <text:p>#N/A</text:p>
          </table:table-cell>
          <table:table-cell table:formula="of:=VLOOKUP([.A31];[HTMLDom.$B$2:.$B$599];1;FALSE())" office:value-type="string" office:string-value="" calcext:value-type="error">
            <text:p>#N/A</text:p>
          </table:table-cell>
          <table:table-cell table:style-name="ce7" table:formula="of:=IF(LEFT([.A3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B$2:.$B$599];1;FALSE());            NA())" office:value-type="string" office:string-value="aria-valuemax" calcext:value-type="string">
            <text:p>aria-valuemax</text:p>
          </table:table-cell>
          <table:table-cell table:formula="of:=IF([.B32]=&quot;#N/A&quot;;      VLOOKUP([.A32];[Firefox.$B$2:.$B$599];1;FALSE());            NA())" office:value-type="string" office:string-value="" calcext:value-type="error">
            <text:p>#N/A</text:p>
          </table:table-cell>
          <table:table-cell table:formula="of:=VLOOKUP([.A32];[HTMLDom.$B$2:.$B$599];1;FALSE())" office:value-type="string" office:string-value="" calcext:value-type="error">
            <text:p>#N/A</text:p>
          </table:table-cell>
          <table:table-cell table:style-name="ce7" table:formula="of:=IF(LEFT([.A3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B$2:.$B$599];1;FALSE());            NA())" office:value-type="string" office:string-value="aria-valuemin" calcext:value-type="string">
            <text:p>aria-valuemin</text:p>
          </table:table-cell>
          <table:table-cell table:formula="of:=IF([.B33]=&quot;#N/A&quot;;      VLOOKUP([.A33];[Firefox.$B$2:.$B$599];1;FALSE());            NA())" office:value-type="string" office:string-value="" calcext:value-type="error">
            <text:p>#N/A</text:p>
          </table:table-cell>
          <table:table-cell table:formula="of:=VLOOKUP([.A33];[HTMLDom.$B$2:.$B$599];1;FALSE())" office:value-type="string" office:string-value="" calcext:value-type="error">
            <text:p>#N/A</text:p>
          </table:table-cell>
          <table:table-cell table:style-name="ce7" table:formula="of:=IF(LEFT([.A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B$2:.$B$599];1;FALSE());            NA())" office:value-type="string" office:string-value="aria-valuenow" calcext:value-type="string">
            <text:p>aria-valuenow</text:p>
          </table:table-cell>
          <table:table-cell table:formula="of:=IF([.B34]=&quot;#N/A&quot;;      VLOOKUP([.A34];[Firefox.$B$2:.$B$599];1;FALSE());            NA())" office:value-type="string" office:string-value="" calcext:value-type="error">
            <text:p>#N/A</text:p>
          </table:table-cell>
          <table:table-cell table:formula="of:=VLOOKUP([.A34];[HTMLDom.$B$2:.$B$599];1;FALSE())" office:value-type="string" office:string-value="" calcext:value-type="error">
            <text:p>#N/A</text:p>
          </table:table-cell>
          <table:table-cell table:style-name="ce7" table:formula="of:=IF(LEFT([.A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B$2:.$B$5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B$2:.$B$599];1;FALSE());            NA())" office:value-type="string" office:string-value="ATTRIBUTE_NODE" calcext:value-type="string">
            <text:p>ATTRIBUTE_NODE</text:p>
          </table:table-cell>
          <table:table-cell table:formula="of:=VLOOKUP([.A35];[HTMLDom.$B$2:.$B$599];1;FALSE())" office:value-type="string" office:string-value="" calcext:value-type="error">
            <text:p>#N/A</text:p>
          </table:table-cell>
          <table:table-cell table:style-name="ce7" table:formula="of:=IF(LEFT([.A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 calcext:value-type="string">
            <text:p>attributes</text:p>
          </table:table-cell>
          <table:table-cell table:formula="of:=IF([.B36]=&quot;#N/A&quot;;      VLOOKUP([.A36];[IEplorer.$B$2:.$B$5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B$2:.$B$599];1;FALSE());            NA())" office:value-type="string" office:string-value="" calcext:value-type="error">
            <text:p>#N/A</text:p>
          </table:table-cell>
          <table:table-cell table:formula="of:=VLOOKUP([.A36];[HTMLDom.$B$2:.$B$599];1;FALSE())" office:value-type="string" office:string-value="" calcext:value-type="error">
            <text:p>#N/A</text:p>
          </table:table-cell>
          <table:table-cell table:style-name="ce7" table:formula="of:=IF(LEFT([.A3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B$2:.$B$5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B$2:.$B$599];1;FALSE());            NA())" office:value-type="string" office:string-value="baseURI" calcext:value-type="string">
            <text:p>baseURI</text:p>
          </table:table-cell>
          <table:table-cell table:formula="of:=VLOOKUP([.A37];[HTMLDom.$B$2:.$B$599];1;FALSE())" office:value-type="string" office:string-value="" calcext:value-type="error">
            <text:p>#N/A</text:p>
          </table:table-cell>
          <table:table-cell table:style-name="ce7" table:formula="of:=IF(LEFT([.A3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B$2:.$B$599];1;FALSE());            NA())" office:value-type="string" office:string-value="behaviorUrns" calcext:value-type="string">
            <text:p>behaviorUrns</text:p>
          </table:table-cell>
          <table:table-cell table:formula="of:=IF([.B38]=&quot;#N/A&quot;;      VLOOKUP([.A38];[Firefox.$B$2:.$B$599];1;FALSE());            NA())" office:value-type="string" office:string-value="" calcext:value-type="error">
            <text:p>#N/A</text:p>
          </table:table-cell>
          <table:table-cell table:formula="of:=VLOOKUP([.A38];[HTMLDom.$B$2:.$B$599];1;FALSE())" office:value-type="string" office:string-value="" calcext:value-type="error">
            <text:p>#N/A</text:p>
          </table:table-cell>
          <table:table-cell table:style-name="ce7" table:formula="of:=IF(LEFT([.A3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B$2:.$B$5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B$2:.$B$599];1;FALSE());            NA())" office:value-type="string" office:string-value="blur" calcext:value-type="string">
            <text:p>blur</text:p>
          </table:table-cell>
          <table:table-cell table:formula="of:=VLOOKUP([.A39];[HTMLDom.$B$2:.$B$599];1;FALSE())" office:value-type="string" office:string-value="" calcext:value-type="error">
            <text:p>#N/A</text:p>
          </table:table-cell>
          <table:table-cell table:style-name="ce7" table:formula="of:=IF(LEFT([.A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 calcext:value-type="string">
            <text:p>canHaveChildren</text:p>
          </table:table-cell>
          <table:table-cell table:formula="of:=IF([.B40]=&quot;#N/A&quot;;      VLOOKUP([.A40];[Firefox.$B$2:.$B$599];1;FALSE());            NA())" office:value-type="string" office:string-value="" calcext:value-type="error">
            <text:p>#N/A</text:p>
          </table:table-cell>
          <table:table-cell table:formula="of:=VLOOKUP([.A40];[HTMLDom.$B$2:.$B$599];1;FALSE())" office:value-type="string" office:string-value="" calcext:value-type="error">
            <text:p>#N/A</text:p>
          </table:table-cell>
          <table:table-cell table:style-name="ce7" table:formula="of:=IF(LEFT([.A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B$2:.$B$599];1;FALSE());            NA())" office:value-type="string" office:string-value="canHaveHTML" calcext:value-type="string">
            <text:p>canHaveHTML</text:p>
          </table:table-cell>
          <table:table-cell table:formula="of:=IF([.B41]=&quot;#N/A&quot;;      VLOOKUP([.A41];[Firefox.$B$2:.$B$599];1;FALSE());            NA())" office:value-type="string" office:string-value="" calcext:value-type="error">
            <text:p>#N/A</text:p>
          </table:table-cell>
          <table:table-cell table:formula="of:=VLOOKUP([.A41];[HTMLDom.$B$2:.$B$599];1;FALSE())" office:value-type="string" office:string-value="" calcext:value-type="error">
            <text:p>#N/A</text:p>
          </table:table-cell>
          <table:table-cell table:style-name="ce7" table:formula="of:=IF(LEFT([.A4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B$2:.$B$5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B$2:.$B$599];1;FALSE());            NA())" office:value-type="string" office:string-value="CDATA_SECTION_NODE" calcext:value-type="string">
            <text:p>CDATA_SECTION_NODE</text:p>
          </table:table-cell>
          <table:table-cell table:formula="of:=VLOOKUP([.A42];[HTMLDom.$B$2:.$B$599];1;FALSE())" office:value-type="string" office:string-value="" calcext:value-type="error">
            <text:p>#N/A</text:p>
          </table:table-cell>
          <table:table-cell table:style-name="ce7" table:formula="of:=IF(LEFT([.A4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B$2:.$B$5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B$2:.$B$599];1;FALSE());            NA())" office:value-type="string" office:string-value="childElementCount" calcext:value-type="string">
            <text:p>childElementCount</text:p>
          </table:table-cell>
          <table:table-cell table:formula="of:=VLOOKUP([.A43];[HTMLDom.$B$2:.$B$599];1;FALSE())" office:value-type="string" office:string-value="" calcext:value-type="error">
            <text:p>#N/A</text:p>
          </table:table-cell>
          <table:table-cell table:style-name="ce7" table:formula="of:=IF(LEFT([.A4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 calcext:value-type="string">
            <text:p>childNodes</text:p>
          </table:table-cell>
          <table:table-cell table:formula="of:=IF([.B44]=&quot;#N/A&quot;;      VLOOKUP([.A44];[IEplorer.$B$2:.$B$5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B$2:.$B$599];1;FALSE());            NA())" office:value-type="string" office:string-value="" calcext:value-type="error">
            <text:p>#N/A</text:p>
          </table:table-cell>
          <table:table-cell table:formula="of:=VLOOKUP([.A44];[HTMLDom.$B$2:.$B$599];1;FALSE())" office:value-type="string" office:string-value="" calcext:value-type="error">
            <text:p>#N/A</text:p>
          </table:table-cell>
          <table:table-cell table:style-name="ce7" table:formula="of:=IF(LEFT([.A4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 calcext:value-type="string">
            <text:p>children</text:p>
          </table:table-cell>
          <table:table-cell table:formula="of:=IF([.B45]=&quot;#N/A&quot;;      VLOOKUP([.A45];[IEplorer.$B$2:.$B$5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B$2:.$B$599];1;FALSE());            NA())" office:value-type="string" office:string-value="" calcext:value-type="error">
            <text:p>#N/A</text:p>
          </table:table-cell>
          <table:table-cell table:formula="of:=VLOOKUP([.A45];[HTMLDom.$B$2:.$B$599];1;FALSE())" office:value-type="string" office:string-value="" calcext:value-type="error">
            <text:p>#N/A</text:p>
          </table:table-cell>
          <table:table-cell table:style-name="ce7" table:formula="of:=IF(LEFT([.A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B$2:.$B$5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B$2:.$B$599];1;FALSE());            NA())" office:value-type="string" office:string-value="classList" calcext:value-type="string">
            <text:p>classList</text:p>
          </table:table-cell>
          <table:table-cell table:formula="of:=VLOOKUP([.A46];[HTMLDom.$B$2:.$B$599];1;FALSE())" office:value-type="string" office:string-value="" calcext:value-type="error">
            <text:p>#N/A</text:p>
          </table:table-cell>
          <table:table-cell table:style-name="ce7" table:formula="of:=IF(LEFT([.A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 calcext:value-type="string">
            <text:p>className</text:p>
          </table:table-cell>
          <table:table-cell table:formula="of:=IF([.B47]=&quot;#N/A&quot;;      VLOOKUP([.A47];[IEplorer.$B$2:.$B$5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B$2:.$B$599];1;FALSE());            NA())" office:value-type="string" office:string-value="" calcext:value-type="error">
            <text:p>#N/A</text:p>
          </table:table-cell>
          <table:table-cell table:formula="of:=VLOOKUP([.A47];[HTMLDom.$B$2:.$B$599];1;FALSE())" office:value-type="string" office:string-value="" calcext:value-type="error">
            <text:p>#N/A</text:p>
          </table:table-cell>
          <table:table-cell table:style-name="ce7" table:formula="of:=IF(LEFT([.A4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B$2:.$B$599];1;FALSE());            NA())" office:value-type="string" office:string-value="clear" calcext:value-type="string">
            <text:p>clear</text:p>
          </table:table-cell>
          <table:table-cell table:formula="of:=IF([.B48]=&quot;#N/A&quot;;      VLOOKUP([.A48];[Firefox.$B$2:.$B$599];1;FALSE());            NA())" office:value-type="string" office:string-value="" calcext:value-type="error">
            <text:p>#N/A</text:p>
          </table:table-cell>
          <table:table-cell table:formula="of:=VLOOKUP([.A48];[HTMLDom.$B$2:.$B$599];1;FALSE())" office:value-type="string" office:string-value="" calcext:value-type="error">
            <text:p>#N/A</text:p>
          </table:table-cell>
          <table:table-cell table:style-name="ce7" table:formula="of:=IF(LEFT([.A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B$2:.$B$5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B$2:.$B$599];1;FALSE());            NA())" office:value-type="string" office:string-value="click" calcext:value-type="string">
            <text:p>click</text:p>
          </table:table-cell>
          <table:table-cell table:formula="of:=VLOOKUP([.A49];[HTMLDom.$B$2:.$B$599];1;FALSE())" office:value-type="string" office:string-value="" calcext:value-type="error">
            <text:p>#N/A</text:p>
          </table:table-cell>
          <table:table-cell table:style-name="ce7" table:formula="of:=IF(LEFT([.A4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 calcext:value-type="string">
            <text:p>clientHeight</text:p>
          </table:table-cell>
          <table:table-cell table:formula="of:=IF([.B50]=&quot;#N/A&quot;;      VLOOKUP([.A50];[IEplorer.$B$2:.$B$5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B$2:.$B$599];1;FALSE());            NA())" office:value-type="string" office:string-value="" calcext:value-type="error">
            <text:p>#N/A</text:p>
          </table:table-cell>
          <table:table-cell table:formula="of:=VLOOKUP([.A50];[HTMLDom.$B$2:.$B$599];1;FALSE())" office:value-type="string" office:string-value="" calcext:value-type="error">
            <text:p>#N/A</text:p>
          </table:table-cell>
          <table:table-cell table:style-name="ce7" table:formula="of:=IF(LEFT([.A5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 calcext:value-type="string">
            <text:p>clientLeft</text:p>
          </table:table-cell>
          <table:table-cell table:formula="of:=IF([.B51]=&quot;#N/A&quot;;      VLOOKUP([.A51];[IEplorer.$B$2:.$B$5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B$2:.$B$599];1;FALSE());            NA())" office:value-type="string" office:string-value="" calcext:value-type="error">
            <text:p>#N/A</text:p>
          </table:table-cell>
          <table:table-cell table:formula="of:=VLOOKUP([.A51];[HTMLDom.$B$2:.$B$599];1;FALSE())" office:value-type="string" office:string-value="" calcext:value-type="error">
            <text:p>#N/A</text:p>
          </table:table-cell>
          <table:table-cell table:style-name="ce7" table:formula="of:=IF(LEFT([.A5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 calcext:value-type="string">
            <text:p>clientTop</text:p>
          </table:table-cell>
          <table:table-cell table:formula="of:=IF([.B52]=&quot;#N/A&quot;;      VLOOKUP([.A52];[IEplorer.$B$2:.$B$5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B$2:.$B$599];1;FALSE());            NA())" office:value-type="string" office:string-value="" calcext:value-type="error">
            <text:p>#N/A</text:p>
          </table:table-cell>
          <table:table-cell table:formula="of:=VLOOKUP([.A52];[HTMLDom.$B$2:.$B$599];1;FALSE())" office:value-type="string" office:string-value="" calcext:value-type="error">
            <text:p>#N/A</text:p>
          </table:table-cell>
          <table:table-cell table:style-name="ce7" table:formula="of:=IF(LEFT([.A5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 calcext:value-type="string">
            <text:p>clientWidth</text:p>
          </table:table-cell>
          <table:table-cell table:formula="of:=IF([.B53]=&quot;#N/A&quot;;      VLOOKUP([.A53];[IEplorer.$B$2:.$B$5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B$2:.$B$599];1;FALSE());            NA())" office:value-type="string" office:string-value="" calcext:value-type="error">
            <text:p>#N/A</text:p>
          </table:table-cell>
          <table:table-cell table:formula="of:=VLOOKUP([.A53];[HTMLDom.$B$2:.$B$599];1;FALSE())" office:value-type="string" office:string-value="" calcext:value-type="error">
            <text:p>#N/A</text:p>
          </table:table-cell>
          <table:table-cell table:style-name="ce7" table:formula="of:=IF(LEFT([.A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B$2:.$B$5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B$2:.$B$599];1;FALSE());            NA())" office:value-type="string" office:string-value="cloneNode" calcext:value-type="string">
            <text:p>cloneNode</text:p>
          </table:table-cell>
          <table:table-cell table:formula="of:=VLOOKUP([.A54];[HTMLDom.$B$2:.$B$599];1;FALSE())" office:value-type="string" office:string-value="" calcext:value-type="error">
            <text:p>#N/A</text:p>
          </table:table-cell>
          <table:table-cell table:style-name="ce7" table:formula="of:=IF(LEFT([.A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B$2:.$B$5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B$2:.$B$599];1;FALSE());            NA())" office:value-type="string" office:string-value="closest" calcext:value-type="string">
            <text:p>closest</text:p>
          </table:table-cell>
          <table:table-cell table:formula="of:=VLOOKUP([.A55];[HTMLDom.$B$2:.$B$599];1;FALSE())" office:value-type="string" office:string-value="" calcext:value-type="error">
            <text:p>#N/A</text:p>
          </table:table-cell>
          <table:table-cell table:style-name="ce7" table:formula="of:=IF(LEFT([.A5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B$2:.$B$5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B$2:.$B$599];1;FALSE());            NA())" office:value-type="string" office:string-value="COMMENT_NODE" calcext:value-type="string">
            <text:p>COMMENT_NODE</text:p>
          </table:table-cell>
          <table:table-cell table:formula="of:=VLOOKUP([.A56];[HTMLDom.$B$2:.$B$599];1;FALSE())" office:value-type="string" office:string-value="" calcext:value-type="error">
            <text:p>#N/A</text:p>
          </table:table-cell>
          <table:table-cell table:style-name="ce7" table:formula="of:=IF(LEFT([.A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B$2:.$B$5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B$2:.$B$599];1;FALSE());            NA())" office:value-type="string" office:string-value="compareDocumentPosition" calcext:value-type="string">
            <text:p>compareDocumentPosition</text:p>
          </table:table-cell>
          <table:table-cell table:formula="of:=VLOOKUP([.A57];[HTMLDom.$B$2:.$B$599];1;FALSE())" office:value-type="string" office:string-value="" calcext:value-type="error">
            <text:p>#N/A</text:p>
          </table:table-cell>
          <table:table-cell table:style-name="ce7" table:formula="of:=IF(LEFT([.A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B$2:.$B$5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B$2:.$B$599];1;FALSE());            NA())" office:value-type="string" office:string-value="contains" calcext:value-type="string">
            <text:p>contains</text:p>
          </table:table-cell>
          <table:table-cell table:formula="of:=VLOOKUP([.A58];[HTMLDom.$B$2:.$B$599];1;FALSE())" office:value-type="string" office:string-value="" calcext:value-type="error">
            <text:p>#N/A</text:p>
          </table:table-cell>
          <table:table-cell table:style-name="ce7" table:formula="of:=IF(LEFT([.A5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 calcext:value-type="string">
            <text:p>contentEditable</text:p>
          </table:table-cell>
          <table:table-cell table:formula="of:=IF([.B59]=&quot;#N/A&quot;;      VLOOKUP([.A59];[IEplorer.$B$2:.$B$5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B$2:.$B$599];1;FALSE());            NA())" office:value-type="string" office:string-value="" calcext:value-type="error">
            <text:p>#N/A</text:p>
          </table:table-cell>
          <table:table-cell table:formula="of:=VLOOKUP([.A59];[HTMLDom.$B$2:.$B$599];1;FALSE())" office:value-type="string" office:string-value="" calcext:value-type="error">
            <text:p>#N/A</text:p>
          </table:table-cell>
          <table:table-cell table:style-name="ce7" table:formula="of:=IF(LEFT([.A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B$2:.$B$5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B$2:.$B$599];1;FALSE());            NA())" office:value-type="string" office:string-value="contextMenu" calcext:value-type="string">
            <text:p>contextMenu</text:p>
          </table:table-cell>
          <table:table-cell table:formula="of:=VLOOKUP([.A60];[HTMLDom.$B$2:.$B$599];1;FALSE())" office:value-type="string" office:string-value="" calcext:value-type="error">
            <text:p>#N/A</text:p>
          </table:table-cell>
          <table:table-cell table:style-name="ce7" table:formula="of:=IF(LEFT([.A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B$2:.$B$599];1;FALSE());            NA())" office:value-type="string" office:string-value="currentStyle" calcext:value-type="string">
            <text:p>currentStyle</text:p>
          </table:table-cell>
          <table:table-cell table:formula="of:=IF([.B61]=&quot;#N/A&quot;;      VLOOKUP([.A61];[Firefox.$B$2:.$B$599];1;FALSE());            NA())" office:value-type="string" office:string-value="" calcext:value-type="error">
            <text:p>#N/A</text:p>
          </table:table-cell>
          <table:table-cell table:formula="of:=VLOOKUP([.A61];[HTMLDom.$B$2:.$B$599];1;FALSE())" office:value-type="string" office:string-value="" calcext:value-type="error">
            <text:p>#N/A</text:p>
          </table:table-cell>
          <table:table-cell table:style-name="ce7" table:formula="of:=IF(LEFT([.A6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B$2:.$B$5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B$2:.$B$599];1;FALSE());            NA())" office:value-type="string" office:string-value="dataset" calcext:value-type="string">
            <text:p>dataset</text:p>
          </table:table-cell>
          <table:table-cell table:formula="of:=VLOOKUP([.A62];[HTMLDom.$B$2:.$B$599];1;FALSE())" office:value-type="string" office:string-value="" calcext:value-type="error">
            <text:p>#N/A</text:p>
          </table:table-cell>
          <table:table-cell table:style-name="ce7" table:formula="of:=IF(LEFT([.A62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2" office:value-type="string" calcext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 calcext:value-type="string">
            <text:p>dir</text:p>
          </table:table-cell>
          <table:table-cell table:formula="of:=IF([.B63]=&quot;#N/A&quot;;      VLOOKUP([.A63];[IEplorer.$B$2:.$B$5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B$2:.$B$599];1;FALSE());            NA())" office:value-type="string" office:string-value="" calcext:value-type="error">
            <text:p>#N/A</text:p>
          </table:table-cell>
          <table:table-cell table:formula="of:=VLOOKUP([.A63];[HTMLDom.$B$2:.$B$599];1;FALSE())" office:value-type="string" office:string-value="" calcext:value-type="error">
            <text:p>#N/A</text:p>
          </table:table-cell>
          <table:table-cell table:style-name="ce7" table:formula="of:=IF(LEFT([.A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B$2:.$B$599];1;FALSE());            NA())" office:value-type="string" office:string-value="disabled" calcext:value-type="string">
            <text:p>disabled</text:p>
          </table:table-cell>
          <table:table-cell table:formula="of:=IF([.B64]=&quot;#N/A&quot;;      VLOOKUP([.A64];[Firefox.$B$2:.$B$599];1;FALSE());            NA())" office:value-type="string" office:string-value="" calcext:value-type="error">
            <text:p>#N/A</text:p>
          </table:table-cell>
          <table:table-cell table:formula="of:=VLOOKUP([.A64];[HTMLDom.$B$2:.$B$599];1;FALSE())" office:value-type="string" office:string-value="" calcext:value-type="error">
            <text:p>#N/A</text:p>
          </table:table-cell>
          <table:table-cell table:style-name="ce7" table:formula="of:=IF(LEFT([.A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B$2:.$B$5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B$2:.$B$599];1;FALSE());            NA())" office:value-type="string" office:string-value="dispatchEvent" calcext:value-type="string">
            <text:p>dispatchEvent</text:p>
          </table:table-cell>
          <table:table-cell table:formula="of:=VLOOKUP([.A65];[HTMLDom.$B$2:.$B$599];1;FALSE())" office:value-type="string" office:string-value="" calcext:value-type="error">
            <text:p>#N/A</text:p>
          </table:table-cell>
          <table:table-cell table:style-name="ce7" table:formula="of:=IF(LEFT([.A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 calcext:value-type="string">
            <text:p>#N/A</text:p>
          </table:table-cell>
          <table:table-cell table:formula="of:=IF([.B66]=&quot;#N/A&quot;;      VLOOKUP([.A66];[IEplorer.$B$2:.$B$599];1;FALSE());            NA())" office:value-type="string" office:string-value="document" calcext:value-type="string">
            <text:p>document</text:p>
          </table:table-cell>
          <table:table-cell table:formula="of:=IF([.B66]=&quot;#N/A&quot;;      VLOOKUP([.A66];[Firefox.$B$2:.$B$599];1;FALSE());            NA())" office:value-type="string" office:string-value="" calcext:value-type="error">
            <text:p>#N/A</text:p>
          </table:table-cell>
          <table:table-cell table:formula="of:=VLOOKUP([.A66];[HTMLDom.$B$2:.$B$599];1;FALSE())" office:value-type="string" office:string-value="" calcext:value-type="error">
            <text:p>#N/A</text:p>
          </table:table-cell>
          <table:table-cell table:style-name="ce7" table:formula="of:=IF(LEFT([.A6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B$2:.$B$5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B$2:.$B$599];1;FALSE());            NA())" office:value-type="string" office:string-value="DOCUMENT_FRAGMENT_NODE" calcext:value-type="string">
            <text:p>DOCUMENT_FRAGMENT_NODE</text:p>
          </table:table-cell>
          <table:table-cell table:formula="of:=VLOOKUP([.A67];[HTMLDom.$B$2:.$B$599];1;FALSE())" office:value-type="string" office:string-value="" calcext:value-type="error">
            <text:p>#N/A</text:p>
          </table:table-cell>
          <table:table-cell table:style-name="ce7" table:formula="of:=IF(LEFT([.A6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B$2:.$B$5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B$2:.$B$599];1;FALSE());            NA())" office:value-type="string" office:string-value="DOCUMENT_NODE" calcext:value-type="string">
            <text:p>DOCUMENT_NODE</text:p>
          </table:table-cell>
          <table:table-cell table:formula="of:=VLOOKUP([.A68];[HTMLDom.$B$2:.$B$599];1;FALSE())" office:value-type="string" office:string-value="" calcext:value-type="error">
            <text:p>#N/A</text:p>
          </table:table-cell>
          <table:table-cell table:style-name="ce7" table:formula="of:=IF(LEFT([.A6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B$2:.$B$5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B$2:.$B$599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69];[HTMLDom.$B$2:.$B$599];1;FALSE())" office:value-type="string" office:string-value="" calcext:value-type="error">
            <text:p>#N/A</text:p>
          </table:table-cell>
          <table:table-cell table:style-name="ce7" table:formula="of:=IF(LEFT([.A69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 calcext:value-type="string">
            <text:p>#N/A</text:p>
          </table:table-cell>
          <table:table-cell table:formula="of:=IF([.B70]=&quot;#N/A&quot;;      VLOOKUP([.A70];[IEplorer.$B$2:.$B$5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B$2:.$B$599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70];[HTMLDom.$B$2:.$B$599];1;FALSE())" office:value-type="string" office:string-value="" calcext:value-type="error">
            <text:p>#N/A</text:p>
          </table:table-cell>
          <table:table-cell table:style-name="ce7" table:formula="of:=IF(LEFT([.A70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B$2:.$B$5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B$2:.$B$599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71];[HTMLDom.$B$2:.$B$599];1;FALSE())" office:value-type="string" office:string-value="" calcext:value-type="error">
            <text:p>#N/A</text:p>
          </table:table-cell>
          <table:table-cell table:style-name="ce7" table:formula="of:=IF(LEFT([.A7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B$2:.$B$5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B$2:.$B$599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72];[HTMLDom.$B$2:.$B$599];1;FALSE())" office:value-type="string" office:string-value="" calcext:value-type="error">
            <text:p>#N/A</text:p>
          </table:table-cell>
          <table:table-cell table:style-name="ce7" table:formula="of:=IF(LEFT([.A72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B$2:.$B$5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B$2:.$B$599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73];[HTMLDom.$B$2:.$B$599];1;FALSE())" office:value-type="string" office:string-value="" calcext:value-type="error">
            <text:p>#N/A</text:p>
          </table:table-cell>
          <table:table-cell table:style-name="ce7" table:formula="of:=IF(LEFT([.A73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B$2:.$B$5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B$2:.$B$599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74];[HTMLDom.$B$2:.$B$599];1;FALSE())" office:value-type="string" office:string-value="" calcext:value-type="error">
            <text:p>#N/A</text:p>
          </table:table-cell>
          <table:table-cell table:style-name="ce7" table:formula="of:=IF(LEFT([.A7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B$2:.$B$5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B$2:.$B$599];1;FALSE());            NA())" office:value-type="string" office:string-value="DOCUMENT_TYPE_NODE" calcext:value-type="string">
            <text:p>DOCUMENT_TYPE_NODE</text:p>
          </table:table-cell>
          <table:table-cell table:formula="of:=VLOOKUP([.A75];[HTMLDom.$B$2:.$B$599];1;FALSE())" office:value-type="string" office:string-value="" calcext:value-type="error">
            <text:p>#N/A</text:p>
          </table:table-cell>
          <table:table-cell table:style-name="ce7" table:formula="of:=IF(LEFT([.A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 calcext:value-type="string">
            <text:p>#N/A</text:p>
          </table:table-cell>
          <table:table-cell table:formula="of:=IF([.B76]=&quot;#N/A&quot;;      VLOOKUP([.A76];[IEplorer.$B$2:.$B$5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B$2:.$B$599];1;FALSE());            NA())" office:value-type="string" office:string-value="draggable" calcext:value-type="string">
            <text:p>draggable</text:p>
          </table:table-cell>
          <table:table-cell table:formula="of:=VLOOKUP([.A76];[HTMLDom.$B$2:.$B$599];1;FALSE())" office:value-type="string" office:string-value="" calcext:value-type="error">
            <text:p>#N/A</text:p>
          </table:table-cell>
          <table:table-cell table:style-name="ce7" table:formula="of:=IF(LEFT([.A7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B$2:.$B$599];1;FALSE());            NA())" office:value-type="string" office:string-value="" calcext:value-type="error">
            <text:p>#N/A</text:p>
          </table:table-cell>
          <table:table-cell table:formula="of:=IF([.B77]=&quot;#N/A&quot;;      VLOOKUP([.A77];[Firefox.$B$2:.$B$599];1;FALSE());            NA())" office:value-type="string" office:string-value="ELEMENT_NODE" calcext:value-type="string">
            <text:p>ELEMENT_NODE</text:p>
          </table:table-cell>
          <table:table-cell table:formula="of:=VLOOKUP([.A77];[HTMLDom.$B$2:.$B$599];1;FALSE())" office:value-type="string" office:string-value="" calcext:value-type="error">
            <text:p>#N/A</text:p>
          </table:table-cell>
          <table:table-cell table:style-name="ce7" table:formula="of:=IF(LEFT([.A7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B$2:.$B$599];1;FALSE());            NA())" office:value-type="string" office:string-value="" calcext:value-type="error">
            <text:p>#N/A</text:p>
          </table:table-cell>
          <table:table-cell table:formula="of:=IF([.B78]=&quot;#N/A&quot;;      VLOOKUP([.A78];[Firefox.$B$2:.$B$599];1;FALSE());            NA())" office:value-type="string" office:string-value="ENTITY_NODE" calcext:value-type="string">
            <text:p>ENTITY_NODE</text:p>
          </table:table-cell>
          <table:table-cell table:formula="of:=VLOOKUP([.A78];[HTMLDom.$B$2:.$B$599];1;FALSE())" office:value-type="string" office:string-value="" calcext:value-type="error">
            <text:p>#N/A</text:p>
          </table:table-cell>
          <table:table-cell table:style-name="ce7" table:formula="of:=IF(LEFT([.A7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B$2:.$B$599];1;FALSE());            NA())" office:value-type="string" office:string-value="" calcext:value-type="error">
            <text:p>#N/A</text:p>
          </table:table-cell>
          <table:table-cell table:formula="of:=IF([.B79]=&quot;#N/A&quot;;      VLOOKUP([.A79];[Firefox.$B$2:.$B$599];1;FALSE());            NA())" office:value-type="string" office:string-value="ENTITY_REFERENCE_NODE" calcext:value-type="string">
            <text:p>ENTITY_REFERENCE_NODE</text:p>
          </table:table-cell>
          <table:table-cell table:formula="of:=VLOOKUP([.A79];[HTMLDom.$B$2:.$B$599];1;FALSE())" office:value-type="string" office:string-value="" calcext:value-type="error">
            <text:p>#N/A</text:p>
          </table:table-cell>
          <table:table-cell table:style-name="ce7" table:formula="of:=IF(LEFT([.A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B$2:.$B$599];1;FALSE());            NA())" office:value-type="string" office:string-value="filters" calcext:value-type="string">
            <text:p>filters</text:p>
          </table:table-cell>
          <table:table-cell table:formula="of:=IF([.B80]=&quot;#N/A&quot;;      VLOOKUP([.A80];[Firefox.$B$2:.$B$599];1;FALSE());            NA())" office:value-type="string" office:string-value="" calcext:value-type="error">
            <text:p>#N/A</text:p>
          </table:table-cell>
          <table:table-cell table:formula="of:=VLOOKUP([.A80];[HTMLDom.$B$2:.$B$599];1;FALSE())" office:value-type="string" office:string-value="" calcext:value-type="error">
            <text:p>#N/A</text:p>
          </table:table-cell>
          <table:table-cell table:style-name="ce7" table:formula="of:=IF(LEFT([.A8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B$2:.$B$5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B$2:.$B$599];1;FALSE());            NA())" office:value-type="string" office:string-value="" calcext:value-type="error">
            <text:p>#N/A</text:p>
          </table:table-cell>
          <table:table-cell table:formula="of:=VLOOKUP([.A81];[HTMLDom.$B$2:.$B$599];1;FALSE())" office:value-type="string" office:string-value="" calcext:value-type="error">
            <text:p>#N/A</text:p>
          </table:table-cell>
          <table:table-cell table:style-name="ce7" table:formula="of:=IF(LEFT([.A8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B$2:.$B$5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B$2:.$B$599];1;FALSE());            NA())" office:value-type="string" office:string-value="firstElementChild" calcext:value-type="string">
            <text:p>firstElementChild</text:p>
          </table:table-cell>
          <table:table-cell table:formula="of:=VLOOKUP([.A82];[HTMLDom.$B$2:.$B$599];1;FALSE())" office:value-type="string" office:string-value="" calcext:value-type="error">
            <text:p>#N/A</text:p>
          </table:table-cell>
          <table:table-cell table:style-name="ce7" table:formula="of:=IF(LEFT([.A8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B$2:.$B$5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B$2:.$B$599];1;FALSE());            NA())" office:value-type="string" office:string-value="focus" calcext:value-type="string">
            <text:p>focus</text:p>
          </table:table-cell>
          <table:table-cell table:formula="of:=VLOOKUP([.A83];[HTMLDom.$B$2:.$B$599];1;FALSE())" office:value-type="string" office:string-value="" calcext:value-type="error">
            <text:p>#N/A</text:p>
          </table:table-cell>
          <table:table-cell table:style-name="ce7" table:formula="of:=IF(LEFT([.A8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 calcext:value-type="string">
            <text:p>#N/A</text:p>
          </table:table-cell>
          <table:table-cell table:formula="of:=IF([.B84]=&quot;#N/A&quot;;      VLOOKUP([.A84];[IEplorer.$B$2:.$B$5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B$2:.$B$599];1;FALSE());            NA())" office:value-type="string" office:string-value="getAttribute" calcext:value-type="string">
            <text:p>getAttribute</text:p>
          </table:table-cell>
          <table:table-cell table:formula="of:=VLOOKUP([.A84];[HTMLDom.$B$2:.$B$599];1;FALSE())" office:value-type="string" office:string-value="" calcext:value-type="error">
            <text:p>#N/A</text:p>
          </table:table-cell>
          <table:table-cell table:style-name="ce7" table:formula="of:=IF(LEFT([.A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B$2:.$B$599];1;FALSE());            NA())" office:value-type="string" office:string-value="" calcext:value-type="error">
            <text:p>#N/A</text:p>
          </table:table-cell>
          <table:table-cell table:formula="of:=IF([.B85]=&quot;#N/A&quot;;      VLOOKUP([.A85];[Firefox.$B$2:.$B$599];1;FALSE());            NA())" office:value-type="string" office:string-value="getAttributeNames" calcext:value-type="string">
            <text:p>getAttributeNames</text:p>
          </table:table-cell>
          <table:table-cell table:formula="of:=VLOOKUP([.A85];[HTMLDom.$B$2:.$B$599];1;FALSE())" office:value-type="string" office:string-value="" calcext:value-type="error">
            <text:p>#N/A</text:p>
          </table:table-cell>
          <table:table-cell table:style-name="ce7" table:formula="of:=IF(LEFT([.A8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B$2:.$B$5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B$2:.$B$599];1;FALSE());            NA())" office:value-type="string" office:string-value="getAttributeNode" calcext:value-type="string">
            <text:p>getAttributeNode</text:p>
          </table:table-cell>
          <table:table-cell table:formula="of:=VLOOKUP([.A86];[HTMLDom.$B$2:.$B$599];1;FALSE())" office:value-type="string" office:string-value="" calcext:value-type="error">
            <text:p>#N/A</text:p>
          </table:table-cell>
          <table:table-cell table:style-name="ce7" table:formula="of:=IF(LEFT([.A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B$2:.$B$5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B$2:.$B$599];1;FALSE());            NA())" office:value-type="string" office:string-value="getAttributeNodeNS" calcext:value-type="string">
            <text:p>getAttributeNodeNS</text:p>
          </table:table-cell>
          <table:table-cell table:formula="of:=VLOOKUP([.A87];[HTMLDom.$B$2:.$B$599];1;FALSE())" office:value-type="string" office:string-value="" calcext:value-type="error">
            <text:p>#N/A</text:p>
          </table:table-cell>
          <table:table-cell table:style-name="ce7" table:formula="of:=IF(LEFT([.A8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B$2:.$B$5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B$2:.$B$599];1;FALSE());            NA())" office:value-type="string" office:string-value="getAttributeNS" calcext:value-type="string">
            <text:p>getAttributeNS</text:p>
          </table:table-cell>
          <table:table-cell table:formula="of:=VLOOKUP([.A88];[HTMLDom.$B$2:.$B$599];1;FALSE())" office:value-type="string" office:string-value="" calcext:value-type="error">
            <text:p>#N/A</text:p>
          </table:table-cell>
          <table:table-cell table:style-name="ce7" table:formula="of:=IF(LEFT([.A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B$2:.$B$5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B$2:.$B$599];1;FALSE());            NA())" office:value-type="string" office:string-value="getBoundingClientRect" calcext:value-type="string">
            <text:p>getBoundingClientRect</text:p>
          </table:table-cell>
          <table:table-cell table:formula="of:=VLOOKUP([.A89];[HTMLDom.$B$2:.$B$599];1;FALSE())" office:value-type="string" office:string-value="" calcext:value-type="error">
            <text:p>#N/A</text:p>
          </table:table-cell>
          <table:table-cell table:style-name="ce7" table:formula="of:=IF(LEFT([.A8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B$2:.$B$5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B$2:.$B$599];1;FALSE());            NA())" office:value-type="string" office:string-value="getClientRects" calcext:value-type="string">
            <text:p>getClientRects</text:p>
          </table:table-cell>
          <table:table-cell table:formula="of:=VLOOKUP([.A90];[HTMLDom.$B$2:.$B$599];1;FALSE())" office:value-type="string" office:string-value="" calcext:value-type="error">
            <text:p>#N/A</text:p>
          </table:table-cell>
          <table:table-cell table:style-name="ce7" table:formula="of:=IF(LEFT([.A9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B$2:.$B$5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B$2:.$B$599];1;FALSE());            NA())" office:value-type="string" office:string-value="getElementsByClassName" calcext:value-type="string">
            <text:p>getElementsByClassName</text:p>
          </table:table-cell>
          <table:table-cell table:formula="of:=VLOOKUP([.A91];[HTMLDom.$B$2:.$B$599];1;FALSE())" office:value-type="string" office:string-value="" calcext:value-type="error">
            <text:p>#N/A</text:p>
          </table:table-cell>
          <table:table-cell table:style-name="ce7" table:formula="of:=IF(LEFT([.A9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B$2:.$B$5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B$2:.$B$599];1;FALSE());            NA())" office:value-type="string" office:string-value="getElementsByTagName" calcext:value-type="string">
            <text:p>getElementsByTagName</text:p>
          </table:table-cell>
          <table:table-cell table:formula="of:=VLOOKUP([.A92];[HTMLDom.$B$2:.$B$599];1;FALSE())" office:value-type="string" office:string-value="" calcext:value-type="error">
            <text:p>#N/A</text:p>
          </table:table-cell>
          <table:table-cell table:style-name="ce7" table:formula="of:=IF(LEFT([.A9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B$2:.$B$5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B$2:.$B$599];1;FALSE());            NA())" office:value-type="string" office:string-value="getElementsByTagNameNS" calcext:value-type="string">
            <text:p>getElementsByTagNameNS</text:p>
          </table:table-cell>
          <table:table-cell table:formula="of:=VLOOKUP([.A93];[HTMLDom.$B$2:.$B$599];1;FALSE())" office:value-type="string" office:string-value="" calcext:value-type="error">
            <text:p>#N/A</text:p>
          </table:table-cell>
          <table:table-cell table:style-name="ce7" table:formula="of:=IF(LEFT([.A9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B$2:.$B$5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B$2:.$B$599];1;FALSE());            NA())" office:value-type="string" office:string-value="hasAttribute" calcext:value-type="string">
            <text:p>hasAttribute</text:p>
          </table:table-cell>
          <table:table-cell table:formula="of:=VLOOKUP([.A94];[HTMLDom.$B$2:.$B$599];1;FALSE())" office:value-type="string" office:string-value="" calcext:value-type="error">
            <text:p>#N/A</text:p>
          </table:table-cell>
          <table:table-cell table:style-name="ce7" table:formula="of:=IF(LEFT([.A9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B$2:.$B$5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B$2:.$B$599];1;FALSE());            NA())" office:value-type="string" office:string-value="hasAttributeNS" calcext:value-type="string">
            <text:p>hasAttributeNS</text:p>
          </table:table-cell>
          <table:table-cell table:formula="of:=VLOOKUP([.A95];[HTMLDom.$B$2:.$B$599];1;FALSE())" office:value-type="string" office:string-value="" calcext:value-type="error">
            <text:p>#N/A</text:p>
          </table:table-cell>
          <table:table-cell table:style-name="ce7" table:formula="of:=IF(LEFT([.A9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B$2:.$B$5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B$2:.$B$599];1;FALSE());            NA())" office:value-type="string" office:string-value="hasAttributes" calcext:value-type="string">
            <text:p>hasAttributes</text:p>
          </table:table-cell>
          <table:table-cell table:formula="of:=VLOOKUP([.A96];[HTMLDom.$B$2:.$B$599];1;FALSE())" office:value-type="string" office:string-value="" calcext:value-type="error">
            <text:p>#N/A</text:p>
          </table:table-cell>
          <table:table-cell table:style-name="ce7" table:formula="of:=IF(LEFT([.A9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 calcext:value-type="string">
            <text:p>#N/A</text:p>
          </table:table-cell>
          <table:table-cell table:formula="of:=IF([.B97]=&quot;#N/A&quot;;      VLOOKUP([.A97];[IEplorer.$B$2:.$B$5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B$2:.$B$599];1;FALSE());            NA())" office:value-type="string" office:string-value="hasChildNodes" calcext:value-type="string">
            <text:p>hasChildNodes</text:p>
          </table:table-cell>
          <table:table-cell table:formula="of:=VLOOKUP([.A97];[HTMLDom.$B$2:.$B$599];1;FALSE())" office:value-type="string" office:string-value="" calcext:value-type="error">
            <text:p>#N/A</text:p>
          </table:table-cell>
          <table:table-cell table:style-name="ce7" table:formula="of:=IF(LEFT([.A9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 calcext:value-type="string">
            <text:p>#N/A</text:p>
          </table:table-cell>
          <table:table-cell table:formula="of:=IF([.B98]=&quot;#N/A&quot;;      VLOOKUP([.A98];[IEplorer.$B$2:.$B$5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B$2:.$B$599];1;FALSE());            NA())" office:value-type="string" office:string-value="hidden" calcext:value-type="string">
            <text:p>hidden</text:p>
          </table:table-cell>
          <table:table-cell table:formula="of:=VLOOKUP([.A98];[HTMLDom.$B$2:.$B$599];1;FALSE())" office:value-type="string" office:string-value="" calcext:value-type="error">
            <text:p>#N/A</text:p>
          </table:table-cell>
          <table:table-cell table:style-name="ce7" table:formula="of:=IF(LEFT([.A9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B$2:.$B$599];1;FALSE());            NA())" office:value-type="string" office:string-value="hideFocus" calcext:value-type="string">
            <text:p>hideFocus</text:p>
          </table:table-cell>
          <table:table-cell table:formula="of:=IF([.B99]=&quot;#N/A&quot;;      VLOOKUP([.A99];[Firefox.$B$2:.$B$599];1;FALSE());            NA())" office:value-type="string" office:string-value="" calcext:value-type="error">
            <text:p>#N/A</text:p>
          </table:table-cell>
          <table:table-cell table:formula="of:=VLOOKUP([.A99];[HTMLDom.$B$2:.$B$599];1;FALSE())" office:value-type="string" office:string-value="" calcext:value-type="error">
            <text:p>#N/A</text:p>
          </table:table-cell>
          <table:table-cell table:style-name="ce7" table:formula="of:=IF(LEFT([.A99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 calcext:value-type="string">
            <text:p>id</text:p>
          </table:table-cell>
          <table:table-cell table:formula="of:=IF([.B100]=&quot;#N/A&quot;;      VLOOKUP([.A100];[IEplorer.$B$2:.$B$5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B$2:.$B$599];1;FALSE());            NA())" office:value-type="string" office:string-value="" calcext:value-type="error">
            <text:p>#N/A</text:p>
          </table:table-cell>
          <table:table-cell table:formula="of:=VLOOKUP([.A100];[HTMLDom.$B$2:.$B$599];1;FALSE())" office:value-type="string" office:string-value="" calcext:value-type="error">
            <text:p>#N/A</text:p>
          </table:table-cell>
          <table:table-cell table:style-name="ce7" table:formula="of:=IF(LEFT([.A10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 calcext:value-type="string">
            <text:p>innerHTML</text:p>
          </table:table-cell>
          <table:table-cell table:formula="of:=IF([.B101]=&quot;#N/A&quot;;      VLOOKUP([.A101];[IEplorer.$B$2:.$B$5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B$2:.$B$599];1;FALSE());            NA())" office:value-type="string" office:string-value="" calcext:value-type="error">
            <text:p>#N/A</text:p>
          </table:table-cell>
          <table:table-cell table:formula="of:=VLOOKUP([.A101];[HTMLDom.$B$2:.$B$599];1;FALSE())" office:value-type="string" office:string-value="" calcext:value-type="error">
            <text:p>#N/A</text:p>
          </table:table-cell>
          <table:table-cell table:style-name="ce7" table:formula="of:=IF(LEFT([.A10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 calcext:value-type="string">
            <text:p>innerText</text:p>
          </table:table-cell>
          <table:table-cell table:formula="of:=IF([.B102]=&quot;#N/A&quot;;      VLOOKUP([.A102];[IEplorer.$B$2:.$B$5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B$2:.$B$599];1;FALSE());            NA())" office:value-type="string" office:string-value="" calcext:value-type="error">
            <text:p>#N/A</text:p>
          </table:table-cell>
          <table:table-cell table:formula="of:=VLOOKUP([.A102];[HTMLDom.$B$2:.$B$599];1;FALSE())" office:value-type="string" office:string-value="" calcext:value-type="error">
            <text:p>#N/A</text:p>
          </table:table-cell>
          <table:table-cell table:style-name="ce7" table:formula="of:=IF(LEFT([.A10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B$2:.$B$5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B$2:.$B$599];1;FALSE());            NA())" office:value-type="string" office:string-value="insertAdjacentHTML" calcext:value-type="string">
            <text:p>insertAdjacentHTML</text:p>
          </table:table-cell>
          <table:table-cell table:formula="of:=VLOOKUP([.A103];[HTMLDom.$B$2:.$B$599];1;FALSE())" office:value-type="string" office:string-value="" calcext:value-type="error">
            <text:p>#N/A</text:p>
          </table:table-cell>
          <table:table-cell table:style-name="ce7" table:formula="of:=IF(LEFT([.A10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 calcext:value-type="string">
            <text:p>#N/A</text:p>
          </table:table-cell>
          <table:table-cell table:formula="of:=IF([.B104]=&quot;#N/A&quot;;      VLOOKUP([.A104];[IEplorer.$B$2:.$B$5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B$2:.$B$599];1;FALSE());            NA())" office:value-type="string" office:string-value="insertBefore" calcext:value-type="string">
            <text:p>insertBefore</text:p>
          </table:table-cell>
          <table:table-cell table:formula="of:=VLOOKUP([.A104];[HTMLDom.$B$2:.$B$599];1;FALSE())" office:value-type="string" office:string-value="" calcext:value-type="error">
            <text:p>#N/A</text:p>
          </table:table-cell>
          <table:table-cell table:style-name="ce7" table:formula="of:=IF(LEFT([.A10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 calcext:value-type="string">
            <text:p>isContentEditable</text:p>
          </table:table-cell>
          <table:table-cell table:formula="of:=IF([.B105]=&quot;#N/A&quot;;      VLOOKUP([.A105];[IEplorer.$B$2:.$B$5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B$2:.$B$599];1;FALSE());            NA())" office:value-type="string" office:string-value="" calcext:value-type="error">
            <text:p>#N/A</text:p>
          </table:table-cell>
          <table:table-cell table:formula="of:=VLOOKUP([.A105];[HTMLDom.$B$2:.$B$599];1;FALSE())" office:value-type="string" office:string-value="" calcext:value-type="error">
            <text:p>#N/A</text:p>
          </table:table-cell>
          <table:table-cell table:style-name="ce7" table:formula="of:=IF(LEFT([.A10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 calcext:value-type="string">
            <text:p>#N/A</text:p>
          </table:table-cell>
          <table:table-cell table:formula="of:=IF([.B106]=&quot;#N/A&quot;;      VLOOKUP([.A106];[IEplorer.$B$2:.$B$5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B$2:.$B$599];1;FALSE());            NA())" office:value-type="string" office:string-value="isDefaultNamespace" calcext:value-type="string">
            <text:p>isDefaultNamespace</text:p>
          </table:table-cell>
          <table:table-cell table:formula="of:=VLOOKUP([.A106];[HTMLDom.$B$2:.$B$599];1;FALSE())" office:value-type="string" office:string-value="" calcext:value-type="error">
            <text:p>#N/A</text:p>
          </table:table-cell>
          <table:table-cell table:style-name="ce7" table:formula="of:=IF(LEFT([.A10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B$2:.$B$599];1;FALSE());            NA())" office:value-type="string" office:string-value="isDisabled" calcext:value-type="string">
            <text:p>isDisabled</text:p>
          </table:table-cell>
          <table:table-cell table:formula="of:=IF([.B107]=&quot;#N/A&quot;;      VLOOKUP([.A107];[Firefox.$B$2:.$B$599];1;FALSE());            NA())" office:value-type="string" office:string-value="" calcext:value-type="error">
            <text:p>#N/A</text:p>
          </table:table-cell>
          <table:table-cell table:formula="of:=VLOOKUP([.A107];[HTMLDom.$B$2:.$B$599];1;FALSE())" office:value-type="string" office:string-value="" calcext:value-type="error">
            <text:p>#N/A</text:p>
          </table:table-cell>
          <table:table-cell table:style-name="ce7" table:formula="of:=IF(LEFT([.A10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 calcext:value-type="string">
            <text:p>#N/A</text:p>
          </table:table-cell>
          <table:table-cell table:formula="of:=IF([.B108]=&quot;#N/A&quot;;      VLOOKUP([.A108];[IEplorer.$B$2:.$B$5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B$2:.$B$599];1;FALSE());            NA())" office:value-type="string" office:string-value="isEqualNode" calcext:value-type="string">
            <text:p>isEqualNode</text:p>
          </table:table-cell>
          <table:table-cell table:formula="of:=VLOOKUP([.A108];[HTMLDom.$B$2:.$B$599];1;FALSE())" office:value-type="string" office:string-value="" calcext:value-type="error">
            <text:p>#N/A</text:p>
          </table:table-cell>
          <table:table-cell table:style-name="ce7" table:formula="of:=IF(LEFT([.A10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 calcext:value-type="string">
            <text:p>#N/A</text:p>
          </table:table-cell>
          <table:table-cell table:formula="of:=IF([.B109]=&quot;#N/A&quot;;      VLOOKUP([.A109];[IEplorer.$B$2:.$B$599];1;FALSE());            NA())" office:value-type="string" office:string-value="isMultiLine" calcext:value-type="string">
            <text:p>isMultiLine</text:p>
          </table:table-cell>
          <table:table-cell table:formula="of:=IF([.B109]=&quot;#N/A&quot;;      VLOOKUP([.A109];[Firefox.$B$2:.$B$599];1;FALSE());            NA())" office:value-type="string" office:string-value="" calcext:value-type="error">
            <text:p>#N/A</text:p>
          </table:table-cell>
          <table:table-cell table:formula="of:=VLOOKUP([.A109];[HTMLDom.$B$2:.$B$599];1;FALSE())" office:value-type="string" office:string-value="" calcext:value-type="error">
            <text:p>#N/A</text:p>
          </table:table-cell>
          <table:table-cell table:style-name="ce7" table:formula="of:=IF(LEFT([.A10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B$2:.$B$599];1;FALSE());            NA())" office:value-type="string" office:string-value="isTextEdit" calcext:value-type="string">
            <text:p>isTextEdit</text:p>
          </table:table-cell>
          <table:table-cell table:formula="of:=IF([.B110]=&quot;#N/A&quot;;      VLOOKUP([.A110];[Firefox.$B$2:.$B$599];1;FALSE());            NA())" office:value-type="string" office:string-value="" calcext:value-type="error">
            <text:p>#N/A</text:p>
          </table:table-cell>
          <table:table-cell table:formula="of:=VLOOKUP([.A110];[HTMLDom.$B$2:.$B$599];1;FALSE())" office:value-type="string" office:string-value="" calcext:value-type="error">
            <text:p>#N/A</text:p>
          </table:table-cell>
          <table:table-cell table:style-name="ce7" table:formula="of:=IF(LEFT([.A1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 calcext:value-type="string">
            <text:p>#N/A</text:p>
          </table:table-cell>
          <table:table-cell table:formula="of:=IF([.B111]=&quot;#N/A&quot;;      VLOOKUP([.A111];[IEplorer.$B$2:.$B$5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B$2:.$B$599];1;FALSE());            NA())" office:value-type="string" office:string-value="itemId" calcext:value-type="string">
            <text:p>itemId</text:p>
          </table:table-cell>
          <table:table-cell table:formula="of:=VLOOKUP([.A111];[HTMLDom.$B$2:.$B$599];1;FALSE())" office:value-type="string" office:string-value="" calcext:value-type="error">
            <text:p>#N/A</text:p>
          </table:table-cell>
          <table:table-cell table:style-name="ce7" table:formula="of:=IF(LEFT([.A1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B$2:.$B$5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B$2:.$B$599];1;FALSE());            NA())" office:value-type="string" office:string-value="itemProp" calcext:value-type="string">
            <text:p>itemProp</text:p>
          </table:table-cell>
          <table:table-cell table:formula="of:=VLOOKUP([.A112];[HTMLDom.$B$2:.$B$599];1;FALSE())" office:value-type="string" office:string-value="" calcext:value-type="error">
            <text:p>#N/A</text:p>
          </table:table-cell>
          <table:table-cell table:style-name="ce7" table:formula="of:=IF(LEFT([.A1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B$2:.$B$5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B$2:.$B$599];1;FALSE());            NA())" office:value-type="string" office:string-value="itemRef" calcext:value-type="string">
            <text:p>itemRef</text:p>
          </table:table-cell>
          <table:table-cell table:formula="of:=VLOOKUP([.A113];[HTMLDom.$B$2:.$B$599];1;FALSE())" office:value-type="string" office:string-value="" calcext:value-type="error">
            <text:p>#N/A</text:p>
          </table:table-cell>
          <table:table-cell table:style-name="ce7" table:formula="of:=IF(LEFT([.A1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B$2:.$B$599];1;FALSE());            NA())" office:value-type="string" office:string-value="" calcext:value-type="error">
            <text:p>#N/A</text:p>
          </table:table-cell>
          <table:table-cell table:formula="of:=IF([.B114]=&quot;#N/A&quot;;      VLOOKUP([.A114];[Firefox.$B$2:.$B$599];1;FALSE());            NA())" office:value-type="string" office:string-value="itemScope" calcext:value-type="string">
            <text:p>itemScope</text:p>
          </table:table-cell>
          <table:table-cell table:formula="of:=VLOOKUP([.A114];[HTMLDom.$B$2:.$B$599];1;FALSE())" office:value-type="string" office:string-value="" calcext:value-type="error">
            <text:p>#N/A</text:p>
          </table:table-cell>
          <table:table-cell table:style-name="ce7" table:formula="of:=IF(LEFT([.A1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B$2:.$B$599];1;FALSE());            NA())" office:value-type="string" office:string-value="" calcext:value-type="error">
            <text:p>#N/A</text:p>
          </table:table-cell>
          <table:table-cell table:formula="of:=IF([.B115]=&quot;#N/A&quot;;      VLOOKUP([.A115];[Firefox.$B$2:.$B$599];1;FALSE());            NA())" office:value-type="string" office:string-value="itemType" calcext:value-type="string">
            <text:p>itemType</text:p>
          </table:table-cell>
          <table:table-cell table:formula="of:=VLOOKUP([.A115];[HTMLDom.$B$2:.$B$599];1;FALSE())" office:value-type="string" office:string-value="" calcext:value-type="error">
            <text:p>#N/A</text:p>
          </table:table-cell>
          <table:table-cell table:style-name="ce7" table:formula="of:=IF(LEFT([.A1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B$2:.$B$5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B$2:.$B$599];1;FALSE());            NA())" office:value-type="string" office:string-value="itemValue" calcext:value-type="string">
            <text:p>itemValue</text:p>
          </table:table-cell>
          <table:table-cell table:formula="of:=VLOOKUP([.A116];[HTMLDom.$B$2:.$B$599];1;FALSE())" office:value-type="string" office:string-value="" calcext:value-type="error">
            <text:p>#N/A</text:p>
          </table:table-cell>
          <table:table-cell table:style-name="ce7" table:formula="of:=IF(LEFT([.A11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 calcext:value-type="string">
            <text:p>lang</text:p>
          </table:table-cell>
          <table:table-cell table:formula="of:=IF([.B117]=&quot;#N/A&quot;;      VLOOKUP([.A117];[IEplorer.$B$2:.$B$5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B$2:.$B$599];1;FALSE());            NA())" office:value-type="string" office:string-value="" calcext:value-type="error">
            <text:p>#N/A</text:p>
          </table:table-cell>
          <table:table-cell table:formula="of:=VLOOKUP([.A117];[HTMLDom.$B$2:.$B$599];1;FALSE())" office:value-type="string" office:string-value="" calcext:value-type="error">
            <text:p>#N/A</text:p>
          </table:table-cell>
          <table:table-cell table:style-name="ce7" table:formula="of:=IF(LEFT([.A1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B$2:.$B$599];1;FALSE());            NA())" office:value-type="string" office:string-value="language" calcext:value-type="string">
            <text:p>language</text:p>
          </table:table-cell>
          <table:table-cell table:formula="of:=IF([.B118]=&quot;#N/A&quot;;      VLOOKUP([.A118];[Firefox.$B$2:.$B$599];1;FALSE());            NA())" office:value-type="string" office:string-value="" calcext:value-type="error">
            <text:p>#N/A</text:p>
          </table:table-cell>
          <table:table-cell table:formula="of:=VLOOKUP([.A118];[HTMLDom.$B$2:.$B$599];1;FALSE())" office:value-type="string" office:string-value="" calcext:value-type="error">
            <text:p>#N/A</text:p>
          </table:table-cell>
          <table:table-cell table:style-name="ce7" table:formula="of:=IF(LEFT([.A11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 calcext:value-type="string">
            <text:p>lastChild</text:p>
          </table:table-cell>
          <table:table-cell table:formula="of:=IF([.B119]=&quot;#N/A&quot;;      VLOOKUP([.A119];[IEplorer.$B$2:.$B$5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B$2:.$B$599];1;FALSE());            NA())" office:value-type="string" office:string-value="" calcext:value-type="error">
            <text:p>#N/A</text:p>
          </table:table-cell>
          <table:table-cell table:formula="of:=VLOOKUP([.A119];[HTMLDom.$B$2:.$B$599];1;FALSE())" office:value-type="string" office:string-value="" calcext:value-type="error">
            <text:p>#N/A</text:p>
          </table:table-cell>
          <table:table-cell table:style-name="ce7" table:formula="of:=IF(LEFT([.A1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B$2:.$B$5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B$2:.$B$599];1;FALSE());            NA())" office:value-type="string" office:string-value="lastElementChild" calcext:value-type="string">
            <text:p>lastElementChild</text:p>
          </table:table-cell>
          <table:table-cell table:formula="of:=VLOOKUP([.A120];[HTMLDom.$B$2:.$B$599];1;FALSE())" office:value-type="string" office:string-value="" calcext:value-type="error">
            <text:p>#N/A</text:p>
          </table:table-cell>
          <table:table-cell table:style-name="ce7" table:formula="of:=IF(LEFT([.A1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B$2:.$B$5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B$2:.$B$599];1;FALSE());            NA())" office:value-type="string" office:string-value="localName" calcext:value-type="string">
            <text:p>localName</text:p>
          </table:table-cell>
          <table:table-cell table:formula="of:=VLOOKUP([.A121];[HTMLDom.$B$2:.$B$599];1;FALSE())" office:value-type="string" office:string-value="" calcext:value-type="error">
            <text:p>#N/A</text:p>
          </table:table-cell>
          <table:table-cell table:style-name="ce7" table:formula="of:=IF(LEFT([.A1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B$2:.$B$5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B$2:.$B$599];1;FALSE());            NA())" office:value-type="string" office:string-value="lookupNamespaceURI" calcext:value-type="string">
            <text:p>lookupNamespaceURI</text:p>
          </table:table-cell>
          <table:table-cell table:formula="of:=VLOOKUP([.A122];[HTMLDom.$B$2:.$B$599];1;FALSE())" office:value-type="string" office:string-value="" calcext:value-type="error">
            <text:p>#N/A</text:p>
          </table:table-cell>
          <table:table-cell table:style-name="ce7" table:formula="of:=IF(LEFT([.A1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B$2:.$B$5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B$2:.$B$599];1;FALSE());            NA())" office:value-type="string" office:string-value="lookupPrefix" calcext:value-type="string">
            <text:p>lookupPrefix</text:p>
          </table:table-cell>
          <table:table-cell table:formula="of:=VLOOKUP([.A123];[HTMLDom.$B$2:.$B$599];1;FALSE())" office:value-type="string" office:string-value="" calcext:value-type="error">
            <text:p>#N/A</text:p>
          </table:table-cell>
          <table:table-cell table:style-name="ce7" table:formula="of:=IF(LEFT([.A1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B$2:.$B$5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B$2:.$B$599];1;FALSE());            NA())" office:value-type="string" office:string-value="matches" calcext:value-type="string">
            <text:p>matches</text:p>
          </table:table-cell>
          <table:table-cell table:formula="of:=VLOOKUP([.A124];[HTMLDom.$B$2:.$B$599];1;FALSE())" office:value-type="string" office:string-value="" calcext:value-type="error">
            <text:p>#N/A</text:p>
          </table:table-cell>
          <table:table-cell table:style-name="ce7" table:formula="of:=IF(LEFT([.A1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B$2:.$B$599];1;FALSE());            NA())" office:value-type="string" office:string-value="" calcext:value-type="error">
            <text:p>#N/A</text:p>
          </table:table-cell>
          <table:table-cell table:formula="of:=IF([.B125]=&quot;#N/A&quot;;      VLOOKUP([.A125];[Firefox.$B$2:.$B$599];1;FALSE());            NA())" office:value-type="string" office:string-value="mozMatchesSelector" calcext:value-type="string">
            <text:p>mozMatchesSelector</text:p>
          </table:table-cell>
          <table:table-cell table:formula="of:=VLOOKUP([.A125];[HTMLDom.$B$2:.$B$599];1;FALSE())" office:value-type="string" office:string-value="" calcext:value-type="error">
            <text:p>#N/A</text:p>
          </table:table-cell>
          <table:table-cell table:style-name="ce7" table:formula="of:=IF(LEFT([.A1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B$2:.$B$599];1;FALSE());            NA())" office:value-type="string" office:string-value="" calcext:value-type="error">
            <text:p>#N/A</text:p>
          </table:table-cell>
          <table:table-cell table:formula="of:=IF([.B126]=&quot;#N/A&quot;;      VLOOKUP([.A126];[Firefox.$B$2:.$B$599];1;FALSE());            NA())" office:value-type="string" office:string-value="mozRequestFullScreen" calcext:value-type="string">
            <text:p>mozRequestFullScreen</text:p>
          </table:table-cell>
          <table:table-cell table:formula="of:=VLOOKUP([.A126];[HTMLDom.$B$2:.$B$599];1;FALSE())" office:value-type="string" office:string-value="" calcext:value-type="error">
            <text:p>#N/A</text:p>
          </table:table-cell>
          <table:table-cell table:style-name="ce7" table:formula="of:=IF(LEFT([.A1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B$2:.$B$5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B$2:.$B$599];1;FALSE());            NA())" office:value-type="string" office:string-value="mozRequestPointerLock" calcext:value-type="string">
            <text:p>mozRequestPointerLock</text:p>
          </table:table-cell>
          <table:table-cell table:formula="of:=VLOOKUP([.A127];[HTMLDom.$B$2:.$B$599];1;FALSE())" office:value-type="string" office:string-value="" calcext:value-type="error">
            <text:p>#N/A</text:p>
          </table:table-cell>
          <table:table-cell table:style-name="ce7" table:formula="of:=IF(LEFT([.A1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 calcext:value-type="string">
            <text:p>#N/A</text:p>
          </table:table-cell>
          <table:table-cell table:formula="of:=IF([.B128]=&quot;#N/A&quot;;      VLOOKUP([.A128];[IEplorer.$B$2:.$B$5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B$2:.$B$599];1;FALSE());            NA())" office:value-type="string" office:string-value="namespaceURI" calcext:value-type="string">
            <text:p>namespaceURI</text:p>
          </table:table-cell>
          <table:table-cell table:formula="of:=VLOOKUP([.A128];[HTMLDom.$B$2:.$B$599];1;FALSE())" office:value-type="string" office:string-value="" calcext:value-type="error">
            <text:p>#N/A</text:p>
          </table:table-cell>
          <table:table-cell table:style-name="ce7" table:formula="of:=IF(LEFT([.A1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 calcext:value-type="string">
            <text:p>#N/A</text:p>
          </table:table-cell>
          <table:table-cell table:formula="of:=IF([.B129]=&quot;#N/A&quot;;      VLOOKUP([.A129];[IEplorer.$B$2:.$B$5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B$2:.$B$599];1;FALSE());            NA())" office:value-type="string" office:string-value="nextElementSibling" calcext:value-type="string">
            <text:p>nextElementSibling</text:p>
          </table:table-cell>
          <table:table-cell table:formula="of:=VLOOKUP([.A129];[HTMLDom.$B$2:.$B$599];1;FALSE())" office:value-type="string" office:string-value="" calcext:value-type="error">
            <text:p>#N/A</text:p>
          </table:table-cell>
          <table:table-cell table:style-name="ce7" table:formula="of:=IF(LEFT([.A12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 calcext:value-type="string">
            <text:p>nextSibling</text:p>
          </table:table-cell>
          <table:table-cell table:formula="of:=IF([.B130]=&quot;#N/A&quot;;      VLOOKUP([.A130];[IEplorer.$B$2:.$B$5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B$2:.$B$599];1;FALSE());            NA())" office:value-type="string" office:string-value="" calcext:value-type="error">
            <text:p>#N/A</text:p>
          </table:table-cell>
          <table:table-cell table:formula="of:=VLOOKUP([.A130];[HTMLDom.$B$2:.$B$599];1;FALSE())" office:value-type="string" office:string-value="" calcext:value-type="error">
            <text:p>#N/A</text:p>
          </table:table-cell>
          <table:table-cell table:style-name="ce7" table:formula="of:=IF(LEFT([.A13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 calcext:value-type="string">
            <text:p>nodeName</text:p>
          </table:table-cell>
          <table:table-cell table:formula="of:=IF([.B131]=&quot;#N/A&quot;;      VLOOKUP([.A131];[IEplorer.$B$2:.$B$5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B$2:.$B$599];1;FALSE());            NA())" office:value-type="string" office:string-value="" calcext:value-type="error">
            <text:p>#N/A</text:p>
          </table:table-cell>
          <table:table-cell table:formula="of:=VLOOKUP([.A131];[HTMLDom.$B$2:.$B$599];1;FALSE())" office:value-type="string" office:string-value="" calcext:value-type="error">
            <text:p>#N/A</text:p>
          </table:table-cell>
          <table:table-cell table:style-name="ce7" table:formula="of:=IF(LEFT([.A13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 calcext:value-type="string">
            <text:p>nodeType</text:p>
          </table:table-cell>
          <table:table-cell table:formula="of:=IF([.B132]=&quot;#N/A&quot;;      VLOOKUP([.A132];[IEplorer.$B$2:.$B$5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B$2:.$B$599];1;FALSE());            NA())" office:value-type="string" office:string-value="" calcext:value-type="error">
            <text:p>#N/A</text:p>
          </table:table-cell>
          <table:table-cell table:formula="of:=VLOOKUP([.A132];[HTMLDom.$B$2:.$B$599];1;FALSE())" office:value-type="string" office:string-value="" calcext:value-type="error">
            <text:p>#N/A</text:p>
          </table:table-cell>
          <table:table-cell table:style-name="ce7" table:formula="of:=IF(LEFT([.A13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 calcext:value-type="string">
            <text:p>nodeValue</text:p>
          </table:table-cell>
          <table:table-cell table:formula="of:=IF([.B133]=&quot;#N/A&quot;;      VLOOKUP([.A133];[IEplorer.$B$2:.$B$5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B$2:.$B$599];1;FALSE());            NA())" office:value-type="string" office:string-value="" calcext:value-type="error">
            <text:p>#N/A</text:p>
          </table:table-cell>
          <table:table-cell table:formula="of:=VLOOKUP([.A133];[HTMLDom.$B$2:.$B$599];1;FALSE())" office:value-type="string" office:string-value="" calcext:value-type="error">
            <text:p>#N/A</text:p>
          </table:table-cell>
          <table:table-cell table:style-name="ce7" table:formula="of:=IF(LEFT([.A1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 calcext:value-type="string">
            <text:p>#N/A</text:p>
          </table:table-cell>
          <table:table-cell table:formula="of:=IF([.B134]=&quot;#N/A&quot;;      VLOOKUP([.A134];[IEplorer.$B$2:.$B$599];1;FALSE());            NA())" office:value-type="string" office:string-value="" calcext:value-type="error">
            <text:p>#N/A</text:p>
          </table:table-cell>
          <table:table-cell table:formula="of:=IF([.B134]=&quot;#N/A&quot;;      VLOOKUP([.A134];[Firefox.$B$2:.$B$599];1;FALSE());            NA())" office:value-type="string" office:string-value="normalize" calcext:value-type="string">
            <text:p>normalize</text:p>
          </table:table-cell>
          <table:table-cell table:formula="of:=VLOOKUP([.A134];[HTMLDom.$B$2:.$B$599];1;FALSE())" office:value-type="string" office:string-value="" calcext:value-type="error">
            <text:p>#N/A</text:p>
          </table:table-cell>
          <table:table-cell table:style-name="ce7" table:formula="of:=IF(LEFT([.A1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 calcext:value-type="string">
            <text:p>#N/A</text:p>
          </table:table-cell>
          <table:table-cell table:formula="of:=IF([.B135]=&quot;#N/A&quot;;      VLOOKUP([.A135];[IEplorer.$B$2:.$B$599];1;FALSE());            NA())" office:value-type="string" office:string-value="" calcext:value-type="error">
            <text:p>#N/A</text:p>
          </table:table-cell>
          <table:table-cell table:formula="of:=IF([.B135]=&quot;#N/A&quot;;      VLOOKUP([.A135];[Firefox.$B$2:.$B$599];1;FALSE());            NA())" office:value-type="string" office:string-value="NOTATION_NODE" calcext:value-type="string">
            <text:p>NOTATION_NODE</text:p>
          </table:table-cell>
          <table:table-cell table:formula="of:=VLOOKUP([.A135];[HTMLDom.$B$2:.$B$599];1;FALSE())" office:value-type="string" office:string-value="" calcext:value-type="error">
            <text:p>#N/A</text:p>
          </table:table-cell>
          <table:table-cell table:style-name="ce7" table:formula="of:=IF(LEFT([.A1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 calcext:value-type="string">
            <text:p>offsetHeight</text:p>
          </table:table-cell>
          <table:table-cell table:formula="of:=IF([.B136]=&quot;#N/A&quot;;      VLOOKUP([.A136];[IEplorer.$B$2:.$B$599];1;FALSE());            NA())" office:value-type="string" office:string-value="" calcext:value-type="error">
            <text:p>#N/A</text:p>
          </table:table-cell>
          <table:table-cell table:formula="of:=IF([.B136]=&quot;#N/A&quot;;      VLOOKUP([.A136];[Firefox.$B$2:.$B$599];1;FALSE());            NA())" office:value-type="string" office:string-value="" calcext:value-type="error">
            <text:p>#N/A</text:p>
          </table:table-cell>
          <table:table-cell table:formula="of:=VLOOKUP([.A136];[HTMLDom.$B$2:.$B$599];1;FALSE())" office:value-type="string" office:string-value="" calcext:value-type="error">
            <text:p>#N/A</text:p>
          </table:table-cell>
          <table:table-cell table:style-name="ce7" table:formula="of:=IF(LEFT([.A13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 calcext:value-type="string">
            <text:p>offsetLeft</text:p>
          </table:table-cell>
          <table:table-cell table:formula="of:=IF([.B137]=&quot;#N/A&quot;;      VLOOKUP([.A137];[IEplorer.$B$2:.$B$599];1;FALSE());            NA())" office:value-type="string" office:string-value="" calcext:value-type="error">
            <text:p>#N/A</text:p>
          </table:table-cell>
          <table:table-cell table:formula="of:=IF([.B137]=&quot;#N/A&quot;;      VLOOKUP([.A137];[Firefox.$B$2:.$B$599];1;FALSE());            NA())" office:value-type="string" office:string-value="" calcext:value-type="error">
            <text:p>#N/A</text:p>
          </table:table-cell>
          <table:table-cell table:formula="of:=VLOOKUP([.A137];[HTMLDom.$B$2:.$B$599];1;FALSE())" office:value-type="string" office:string-value="" calcext:value-type="error">
            <text:p>#N/A</text:p>
          </table:table-cell>
          <table:table-cell table:style-name="ce7" table:formula="of:=IF(LEFT([.A13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 calcext:value-type="string">
            <text:p>offsetParent</text:p>
          </table:table-cell>
          <table:table-cell table:formula="of:=IF([.B138]=&quot;#N/A&quot;;      VLOOKUP([.A138];[IEplorer.$B$2:.$B$599];1;FALSE());            NA())" office:value-type="string" office:string-value="" calcext:value-type="error">
            <text:p>#N/A</text:p>
          </table:table-cell>
          <table:table-cell table:formula="of:=IF([.B138]=&quot;#N/A&quot;;      VLOOKUP([.A138];[Firefox.$B$2:.$B$599];1;FALSE());            NA())" office:value-type="string" office:string-value="" calcext:value-type="error">
            <text:p>#N/A</text:p>
          </table:table-cell>
          <table:table-cell table:formula="of:=VLOOKUP([.A138];[HTMLDom.$B$2:.$B$599];1;FALSE())" office:value-type="string" office:string-value="" calcext:value-type="error">
            <text:p>#N/A</text:p>
          </table:table-cell>
          <table:table-cell table:style-name="ce7" table:formula="of:=IF(LEFT([.A13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 calcext:value-type="string">
            <text:p>offsetTop</text:p>
          </table:table-cell>
          <table:table-cell table:formula="of:=IF([.B139]=&quot;#N/A&quot;;      VLOOKUP([.A139];[IEplorer.$B$2:.$B$599];1;FALSE());            NA())" office:value-type="string" office:string-value="" calcext:value-type="error">
            <text:p>#N/A</text:p>
          </table:table-cell>
          <table:table-cell table:formula="of:=IF([.B139]=&quot;#N/A&quot;;      VLOOKUP([.A139];[Firefox.$B$2:.$B$599];1;FALSE());            NA())" office:value-type="string" office:string-value="" calcext:value-type="error">
            <text:p>#N/A</text:p>
          </table:table-cell>
          <table:table-cell table:formula="of:=VLOOKUP([.A139];[HTMLDom.$B$2:.$B$599];1;FALSE())" office:value-type="string" office:string-value="" calcext:value-type="error">
            <text:p>#N/A</text:p>
          </table:table-cell>
          <table:table-cell table:style-name="ce7" table:formula="of:=IF(LEFT([.A13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 calcext:value-type="string">
            <text:p>offsetWidth</text:p>
          </table:table-cell>
          <table:table-cell table:formula="of:=IF([.B140]=&quot;#N/A&quot;;      VLOOKUP([.A140];[IEplorer.$B$2:.$B$599];1;FALSE());            NA())" office:value-type="string" office:string-value="" calcext:value-type="error">
            <text:p>#N/A</text:p>
          </table:table-cell>
          <table:table-cell table:formula="of:=IF([.B140]=&quot;#N/A&quot;;      VLOOKUP([.A140];[Firefox.$B$2:.$B$599];1;FALSE());            NA())" office:value-type="string" office:string-value="" calcext:value-type="error">
            <text:p>#N/A</text:p>
          </table:table-cell>
          <table:table-cell table:formula="of:=VLOOKUP([.A140];[HTMLDom.$B$2:.$B$599];1;FALSE())" office:value-type="string" office:string-value="" calcext:value-type="error">
            <text:p>#N/A</text:p>
          </table:table-cell>
          <table:table-cell table:style-name="ce7" table:formula="of:=IF(LEFT([.A1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 calcext:value-type="string">
            <text:p>#N/A</text:p>
          </table:table-cell>
          <table:table-cell table:formula="of:=IF([.B141]=&quot;#N/A&quot;;      VLOOKUP([.A141];[IEplorer.$B$2:.$B$599];1;FALSE());            NA())" office:value-type="string" office:string-value="" calcext:value-type="error">
            <text:p>#N/A</text:p>
          </table:table-cell>
          <table:table-cell table:formula="of:=IF([.B141]=&quot;#N/A&quot;;      VLOOKUP([.A141];[Firefox.$B$2:.$B$599];1;FALSE());            NA())" office:value-type="string" office:string-value="onabort" calcext:value-type="string">
            <text:p>onabort</text:p>
          </table:table-cell>
          <table:table-cell table:formula="of:=VLOOKUP([.A141];[HTMLDom.$B$2:.$B$599];1;FALSE())" office:value-type="string" office:string-value="" calcext:value-type="error">
            <text:p>#N/A</text:p>
          </table:table-cell>
          <table:table-cell table:style-name="ce7" table:formula="of:=IF(LEFT([.A14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 calcext:value-type="string">
            <text:p>#N/A</text:p>
          </table:table-cell>
          <table:table-cell table:formula="of:=IF([.B142]=&quot;#N/A&quot;;      VLOOKUP([.A142];[IEplorer.$B$2:.$B$599];1;FALSE());            NA())" office:value-type="string" office:string-value="onactivate" calcext:value-type="string">
            <text:p>onactivate</text:p>
          </table:table-cell>
          <table:table-cell table:formula="of:=IF([.B142]=&quot;#N/A&quot;;      VLOOKUP([.A142];[Firefox.$B$2:.$B$599];1;FALSE());            NA())" office:value-type="string" office:string-value="" calcext:value-type="error">
            <text:p>#N/A</text:p>
          </table:table-cell>
          <table:table-cell table:formula="of:=VLOOKUP([.A142];[HTMLDom.$B$2:.$B$599];1;FALSE())" office:value-type="string" office:string-value="" calcext:value-type="error">
            <text:p>#N/A</text:p>
          </table:table-cell>
          <table:table-cell table:style-name="ce7" table:formula="of:=IF(LEFT([.A14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 calcext:value-type="string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 calcext:value-type="string">
            <text:p>onafterupdate</text:p>
          </table:table-cell>
          <table:table-cell table:formula="of:=IF([.B143]=&quot;#N/A&quot;;      VLOOKUP([.A143];[Firefox.$B$2:.$B$599];1;FALSE());            NA())" office:value-type="string" office:string-value="" calcext:value-type="error">
            <text:p>#N/A</text:p>
          </table:table-cell>
          <table:table-cell table:formula="of:=VLOOKUP([.A143];[HTMLDom.$B$2:.$B$599];1;FALSE())" office:value-type="string" office:string-value="" calcext:value-type="error">
            <text:p>#N/A</text:p>
          </table:table-cell>
          <table:table-cell table:style-name="ce7" table:formula="of:=IF(LEFT([.A14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 calcext:value-type="string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 calcext:value-type="string">
            <text:p>onbeforeactivate</text:p>
          </table:table-cell>
          <table:table-cell table:formula="of:=IF([.B144]=&quot;#N/A&quot;;      VLOOKUP([.A144];[Firefox.$B$2:.$B$599];1;FALSE());            NA())" office:value-type="string" office:string-value="" calcext:value-type="error">
            <text:p>#N/A</text:p>
          </table:table-cell>
          <table:table-cell table:formula="of:=VLOOKUP([.A144];[HTMLDom.$B$2:.$B$599];1;FALSE())" office:value-type="string" office:string-value="" calcext:value-type="error">
            <text:p>#N/A</text:p>
          </table:table-cell>
          <table:table-cell table:style-name="ce7" table:formula="of:=IF(LEFT([.A14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 calcext:value-type="string">
            <text:p>#N/A</text:p>
          </table:table-cell>
          <table:table-cell table:formula="of:=IF([.B145]=&quot;#N/A&quot;;      VLOOKUP([.A145];[IEplorer.$B$2:.$B$599];1;FALSE());            NA())" office:value-type="string" office:string-value="onbeforecopy" calcext:value-type="string">
            <text:p>onbeforecopy</text:p>
          </table:table-cell>
          <table:table-cell table:formula="of:=IF([.B145]=&quot;#N/A&quot;;      VLOOKUP([.A145];[Firefox.$B$2:.$B$599];1;FALSE());            NA())" office:value-type="string" office:string-value="" calcext:value-type="error">
            <text:p>#N/A</text:p>
          </table:table-cell>
          <table:table-cell table:formula="of:=VLOOKUP([.A145];[HTMLDom.$B$2:.$B$599];1;FALSE())" office:value-type="string" office:string-value="" calcext:value-type="error">
            <text:p>#N/A</text:p>
          </table:table-cell>
          <table:table-cell table:style-name="ce7" table:formula="of:=IF(LEFT([.A14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 calcext:value-type="string">
            <text:p>#N/A</text:p>
          </table:table-cell>
          <table:table-cell table:formula="of:=IF([.B146]=&quot;#N/A&quot;;      VLOOKUP([.A146];[IEplorer.$B$2:.$B$599];1;FALSE());            NA())" office:value-type="string" office:string-value="onbeforecut" calcext:value-type="string">
            <text:p>onbeforecut</text:p>
          </table:table-cell>
          <table:table-cell table:formula="of:=IF([.B146]=&quot;#N/A&quot;;      VLOOKUP([.A146];[Firefox.$B$2:.$B$599];1;FALSE());            NA())" office:value-type="string" office:string-value="" calcext:value-type="error">
            <text:p>#N/A</text:p>
          </table:table-cell>
          <table:table-cell table:formula="of:=VLOOKUP([.A146];[HTMLDom.$B$2:.$B$599];1;FALSE())" office:value-type="string" office:string-value="" calcext:value-type="error">
            <text:p>#N/A</text:p>
          </table:table-cell>
          <table:table-cell table:style-name="ce7" table:formula="of:=IF(LEFT([.A14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 calcext:value-type="string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 calcext:value-type="string">
            <text:p>onbeforedeactivate</text:p>
          </table:table-cell>
          <table:table-cell table:formula="of:=IF([.B147]=&quot;#N/A&quot;;      VLOOKUP([.A147];[Firefox.$B$2:.$B$599];1;FALSE());            NA())" office:value-type="string" office:string-value="" calcext:value-type="error">
            <text:p>#N/A</text:p>
          </table:table-cell>
          <table:table-cell table:formula="of:=VLOOKUP([.A147];[HTMLDom.$B$2:.$B$599];1;FALSE())" office:value-type="string" office:string-value="" calcext:value-type="error">
            <text:p>#N/A</text:p>
          </table:table-cell>
          <table:table-cell table:style-name="ce7" table:formula="of:=IF(LEFT([.A14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 calcext:value-type="string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 calcext:value-type="string">
            <text:p>onbeforeeditfocus</text:p>
          </table:table-cell>
          <table:table-cell table:formula="of:=IF([.B148]=&quot;#N/A&quot;;      VLOOKUP([.A148];[Firefox.$B$2:.$B$599];1;FALSE());            NA())" office:value-type="string" office:string-value="" calcext:value-type="error">
            <text:p>#N/A</text:p>
          </table:table-cell>
          <table:table-cell table:formula="of:=VLOOKUP([.A148];[HTMLDom.$B$2:.$B$599];1;FALSE())" office:value-type="string" office:string-value="" calcext:value-type="error">
            <text:p>#N/A</text:p>
          </table:table-cell>
          <table:table-cell table:style-name="ce7" table:formula="of:=IF(LEFT([.A14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 calcext:value-type="string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 calcext:value-type="string">
            <text:p>onbeforepaste</text:p>
          </table:table-cell>
          <table:table-cell table:formula="of:=IF([.B149]=&quot;#N/A&quot;;      VLOOKUP([.A149];[Firefox.$B$2:.$B$599];1;FALSE());            NA())" office:value-type="string" office:string-value="" calcext:value-type="error">
            <text:p>#N/A</text:p>
          </table:table-cell>
          <table:table-cell table:formula="of:=VLOOKUP([.A149];[HTMLDom.$B$2:.$B$599];1;FALSE())" office:value-type="string" office:string-value="" calcext:value-type="error">
            <text:p>#N/A</text:p>
          </table:table-cell>
          <table:table-cell table:style-name="ce7" table:formula="of:=IF(LEFT([.A14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 calcext:value-type="string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 calcext:value-type="string">
            <text:p>onbeforeupdate</text:p>
          </table:table-cell>
          <table:table-cell table:formula="of:=IF([.B150]=&quot;#N/A&quot;;      VLOOKUP([.A150];[Firefox.$B$2:.$B$599];1;FALSE());            NA())" office:value-type="string" office:string-value="" calcext:value-type="error">
            <text:p>#N/A</text:p>
          </table:table-cell>
          <table:table-cell table:formula="of:=VLOOKUP([.A150];[HTMLDom.$B$2:.$B$599];1;FALSE())" office:value-type="string" office:string-value="" calcext:value-type="error">
            <text:p>#N/A</text:p>
          </table:table-cell>
          <table:table-cell table:style-name="ce7" table:formula="of:=IF(LEFT([.A15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 calcext:value-type="string">
            <text:p>onblur</text:p>
          </table:table-cell>
          <table:table-cell table:formula="of:=IF([.B151]=&quot;#N/A&quot;;      VLOOKUP([.A151];[IEplorer.$B$2:.$B$599];1;FALSE());            NA())" office:value-type="string" office:string-value="" calcext:value-type="error">
            <text:p>#N/A</text:p>
          </table:table-cell>
          <table:table-cell table:formula="of:=IF([.B151]=&quot;#N/A&quot;;      VLOOKUP([.A151];[Firefox.$B$2:.$B$599];1;FALSE());            NA())" office:value-type="string" office:string-value="" calcext:value-type="error">
            <text:p>#N/A</text:p>
          </table:table-cell>
          <table:table-cell table:formula="of:=VLOOKUP([.A151];[HTMLDom.$B$2:.$B$599];1;FALSE())" office:value-type="string" office:string-value="" calcext:value-type="error">
            <text:p>#N/A</text:p>
          </table:table-cell>
          <table:table-cell table:style-name="ce7" table:formula="of:=IF(LEFT([.A15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 calcext:value-type="string">
            <text:p>#N/A</text:p>
          </table:table-cell>
          <table:table-cell table:formula="of:=IF([.B152]=&quot;#N/A&quot;;      VLOOKUP([.A152];[IEplorer.$B$2:.$B$599];1;FALSE());            NA())" office:value-type="string" office:string-value="" calcext:value-type="error">
            <text:p>#N/A</text:p>
          </table:table-cell>
          <table:table-cell table:formula="of:=IF([.B152]=&quot;#N/A&quot;;      VLOOKUP([.A152];[Firefox.$B$2:.$B$599];1;FALSE());            NA())" office:value-type="string" office:string-value="oncanplay" calcext:value-type="string">
            <text:p>oncanplay</text:p>
          </table:table-cell>
          <table:table-cell table:formula="of:=VLOOKUP([.A152];[HTMLDom.$B$2:.$B$599];1;FALSE())" office:value-type="string" office:string-value="" calcext:value-type="error">
            <text:p>#N/A</text:p>
          </table:table-cell>
          <table:table-cell table:style-name="ce7" table:formula="of:=IF(LEFT([.A15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 calcext:value-type="string">
            <text:p>#N/A</text:p>
          </table:table-cell>
          <table:table-cell table:formula="of:=IF([.B153]=&quot;#N/A&quot;;      VLOOKUP([.A153];[IEplorer.$B$2:.$B$599];1;FALSE());            NA())" office:value-type="string" office:string-value="" calcext:value-type="error">
            <text:p>#N/A</text:p>
          </table:table-cell>
          <table:table-cell table:formula="of:=IF([.B153]=&quot;#N/A&quot;;      VLOOKUP([.A153];[Firefox.$B$2:.$B$599];1;FALSE());            NA())" office:value-type="string" office:string-value="oncanplaythrough" calcext:value-type="string">
            <text:p>oncanplaythrough</text:p>
          </table:table-cell>
          <table:table-cell table:formula="of:=VLOOKUP([.A153];[HTMLDom.$B$2:.$B$599];1;FALSE())" office:value-type="string" office:string-value="" calcext:value-type="error">
            <text:p>#N/A</text:p>
          </table:table-cell>
          <table:table-cell table:style-name="ce7" table:formula="of:=IF(LEFT([.A15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 calcext:value-type="string">
            <text:p>#N/A</text:p>
          </table:table-cell>
          <table:table-cell table:formula="of:=IF([.B154]=&quot;#N/A&quot;;      VLOOKUP([.A154];[IEplorer.$B$2:.$B$599];1;FALSE());            NA())" office:value-type="string" office:string-value="oncellchange" calcext:value-type="string">
            <text:p>oncellchange</text:p>
          </table:table-cell>
          <table:table-cell table:formula="of:=IF([.B154]=&quot;#N/A&quot;;      VLOOKUP([.A154];[Firefox.$B$2:.$B$599];1;FALSE());            NA())" office:value-type="string" office:string-value="" calcext:value-type="error">
            <text:p>#N/A</text:p>
          </table:table-cell>
          <table:table-cell table:formula="of:=VLOOKUP([.A154];[HTMLDom.$B$2:.$B$599];1;FALSE())" office:value-type="string" office:string-value="" calcext:value-type="error">
            <text:p>#N/A</text:p>
          </table:table-cell>
          <table:table-cell table:style-name="ce7" table:formula="of:=IF(LEFT([.A15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 calcext:value-type="string">
            <text:p>#N/A</text:p>
          </table:table-cell>
          <table:table-cell table:formula="of:=IF([.B155]=&quot;#N/A&quot;;      VLOOKUP([.A155];[IEplorer.$B$2:.$B$599];1;FALSE());            NA())" office:value-type="string" office:string-value="" calcext:value-type="error">
            <text:p>#N/A</text:p>
          </table:table-cell>
          <table:table-cell table:formula="of:=IF([.B155]=&quot;#N/A&quot;;      VLOOKUP([.A155];[Firefox.$B$2:.$B$599];1;FALSE());            NA())" office:value-type="string" office:string-value="onchange" calcext:value-type="string">
            <text:p>onchange</text:p>
          </table:table-cell>
          <table:table-cell table:formula="of:=VLOOKUP([.A155];[HTMLDom.$B$2:.$B$599];1;FALSE())" office:value-type="string" office:string-value="" calcext:value-type="error">
            <text:p>#N/A</text:p>
          </table:table-cell>
          <table:table-cell table:style-name="ce7" table:formula="of:=IF(LEFT([.A15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 calcext:value-type="string">
            <text:p>onclick</text:p>
          </table:table-cell>
          <table:table-cell table:formula="of:=IF([.B156]=&quot;#N/A&quot;;      VLOOKUP([.A156];[IEplorer.$B$2:.$B$599];1;FALSE());            NA())" office:value-type="string" office:string-value="" calcext:value-type="error">
            <text:p>#N/A</text:p>
          </table:table-cell>
          <table:table-cell table:formula="of:=IF([.B156]=&quot;#N/A&quot;;      VLOOKUP([.A156];[Firefox.$B$2:.$B$599];1;FALSE());            NA())" office:value-type="string" office:string-value="" calcext:value-type="error">
            <text:p>#N/A</text:p>
          </table:table-cell>
          <table:table-cell table:formula="of:=VLOOKUP([.A156];[HTMLDom.$B$2:.$B$599];1;FALSE())" office:value-type="string" office:string-value="" calcext:value-type="error">
            <text:p>#N/A</text:p>
          </table:table-cell>
          <table:table-cell table:style-name="ce7" table:formula="of:=IF(LEFT([.A15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 calcext:value-type="string">
            <text:p>oncontextmenu</text:p>
          </table:table-cell>
          <table:table-cell table:formula="of:=IF([.B157]=&quot;#N/A&quot;;      VLOOKUP([.A157];[IEplorer.$B$2:.$B$599];1;FALSE());            NA())" office:value-type="string" office:string-value="" calcext:value-type="error">
            <text:p>#N/A</text:p>
          </table:table-cell>
          <table:table-cell table:formula="of:=IF([.B157]=&quot;#N/A&quot;;      VLOOKUP([.A157];[Firefox.$B$2:.$B$599];1;FALSE());            NA())" office:value-type="string" office:string-value="" calcext:value-type="error">
            <text:p>#N/A</text:p>
          </table:table-cell>
          <table:table-cell table:formula="of:=VLOOKUP([.A157];[HTMLDom.$B$2:.$B$599];1;FALSE())" office:value-type="string" office:string-value="" calcext:value-type="error">
            <text:p>#N/A</text:p>
          </table:table-cell>
          <table:table-cell table:style-name="ce7" table:formula="of:=IF(LEFT([.A15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 calcext:value-type="string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 calcext:value-type="string">
            <text:p>oncontrolselect</text:p>
          </table:table-cell>
          <table:table-cell table:formula="of:=IF([.B158]=&quot;#N/A&quot;;      VLOOKUP([.A158];[Firefox.$B$2:.$B$599];1;FALSE());            NA())" office:value-type="string" office:string-value="" calcext:value-type="error">
            <text:p>#N/A</text:p>
          </table:table-cell>
          <table:table-cell table:formula="of:=VLOOKUP([.A158];[HTMLDom.$B$2:.$B$599];1;FALSE())" office:value-type="string" office:string-value="" calcext:value-type="error">
            <text:p>#N/A</text:p>
          </table:table-cell>
          <table:table-cell table:style-name="ce7" table:formula="of:=IF(LEFT([.A15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 calcext:value-type="string">
            <text:p>oncopy</text:p>
          </table:table-cell>
          <table:table-cell table:formula="of:=IF([.B159]=&quot;#N/A&quot;;      VLOOKUP([.A159];[IEplorer.$B$2:.$B$599];1;FALSE());            NA())" office:value-type="string" office:string-value="" calcext:value-type="error">
            <text:p>#N/A</text:p>
          </table:table-cell>
          <table:table-cell table:formula="of:=IF([.B159]=&quot;#N/A&quot;;      VLOOKUP([.A159];[Firefox.$B$2:.$B$599];1;FALSE());            NA())" office:value-type="string" office:string-value="" calcext:value-type="error">
            <text:p>#N/A</text:p>
          </table:table-cell>
          <table:table-cell table:formula="of:=VLOOKUP([.A159];[HTMLDom.$B$2:.$B$599];1;FALSE())" office:value-type="string" office:string-value="" calcext:value-type="error">
            <text:p>#N/A</text:p>
          </table:table-cell>
          <table:table-cell table:style-name="ce7" table:formula="of:=IF(LEFT([.A15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 calcext:value-type="string">
            <text:p>oncut</text:p>
          </table:table-cell>
          <table:table-cell table:formula="of:=IF([.B160]=&quot;#N/A&quot;;      VLOOKUP([.A160];[IEplorer.$B$2:.$B$599];1;FALSE());            NA())" office:value-type="string" office:string-value="" calcext:value-type="error">
            <text:p>#N/A</text:p>
          </table:table-cell>
          <table:table-cell table:formula="of:=IF([.B160]=&quot;#N/A&quot;;      VLOOKUP([.A160];[Firefox.$B$2:.$B$599];1;FALSE());            NA())" office:value-type="string" office:string-value="" calcext:value-type="error">
            <text:p>#N/A</text:p>
          </table:table-cell>
          <table:table-cell table:formula="of:=VLOOKUP([.A160];[HTMLDom.$B$2:.$B$599];1;FALSE())" office:value-type="string" office:string-value="" calcext:value-type="error">
            <text:p>#N/A</text:p>
          </table:table-cell>
          <table:table-cell table:style-name="ce7" table:formula="of:=IF(LEFT([.A16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 calcext:value-type="string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 calcext:value-type="string">
            <text:p>ondataavailable</text:p>
          </table:table-cell>
          <table:table-cell table:formula="of:=IF([.B161]=&quot;#N/A&quot;;      VLOOKUP([.A161];[Firefox.$B$2:.$B$599];1;FALSE());            NA())" office:value-type="string" office:string-value="" calcext:value-type="error">
            <text:p>#N/A</text:p>
          </table:table-cell>
          <table:table-cell table:formula="of:=VLOOKUP([.A161];[HTMLDom.$B$2:.$B$599];1;FALSE())" office:value-type="string" office:string-value="" calcext:value-type="error">
            <text:p>#N/A</text:p>
          </table:table-cell>
          <table:table-cell table:style-name="ce7" table:formula="of:=IF(LEFT([.A16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 calcext:value-type="string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 calcext:value-type="string">
            <text:p>ondatasetchanged</text:p>
          </table:table-cell>
          <table:table-cell table:formula="of:=IF([.B162]=&quot;#N/A&quot;;      VLOOKUP([.A162];[Firefox.$B$2:.$B$599];1;FALSE());            NA())" office:value-type="string" office:string-value="" calcext:value-type="error">
            <text:p>#N/A</text:p>
          </table:table-cell>
          <table:table-cell table:formula="of:=VLOOKUP([.A162];[HTMLDom.$B$2:.$B$599];1;FALSE())" office:value-type="string" office:string-value="" calcext:value-type="error">
            <text:p>#N/A</text:p>
          </table:table-cell>
          <table:table-cell table:style-name="ce7" table:formula="of:=IF(LEFT([.A16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 calcext:value-type="string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 calcext:value-type="string">
            <text:p>ondatasetcomplete</text:p>
          </table:table-cell>
          <table:table-cell table:formula="of:=IF([.B163]=&quot;#N/A&quot;;      VLOOKUP([.A163];[Firefox.$B$2:.$B$599];1;FALSE());            NA())" office:value-type="string" office:string-value="" calcext:value-type="error">
            <text:p>#N/A</text:p>
          </table:table-cell>
          <table:table-cell table:formula="of:=VLOOKUP([.A163];[HTMLDom.$B$2:.$B$599];1;FALSE())" office:value-type="string" office:string-value="" calcext:value-type="error">
            <text:p>#N/A</text:p>
          </table:table-cell>
          <table:table-cell table:style-name="ce7" table:formula="of:=IF(LEFT([.A16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 calcext:value-type="string">
            <text:p>ondblclick</text:p>
          </table:table-cell>
          <table:table-cell table:formula="of:=IF([.B164]=&quot;#N/A&quot;;      VLOOKUP([.A164];[IEplorer.$B$2:.$B$599];1;FALSE());            NA())" office:value-type="string" office:string-value="" calcext:value-type="error">
            <text:p>#N/A</text:p>
          </table:table-cell>
          <table:table-cell table:formula="of:=IF([.B164]=&quot;#N/A&quot;;      VLOOKUP([.A164];[Firefox.$B$2:.$B$599];1;FALSE());            NA())" office:value-type="string" office:string-value="" calcext:value-type="error">
            <text:p>#N/A</text:p>
          </table:table-cell>
          <table:table-cell table:formula="of:=VLOOKUP([.A164];[HTMLDom.$B$2:.$B$599];1;FALSE())" office:value-type="string" office:string-value="" calcext:value-type="error">
            <text:p>#N/A</text:p>
          </table:table-cell>
          <table:table-cell table:style-name="ce7" table:formula="of:=IF(LEFT([.A16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 calcext:value-type="string">
            <text:p>#N/A</text:p>
          </table:table-cell>
          <table:table-cell table:formula="of:=IF([.B165]=&quot;#N/A&quot;;      VLOOKUP([.A165];[IEplorer.$B$2:.$B$599];1;FALSE());            NA())" office:value-type="string" office:string-value="ondeactivate" calcext:value-type="string">
            <text:p>ondeactivate</text:p>
          </table:table-cell>
          <table:table-cell table:formula="of:=IF([.B165]=&quot;#N/A&quot;;      VLOOKUP([.A165];[Firefox.$B$2:.$B$599];1;FALSE());            NA())" office:value-type="string" office:string-value="" calcext:value-type="error">
            <text:p>#N/A</text:p>
          </table:table-cell>
          <table:table-cell table:formula="of:=VLOOKUP([.A165];[HTMLDom.$B$2:.$B$599];1;FALSE())" office:value-type="string" office:string-value="" calcext:value-type="error">
            <text:p>#N/A</text:p>
          </table:table-cell>
          <table:table-cell table:style-name="ce7" table:formula="of:=IF(LEFT([.A16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 calcext:value-type="string">
            <text:p>ondrag</text:p>
          </table:table-cell>
          <table:table-cell table:formula="of:=IF([.B166]=&quot;#N/A&quot;;      VLOOKUP([.A166];[IEplorer.$B$2:.$B$599];1;FALSE());            NA())" office:value-type="string" office:string-value="" calcext:value-type="error">
            <text:p>#N/A</text:p>
          </table:table-cell>
          <table:table-cell table:formula="of:=IF([.B166]=&quot;#N/A&quot;;      VLOOKUP([.A166];[Firefox.$B$2:.$B$599];1;FALSE());            NA())" office:value-type="string" office:string-value="" calcext:value-type="error">
            <text:p>#N/A</text:p>
          </table:table-cell>
          <table:table-cell table:formula="of:=VLOOKUP([.A166];[HTMLDom.$B$2:.$B$599];1;FALSE())" office:value-type="string" office:string-value="" calcext:value-type="error">
            <text:p>#N/A</text:p>
          </table:table-cell>
          <table:table-cell table:style-name="ce7" table:formula="of:=IF(LEFT([.A16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 calcext:value-type="string">
            <text:p>ondragend</text:p>
          </table:table-cell>
          <table:table-cell table:formula="of:=IF([.B167]=&quot;#N/A&quot;;      VLOOKUP([.A167];[IEplorer.$B$2:.$B$599];1;FALSE());            NA())" office:value-type="string" office:string-value="" calcext:value-type="error">
            <text:p>#N/A</text:p>
          </table:table-cell>
          <table:table-cell table:formula="of:=IF([.B167]=&quot;#N/A&quot;;      VLOOKUP([.A167];[Firefox.$B$2:.$B$599];1;FALSE());            NA())" office:value-type="string" office:string-value="" calcext:value-type="error">
            <text:p>#N/A</text:p>
          </table:table-cell>
          <table:table-cell table:formula="of:=VLOOKUP([.A167];[HTMLDom.$B$2:.$B$599];1;FALSE())" office:value-type="string" office:string-value="" calcext:value-type="error">
            <text:p>#N/A</text:p>
          </table:table-cell>
          <table:table-cell table:style-name="ce7" table:formula="of:=IF(LEFT([.A16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 calcext:value-type="string">
            <text:p>ondragenter</text:p>
          </table:table-cell>
          <table:table-cell table:formula="of:=IF([.B168]=&quot;#N/A&quot;;      VLOOKUP([.A168];[IEplorer.$B$2:.$B$599];1;FALSE());            NA())" office:value-type="string" office:string-value="" calcext:value-type="error">
            <text:p>#N/A</text:p>
          </table:table-cell>
          <table:table-cell table:formula="of:=IF([.B168]=&quot;#N/A&quot;;      VLOOKUP([.A168];[Firefox.$B$2:.$B$599];1;FALSE());            NA())" office:value-type="string" office:string-value="" calcext:value-type="error">
            <text:p>#N/A</text:p>
          </table:table-cell>
          <table:table-cell table:formula="of:=VLOOKUP([.A168];[HTMLDom.$B$2:.$B$599];1;FALSE())" office:value-type="string" office:string-value="" calcext:value-type="error">
            <text:p>#N/A</text:p>
          </table:table-cell>
          <table:table-cell table:style-name="ce7" table:formula="of:=IF(LEFT([.A16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 calcext:value-type="string">
            <text:p>ondragleave</text:p>
          </table:table-cell>
          <table:table-cell table:formula="of:=IF([.B169]=&quot;#N/A&quot;;      VLOOKUP([.A169];[IEplorer.$B$2:.$B$599];1;FALSE());            NA())" office:value-type="string" office:string-value="" calcext:value-type="error">
            <text:p>#N/A</text:p>
          </table:table-cell>
          <table:table-cell table:formula="of:=IF([.B169]=&quot;#N/A&quot;;      VLOOKUP([.A169];[Firefox.$B$2:.$B$599];1;FALSE());            NA())" office:value-type="string" office:string-value="" calcext:value-type="error">
            <text:p>#N/A</text:p>
          </table:table-cell>
          <table:table-cell table:formula="of:=VLOOKUP([.A169];[HTMLDom.$B$2:.$B$599];1;FALSE())" office:value-type="string" office:string-value="" calcext:value-type="error">
            <text:p>#N/A</text:p>
          </table:table-cell>
          <table:table-cell table:style-name="ce7" table:formula="of:=IF(LEFT([.A16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 calcext:value-type="string">
            <text:p>ondragover</text:p>
          </table:table-cell>
          <table:table-cell table:formula="of:=IF([.B170]=&quot;#N/A&quot;;      VLOOKUP([.A170];[IEplorer.$B$2:.$B$599];1;FALSE());            NA())" office:value-type="string" office:string-value="" calcext:value-type="error">
            <text:p>#N/A</text:p>
          </table:table-cell>
          <table:table-cell table:formula="of:=IF([.B170]=&quot;#N/A&quot;;      VLOOKUP([.A170];[Firefox.$B$2:.$B$599];1;FALSE());            NA())" office:value-type="string" office:string-value="" calcext:value-type="error">
            <text:p>#N/A</text:p>
          </table:table-cell>
          <table:table-cell table:formula="of:=VLOOKUP([.A170];[HTMLDom.$B$2:.$B$599];1;FALSE())" office:value-type="string" office:string-value="" calcext:value-type="error">
            <text:p>#N/A</text:p>
          </table:table-cell>
          <table:table-cell table:style-name="ce7" table:formula="of:=IF(LEFT([.A17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 calcext:value-type="string">
            <text:p>ondragstart</text:p>
          </table:table-cell>
          <table:table-cell table:formula="of:=IF([.B171]=&quot;#N/A&quot;;      VLOOKUP([.A171];[IEplorer.$B$2:.$B$599];1;FALSE());            NA())" office:value-type="string" office:string-value="" calcext:value-type="error">
            <text:p>#N/A</text:p>
          </table:table-cell>
          <table:table-cell table:formula="of:=IF([.B171]=&quot;#N/A&quot;;      VLOOKUP([.A171];[Firefox.$B$2:.$B$599];1;FALSE());            NA())" office:value-type="string" office:string-value="" calcext:value-type="error">
            <text:p>#N/A</text:p>
          </table:table-cell>
          <table:table-cell table:formula="of:=VLOOKUP([.A171];[HTMLDom.$B$2:.$B$599];1;FALSE())" office:value-type="string" office:string-value="" calcext:value-type="error">
            <text:p>#N/A</text:p>
          </table:table-cell>
          <table:table-cell table:style-name="ce7" table:formula="of:=IF(LEFT([.A17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 calcext:value-type="string">
            <text:p>ondrop</text:p>
          </table:table-cell>
          <table:table-cell table:formula="of:=IF([.B172]=&quot;#N/A&quot;;      VLOOKUP([.A172];[IEplorer.$B$2:.$B$599];1;FALSE());            NA())" office:value-type="string" office:string-value="" calcext:value-type="error">
            <text:p>#N/A</text:p>
          </table:table-cell>
          <table:table-cell table:formula="of:=IF([.B172]=&quot;#N/A&quot;;      VLOOKUP([.A172];[Firefox.$B$2:.$B$599];1;FALSE());            NA())" office:value-type="string" office:string-value="" calcext:value-type="error">
            <text:p>#N/A</text:p>
          </table:table-cell>
          <table:table-cell table:formula="of:=VLOOKUP([.A172];[HTMLDom.$B$2:.$B$599];1;FALSE())" office:value-type="string" office:string-value="" calcext:value-type="error">
            <text:p>#N/A</text:p>
          </table:table-cell>
          <table:table-cell table:style-name="ce7" table:formula="of:=IF(LEFT([.A17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 calcext:value-type="string">
            <text:p>#N/A</text:p>
          </table:table-cell>
          <table:table-cell table:formula="of:=IF([.B173]=&quot;#N/A&quot;;      VLOOKUP([.A173];[IEplorer.$B$2:.$B$599];1;FALSE());            NA())" office:value-type="string" office:string-value="" calcext:value-type="error">
            <text:p>#N/A</text:p>
          </table:table-cell>
          <table:table-cell table:formula="of:=IF([.B173]=&quot;#N/A&quot;;      VLOOKUP([.A173];[Firefox.$B$2:.$B$599];1;FALSE());            NA())" office:value-type="string" office:string-value="ondurationchange" calcext:value-type="string">
            <text:p>ondurationchange</text:p>
          </table:table-cell>
          <table:table-cell table:formula="of:=VLOOKUP([.A173];[HTMLDom.$B$2:.$B$599];1;FALSE())" office:value-type="string" office:string-value="" calcext:value-type="error">
            <text:p>#N/A</text:p>
          </table:table-cell>
          <table:table-cell table:style-name="ce7" table:formula="of:=IF(LEFT([.A17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 calcext:value-type="string">
            <text:p>#N/A</text:p>
          </table:table-cell>
          <table:table-cell table:formula="of:=IF([.B174]=&quot;#N/A&quot;;      VLOOKUP([.A174];[IEplorer.$B$2:.$B$599];1;FALSE());            NA())" office:value-type="string" office:string-value="" calcext:value-type="error">
            <text:p>#N/A</text:p>
          </table:table-cell>
          <table:table-cell table:formula="of:=IF([.B174]=&quot;#N/A&quot;;      VLOOKUP([.A174];[Firefox.$B$2:.$B$599];1;FALSE());            NA())" office:value-type="string" office:string-value="onemptied" calcext:value-type="string">
            <text:p>onemptied</text:p>
          </table:table-cell>
          <table:table-cell table:formula="of:=VLOOKUP([.A174];[HTMLDom.$B$2:.$B$599];1;FALSE())" office:value-type="string" office:string-value="" calcext:value-type="error">
            <text:p>#N/A</text:p>
          </table:table-cell>
          <table:table-cell table:style-name="ce7" table:formula="of:=IF(LEFT([.A17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 calcext:value-type="string">
            <text:p>#N/A</text:p>
          </table:table-cell>
          <table:table-cell table:formula="of:=IF([.B175]=&quot;#N/A&quot;;      VLOOKUP([.A175];[IEplorer.$B$2:.$B$599];1;FALSE());            NA())" office:value-type="string" office:string-value="" calcext:value-type="error">
            <text:p>#N/A</text:p>
          </table:table-cell>
          <table:table-cell table:formula="of:=IF([.B175]=&quot;#N/A&quot;;      VLOOKUP([.A175];[Firefox.$B$2:.$B$599];1;FALSE());            NA())" office:value-type="string" office:string-value="onended" calcext:value-type="string">
            <text:p>onended</text:p>
          </table:table-cell>
          <table:table-cell table:formula="of:=VLOOKUP([.A175];[HTMLDom.$B$2:.$B$599];1;FALSE())" office:value-type="string" office:string-value="" calcext:value-type="error">
            <text:p>#N/A</text:p>
          </table:table-cell>
          <table:table-cell table:style-name="ce7" table:formula="of:=IF(LEFT([.A17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 calcext:value-type="string">
            <text:p>#N/A</text:p>
          </table:table-cell>
          <table:table-cell table:formula="of:=IF([.B176]=&quot;#N/A&quot;;      VLOOKUP([.A176];[IEplorer.$B$2:.$B$599];1;FALSE());            NA())" office:value-type="string" office:string-value="" calcext:value-type="error">
            <text:p>#N/A</text:p>
          </table:table-cell>
          <table:table-cell table:formula="of:=IF([.B176]=&quot;#N/A&quot;;      VLOOKUP([.A176];[Firefox.$B$2:.$B$599];1;FALSE());            NA())" office:value-type="string" office:string-value="onerror" calcext:value-type="string">
            <text:p>onerror</text:p>
          </table:table-cell>
          <table:table-cell table:formula="of:=VLOOKUP([.A176];[HTMLDom.$B$2:.$B$599];1;FALSE())" office:value-type="string" office:string-value="" calcext:value-type="error">
            <text:p>#N/A</text:p>
          </table:table-cell>
          <table:table-cell table:style-name="ce7" table:formula="of:=IF(LEFT([.A17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 calcext:value-type="string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 calcext:value-type="string">
            <text:p>onerrorupdate</text:p>
          </table:table-cell>
          <table:table-cell table:formula="of:=IF([.B177]=&quot;#N/A&quot;;      VLOOKUP([.A177];[Firefox.$B$2:.$B$599];1;FALSE());            NA())" office:value-type="string" office:string-value="" calcext:value-type="error">
            <text:p>#N/A</text:p>
          </table:table-cell>
          <table:table-cell table:formula="of:=VLOOKUP([.A177];[HTMLDom.$B$2:.$B$599];1;FALSE())" office:value-type="string" office:string-value="" calcext:value-type="error">
            <text:p>#N/A</text:p>
          </table:table-cell>
          <table:table-cell table:style-name="ce7" table:formula="of:=IF(LEFT([.A17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 calcext:value-type="string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 calcext:value-type="string">
            <text:p>onfilterchange</text:p>
          </table:table-cell>
          <table:table-cell table:formula="of:=IF([.B178]=&quot;#N/A&quot;;      VLOOKUP([.A178];[Firefox.$B$2:.$B$599];1;FALSE());            NA())" office:value-type="string" office:string-value="" calcext:value-type="error">
            <text:p>#N/A</text:p>
          </table:table-cell>
          <table:table-cell table:formula="of:=VLOOKUP([.A178];[HTMLDom.$B$2:.$B$599];1;FALSE())" office:value-type="string" office:string-value="" calcext:value-type="error">
            <text:p>#N/A</text:p>
          </table:table-cell>
          <table:table-cell table:style-name="ce7" table:formula="of:=IF(LEFT([.A17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 calcext:value-type="string">
            <text:p>onfocus</text:p>
          </table:table-cell>
          <table:table-cell table:formula="of:=IF([.B179]=&quot;#N/A&quot;;      VLOOKUP([.A179];[IEplorer.$B$2:.$B$599];1;FALSE());            NA())" office:value-type="string" office:string-value="" calcext:value-type="error">
            <text:p>#N/A</text:p>
          </table:table-cell>
          <table:table-cell table:formula="of:=IF([.B179]=&quot;#N/A&quot;;      VLOOKUP([.A179];[Firefox.$B$2:.$B$599];1;FALSE());            NA())" office:value-type="string" office:string-value="" calcext:value-type="error">
            <text:p>#N/A</text:p>
          </table:table-cell>
          <table:table-cell table:formula="of:=VLOOKUP([.A179];[HTMLDom.$B$2:.$B$599];1;FALSE())" office:value-type="string" office:string-value="" calcext:value-type="error">
            <text:p>#N/A</text:p>
          </table:table-cell>
          <table:table-cell table:style-name="ce7" table:formula="of:=IF(LEFT([.A17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 calcext:value-type="string">
            <text:p>#N/A</text:p>
          </table:table-cell>
          <table:table-cell table:formula="of:=IF([.B180]=&quot;#N/A&quot;;      VLOOKUP([.A180];[IEplorer.$B$2:.$B$599];1;FALSE());            NA())" office:value-type="string" office:string-value="onfocusin" calcext:value-type="string">
            <text:p>onfocusin</text:p>
          </table:table-cell>
          <table:table-cell table:formula="of:=IF([.B180]=&quot;#N/A&quot;;      VLOOKUP([.A180];[Firefox.$B$2:.$B$599];1;FALSE());            NA())" office:value-type="string" office:string-value="" calcext:value-type="error">
            <text:p>#N/A</text:p>
          </table:table-cell>
          <table:table-cell table:formula="of:=VLOOKUP([.A180];[HTMLDom.$B$2:.$B$599];1;FALSE())" office:value-type="string" office:string-value="" calcext:value-type="error">
            <text:p>#N/A</text:p>
          </table:table-cell>
          <table:table-cell table:style-name="ce7" table:formula="of:=IF(LEFT([.A18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 calcext:value-type="string">
            <text:p>#N/A</text:p>
          </table:table-cell>
          <table:table-cell table:formula="of:=IF([.B181]=&quot;#N/A&quot;;      VLOOKUP([.A181];[IEplorer.$B$2:.$B$599];1;FALSE());            NA())" office:value-type="string" office:string-value="onfocusout" calcext:value-type="string">
            <text:p>onfocusout</text:p>
          </table:table-cell>
          <table:table-cell table:formula="of:=IF([.B181]=&quot;#N/A&quot;;      VLOOKUP([.A181];[Firefox.$B$2:.$B$599];1;FALSE());            NA())" office:value-type="string" office:string-value="" calcext:value-type="error">
            <text:p>#N/A</text:p>
          </table:table-cell>
          <table:table-cell table:formula="of:=VLOOKUP([.A181];[HTMLDom.$B$2:.$B$599];1;FALSE())" office:value-type="string" office:string-value="" calcext:value-type="error">
            <text:p>#N/A</text:p>
          </table:table-cell>
          <table:table-cell table:style-name="ce7" table:formula="of:=IF(LEFT([.A18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 calcext:value-type="string">
            <text:p>#N/A</text:p>
          </table:table-cell>
          <table:table-cell table:formula="of:=IF([.B182]=&quot;#N/A&quot;;      VLOOKUP([.A182];[IEplorer.$B$2:.$B$599];1;FALSE());            NA())" office:value-type="string" office:string-value="onhelp" calcext:value-type="string">
            <text:p>onhelp</text:p>
          </table:table-cell>
          <table:table-cell table:formula="of:=IF([.B182]=&quot;#N/A&quot;;      VLOOKUP([.A182];[Firefox.$B$2:.$B$599];1;FALSE());            NA())" office:value-type="string" office:string-value="" calcext:value-type="error">
            <text:p>#N/A</text:p>
          </table:table-cell>
          <table:table-cell table:formula="of:=VLOOKUP([.A182];[HTMLDom.$B$2:.$B$599];1;FALSE())" office:value-type="string" office:string-value="" calcext:value-type="error">
            <text:p>#N/A</text:p>
          </table:table-cell>
          <table:table-cell table:style-name="ce7" table:formula="of:=IF(LEFT([.A18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 calcext:value-type="string">
            <text:p>#N/A</text:p>
          </table:table-cell>
          <table:table-cell table:formula="of:=IF([.B183]=&quot;#N/A&quot;;      VLOOKUP([.A183];[IEplorer.$B$2:.$B$599];1;FALSE());            NA())" office:value-type="string" office:string-value="" calcext:value-type="error">
            <text:p>#N/A</text:p>
          </table:table-cell>
          <table:table-cell table:formula="of:=IF([.B183]=&quot;#N/A&quot;;      VLOOKUP([.A183];[Firefox.$B$2:.$B$599];1;FALSE());            NA())" office:value-type="string" office:string-value="oninput" calcext:value-type="string">
            <text:p>oninput</text:p>
          </table:table-cell>
          <table:table-cell table:formula="of:=VLOOKUP([.A183];[HTMLDom.$B$2:.$B$599];1;FALSE())" office:value-type="string" office:string-value="" calcext:value-type="error">
            <text:p>#N/A</text:p>
          </table:table-cell>
          <table:table-cell table:style-name="ce7" table:formula="of:=IF(LEFT([.A18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 calcext:value-type="string">
            <text:p>#N/A</text:p>
          </table:table-cell>
          <table:table-cell table:formula="of:=IF([.B184]=&quot;#N/A&quot;;      VLOOKUP([.A184];[IEplorer.$B$2:.$B$599];1;FALSE());            NA())" office:value-type="string" office:string-value="" calcext:value-type="error">
            <text:p>#N/A</text:p>
          </table:table-cell>
          <table:table-cell table:formula="of:=IF([.B184]=&quot;#N/A&quot;;      VLOOKUP([.A184];[Firefox.$B$2:.$B$599];1;FALSE());            NA())" office:value-type="string" office:string-value="oninvalid" calcext:value-type="string">
            <text:p>oninvalid</text:p>
          </table:table-cell>
          <table:table-cell table:formula="of:=VLOOKUP([.A184];[HTMLDom.$B$2:.$B$599];1;FALSE())" office:value-type="string" office:string-value="" calcext:value-type="error">
            <text:p>#N/A</text:p>
          </table:table-cell>
          <table:table-cell table:style-name="ce7" table:formula="of:=IF(LEFT([.A18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 calcext:value-type="string">
            <text:p>onkeydown</text:p>
          </table:table-cell>
          <table:table-cell table:formula="of:=IF([.B185]=&quot;#N/A&quot;;      VLOOKUP([.A185];[IEplorer.$B$2:.$B$599];1;FALSE());            NA())" office:value-type="string" office:string-value="" calcext:value-type="error">
            <text:p>#N/A</text:p>
          </table:table-cell>
          <table:table-cell table:formula="of:=IF([.B185]=&quot;#N/A&quot;;      VLOOKUP([.A185];[Firefox.$B$2:.$B$599];1;FALSE());            NA())" office:value-type="string" office:string-value="" calcext:value-type="error">
            <text:p>#N/A</text:p>
          </table:table-cell>
          <table:table-cell table:formula="of:=VLOOKUP([.A185];[HTMLDom.$B$2:.$B$599];1;FALSE())" office:value-type="string" office:string-value="" calcext:value-type="error">
            <text:p>#N/A</text:p>
          </table:table-cell>
          <table:table-cell table:style-name="ce7" table:formula="of:=IF(LEFT([.A18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 calcext:value-type="string">
            <text:p>onkeypress</text:p>
          </table:table-cell>
          <table:table-cell table:formula="of:=IF([.B186]=&quot;#N/A&quot;;      VLOOKUP([.A186];[IEplorer.$B$2:.$B$599];1;FALSE());            NA())" office:value-type="string" office:string-value="" calcext:value-type="error">
            <text:p>#N/A</text:p>
          </table:table-cell>
          <table:table-cell table:formula="of:=IF([.B186]=&quot;#N/A&quot;;      VLOOKUP([.A186];[Firefox.$B$2:.$B$599];1;FALSE());            NA())" office:value-type="string" office:string-value="" calcext:value-type="error">
            <text:p>#N/A</text:p>
          </table:table-cell>
          <table:table-cell table:formula="of:=VLOOKUP([.A186];[HTMLDom.$B$2:.$B$599];1;FALSE())" office:value-type="string" office:string-value="" calcext:value-type="error">
            <text:p>#N/A</text:p>
          </table:table-cell>
          <table:table-cell table:style-name="ce7" table:formula="of:=IF(LEFT([.A18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 calcext:value-type="string">
            <text:p>onkeyup</text:p>
          </table:table-cell>
          <table:table-cell table:formula="of:=IF([.B187]=&quot;#N/A&quot;;      VLOOKUP([.A187];[IEplorer.$B$2:.$B$599];1;FALSE());            NA())" office:value-type="string" office:string-value="" calcext:value-type="error">
            <text:p>#N/A</text:p>
          </table:table-cell>
          <table:table-cell table:formula="of:=IF([.B187]=&quot;#N/A&quot;;      VLOOKUP([.A187];[Firefox.$B$2:.$B$599];1;FALSE());            NA())" office:value-type="string" office:string-value="" calcext:value-type="error">
            <text:p>#N/A</text:p>
          </table:table-cell>
          <table:table-cell table:formula="of:=VLOOKUP([.A187];[HTMLDom.$B$2:.$B$599];1;FALSE())" office:value-type="string" office:string-value="" calcext:value-type="error">
            <text:p>#N/A</text:p>
          </table:table-cell>
          <table:table-cell table:style-name="ce7" table:formula="of:=IF(LEFT([.A18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 calcext:value-type="string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 calcext:value-type="string">
            <text:p>onlayoutcomplete</text:p>
          </table:table-cell>
          <table:table-cell table:formula="of:=IF([.B188]=&quot;#N/A&quot;;      VLOOKUP([.A188];[Firefox.$B$2:.$B$599];1;FALSE());            NA())" office:value-type="string" office:string-value="" calcext:value-type="error">
            <text:p>#N/A</text:p>
          </table:table-cell>
          <table:table-cell table:formula="of:=VLOOKUP([.A188];[HTMLDom.$B$2:.$B$599];1;FALSE())" office:value-type="string" office:string-value="" calcext:value-type="error">
            <text:p>#N/A</text:p>
          </table:table-cell>
          <table:table-cell table:style-name="ce7" table:formula="of:=IF(LEFT([.A18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 calcext:value-type="string">
            <text:p>#N/A</text:p>
          </table:table-cell>
          <table:table-cell table:formula="of:=IF([.B189]=&quot;#N/A&quot;;      VLOOKUP([.A189];[IEplorer.$B$2:.$B$599];1;FALSE());            NA())" office:value-type="string" office:string-value="" calcext:value-type="error">
            <text:p>#N/A</text:p>
          </table:table-cell>
          <table:table-cell table:formula="of:=IF([.B189]=&quot;#N/A&quot;;      VLOOKUP([.A189];[Firefox.$B$2:.$B$599];1;FALSE());            NA())" office:value-type="string" office:string-value="onload" calcext:value-type="string">
            <text:p>onload</text:p>
          </table:table-cell>
          <table:table-cell table:formula="of:=VLOOKUP([.A189];[HTMLDom.$B$2:.$B$599];1;FALSE())" office:value-type="string" office:string-value="" calcext:value-type="error">
            <text:p>#N/A</text:p>
          </table:table-cell>
          <table:table-cell table:style-name="ce7" table:formula="of:=IF(LEFT([.A18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 calcext:value-type="string">
            <text:p>#N/A</text:p>
          </table:table-cell>
          <table:table-cell table:formula="of:=IF([.B190]=&quot;#N/A&quot;;      VLOOKUP([.A190];[IEplorer.$B$2:.$B$599];1;FALSE());            NA())" office:value-type="string" office:string-value="" calcext:value-type="error">
            <text:p>#N/A</text:p>
          </table:table-cell>
          <table:table-cell table:formula="of:=IF([.B190]=&quot;#N/A&quot;;      VLOOKUP([.A190];[Firefox.$B$2:.$B$599];1;FALSE());            NA())" office:value-type="string" office:string-value="onloadeddata" calcext:value-type="string">
            <text:p>onloadeddata</text:p>
          </table:table-cell>
          <table:table-cell table:formula="of:=VLOOKUP([.A190];[HTMLDom.$B$2:.$B$599];1;FALSE())" office:value-type="string" office:string-value="" calcext:value-type="error">
            <text:p>#N/A</text:p>
          </table:table-cell>
          <table:table-cell table:style-name="ce7" table:formula="of:=IF(LEFT([.A19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 calcext:value-type="string">
            <text:p>#N/A</text:p>
          </table:table-cell>
          <table:table-cell table:formula="of:=IF([.B191]=&quot;#N/A&quot;;      VLOOKUP([.A191];[IEplorer.$B$2:.$B$599];1;FALSE());            NA())" office:value-type="string" office:string-value="" calcext:value-type="error">
            <text:p>#N/A</text:p>
          </table:table-cell>
          <table:table-cell table:formula="of:=IF([.B191]=&quot;#N/A&quot;;      VLOOKUP([.A191];[Firefox.$B$2:.$B$599];1;FALSE());            NA())" office:value-type="string" office:string-value="onloadedmetadata" calcext:value-type="string">
            <text:p>onloadedmetadata</text:p>
          </table:table-cell>
          <table:table-cell table:formula="of:=VLOOKUP([.A191];[HTMLDom.$B$2:.$B$599];1;FALSE())" office:value-type="string" office:string-value="" calcext:value-type="error">
            <text:p>#N/A</text:p>
          </table:table-cell>
          <table:table-cell table:style-name="ce7" table:formula="of:=IF(LEFT([.A19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 calcext:value-type="string">
            <text:p>#N/A</text:p>
          </table:table-cell>
          <table:table-cell table:formula="of:=IF([.B192]=&quot;#N/A&quot;;      VLOOKUP([.A192];[IEplorer.$B$2:.$B$599];1;FALSE());            NA())" office:value-type="string" office:string-value="" calcext:value-type="error">
            <text:p>#N/A</text:p>
          </table:table-cell>
          <table:table-cell table:formula="of:=IF([.B192]=&quot;#N/A&quot;;      VLOOKUP([.A192];[Firefox.$B$2:.$B$599];1;FALSE());            NA())" office:value-type="string" office:string-value="onloadstart" calcext:value-type="string">
            <text:p>onloadstart</text:p>
          </table:table-cell>
          <table:table-cell table:formula="of:=VLOOKUP([.A192];[HTMLDom.$B$2:.$B$599];1;FALSE())" office:value-type="string" office:string-value="" calcext:value-type="error">
            <text:p>#N/A</text:p>
          </table:table-cell>
          <table:table-cell table:style-name="ce7" table:formula="of:=IF(LEFT([.A19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 calcext:value-type="string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 calcext:value-type="string">
            <text:p>onlosecapture</text:p>
          </table:table-cell>
          <table:table-cell table:formula="of:=IF([.B193]=&quot;#N/A&quot;;      VLOOKUP([.A193];[Firefox.$B$2:.$B$599];1;FALSE());            NA())" office:value-type="string" office:string-value="" calcext:value-type="error">
            <text:p>#N/A</text:p>
          </table:table-cell>
          <table:table-cell table:formula="of:=VLOOKUP([.A193];[HTMLDom.$B$2:.$B$599];1;FALSE())" office:value-type="string" office:string-value="" calcext:value-type="error">
            <text:p>#N/A</text:p>
          </table:table-cell>
          <table:table-cell table:style-name="ce7" table:formula="of:=IF(LEFT([.A19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 calcext:value-type="string">
            <text:p>onmousedown</text:p>
          </table:table-cell>
          <table:table-cell table:formula="of:=IF([.B194]=&quot;#N/A&quot;;      VLOOKUP([.A194];[IEplorer.$B$2:.$B$599];1;FALSE());            NA())" office:value-type="string" office:string-value="" calcext:value-type="error">
            <text:p>#N/A</text:p>
          </table:table-cell>
          <table:table-cell table:formula="of:=IF([.B194]=&quot;#N/A&quot;;      VLOOKUP([.A194];[Firefox.$B$2:.$B$599];1;FALSE());            NA())" office:value-type="string" office:string-value="" calcext:value-type="error">
            <text:p>#N/A</text:p>
          </table:table-cell>
          <table:table-cell table:formula="of:=VLOOKUP([.A194];[HTMLDom.$B$2:.$B$599];1;FALSE())" office:value-type="string" office:string-value="" calcext:value-type="error">
            <text:p>#N/A</text:p>
          </table:table-cell>
          <table:table-cell table:style-name="ce7" table:formula="of:=IF(LEFT([.A19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 calcext:value-type="string">
            <text:p>onmouseenter</text:p>
          </table:table-cell>
          <table:table-cell table:formula="of:=IF([.B195]=&quot;#N/A&quot;;      VLOOKUP([.A195];[IEplorer.$B$2:.$B$599];1;FALSE());            NA())" office:value-type="string" office:string-value="" calcext:value-type="error">
            <text:p>#N/A</text:p>
          </table:table-cell>
          <table:table-cell table:formula="of:=IF([.B195]=&quot;#N/A&quot;;      VLOOKUP([.A195];[Firefox.$B$2:.$B$599];1;FALSE());            NA())" office:value-type="string" office:string-value="" calcext:value-type="error">
            <text:p>#N/A</text:p>
          </table:table-cell>
          <table:table-cell table:formula="of:=VLOOKUP([.A195];[HTMLDom.$B$2:.$B$599];1;FALSE())" office:value-type="string" office:string-value="" calcext:value-type="error">
            <text:p>#N/A</text:p>
          </table:table-cell>
          <table:table-cell table:style-name="ce7" table:formula="of:=IF(LEFT([.A19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 calcext:value-type="string">
            <text:p>onmouseleave</text:p>
          </table:table-cell>
          <table:table-cell table:formula="of:=IF([.B196]=&quot;#N/A&quot;;      VLOOKUP([.A196];[IEplorer.$B$2:.$B$599];1;FALSE());            NA())" office:value-type="string" office:string-value="" calcext:value-type="error">
            <text:p>#N/A</text:p>
          </table:table-cell>
          <table:table-cell table:formula="of:=IF([.B196]=&quot;#N/A&quot;;      VLOOKUP([.A196];[Firefox.$B$2:.$B$599];1;FALSE());            NA())" office:value-type="string" office:string-value="" calcext:value-type="error">
            <text:p>#N/A</text:p>
          </table:table-cell>
          <table:table-cell table:formula="of:=VLOOKUP([.A196];[HTMLDom.$B$2:.$B$599];1;FALSE())" office:value-type="string" office:string-value="" calcext:value-type="error">
            <text:p>#N/A</text:p>
          </table:table-cell>
          <table:table-cell table:style-name="ce7" table:formula="of:=IF(LEFT([.A19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 calcext:value-type="string">
            <text:p>onmousemove</text:p>
          </table:table-cell>
          <table:table-cell table:formula="of:=IF([.B197]=&quot;#N/A&quot;;      VLOOKUP([.A197];[IEplorer.$B$2:.$B$599];1;FALSE());            NA())" office:value-type="string" office:string-value="" calcext:value-type="error">
            <text:p>#N/A</text:p>
          </table:table-cell>
          <table:table-cell table:formula="of:=IF([.B197]=&quot;#N/A&quot;;      VLOOKUP([.A197];[Firefox.$B$2:.$B$599];1;FALSE());            NA())" office:value-type="string" office:string-value="" calcext:value-type="error">
            <text:p>#N/A</text:p>
          </table:table-cell>
          <table:table-cell table:formula="of:=VLOOKUP([.A197];[HTMLDom.$B$2:.$B$599];1;FALSE())" office:value-type="string" office:string-value="" calcext:value-type="error">
            <text:p>#N/A</text:p>
          </table:table-cell>
          <table:table-cell table:style-name="ce7" table:formula="of:=IF(LEFT([.A19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 calcext:value-type="string">
            <text:p>onmouseout</text:p>
          </table:table-cell>
          <table:table-cell table:formula="of:=IF([.B198]=&quot;#N/A&quot;;      VLOOKUP([.A198];[IEplorer.$B$2:.$B$599];1;FALSE());            NA())" office:value-type="string" office:string-value="" calcext:value-type="error">
            <text:p>#N/A</text:p>
          </table:table-cell>
          <table:table-cell table:formula="of:=IF([.B198]=&quot;#N/A&quot;;      VLOOKUP([.A198];[Firefox.$B$2:.$B$599];1;FALSE());            NA())" office:value-type="string" office:string-value="" calcext:value-type="error">
            <text:p>#N/A</text:p>
          </table:table-cell>
          <table:table-cell table:formula="of:=VLOOKUP([.A198];[HTMLDom.$B$2:.$B$599];1;FALSE())" office:value-type="string" office:string-value="" calcext:value-type="error">
            <text:p>#N/A</text:p>
          </table:table-cell>
          <table:table-cell table:style-name="ce7" table:formula="of:=IF(LEFT([.A19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 calcext:value-type="string">
            <text:p>onmouseover</text:p>
          </table:table-cell>
          <table:table-cell table:formula="of:=IF([.B199]=&quot;#N/A&quot;;      VLOOKUP([.A199];[IEplorer.$B$2:.$B$599];1;FALSE());            NA())" office:value-type="string" office:string-value="" calcext:value-type="error">
            <text:p>#N/A</text:p>
          </table:table-cell>
          <table:table-cell table:formula="of:=IF([.B199]=&quot;#N/A&quot;;      VLOOKUP([.A199];[Firefox.$B$2:.$B$599];1;FALSE());            NA())" office:value-type="string" office:string-value="" calcext:value-type="error">
            <text:p>#N/A</text:p>
          </table:table-cell>
          <table:table-cell table:formula="of:=VLOOKUP([.A199];[HTMLDom.$B$2:.$B$599];1;FALSE())" office:value-type="string" office:string-value="" calcext:value-type="error">
            <text:p>#N/A</text:p>
          </table:table-cell>
          <table:table-cell table:style-name="ce7" table:formula="of:=IF(LEFT([.A19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 calcext:value-type="string">
            <text:p>onmouseup</text:p>
          </table:table-cell>
          <table:table-cell table:formula="of:=IF([.B200]=&quot;#N/A&quot;;      VLOOKUP([.A200];[IEplorer.$B$2:.$B$599];1;FALSE());            NA())" office:value-type="string" office:string-value="" calcext:value-type="error">
            <text:p>#N/A</text:p>
          </table:table-cell>
          <table:table-cell table:formula="of:=IF([.B200]=&quot;#N/A&quot;;      VLOOKUP([.A200];[Firefox.$B$2:.$B$599];1;FALSE());            NA())" office:value-type="string" office:string-value="" calcext:value-type="error">
            <text:p>#N/A</text:p>
          </table:table-cell>
          <table:table-cell table:formula="of:=VLOOKUP([.A200];[HTMLDom.$B$2:.$B$599];1;FALSE())" office:value-type="string" office:string-value="" calcext:value-type="error">
            <text:p>#N/A</text:p>
          </table:table-cell>
          <table:table-cell table:style-name="ce7" table:formula="of:=IF(LEFT([.A20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 calcext:value-type="string">
            <text:p>#N/A</text:p>
          </table:table-cell>
          <table:table-cell table:formula="of:=IF([.B201]=&quot;#N/A&quot;;      VLOOKUP([.A201];[IEplorer.$B$2:.$B$599];1;FALSE());            NA())" office:value-type="string" office:string-value="onmousewheel" calcext:value-type="string">
            <text:p>onmousewheel</text:p>
          </table:table-cell>
          <table:table-cell table:formula="of:=IF([.B201]=&quot;#N/A&quot;;      VLOOKUP([.A201];[Firefox.$B$2:.$B$599];1;FALSE());            NA())" office:value-type="string" office:string-value="" calcext:value-type="error">
            <text:p>#N/A</text:p>
          </table:table-cell>
          <table:table-cell table:formula="of:=VLOOKUP([.A201];[HTMLDom.$B$2:.$B$599];1;FALSE())" office:value-type="string" office:string-value="" calcext:value-type="error">
            <text:p>#N/A</text:p>
          </table:table-cell>
          <table:table-cell table:style-name="ce7" table:formula="of:=IF(LEFT([.A20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 calcext:value-type="string">
            <text:p>#N/A</text:p>
          </table:table-cell>
          <table:table-cell table:formula="of:=IF([.B202]=&quot;#N/A&quot;;      VLOOKUP([.A202];[IEplorer.$B$2:.$B$599];1;FALSE());            NA())" office:value-type="string" office:string-value="onmove" calcext:value-type="string">
            <text:p>onmove</text:p>
          </table:table-cell>
          <table:table-cell table:formula="of:=IF([.B202]=&quot;#N/A&quot;;      VLOOKUP([.A202];[Firefox.$B$2:.$B$599];1;FALSE());            NA())" office:value-type="string" office:string-value="" calcext:value-type="error">
            <text:p>#N/A</text:p>
          </table:table-cell>
          <table:table-cell table:formula="of:=VLOOKUP([.A202];[HTMLDom.$B$2:.$B$599];1;FALSE())" office:value-type="string" office:string-value="" calcext:value-type="error">
            <text:p>#N/A</text:p>
          </table:table-cell>
          <table:table-cell table:style-name="ce7" table:formula="of:=IF(LEFT([.A20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 calcext:value-type="string">
            <text:p>#N/A</text:p>
          </table:table-cell>
          <table:table-cell table:formula="of:=IF([.B203]=&quot;#N/A&quot;;      VLOOKUP([.A203];[IEplorer.$B$2:.$B$599];1;FALSE());            NA())" office:value-type="string" office:string-value="onmoveend" calcext:value-type="string">
            <text:p>onmoveend</text:p>
          </table:table-cell>
          <table:table-cell table:formula="of:=IF([.B203]=&quot;#N/A&quot;;      VLOOKUP([.A203];[Firefox.$B$2:.$B$599];1;FALSE());            NA())" office:value-type="string" office:string-value="" calcext:value-type="error">
            <text:p>#N/A</text:p>
          </table:table-cell>
          <table:table-cell table:formula="of:=VLOOKUP([.A203];[HTMLDom.$B$2:.$B$599];1;FALSE())" office:value-type="string" office:string-value="" calcext:value-type="error">
            <text:p>#N/A</text:p>
          </table:table-cell>
          <table:table-cell table:style-name="ce7" table:formula="of:=IF(LEFT([.A20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 calcext:value-type="string">
            <text:p>#N/A</text:p>
          </table:table-cell>
          <table:table-cell table:formula="of:=IF([.B204]=&quot;#N/A&quot;;      VLOOKUP([.A204];[IEplorer.$B$2:.$B$599];1;FALSE());            NA())" office:value-type="string" office:string-value="onmovestart" calcext:value-type="string">
            <text:p>onmovestart</text:p>
          </table:table-cell>
          <table:table-cell table:formula="of:=IF([.B204]=&quot;#N/A&quot;;      VLOOKUP([.A204];[Firefox.$B$2:.$B$599];1;FALSE());            NA())" office:value-type="string" office:string-value="" calcext:value-type="error">
            <text:p>#N/A</text:p>
          </table:table-cell>
          <table:table-cell table:formula="of:=VLOOKUP([.A204];[HTMLDom.$B$2:.$B$599];1;FALSE())" office:value-type="string" office:string-value="" calcext:value-type="error">
            <text:p>#N/A</text:p>
          </table:table-cell>
          <table:table-cell table:style-name="ce7" table:formula="of:=IF(LEFT([.A20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 calcext:value-type="string">
            <text:p>#N/A</text:p>
          </table:table-cell>
          <table:table-cell table:formula="of:=IF([.B205]=&quot;#N/A&quot;;      VLOOKUP([.A205];[IEplorer.$B$2:.$B$599];1;FALSE());            NA())" office:value-type="string" office:string-value="" calcext:value-type="error">
            <text:p>#N/A</text:p>
          </table:table-cell>
          <table:table-cell table:formula="of:=IF([.B205]=&quot;#N/A&quot;;      VLOOKUP([.A205];[Firefox.$B$2:.$B$599];1;FALSE());            NA())" office:value-type="string" office:string-value="onmozfullscreenchange" calcext:value-type="string">
            <text:p>onmozfullscreenchange</text:p>
          </table:table-cell>
          <table:table-cell table:formula="of:=VLOOKUP([.A205];[HTMLDom.$B$2:.$B$599];1;FALSE())" office:value-type="string" office:string-value="" calcext:value-type="error">
            <text:p>#N/A</text:p>
          </table:table-cell>
          <table:table-cell table:style-name="ce7" table:formula="of:=IF(LEFT([.A20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 calcext:value-type="string">
            <text:p>#N/A</text:p>
          </table:table-cell>
          <table:table-cell table:formula="of:=IF([.B206]=&quot;#N/A&quot;;      VLOOKUP([.A206];[IEplorer.$B$2:.$B$599];1;FALSE());            NA())" office:value-type="string" office:string-value="" calcext:value-type="error">
            <text:p>#N/A</text:p>
          </table:table-cell>
          <table:table-cell table:formula="of:=IF([.B206]=&quot;#N/A&quot;;      VLOOKUP([.A206];[Firefox.$B$2:.$B$599];1;FALSE());            NA())" office:value-type="string" office:string-value="onmozfullscreenerror" calcext:value-type="string">
            <text:p>onmozfullscreenerror</text:p>
          </table:table-cell>
          <table:table-cell table:formula="of:=VLOOKUP([.A206];[HTMLDom.$B$2:.$B$599];1;FALSE())" office:value-type="string" office:string-value="" calcext:value-type="error">
            <text:p>#N/A</text:p>
          </table:table-cell>
          <table:table-cell table:style-name="ce7" table:formula="of:=IF(LEFT([.A20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 calcext:value-type="string">
            <text:p>#N/A</text:p>
          </table:table-cell>
          <table:table-cell table:formula="of:=IF([.B207]=&quot;#N/A&quot;;      VLOOKUP([.A207];[IEplorer.$B$2:.$B$599];1;FALSE());            NA())" office:value-type="string" office:string-value="" calcext:value-type="error">
            <text:p>#N/A</text:p>
          </table:table-cell>
          <table:table-cell table:formula="of:=IF([.B207]=&quot;#N/A&quot;;      VLOOKUP([.A207];[Firefox.$B$2:.$B$599];1;FALSE());            NA())" office:value-type="string" office:string-value="onmozpointerlockchange" calcext:value-type="string">
            <text:p>onmozpointerlockchange</text:p>
          </table:table-cell>
          <table:table-cell table:formula="of:=VLOOKUP([.A207];[HTMLDom.$B$2:.$B$599];1;FALSE())" office:value-type="string" office:string-value="" calcext:value-type="error">
            <text:p>#N/A</text:p>
          </table:table-cell>
          <table:table-cell table:style-name="ce7" table:formula="of:=IF(LEFT([.A20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 calcext:value-type="string">
            <text:p>#N/A</text:p>
          </table:table-cell>
          <table:table-cell table:formula="of:=IF([.B208]=&quot;#N/A&quot;;      VLOOKUP([.A208];[IEplorer.$B$2:.$B$599];1;FALSE());            NA())" office:value-type="string" office:string-value="" calcext:value-type="error">
            <text:p>#N/A</text:p>
          </table:table-cell>
          <table:table-cell table:formula="of:=IF([.B208]=&quot;#N/A&quot;;      VLOOKUP([.A208];[Firefox.$B$2:.$B$599];1;FALSE());            NA())" office:value-type="string" office:string-value="onmozpointerlockerror" calcext:value-type="string">
            <text:p>onmozpointerlockerror</text:p>
          </table:table-cell>
          <table:table-cell table:formula="of:=VLOOKUP([.A208];[HTMLDom.$B$2:.$B$599];1;FALSE())" office:value-type="string" office:string-value="" calcext:value-type="error">
            <text:p>#N/A</text:p>
          </table:table-cell>
          <table:table-cell table:style-name="ce7" table:formula="of:=IF(LEFT([.A20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 calcext:value-type="string">
            <text:p>#N/A</text:p>
          </table:table-cell>
          <table:table-cell table:formula="of:=IF([.B209]=&quot;#N/A&quot;;      VLOOKUP([.A209];[IEplorer.$B$2:.$B$599];1;FALSE());            NA())" office:value-type="string" office:string-value="onpage" calcext:value-type="string">
            <text:p>onpage</text:p>
          </table:table-cell>
          <table:table-cell table:formula="of:=IF([.B209]=&quot;#N/A&quot;;      VLOOKUP([.A209];[Firefox.$B$2:.$B$599];1;FALSE());            NA())" office:value-type="string" office:string-value="" calcext:value-type="error">
            <text:p>#N/A</text:p>
          </table:table-cell>
          <table:table-cell table:formula="of:=VLOOKUP([.A209];[HTMLDom.$B$2:.$B$599];1;FALSE())" office:value-type="string" office:string-value="" calcext:value-type="error">
            <text:p>#N/A</text:p>
          </table:table-cell>
          <table:table-cell table:style-name="ce7" table:formula="of:=IF(LEFT([.A20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 calcext:value-type="string">
            <text:p>onpaste</text:p>
          </table:table-cell>
          <table:table-cell table:formula="of:=IF([.B210]=&quot;#N/A&quot;;      VLOOKUP([.A210];[IEplorer.$B$2:.$B$599];1;FALSE());            NA())" office:value-type="string" office:string-value="" calcext:value-type="error">
            <text:p>#N/A</text:p>
          </table:table-cell>
          <table:table-cell table:formula="of:=IF([.B210]=&quot;#N/A&quot;;      VLOOKUP([.A210];[Firefox.$B$2:.$B$599];1;FALSE());            NA())" office:value-type="string" office:string-value="" calcext:value-type="error">
            <text:p>#N/A</text:p>
          </table:table-cell>
          <table:table-cell table:formula="of:=VLOOKUP([.A210];[HTMLDom.$B$2:.$B$599];1;FALSE())" office:value-type="string" office:string-value="" calcext:value-type="error">
            <text:p>#N/A</text:p>
          </table:table-cell>
          <table:table-cell table:style-name="ce7" table:formula="of:=IF(LEFT([.A21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 calcext:value-type="string">
            <text:p>#N/A</text:p>
          </table:table-cell>
          <table:table-cell table:formula="of:=IF([.B211]=&quot;#N/A&quot;;      VLOOKUP([.A211];[IEplorer.$B$2:.$B$599];1;FALSE());            NA())" office:value-type="string" office:string-value="" calcext:value-type="error">
            <text:p>#N/A</text:p>
          </table:table-cell>
          <table:table-cell table:formula="of:=IF([.B211]=&quot;#N/A&quot;;      VLOOKUP([.A211];[Firefox.$B$2:.$B$599];1;FALSE());            NA())" office:value-type="string" office:string-value="onpause" calcext:value-type="string">
            <text:p>onpause</text:p>
          </table:table-cell>
          <table:table-cell table:formula="of:=VLOOKUP([.A211];[HTMLDom.$B$2:.$B$599];1;FALSE())" office:value-type="string" office:string-value="" calcext:value-type="error">
            <text:p>#N/A</text:p>
          </table:table-cell>
          <table:table-cell table:style-name="ce7" table:formula="of:=IF(LEFT([.A21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 calcext:value-type="string">
            <text:p>#N/A</text:p>
          </table:table-cell>
          <table:table-cell table:formula="of:=IF([.B212]=&quot;#N/A&quot;;      VLOOKUP([.A212];[IEplorer.$B$2:.$B$599];1;FALSE());            NA())" office:value-type="string" office:string-value="" calcext:value-type="error">
            <text:p>#N/A</text:p>
          </table:table-cell>
          <table:table-cell table:formula="of:=IF([.B212]=&quot;#N/A&quot;;      VLOOKUP([.A212];[Firefox.$B$2:.$B$599];1;FALSE());            NA())" office:value-type="string" office:string-value="onplay" calcext:value-type="string">
            <text:p>onplay</text:p>
          </table:table-cell>
          <table:table-cell table:formula="of:=VLOOKUP([.A212];[HTMLDom.$B$2:.$B$599];1;FALSE())" office:value-type="string" office:string-value="" calcext:value-type="error">
            <text:p>#N/A</text:p>
          </table:table-cell>
          <table:table-cell table:style-name="ce7" table:formula="of:=IF(LEFT([.A21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 calcext:value-type="string">
            <text:p>#N/A</text:p>
          </table:table-cell>
          <table:table-cell table:formula="of:=IF([.B213]=&quot;#N/A&quot;;      VLOOKUP([.A213];[IEplorer.$B$2:.$B$599];1;FALSE());            NA())" office:value-type="string" office:string-value="" calcext:value-type="error">
            <text:p>#N/A</text:p>
          </table:table-cell>
          <table:table-cell table:formula="of:=IF([.B213]=&quot;#N/A&quot;;      VLOOKUP([.A213];[Firefox.$B$2:.$B$599];1;FALSE());            NA())" office:value-type="string" office:string-value="onplaying" calcext:value-type="string">
            <text:p>onplaying</text:p>
          </table:table-cell>
          <table:table-cell table:formula="of:=VLOOKUP([.A213];[HTMLDom.$B$2:.$B$599];1;FALSE())" office:value-type="string" office:string-value="" calcext:value-type="error">
            <text:p>#N/A</text:p>
          </table:table-cell>
          <table:table-cell table:style-name="ce7" table:formula="of:=IF(LEFT([.A21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 calcext:value-type="string">
            <text:p>#N/A</text:p>
          </table:table-cell>
          <table:table-cell table:formula="of:=IF([.B214]=&quot;#N/A&quot;;      VLOOKUP([.A214];[IEplorer.$B$2:.$B$599];1;FALSE());            NA())" office:value-type="string" office:string-value="" calcext:value-type="error">
            <text:p>#N/A</text:p>
          </table:table-cell>
          <table:table-cell table:formula="of:=IF([.B214]=&quot;#N/A&quot;;      VLOOKUP([.A214];[Firefox.$B$2:.$B$599];1;FALSE());            NA())" office:value-type="string" office:string-value="onprogress" calcext:value-type="string">
            <text:p>onprogress</text:p>
          </table:table-cell>
          <table:table-cell table:formula="of:=VLOOKUP([.A214];[HTMLDom.$B$2:.$B$599];1;FALSE())" office:value-type="string" office:string-value="" calcext:value-type="error">
            <text:p>#N/A</text:p>
          </table:table-cell>
          <table:table-cell table:style-name="ce7" table:formula="of:=IF(LEFT([.A21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 calcext:value-type="string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 calcext:value-type="string">
            <text:p>onpropertychange</text:p>
          </table:table-cell>
          <table:table-cell table:formula="of:=IF([.B215]=&quot;#N/A&quot;;      VLOOKUP([.A215];[Firefox.$B$2:.$B$599];1;FALSE());            NA())" office:value-type="string" office:string-value="" calcext:value-type="error">
            <text:p>#N/A</text:p>
          </table:table-cell>
          <table:table-cell table:formula="of:=VLOOKUP([.A215];[HTMLDom.$B$2:.$B$599];1;FALSE())" office:value-type="string" office:string-value="" calcext:value-type="error">
            <text:p>#N/A</text:p>
          </table:table-cell>
          <table:table-cell table:style-name="ce7" table:formula="of:=IF(LEFT([.A21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 calcext:value-type="string">
            <text:p>#N/A</text:p>
          </table:table-cell>
          <table:table-cell table:formula="of:=IF([.B216]=&quot;#N/A&quot;;      VLOOKUP([.A216];[IEplorer.$B$2:.$B$599];1;FALSE());            NA())" office:value-type="string" office:string-value="" calcext:value-type="error">
            <text:p>#N/A</text:p>
          </table:table-cell>
          <table:table-cell table:formula="of:=IF([.B216]=&quot;#N/A&quot;;      VLOOKUP([.A216];[Firefox.$B$2:.$B$599];1;FALSE());            NA())" office:value-type="string" office:string-value="onratechange" calcext:value-type="string">
            <text:p>onratechange</text:p>
          </table:table-cell>
          <table:table-cell table:formula="of:=VLOOKUP([.A216];[HTMLDom.$B$2:.$B$599];1;FALSE())" office:value-type="string" office:string-value="" calcext:value-type="error">
            <text:p>#N/A</text:p>
          </table:table-cell>
          <table:table-cell table:style-name="ce7" table:formula="of:=IF(LEFT([.A21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 calcext:value-type="string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 calcext:value-type="string">
            <text:p>onreadystatechange</text:p>
          </table:table-cell>
          <table:table-cell table:formula="of:=IF([.B217]=&quot;#N/A&quot;;      VLOOKUP([.A217];[Firefox.$B$2:.$B$599];1;FALSE());            NA())" office:value-type="string" office:string-value="" calcext:value-type="error">
            <text:p>#N/A</text:p>
          </table:table-cell>
          <table:table-cell table:formula="of:=VLOOKUP([.A217];[HTMLDom.$B$2:.$B$599];1;FALSE())" office:value-type="string" office:string-value="" calcext:value-type="error">
            <text:p>#N/A</text:p>
          </table:table-cell>
          <table:table-cell table:style-name="ce7" table:formula="of:=IF(LEFT([.A21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 calcext:value-type="string">
            <text:p>#N/A</text:p>
          </table:table-cell>
          <table:table-cell table:formula="of:=IF([.B218]=&quot;#N/A&quot;;      VLOOKUP([.A218];[IEplorer.$B$2:.$B$599];1;FALSE());            NA())" office:value-type="string" office:string-value="" calcext:value-type="error">
            <text:p>#N/A</text:p>
          </table:table-cell>
          <table:table-cell table:formula="of:=IF([.B218]=&quot;#N/A&quot;;      VLOOKUP([.A218];[Firefox.$B$2:.$B$599];1;FALSE());            NA())" office:value-type="string" office:string-value="onreset" calcext:value-type="string">
            <text:p>onreset</text:p>
          </table:table-cell>
          <table:table-cell table:formula="of:=VLOOKUP([.A218];[HTMLDom.$B$2:.$B$599];1;FALSE())" office:value-type="string" office:string-value="" calcext:value-type="error">
            <text:p>#N/A</text:p>
          </table:table-cell>
          <table:table-cell table:style-name="ce7" table:formula="of:=IF(LEFT([.A21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 calcext:value-type="string">
            <text:p>onresize</text:p>
          </table:table-cell>
          <table:table-cell table:formula="of:=IF([.B219]=&quot;#N/A&quot;;      VLOOKUP([.A219];[IEplorer.$B$2:.$B$599];1;FALSE());            NA())" office:value-type="string" office:string-value="" calcext:value-type="error">
            <text:p>#N/A</text:p>
          </table:table-cell>
          <table:table-cell table:formula="of:=IF([.B219]=&quot;#N/A&quot;;      VLOOKUP([.A219];[Firefox.$B$2:.$B$599];1;FALSE());            NA())" office:value-type="string" office:string-value="" calcext:value-type="error">
            <text:p>#N/A</text:p>
          </table:table-cell>
          <table:table-cell table:formula="of:=VLOOKUP([.A219];[HTMLDom.$B$2:.$B$599];1;FALSE())" office:value-type="string" office:string-value="" calcext:value-type="error">
            <text:p>#N/A</text:p>
          </table:table-cell>
          <table:table-cell table:style-name="ce7" table:formula="of:=IF(LEFT([.A21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 calcext:value-type="string">
            <text:p>#N/A</text:p>
          </table:table-cell>
          <table:table-cell table:formula="of:=IF([.B220]=&quot;#N/A&quot;;      VLOOKUP([.A220];[IEplorer.$B$2:.$B$599];1;FALSE());            NA())" office:value-type="string" office:string-value="onresizeend" calcext:value-type="string">
            <text:p>onresizeend</text:p>
          </table:table-cell>
          <table:table-cell table:formula="of:=IF([.B220]=&quot;#N/A&quot;;      VLOOKUP([.A220];[Firefox.$B$2:.$B$599];1;FALSE());            NA())" office:value-type="string" office:string-value="" calcext:value-type="error">
            <text:p>#N/A</text:p>
          </table:table-cell>
          <table:table-cell table:formula="of:=VLOOKUP([.A220];[HTMLDom.$B$2:.$B$599];1;FALSE())" office:value-type="string" office:string-value="" calcext:value-type="error">
            <text:p>#N/A</text:p>
          </table:table-cell>
          <table:table-cell table:style-name="ce7" table:formula="of:=IF(LEFT([.A22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 calcext:value-type="string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 calcext:value-type="string">
            <text:p>onresizestart</text:p>
          </table:table-cell>
          <table:table-cell table:formula="of:=IF([.B221]=&quot;#N/A&quot;;      VLOOKUP([.A221];[Firefox.$B$2:.$B$599];1;FALSE());            NA())" office:value-type="string" office:string-value="" calcext:value-type="error">
            <text:p>#N/A</text:p>
          </table:table-cell>
          <table:table-cell table:formula="of:=VLOOKUP([.A221];[HTMLDom.$B$2:.$B$599];1;FALSE())" office:value-type="string" office:string-value="" calcext:value-type="error">
            <text:p>#N/A</text:p>
          </table:table-cell>
          <table:table-cell table:style-name="ce7" table:formula="of:=IF(LEFT([.A22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 calcext:value-type="string">
            <text:p>#N/A</text:p>
          </table:table-cell>
          <table:table-cell table:formula="of:=IF([.B222]=&quot;#N/A&quot;;      VLOOKUP([.A222];[IEplorer.$B$2:.$B$599];1;FALSE());            NA())" office:value-type="string" office:string-value="onrowenter" calcext:value-type="string">
            <text:p>onrowenter</text:p>
          </table:table-cell>
          <table:table-cell table:formula="of:=IF([.B222]=&quot;#N/A&quot;;      VLOOKUP([.A222];[Firefox.$B$2:.$B$599];1;FALSE());            NA())" office:value-type="string" office:string-value="" calcext:value-type="error">
            <text:p>#N/A</text:p>
          </table:table-cell>
          <table:table-cell table:formula="of:=VLOOKUP([.A222];[HTMLDom.$B$2:.$B$599];1;FALSE())" office:value-type="string" office:string-value="" calcext:value-type="error">
            <text:p>#N/A</text:p>
          </table:table-cell>
          <table:table-cell table:style-name="ce7" table:formula="of:=IF(LEFT([.A22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 calcext:value-type="string">
            <text:p>#N/A</text:p>
          </table:table-cell>
          <table:table-cell table:formula="of:=IF([.B223]=&quot;#N/A&quot;;      VLOOKUP([.A223];[IEplorer.$B$2:.$B$599];1;FALSE());            NA())" office:value-type="string" office:string-value="onrowexit" calcext:value-type="string">
            <text:p>onrowexit</text:p>
          </table:table-cell>
          <table:table-cell table:formula="of:=IF([.B223]=&quot;#N/A&quot;;      VLOOKUP([.A223];[Firefox.$B$2:.$B$599];1;FALSE());            NA())" office:value-type="string" office:string-value="" calcext:value-type="error">
            <text:p>#N/A</text:p>
          </table:table-cell>
          <table:table-cell table:formula="of:=VLOOKUP([.A223];[HTMLDom.$B$2:.$B$599];1;FALSE())" office:value-type="string" office:string-value="" calcext:value-type="error">
            <text:p>#N/A</text:p>
          </table:table-cell>
          <table:table-cell table:style-name="ce7" table:formula="of:=IF(LEFT([.A22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 calcext:value-type="string">
            <text:p>#N/A</text:p>
          </table:table-cell>
          <table:table-cell table:formula="of:=IF([.B224]=&quot;#N/A&quot;;      VLOOKUP([.A224];[IEplorer.$B$2:.$B$599];1;FALSE());            NA())" office:value-type="string" office:string-value="onrowsdelete" calcext:value-type="string">
            <text:p>onrowsdelete</text:p>
          </table:table-cell>
          <table:table-cell table:formula="of:=IF([.B224]=&quot;#N/A&quot;;      VLOOKUP([.A224];[Firefox.$B$2:.$B$599];1;FALSE());            NA())" office:value-type="string" office:string-value="" calcext:value-type="error">
            <text:p>#N/A</text:p>
          </table:table-cell>
          <table:table-cell table:formula="of:=VLOOKUP([.A224];[HTMLDom.$B$2:.$B$599];1;FALSE())" office:value-type="string" office:string-value="" calcext:value-type="error">
            <text:p>#N/A</text:p>
          </table:table-cell>
          <table:table-cell table:style-name="ce7" table:formula="of:=IF(LEFT([.A22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 calcext:value-type="string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 calcext:value-type="string">
            <text:p>onrowsinserted</text:p>
          </table:table-cell>
          <table:table-cell table:formula="of:=IF([.B225]=&quot;#N/A&quot;;      VLOOKUP([.A225];[Firefox.$B$2:.$B$599];1;FALSE());            NA())" office:value-type="string" office:string-value="" calcext:value-type="error">
            <text:p>#N/A</text:p>
          </table:table-cell>
          <table:table-cell table:formula="of:=VLOOKUP([.A225];[HTMLDom.$B$2:.$B$599];1;FALSE())" office:value-type="string" office:string-value="" calcext:value-type="error">
            <text:p>#N/A</text:p>
          </table:table-cell>
          <table:table-cell table:style-name="ce7" table:formula="of:=IF(LEFT([.A22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 calcext:value-type="string">
            <text:p>onscroll</text:p>
          </table:table-cell>
          <table:table-cell table:formula="of:=IF([.B226]=&quot;#N/A&quot;;      VLOOKUP([.A226];[IEplorer.$B$2:.$B$5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B$2:.$B$599];1;FALSE());            NA())" office:value-type="string" office:string-value="" calcext:value-type="error">
            <text:p>#N/A</text:p>
          </table:table-cell>
          <table:table-cell table:formula="of:=VLOOKUP([.A226];[HTMLDom.$B$2:.$B$599];1;FALSE())" office:value-type="string" office:string-value="" calcext:value-type="error">
            <text:p>#N/A</text:p>
          </table:table-cell>
          <table:table-cell table:style-name="ce7" table:formula="of:=IF(LEFT([.A22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 calcext:value-type="string">
            <text:p>#N/A</text:p>
          </table:table-cell>
          <table:table-cell table:formula="of:=IF([.B227]=&quot;#N/A&quot;;      VLOOKUP([.A227];[IEplorer.$B$2:.$B$5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B$2:.$B$599];1;FALSE());            NA())" office:value-type="string" office:string-value="onseeked" calcext:value-type="string">
            <text:p>onseeked</text:p>
          </table:table-cell>
          <table:table-cell table:formula="of:=VLOOKUP([.A227];[HTMLDom.$B$2:.$B$599];1;FALSE())" office:value-type="string" office:string-value="" calcext:value-type="error">
            <text:p>#N/A</text:p>
          </table:table-cell>
          <table:table-cell table:style-name="ce7" table:formula="of:=IF(LEFT([.A22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B$2:.$B$5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B$2:.$B$599];1;FALSE());            NA())" office:value-type="string" office:string-value="onseeking" calcext:value-type="string">
            <text:p>onseeking</text:p>
          </table:table-cell>
          <table:table-cell table:formula="of:=VLOOKUP([.A228];[HTMLDom.$B$2:.$B$599];1;FALSE())" office:value-type="string" office:string-value="" calcext:value-type="error">
            <text:p>#N/A</text:p>
          </table:table-cell>
          <table:table-cell table:style-name="ce7" table:formula="of:=IF(LEFT([.A22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 calcext:value-type="string">
            <text:p>#N/A</text:p>
          </table:table-cell>
          <table:table-cell table:formula="of:=IF([.B229]=&quot;#N/A&quot;;      VLOOKUP([.A229];[IEplorer.$B$2:.$B$5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B$2:.$B$599];1;FALSE());            NA())" office:value-type="string" office:string-value="onselect" calcext:value-type="string">
            <text:p>onselect</text:p>
          </table:table-cell>
          <table:table-cell table:formula="of:=VLOOKUP([.A229];[HTMLDom.$B$2:.$B$599];1;FALSE())" office:value-type="string" office:string-value="" calcext:value-type="error">
            <text:p>#N/A</text:p>
          </table:table-cell>
          <table:table-cell table:style-name="ce7" table:formula="of:=IF(LEFT([.A22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 calcext:value-type="string">
            <text:p>onselectstart</text:p>
          </table:table-cell>
          <table:table-cell table:formula="of:=IF([.B230]=&quot;#N/A&quot;;      VLOOKUP([.A230];[Firefox.$B$2:.$B$599];1;FALSE());            NA())" office:value-type="string" office:string-value="" calcext:value-type="error">
            <text:p>#N/A</text:p>
          </table:table-cell>
          <table:table-cell table:formula="of:=VLOOKUP([.A230];[HTMLDom.$B$2:.$B$599];1;FALSE())" office:value-type="string" office:string-value="" calcext:value-type="error">
            <text:p>#N/A</text:p>
          </table:table-cell>
          <table:table-cell table:style-name="ce7" table:formula="of:=IF(LEFT([.A23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 calcext:value-type="string">
            <text:p>#N/A</text:p>
          </table:table-cell>
          <table:table-cell table:formula="of:=IF([.B231]=&quot;#N/A&quot;;      VLOOKUP([.A231];[IEplorer.$B$2:.$B$5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B$2:.$B$599];1;FALSE());            NA())" office:value-type="string" office:string-value="onshow" calcext:value-type="string">
            <text:p>onshow</text:p>
          </table:table-cell>
          <table:table-cell table:formula="of:=VLOOKUP([.A231];[HTMLDom.$B$2:.$B$599];1;FALSE())" office:value-type="string" office:string-value="" calcext:value-type="error">
            <text:p>#N/A</text:p>
          </table:table-cell>
          <table:table-cell table:style-name="ce7" table:formula="of:=IF(LEFT([.A23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B$2:.$B$5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B$2:.$B$599];1;FALSE());            NA())" office:value-type="string" office:string-value="onstalled" calcext:value-type="string">
            <text:p>onstalled</text:p>
          </table:table-cell>
          <table:table-cell table:formula="of:=VLOOKUP([.A232];[HTMLDom.$B$2:.$B$599];1;FALSE())" office:value-type="string" office:string-value="" calcext:value-type="error">
            <text:p>#N/A</text:p>
          </table:table-cell>
          <table:table-cell table:style-name="ce7" table:formula="of:=IF(LEFT([.A23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B$2:.$B$5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B$2:.$B$599];1;FALSE());            NA())" office:value-type="string" office:string-value="onsubmit" calcext:value-type="string">
            <text:p>onsubmit</text:p>
          </table:table-cell>
          <table:table-cell table:formula="of:=VLOOKUP([.A233];[HTMLDom.$B$2:.$B$599];1;FALSE())" office:value-type="string" office:string-value="" calcext:value-type="error">
            <text:p>#N/A</text:p>
          </table:table-cell>
          <table:table-cell table:style-name="ce7" table:formula="of:=IF(LEFT([.A23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 calcext:value-type="string">
            <text:p>#N/A</text:p>
          </table:table-cell>
          <table:table-cell table:formula="of:=IF([.B234]=&quot;#N/A&quot;;      VLOOKUP([.A234];[IEplorer.$B$2:.$B$5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B$2:.$B$599];1;FALSE());            NA())" office:value-type="string" office:string-value="onsuspend" calcext:value-type="string">
            <text:p>onsuspend</text:p>
          </table:table-cell>
          <table:table-cell table:formula="of:=VLOOKUP([.A234];[HTMLDom.$B$2:.$B$599];1;FALSE())" office:value-type="string" office:string-value="" calcext:value-type="error">
            <text:p>#N/A</text:p>
          </table:table-cell>
          <table:table-cell table:style-name="ce7" table:formula="of:=IF(LEFT([.A23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B$2:.$B$5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B$2:.$B$599];1;FALSE());            NA())" office:value-type="string" office:string-value="ontimeupdate" calcext:value-type="string">
            <text:p>ontimeupdate</text:p>
          </table:table-cell>
          <table:table-cell table:formula="of:=VLOOKUP([.A235];[HTMLDom.$B$2:.$B$599];1;FALSE())" office:value-type="string" office:string-value="" calcext:value-type="error">
            <text:p>#N/A</text:p>
          </table:table-cell>
          <table:table-cell table:style-name="ce7" table:formula="of:=IF(LEFT([.A23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B$2:.$B$599];1;FALSE());            NA())" office:value-type="string" office:string-value="" calcext:value-type="error">
            <text:p>#N/A</text:p>
          </table:table-cell>
          <table:table-cell table:formula="of:=IF([.B236]=&quot;#N/A&quot;;      VLOOKUP([.A236];[Firefox.$B$2:.$B$599];1;FALSE());            NA())" office:value-type="string" office:string-value="onvolumechange" calcext:value-type="string">
            <text:p>onvolumechange</text:p>
          </table:table-cell>
          <table:table-cell table:formula="of:=VLOOKUP([.A236];[HTMLDom.$B$2:.$B$599];1;FALSE())" office:value-type="string" office:string-value="" calcext:value-type="error">
            <text:p>#N/A</text:p>
          </table:table-cell>
          <table:table-cell table:style-name="ce7" table:formula="of:=IF(LEFT([.A23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B$2:.$B$5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B$2:.$B$599];1;FALSE());            NA())" office:value-type="string" office:string-value="onwaiting" calcext:value-type="string">
            <text:p>onwaiting</text:p>
          </table:table-cell>
          <table:table-cell table:formula="of:=VLOOKUP([.A237];[HTMLDom.$B$2:.$B$599];1;FALSE())" office:value-type="string" office:string-value="" calcext:value-type="error">
            <text:p>#N/A</text:p>
          </table:table-cell>
          <table:table-cell table:style-name="ce7" table:formula="of:=IF(LEFT([.A23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B$2:.$B$5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B$2:.$B$599];1;FALSE());            NA())" office:value-type="string" office:string-value="onwheel" calcext:value-type="string">
            <text:p>onwheel</text:p>
          </table:table-cell>
          <table:table-cell table:formula="of:=VLOOKUP([.A238];[HTMLDom.$B$2:.$B$599];1;FALSE())" office:value-type="string" office:string-value="" calcext:value-type="error">
            <text:p>#N/A</text:p>
          </table:table-cell>
          <table:table-cell table:style-name="ce7" table:formula="of:=IF(LEFT([.A238];2)=&quot;on&quot;;TRUE();FALSE())" office:value-type="boolean" office:boolean-value="true" calcext:value-type="boolean">
            <text:p>VERDADERO</text:p>
          </table:table-cell>
        </table:table-row>
        <table:table-row table:style-name="ro2">
          <table:table-cell table:style-name="ce2" office:value-type="string" calcext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 calcext:value-type="string">
            <text:p>outerHTML</text:p>
          </table:table-cell>
          <table:table-cell table:formula="of:=IF([.B239]=&quot;#N/A&quot;;      VLOOKUP([.A239];[IEplorer.$B$2:.$B$5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B$2:.$B$599];1;FALSE());            NA())" office:value-type="string" office:string-value="" calcext:value-type="error">
            <text:p>#N/A</text:p>
          </table:table-cell>
          <table:table-cell table:formula="of:=VLOOKUP([.A239];[HTMLDom.$B$2:.$B$599];1;FALSE())" office:value-type="string" office:string-value="" calcext:value-type="error">
            <text:p>#N/A</text:p>
          </table:table-cell>
          <table:table-cell table:style-name="ce7" table:formula="of:=IF(LEFT([.A2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B$2:.$B$599];1;FALSE());            NA())" office:value-type="string" office:string-value="outerText" calcext:value-type="string">
            <text:p>outerText</text:p>
          </table:table-cell>
          <table:table-cell table:formula="of:=IF([.B240]=&quot;#N/A&quot;;      VLOOKUP([.A240];[Firefox.$B$2:.$B$599];1;FALSE());            NA())" office:value-type="string" office:string-value="" calcext:value-type="error">
            <text:p>#N/A</text:p>
          </table:table-cell>
          <table:table-cell table:formula="of:=VLOOKUP([.A240];[HTMLDom.$B$2:.$B$599];1;FALSE())" office:value-type="string" office:string-value="" calcext:value-type="error">
            <text:p>#N/A</text:p>
          </table:table-cell>
          <table:table-cell table:style-name="ce7" table:formula="of:=IF(LEFT([.A24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 calcext:value-type="string">
            <text:p>ownerDocument</text:p>
          </table:table-cell>
          <table:table-cell table:formula="of:=IF([.B241]=&quot;#N/A&quot;;      VLOOKUP([.A241];[IEplorer.$B$2:.$B$5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B$2:.$B$599];1;FALSE());            NA())" office:value-type="string" office:string-value="" calcext:value-type="error">
            <text:p>#N/A</text:p>
          </table:table-cell>
          <table:table-cell table:formula="of:=VLOOKUP([.A241];[HTMLDom.$B$2:.$B$599];1;FALSE())" office:value-type="string" office:string-value="" calcext:value-type="error">
            <text:p>#N/A</text:p>
          </table:table-cell>
          <table:table-cell table:style-name="ce7" table:formula="of:=IF(LEFT([.A24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 calcext:value-type="string">
            <text:p>parentElement</text:p>
          </table:table-cell>
          <table:table-cell table:formula="of:=IF([.B242]=&quot;#N/A&quot;;      VLOOKUP([.A242];[IEplorer.$B$2:.$B$5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B$2:.$B$599];1;FALSE());            NA())" office:value-type="string" office:string-value="" calcext:value-type="error">
            <text:p>#N/A</text:p>
          </table:table-cell>
          <table:table-cell table:formula="of:=VLOOKUP([.A242];[HTMLDom.$B$2:.$B$599];1;FALSE())" office:value-type="string" office:string-value="" calcext:value-type="error">
            <text:p>#N/A</text:p>
          </table:table-cell>
          <table:table-cell table:style-name="ce7" table:formula="of:=IF(LEFT([.A24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 calcext:value-type="string">
            <text:p>parentNode</text:p>
          </table:table-cell>
          <table:table-cell table:formula="of:=IF([.B243]=&quot;#N/A&quot;;      VLOOKUP([.A243];[IEplorer.$B$2:.$B$5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B$2:.$B$599];1;FALSE());            NA())" office:value-type="string" office:string-value="" calcext:value-type="error">
            <text:p>#N/A</text:p>
          </table:table-cell>
          <table:table-cell table:formula="of:=VLOOKUP([.A243];[HTMLDom.$B$2:.$B$599];1;FALSE())" office:value-type="string" office:string-value="" calcext:value-type="error">
            <text:p>#N/A</text:p>
          </table:table-cell>
          <table:table-cell table:style-name="ce7" table:formula="of:=IF(LEFT([.A24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 calcext:value-type="string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 calcext:value-type="string">
            <text:p>parentTextEdit</text:p>
          </table:table-cell>
          <table:table-cell table:formula="of:=IF([.B244]=&quot;#N/A&quot;;      VLOOKUP([.A244];[Firefox.$B$2:.$B$599];1;FALSE());            NA())" office:value-type="string" office:string-value="" calcext:value-type="error">
            <text:p>#N/A</text:p>
          </table:table-cell>
          <table:table-cell table:formula="of:=VLOOKUP([.A244];[HTMLDom.$B$2:.$B$599];1;FALSE())" office:value-type="string" office:string-value="" calcext:value-type="error">
            <text:p>#N/A</text:p>
          </table:table-cell>
          <table:table-cell table:style-name="ce7" table:formula="of:=IF(LEFT([.A24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 calcext:value-type="string">
            <text:p>#N/A</text:p>
          </table:table-cell>
          <table:table-cell table:formula="of:=IF([.B245]=&quot;#N/A&quot;;      VLOOKUP([.A245];[IEplorer.$B$2:.$B$5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B$2:.$B$599];1;FALSE());            NA())" office:value-type="string" office:string-value="prefix" calcext:value-type="string">
            <text:p>prefix</text:p>
          </table:table-cell>
          <table:table-cell table:formula="of:=VLOOKUP([.A245];[HTMLDom.$B$2:.$B$599];1;FALSE())" office:value-type="string" office:string-value="" calcext:value-type="error">
            <text:p>#N/A</text:p>
          </table:table-cell>
          <table:table-cell table:style-name="ce7" table:formula="of:=IF(LEFT([.A2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B$2:.$B$5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B$2:.$B$599];1;FALSE());            NA())" office:value-type="string" office:string-value="previousElementSibling" calcext:value-type="string">
            <text:p>previousElementSibling</text:p>
          </table:table-cell>
          <table:table-cell table:formula="of:=VLOOKUP([.A246];[HTMLDom.$B$2:.$B$599];1;FALSE())" office:value-type="string" office:string-value="" calcext:value-type="error">
            <text:p>#N/A</text:p>
          </table:table-cell>
          <table:table-cell table:style-name="ce7" table:formula="of:=IF(LEFT([.A2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 calcext:value-type="string">
            <text:p>previousSibling</text:p>
          </table:table-cell>
          <table:table-cell table:formula="of:=IF([.B247]=&quot;#N/A&quot;;      VLOOKUP([.A247];[IEplorer.$B$2:.$B$5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B$2:.$B$599];1;FALSE());            NA())" office:value-type="string" office:string-value="" calcext:value-type="error">
            <text:p>#N/A</text:p>
          </table:table-cell>
          <table:table-cell table:formula="of:=VLOOKUP([.A247];[HTMLDom.$B$2:.$B$599];1;FALSE())" office:value-type="string" office:string-value="" calcext:value-type="error">
            <text:p>#N/A</text:p>
          </table:table-cell>
          <table:table-cell table:style-name="ce7" table:formula="of:=IF(LEFT([.A24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B$2:.$B$5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B$2:.$B$599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48];[HTMLDom.$B$2:.$B$599];1;FALSE())" office:value-type="string" office:string-value="" calcext:value-type="error">
            <text:p>#N/A</text:p>
          </table:table-cell>
          <table:table-cell table:style-name="ce7" table:formula="of:=IF(LEFT([.A2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B$2:.$B$5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B$2:.$B$599];1;FALSE());            NA())" office:value-type="string" office:string-value="properties" calcext:value-type="string">
            <text:p>properties</text:p>
          </table:table-cell>
          <table:table-cell table:formula="of:=VLOOKUP([.A249];[HTMLDom.$B$2:.$B$599];1;FALSE())" office:value-type="string" office:string-value="" calcext:value-type="error">
            <text:p>#N/A</text:p>
          </table:table-cell>
          <table:table-cell table:style-name="ce7" table:formula="of:=IF(LEFT([.A24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B$2:.$B$5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B$2:.$B$599];1;FALSE());            NA())" office:value-type="string" office:string-value="querySelector" calcext:value-type="string">
            <text:p>querySelector</text:p>
          </table:table-cell>
          <table:table-cell table:formula="of:=VLOOKUP([.A250];[HTMLDom.$B$2:.$B$599];1;FALSE())" office:value-type="string" office:string-value="" calcext:value-type="error">
            <text:p>#N/A</text:p>
          </table:table-cell>
          <table:table-cell table:style-name="ce7" table:formula="of:=IF(LEFT([.A25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 calcext:value-type="string">
            <text:p>#N/A</text:p>
          </table:table-cell>
          <table:table-cell table:formula="of:=IF([.B251]=&quot;#N/A&quot;;      VLOOKUP([.A251];[IEplorer.$B$2:.$B$5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B$2:.$B$599];1;FALSE());            NA())" office:value-type="string" office:string-value="querySelectorAll" calcext:value-type="string">
            <text:p>querySelectorAll</text:p>
          </table:table-cell>
          <table:table-cell table:formula="of:=VLOOKUP([.A251];[HTMLDom.$B$2:.$B$599];1;FALSE())" office:value-type="string" office:string-value="" calcext:value-type="error">
            <text:p>#N/A</text:p>
          </table:table-cell>
          <table:table-cell table:style-name="ce7" table:formula="of:=IF(LEFT([.A25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B$2:.$B$599];1;FALSE());            NA())" office:value-type="string" office:string-value="readyState" calcext:value-type="string">
            <text:p>readyState</text:p>
          </table:table-cell>
          <table:table-cell table:formula="of:=IF([.B252]=&quot;#N/A&quot;;      VLOOKUP([.A252];[Firefox.$B$2:.$B$599];1;FALSE());            NA())" office:value-type="string" office:string-value="" calcext:value-type="error">
            <text:p>#N/A</text:p>
          </table:table-cell>
          <table:table-cell table:formula="of:=VLOOKUP([.A252];[HTMLDom.$B$2:.$B$599];1;FALSE())" office:value-type="string" office:string-value="" calcext:value-type="error">
            <text:p>#N/A</text:p>
          </table:table-cell>
          <table:table-cell table:style-name="ce7" table:formula="of:=IF(LEFT([.A25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B$2:.$B$599];1;FALSE());            NA())" office:value-type="string" office:string-value="recordNumber" calcext:value-type="string">
            <text:p>recordNumber</text:p>
          </table:table-cell>
          <table:table-cell table:formula="of:=IF([.B253]=&quot;#N/A&quot;;      VLOOKUP([.A253];[Firefox.$B$2:.$B$599];1;FALSE());            NA())" office:value-type="string" office:string-value="" calcext:value-type="error">
            <text:p>#N/A</text:p>
          </table:table-cell>
          <table:table-cell table:formula="of:=VLOOKUP([.A253];[HTMLDom.$B$2:.$B$599];1;FALSE())" office:value-type="string" office:string-value="" calcext:value-type="error">
            <text:p>#N/A</text:p>
          </table:table-cell>
          <table:table-cell table:style-name="ce7" table:formula="of:=IF(LEFT([.A2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B$2:.$B$599];1;FALSE());            NA())" office:value-type="string" office:string-value="" calcext:value-type="error">
            <text:p>#N/A</text:p>
          </table:table-cell>
          <table:table-cell table:formula="of:=IF([.B254]=&quot;#N/A&quot;;      VLOOKUP([.A254];[Firefox.$B$2:.$B$599];1;FALSE());            NA())" office:value-type="string" office:string-value="releaseCapture" calcext:value-type="string">
            <text:p>releaseCapture</text:p>
          </table:table-cell>
          <table:table-cell table:formula="of:=VLOOKUP([.A254];[HTMLDom.$B$2:.$B$599];1;FALSE())" office:value-type="string" office:string-value="" calcext:value-type="error">
            <text:p>#N/A</text:p>
          </table:table-cell>
          <table:table-cell table:style-name="ce7" table:formula="of:=IF(LEFT([.A2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 calcext:value-type="string">
            <text:p>#N/A</text:p>
          </table:table-cell>
          <table:table-cell table:formula="of:=IF([.B255]=&quot;#N/A&quot;;      VLOOKUP([.A255];[IEplorer.$B$2:.$B$5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B$2:.$B$599];1;FALSE());            NA())" office:value-type="string" office:string-value="remove" calcext:value-type="string">
            <text:p>remove</text:p>
          </table:table-cell>
          <table:table-cell table:formula="of:=VLOOKUP([.A255];[HTMLDom.$B$2:.$B$599];1;FALSE())" office:value-type="string" office:string-value="" calcext:value-type="error">
            <text:p>#N/A</text:p>
          </table:table-cell>
          <table:table-cell table:style-name="ce7" table:formula="of:=IF(LEFT([.A25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B$2:.$B$5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B$2:.$B$599];1;FALSE());            NA())" office:value-type="string" office:string-value="removeAttribute" calcext:value-type="string">
            <text:p>removeAttribute</text:p>
          </table:table-cell>
          <table:table-cell table:formula="of:=VLOOKUP([.A256];[HTMLDom.$B$2:.$B$599];1;FALSE())" office:value-type="string" office:string-value="" calcext:value-type="error">
            <text:p>#N/A</text:p>
          </table:table-cell>
          <table:table-cell table:style-name="ce7" table:formula="of:=IF(LEFT([.A2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B$2:.$B$5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B$2:.$B$599];1;FALSE());            NA())" office:value-type="string" office:string-value="removeAttributeNode" calcext:value-type="string">
            <text:p>removeAttributeNode</text:p>
          </table:table-cell>
          <table:table-cell table:formula="of:=VLOOKUP([.A257];[HTMLDom.$B$2:.$B$599];1;FALSE())" office:value-type="string" office:string-value="" calcext:value-type="error">
            <text:p>#N/A</text:p>
          </table:table-cell>
          <table:table-cell table:style-name="ce7" table:formula="of:=IF(LEFT([.A2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B$2:.$B$5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B$2:.$B$599];1;FALSE());            NA())" office:value-type="string" office:string-value="removeAttributeNS" calcext:value-type="string">
            <text:p>removeAttributeNS</text:p>
          </table:table-cell>
          <table:table-cell table:formula="of:=VLOOKUP([.A258];[HTMLDom.$B$2:.$B$599];1;FALSE())" office:value-type="string" office:string-value="" calcext:value-type="error">
            <text:p>#N/A</text:p>
          </table:table-cell>
          <table:table-cell table:style-name="ce7" table:formula="of:=IF(LEFT([.A25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 calcext:value-type="string">
            <text:p>#N/A</text:p>
          </table:table-cell>
          <table:table-cell table:formula="of:=IF([.B259]=&quot;#N/A&quot;;      VLOOKUP([.A259];[IEplorer.$B$2:.$B$5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B$2:.$B$599];1;FALSE());            NA())" office:value-type="string" office:string-value="removeChild" calcext:value-type="string">
            <text:p>removeChild</text:p>
          </table:table-cell>
          <table:table-cell table:formula="of:=VLOOKUP([.A259];[HTMLDom.$B$2:.$B$599];1;FALSE())" office:value-type="string" office:string-value="" calcext:value-type="error">
            <text:p>#N/A</text:p>
          </table:table-cell>
          <table:table-cell table:style-name="ce7" table:formula="of:=IF(LEFT([.A2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 calcext:value-type="string">
            <text:p>#N/A</text:p>
          </table:table-cell>
          <table:table-cell table:formula="of:=IF([.B260]=&quot;#N/A&quot;;      VLOOKUP([.A260];[IEplorer.$B$2:.$B$5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B$2:.$B$599];1;FALSE());            NA())" office:value-type="string" office:string-value="removeEventListener" calcext:value-type="string">
            <text:p>removeEventListener</text:p>
          </table:table-cell>
          <table:table-cell table:formula="of:=VLOOKUP([.A260];[HTMLDom.$B$2:.$B$599];1;FALSE())" office:value-type="string" office:string-value="" calcext:value-type="error">
            <text:p>#N/A</text:p>
          </table:table-cell>
          <table:table-cell table:style-name="ce7" table:formula="of:=IF(LEFT([.A2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B$2:.$B$599];1;FALSE());            NA())" office:value-type="string" office:string-value="" calcext:value-type="error">
            <text:p>#N/A</text:p>
          </table:table-cell>
          <table:table-cell table:formula="of:=IF([.B261]=&quot;#N/A&quot;;      VLOOKUP([.A261];[Firefox.$B$2:.$B$599];1;FALSE());            NA())" office:value-type="string" office:string-value="replaceChild" calcext:value-type="string">
            <text:p>replaceChild</text:p>
          </table:table-cell>
          <table:table-cell table:formula="of:=VLOOKUP([.A261];[HTMLDom.$B$2:.$B$599];1;FALSE())" office:value-type="string" office:string-value="" calcext:value-type="error">
            <text:p>#N/A</text:p>
          </table:table-cell>
          <table:table-cell table:style-name="ce7" table:formula="of:=IF(LEFT([.A26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B$2:.$B$599];1;FALSE());            NA())" office:value-type="string" office:string-value="role" calcext:value-type="string">
            <text:p>role</text:p>
          </table:table-cell>
          <table:table-cell table:formula="of:=IF([.B262]=&quot;#N/A&quot;;      VLOOKUP([.A262];[Firefox.$B$2:.$B$599];1;FALSE());            NA())" office:value-type="string" office:string-value="" calcext:value-type="error">
            <text:p>#N/A</text:p>
          </table:table-cell>
          <table:table-cell table:formula="of:=VLOOKUP([.A262];[HTMLDom.$B$2:.$B$599];1;FALSE())" office:value-type="string" office:string-value="" calcext:value-type="error">
            <text:p>#N/A</text:p>
          </table:table-cell>
          <table:table-cell table:style-name="ce7" table:formula="of:=IF(LEFT([.A26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 calcext:value-type="string">
            <text:p>#N/A</text:p>
          </table:table-cell>
          <table:table-cell table:formula="of:=IF([.B263]=&quot;#N/A&quot;;      VLOOKUP([.A263];[IEplorer.$B$2:.$B$599];1;FALSE());            NA())" office:value-type="string" office:string-value="runtimeStyle" calcext:value-type="string">
            <text:p>runtimeStyle</text:p>
          </table:table-cell>
          <table:table-cell table:formula="of:=IF([.B263]=&quot;#N/A&quot;;      VLOOKUP([.A263];[Firefox.$B$2:.$B$599];1;FALSE());            NA())" office:value-type="string" office:string-value="" calcext:value-type="error">
            <text:p>#N/A</text:p>
          </table:table-cell>
          <table:table-cell table:formula="of:=VLOOKUP([.A263];[HTMLDom.$B$2:.$B$599];1;FALSE())" office:value-type="string" office:string-value="" calcext:value-type="error">
            <text:p>#N/A</text:p>
          </table:table-cell>
          <table:table-cell table:style-name="ce7" table:formula="of:=IF(LEFT([.A2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B$2:.$B$599];1;FALSE());            NA())" office:value-type="string" office:string-value="scopeName" calcext:value-type="string">
            <text:p>scopeName</text:p>
          </table:table-cell>
          <table:table-cell table:formula="of:=IF([.B264]=&quot;#N/A&quot;;      VLOOKUP([.A264];[Firefox.$B$2:.$B$599];1;FALSE());            NA())" office:value-type="string" office:string-value="" calcext:value-type="error">
            <text:p>#N/A</text:p>
          </table:table-cell>
          <table:table-cell table:formula="of:=VLOOKUP([.A264];[HTMLDom.$B$2:.$B$599];1;FALSE())" office:value-type="string" office:string-value="" calcext:value-type="error">
            <text:p>#N/A</text:p>
          </table:table-cell>
          <table:table-cell table:style-name="ce7" table:formula="of:=IF(LEFT([.A2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B$2:.$B$5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B$2:.$B$599];1;FALSE());            NA())" office:value-type="string" office:string-value="scroll" calcext:value-type="string">
            <text:p>scroll</text:p>
          </table:table-cell>
          <table:table-cell table:formula="of:=VLOOKUP([.A265];[HTMLDom.$B$2:.$B$599];1;FALSE())" office:value-type="string" office:string-value="" calcext:value-type="error">
            <text:p>#N/A</text:p>
          </table:table-cell>
          <table:table-cell table:style-name="ce7" table:formula="of:=IF(LEFT([.A2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 calcext:value-type="string">
            <text:p>#N/A</text:p>
          </table:table-cell>
          <table:table-cell table:formula="of:=IF([.B266]=&quot;#N/A&quot;;      VLOOKUP([.A266];[IEplorer.$B$2:.$B$599];1;FALSE());            NA())" office:value-type="string" office:string-value="" calcext:value-type="error">
            <text:p>#N/A</text:p>
          </table:table-cell>
          <table:table-cell table:formula="of:=IF([.B266]=&quot;#N/A&quot;;      VLOOKUP([.A266];[Firefox.$B$2:.$B$599];1;FALSE());            NA())" office:value-type="string" office:string-value="scrollBy" calcext:value-type="string">
            <text:p>scrollBy</text:p>
          </table:table-cell>
          <table:table-cell table:formula="of:=VLOOKUP([.A266];[HTMLDom.$B$2:.$B$599];1;FALSE())" office:value-type="string" office:string-value="" calcext:value-type="error">
            <text:p>#N/A</text:p>
          </table:table-cell>
          <table:table-cell table:style-name="ce7" table:formula="of:=IF(LEFT([.A26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 calcext:value-type="string">
            <text:p>scrollHeight</text:p>
          </table:table-cell>
          <table:table-cell table:formula="of:=IF([.B267]=&quot;#N/A&quot;;      VLOOKUP([.A267];[IEplorer.$B$2:.$B$599];1;FALSE());            NA())" office:value-type="string" office:string-value="" calcext:value-type="error">
            <text:p>#N/A</text:p>
          </table:table-cell>
          <table:table-cell table:formula="of:=IF([.B267]=&quot;#N/A&quot;;      VLOOKUP([.A267];[Firefox.$B$2:.$B$599];1;FALSE());            NA())" office:value-type="string" office:string-value="" calcext:value-type="error">
            <text:p>#N/A</text:p>
          </table:table-cell>
          <table:table-cell table:formula="of:=VLOOKUP([.A267];[HTMLDom.$B$2:.$B$599];1;FALSE())" office:value-type="string" office:string-value="" calcext:value-type="error">
            <text:p>#N/A</text:p>
          </table:table-cell>
          <table:table-cell table:style-name="ce7" table:formula="of:=IF(LEFT([.A26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 calcext:value-type="string">
            <text:p>#N/A</text:p>
          </table:table-cell>
          <table:table-cell table:formula="of:=IF([.B268]=&quot;#N/A&quot;;      VLOOKUP([.A268];[IEplorer.$B$2:.$B$599];1;FALSE());            NA())" office:value-type="string" office:string-value="" calcext:value-type="error">
            <text:p>#N/A</text:p>
          </table:table-cell>
          <table:table-cell table:formula="of:=IF([.B268]=&quot;#N/A&quot;;      VLOOKUP([.A268];[Firefox.$B$2:.$B$599];1;FALSE());            NA())" office:value-type="string" office:string-value="scrollIntoView" calcext:value-type="string">
            <text:p>scrollIntoView</text:p>
          </table:table-cell>
          <table:table-cell table:formula="of:=VLOOKUP([.A268];[HTMLDom.$B$2:.$B$599];1;FALSE())" office:value-type="string" office:string-value="" calcext:value-type="error">
            <text:p>#N/A</text:p>
          </table:table-cell>
          <table:table-cell table:style-name="ce7" table:formula="of:=IF(LEFT([.A26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 calcext:value-type="string">
            <text:p>scrollLeft</text:p>
          </table:table-cell>
          <table:table-cell table:formula="of:=IF([.B269]=&quot;#N/A&quot;;      VLOOKUP([.A269];[IEplorer.$B$2:.$B$599];1;FALSE());            NA())" office:value-type="string" office:string-value="" calcext:value-type="error">
            <text:p>#N/A</text:p>
          </table:table-cell>
          <table:table-cell table:formula="of:=IF([.B269]=&quot;#N/A&quot;;      VLOOKUP([.A269];[Firefox.$B$2:.$B$599];1;FALSE());            NA())" office:value-type="string" office:string-value="" calcext:value-type="error">
            <text:p>#N/A</text:p>
          </table:table-cell>
          <table:table-cell table:formula="of:=VLOOKUP([.A269];[HTMLDom.$B$2:.$B$599];1;FALSE())" office:value-type="string" office:string-value="" calcext:value-type="error">
            <text:p>#N/A</text:p>
          </table:table-cell>
          <table:table-cell table:style-name="ce7" table:formula="of:=IF(LEFT([.A26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 calcext:value-type="string">
            <text:p>#N/A</text:p>
          </table:table-cell>
          <table:table-cell table:formula="of:=IF([.B270]=&quot;#N/A&quot;;      VLOOKUP([.A270];[IEplorer.$B$2:.$B$599];1;FALSE());            NA())" office:value-type="string" office:string-value="" calcext:value-type="error">
            <text:p>#N/A</text:p>
          </table:table-cell>
          <table:table-cell table:formula="of:=IF([.B270]=&quot;#N/A&quot;;      VLOOKUP([.A270];[Firefox.$B$2:.$B$599];1;FALSE());            NA())" office:value-type="string" office:string-value="scrollLeftMax" calcext:value-type="string">
            <text:p>scrollLeftMax</text:p>
          </table:table-cell>
          <table:table-cell table:formula="of:=VLOOKUP([.A270];[HTMLDom.$B$2:.$B$599];1;FALSE())" office:value-type="string" office:string-value="" calcext:value-type="error">
            <text:p>#N/A</text:p>
          </table:table-cell>
          <table:table-cell table:style-name="ce7" table:formula="of:=IF(LEFT([.A27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 calcext:value-type="string">
            <text:p>#N/A</text:p>
          </table:table-cell>
          <table:table-cell table:formula="of:=IF([.B271]=&quot;#N/A&quot;;      VLOOKUP([.A271];[IEplorer.$B$2:.$B$599];1;FALSE());            NA())" office:value-type="string" office:string-value="" calcext:value-type="error">
            <text:p>#N/A</text:p>
          </table:table-cell>
          <table:table-cell table:formula="of:=IF([.B271]=&quot;#N/A&quot;;      VLOOKUP([.A271];[Firefox.$B$2:.$B$599];1;FALSE());            NA())" office:value-type="string" office:string-value="scrollTo" calcext:value-type="string">
            <text:p>scrollTo</text:p>
          </table:table-cell>
          <table:table-cell table:formula="of:=VLOOKUP([.A271];[HTMLDom.$B$2:.$B$599];1;FALSE())" office:value-type="string" office:string-value="" calcext:value-type="error">
            <text:p>#N/A</text:p>
          </table:table-cell>
          <table:table-cell table:style-name="ce7" table:formula="of:=IF(LEFT([.A27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 calcext:value-type="string">
            <text:p>scrollTop</text:p>
          </table:table-cell>
          <table:table-cell table:formula="of:=IF([.B272]=&quot;#N/A&quot;;      VLOOKUP([.A272];[IEplorer.$B$2:.$B$599];1;FALSE());            NA())" office:value-type="string" office:string-value="" calcext:value-type="error">
            <text:p>#N/A</text:p>
          </table:table-cell>
          <table:table-cell table:formula="of:=IF([.B272]=&quot;#N/A&quot;;      VLOOKUP([.A272];[Firefox.$B$2:.$B$599];1;FALSE());            NA())" office:value-type="string" office:string-value="" calcext:value-type="error">
            <text:p>#N/A</text:p>
          </table:table-cell>
          <table:table-cell table:formula="of:=VLOOKUP([.A272];[HTMLDom.$B$2:.$B$599];1;FALSE())" office:value-type="string" office:string-value="" calcext:value-type="error">
            <text:p>#N/A</text:p>
          </table:table-cell>
          <table:table-cell table:style-name="ce7" table:formula="of:=IF(LEFT([.A27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 calcext:value-type="string">
            <text:p>#N/A</text:p>
          </table:table-cell>
          <table:table-cell table:formula="of:=IF([.B273]=&quot;#N/A&quot;;      VLOOKUP([.A273];[IEplorer.$B$2:.$B$599];1;FALSE());            NA())" office:value-type="string" office:string-value="" calcext:value-type="error">
            <text:p>#N/A</text:p>
          </table:table-cell>
          <table:table-cell table:formula="of:=IF([.B273]=&quot;#N/A&quot;;      VLOOKUP([.A273];[Firefox.$B$2:.$B$599];1;FALSE());            NA())" office:value-type="string" office:string-value="scrollTopMax" calcext:value-type="string">
            <text:p>scrollTopMax</text:p>
          </table:table-cell>
          <table:table-cell table:formula="of:=VLOOKUP([.A273];[HTMLDom.$B$2:.$B$599];1;FALSE())" office:value-type="string" office:string-value="" calcext:value-type="error">
            <text:p>#N/A</text:p>
          </table:table-cell>
          <table:table-cell table:style-name="ce7" table:formula="of:=IF(LEFT([.A27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 calcext:value-type="string">
            <text:p>scrollWidth</text:p>
          </table:table-cell>
          <table:table-cell table:formula="of:=IF([.B274]=&quot;#N/A&quot;;      VLOOKUP([.A274];[IEplorer.$B$2:.$B$599];1;FALSE());            NA())" office:value-type="string" office:string-value="" calcext:value-type="error">
            <text:p>#N/A</text:p>
          </table:table-cell>
          <table:table-cell table:formula="of:=IF([.B274]=&quot;#N/A&quot;;      VLOOKUP([.A274];[Firefox.$B$2:.$B$599];1;FALSE());            NA())" office:value-type="string" office:string-value="" calcext:value-type="error">
            <text:p>#N/A</text:p>
          </table:table-cell>
          <table:table-cell table:formula="of:=VLOOKUP([.A274];[HTMLDom.$B$2:.$B$599];1;FALSE())" office:value-type="string" office:string-value="" calcext:value-type="error">
            <text:p>#N/A</text:p>
          </table:table-cell>
          <table:table-cell table:style-name="ce7" table:formula="of:=IF(LEFT([.A27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 calcext:value-type="string">
            <text:p>#N/A</text:p>
          </table:table-cell>
          <table:table-cell table:formula="of:=IF([.B275]=&quot;#N/A&quot;;      VLOOKUP([.A275];[IEplorer.$B$2:.$B$599];1;FALSE());            NA())" office:value-type="string" office:string-value="" calcext:value-type="error">
            <text:p>#N/A</text:p>
          </table:table-cell>
          <table:table-cell table:formula="of:=IF([.B275]=&quot;#N/A&quot;;      VLOOKUP([.A275];[Firefox.$B$2:.$B$599];1;FALSE());            NA())" office:value-type="string" office:string-value="setAttribute" calcext:value-type="string">
            <text:p>setAttribute</text:p>
          </table:table-cell>
          <table:table-cell table:formula="of:=VLOOKUP([.A275];[HTMLDom.$B$2:.$B$599];1;FALSE())" office:value-type="string" office:string-value="" calcext:value-type="error">
            <text:p>#N/A</text:p>
          </table:table-cell>
          <table:table-cell table:style-name="ce7" table:formula="of:=IF(LEFT([.A2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 calcext:value-type="string">
            <text:p>#N/A</text:p>
          </table:table-cell>
          <table:table-cell table:formula="of:=IF([.B276]=&quot;#N/A&quot;;      VLOOKUP([.A276];[IEplorer.$B$2:.$B$599];1;FALSE());            NA())" office:value-type="string" office:string-value="" calcext:value-type="error">
            <text:p>#N/A</text:p>
          </table:table-cell>
          <table:table-cell table:formula="of:=IF([.B276]=&quot;#N/A&quot;;      VLOOKUP([.A276];[Firefox.$B$2:.$B$599];1;FALSE());            NA())" office:value-type="string" office:string-value="setAttributeNode" calcext:value-type="string">
            <text:p>setAttributeNode</text:p>
          </table:table-cell>
          <table:table-cell table:formula="of:=VLOOKUP([.A276];[HTMLDom.$B$2:.$B$599];1;FALSE())" office:value-type="string" office:string-value="" calcext:value-type="error">
            <text:p>#N/A</text:p>
          </table:table-cell>
          <table:table-cell table:style-name="ce7" table:formula="of:=IF(LEFT([.A27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 calcext:value-type="string">
            <text:p>#N/A</text:p>
          </table:table-cell>
          <table:table-cell table:formula="of:=IF([.B277]=&quot;#N/A&quot;;      VLOOKUP([.A277];[IEplorer.$B$2:.$B$599];1;FALSE());            NA())" office:value-type="string" office:string-value="" calcext:value-type="error">
            <text:p>#N/A</text:p>
          </table:table-cell>
          <table:table-cell table:formula="of:=IF([.B277]=&quot;#N/A&quot;;      VLOOKUP([.A277];[Firefox.$B$2:.$B$599];1;FALSE());            NA())" office:value-type="string" office:string-value="setAttributeNodeNS" calcext:value-type="string">
            <text:p>setAttributeNodeNS</text:p>
          </table:table-cell>
          <table:table-cell table:formula="of:=VLOOKUP([.A277];[HTMLDom.$B$2:.$B$599];1;FALSE())" office:value-type="string" office:string-value="" calcext:value-type="error">
            <text:p>#N/A</text:p>
          </table:table-cell>
          <table:table-cell table:style-name="ce7" table:formula="of:=IF(LEFT([.A27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 calcext:value-type="string">
            <text:p>#N/A</text:p>
          </table:table-cell>
          <table:table-cell table:formula="of:=IF([.B278]=&quot;#N/A&quot;;      VLOOKUP([.A278];[IEplorer.$B$2:.$B$599];1;FALSE());            NA())" office:value-type="string" office:string-value="" calcext:value-type="error">
            <text:p>#N/A</text:p>
          </table:table-cell>
          <table:table-cell table:formula="of:=IF([.B278]=&quot;#N/A&quot;;      VLOOKUP([.A278];[Firefox.$B$2:.$B$599];1;FALSE());            NA())" office:value-type="string" office:string-value="setAttributeNS" calcext:value-type="string">
            <text:p>setAttributeNS</text:p>
          </table:table-cell>
          <table:table-cell table:formula="of:=VLOOKUP([.A278];[HTMLDom.$B$2:.$B$599];1;FALSE())" office:value-type="string" office:string-value="" calcext:value-type="error">
            <text:p>#N/A</text:p>
          </table:table-cell>
          <table:table-cell table:style-name="ce7" table:formula="of:=IF(LEFT([.A27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 calcext:value-type="string">
            <text:p>#N/A</text:p>
          </table:table-cell>
          <table:table-cell table:formula="of:=IF([.B279]=&quot;#N/A&quot;;      VLOOKUP([.A279];[IEplorer.$B$2:.$B$599];1;FALSE());            NA())" office:value-type="string" office:string-value="" calcext:value-type="error">
            <text:p>#N/A</text:p>
          </table:table-cell>
          <table:table-cell table:formula="of:=IF([.B279]=&quot;#N/A&quot;;      VLOOKUP([.A279];[Firefox.$B$2:.$B$599];1;FALSE());            NA())" office:value-type="string" office:string-value="setCapture" calcext:value-type="string">
            <text:p>setCapture</text:p>
          </table:table-cell>
          <table:table-cell table:formula="of:=VLOOKUP([.A279];[HTMLDom.$B$2:.$B$599];1;FALSE())" office:value-type="string" office:string-value="" calcext:value-type="error">
            <text:p>#N/A</text:p>
          </table:table-cell>
          <table:table-cell table:style-name="ce7" table:formula="of:=IF(LEFT([.A2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 calcext:value-type="string">
            <text:p>#N/A</text:p>
          </table:table-cell>
          <table:table-cell table:formula="of:=IF([.B280]=&quot;#N/A&quot;;      VLOOKUP([.A280];[IEplorer.$B$2:.$B$599];1;FALSE());            NA())" office:value-type="string" office:string-value="sourceIndex" calcext:value-type="string">
            <text:p>sourceIndex</text:p>
          </table:table-cell>
          <table:table-cell table:formula="of:=IF([.B280]=&quot;#N/A&quot;;      VLOOKUP([.A280];[Firefox.$B$2:.$B$599];1;FALSE());            NA())" office:value-type="string" office:string-value="" calcext:value-type="error">
            <text:p>#N/A</text:p>
          </table:table-cell>
          <table:table-cell table:formula="of:=VLOOKUP([.A280];[HTMLDom.$B$2:.$B$599];1;FALSE())" office:value-type="string" office:string-value="" calcext:value-type="error">
            <text:p>#N/A</text:p>
          </table:table-cell>
          <table:table-cell table:style-name="ce7" table:formula="of:=IF(LEFT([.A28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 calcext:value-type="string">
            <text:p>#N/A</text:p>
          </table:table-cell>
          <table:table-cell table:formula="of:=IF([.B281]=&quot;#N/A&quot;;      VLOOKUP([.A281];[IEplorer.$B$2:.$B$599];1;FALSE());            NA())" office:value-type="string" office:string-value="" calcext:value-type="error">
            <text:p>#N/A</text:p>
          </table:table-cell>
          <table:table-cell table:formula="of:=IF([.B281]=&quot;#N/A&quot;;      VLOOKUP([.A281];[Firefox.$B$2:.$B$599];1;FALSE());            NA())" office:value-type="string" office:string-value="spellcheck" calcext:value-type="string">
            <text:p>spellcheck</text:p>
          </table:table-cell>
          <table:table-cell table:formula="of:=VLOOKUP([.A281];[HTMLDom.$B$2:.$B$599];1;FALSE())" office:value-type="string" office:string-value="" calcext:value-type="error">
            <text:p>#N/A</text:p>
          </table:table-cell>
          <table:table-cell table:style-name="ce7" table:formula="of:=IF(LEFT([.A28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 calcext:value-type="string">
            <text:p>style</text:p>
          </table:table-cell>
          <table:table-cell table:formula="of:=IF([.B282]=&quot;#N/A&quot;;      VLOOKUP([.A282];[IEplorer.$B$2:.$B$599];1;FALSE());            NA())" office:value-type="string" office:string-value="" calcext:value-type="error">
            <text:p>#N/A</text:p>
          </table:table-cell>
          <table:table-cell table:formula="of:=IF([.B282]=&quot;#N/A&quot;;      VLOOKUP([.A282];[Firefox.$B$2:.$B$599];1;FALSE());            NA())" office:value-type="string" office:string-value="" calcext:value-type="error">
            <text:p>#N/A</text:p>
          </table:table-cell>
          <table:table-cell table:formula="of:=VLOOKUP([.A282];[HTMLDom.$B$2:.$B$599];1;FALSE())" office:value-type="string" office:string-value="" calcext:value-type="error">
            <text:p>#N/A</text:p>
          </table:table-cell>
          <table:table-cell table:style-name="ce7" table:formula="of:=IF(LEFT([.A28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 calcext:value-type="string">
            <text:p>tabIndex</text:p>
          </table:table-cell>
          <table:table-cell table:formula="of:=IF([.B283]=&quot;#N/A&quot;;      VLOOKUP([.A283];[IEplorer.$B$2:.$B$599];1;FALSE());            NA())" office:value-type="string" office:string-value="" calcext:value-type="error">
            <text:p>#N/A</text:p>
          </table:table-cell>
          <table:table-cell table:formula="of:=IF([.B283]=&quot;#N/A&quot;;      VLOOKUP([.A283];[Firefox.$B$2:.$B$599];1;FALSE());            NA())" office:value-type="string" office:string-value="" calcext:value-type="error">
            <text:p>#N/A</text:p>
          </table:table-cell>
          <table:table-cell table:formula="of:=VLOOKUP([.A283];[HTMLDom.$B$2:.$B$599];1;FALSE())" office:value-type="string" office:string-value="" calcext:value-type="error">
            <text:p>#N/A</text:p>
          </table:table-cell>
          <table:table-cell table:style-name="ce7" table:formula="of:=IF(LEFT([.A28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 calcext:value-type="string">
            <text:p>tagName</text:p>
          </table:table-cell>
          <table:table-cell table:formula="of:=IF([.B284]=&quot;#N/A&quot;;      VLOOKUP([.A284];[IEplorer.$B$2:.$B$599];1;FALSE());            NA())" office:value-type="string" office:string-value="" calcext:value-type="error">
            <text:p>#N/A</text:p>
          </table:table-cell>
          <table:table-cell table:formula="of:=IF([.B284]=&quot;#N/A&quot;;      VLOOKUP([.A284];[Firefox.$B$2:.$B$599];1;FALSE());            NA())" office:value-type="string" office:string-value="" calcext:value-type="error">
            <text:p>#N/A</text:p>
          </table:table-cell>
          <table:table-cell table:formula="of:=VLOOKUP([.A284];[HTMLDom.$B$2:.$B$599];1;FALSE())" office:value-type="string" office:string-value="" calcext:value-type="error">
            <text:p>#N/A</text:p>
          </table:table-cell>
          <table:table-cell table:style-name="ce7" table:formula="of:=IF(LEFT([.A2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 calcext:value-type="string">
            <text:p>#N/A</text:p>
          </table:table-cell>
          <table:table-cell table:formula="of:=IF([.B285]=&quot;#N/A&quot;;      VLOOKUP([.A285];[IEplorer.$B$2:.$B$599];1;FALSE());            NA())" office:value-type="string" office:string-value="tagUrn" calcext:value-type="string">
            <text:p>tagUrn</text:p>
          </table:table-cell>
          <table:table-cell table:formula="of:=IF([.B285]=&quot;#N/A&quot;;      VLOOKUP([.A285];[Firefox.$B$2:.$B$599];1;FALSE());            NA())" office:value-type="string" office:string-value="" calcext:value-type="error">
            <text:p>#N/A</text:p>
          </table:table-cell>
          <table:table-cell table:formula="of:=VLOOKUP([.A285];[HTMLDom.$B$2:.$B$599];1;FALSE())" office:value-type="string" office:string-value="" calcext:value-type="error">
            <text:p>#N/A</text:p>
          </table:table-cell>
          <table:table-cell table:style-name="ce7" table:formula="of:=IF(LEFT([.A28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 calcext:value-type="string">
            <text:p>#N/A</text:p>
          </table:table-cell>
          <table:table-cell table:formula="of:=IF([.B286]=&quot;#N/A&quot;;      VLOOKUP([.A286];[IEplorer.$B$2:.$B$599];1;FALSE());            NA())" office:value-type="string" office:string-value="" calcext:value-type="error">
            <text:p>#N/A</text:p>
          </table:table-cell>
          <table:table-cell table:formula="of:=IF([.B286]=&quot;#N/A&quot;;      VLOOKUP([.A286];[Firefox.$B$2:.$B$599];1;FALSE());            NA())" office:value-type="string" office:string-value="TEXT_NODE" calcext:value-type="string">
            <text:p>TEXT_NODE</text:p>
          </table:table-cell>
          <table:table-cell table:formula="of:=VLOOKUP([.A286];[HTMLDom.$B$2:.$B$599];1;FALSE())" office:value-type="string" office:string-value="" calcext:value-type="error">
            <text:p>#N/A</text:p>
          </table:table-cell>
          <table:table-cell table:style-name="ce7" table:formula="of:=IF(LEFT([.A2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 calcext:value-type="string">
            <text:p>#N/A</text:p>
          </table:table-cell>
          <table:table-cell table:formula="of:=IF([.B287]=&quot;#N/A&quot;;      VLOOKUP([.A287];[IEplorer.$B$2:.$B$599];1;FALSE());            NA())" office:value-type="string" office:string-value="" calcext:value-type="error">
            <text:p>#N/A</text:p>
          </table:table-cell>
          <table:table-cell table:formula="of:=IF([.B287]=&quot;#N/A&quot;;      VLOOKUP([.A287];[Firefox.$B$2:.$B$599];1;FALSE());            NA())" office:value-type="string" office:string-value="textContent" calcext:value-type="string">
            <text:p>textContent</text:p>
          </table:table-cell>
          <table:table-cell table:formula="of:=VLOOKUP([.A287];[HTMLDom.$B$2:.$B$599];1;FALSE())" office:value-type="string" office:string-value="" calcext:value-type="error">
            <text:p>#N/A</text:p>
          </table:table-cell>
          <table:table-cell table:style-name="ce7" table:formula="of:=IF(LEFT([.A28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 calcext:value-type="string">
            <text:p>title</text:p>
          </table:table-cell>
          <table:table-cell table:formula="of:=IF([.B288]=&quot;#N/A&quot;;      VLOOKUP([.A288];[IEplorer.$B$2:.$B$599];1;FALSE());            NA())" office:value-type="string" office:string-value="" calcext:value-type="error">
            <text:p>#N/A</text:p>
          </table:table-cell>
          <table:table-cell table:formula="of:=IF([.B288]=&quot;#N/A&quot;;      VLOOKUP([.A288];[Firefox.$B$2:.$B$599];1;FALSE());            NA())" office:value-type="string" office:string-value="" calcext:value-type="error">
            <text:p>#N/A</text:p>
          </table:table-cell>
          <table:table-cell table:formula="of:=VLOOKUP([.A288];[HTMLDom.$B$2:.$B$599];1;FALSE())" office:value-type="string" office:string-value="" calcext:value-type="error">
            <text:p>#N/A</text:p>
          </table:table-cell>
          <table:table-cell table:style-name="ce7" table:formula="of:=IF(LEFT([.A2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 calcext:value-type="string">
            <text:p>#N/A</text:p>
          </table:table-cell>
          <table:table-cell table:formula="of:=IF([.B289]=&quot;#N/A&quot;;      VLOOKUP([.A289];[IEplorer.$B$2:.$B$599];1;FALSE());            NA())" office:value-type="string" office:string-value="" calcext:value-type="error">
            <text:p>#N/A</text:p>
          </table:table-cell>
          <table:table-cell table:formula="of:=IF([.B289]=&quot;#N/A&quot;;      VLOOKUP([.A289];[Firefox.$B$2:.$B$599];1;FALSE());            NA())" office:value-type="string" office:string-value="webkitMatchesSelector" calcext:value-type="string">
            <text:p>webkitMatchesSelector</text:p>
          </table:table-cell>
          <table:table-cell table:formula="of:=VLOOKUP([.A289];[HTMLDom.$B$2:.$B$599];1;FALSE())" office:value-type="string" office:string-value="" calcext:value-type="error">
            <text:p>#N/A</text:p>
          </table:table-cell>
          <table:table-cell table:style-name="ce7" table:formula="of:=IF(LEFT([.A289];2)=&quot;on&quot;;TRUE();FALSE())" office:value-type="boolean" office:boolean-value="false" calcext:value-type="boolean">
            <text:p>FALSO</text:p>
          </table:table-cell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Eplorer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102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table:style-name="ce2" office:value-type="string" calcext:value-type="string">
            <text:p>activeElement</text:p>
          </table:table-cell>
          <table:table-cell table:style-name="ce2" office:value-type="string" calcext:value-type="string">
            <text:p>accessKe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nkColor</text:p>
          </table:table-cell>
          <table:table-cell table:style-name="ce2" office:value-type="string" calcext:value-type="string">
            <text:p>align</text:p>
          </table:table-cell>
          <table:table-cell table:number-columns-repeated="1022"/>
        </table:table-row>
        <table:table-row table:style-name="ro2">
          <table:table-cell table:number-columns-repeated="2" table:style-name="ce2" office:value-type="string" calcext:value-type="string">
            <text:p>al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chors</text:p>
          </table:table-cell>
          <table:table-cell table:style-name="ce2" office:value-type="string" calcext:value-type="string">
            <text:p>aria-activedescenda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lets</text:p>
          </table:table-cell>
          <table:table-cell table:style-name="ce2" office:value-type="string" calcext:value-type="string">
            <text:p>aria-bus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aria-check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gColor</text:p>
          </table:table-cell>
          <table:table-cell table:style-name="ce2" office:value-type="string" calcext:value-type="string">
            <text:p>aria-contro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aria-describedb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style-name="ce2" office:value-type="string" calcext:value-type="string">
            <text:p>aria-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tible</text:p>
          </table:table-cell>
          <table:table-cell table:style-name="ce2" office:value-type="string" calcext:value-type="string">
            <text:p>aria-expand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tMode</text:p>
          </table:table-cell>
          <table:table-cell table:style-name="ce2" office:value-type="string" calcext:value-type="string">
            <text:p>aria-flowt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aria-haspopu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faultCharset</text:p>
          </table:table-cell>
          <table:table-cell table:style-name="ce2" office:value-type="string" calcext:value-type="string">
            <text:p>aria-hidd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aria-invali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aria-labelledb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Element</text:p>
          </table:table-cell>
          <table:table-cell table:style-name="ce2" office:value-type="string" calcext:value-type="string">
            <text:p>aria-leve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Mode</text:p>
          </table:table-cell>
          <table:table-cell table:style-name="ce2" office:value-type="string" calcext:value-type="string">
            <text:p>aria-li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ria-multiselec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beds</text:p>
          </table:table-cell>
          <table:table-cell table:style-name="ce2" office:value-type="string" calcext:value-type="string">
            <text:p>aria-ow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gColor</text:p>
          </table:table-cell>
          <table:table-cell table:style-name="ce2" office:value-type="string" calcext:value-type="string">
            <text:p>aria-posins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CreatedDate</text:p>
          </table:table-cell>
          <table:table-cell table:style-name="ce2" office:value-type="string" calcext:value-type="string">
            <text:p>aria-press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ModifiedDate</text:p>
          </table:table-cell>
          <table:table-cell table:style-name="ce2" office:value-type="string" calcext:value-type="string">
            <text:p>aria-readonl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Size</text:p>
          </table:table-cell>
          <table:table-cell table:style-name="ce2" office:value-type="string" calcext:value-type="string">
            <text:p>aria-releva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UpdatedDate</text:p>
          </table:table-cell>
          <table:table-cell table:style-name="ce2" office:value-type="string" calcext:value-type="string">
            <text:p>aria-requir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style-name="ce2" office:value-type="string" calcext:value-type="string">
            <text:p>aria-secr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ms</text:p>
          </table:table-cell>
          <table:table-cell table:style-name="ce2" office:value-type="string" calcext:value-type="string">
            <text:p>aria-select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aria-setsiz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aria-valuema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ementation</text:p>
          </table:table-cell>
          <table:table-cell table:style-name="ce2" office:value-type="string" calcext:value-type="string">
            <text:p>aria-value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style-name="ce2" office:value-type="string" calcext:value-type="string">
            <text:p>aria-valueno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Modified</text:p>
          </table:table-cell>
          <table:table-cell table:style-name="ce2" office:value-type="string" calcext:value-type="string">
            <text:p>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Color</text:p>
          </table:table-cell>
          <table:table-cell table:style-name="ce2" office:value-type="string" calcext:value-type="string">
            <text:p>behaviorUr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s</text:p>
          </table:table-cell>
          <table:table-cell table:style-name="ce2" office:value-type="string" calcext:value-type="string">
            <text:p>canHaveChildr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anHaveHT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childNod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meType</text:p>
          </table:table-cell>
          <table:table-cell table:style-name="ce2" office:value-type="string" calcext:value-type="string">
            <text:p>childr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Prop</text:p>
          </table:table-cell>
          <table:table-cell table:style-name="ce2" office:value-type="string" calcext:value-type="string">
            <text:p>classNa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spaces</text:p>
          </table:table-cell>
          <table:table-cell table:style-name="ce2" office:value-type="string" calcext:value-type="string">
            <text:p>clea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style-name="ce2" office:value-type="string" calcext:value-type="string">
            <text:p>clientHeigh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style-name="ce2" office:value-type="string" calcext:value-type="string">
            <text:p>clientLef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style-name="ce2" office:value-type="string" calcext:value-type="string">
            <text:p>clientT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style-name="ce2" office:value-type="string" calcext:value-type="string">
            <text:p>clientWid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activate</text:p>
          </table:table-cell>
          <table:table-cell table:style-name="ce2" office:value-type="string" calcext:value-type="string">
            <text:p>contentEdi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afterupdate</text:p>
          </table:table-cell>
          <table:table-cell table:style-name="ce2" office:value-type="string" calcext:value-type="string">
            <text:p>currentSty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activate</text:p>
          </table:table-cell>
          <table:table-cell table:style-name="ce2" office:value-type="string" calcext:value-type="string">
            <text:p>di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deactivate</text:p>
          </table:table-cell>
          <table:table-cell table:style-name="ce2" office:value-type="string" calcext:value-type="string">
            <text:p>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editfocus</text:p>
          </table:table-cell>
          <table:table-cell table:style-name="ce2" office:value-type="string" calcext:value-type="string">
            <text:p>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update</text:p>
          </table:table-cell>
          <table:table-cell table:style-name="ce2" office:value-type="string" calcext:value-type="string">
            <text:p>fil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ellchange</text:p>
          </table:table-cell>
          <table:table-cell table:style-name="ce2" office:value-type="string" calcext:value-type="string">
            <text:p>firstChil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lick</text:p>
          </table:table-cell>
          <table:table-cell table:style-name="ce2" office:value-type="string" calcext:value-type="string">
            <text:p>hideFoc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ontextmenu</text:p>
          </table:table-cell>
          <table:table-cell table:style-name="ce2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ontrolselect</text:p>
          </table:table-cell>
          <table:table-cell table:style-name="ce2" office:value-type="string" calcext:value-type="string">
            <text:p>innerHT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available</text:p>
          </table:table-cell>
          <table:table-cell table:style-name="ce2" office:value-type="string" calcext:value-type="string">
            <text:p>inner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setchanged</text:p>
          </table:table-cell>
          <table:table-cell table:style-name="ce2" office:value-type="string" calcext:value-type="string">
            <text:p>isContentEdi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setcomplete</text:p>
          </table:table-cell>
          <table:table-cell table:style-name="ce2" office:value-type="string" calcext:value-type="string">
            <text:p>is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blclick</text:p>
          </table:table-cell>
          <table:table-cell table:style-name="ce2" office:value-type="string" calcext:value-type="string">
            <text:p>isMulti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eactivate</text:p>
          </table:table-cell>
          <table:table-cell table:style-name="ce2" office:value-type="string" calcext:value-type="string">
            <text:p>isTextEd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ragstart</text:p>
          </table:table-cell>
          <table:table-cell table:style-name="ce2" office:value-type="string" calcext:value-type="string">
            <text:p>la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errorupdate</text:p>
          </table:table-cell>
          <table:table-cell table:style-name="ce2" office:value-type="string" calcext:value-type="string">
            <text:p>langu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focusin</text:p>
          </table:table-cell>
          <table:table-cell table:style-name="ce2" office:value-type="string" calcext:value-type="string">
            <text:p>lastChil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focusout</text:p>
          </table:table-cell>
          <table:table-cell table:style-name="ce2" office:value-type="string" calcext:value-type="string">
            <text:p>nextSibl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help</text:p>
          </table:table-cell>
          <table:table-cell table:style-name="ce2" office:value-type="string" calcext:value-type="string">
            <text:p>nodeNa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down</text:p>
          </table:table-cell>
          <table:table-cell table:style-name="ce2" office:value-type="string" calcext:value-type="string">
            <text:p>nodeTy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press</text:p>
          </table:table-cell>
          <table:table-cell table:style-name="ce2" office:value-type="string" calcext:value-type="string">
            <text:p>nodeVal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up</text:p>
          </table:table-cell>
          <table:table-cell table:style-name="ce2" office:value-type="string" calcext:value-type="string">
            <text:p>offsetHeigh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down</text:p>
          </table:table-cell>
          <table:table-cell table:style-name="ce2" office:value-type="string" calcext:value-type="string">
            <text:p>offsetLef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move</text:p>
          </table:table-cell>
          <table:table-cell table:style-name="ce2" office:value-type="string" calcext:value-type="string">
            <text:p>offsetPar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out</text:p>
          </table:table-cell>
          <table:table-cell table:style-name="ce2" office:value-type="string" calcext:value-type="string">
            <text:p>offsetT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over</text:p>
          </table:table-cell>
          <table:table-cell table:style-name="ce2" office:value-type="string" calcext:value-type="string">
            <text:p>offsetWid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up</text:p>
          </table:table-cell>
          <table:table-cell table:style-name="ce2" office:value-type="string" calcext:value-type="string">
            <text:p>on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wheel</text:p>
          </table:table-cell>
          <table:table-cell table:style-name="ce2" office:value-type="string" calcext:value-type="string">
            <text:p>onafterupd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propertychange</text:p>
          </table:table-cell>
          <table:table-cell table:style-name="ce2" office:value-type="string" calcext:value-type="string">
            <text:p>onbefor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eadystatechange</text:p>
          </table:table-cell>
          <table:table-cell table:style-name="ce2" office:value-type="string" calcext:value-type="string">
            <text:p>onbeforecop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enter</text:p>
          </table:table-cell>
          <table:table-cell table:style-name="ce2" office:value-type="string" calcext:value-type="string">
            <text:p>onbeforec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exit</text:p>
          </table:table-cell>
          <table:table-cell table:style-name="ce2" office:value-type="string" calcext:value-type="string">
            <text:p>onbefored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sdelete</text:p>
          </table:table-cell>
          <table:table-cell table:style-name="ce2" office:value-type="string" calcext:value-type="string">
            <text:p>onbeforeeditfoc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sinserted</text:p>
          </table:table-cell>
          <table:table-cell table:style-name="ce2" office:value-type="string" calcext:value-type="string">
            <text:p>onbeforepas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electionchange</text:p>
          </table:table-cell>
          <table:table-cell table:style-name="ce2" office:value-type="string" calcext:value-type="string">
            <text:p>onbeforeupd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electstart</text:p>
          </table:table-cell>
          <table:table-cell table:style-name="ce2" office:value-type="string" calcext:value-type="string">
            <text:p>onblu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p</text:p>
          </table:table-cell>
          <table:table-cell table:style-name="ce2" office:value-type="string" calcext:value-type="string">
            <text:p>oncellchan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rage</text:p>
          </table:table-cell>
          <table:table-cell table:style-name="ce2" office:value-type="string" calcext:value-type="string">
            <text:p>oncl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ragecommit</text:p>
          </table:table-cell>
          <table:table-cell table:style-name="ce2" office:value-type="string" calcext:value-type="string">
            <text:p>oncontextmen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style-name="ce2" office:value-type="string" calcext:value-type="string">
            <text:p>oncontrolsel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style-name="ce2" office:value-type="string" calcext:value-type="string">
            <text:p>oncop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entWindow</text:p>
          </table:table-cell>
          <table:table-cell table:style-name="ce2" office:value-type="string" calcext:value-type="string">
            <text:p>onc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ugins</text:p>
          </table:table-cell>
          <table:table-cell table:style-name="ce2" office:value-type="string" calcext:value-type="string">
            <text:p>ondataavail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style-name="ce2" office:value-type="string" calcext:value-type="string">
            <text:p>ondatasetchang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ondatasetcomple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yState</text:p>
          </table:table-cell>
          <table:table-cell table:style-name="ce2" office:value-type="string" calcext:value-type="string">
            <text:p>ondblcl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ferrer</text:p>
          </table:table-cell>
          <table:table-cell table:style-name="ce2" office:value-type="string" calcext:value-type="string">
            <text:p>ond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ondr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curity</text:p>
          </table:table-cell>
          <table:table-cell table:style-name="ce2" office:value-type="string" calcext:value-type="string">
            <text:p>ondragen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ondragen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yleSheets</text:p>
          </table:table-cell>
          <table:table-cell table:style-name="ce2" office:value-type="string" calcext:value-type="string">
            <text:p>ondraglea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ondragov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ondragstar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LUnencoded</text:p>
          </table:table-cell>
          <table:table-cell table:style-name="ce2" office:value-type="string" calcext:value-type="string">
            <text:p>ondr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linkColor</text:p>
          </table:table-cell>
          <table:table-cell table:style-name="ce2" office:value-type="string" calcext:value-type="string">
            <text:p>onerrorup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ilter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i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hel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p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layoutcomp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losecaptur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lea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ov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whee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a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as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roperty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adystate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ex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sde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sinsert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scro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select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uterHTM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uterTex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wnerDocu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Ele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N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TextEd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reviousSiblin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adySt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cord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untime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ope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Heigh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Lef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T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Width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ource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b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g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gUr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itle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efox" table:style-name="ta2" table:print="false">
        <table:table-column table:style-name="co17" table:number-columns-repeated="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</table:table-row>
        <table:table-row table:style-name="ro2">
          <table:table-cell table:style-name="ce2" office:value-type="string" calcext:value-type="string">
            <text:p>activeElement</text:p>
          </table:table-cell>
          <table:table-cell table:style-name="ce2" office:value-type="string" calcext:value-type="string">
            <text:p>accessKey</text:p>
          </table:table-cell>
        </table:table-row>
        <table:table-row table:style-name="ro2">
          <table:table-cell table:style-name="ce2" office:value-type="string" calcext:value-type="string">
            <text:p>addEventListener</text:p>
          </table:table-cell>
          <table:table-cell table:style-name="ce2" office:value-type="string" calcext:value-type="string">
            <text:p>accessKeyLabel</text:p>
          </table:table-cell>
        </table:table-row>
        <table:table-row table:style-name="ro2">
          <table:table-cell table:style-name="ce2" office:value-type="string" calcext:value-type="string">
            <text:p>adoptNode</text:p>
          </table:table-cell>
          <table:table-cell table:style-name="ce2" office:value-type="string" calcext:value-type="string">
            <text:p>addEventListener</text:p>
          </table:table-cell>
        </table:table-row>
        <table:table-row table:style-name="ro2">
          <table:table-cell table:style-name="ce2" office:value-type="string" calcext:value-type="string">
            <text:p>alinkColor</text:p>
          </table:table-cell>
          <table:table-cell table:style-name="ce2" office:value-type="string" calcext:value-type="string">
            <text:p>align</text:p>
          </table:table-cell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ppendChild</text:p>
          </table:table-cell>
        </table:table-row>
        <table:table-row table:style-name="ro2">
          <table:table-cell table:style-name="ce2" office:value-type="string" calcext:value-type="string">
            <text:p>anchors</text:p>
          </table:table-cell>
          <table:table-cell table:style-name="ce2" office:value-type="string" calcext:value-type="string">
            <text:p>ATTRIBUTE_NODE</text:p>
          </table:table-cell>
        </table:table-row>
        <table:table-row table:style-name="ro2">
          <table:table-cell table:style-name="ce2" office:value-type="string" calcext:value-type="string">
            <text:p>appendChild</text:p>
          </table:table-cell>
          <table:table-cell table:style-name="ce2" office:value-type="string" calcext:value-type="string">
            <text:p>attributes</text:p>
          </table:table-cell>
        </table:table-row>
        <table:table-row table:style-name="ro2">
          <table:table-cell table:style-name="ce2" office:value-type="string" calcext:value-type="string">
            <text:p>applets</text:p>
          </table:table-cell>
          <table:table-cell table:style-name="ce2" office:value-type="string" calcext:value-type="string">
            <text:p>baseURI</text:p>
          </table:table-cell>
        </table:table-row>
        <table:table-row table:style-name="ro2">
          <table:table-cell table:style-name="ce2" office:value-type="string" calcext:value-type="string">
            <text:p>ATTRIBUTE_NODE</text:p>
          </table:table-cell>
          <table:table-cell table:style-name="ce2" office:value-type="string" calcext:value-type="string">
            <text:p>blur</text:p>
          </table:table-cell>
        </table:table-row>
        <table:table-row table:style-name="ro2">
          <table:table-cell table:style-name="ce2" office:value-type="string" calcext:value-type="string">
            <text:p>baseURI</text:p>
          </table:table-cell>
          <table:table-cell table:style-name="ce2" office:value-type="string" calcext:value-type="string">
            <text:p>CDATA_SECTION_NODE</text:p>
          </table:table-cell>
        </table:table-row>
        <table:table-row table:style-name="ro2">
          <table:table-cell table:style-name="ce2" office:value-type="string" calcext:value-type="string">
            <text:p>bgColor</text:p>
          </table:table-cell>
          <table:table-cell table:style-name="ce2" office:value-type="string" calcext:value-type="string">
            <text:p>childElementCount</text:p>
          </table:table-cell>
        </table:table-row>
        <table:table-row table:style-name="ro2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childNodes</text:p>
          </table:table-cell>
        </table:table-row>
        <table:table-row table:style-name="ro2">
          <table:table-cell table:style-name="ce2" office:value-type="string" calcext:value-type="string">
            <text:p>captureEvents</text:p>
          </table:table-cell>
          <table:table-cell table:style-name="ce2" office:value-type="string" calcext:value-type="string">
            <text:p>children</text:p>
          </table:table-cell>
        </table:table-row>
        <table:table-row table:style-name="ro2">
          <table:table-cell table:style-name="ce2" office:value-type="string" calcext:value-type="string">
            <text:p>caretPositionFromPoint</text:p>
          </table:table-cell>
          <table:table-cell table:style-name="ce2" office:value-type="string" calcext:value-type="string">
            <text:p>classList</text:p>
          </table:table-cell>
        </table:table-row>
        <table:table-row table:style-name="ro2">
          <table:table-cell table:style-name="ce2" office:value-type="string" calcext:value-type="string">
            <text:p>CDATA_SECTION_NODE</text:p>
          </table:table-cell>
          <table:table-cell table:style-name="ce2" office:value-type="string" calcext:value-type="string">
            <text:p>className</text:p>
          </table:table-cell>
        </table:table-row>
        <table:table-row table:style-name="ro2">
          <table:table-cell table:style-name="ce2" office:value-type="string" calcext:value-type="string">
            <text:p>characterSet</text:p>
          </table:table-cell>
          <table:table-cell table:style-name="ce2" office:value-type="string" calcext:value-type="string">
            <text:p>click</text:p>
          </table:table-cell>
        </table:table-row>
        <table:table-row table:style-name="ro2">
          <table:table-cell table:style-name="ce2" office:value-type="string" calcext:value-type="string">
            <text:p>charset</text:p>
          </table:table-cell>
          <table:table-cell table:style-name="ce2" office:value-type="string" calcext:value-type="string">
            <text:p>clientHeight</text:p>
          </table:table-cell>
        </table:table-row>
        <table:table-row table:style-name="ro2">
          <table:table-cell table:style-name="ce2" office:value-type="string" calcext:value-type="string">
            <text:p>childElementCount</text:p>
          </table:table-cell>
          <table:table-cell table:style-name="ce2" office:value-type="string" calcext:value-type="string">
            <text:p>clientLeft</text:p>
          </table:table-cell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style-name="ce2" office:value-type="string" calcext:value-type="string">
            <text:p>clientTop</text:p>
          </table:table-cell>
        </table:table-row>
        <table:table-row table:style-name="ro2"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lientWidth</text:p>
          </table:table-cell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cloneNode</text:p>
          </table:table-cell>
        </table:table-row>
        <table:table-row table:style-name="ro2">
          <table:table-cell table:style-name="ce2" office:value-type="string" calcext:value-type="string">
            <text:p>cloneNode</text:p>
          </table:table-cell>
          <table:table-cell table:style-name="ce2" office:value-type="string" calcext:value-type="string">
            <text:p>closest</text:p>
          </table:table-cell>
        </table:table-row>
        <table:table-row table:style-name="ro2"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COMMENT_NODE</text:p>
          </table:table-cell>
        </table:table-row>
        <table:table-row table:style-name="ro2">
          <table:table-cell table:style-name="ce2" office:value-type="string" calcext:value-type="string">
            <text:p>COMMENT_NODE</text:p>
          </table:table-cell>
          <table:table-cell table:style-name="ce2" office:value-type="string" calcext:value-type="string">
            <text:p>compareDocumentPosition</text:p>
          </table:table-cell>
        </table:table-row>
        <table:table-row table:style-name="ro2">
          <table:table-cell table:style-name="ce2" office:value-type="string" calcext:value-type="string">
            <text:p>compareDocumentPosition</text:p>
          </table:table-cell>
          <table:table-cell table:style-name="ce2" office:value-type="string" calcext:value-type="string">
            <text:p>contains</text:p>
          </table:table-cell>
        </table:table-row>
        <table:table-row table:style-name="ro2">
          <table:table-cell table:style-name="ce2" office:value-type="string" calcext:value-type="string">
            <text:p>compatMode</text:p>
          </table:table-cell>
          <table:table-cell table:style-name="ce2" office:value-type="string" calcext:value-type="string">
            <text:p>contentEditable</text:p>
          </table:table-cell>
        </table:table-row>
        <table:table-row table:style-name="ro2">
          <table:table-cell table:style-name="ce2" office:value-type="string" calcext:value-type="string">
            <text:p>contains</text:p>
          </table:table-cell>
          <table:table-cell table:style-name="ce2" office:value-type="string" calcext:value-type="string">
            <text:p>contextMenu</text:p>
          </table:table-cell>
        </table:table-row>
        <table:table-row table:style-name="ro2">
          <table:table-cell table:style-name="ce2" office:value-type="string" calcext:value-type="string">
            <text:p>contentType</text:p>
          </table:table-cell>
          <table:table-cell table:style-name="ce2" office:value-type="string" calcext:value-type="string">
            <text:p>dataset</text:p>
          </table:table-cell>
        </table:table-row>
        <table:table-row table:style-name="ro2"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dir</text:p>
          </table:table-cell>
        </table:table-row>
        <table:table-row table:style-name="ro2">
          <table:table-cell table:style-name="ce2" office:value-type="string" calcext:value-type="string">
            <text:p>createAttribute</text:p>
          </table:table-cell>
          <table:table-cell table:style-name="ce2" office:value-type="string" calcext:value-type="string">
            <text:p>dispatchEvent</text:p>
          </table:table-cell>
        </table:table-row>
        <table:table-row table:style-name="ro2">
          <table:table-cell table:style-name="ce2" office:value-type="string" calcext:value-type="string">
            <text:p>createAttributeNS</text:p>
          </table:table-cell>
          <table:table-cell table:style-name="ce2" office:value-type="string" calcext:value-type="string">
            <text:p>DOCUMENT_FRAGMENT_NODE</text:p>
          </table:table-cell>
        </table:table-row>
        <table:table-row table:style-name="ro2">
          <table:table-cell table:style-name="ce2" office:value-type="string" calcext:value-type="string">
            <text:p>createCDATASection</text:p>
          </table:table-cell>
          <table:table-cell table:style-name="ce2" office:value-type="string" calcext:value-type="string">
            <text:p>DOCUMENT_NODE</text:p>
          </table:table-cell>
        </table:table-row>
        <table:table-row table:style-name="ro2">
          <table:table-cell table:style-name="ce2" office:value-type="string" calcext:value-type="string">
            <text:p>createComment</text:p>
          </table:table-cell>
          <table:table-cell table:style-name="ce2" office:value-type="string" calcext:value-type="string">
            <text:p>DOCUMENT_POSITION_CONTAINED_BY</text:p>
          </table:table-cell>
        </table:table-row>
        <table:table-row table:style-name="ro2">
          <table:table-cell table:style-name="ce2" office:value-type="string" calcext:value-type="string">
            <text:p>createDocumentFragment</text:p>
          </table:table-cell>
          <table:table-cell table:style-name="ce2" office:value-type="string" calcext:value-type="string">
            <text:p>DOCUMENT_POSITION_CONTAINS</text:p>
          </table:table-cell>
        </table:table-row>
        <table:table-row table:style-name="ro2">
          <table:table-cell table:style-name="ce2" office:value-type="string" calcext:value-type="string">
            <text:p>createElement</text:p>
          </table:table-cell>
          <table:table-cell table:style-name="ce2" office:value-type="string" calcext:value-type="string">
            <text:p>DOCUMENT_POSITION_DISCONNECTED</text:p>
          </table:table-cell>
        </table:table-row>
        <table:table-row table:style-name="ro2">
          <table:table-cell table:style-name="ce2" office:value-type="string" calcext:value-type="string">
            <text:p>createElementNS</text:p>
          </table:table-cell>
          <table:table-cell table:style-name="ce2" office:value-type="string" calcext:value-type="string">
            <text:p>DOCUMENT_POSITION_FOLLOWING</text:p>
          </table:table-cell>
        </table:table-row>
        <table:table-row table:style-name="ro2">
          <table:table-cell table:style-name="ce2" office:value-type="string" calcext:value-type="string">
            <text:p>createEvent</text:p>
          </table:table-cell>
          <table:table-cell table:style-name="ce2" office:value-type="string" calcext:value-type="string">
            <text:p>DOCUMENT_POSITION_IMPLEMENTATION_SPECIFIC</text:p>
          </table:table-cell>
        </table:table-row>
        <table:table-row table:style-name="ro2">
          <table:table-cell table:style-name="ce2" office:value-type="string" calcext:value-type="string">
            <text:p>createExpression</text:p>
          </table:table-cell>
          <table:table-cell table:style-name="ce2" office:value-type="string" calcext:value-type="string">
            <text:p>DOCUMENT_POSITION_PRECEDING</text:p>
          </table:table-cell>
        </table:table-row>
        <table:table-row table:style-name="ro2">
          <table:table-cell table:style-name="ce2" office:value-type="string" calcext:value-type="string">
            <text:p>createNodeIterator</text:p>
          </table:table-cell>
          <table:table-cell table:style-name="ce2" office:value-type="string" calcext:value-type="string">
            <text:p>DOCUMENT_TYPE_NODE</text:p>
          </table:table-cell>
        </table:table-row>
        <table:table-row table:style-name="ro2">
          <table:table-cell table:style-name="ce2" office:value-type="string" calcext:value-type="string">
            <text:p>createNSResolver</text:p>
          </table:table-cell>
          <table:table-cell table:style-name="ce2" office:value-type="string" calcext:value-type="string">
            <text:p>draggable</text:p>
          </table:table-cell>
        </table:table-row>
        <table:table-row table:style-name="ro2">
          <table:table-cell table:style-name="ce2" office:value-type="string" calcext:value-type="string">
            <text:p>createProcessingInstruction</text:p>
          </table:table-cell>
          <table:table-cell table:style-name="ce2" office:value-type="string" calcext:value-type="string">
            <text:p>ELEMENT_NODE</text:p>
          </table:table-cell>
        </table:table-row>
        <table:table-row table:style-name="ro2">
          <table:table-cell table:style-name="ce2" office:value-type="string" calcext:value-type="string">
            <text:p>createRange</text:p>
          </table:table-cell>
          <table:table-cell table:style-name="ce2" office:value-type="string" calcext:value-type="string">
            <text:p>ENTITY_NODE</text:p>
          </table:table-cell>
        </table:table-row>
        <table:table-row table:style-name="ro2">
          <table:table-cell table:style-name="ce2" office:value-type="string" calcext:value-type="string">
            <text:p>createTextNode</text:p>
          </table:table-cell>
          <table:table-cell table:style-name="ce2" office:value-type="string" calcext:value-type="string">
            <text:p>ENTITY_REFERENCE_NODE</text:p>
          </table:table-cell>
        </table:table-row>
        <table:table-row table:style-name="ro2">
          <table:table-cell table:style-name="ce2" office:value-type="string" calcext:value-type="string">
            <text:p>createTreeWalker</text:p>
          </table:table-cell>
          <table:table-cell table:style-name="ce2" office:value-type="string" calcext:value-type="string">
            <text:p>firstChild</text:p>
          </table:table-cell>
        </table:table-row>
        <table:table-row table:style-name="ro2">
          <table:table-cell table:style-name="ce2" office:value-type="string" calcext:value-type="string">
            <text:p>currentScript</text:p>
          </table:table-cell>
          <table:table-cell table:style-name="ce2" office:value-type="string" calcext:value-type="string">
            <text:p>firstElementChild</text:p>
          </table:table-cell>
        </table:table-row>
        <table:table-row table:style-name="ro2">
          <table:table-cell table:style-name="ce2" office:value-type="string" calcext:value-type="string">
            <text:p>defaultView</text:p>
          </table:table-cell>
          <table:table-cell table:style-name="ce2" office:value-type="string" calcext:value-type="string">
            <text:p>focus</text:p>
          </table:table-cell>
        </table:table-row>
        <table:table-row table:style-name="ro2">
          <table:table-cell table:style-name="ce2" office:value-type="string" calcext:value-type="string">
            <text:p>designMode</text:p>
          </table:table-cell>
          <table:table-cell table:style-name="ce2" office:value-type="string" calcext:value-type="string">
            <text:p>getAttribute</text:p>
          </table:table-cell>
        </table:table-row>
        <table:table-row table:style-name="ro2"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getAttributeNames</text:p>
          </table:table-cell>
        </table:table-row>
        <table:table-row table:style-name="ro2">
          <table:table-cell table:style-name="ce2" office:value-type="string" calcext:value-type="string">
            <text:p>dispatchEvent</text:p>
          </table:table-cell>
          <table:table-cell table:style-name="ce2" office:value-type="string" calcext:value-type="string">
            <text:p>getAttributeNode</text:p>
          </table:table-cell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getAttributeNodeNS</text:p>
          </table:table-cell>
        </table:table-row>
        <table:table-row table:style-name="ro2">
          <table:table-cell table:style-name="ce2" office:value-type="string" calcext:value-type="string">
            <text:p>DOCUMENT_FRAGMENT_NODE</text:p>
          </table:table-cell>
          <table:table-cell table:style-name="ce2" office:value-type="string" calcext:value-type="string">
            <text:p>getAttributeNS</text:p>
          </table:table-cell>
        </table:table-row>
        <table:table-row table:style-name="ro2">
          <table:table-cell table:style-name="ce2" office:value-type="string" calcext:value-type="string">
            <text:p>DOCUMENT_NODE</text:p>
          </table:table-cell>
          <table:table-cell table:style-name="ce2" office:value-type="string" calcext:value-type="string">
            <text:p>getBoundingClientRect</text:p>
          </table:table-cell>
        </table:table-row>
        <table:table-row table:style-name="ro2">
          <table:table-cell table:style-name="ce2" office:value-type="string" calcext:value-type="string">
            <text:p>DOCUMENT_POSITION_CONTAINED_BY</text:p>
          </table:table-cell>
          <table:table-cell table:style-name="ce2" office:value-type="string" calcext:value-type="string">
            <text:p>getClientRects</text:p>
          </table:table-cell>
        </table:table-row>
        <table:table-row table:style-name="ro2">
          <table:table-cell table:style-name="ce2" office:value-type="string" calcext:value-type="string">
            <text:p>DOCUMENT_POSITION_CONTAINS</text:p>
          </table:table-cell>
          <table:table-cell table:style-name="ce2" office:value-type="string" calcext:value-type="string">
            <text:p>getElementsByClassName</text:p>
          </table:table-cell>
        </table:table-row>
        <table:table-row table:style-name="ro2">
          <table:table-cell table:style-name="ce2" office:value-type="string" calcext:value-type="string">
            <text:p>DOCUMENT_POSITION_DISCONNECTED</text:p>
          </table:table-cell>
          <table:table-cell table:style-name="ce2" office:value-type="string" calcext:value-type="string">
            <text:p>getElementsByTagName</text:p>
          </table:table-cell>
        </table:table-row>
        <table:table-row table:style-name="ro2">
          <table:table-cell table:style-name="ce2" office:value-type="string" calcext:value-type="string">
            <text:p>DOCUMENT_POSITION_FOLLOWING</text:p>
          </table:table-cell>
          <table:table-cell table:style-name="ce2" office:value-type="string" calcext:value-type="string">
            <text:p>getElementsByTagNameNS</text:p>
          </table:table-cell>
        </table:table-row>
        <table:table-row table:style-name="ro2">
          <table:table-cell table:style-name="ce2" office:value-type="string" calcext:value-type="string">
            <text:p>DOCUMENT_POSITION_IMPLEMENTATION_SPECIFIC</text:p>
          </table:table-cell>
          <table:table-cell table:style-name="ce2" office:value-type="string" calcext:value-type="string">
            <text:p>hasAttribute</text:p>
          </table:table-cell>
        </table:table-row>
        <table:table-row table:style-name="ro2">
          <table:table-cell table:style-name="ce2" office:value-type="string" calcext:value-type="string">
            <text:p>DOCUMENT_POSITION_PRECEDING</text:p>
          </table:table-cell>
          <table:table-cell table:style-name="ce2" office:value-type="string" calcext:value-type="string">
            <text:p>hasAttributeNS</text:p>
          </table:table-cell>
        </table:table-row>
        <table:table-row table:style-name="ro2">
          <table:table-cell table:style-name="ce2" office:value-type="string" calcext:value-type="string">
            <text:p>DOCUMENT_TYPE_NODE</text:p>
          </table:table-cell>
          <table:table-cell table:style-name="ce2" office:value-type="string" calcext:value-type="string">
            <text:p>hasAttributes</text:p>
          </table:table-cell>
        </table:table-row>
        <table:table-row table:style-name="ro2">
          <table:table-cell table:style-name="ce2" office:value-type="string" calcext:value-type="string">
            <text:p>documentElement</text:p>
          </table:table-cell>
          <table:table-cell table:style-name="ce2" office:value-type="string" calcext:value-type="string">
            <text:p>hasChildNodes</text:p>
          </table:table-cell>
        </table:table-row>
        <table:table-row table:style-name="ro2">
          <table:table-cell table:style-name="ce2" office:value-type="string" calcext:value-type="string">
            <text:p>documentURI</text:p>
          </table:table-cell>
          <table:table-cell table:style-name="ce2" office:value-type="string" calcext:value-type="string">
            <text:p>hidden</text:p>
          </table:table-cell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2">
          <table:table-cell table:style-name="ce2" office:value-type="string" calcext:value-type="string">
            <text:p>ELEMENT_NODE</text:p>
          </table:table-cell>
          <table:table-cell table:style-name="ce2" office:value-type="string" calcext:value-type="string">
            <text:p>innerHTML</text:p>
          </table:table-cell>
        </table:table-row>
        <table:table-row table:style-name="ro2">
          <table:table-cell table:style-name="ce2" office:value-type="string" calcext:value-type="string">
            <text:p>elementFromPoint</text:p>
          </table:table-cell>
          <table:table-cell table:style-name="ce2" office:value-type="string" calcext:value-type="string">
            <text:p>innerText</text:p>
          </table:table-cell>
        </table:table-row>
        <table:table-row table:style-name="ro2">
          <table:table-cell table:style-name="ce2" office:value-type="string" calcext:value-type="string">
            <text:p>elementsFromPoint</text:p>
          </table:table-cell>
          <table:table-cell table:style-name="ce2" office:value-type="string" calcext:value-type="string">
            <text:p>insertAdjacentHTML</text:p>
          </table:table-cell>
        </table:table-row>
        <table:table-row table:style-name="ro2">
          <table:table-cell table:style-name="ce2" office:value-type="string" calcext:value-type="string">
            <text:p>embeds</text:p>
          </table:table-cell>
          <table:table-cell table:style-name="ce2" office:value-type="string" calcext:value-type="string">
            <text:p>insertBefore</text:p>
          </table:table-cell>
        </table:table-row>
        <table:table-row table:style-name="ro2">
          <table:table-cell table:style-name="ce2" office:value-type="string" calcext:value-type="string">
            <text:p>enableStyleSheetsForSet</text:p>
          </table:table-cell>
          <table:table-cell table:style-name="ce2" office:value-type="string" calcext:value-type="string">
            <text:p>isContentEditable</text:p>
          </table:table-cell>
        </table:table-row>
        <table:table-row table:style-name="ro2">
          <table:table-cell table:style-name="ce2" office:value-type="string" calcext:value-type="string">
            <text:p>ENTITY_NODE</text:p>
          </table:table-cell>
          <table:table-cell table:style-name="ce2" office:value-type="string" calcext:value-type="string">
            <text:p>isDefaultNamespace</text:p>
          </table:table-cell>
        </table:table-row>
        <table:table-row table:style-name="ro2">
          <table:table-cell table:style-name="ce2" office:value-type="string" calcext:value-type="string">
            <text:p>ENTITY_REFERENCE_NODE</text:p>
          </table:table-cell>
          <table:table-cell table:style-name="ce2" office:value-type="string" calcext:value-type="string">
            <text:p>isEqualNode</text:p>
          </table:table-cell>
        </table:table-row>
        <table:table-row table:style-name="ro2">
          <table:table-cell table:style-name="ce2" office:value-type="string" calcext:value-type="string">
            <text:p>evaluate</text:p>
          </table:table-cell>
          <table:table-cell table:style-name="ce2" office:value-type="string" calcext:value-type="string">
            <text:p>itemId</text:p>
          </table:table-cell>
        </table:table-row>
        <table:table-row table:style-name="ro2">
          <table:table-cell table:style-name="ce2" office:value-type="string" calcext:value-type="string">
            <text:p>execCommand</text:p>
          </table:table-cell>
          <table:table-cell table:style-name="ce2" office:value-type="string" calcext:value-type="string">
            <text:p>itemProp</text:p>
          </table:table-cell>
        </table:table-row>
        <table:table-row table:style-name="ro2">
          <table:table-cell table:style-name="ce2" office:value-type="string" calcext:value-type="string">
            <text:p>fgColor</text:p>
          </table:table-cell>
          <table:table-cell table:style-name="ce2" office:value-type="string" calcext:value-type="string">
            <text:p>itemRef</text:p>
          </table:table-cell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style-name="ce2" office:value-type="string" calcext:value-type="string">
            <text:p>itemScope</text:p>
          </table:table-cell>
        </table:table-row>
        <table:table-row table:style-name="ro2">
          <table:table-cell table:style-name="ce2" office:value-type="string" calcext:value-type="string">
            <text:p>firstElementChild</text:p>
          </table:table-cell>
          <table:table-cell table:style-name="ce2" office:value-type="string" calcext:value-type="string">
            <text:p>itemType</text:p>
          </table:table-cell>
        </table:table-row>
        <table:table-row table:style-name="ro2">
          <table:table-cell table:style-name="ce2" office:value-type="string" calcext:value-type="string">
            <text:p>fonts</text:p>
          </table:table-cell>
          <table:table-cell table:style-name="ce2" office:value-type="string" calcext:value-type="string">
            <text:p>itemValue</text:p>
          </table:table-cell>
        </table:table-row>
        <table:table-row table:style-name="ro2">
          <table:table-cell table:style-name="ce2" office:value-type="string" calcext:value-type="string">
            <text:p>forms</text:p>
          </table:table-cell>
          <table:table-cell table:style-name="ce2" office:value-type="string" calcext:value-type="string">
            <text:p>lang</text:p>
          </table:table-cell>
        </table:table-row>
        <table:table-row table:style-name="ro2">
          <table:table-cell table:style-name="ce2" office:value-type="string" calcext:value-type="string">
            <text:p>getElementById</text:p>
          </table:table-cell>
          <table:table-cell table:style-name="ce2" office:value-type="string" calcext:value-type="string">
            <text:p>lastChild</text:p>
          </table:table-cell>
        </table:table-row>
        <table:table-row table:style-name="ro2">
          <table:table-cell table:style-name="ce2" office:value-type="string" calcext:value-type="string">
            <text:p>getElementsByClassName</text:p>
          </table:table-cell>
          <table:table-cell table:style-name="ce2" office:value-type="string" calcext:value-type="string">
            <text:p>lastElementChild</text:p>
          </table:table-cell>
        </table:table-row>
        <table:table-row table:style-name="ro2">
          <table:table-cell table:style-name="ce2" office:value-type="string" calcext:value-type="string">
            <text:p>getElementsByName</text:p>
          </table:table-cell>
          <table:table-cell table:style-name="ce2" office:value-type="string" calcext:value-type="string">
            <text:p>localName</text:p>
          </table:table-cell>
        </table:table-row>
        <table:table-row table:style-name="ro2">
          <table:table-cell table:style-name="ce2" office:value-type="string" calcext:value-type="string">
            <text:p>getElementsByTagName</text:p>
          </table:table-cell>
          <table:table-cell table:style-name="ce2" office:value-type="string" calcext:value-type="string">
            <text:p>lookupNamespaceURI</text:p>
          </table:table-cell>
        </table:table-row>
        <table:table-row table:style-name="ro2">
          <table:table-cell table:style-name="ce2" office:value-type="string" calcext:value-type="string">
            <text:p>getElementsByTagNameNS</text:p>
          </table:table-cell>
          <table:table-cell table:style-name="ce2" office:value-type="string" calcext:value-type="string">
            <text:p>lookupPrefix</text:p>
          </table:table-cell>
        </table:table-row>
        <table:table-row table:style-name="ro2">
          <table:table-cell table:style-name="ce2" office:value-type="string" calcext:value-type="string">
            <text:p>getItems</text:p>
          </table:table-cell>
          <table:table-cell table:style-name="ce2" office:value-type="string" calcext:value-type="string">
            <text:p>matches</text:p>
          </table:table-cell>
        </table:table-row>
        <table:table-row table:style-name="ro2">
          <table:table-cell table:style-name="ce2" office:value-type="string" calcext:value-type="string">
            <text:p>getSelection</text:p>
          </table:table-cell>
          <table:table-cell table:style-name="ce2" office:value-type="string" calcext:value-type="string">
            <text:p>mozMatchesSelector</text:p>
          </table:table-cell>
        </table:table-row>
        <table:table-row table:style-name="ro2">
          <table:table-cell table:style-name="ce2" office:value-type="string" calcext:value-type="string">
            <text:p>hasChildNodes</text:p>
          </table:table-cell>
          <table:table-cell table:style-name="ce2" office:value-type="string" calcext:value-type="string">
            <text:p>mozRequestFullScreen</text:p>
          </table:table-cell>
        </table:table-row>
        <table:table-row table:style-name="ro2">
          <table:table-cell table:style-name="ce2" office:value-type="string" calcext:value-type="string">
            <text:p>hasFocus</text:p>
          </table:table-cell>
          <table:table-cell table:style-name="ce2" office:value-type="string" calcext:value-type="string">
            <text:p>mozRequestPointerLock</text:p>
          </table:table-cell>
        </table:table-row>
        <table:table-row table:style-name="ro2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namespaceURI</text:p>
          </table:table-cell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nextElementSibling</text:p>
          </table:table-cell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nextSibling</text:p>
          </table:table-cell>
        </table:table-row>
        <table:table-row table:style-name="ro2">
          <table:table-cell table:style-name="ce2" office:value-type="string" calcext:value-type="string">
            <text:p>implementation</text:p>
          </table:table-cell>
          <table:table-cell table:style-name="ce2" office:value-type="string" calcext:value-type="string">
            <text:p>nodeName</text:p>
          </table:table-cell>
        </table:table-row>
        <table:table-row table:style-name="ro2">
          <table:table-cell table:style-name="ce2" office:value-type="string" calcext:value-type="string">
            <text:p>importNode</text:p>
          </table:table-cell>
          <table:table-cell table:style-name="ce2" office:value-type="string" calcext:value-type="string">
            <text:p>nodeType</text:p>
          </table:table-cell>
        </table:table-row>
        <table:table-row table:style-name="ro2">
          <table:table-cell table:style-name="ce2" office:value-type="string" calcext:value-type="string">
            <text:p>inputEncoding</text:p>
          </table:table-cell>
          <table:table-cell table:style-name="ce2" office:value-type="string" calcext:value-type="string">
            <text:p>nodeValue</text:p>
          </table:table-cell>
        </table:table-row>
        <table:table-row table:style-name="ro2">
          <table:table-cell table:style-name="ce2" office:value-type="string" calcext:value-type="string">
            <text:p>insertBefore</text:p>
          </table:table-cell>
          <table:table-cell table:style-name="ce2" office:value-type="string" calcext:value-type="string">
            <text:p>normalize</text:p>
          </table:table-cell>
        </table:table-row>
        <table:table-row table:style-name="ro2">
          <table:table-cell table:style-name="ce2" office:value-type="string" calcext:value-type="string">
            <text:p>isDefaultNamespace</text:p>
          </table:table-cell>
          <table:table-cell table:style-name="ce2" office:value-type="string" calcext:value-type="string">
            <text:p>NOTATION_NODE</text:p>
          </table:table-cell>
        </table:table-row>
        <table:table-row table:style-name="ro2">
          <table:table-cell table:style-name="ce2" office:value-type="string" calcext:value-type="string">
            <text:p>isEqualNode</text:p>
          </table:table-cell>
          <table:table-cell table:style-name="ce2" office:value-type="string" calcext:value-type="string">
            <text:p>offsetHeight</text:p>
          </table:table-cell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style-name="ce2" office:value-type="string" calcext:value-type="string">
            <text:p>offsetLeft</text:p>
          </table:table-cell>
        </table:table-row>
        <table:table-row table:style-name="ro2">
          <table:table-cell table:style-name="ce2" office:value-type="string" calcext:value-type="string">
            <text:p>lastElementChild</text:p>
          </table:table-cell>
          <table:table-cell table:style-name="ce2" office:value-type="string" calcext:value-type="string">
            <text:p>offsetParent</text:p>
          </table:table-cell>
        </table:table-row>
        <table:table-row table:style-name="ro2">
          <table:table-cell table:style-name="ce2" office:value-type="string" calcext:value-type="string">
            <text:p>lastModified</text:p>
          </table:table-cell>
          <table:table-cell table:style-name="ce2" office:value-type="string" calcext:value-type="string">
            <text:p>offsetTop</text:p>
          </table:table-cell>
        </table:table-row>
        <table:table-row table:style-name="ro2">
          <table:table-cell table:style-name="ce2" office:value-type="string" calcext:value-type="string">
            <text:p>lastStyleSheetSet</text:p>
          </table:table-cell>
          <table:table-cell table:style-name="ce2" office:value-type="string" calcext:value-type="string">
            <text:p>offsetWidth</text:p>
          </table:table-cell>
        </table:table-row>
        <table:table-row table:style-name="ro2">
          <table:table-cell table:style-name="ce2" office:value-type="string" calcext:value-type="string">
            <text:p>linkColor</text:p>
          </table:table-cell>
          <table:table-cell table:style-name="ce2" office:value-type="string" calcext:value-type="string">
            <text:p>onabort</text:p>
          </table:table-cell>
        </table:table-row>
        <table:table-row table:style-name="ro2">
          <table:table-cell table:style-name="ce2" office:value-type="string" calcext:value-type="string">
            <text:p>links</text:p>
          </table:table-cell>
          <table:table-cell table:style-name="ce2" office:value-type="string" calcext:value-type="string">
            <text:p>onblur</text:p>
          </table:table-cell>
        </table:table-row>
        <table:table-row table:style-name="ro2">
          <table:table-cell table:style-name="ce2" office:value-type="string" calcext:value-type="string">
            <text:p>localName</text:p>
          </table:table-cell>
          <table:table-cell table:style-name="ce2" office:value-type="string" calcext:value-type="string">
            <text:p>oncanplay</text:p>
          </table:table-cell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oncanplaythrough</text:p>
          </table:table-cell>
        </table:table-row>
        <table:table-row table:style-name="ro2">
          <table:table-cell table:style-name="ce2" office:value-type="string" calcext:value-type="string">
            <text:p>lookupNamespaceURI</text:p>
          </table:table-cell>
          <table:table-cell table:style-name="ce2" office:value-type="string" calcext:value-type="string">
            <text:p>onchange</text:p>
          </table:table-cell>
        </table:table-row>
        <table:table-row table:style-name="ro2">
          <table:table-cell table:style-name="ce2" office:value-type="string" calcext:value-type="string">
            <text:p>lookupPrefix</text:p>
          </table:table-cell>
          <table:table-cell table:style-name="ce2" office:value-type="string" calcext:value-type="string">
            <text:p>onclick</text:p>
          </table:table-cell>
        </table:table-row>
        <table:table-row table:style-name="ro2">
          <table:table-cell table:style-name="ce2" office:value-type="string" calcext:value-type="string">
            <text:p>mozCancelFullScreen</text:p>
          </table:table-cell>
          <table:table-cell table:style-name="ce2" office:value-type="string" calcext:value-type="string">
            <text:p>oncontextmenu</text:p>
          </table:table-cell>
        </table:table-row>
        <table:table-row table:style-name="ro2">
          <table:table-cell table:style-name="ce2" office:value-type="string" calcext:value-type="string">
            <text:p>mozExitPointerLock</text:p>
          </table:table-cell>
          <table:table-cell table:style-name="ce2" office:value-type="string" calcext:value-type="string">
            <text:p>oncopy</text:p>
          </table:table-cell>
        </table:table-row>
        <table:table-row table:style-name="ro2">
          <table:table-cell table:style-name="ce2" office:value-type="string" calcext:value-type="string">
            <text:p>mozFullScreen</text:p>
          </table:table-cell>
          <table:table-cell table:style-name="ce2" office:value-type="string" calcext:value-type="string">
            <text:p>oncut</text:p>
          </table:table-cell>
        </table:table-row>
        <table:table-row table:style-name="ro2">
          <table:table-cell table:style-name="ce2" office:value-type="string" calcext:value-type="string">
            <text:p>mozFullScreenElement</text:p>
          </table:table-cell>
          <table:table-cell table:style-name="ce2" office:value-type="string" calcext:value-type="string">
            <text:p>ondblclick</text:p>
          </table:table-cell>
        </table:table-row>
        <table:table-row table:style-name="ro2">
          <table:table-cell table:style-name="ce2" office:value-type="string" calcext:value-type="string">
            <text:p>mozFullScreenEnabled</text:p>
          </table:table-cell>
          <table:table-cell table:style-name="ce2" office:value-type="string" calcext:value-type="string">
            <text:p>ondrag</text:p>
          </table:table-cell>
        </table:table-row>
        <table:table-row table:style-name="ro2">
          <table:table-cell table:style-name="ce2" office:value-type="string" calcext:value-type="string">
            <text:p>mozHidden</text:p>
          </table:table-cell>
          <table:table-cell table:style-name="ce2" office:value-type="string" calcext:value-type="string">
            <text:p>ondragend</text:p>
          </table:table-cell>
        </table:table-row>
        <table:table-row table:style-name="ro2">
          <table:table-cell table:style-name="ce2" office:value-type="string" calcext:value-type="string">
            <text:p>mozPointerLockElement</text:p>
          </table:table-cell>
          <table:table-cell table:style-name="ce2" office:value-type="string" calcext:value-type="string">
            <text:p>ondragenter</text:p>
          </table:table-cell>
        </table:table-row>
        <table:table-row table:style-name="ro2">
          <table:table-cell table:style-name="ce2" office:value-type="string" calcext:value-type="string">
            <text:p>mozSetImageElement</text:p>
          </table:table-cell>
          <table:table-cell table:style-name="ce2" office:value-type="string" calcext:value-type="string">
            <text:p>ondragleave</text:p>
          </table:table-cell>
        </table:table-row>
        <table:table-row table:style-name="ro2">
          <table:table-cell table:style-name="ce2" office:value-type="string" calcext:value-type="string">
            <text:p>mozVisibilityState</text:p>
          </table:table-cell>
          <table:table-cell table:style-name="ce2" office:value-type="string" calcext:value-type="string">
            <text:p>ondragover</text:p>
          </table:table-cell>
        </table:table-row>
        <table:table-row table:style-name="ro2">
          <table:table-cell table:style-name="ce2" office:value-type="string" calcext:value-type="string">
            <text:p>namespaceURI</text:p>
          </table:table-cell>
          <table:table-cell table:style-name="ce2" office:value-type="string" calcext:value-type="string">
            <text:p>ondragstart</text:p>
          </table:table-cell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style-name="ce2" office:value-type="string" calcext:value-type="string">
            <text:p>ondrop</text:p>
          </table:table-cell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style-name="ce2" office:value-type="string" calcext:value-type="string">
            <text:p>ondurationchange</text:p>
          </table:table-cell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style-name="ce2" office:value-type="string" calcext:value-type="string">
            <text:p>onemptied</text:p>
          </table:table-cell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style-name="ce2" office:value-type="string" calcext:value-type="string">
            <text:p>onended</text:p>
          </table:table-cell>
        </table:table-row>
        <table:table-row table:style-name="ro2">
          <table:table-cell table:style-name="ce2" office:value-type="string" calcext:value-type="string">
            <text:p>normalize</text:p>
          </table:table-cell>
          <table:table-cell table:style-name="ce2" office:value-type="string" calcext:value-type="string">
            <text:p>onerror</text:p>
          </table:table-cell>
        </table:table-row>
        <table:table-row table:style-name="ro2">
          <table:table-cell table:style-name="ce2" office:value-type="string" calcext:value-type="string">
            <text:p>NOTATION_NODE</text:p>
          </table:table-cell>
          <table:table-cell table:style-name="ce2" office:value-type="string" calcext:value-type="string">
            <text:p>onfocus</text:p>
          </table:table-cell>
        </table:table-row>
        <table:table-row table:style-name="ro2">
          <table:table-cell table:style-name="ce2" office:value-type="string" calcext:value-type="string">
            <text:p>onabort</text:p>
          </table:table-cell>
          <table:table-cell table:style-name="ce2" office:value-type="string" calcext:value-type="string">
            <text:p>oninput</text:p>
          </table:table-cell>
        </table:table-row>
        <table:table-row table:style-name="ro2">
          <table:table-cell table:style-name="ce2" office:value-type="string" calcext:value-type="string">
            <text:p>onafterscriptexecute</text:p>
          </table:table-cell>
          <table:table-cell table:style-name="ce2" office:value-type="string" calcext:value-type="string">
            <text:p>oninvalid</text:p>
          </table:table-cell>
        </table:table-row>
        <table:table-row table:style-name="ro2">
          <table:table-cell table:style-name="ce2" office:value-type="string" calcext:value-type="string">
            <text:p>onbeforescriptexecute</text:p>
          </table:table-cell>
          <table:table-cell table:style-name="ce2" office:value-type="string" calcext:value-type="string">
            <text:p>onkeydown</text:p>
          </table:table-cell>
        </table:table-row>
        <table:table-row table:style-name="ro2">
          <table:table-cell table:style-name="ce2" office:value-type="string" calcext:value-type="string">
            <text:p>onblur</text:p>
          </table:table-cell>
          <table:table-cell table:style-name="ce2" office:value-type="string" calcext:value-type="string">
            <text:p>onkeypress</text:p>
          </table:table-cell>
        </table:table-row>
        <table:table-row table:style-name="ro2">
          <table:table-cell table:style-name="ce2" office:value-type="string" calcext:value-type="string">
            <text:p>oncanplay</text:p>
          </table:table-cell>
          <table:table-cell table:style-name="ce2" office:value-type="string" calcext:value-type="string">
            <text:p>onkeyup</text:p>
          </table:table-cell>
        </table:table-row>
        <table:table-row table:style-name="ro2">
          <table:table-cell table:style-name="ce2" office:value-type="string" calcext:value-type="string">
            <text:p>oncanplaythrough</text:p>
          </table:table-cell>
          <table:table-cell table:style-name="ce2" office:value-type="string" calcext:value-type="string">
            <text:p>onload</text:p>
          </table:table-cell>
        </table:table-row>
        <table:table-row table:style-name="ro2">
          <table:table-cell table:style-name="ce2" office:value-type="string" calcext:value-type="string">
            <text:p>onchange</text:p>
          </table:table-cell>
          <table:table-cell table:style-name="ce2" office:value-type="string" calcext:value-type="string">
            <text:p>onloadeddata</text:p>
          </table:table-cell>
        </table:table-row>
        <table:table-row table:style-name="ro2">
          <table:table-cell table:style-name="ce2" office:value-type="string" calcext:value-type="string">
            <text:p>onclick</text:p>
          </table:table-cell>
          <table:table-cell table:style-name="ce2" office:value-type="string" calcext:value-type="string">
            <text:p>onloadedmetadata</text:p>
          </table:table-cell>
        </table:table-row>
        <table:table-row table:style-name="ro2">
          <table:table-cell table:style-name="ce2" office:value-type="string" calcext:value-type="string">
            <text:p>oncontextmenu</text:p>
          </table:table-cell>
          <table:table-cell table:style-name="ce2" office:value-type="string" calcext:value-type="string">
            <text:p>onloadstart</text:p>
          </table:table-cell>
        </table:table-row>
        <table:table-row table:style-name="ro2">
          <table:table-cell table:style-name="ce2" office:value-type="string" calcext:value-type="string">
            <text:p>oncopy</text:p>
          </table:table-cell>
          <table:table-cell table:style-name="ce2" office:value-type="string" calcext:value-type="string">
            <text:p>onmousedown</text:p>
          </table:table-cell>
        </table:table-row>
        <table:table-row table:style-name="ro2">
          <table:table-cell table:style-name="ce2" office:value-type="string" calcext:value-type="string">
            <text:p>oncut</text:p>
          </table:table-cell>
          <table:table-cell table:style-name="ce2" office:value-type="string" calcext:value-type="string">
            <text:p>onmouseenter</text:p>
          </table:table-cell>
        </table:table-row>
        <table:table-row table:style-name="ro2">
          <table:table-cell table:style-name="ce2" office:value-type="string" calcext:value-type="string">
            <text:p>ondblclick</text:p>
          </table:table-cell>
          <table:table-cell table:style-name="ce2" office:value-type="string" calcext:value-type="string">
            <text:p>onmouseleave</text:p>
          </table:table-cell>
        </table:table-row>
        <table:table-row table:style-name="ro2">
          <table:table-cell table:style-name="ce2" office:value-type="string" calcext:value-type="string">
            <text:p>ondrag</text:p>
          </table:table-cell>
          <table:table-cell table:style-name="ce2" office:value-type="string" calcext:value-type="string">
            <text:p>onmousemove</text:p>
          </table:table-cell>
        </table:table-row>
        <table:table-row table:style-name="ro2">
          <table:table-cell table:style-name="ce2" office:value-type="string" calcext:value-type="string">
            <text:p>ondragend</text:p>
          </table:table-cell>
          <table:table-cell table:style-name="ce2" office:value-type="string" calcext:value-type="string">
            <text:p>onmouseout</text:p>
          </table:table-cell>
        </table:table-row>
        <table:table-row table:style-name="ro2">
          <table:table-cell table:style-name="ce2" office:value-type="string" calcext:value-type="string">
            <text:p>ondragenter</text:p>
          </table:table-cell>
          <table:table-cell table:style-name="ce2" office:value-type="string" calcext:value-type="string">
            <text:p>onmouseover</text:p>
          </table:table-cell>
        </table:table-row>
        <table:table-row table:style-name="ro2">
          <table:table-cell table:style-name="ce2" office:value-type="string" calcext:value-type="string">
            <text:p>ondragleave</text:p>
          </table:table-cell>
          <table:table-cell table:style-name="ce2" office:value-type="string" calcext:value-type="string">
            <text:p>onmouseup</text:p>
          </table:table-cell>
        </table:table-row>
        <table:table-row table:style-name="ro2">
          <table:table-cell table:style-name="ce2" office:value-type="string" calcext:value-type="string">
            <text:p>ondragover</text:p>
          </table:table-cell>
          <table:table-cell table:style-name="ce2" office:value-type="string" calcext:value-type="string">
            <text:p>onmozfullscreenchange</text:p>
          </table:table-cell>
        </table:table-row>
        <table:table-row table:style-name="ro2">
          <table:table-cell table:style-name="ce2" office:value-type="string" calcext:value-type="string">
            <text:p>ondragstart</text:p>
          </table:table-cell>
          <table:table-cell table:style-name="ce2" office:value-type="string" calcext:value-type="string">
            <text:p>onmozfullscreenerror</text:p>
          </table:table-cell>
        </table:table-row>
        <table:table-row table:style-name="ro2">
          <table:table-cell table:style-name="ce2" office:value-type="string" calcext:value-type="string">
            <text:p>ondrop</text:p>
          </table:table-cell>
          <table:table-cell table:style-name="ce2" office:value-type="string" calcext:value-type="string">
            <text:p>onmozpointerlockchange</text:p>
          </table:table-cell>
        </table:table-row>
        <table:table-row table:style-name="ro2">
          <table:table-cell table:style-name="ce2" office:value-type="string" calcext:value-type="string">
            <text:p>ondurationchange</text:p>
          </table:table-cell>
          <table:table-cell table:style-name="ce2" office:value-type="string" calcext:value-type="string">
            <text:p>onmozpointerlockerror</text:p>
          </table:table-cell>
        </table:table-row>
        <table:table-row table:style-name="ro2">
          <table:table-cell table:style-name="ce2" office:value-type="string" calcext:value-type="string">
            <text:p>onemptied</text:p>
          </table:table-cell>
          <table:table-cell table:style-name="ce2" office:value-type="string" calcext:value-type="string">
            <text:p>onpaste</text:p>
          </table:table-cell>
        </table:table-row>
        <table:table-row table:style-name="ro2">
          <table:table-cell table:style-name="ce2" office:value-type="string" calcext:value-type="string">
            <text:p>onended</text:p>
          </table:table-cell>
          <table:table-cell table:style-name="ce2" office:value-type="string" calcext:value-type="string">
            <text:p>onpause</text:p>
          </table:table-cell>
        </table:table-row>
        <table:table-row table:style-name="ro2">
          <table:table-cell table:style-name="ce2" office:value-type="string" calcext:value-type="string">
            <text:p>onerror</text:p>
          </table:table-cell>
          <table:table-cell table:style-name="ce2" office:value-type="string" calcext:value-type="string">
            <text:p>onplay</text:p>
          </table:table-cell>
        </table:table-row>
        <table:table-row table:style-name="ro2">
          <table:table-cell table:style-name="ce2" office:value-type="string" calcext:value-type="string">
            <text:p>onfocus</text:p>
          </table:table-cell>
          <table:table-cell table:style-name="ce2" office:value-type="string" calcext:value-type="string">
            <text:p>onplaying</text:p>
          </table:table-cell>
        </table:table-row>
        <table:table-row table:style-name="ro2">
          <table:table-cell table:style-name="ce2" office:value-type="string" calcext:value-type="string">
            <text:p>oninput</text:p>
          </table:table-cell>
          <table:table-cell table:style-name="ce2" office:value-type="string" calcext:value-type="string">
            <text:p>onprogress</text:p>
          </table:table-cell>
        </table:table-row>
        <table:table-row table:style-name="ro2">
          <table:table-cell table:style-name="ce2" office:value-type="string" calcext:value-type="string">
            <text:p>oninvalid</text:p>
          </table:table-cell>
          <table:table-cell table:style-name="ce2" office:value-type="string" calcext:value-type="string">
            <text:p>onratechange</text:p>
          </table:table-cell>
        </table:table-row>
        <table:table-row table:style-name="ro2">
          <table:table-cell table:style-name="ce2" office:value-type="string" calcext:value-type="string">
            <text:p>onkeydown</text:p>
          </table:table-cell>
          <table:table-cell table:style-name="ce2" office:value-type="string" calcext:value-type="string">
            <text:p>onreset</text:p>
          </table:table-cell>
        </table:table-row>
        <table:table-row table:style-name="ro2">
          <table:table-cell table:style-name="ce2" office:value-type="string" calcext:value-type="string">
            <text:p>onkeypress</text:p>
          </table:table-cell>
          <table:table-cell table:style-name="ce2" office:value-type="string" calcext:value-type="string">
            <text:p>onresize</text:p>
          </table:table-cell>
        </table:table-row>
        <table:table-row table:style-name="ro2">
          <table:table-cell table:style-name="ce2" office:value-type="string" calcext:value-type="string">
            <text:p>onkeyup</text:p>
          </table:table-cell>
          <table:table-cell table:style-name="ce2" office:value-type="string" calcext:value-type="string">
            <text:p>onscroll</text:p>
          </table:table-cell>
        </table:table-row>
        <table:table-row table:style-name="ro2">
          <table:table-cell table:style-name="ce2" office:value-type="string" calcext:value-type="string">
            <text:p>onload</text:p>
          </table:table-cell>
          <table:table-cell table:style-name="ce2" office:value-type="string" calcext:value-type="string">
            <text:p>onseeked</text:p>
          </table:table-cell>
        </table:table-row>
        <table:table-row table:style-name="ro2">
          <table:table-cell table:style-name="ce2" office:value-type="string" calcext:value-type="string">
            <text:p>onloadeddata</text:p>
          </table:table-cell>
          <table:table-cell table:style-name="ce2" office:value-type="string" calcext:value-type="string">
            <text:p>onseeking</text:p>
          </table:table-cell>
        </table:table-row>
        <table:table-row table:style-name="ro2">
          <table:table-cell table:style-name="ce2" office:value-type="string" calcext:value-type="string">
            <text:p>onloadedmetadata</text:p>
          </table:table-cell>
          <table:table-cell table:style-name="ce2" office:value-type="string" calcext:value-type="string">
            <text:p>onselect</text:p>
          </table:table-cell>
        </table:table-row>
        <table:table-row table:style-name="ro2">
          <table:table-cell table:style-name="ce2" office:value-type="string" calcext:value-type="string">
            <text:p>onloadstart</text:p>
          </table:table-cell>
          <table:table-cell table:style-name="ce2" office:value-type="string" calcext:value-type="string">
            <text:p>onshow</text:p>
          </table:table-cell>
        </table:table-row>
        <table:table-row table:style-name="ro2">
          <table:table-cell table:style-name="ce2" office:value-type="string" calcext:value-type="string">
            <text:p>onmousedown</text:p>
          </table:table-cell>
          <table:table-cell table:style-name="ce2" office:value-type="string" calcext:value-type="string">
            <text:p>onstalled</text:p>
          </table:table-cell>
        </table:table-row>
        <table:table-row table:style-name="ro2">
          <table:table-cell table:style-name="ce2" office:value-type="string" calcext:value-type="string">
            <text:p>onmouseenter</text:p>
          </table:table-cell>
          <table:table-cell table:style-name="ce2" office:value-type="string" calcext:value-type="string">
            <text:p>onsubmit</text:p>
          </table:table-cell>
        </table:table-row>
        <table:table-row table:style-name="ro2">
          <table:table-cell table:style-name="ce2" office:value-type="string" calcext:value-type="string">
            <text:p>onmouseleave</text:p>
          </table:table-cell>
          <table:table-cell table:style-name="ce2" office:value-type="string" calcext:value-type="string">
            <text:p>onsuspend</text:p>
          </table:table-cell>
        </table:table-row>
        <table:table-row table:style-name="ro2">
          <table:table-cell table:style-name="ce2" office:value-type="string" calcext:value-type="string">
            <text:p>onmousemove</text:p>
          </table:table-cell>
          <table:table-cell table:style-name="ce2" office:value-type="string" calcext:value-type="string">
            <text:p>ontimeupdate</text:p>
          </table:table-cell>
        </table:table-row>
        <table:table-row table:style-name="ro2">
          <table:table-cell table:style-name="ce2" office:value-type="string" calcext:value-type="string">
            <text:p>onmouseout</text:p>
          </table:table-cell>
          <table:table-cell table:style-name="ce2" office:value-type="string" calcext:value-type="string">
            <text:p>onvolumechange</text:p>
          </table:table-cell>
        </table:table-row>
        <table:table-row table:style-name="ro2">
          <table:table-cell table:style-name="ce2" office:value-type="string" calcext:value-type="string">
            <text:p>onmouseover</text:p>
          </table:table-cell>
          <table:table-cell table:style-name="ce2" office:value-type="string" calcext:value-type="string">
            <text:p>onwaiting</text:p>
          </table:table-cell>
        </table:table-row>
        <table:table-row table:style-name="ro2">
          <table:table-cell table:style-name="ce2" office:value-type="string" calcext:value-type="string">
            <text:p>onmouseup</text:p>
          </table:table-cell>
          <table:table-cell table:style-name="ce2" office:value-type="string" calcext:value-type="string">
            <text:p>onwheel</text:p>
          </table:table-cell>
        </table:table-row>
        <table:table-row table:style-name="ro2">
          <table:table-cell table:style-name="ce2" office:value-type="string" calcext:value-type="string">
            <text:p>onmozfullscreenchange</text:p>
          </table:table-cell>
          <table:table-cell table:style-name="ce2" office:value-type="string" calcext:value-type="string">
            <text:p>outerHTML</text:p>
          </table:table-cell>
        </table:table-row>
        <table:table-row table:style-name="ro2">
          <table:table-cell table:style-name="ce2" office:value-type="string" calcext:value-type="string">
            <text:p>onmozfullscreenerror</text:p>
          </table:table-cell>
          <table:table-cell table:style-name="ce2" office:value-type="string" calcext:value-type="string">
            <text:p>ownerDocument</text:p>
          </table:table-cell>
        </table:table-row>
        <table:table-row table:style-name="ro2">
          <table:table-cell table:style-name="ce2" office:value-type="string" calcext:value-type="string">
            <text:p>onmozpointerlockchange</text:p>
          </table:table-cell>
          <table:table-cell table:style-name="ce2" office:value-type="string" calcext:value-type="string">
            <text:p>parentElement</text:p>
          </table:table-cell>
        </table:table-row>
        <table:table-row table:style-name="ro2">
          <table:table-cell table:style-name="ce2" office:value-type="string" calcext:value-type="string">
            <text:p>onmozpointerlockerror</text:p>
          </table:table-cell>
          <table:table-cell table:style-name="ce2" office:value-type="string" calcext:value-type="string">
            <text:p>parentNode</text:p>
          </table:table-cell>
        </table:table-row>
        <table:table-row table:style-name="ro2">
          <table:table-cell table:style-name="ce2" office:value-type="string" calcext:value-type="string">
            <text:p>onpaste</text:p>
          </table:table-cell>
          <table:table-cell table:style-name="ce2" office:value-type="string" calcext:value-type="string">
            <text:p>prefix</text:p>
          </table:table-cell>
        </table:table-row>
        <table:table-row table:style-name="ro2">
          <table:table-cell table:style-name="ce2" office:value-type="string" calcext:value-type="string">
            <text:p>onpause</text:p>
          </table:table-cell>
          <table:table-cell table:style-name="ce2" office:value-type="string" calcext:value-type="string">
            <text:p>previousElementSibling</text:p>
          </table:table-cell>
        </table:table-row>
        <table:table-row table:style-name="ro2">
          <table:table-cell table:style-name="ce2" office:value-type="string" calcext:value-type="string">
            <text:p>onplay</text:p>
          </table:table-cell>
          <table:table-cell table:style-name="ce2" office:value-type="string" calcext:value-type="string">
            <text:p>previousSibling</text:p>
          </table:table-cell>
        </table:table-row>
        <table:table-row table:style-name="ro2">
          <table:table-cell table:style-name="ce2" office:value-type="string" calcext:value-type="string">
            <text:p>onplaying</text:p>
          </table:table-cell>
          <table:table-cell table:style-name="ce2" office:value-type="string" calcext:value-type="string">
            <text:p>PROCESSING_INSTRUCTION_NODE</text:p>
          </table:table-cell>
        </table:table-row>
        <table:table-row table:style-name="ro2">
          <table:table-cell table:style-name="ce2" office:value-type="string" calcext:value-type="string">
            <text:p>onprogress</text:p>
          </table:table-cell>
          <table:table-cell table:style-name="ce2" office:value-type="string" calcext:value-type="string">
            <text:p>properties</text:p>
          </table:table-cell>
        </table:table-row>
        <table:table-row table:style-name="ro2">
          <table:table-cell table:style-name="ce2" office:value-type="string" calcext:value-type="string">
            <text:p>onratechange</text:p>
          </table:table-cell>
          <table:table-cell table:style-name="ce2" office:value-type="string" calcext:value-type="string">
            <text:p>querySelector</text:p>
          </table:table-cell>
        </table:table-row>
        <table:table-row table:style-name="ro2">
          <table:table-cell table:style-name="ce2" office:value-type="string" calcext:value-type="string">
            <text:p>onreadystatechange</text:p>
          </table:table-cell>
          <table:table-cell table:style-name="ce2" office:value-type="string" calcext:value-type="string">
            <text:p>querySelectorAll</text:p>
          </table:table-cell>
        </table:table-row>
        <table:table-row table:style-name="ro2">
          <table:table-cell table:style-name="ce2" office:value-type="string" calcext:value-type="string">
            <text:p>onreset</text:p>
          </table:table-cell>
          <table:table-cell table:style-name="ce2" office:value-type="string" calcext:value-type="string">
            <text:p>releaseCapture</text:p>
          </table:table-cell>
        </table:table-row>
        <table:table-row table:style-name="ro2">
          <table:table-cell table:style-name="ce2" office:value-type="string" calcext:value-type="string">
            <text:p>onresize</text:p>
          </table:table-cell>
          <table:table-cell table:style-name="ce2" office:value-type="string" calcext:value-type="string">
            <text:p>remove</text:p>
          </table:table-cell>
        </table:table-row>
        <table:table-row table:style-name="ro2">
          <table:table-cell table:style-name="ce2" office:value-type="string" calcext:value-type="string">
            <text:p>onscroll</text:p>
          </table:table-cell>
          <table:table-cell table:style-name="ce2" office:value-type="string" calcext:value-type="string">
            <text:p>removeAttribute</text:p>
          </table:table-cell>
        </table:table-row>
        <table:table-row table:style-name="ro2">
          <table:table-cell table:style-name="ce2" office:value-type="string" calcext:value-type="string">
            <text:p>onseeked</text:p>
          </table:table-cell>
          <table:table-cell table:style-name="ce2" office:value-type="string" calcext:value-type="string">
            <text:p>removeAttributeNode</text:p>
          </table:table-cell>
        </table:table-row>
        <table:table-row table:style-name="ro2">
          <table:table-cell table:style-name="ce2" office:value-type="string" calcext:value-type="string">
            <text:p>onseeking</text:p>
          </table:table-cell>
          <table:table-cell table:style-name="ce2" office:value-type="string" calcext:value-type="string">
            <text:p>removeAttributeNS</text:p>
          </table:table-cell>
        </table:table-row>
        <table:table-row table:style-name="ro2">
          <table:table-cell table:style-name="ce2" office:value-type="string" calcext:value-type="string">
            <text:p>onselect</text:p>
          </table:table-cell>
          <table:table-cell table:style-name="ce2" office:value-type="string" calcext:value-type="string">
            <text:p>removeChild</text:p>
          </table:table-cell>
        </table:table-row>
        <table:table-row table:style-name="ro2">
          <table:table-cell table:style-name="ce2" office:value-type="string" calcext:value-type="string">
            <text:p>onshow</text:p>
          </table:table-cell>
          <table:table-cell table:style-name="ce2" office:value-type="string" calcext:value-type="string">
            <text:p>removeEventListener</text:p>
          </table:table-cell>
        </table:table-row>
        <table:table-row table:style-name="ro2">
          <table:table-cell table:style-name="ce2" office:value-type="string" calcext:value-type="string">
            <text:p>onstalled</text:p>
          </table:table-cell>
          <table:table-cell table:style-name="ce2" office:value-type="string" calcext:value-type="string">
            <text:p>replaceChild</text:p>
          </table:table-cell>
        </table:table-row>
        <table:table-row table:style-name="ro2">
          <table:table-cell table:style-name="ce2" office:value-type="string" calcext:value-type="string">
            <text:p>onsubmit</text:p>
          </table:table-cell>
          <table:table-cell table:style-name="ce2" office:value-type="string" calcext:value-type="string">
            <text:p>scroll</text:p>
          </table:table-cell>
        </table:table-row>
        <table:table-row table:style-name="ro2">
          <table:table-cell table:style-name="ce2" office:value-type="string" calcext:value-type="string">
            <text:p>onsuspend</text:p>
          </table:table-cell>
          <table:table-cell table:style-name="ce2" office:value-type="string" calcext:value-type="string">
            <text:p>scrollBy</text:p>
          </table:table-cell>
        </table:table-row>
        <table:table-row table:style-name="ro2">
          <table:table-cell table:style-name="ce2" office:value-type="string" calcext:value-type="string">
            <text:p>ontimeupdate</text:p>
          </table:table-cell>
          <table:table-cell table:style-name="ce2" office:value-type="string" calcext:value-type="string">
            <text:p>scrollHeight</text:p>
          </table:table-cell>
        </table:table-row>
        <table:table-row table:style-name="ro2">
          <table:table-cell table:style-name="ce2" office:value-type="string" calcext:value-type="string">
            <text:p>onvolumechange</text:p>
          </table:table-cell>
          <table:table-cell table:style-name="ce2" office:value-type="string" calcext:value-type="string">
            <text:p>scrollIntoView</text:p>
          </table:table-cell>
        </table:table-row>
        <table:table-row table:style-name="ro2">
          <table:table-cell table:style-name="ce2" office:value-type="string" calcext:value-type="string">
            <text:p>onwaiting</text:p>
          </table:table-cell>
          <table:table-cell table:style-name="ce2" office:value-type="string" calcext:value-type="string">
            <text:p>scrollLeft</text:p>
          </table:table-cell>
        </table:table-row>
        <table:table-row table:style-name="ro2">
          <table:table-cell table:style-name="ce2" office:value-type="string" calcext:value-type="string">
            <text:p>onwheel</text:p>
          </table:table-cell>
          <table:table-cell table:style-name="ce2" office:value-type="string" calcext:value-type="string">
            <text:p>scrollLeftMax</text:p>
          </table:table-cell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scrollTo</text:p>
          </table:table-cell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style-name="ce2" office:value-type="string" calcext:value-type="string">
            <text:p>scrollTop</text:p>
          </table:table-cell>
        </table:table-row>
        <table:table-row table:style-name="ro2">
          <table:table-cell table:style-name="ce2" office:value-type="string" calcext:value-type="string">
            <text:p>parentElement</text:p>
          </table:table-cell>
          <table:table-cell table:style-name="ce2" office:value-type="string" calcext:value-type="string">
            <text:p>scrollTopMax</text:p>
          </table:table-cell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style-name="ce2" office:value-type="string" calcext:value-type="string">
            <text:p>scrollWidth</text:p>
          </table:table-cell>
        </table:table-row>
        <table:table-row table:style-name="ro2">
          <table:table-cell table:style-name="ce2" office:value-type="string" calcext:value-type="string">
            <text:p>plugins</text:p>
          </table:table-cell>
          <table:table-cell table:style-name="ce2" office:value-type="string" calcext:value-type="string">
            <text:p>setAttribute</text:p>
          </table:table-cell>
        </table:table-row>
        <table:table-row table:style-name="ro2">
          <table:table-cell table:style-name="ce2" office:value-type="string" calcext:value-type="string">
            <text:p>preferredStyleSheetSet</text:p>
          </table:table-cell>
          <table:table-cell table:style-name="ce2" office:value-type="string" calcext:value-type="string">
            <text:p>setAttributeNode</text:p>
          </table:table-cell>
        </table:table-row>
        <table:table-row table:style-name="ro2"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setAttributeNodeNS</text:p>
          </table:table-cell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style-name="ce2" office:value-type="string" calcext:value-type="string">
            <text:p>setAttributeNS</text:p>
          </table:table-cell>
        </table:table-row>
        <table:table-row table:style-name="ro2">
          <table:table-cell table:style-name="ce2" office:value-type="string" calcext:value-type="string">
            <text:p>PROCESSING_INSTRUCTION_NODE</text:p>
          </table:table-cell>
          <table:table-cell table:style-name="ce2" office:value-type="string" calcext:value-type="string">
            <text:p>setCapture</text:p>
          </table:table-cell>
        </table:table-row>
        <table:table-row table:style-name="ro2">
          <table:table-cell table:style-name="ce2" office:value-type="string" calcext:value-type="string">
            <text:p>queryCommandEnabled</text:p>
          </table:table-cell>
          <table:table-cell table:style-name="ce2" office:value-type="string" calcext:value-type="string">
            <text:p>spellcheck</text:p>
          </table:table-cell>
        </table:table-row>
        <table:table-row table:style-name="ro2">
          <table:table-cell table:style-name="ce2" office:value-type="string" calcext:value-type="string">
            <text:p>queryCommandIndeterm</text:p>
          </table:table-cell>
          <table:table-cell table:style-name="ce2" office:value-type="string" calcext:value-type="string">
            <text:p>style</text:p>
          </table:table-cell>
        </table:table-row>
        <table:table-row table:style-name="ro2">
          <table:table-cell table:style-name="ce2" office:value-type="string" calcext:value-type="string">
            <text:p>queryCommandState</text:p>
          </table:table-cell>
          <table:table-cell table:style-name="ce2" office:value-type="string" calcext:value-type="string">
            <text:p>tabIndex</text:p>
          </table:table-cell>
        </table:table-row>
        <table:table-row table:style-name="ro2">
          <table:table-cell table:style-name="ce2" office:value-type="string" calcext:value-type="string">
            <text:p>queryCommandSupported</text:p>
          </table:table-cell>
          <table:table-cell table:style-name="ce2" office:value-type="string" calcext:value-type="string">
            <text:p>tagName</text:p>
          </table:table-cell>
        </table:table-row>
        <table:table-row table:style-name="ro2">
          <table:table-cell table:style-name="ce2" office:value-type="string" calcext:value-type="string">
            <text:p>queryCommandValue</text:p>
          </table:table-cell>
          <table:table-cell table:style-name="ce2" office:value-type="string" calcext:value-type="string">
            <text:p>TEXT_NODE</text:p>
          </table:table-cell>
        </table:table-row>
        <table:table-row table:style-name="ro2">
          <table:table-cell table:style-name="ce2" office:value-type="string" calcext:value-type="string">
            <text:p>querySelector</text:p>
          </table:table-cell>
          <table:table-cell table:style-name="ce2" office:value-type="string" calcext:value-type="string">
            <text:p>textContent</text:p>
          </table:table-cell>
        </table:table-row>
        <table:table-row table:style-name="ro2">
          <table:table-cell table:style-name="ce2" office:value-type="string" calcext:value-type="string">
            <text:p>querySelectorAll</text:p>
          </table:table-cell>
          <table:table-cell table:style-name="ce2" office:value-type="string" calcext:value-type="string">
            <text:p>title</text:p>
          </table:table-cell>
        </table:table-row>
        <table:table-row table:style-name="ro2">
          <table:table-cell table:style-name="ce2" office:value-type="string" calcext:value-type="string">
            <text:p>readyState</text:p>
          </table:table-cell>
          <table:table-cell table:style-name="ce2" office:value-type="string" calcext:value-type="string">
            <text:p>webkitMatchesSelector</text:p>
          </table:table-cell>
        </table:table-row>
        <table:table-row table:style-name="ro2">
          <table:table-cell table:style-name="ce2" office:value-type="string" calcext:value-type="string">
            <text:p>referrer</text:p>
          </table:table-cell>
          <table:table-cell/>
        </table:table-row>
        <table:table-row table:style-name="ro2">
          <table:table-cell table:style-name="ce2" office:value-type="string" calcext:value-type="string">
            <text:p>releaseCapture</text:p>
          </table:table-cell>
          <table:table-cell/>
        </table:table-row>
        <table:table-row table:style-name="ro2">
          <table:table-cell table:style-name="ce2" office:value-type="string" calcext:value-type="string">
            <text:p>releaseEvents</text:p>
          </table:table-cell>
          <table:table-cell/>
        </table:table-row>
        <table:table-row table:style-name="ro2">
          <table:table-cell table:style-name="ce2" office:value-type="string" calcext:value-type="string">
            <text:p>removeChild</text:p>
          </table:table-cell>
          <table:table-cell/>
        </table:table-row>
        <table:table-row table:style-name="ro2">
          <table:table-cell table:style-name="ce2" office:value-type="string" calcext:value-type="string">
            <text:p>removeEventListener</text:p>
          </table:table-cell>
          <table:table-cell/>
        </table:table-row>
        <table:table-row table:style-name="ro2">
          <table:table-cell table:style-name="ce2" office:value-type="string" calcext:value-type="string">
            <text:p>replaceChild</text:p>
          </table:table-cell>
          <table:table-cell/>
        </table:table-row>
        <table:table-row table:style-name="ro2">
          <table:table-cell table:style-name="ce2" office:value-type="string" calcext:value-type="string">
            <text:p>scripts</text:p>
          </table:table-cell>
          <table:table-cell/>
        </table:table-row>
        <table:table-row table:style-name="ro2">
          <table:table-cell table:style-name="ce2" office:value-type="string" calcext:value-type="string">
            <text:p>selectedStyleSheetSet</text:p>
          </table:table-cell>
          <table:table-cell/>
        </table:table-row>
        <table:table-row table:style-name="ro2">
          <table:table-cell table:style-name="ce2" office:value-type="string" calcext:value-type="string">
            <text:p>styleSheets</text:p>
          </table:table-cell>
          <table:table-cell/>
        </table:table-row>
        <table:table-row table:style-name="ro2">
          <table:table-cell table:style-name="ce2" office:value-type="string" calcext:value-type="string">
            <text:p>styleSheetSets</text:p>
          </table:table-cell>
          <table:table-cell/>
        </table:table-row>
        <table:table-row table:style-name="ro1">
          <table:table-cell table:style-name="ce2" office:value-type="string" calcext:value-type="string">
            <text:p>TEXT_NODE</text:p>
          </table:table-cell>
          <table:table-cell/>
        </table:table-row>
        <table:table-row table:style-name="ro2">
          <table:table-cell table:style-name="ce2" office:value-type="string" calcext:value-type="string">
            <text:p>textContent</text:p>
          </table:table-cell>
          <table:table-cell/>
        </table:table-row>
        <table:table-row table:style-name="ro2">
          <table:table-cell table:style-name="ce2" office:value-type="string" calcext:value-type="string">
            <text:p>title</text:p>
          </table:table-cell>
          <table:table-cell/>
        </table:table-row>
        <table:table-row table:style-name="ro1">
          <table:table-cell table:style-name="ce2" office:value-type="string" calcext:value-type="string">
            <text:p>URL</text:p>
          </table:table-cell>
          <table:table-cell/>
        </table:table-row>
        <table:table-row table:style-name="ro2">
          <table:table-cell table:style-name="ce2" office:value-type="string" calcext:value-type="string">
            <text:p>visibilityState</text:p>
          </table:table-cell>
          <table:table-cell/>
        </table:table-row>
        <table:table-row table:style-name="ro2">
          <table:table-cell table:style-name="ce2" office:value-type="string" calcext:value-type="string">
            <text:p>vlinkColor</text:p>
          </table:table-cell>
          <table:table-cell/>
        </table:table-row>
        <table:table-row table:style-name="ro2">
          <table:table-cell table:style-name="ce2" office:value-type="string" calcext:value-type="string">
            <text:p>write</text:p>
          </table:table-cell>
          <table:table-cell/>
        </table:table-row>
        <table:table-row table:style-name="ro2">
          <table:table-cell table:style-name="ce2" office:value-type="string" calcext:value-type="string">
            <text:p>writeln</text:p>
          </table:table-cell>
          <table:table-cell/>
        </table:table-row>
        <table:table-row table:style-name="ro1" table:number-rows-repeated="104835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TMLDom" table:style-name="ta2"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tmlTAGS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1021" table:default-cell-style-name="Default"/>
        <table:table-row table:style-name="ro2">
          <table:table-cell table:style-name="ce8" office:value-type="string" calcext:value-type="string">
            <text:p>Tag </text:p>
          </table:table-cell>
          <table:table-cell table:style-name="ce8" office:value-type="string" calcext:value-type="string">
            <text:p>Can have Child?</text:p>
          </table:table-cell>
          <table:table-cell table:style-name="ce8" office:value-type="string" calcext:value-type="string">
            <text:p>Description</text:p>
          </table:table-cell>
          <table:table-cell table:style-name="ce8" table:number-columns-repeated="1021"/>
        </table:table-row>
        <table:table-row table:style-name="ro2">
          <table:table-cell office:value-type="string" calcext:value-type="string">
            <text:p>&lt;!--...--&gt;</text:p>
          </table:table-cell>
          <table:table-cell table:style-name="ce7" table:formula="of:=IF(ISERROR(VLOOKUP([.A2];[HtmlTags_NoChild.$A$2:.$A1000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!DOCTYPE&gt;</text:p>
          </table:table-cell>
          <table:table-cell table:style-name="ce7" table:formula="of:=IF(ISERROR(VLOOKUP([.A3];[HtmlTags_NoChild.$A$2:.$A100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he document 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&gt;</text:p>
          </table:table-cell>
          <table:table-cell table:style-name="ce7" table:formula="of:=IF(ISERROR(VLOOKUP([.A4];[HtmlTags_NoChild.$A$2:.$A100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yperl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bbr&gt;</text:p>
          </table:table-cell>
          <table:table-cell table:style-name="ce7" table:formula="of:=IF(ISERROR(VLOOKUP([.A5];[HtmlTags_NoChild.$A$2:.$A100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bbreviation or an acrony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cronym&gt;</text:p>
          </table:table-cell>
          <table:table-cell table:style-name="ce7" table:formula="of:=IF(ISERROR(VLOOKUP([.A6];[HtmlTags_NoChild.$A$2:.$A100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ddress&gt;</text:p>
          </table:table-cell>
          <table:table-cell table:style-name="ce7" table:formula="of:=IF(ISERROR(VLOOKUP([.A7];[HtmlTags_NoChild.$A$2:.$A100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pplet&gt;</text:p>
          </table:table-cell>
          <table:table-cell table:style-name="ce7" table:formula="of:=IF(ISERROR(VLOOKUP([.A8];[HtmlTags_NoChild.$A$2:.$A100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rea&gt;</text:p>
          </table:table-cell>
          <table:table-cell table:style-name="ce7" table:formula="of:=IF(ISERROR(VLOOKUP([.A9];[HtmlTags_NoChild.$A$2:.$A1007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area inside an image-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rticle&gt;</text:p>
          </table:table-cell>
          <table:table-cell table:style-name="ce7" table:formula="of:=IF(ISERROR(VLOOKUP([.A10];[HtmlTags_NoChild.$A$2:.$A100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rtic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side&gt;</text:p>
          </table:table-cell>
          <table:table-cell table:style-name="ce7" table:formula="of:=IF(ISERROR(VLOOKUP([.A11];[HtmlTags_NoChild.$A$2:.$A100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content aside from the page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udio&gt;</text:p>
          </table:table-cell>
          <table:table-cell table:style-name="ce7" table:formula="of:=IF(ISERROR(VLOOKUP([.A12];[HtmlTags_NoChild.$A$2:.$A101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ound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&gt;</text:p>
          </table:table-cell>
          <table:table-cell table:style-name="ce7" table:formula="of:=IF(ISERROR(VLOOKUP([.A13];[HtmlTags_NoChild.$A$2:.$A101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bol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ase&gt;</text:p>
          </table:table-cell>
          <table:table-cell table:style-name="ce7" table:formula="of:=IF(ISERROR(VLOOKUP([.A14];[HtmlTags_NoChild.$A$2:.$A1012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asefont&gt;</text:p>
          </table:table-cell>
          <table:table-cell table:style-name="ce7" table:formula="of:=IF(ISERROR(VLOOKUP([.A15];[HtmlTags_NoChild.$A$2:.$A101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di&gt;</text:p>
          </table:table-cell>
          <table:table-cell table:style-name="ce7" table:formula="of:=IF(ISERROR(VLOOKUP([.A16];[HtmlTags_NoChild.$A$2:.$A101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do&gt;</text:p>
          </table:table-cell>
          <table:table-cell table:style-name="ce7" table:formula="of:=IF(ISERROR(VLOOKUP([.A17];[HtmlTags_NoChild.$A$2:.$A101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Overrides the current text dir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ig&gt;</text:p>
          </table:table-cell>
          <table:table-cell table:style-name="ce7" table:formula="of:=IF(ISERROR(VLOOKUP([.A18];[HtmlTags_NoChild.$A$2:.$A101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big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lockquote&gt;</text:p>
          </table:table-cell>
          <table:table-cell table:style-name="ce7" table:formula="of:=IF(ISERROR(VLOOKUP([.A19];[HtmlTags_NoChild.$A$2:.$A101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that is quoted from another sour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ody&gt;</text:p>
          </table:table-cell>
          <table:table-cell table:style-name="ce7" table:formula="of:=IF(ISERROR(VLOOKUP([.A20];[HtmlTags_NoChild.$A$2:.$A101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document's bo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r&gt;</text:p>
          </table:table-cell>
          <table:table-cell table:style-name="ce7" table:formula="of:=IF(ISERROR(VLOOKUP([.A21];[HtmlTags_NoChild.$A$2:.$A101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single line bre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utton&gt;</text:p>
          </table:table-cell>
          <table:table-cell table:style-name="ce7" table:formula="of:=IF(ISERROR(VLOOKUP([.A22];[HtmlTags_NoChild.$A$2:.$A102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ckable but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anvas&gt;</text:p>
          </table:table-cell>
          <table:table-cell table:style-name="ce7" table:formula="of:=IF(ISERROR(VLOOKUP([.A23];[HtmlTags_NoChild.$A$2:.$A102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aption&gt;</text:p>
          </table:table-cell>
          <table:table-cell table:style-name="ce7" table:formula="of:=IF(ISERROR(VLOOKUP([.A24];[HtmlTags_NoChild.$A$2:.$A102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able ca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enter&gt;</text:p>
          </table:table-cell>
          <table:table-cell table:style-name="ce7" table:formula="of:=IF(ISERROR(VLOOKUP([.A25];[HtmlTags_NoChild.$A$2:.$A102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ite&gt;</text:p>
          </table:table-cell>
          <table:table-cell table:style-name="ce7" table:formula="of:=IF(ISERROR(VLOOKUP([.A26];[HtmlTags_NoChild.$A$2:.$A102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title of a wo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de&gt;</text:p>
          </table:table-cell>
          <table:table-cell table:style-name="ce7" table:formula="of:=IF(ISERROR(VLOOKUP([.A27];[HtmlTags_NoChild.$A$2:.$A102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iece of computer c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l&gt;</text:p>
          </table:table-cell>
          <table:table-cell table:style-name="ce7" table:formula="of:=IF(ISERROR(VLOOKUP([.A28];[HtmlTags_NoChild.$A$2:.$A1026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lgroup&gt;</text:p>
          </table:table-cell>
          <table:table-cell table:style-name="ce7" table:formula="of:=IF(ISERROR(VLOOKUP([.A29];[HtmlTags_NoChild.$A$2:.$A102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atalist&gt;</text:p>
          </table:table-cell>
          <table:table-cell table:style-name="ce7" table:formula="of:=IF(ISERROR(VLOOKUP([.A30];[HtmlTags_NoChild.$A$2:.$A102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a list of pre-defined options for input contro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d&gt;</text:p>
          </table:table-cell>
          <table:table-cell table:style-name="ce7" table:formula="of:=IF(ISERROR(VLOOKUP([.A31];[HtmlTags_NoChild.$A$2:.$A102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el&gt;</text:p>
          </table:table-cell>
          <table:table-cell table:style-name="ce7" table:formula="of:=IF(ISERROR(VLOOKUP([.A32];[HtmlTags_NoChild.$A$2:.$A103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has been deleted from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etails&gt;</text:p>
          </table:table-cell>
          <table:table-cell table:style-name="ce7" table:formula="of:=IF(ISERROR(VLOOKUP([.A33];[HtmlTags_NoChild.$A$2:.$A103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dditional details that the user can view or h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fn&gt;</text:p>
          </table:table-cell>
          <table:table-cell table:style-name="ce7" table:formula="of:=IF(ISERROR(VLOOKUP([.A34];[HtmlTags_NoChild.$A$2:.$A103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Represents the defining instance of a te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alog&gt;</text:p>
          </table:table-cell>
          <table:table-cell table:style-name="ce7" table:formula="of:=IF(ISERROR(VLOOKUP([.A35];[HtmlTags_NoChild.$A$2:.$A103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ialog box or wind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r&gt;</text:p>
          </table:table-cell>
          <table:table-cell table:style-name="ce7" table:formula="of:=IF(ISERROR(VLOOKUP([.A36];[HtmlTags_NoChild.$A$2:.$A103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v&gt;</text:p>
          </table:table-cell>
          <table:table-cell table:style-name="ce7" table:formula="of:=IF(ISERROR(VLOOKUP([.A37];[HtmlTags_NoChild.$A$2:.$A103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l&gt;</text:p>
          </table:table-cell>
          <table:table-cell table:style-name="ce7" table:formula="of:=IF(ISERROR(VLOOKUP([.A38];[HtmlTags_NoChild.$A$2:.$A103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t&gt;</text:p>
          </table:table-cell>
          <table:table-cell table:style-name="ce7" table:formula="of:=IF(ISERROR(VLOOKUP([.A39];[HtmlTags_NoChild.$A$2:.$A103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erm/name in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em&gt;</text:p>
          </table:table-cell>
          <table:table-cell table:style-name="ce7" table:formula="of:=IF(ISERROR(VLOOKUP([.A40];[HtmlTags_NoChild.$A$2:.$A103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emphasized text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embed&gt;</text:p>
          </table:table-cell>
          <table:table-cell table:style-name="ce7" table:formula="of:=IF(ISERROR(VLOOKUP([.A41];[HtmlTags_NoChild.$A$2:.$A103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container for an external (non-HTML) applic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eldset&gt;</text:p>
          </table:table-cell>
          <table:table-cell table:style-name="ce7" table:formula="of:=IF(ISERROR(VLOOKUP([.A42];[HtmlTags_NoChild.$A$2:.$A104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related elements in a fo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gcaption&gt;</text:p>
          </table:table-cell>
          <table:table-cell table:style-name="ce7" table:formula="of:=IF(ISERROR(VLOOKUP([.A43];[HtmlTags_NoChild.$A$2:.$A104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aption for a &lt;figure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gure&gt;</text:p>
          </table:table-cell>
          <table:table-cell table:style-name="ce7" table:formula="of:=IF(ISERROR(VLOOKUP([.A44];[HtmlTags_NoChild.$A$2:.$A104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self-contained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nt&gt;</text:p>
          </table:table-cell>
          <table:table-cell table:style-name="ce7" table:formula="of:=IF(ISERROR(VLOOKUP([.A45];[HtmlTags_NoChild.$A$2:.$A104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oter&gt;</text:p>
          </table:table-cell>
          <table:table-cell table:style-name="ce7" table:formula="of:=IF(ISERROR(VLOOKUP([.A46];[HtmlTags_NoChild.$A$2:.$A104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footer for a document or s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rm&gt;</text:p>
          </table:table-cell>
          <table:table-cell table:style-name="ce7" table:formula="of:=IF(ISERROR(VLOOKUP([.A47];[HtmlTags_NoChild.$A$2:.$A104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HTML form for user in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rame&gt;</text:p>
          </table:table-cell>
          <table:table-cell table:style-name="ce7" table:formula="of:=IF(ISERROR(VLOOKUP([.A48];[HtmlTags_NoChild.$A$2:.$A104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rameset&gt;</text:p>
          </table:table-cell>
          <table:table-cell table:style-name="ce7" table:formula="of:=IF(ISERROR(VLOOKUP([.A49];[HtmlTags_NoChild.$A$2:.$A104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 set of fra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1&gt;to&lt;h6&gt;</text:p>
          </table:table-cell>
          <table:table-cell table:style-name="ce7" table:formula="of:=IF(ISERROR(VLOOKUP([.A50];[HtmlTags_NoChild.$A$2:.$A104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HTML hea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ead&gt;</text:p>
          </table:table-cell>
          <table:table-cell table:style-name="ce7" table:formula="of:=IF(ISERROR(VLOOKUP([.A51];[HtmlTags_NoChild.$A$2:.$A104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information about the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eader&gt;</text:p>
          </table:table-cell>
          <table:table-cell table:style-name="ce7" table:formula="of:=IF(ISERROR(VLOOKUP([.A52];[HtmlTags_NoChild.$A$2:.$A105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eader for a document or s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r&gt;</text:p>
          </table:table-cell>
          <table:table-cell table:style-name="ce7" table:formula="of:=IF(ISERROR(VLOOKUP([.A53];[HtmlTags_NoChild.$A$2:.$A105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thematic change in the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tml&gt;</text:p>
          </table:table-cell>
          <table:table-cell table:style-name="ce7" table:formula="of:=IF(ISERROR(VLOOKUP([.A54];[HtmlTags_NoChild.$A$2:.$A105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root of an HTML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&gt;</text:p>
          </table:table-cell>
          <table:table-cell table:style-name="ce7" table:formula="of:=IF(ISERROR(VLOOKUP([.A55];[HtmlTags_NoChild.$A$2:.$A105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art of text in an alternate voice or m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frame&gt;</text:p>
          </table:table-cell>
          <table:table-cell table:style-name="ce7" table:formula="of:=IF(ISERROR(VLOOKUP([.A56];[HtmlTags_NoChild.$A$2:.$A105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inline fr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mg&gt;</text:p>
          </table:table-cell>
          <table:table-cell table:style-name="ce7" table:formula="of:=IF(ISERROR(VLOOKUP([.A57];[HtmlTags_NoChild.$A$2:.$A1055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im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nput&gt;</text:p>
          </table:table-cell>
          <table:table-cell table:style-name="ce7" table:formula="of:=IF(ISERROR(VLOOKUP([.A58];[HtmlTags_NoChild.$A$2:.$A1056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input contro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ns&gt;</text:p>
          </table:table-cell>
          <table:table-cell table:style-name="ce7" table:formula="of:=IF(ISERROR(VLOOKUP([.A59];[HtmlTags_NoChild.$A$2:.$A105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ext that has been inserted into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kbd&gt;</text:p>
          </table:table-cell>
          <table:table-cell table:style-name="ce7" table:formula="of:=IF(ISERROR(VLOOKUP([.A60];[HtmlTags_NoChild.$A$2:.$A105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keyboard in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keygen&gt;</text:p>
          </table:table-cell>
          <table:table-cell table:style-name="ce7" table:formula="of:=IF(ISERROR(VLOOKUP([.A61];[HtmlTags_NoChild.$A$2:.$A105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key-pair generator field (for form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abel&gt;</text:p>
          </table:table-cell>
          <table:table-cell table:style-name="ce7" table:formula="of:=IF(ISERROR(VLOOKUP([.A62];[HtmlTags_NoChild.$A$2:.$A106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abel for an &lt;inpu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egend&gt;</text:p>
          </table:table-cell>
          <table:table-cell table:style-name="ce7" table:formula="of:=IF(ISERROR(VLOOKUP([.A63];[HtmlTags_NoChild.$A$2:.$A106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aption for a &lt;fieldse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i&gt;</text:p>
          </table:table-cell>
          <table:table-cell table:style-name="ce7" table:formula="of:=IF(ISERROR(VLOOKUP([.A64];[HtmlTags_NoChild.$A$2:.$A106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ist it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ink&gt;</text:p>
          </table:table-cell>
          <table:table-cell table:style-name="ce7" table:formula="of:=IF(ISERROR(VLOOKUP([.A65];[HtmlTags_NoChild.$A$2:.$A1063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in&gt;</text:p>
          </table:table-cell>
          <table:table-cell table:style-name="ce7" table:formula="of:=IF(ISERROR(VLOOKUP([.A66];[HtmlTags_NoChild.$A$2:.$A106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the main content of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p&gt;</text:p>
          </table:table-cell>
          <table:table-cell table:style-name="ce7" table:formula="of:=IF(ISERROR(VLOOKUP([.A67];[HtmlTags_NoChild.$A$2:.$A106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ent-side image-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rk&gt;</text:p>
          </table:table-cell>
          <table:table-cell table:style-name="ce7" table:formula="of:=IF(ISERROR(VLOOKUP([.A68];[HtmlTags_NoChild.$A$2:.$A106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marked/highligh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nu&gt;</text:p>
          </table:table-cell>
          <table:table-cell table:style-name="ce7" table:formula="of:=IF(ISERROR(VLOOKUP([.A69];[HtmlTags_NoChild.$A$2:.$A106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ist/menu of comma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nuitem&gt;</text:p>
          </table:table-cell>
          <table:table-cell table:style-name="ce7" table:formula="of:=IF(ISERROR(VLOOKUP([.A70];[HtmlTags_NoChild.$A$2:.$A106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ta&gt;</text:p>
          </table:table-cell>
          <table:table-cell table:style-name="ce7" table:formula="of:=IF(ISERROR(VLOOKUP([.A71];[HtmlTags_NoChild.$A$2:.$A106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metadata about an HTML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ter&gt;</text:p>
          </table:table-cell>
          <table:table-cell table:style-name="ce7" table:formula="of:=IF(ISERROR(VLOOKUP([.A72];[HtmlTags_NoChild.$A$2:.$A107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av&gt;</text:p>
          </table:table-cell>
          <table:table-cell table:style-name="ce7" table:formula="of:=IF(ISERROR(VLOOKUP([.A73];[HtmlTags_NoChild.$A$2:.$A107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navigation lin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oframes&gt;</text:p>
          </table:table-cell>
          <table:table-cell table:style-name="ce7" table:formula="of:=IF(ISERROR(VLOOKUP([.A74];[HtmlTags_NoChild.$A$2:.$A107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oscript&gt;</text:p>
          </table:table-cell>
          <table:table-cell table:style-name="ce7" table:formula="of:=IF(ISERROR(VLOOKUP([.A75];[HtmlTags_NoChild.$A$2:.$A107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bject&gt;</text:p>
          </table:table-cell>
          <table:table-cell table:style-name="ce7" table:formula="of:=IF(ISERROR(VLOOKUP([.A76];[HtmlTags_NoChild.$A$2:.$A107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embedded obj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l&gt;</text:p>
          </table:table-cell>
          <table:table-cell table:style-name="ce7" table:formula="of:=IF(ISERROR(VLOOKUP([.A77];[HtmlTags_NoChild.$A$2:.$A107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ordered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ptgroup&gt;</text:p>
          </table:table-cell>
          <table:table-cell table:style-name="ce7" table:formula="of:=IF(ISERROR(VLOOKUP([.A78];[HtmlTags_NoChild.$A$2:.$A107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group of related options in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ption&gt;</text:p>
          </table:table-cell>
          <table:table-cell table:style-name="ce7" table:formula="of:=IF(ISERROR(VLOOKUP([.A79];[HtmlTags_NoChild.$A$2:.$A107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option in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utput&gt;</text:p>
          </table:table-cell>
          <table:table-cell table:style-name="ce7" table:formula="of:=IF(ISERROR(VLOOKUP([.A80];[HtmlTags_NoChild.$A$2:.$A107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result of a calcul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&gt;</text:p>
          </table:table-cell>
          <table:table-cell table:style-name="ce7" table:formula="of:=IF(ISERROR(VLOOKUP([.A81];[HtmlTags_NoChild.$A$2:.$A107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aragrap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aram&gt;</text:p>
          </table:table-cell>
          <table:table-cell table:style-name="ce7" table:formula="of:=IF(ISERROR(VLOOKUP([.A82];[HtmlTags_NoChild.$A$2:.$A1080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parameter for an obj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re&gt;</text:p>
          </table:table-cell>
          <table:table-cell table:style-name="ce7" table:formula="of:=IF(ISERROR(VLOOKUP([.A83];[HtmlTags_NoChild.$A$2:.$A108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preformat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rogress&gt;</text:p>
          </table:table-cell>
          <table:table-cell table:style-name="ce7" table:formula="of:=IF(ISERROR(VLOOKUP([.A84];[HtmlTags_NoChild.$A$2:.$A108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Represents the progress of a ta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q&gt;</text:p>
          </table:table-cell>
          <table:table-cell table:style-name="ce7" table:formula="of:=IF(ISERROR(VLOOKUP([.A85];[HtmlTags_NoChild.$A$2:.$A108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hort quot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p&gt;</text:p>
          </table:table-cell>
          <table:table-cell table:style-name="ce7" table:formula="of:=IF(ISERROR(VLOOKUP([.A86];[HtmlTags_NoChild.$A$2:.$A108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t&gt;</text:p>
          </table:table-cell>
          <table:table-cell table:style-name="ce7" table:formula="of:=IF(ISERROR(VLOOKUP([.A87];[HtmlTags_NoChild.$A$2:.$A108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uby&gt;</text:p>
          </table:table-cell>
          <table:table-cell table:style-name="ce7" table:formula="of:=IF(ISERROR(VLOOKUP([.A88];[HtmlTags_NoChild.$A$2:.$A108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ruby annotation (for East Asian typograph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&gt;</text:p>
          </table:table-cell>
          <table:table-cell table:style-name="ce7" table:formula="of:=IF(ISERROR(VLOOKUP([.A89];[HtmlTags_NoChild.$A$2:.$A108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is no longer corr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amp&gt;</text:p>
          </table:table-cell>
          <table:table-cell table:style-name="ce7" table:formula="of:=IF(ISERROR(VLOOKUP([.A90];[HtmlTags_NoChild.$A$2:.$A108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ample output from a computer prog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cript&gt;</text:p>
          </table:table-cell>
          <table:table-cell table:style-name="ce7" table:formula="of:=IF(ISERROR(VLOOKUP([.A91];[HtmlTags_NoChild.$A$2:.$A108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ent-side 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ection&gt;</text:p>
          </table:table-cell>
          <table:table-cell table:style-name="ce7" table:formula="of:=IF(ISERROR(VLOOKUP([.A92];[HtmlTags_NoChild.$A$2:.$A109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elect&gt;</text:p>
          </table:table-cell>
          <table:table-cell table:style-name="ce7" table:formula="of:=IF(ISERROR(VLOOKUP([.A93];[HtmlTags_NoChild.$A$2:.$A109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mall&gt;</text:p>
          </table:table-cell>
          <table:table-cell table:style-name="ce7" table:formula="of:=IF(ISERROR(VLOOKUP([.A94];[HtmlTags_NoChild.$A$2:.$A109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maller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ource&gt;</text:p>
          </table:table-cell>
          <table:table-cell table:style-name="ce7" table:formula="of:=IF(ISERROR(VLOOKUP([.A95];[HtmlTags_NoChild.$A$2:.$A1093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pan&gt;</text:p>
          </table:table-cell>
          <table:table-cell table:style-name="ce7" table:formula="of:=IF(ISERROR(VLOOKUP([.A96];[HtmlTags_NoChild.$A$2:.$A109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rike&gt;</text:p>
          </table:table-cell>
          <table:table-cell table:style-name="ce7" table:formula="of:=IF(ISERROR(VLOOKUP([.A97];[HtmlTags_NoChild.$A$2:.$A109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rong&gt;</text:p>
          </table:table-cell>
          <table:table-cell table:style-name="ce7" table:formula="of:=IF(ISERROR(VLOOKUP([.A98];[HtmlTags_NoChild.$A$2:.$A109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importan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yle&gt;</text:p>
          </table:table-cell>
          <table:table-cell table:style-name="ce7" table:formula="of:=IF(ISERROR(VLOOKUP([.A99];[HtmlTags_NoChild.$A$2:.$A109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tyle information for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b&gt;</text:p>
          </table:table-cell>
          <table:table-cell table:style-name="ce7" table:formula="of:=IF(ISERROR(VLOOKUP([.A100];[HtmlTags_NoChild.$A$2:.$A109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ubscrip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mmary&gt;</text:p>
          </table:table-cell>
          <table:table-cell table:style-name="ce7" table:formula="of:=IF(ISERROR(VLOOKUP([.A101];[HtmlTags_NoChild.$A$2:.$A109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isible heading for a &lt;details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p&gt;</text:p>
          </table:table-cell>
          <table:table-cell table:style-name="ce7" table:formula="of:=IF(ISERROR(VLOOKUP([.A102];[HtmlTags_NoChild.$A$2:.$A110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uperscripted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able&gt;</text:p>
          </table:table-cell>
          <table:table-cell table:style-name="ce7" table:formula="of:=IF(ISERROR(VLOOKUP([.A103];[HtmlTags_NoChild.$A$2:.$A110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body&gt;</text:p>
          </table:table-cell>
          <table:table-cell table:style-name="ce7" table:formula="of:=IF(ISERROR(VLOOKUP([.A104];[HtmlTags_NoChild.$A$2:.$A110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body content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d&gt;</text:p>
          </table:table-cell>
          <table:table-cell table:style-name="ce7" table:formula="of:=IF(ISERROR(VLOOKUP([.A105];[HtmlTags_NoChild.$A$2:.$A110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ell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extarea&gt;</text:p>
          </table:table-cell>
          <table:table-cell table:style-name="ce7" table:formula="of:=IF(ISERROR(VLOOKUP([.A106];[HtmlTags_NoChild.$A$2:.$A110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multiline input control (text are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foot&gt;</text:p>
          </table:table-cell>
          <table:table-cell table:style-name="ce7" table:formula="of:=IF(ISERROR(VLOOKUP([.A107];[HtmlTags_NoChild.$A$2:.$A110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footer content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h&gt;</text:p>
          </table:table-cell>
          <table:table-cell table:style-name="ce7" table:formula="of:=IF(ISERROR(VLOOKUP([.A108];[HtmlTags_NoChild.$A$2:.$A110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eader cell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head&gt;</text:p>
          </table:table-cell>
          <table:table-cell table:style-name="ce7" table:formula="of:=IF(ISERROR(VLOOKUP([.A109];[HtmlTags_NoChild.$A$2:.$A110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header content in a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&gt;</text:p>
          </table:table-cell>
          <table:table-cell table:style-name="ce7" table:formula="of:=IF(ISERROR(VLOOKUP([.A110];[HtmlTags_NoChild.$A$2:.$A110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ate/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itle&gt;</text:p>
          </table:table-cell>
          <table:table-cell table:style-name="ce7" table:formula="of:=IF(ISERROR(VLOOKUP([.A111];[HtmlTags_NoChild.$A$2:.$A110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itle for the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r&gt;</text:p>
          </table:table-cell>
          <table:table-cell table:style-name="ce7" table:formula="of:=IF(ISERROR(VLOOKUP([.A112];[HtmlTags_NoChild.$A$2:.$A111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row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rack&gt;</text:p>
          </table:table-cell>
          <table:table-cell table:style-name="ce7" table:formula="of:=IF(ISERROR(VLOOKUP([.A113];[HtmlTags_NoChild.$A$2:.$A111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t&gt;</text:p>
          </table:table-cell>
          <table:table-cell table:style-name="ce7" table:formula="of:=IF(ISERROR(VLOOKUP([.A114];[HtmlTags_NoChild.$A$2:.$A111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u&gt;</text:p>
          </table:table-cell>
          <table:table-cell table:style-name="ce7" table:formula="of:=IF(ISERROR(VLOOKUP([.A115];[HtmlTags_NoChild.$A$2:.$A111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ul&gt;</text:p>
          </table:table-cell>
          <table:table-cell table:style-name="ce7" table:formula="of:=IF(ISERROR(VLOOKUP([.A116];[HtmlTags_NoChild.$A$2:.$A111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unordered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var&gt;</text:p>
          </table:table-cell>
          <table:table-cell table:style-name="ce7" table:formula="of:=IF(ISERROR(VLOOKUP([.A117];[HtmlTags_NoChild.$A$2:.$A111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ari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video&gt;</text:p>
          </table:table-cell>
          <table:table-cell table:style-name="ce7" table:formula="of:=IF(ISERROR(VLOOKUP([.A118];[HtmlTags_NoChild.$A$2:.$A111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ideo or mov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wbr&gt;</text:p>
          </table:table-cell>
          <table:table-cell table:style-name="ce7" table:formula="of:=IF(ISERROR(VLOOKUP([.A119];[HtmlTags_NoChild.$A$2:.$A1117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possible line-break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Tags_NoChild" table:style-name="ta2" table:print="false">
        <table:table-column table:style-name="co21" table:default-cell-style-name="Default"/>
        <table:table-row table:style-name="ro2">
          <table:table-cell table:style-name="ce1" office:value-type="string" calcext:value-type="string">
            <text:p>Void Tags. Can't have Child</text:p>
          </table:table-cell>
        </table:table-row>
        <table:table-row table:style-name="ro2">
          <table:table-cell office:value-type="string" calcext:value-type="string">
            <text:p>&lt;!--...--&gt;</text:p>
          </table:table-cell>
        </table:table-row>
        <table:table-row table:style-name="ro2">
          <table:table-cell office:value-type="string" calcext:value-type="string">
            <text:p>&lt;!doctype&gt;</text:p>
          </table:table-cell>
        </table:table-row>
        <table:table-row table:style-name="ro2">
          <table:table-cell office:value-type="string" calcext:value-type="string">
            <text:p>&lt;area&gt;</text:p>
          </table:table-cell>
        </table:table-row>
        <table:table-row table:style-name="ro1">
          <table:table-cell office:value-type="string" calcext:value-type="string">
            <text:p>&lt;base&gt;</text:p>
          </table:table-cell>
        </table:table-row>
        <table:table-row table:style-name="ro2">
          <table:table-cell office:value-type="string" calcext:value-type="string">
            <text:p>&lt;br&gt;</text:p>
          </table:table-cell>
        </table:table-row>
        <table:table-row table:style-name="ro1">
          <table:table-cell office:value-type="string" calcext:value-type="string">
            <text:p>&lt;col&gt;</text:p>
          </table:table-cell>
        </table:table-row>
        <table:table-row table:style-name="ro2">
          <table:table-cell office:value-type="string" calcext:value-type="string">
            <text:p>&lt;command&gt;</text:p>
          </table:table-cell>
        </table:table-row>
        <table:table-row table:style-name="ro2">
          <table:table-cell office:value-type="string" calcext:value-type="string">
            <text:p>&lt;embed&gt;</text:p>
          </table:table-cell>
        </table:table-row>
        <table:table-row table:style-name="ro2">
          <table:table-cell office:value-type="string" calcext:value-type="string">
            <text:p>&lt;hr&gt;</text:p>
          </table:table-cell>
        </table:table-row>
        <table:table-row table:style-name="ro2">
          <table:table-cell office:value-type="string" calcext:value-type="string">
            <text:p>&lt;img&gt;</text:p>
          </table:table-cell>
        </table:table-row>
        <table:table-row table:style-name="ro2">
          <table:table-cell office:value-type="string" calcext:value-type="string">
            <text:p>&lt;input&gt;</text:p>
          </table:table-cell>
        </table:table-row>
        <table:table-row table:style-name="ro2">
          <table:table-cell office:value-type="string" calcext:value-type="string">
            <text:p>&lt;keygen&gt;</text:p>
          </table:table-cell>
        </table:table-row>
        <table:table-row table:style-name="ro2">
          <table:table-cell office:value-type="string" calcext:value-type="string">
            <text:p>&lt;link&gt;</text:p>
          </table:table-cell>
        </table:table-row>
        <table:table-row table:style-name="ro1">
          <table:table-cell office:value-type="string" calcext:value-type="string">
            <text:p>&lt;meta&gt;</text:p>
          </table:table-cell>
        </table:table-row>
        <table:table-row table:style-name="ro2">
          <table:table-cell office:value-type="string" calcext:value-type="string">
            <text:p>&lt;param&gt;</text:p>
          </table:table-cell>
        </table:table-row>
        <table:table-row table:style-name="ro2">
          <table:table-cell office:value-type="string" calcext:value-type="string">
            <text:p>&lt;source&gt;</text:p>
          </table:table-cell>
        </table:table-row>
        <table:table-row table:style-name="ro2">
          <table:table-cell office:value-type="string" calcext:value-type="string">
            <text:p>&lt;track&gt;</text:p>
          </table:table-cell>
        </table:table-row>
        <table:table-row table:style-name="ro2">
          <table:table-cell office:value-type="string" calcext:value-type="string">
            <text:p>&lt;wbr&gt;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</table:table>
      <table:table table:name="CssTAGS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Sets the color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city </text:p>
          </table:table-cell>
          <table:table-cell office:value-type="string" calcext:value-type="string">
            <text:p>Sets the opacity level for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A shorthand property for setting all the background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attachment </text:p>
          </table:table-cell>
          <table:table-cell office:value-type="string" calcext:value-type="string">
            <text:p>Sets whether a background image is fixed or scrolls with the rest of the pag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blend-mode </text:p>
          </table:table-cell>
          <table:table-cell office:value-type="string" calcext:value-type="string">
            <text:p>Specifies the blending mode of each background layer (color/image) </text:p>
          </table:table-cell>
          <table:table-cell office:value-type="string" calcext:value-type="string">
            <text:p>3 </text:p>
          </table:table-cell>
        </table:table-row>
        <table:table-row table:style-name="ro1">
          <table:table-cell office:value-type="string" calcext:value-type="string">
            <text:p>background-color </text:p>
          </table:table-cell>
          <table:table-cell office:value-type="string" calcext:value-type="string">
            <text:p>Specifies the background color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image </text:p>
          </table:table-cell>
          <table:table-cell office:value-type="string" calcext:value-type="string">
            <text:p>Specifies one or more background images for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position </text:p>
          </table:table-cell>
          <table:table-cell office:value-type="string" calcext:value-type="string">
            <text:p>Specifies the position of a background imag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repeat </text:p>
          </table:table-cell>
          <table:table-cell office:value-type="string" calcext:value-type="string">
            <text:p>Sets how a background image will be repeat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clip </text:p>
          </table:table-cell>
          <table:table-cell office:value-type="string" calcext:value-type="string">
            <text:p>Specifies the painting area of the backgroun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ground-origin </text:p>
          </table:table-cell>
          <table:table-cell office:value-type="string" calcext:value-type="string">
            <text:p>Specifies where the background image(s) is/are position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ground-size </text:p>
          </table:table-cell>
          <table:table-cell office:value-type="string" calcext:value-type="string">
            <text:p>Specifies the size of the background image(s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Sets all the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 </text:p>
          </table:table-cell>
          <table:table-cell office:value-type="string" calcext:value-type="string">
            <text:p>Sets all the bottom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-color </text:p>
          </table:table-cell>
          <table:table-cell office:value-type="string" calcext:value-type="string">
            <text:p>Sets the color of the bottom border </text:p>
          </table:table-cell>
          <table:table-cell office:value-type="string" calcext:value-type="string">
            <text:p>1 </text:p>
          </table:table-cell>
        </table:table-row>
        <table:table-row table:style-name="ro1">
          <table:table-cell office:value-type="string" calcext:value-type="string">
            <text:p>border-bottom-left-radius </text:p>
          </table:table-cell>
          <table:table-cell office:value-type="string" calcext:value-type="string">
            <text:p>Defines the shape of the border of the bottom-lef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bottom-right-radius </text:p>
          </table:table-cell>
          <table:table-cell office:value-type="string" calcext:value-type="string">
            <text:p>Defines the shape of the border of the bottom-righ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bottom-style </text:p>
          </table:table-cell>
          <table:table-cell office:value-type="string" calcext:value-type="string">
            <text:p>Sets the style of the bottom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-width </text:p>
          </table:table-cell>
          <table:table-cell office:value-type="string" calcext:value-type="string">
            <text:p>Sets the width of the bottom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color </text:p>
          </table:table-cell>
          <table:table-cell office:value-type="string" calcext:value-type="string">
            <text:p>Sets the color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image </text:p>
          </table:table-cell>
          <table:table-cell office:value-type="string" calcext:value-type="string">
            <text:p>A shorthand property for setting all the border-image-*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outset </text:p>
          </table:table-cell>
          <table:table-cell office:value-type="string" calcext:value-type="string">
            <text:p>Specifies the amount by which the border image area extends beyond the border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repeat </text:p>
          </table:table-cell>
          <table:table-cell office:value-type="string" calcext:value-type="string">
            <text:p>Specifies whether the border image should be repeated, rounded or stretch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slice </text:p>
          </table:table-cell>
          <table:table-cell office:value-type="string" calcext:value-type="string">
            <text:p>Specifies how to slice the border imag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source </text:p>
          </table:table-cell>
          <table:table-cell office:value-type="string" calcext:value-type="string">
            <text:p>Specifies the path to the image to be used as a bord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width </text:p>
          </table:table-cell>
          <table:table-cell office:value-type="string" calcext:value-type="string">
            <text:p>Specifies the widths of the image-bord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left </text:p>
          </table:table-cell>
          <table:table-cell office:value-type="string" calcext:value-type="string">
            <text:p>Sets all the left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color </text:p>
          </table:table-cell>
          <table:table-cell office:value-type="string" calcext:value-type="string">
            <text:p>Sets the color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style </text:p>
          </table:table-cell>
          <table:table-cell office:value-type="string" calcext:value-type="string">
            <text:p>Sets the style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width </text:p>
          </table:table-cell>
          <table:table-cell office:value-type="string" calcext:value-type="string">
            <text:p>Sets the width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adius </text:p>
          </table:table-cell>
          <table:table-cell office:value-type="string" calcext:value-type="string">
            <text:p>A shorthand property for setting all the four border-*-radius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right </text:p>
          </table:table-cell>
          <table:table-cell office:value-type="string" calcext:value-type="string">
            <text:p>Sets all the right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color </text:p>
          </table:table-cell>
          <table:table-cell office:value-type="string" calcext:value-type="string">
            <text:p>Sets the color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style </text:p>
          </table:table-cell>
          <table:table-cell office:value-type="string" calcext:value-type="string">
            <text:p>Sets the style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width </text:p>
          </table:table-cell>
          <table:table-cell office:value-type="string" calcext:value-type="string">
            <text:p>Sets the width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style </text:p>
          </table:table-cell>
          <table:table-cell office:value-type="string" calcext:value-type="string">
            <text:p>Sets the style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 </text:p>
          </table:table-cell>
          <table:table-cell office:value-type="string" calcext:value-type="string">
            <text:p>Sets all the top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color </text:p>
          </table:table-cell>
          <table:table-cell office:value-type="string" calcext:value-type="string">
            <text:p>Sets the color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left-radius </text:p>
          </table:table-cell>
          <table:table-cell office:value-type="string" calcext:value-type="string">
            <text:p>Defines the shape of the border of the top-lef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top-right-radius </text:p>
          </table:table-cell>
          <table:table-cell office:value-type="string" calcext:value-type="string">
            <text:p>Defines the shape of the border of the top-righ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top-style </text:p>
          </table:table-cell>
          <table:table-cell office:value-type="string" calcext:value-type="string">
            <text:p>Sets the style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width </text:p>
          </table:table-cell>
          <table:table-cell office:value-type="string" calcext:value-type="string">
            <text:p>Sets the width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width </text:p>
          </table:table-cell>
          <table:table-cell office:value-type="string" calcext:value-type="string">
            <text:p>Sets the width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x-decoration-break </text:p>
          </table:table-cell>
          <table:table-cell office:value-type="string" calcext:value-type="string">
            <text:p>Sets the behaviour of the background and border of an element at page-break, or, for in-line elements, at line-break.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x-shadow </text:p>
          </table:table-cell>
          <table:table-cell office:value-type="string" calcext:value-type="string">
            <text:p>Attaches one or more drop-shadows to the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Specifies the bottom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Specifies which sides of an element where other floating elements are not allow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 </text:p>
          </table:table-cell>
          <table:table-cell office:value-type="string" calcext:value-type="string">
            <text:p>Clips an absolutely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Specifies how a certain HTML element should be display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Specifies whether or not a box should flo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Sets the height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Specifies the left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Sets all the margin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bottom </text:p>
          </table:table-cell>
          <table:table-cell office:value-type="string" calcext:value-type="string">
            <text:p>Sets the bottom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left </text:p>
          </table:table-cell>
          <table:table-cell office:value-type="string" calcext:value-type="string">
            <text:p>Sets the left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right </text:p>
          </table:table-cell>
          <table:table-cell office:value-type="string" calcext:value-type="string">
            <text:p>Sets the right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top </text:p>
          </table:table-cell>
          <table:table-cell office:value-type="string" calcext:value-type="string">
            <text:p>Sets the top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height </text:p>
          </table:table-cell>
          <table:table-cell office:value-type="string" calcext:value-type="string">
            <text:p>Sets the maximum height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-width </text:p>
          </table:table-cell>
          <table:table-cell office:value-type="string" calcext:value-type="string">
            <text:p>Sets the maximum width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-height </text:p>
          </table:table-cell>
          <table:table-cell office:value-type="string" calcext:value-type="string">
            <text:p>Sets the minimum height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-width </text:p>
          </table:table-cell>
          <table:table-cell office:value-type="string" calcext:value-type="string">
            <text:p>Sets the minimum width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Specifies what happens if content overflows an element's box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flow-x </text:p>
          </table:table-cell>
          <table:table-cell office:value-type="string" calcext:value-type="string">
            <text:p>Specifies whether or not to clip the left/right edges of the content, if it overflows the element's content are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verflow-y </text:p>
          </table:table-cell>
          <table:table-cell office:value-type="string" calcext:value-type="string">
            <text:p>Specifies whether or not to clip the top/bottom edges of the content, if it overflows the element's content are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ding </text:p>
          </table:table-cell>
          <table:table-cell office:value-type="string" calcext:value-type="string">
            <text:p>Sets all the padding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bottom </text:p>
          </table:table-cell>
          <table:table-cell office:value-type="string" calcext:value-type="string">
            <text:p>Sets the bottom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left </text:p>
          </table:table-cell>
          <table:table-cell office:value-type="string" calcext:value-type="string">
            <text:p>Sets the left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right </text:p>
          </table:table-cell>
          <table:table-cell office:value-type="string" calcext:value-type="string">
            <text:p>Sets the right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top </text:p>
          </table:table-cell>
          <table:table-cell office:value-type="string" calcext:value-type="string">
            <text:p>Sets the top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Specifies the type of positioning method used for an element (static, relative, absolute or fixed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Specifies the right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Specifies the top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bility </text:p>
          </table:table-cell>
          <table:table-cell office:value-type="string" calcext:value-type="string">
            <text:p>Specifies whether or not an element is visi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th </text:p>
          </table:table-cell>
          <table:table-cell office:value-type="string" calcext:value-type="string">
            <text:p>Sets the width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-align </text:p>
          </table:table-cell>
          <table:table-cell office:value-type="string" calcext:value-type="string">
            <text:p>Sets the vertical alignment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-index </text:p>
          </table:table-cell>
          <table:table-cell office:value-type="string" calcext:value-type="string">
            <text:p>Sets the stack order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align-content </text:p>
          </table:table-cell>
          <table:table-cell office:value-type="string" calcext:value-type="string">
            <text:p>Specifies the alignment between the lines inside a flexible container when the items do not use all available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gn-items </text:p>
          </table:table-cell>
          <table:table-cell office:value-type="string" calcext:value-type="string">
            <text:p>Specifies the alignment for items inside a flexible contai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gn-self </text:p>
          </table:table-cell>
          <table:table-cell office:value-type="string" calcext:value-type="string">
            <text:p>Specifies the alignment for selected items inside a flexible contai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 </text:p>
          </table:table-cell>
          <table:table-cell office:value-type="string" calcext:value-type="string">
            <text:p>Specifies the length of the item,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basis </text:p>
          </table:table-cell>
          <table:table-cell office:value-type="string" calcext:value-type="string">
            <text:p>Specifies the initial length of a flexible ite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direction </text:p>
          </table:table-cell>
          <table:table-cell office:value-type="string" calcext:value-type="string">
            <text:p>Specifies the direction of the flexible item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flow </text:p>
          </table:table-cell>
          <table:table-cell office:value-type="string" calcext:value-type="string">
            <text:p>A shorthand property for the flex-direction and the flex-wrap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grow </text:p>
          </table:table-cell>
          <table:table-cell office:value-type="string" calcext:value-type="string">
            <text:p>Specifies how much the item will grow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shrink </text:p>
          </table:table-cell>
          <table:table-cell office:value-type="string" calcext:value-type="string">
            <text:p>Specifies how the item will shrink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wrap </text:p>
          </table:table-cell>
          <table:table-cell office:value-type="string" calcext:value-type="string">
            <text:p>Specifies whether the flexible items should wrap or no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stify-content </text:p>
          </table:table-cell>
          <table:table-cell office:value-type="string" calcext:value-type="string">
            <text:p>Specifies the alignment between the items inside a flexible container when the items do not use all available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Sets the order of the flexible item,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hanging-punctuation </text:p>
          </table:table-cell>
          <table:table-cell office:value-type="string" calcext:value-type="string">
            <text:p>Specifies whether a punctuation character may be placed outside the line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phens </text:p>
          </table:table-cell>
          <table:table-cell office:value-type="string" calcext:value-type="string">
            <text:p>Sets how to split words to improve the layout of paragraph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tter-spacing </text:p>
          </table:table-cell>
          <table:table-cell office:value-type="string" calcext:value-type="string">
            <text:p>Increases or decreases the space between characters in a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-break </text:p>
          </table:table-cell>
          <table:table-cell office:value-type="string" calcext:value-type="string">
            <text:p>Specifies how/if to break lin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-height </text:p>
          </table:table-cell>
          <table:table-cell office:value-type="string" calcext:value-type="string">
            <text:p>Sets the line heigh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flow-wrap </text:p>
          </table:table-cell>
          <table:table-cell office:value-type="string" calcext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b-size </text:p>
          </table:table-cell>
          <table:table-cell office:value-type="string" calcext:value-type="string">
            <text:p>Specifies the length of the tab-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align </text:p>
          </table:table-cell>
          <table:table-cell office:value-type="string" calcext:value-type="string">
            <text:p>Specifies the horizontal alignment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align-last </text:p>
          </table:table-cell>
          <table:table-cell office:value-type="string" calcext:value-type="string">
            <text:p>Describes how the last line of a block or a line right before a forced line break is aligned when text-align is "justify"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combine-upright </text:p>
          </table:table-cell>
          <table:table-cell office:value-type="string" calcext:value-type="string">
            <text:p>Specifies the combination of multiple characters into the space of a single 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indent </text:p>
          </table:table-cell>
          <table:table-cell office:value-type="string" calcext:value-type="string">
            <text:p>Specifies the indentation of the first line in a text-block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justify </text:p>
          </table:table-cell>
          <table:table-cell office:value-type="string" calcext:value-type="string">
            <text:p>Specifies the justification method used when text-align is "justify"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transform </text:p>
          </table:table-cell>
          <table:table-cell office:value-type="string" calcext:value-type="string">
            <text:p>Controls the capitalization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-space </text:p>
          </table:table-cell>
          <table:table-cell office:value-type="string" calcext:value-type="string">
            <text:p>Specifies how white-space inside an element is handl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-break </text:p>
          </table:table-cell>
          <table:table-cell office:value-type="string" calcext:value-type="string">
            <text:p>Specifies line breaking rules for non-CJK scrip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d-spacing </text:p>
          </table:table-cell>
          <table:table-cell office:value-type="string" calcext:value-type="string">
            <text:p>Increases or decreases the space between words in a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-wrap </text:p>
          </table:table-cell>
          <table:table-cell office:value-type="string" calcext:value-type="string">
            <text:p>Allows long, unbreakable words to be broken and wrap to the next lin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text-decoration </text:p>
          </table:table-cell>
          <table:table-cell office:value-type="string" calcext:value-type="string">
            <text:p>Specifies the decoration added to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decoration-color </text:p>
          </table:table-cell>
          <table:table-cell office:value-type="string" calcext:value-type="string">
            <text:p>Specifies the color of the text-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decoration-line </text:p>
          </table:table-cell>
          <table:table-cell office:value-type="string" calcext:value-type="string">
            <text:p>Specifies the type of line in a text-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decoration-style </text:p>
          </table:table-cell>
          <table:table-cell office:value-type="string" calcext:value-type="string">
            <text:p>Specifies the style of the line in a text 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shadow </text:p>
          </table:table-cell>
          <table:table-cell office:value-type="string" calcext:value-type="string">
            <text:p>Adds shadow to tex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underline-position </text:p>
          </table:table-cell>
          <table:table-cell office:value-type="string" calcext:value-type="string">
            <text:p>Specifies the position of the underline which is set using the text-decoration propert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@font-face </text:p>
          </table:table-cell>
          <table:table-cell office:value-type="string" calcext:value-type="string">
            <text:p>A rule that allows websites to download and use fonts other than the "web-safe" fo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font-feature-values </text:p>
          </table:table-cell>
          <table:table-cell office:value-type="string" calcext:value-type="string">
            <text:p>Allows authors to use a common name in font-variant-alternate for feature activated differently in OpenTyp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 </text:p>
          </table:table-cell>
          <table:table-cell office:value-type="string" calcext:value-type="string">
            <text:p>Sets all the font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family </text:p>
          </table:table-cell>
          <table:table-cell office:value-type="string" calcext:value-type="string">
            <text:p>Specifies the font family for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feature-settings </text:p>
          </table:table-cell>
          <table:table-cell office:value-type="string" calcext:value-type="string">
            <text:p>Allows control over advanced typographic features in OpenType fo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kerning </text:p>
          </table:table-cell>
          <table:table-cell office:value-type="string" calcext:value-type="string">
            <text:p>Controls the usage of the kerning information (how letters are spaced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language-override </text:p>
          </table:table-cell>
          <table:table-cell office:value-type="string" calcext:value-type="string">
            <text:p>Controls the usage of language-specific glyphs in a typef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ize </text:p>
          </table:table-cell>
          <table:table-cell office:value-type="string" calcext:value-type="string">
            <text:p>Specifies the font size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size-adjust </text:p>
          </table:table-cell>
          <table:table-cell office:value-type="string" calcext:value-type="string">
            <text:p>Preserves the readability of text when font fallback occu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tretch </text:p>
          </table:table-cell>
          <table:table-cell office:value-type="string" calcext:value-type="string">
            <text:p>Selects a normal, condensed, or expanded face from a font famil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tyle </text:p>
          </table:table-cell>
          <table:table-cell office:value-type="string" calcext:value-type="string">
            <text:p>Specifies the font style for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synthesis </text:p>
          </table:table-cell>
          <table:table-cell office:value-type="string" calcext:value-type="string">
            <text:p>Controls which missing typefaces (bold or italic) may be synthesized by the brows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 </text:p>
          </table:table-cell>
          <table:table-cell office:value-type="string" calcext:value-type="string">
            <text:p>Specifies whether or not a text should be displayed in a small-caps fo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variant-alternates </text:p>
          </table:table-cell>
          <table:table-cell office:value-type="string" calcext:value-type="string">
            <text:p>Controls the usage of alternate glyphs associated to alternative names defined in @font-feature-valu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caps </text:p>
          </table:table-cell>
          <table:table-cell office:value-type="string" calcext:value-type="string">
            <text:p>Controls the usage of alternate glyphs for capital lette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east-asian </text:p>
          </table:table-cell>
          <table:table-cell office:value-type="string" calcext:value-type="string">
            <text:p>Controls the usage of alternate glyphs for East Asian scripts (e.g Japanese and Chinese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ligatures </text:p>
          </table:table-cell>
          <table:table-cell office:value-type="string" calcext:value-type="string">
            <text:p>Controls which ligatures and contextual forms are used in textual content of the elements it applies to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numeric </text:p>
          </table:table-cell>
          <table:table-cell office:value-type="string" calcext:value-type="string">
            <text:p>Controls the usage of alternate glyphs for numbers, fractions, and ordinal marke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position </text:p>
          </table:table-cell>
          <table:table-cell office:value-type="string" calcext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weight </text:p>
          </table:table-cell>
          <table:table-cell office:value-type="string" calcext:value-type="string">
            <text:p>Specifies the weight of a fo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Specifies the text direction/writing direc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t-orientation </text:p>
          </table:table-cell>
          <table:table-cell office:value-type="string" calcext:value-type="string">
            <text:p>Defines the orientation of the text in a lin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combine-upright </text:p>
          </table:table-cell>
          <table:table-cell office:value-type="string" calcext:value-type="string">
            <text:p>Specifies the combination of multiple characters into the space of a single 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ode-bidi </text:p>
          </table:table-cell>
          <table:table-cell office:value-type="string" calcext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rder-collapse </text:p>
          </table:table-cell>
          <table:table-cell office:value-type="string" calcext:value-type="string">
            <text:p>Specifies whether or not table borders should be collapse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der-spacing </text:p>
          </table:table-cell>
          <table:table-cell office:value-type="string" calcext:value-type="string">
            <text:p>Specifies the distance between the borders of adjacent cell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tion-side </text:p>
          </table:table-cell>
          <table:table-cell office:value-type="string" calcext:value-type="string">
            <text:p>Specifies the placement of a table cap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-cells </text:p>
          </table:table-cell>
          <table:table-cell office:value-type="string" calcext:value-type="string">
            <text:p>Specifies whether or not to display borders and background on empty cells in a ta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le-layout </text:p>
          </table:table-cell>
          <table:table-cell office:value-type="string" calcext:value-type="string">
            <text:p>Sets the layout algorithm to be used for a ta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counter-increment </text:p>
          </table:table-cell>
          <table:table-cell office:value-type="string" calcext:value-type="string">
            <text:p>Increments one or more counter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nter-reset </text:p>
          </table:table-cell>
          <table:table-cell office:value-type="string" calcext:value-type="string">
            <text:p>Creates or resets one or more counter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-style </text:p>
          </table:table-cell>
          <table:table-cell office:value-type="string" calcext:value-type="string">
            <text:p>Sets all the properties for a list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image </text:p>
          </table:table-cell>
          <table:table-cell office:value-type="string" calcext:value-type="string">
            <text:p>Specifies an image as the list-item mark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position </text:p>
          </table:table-cell>
          <table:table-cell office:value-type="string" calcext:value-type="string">
            <text:p>Specifies if the list-item markers should appear inside or outside the content flow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type </text:p>
          </table:table-cell>
          <table:table-cell office:value-type="string" calcext:value-type="string">
            <text:p>Specifies the type of list-item mark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@keyframes </text:p>
          </table:table-cell>
          <table:table-cell office:value-type="string" calcext:value-type="string">
            <text:p>Specifies the animation cod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A shorthand property for all the animation properties (except animation-play-state and animation-fill-mode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elay </text:p>
          </table:table-cell>
          <table:table-cell office:value-type="string" calcext:value-type="string">
            <text:p>Specifies a delay for the start of an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irection </text:p>
          </table:table-cell>
          <table:table-cell office:value-type="string" calcext:value-type="string">
            <text:p>Specifies whether or not the animation should play in reverse on alternate cycl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uration </text:p>
          </table:table-cell>
          <table:table-cell office:value-type="string" calcext:value-type="string">
            <text:p>Specifies how many seconds or milliseconds an animation takes to complete one cycl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fill-mode </text:p>
          </table:table-cell>
          <table:table-cell office:value-type="string" calcext:value-type="string">
            <text:p>Specifies a style for the element when the animation is not playing (when it is finished, or when it has a delay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iteration-count </text:p>
          </table:table-cell>
          <table:table-cell office:value-type="string" calcext:value-type="string">
            <text:p>Specifies the number of times an animation should be play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name </text:p>
          </table:table-cell>
          <table:table-cell office:value-type="string" calcext:value-type="string">
            <text:p>Specifies the name of the @keyframes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play-state </text:p>
          </table:table-cell>
          <table:table-cell office:value-type="string" calcext:value-type="string">
            <text:p>Specifies whether the animation is running or paus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timing-function </text:p>
          </table:table-cell>
          <table:table-cell office:value-type="string" calcext:value-type="string">
            <text:p>Specifies the speed curve of an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ackface-visibility </text:p>
          </table:table-cell>
          <table:table-cell office:value-type="string" calcext:value-type="string">
            <text:p>Defines whether or not an element should be visible when not facing the scree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Specifies the perspective on how 3D elements are view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pective-origin </text:p>
          </table:table-cell>
          <table:table-cell office:value-type="string" calcext:value-type="string">
            <text:p>Specifies the bottom position of 3D eleme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Applies a 2D or 3D transformation to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-origin </text:p>
          </table:table-cell>
          <table:table-cell office:value-type="string" calcext:value-type="string">
            <text:p>Allows you to change the position on transformed eleme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-style </text:p>
          </table:table-cell>
          <table:table-cell office:value-type="string" calcext:value-type="string">
            <text:p>Specifies how nested elements are rendered in 3D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A shorthand property for setting the four transition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property </text:p>
          </table:table-cell>
          <table:table-cell office:value-type="string" calcext:value-type="string">
            <text:p>Specifies the name of the CSS property the transition effect is fo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duration </text:p>
          </table:table-cell>
          <table:table-cell office:value-type="string" calcext:value-type="string">
            <text:p>Specifies how many seconds or milliseconds a transition effect takes to complet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timing-function </text:p>
          </table:table-cell>
          <table:table-cell office:value-type="string" calcext:value-type="string">
            <text:p>Specifies the speed curve of the transition effe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delay </text:p>
          </table:table-cell>
          <table:table-cell office:value-type="string" calcext:value-type="string">
            <text:p>Specifies when the transition effect will star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x-sizing </text:p>
          </table:table-cell>
          <table:table-cell office:value-type="string" calcext:value-type="string">
            <text:p>Tells the browser what the sizing properties (width and height) should includ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Used with the :before and :after pseudo-elements, to insert generated cont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sor </text:p>
          </table:table-cell>
          <table:table-cell office:value-type="string" calcext:value-type="string">
            <text:p>Specifies the type of cursor to be displaye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e-mode </text:p>
          </table:table-cell>
          <table:table-cell office:value-type="string" calcext:value-type="string">
            <text:p>Controls the state of the input method editor for text field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down </text:p>
          </table:table-cell>
          <table:table-cell office:value-type="string" calcext:value-type="string">
            <text:p>Specifies where to navigate when using the arrow-down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index </text:p>
          </table:table-cell>
          <table:table-cell office:value-type="string" calcext:value-type="string">
            <text:p>Specifies the tabbing order for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left </text:p>
          </table:table-cell>
          <table:table-cell office:value-type="string" calcext:value-type="string">
            <text:p>Specifies where to navigate when using the arrow-left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right </text:p>
          </table:table-cell>
          <table:table-cell office:value-type="string" calcext:value-type="string">
            <text:p>Specifies where to navigate when using the arrow-right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up </text:p>
          </table:table-cell>
          <table:table-cell office:value-type="string" calcext:value-type="string">
            <text:p>Specifies where to navigate when using the arrow-up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Sets all the outline properties in one declara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color </text:p>
          </table:table-cell>
          <table:table-cell office:value-type="string" calcext:value-type="string">
            <text:p>Sets the color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offset </text:p>
          </table:table-cell>
          <table:table-cell office:value-type="string" calcext:value-type="string">
            <text:p>Offsets an outline, and draws it beyond the border edg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line-style </text:p>
          </table:table-cell>
          <table:table-cell office:value-type="string" calcext:value-type="string">
            <text:p>Sets the style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width </text:p>
          </table:table-cell>
          <table:table-cell office:value-type="string" calcext:value-type="string">
            <text:p>Sets the width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 </text:p>
          </table:table-cell>
          <table:table-cell office:value-type="string" calcext:value-type="string">
            <text:p>Specifies whether or not an element is resizable by the us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overflow </text:p>
          </table:table-cell>
          <table:table-cell office:value-type="string" calcext:value-type="string">
            <text:p>Specifies what should happen when text overflows the containing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reak-after </text:p>
          </table:table-cell>
          <table:table-cell office:value-type="string" calcext:value-type="string">
            <text:p>Specifies the page-, column-, or region-break behavior after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k-before </text:p>
          </table:table-cell>
          <table:table-cell office:value-type="string" calcext:value-type="string">
            <text:p>Specifies the page-, column-, or region-break behavior before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k-inside </text:p>
          </table:table-cell>
          <table:table-cell office:value-type="string" calcext:value-type="string">
            <text:p>Specifies the page-, column-, or region-break behavior inside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count </text:p>
          </table:table-cell>
          <table:table-cell office:value-type="string" calcext:value-type="string">
            <text:p>Specifies the number of columns an element should be divided into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fill </text:p>
          </table:table-cell>
          <table:table-cell office:value-type="string" calcext:value-type="string">
            <text:p>Specifies how to fill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gap </text:p>
          </table:table-cell>
          <table:table-cell office:value-type="string" calcext:value-type="string">
            <text:p>Specifies the gap between the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 </text:p>
          </table:table-cell>
          <table:table-cell office:value-type="string" calcext:value-type="string">
            <text:p>A shorthand property for setting all the column-rule-*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color </text:p>
          </table:table-cell>
          <table:table-cell office:value-type="string" calcext:value-type="string">
            <text:p>Specifies the color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style </text:p>
          </table:table-cell>
          <table:table-cell office:value-type="string" calcext:value-type="string">
            <text:p>Specifies the style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width </text:p>
          </table:table-cell>
          <table:table-cell office:value-type="string" calcext:value-type="string">
            <text:p>Specifies the width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span </text:p>
          </table:table-cell>
          <table:table-cell office:value-type="string" calcext:value-type="string">
            <text:p>Specifies how many columns an element should span acros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width </text:p>
          </table:table-cell>
          <table:table-cell office:value-type="string" calcext:value-type="string">
            <text:p>Specifies the width of the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s </text:p>
          </table:table-cell>
          <table:table-cell office:value-type="string" calcext:value-type="string">
            <text:p>A shorthand property for setting column-width and column-cou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dows </text:p>
          </table:table-cell>
          <table:table-cell office:value-type="string" calcext:value-type="string">
            <text:p>Sets the minimum number of lines that must be left at the top of a page when a page break occurs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orphans </text:p>
          </table:table-cell>
          <table:table-cell office:value-type="string" calcext:value-type="string">
            <text:p>Sets the minimum number of lines that must be left at the bottom of a page when a page break occurs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after </text:p>
          </table:table-cell>
          <table:table-cell office:value-type="string" calcext:value-type="string">
            <text:p>Sets the page-breaking behavior after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before </text:p>
          </table:table-cell>
          <table:table-cell office:value-type="string" calcext:value-type="string">
            <text:p>Sets the page-breaking behavior befor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inside </text:p>
          </table:table-cell>
          <table:table-cell office:value-type="string" calcext:value-type="string">
            <text:p>Sets the page-breaking behavior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ks </text:p>
          </table:table-cell>
          <table:table-cell office:value-type="string" calcext:value-type="string">
            <text:p>Adds crop and/or cross marks to the docu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otes </text:p>
          </table:table-cell>
          <table:table-cell office:value-type="string" calcext:value-type="string">
            <text:p>Sets the type of quotation marks for embedded quotation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Defines effects (e.g. blurring or color shifting) on an element before the element is display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image-orientation </text:p>
          </table:table-cell>
          <table:table-cell office:value-type="string" calcext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-rendering </text:p>
          </table:table-cell>
          <table:table-cell office:value-type="string" calcext:value-type="string">
            <text:p>Gives a hint to the browser about what aspects of an image are most important to preserve when the image is scal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-resolution </text:p>
          </table:table-cell>
          <table:table-cell office:value-type="string" calcext:value-type="string">
            <text:p>Specifies the intrinsic resolution of all raster images used in/on the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ct-fit </text:p>
          </table:table-cell>
          <table:table-cell office:value-type="string" calcext:value-type="string">
            <text:p>Specifies how the contents of a replaced element should be fitted to the box established by its used height and widt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ct-position </text:p>
          </table:table-cell>
          <table:table-cell office:value-type="string" calcext:value-type="string">
            <text:p>Specifies the alignment of the replaced element inside its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sk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k-type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A shorthand property for setting the mark-before and mark-after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-after </text:p>
          </table:table-cell>
          <table:table-cell office:value-type="string" calcext:value-type="string">
            <text:p>Allows named markers to be attached to the audio strea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-before </text:p>
          </table:table-cell>
          <table:table-cell office:value-type="string" calcext:value-type="string">
            <text:p>Allows named markers to be attached to the audio strea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nemes </text:p>
          </table:table-cell>
          <table:table-cell office:value-type="string" calcext:value-type="string">
            <text:p>Specifies a phonetic pronunciation for the text contained by the corresponding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A shorthand property for setting the rest-before and rest-after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-after </text:p>
          </table:table-cell>
          <table:table-cell office:value-type="string" calcext:value-type="string">
            <text:p>Specifies a rest or prosodic boundary to be observed after speaking an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-before </text:p>
          </table:table-cell>
          <table:table-cell office:value-type="string" calcext:value-type="string">
            <text:p>Specifies a rest or prosodic boundary to be observed before speaking an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balance </text:p>
          </table:table-cell>
          <table:table-cell office:value-type="string" calcext:value-type="string">
            <text:p>Specifies the balance between left and right channel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duration </text:p>
          </table:table-cell>
          <table:table-cell office:value-type="string" calcext:value-type="string">
            <text:p>Specifies how long it should take to render the selected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pitch </text:p>
          </table:table-cell>
          <table:table-cell office:value-type="string" calcext:value-type="string">
            <text:p>Specifies the average pitch (a frequency) of the speaking voi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pitch-range </text:p>
          </table:table-cell>
          <table:table-cell office:value-type="string" calcext:value-type="string">
            <text:p>Specifies variation in average pitc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rate </text:p>
          </table:table-cell>
          <table:table-cell office:value-type="string" calcext:value-type="string">
            <text:p>Controls the speaking rat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stress </text:p>
          </table:table-cell>
          <table:table-cell office:value-type="string" calcext:value-type="string">
            <text:p>Indicates the strength of emphasis to be appli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volume </text:p>
          </table:table-cell>
          <table:table-cell office:value-type="string" calcext:value-type="string">
            <text:p>Refers to the amplitude of the waveform output by the speech synthesis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quee-direction </text:p>
          </table:table-cell>
          <table:table-cell office:value-type="string" calcext:value-type="string">
            <text:p>Sets the direction of the moving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play-count </text:p>
          </table:table-cell>
          <table:table-cell office:value-type="string" calcext:value-type="string">
            <text:p>Sets how many times the content mov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speed </text:p>
          </table:table-cell>
          <table:table-cell office:value-type="string" calcext:value-type="string">
            <text:p>Sets how fast the content scroll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style </text:p>
          </table:table-cell>
          <table:table-cell office:value-type="string" calcext:value-type="string">
            <text:p>Sets the style of the moving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3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sciiTable" table:style-name="ta2" table:print="false">
        <table:table-column table:style-name="co16" table:number-columns-repeated="5" table:default-cell-style-name="ce2"/>
        <table:table-column table:style-name="co24" table:default-cell-style-name="ce2"/>
        <table:table-column table:style-name="co16" table:number-columns-repeated="1018" table:default-cell-style-name="ce2"/>
        <table:table-row table:style-name="ro1">
          <table:table-cell table:style-name="ce9" office:value-type="string" calcext:value-type="string" table:number-columns-spanned="2" table:number-rows-spanned="1">
            <text:p>ASCII <text:s text:c="3"/></text:p>
          </table:table-cell>
          <table:covered-table-cell table:style-name="ce9"/>
          <table:table-cell table:style-name="ce11"/>
          <table:table-cell table:style-name="ce9" office:value-type="string" calcext:value-type="string" table:number-columns-spanned="2" table:number-rows-spanned="1">
            <text:p>HTML </text:p>
          </table:table-cell>
          <table:covered-table-cell table:style-name="ce9"/>
          <table:table-cell table:style-name="ce9"/>
          <table:table-cell table:style-name="ce15" table:number-columns-repeated="1018"/>
        </table:table-row>
        <table:table-row table:style-name="ro2">
          <table:table-cell table:style-name="ce9" office:value-type="string" calcext:value-type="string">
            <text:p>Dec </text:p>
          </table:table-cell>
          <table:table-cell table:style-name="ce9" office:value-type="string" calcext:value-type="string">
            <text:p>Hex </text:p>
          </table:table-cell>
          <table:table-cell table:style-name="ce9" office:value-type="string" calcext:value-type="string">
            <text:p>Símbolo </text:p>
          </table:table-cell>
          <table:table-cell table:style-name="ce9" office:value-type="string" calcext:value-type="string">
            <text:p>Numero </text:p>
          </table:table-cell>
          <table:table-cell table:style-name="ce9" office:value-type="string" calcext:value-type="string">
            <text:p>Nombre </text:p>
          </table:table-cell>
          <table:table-cell table:style-name="ce9" office:value-type="string" calcext:value-type="string">
            <text:p>Descripcion</text:p>
          </table:table-cell>
          <table:table-cell table:style-name="ce15" table:number-columns-repeated="1018"/>
        </table:table-row>
        <table:table-row table:style-name="ro3">
          <table:table-cell table:style-name="ce10" office:value-type="string" calcext:value-type="string">
            <text:p>32</text:p>
            <text:p>33</text:p>
            <text:p>34</text:p>
            <text:p>35</text:p>
            <text:p>36</text:p>
            <text:p>37</text:p>
            <text:p>38</text:p>
            <text:p>39</text:p>
            <text:p>40</text:p>
            <text:p>41</text:p>
            <text:p>42</text:p>
            <text:p>43</text:p>
            <text:p>44</text:p>
            <text:p>45</text:p>
            <text:p>46</text:p>
            <text:p>47</text:p>
          </table:table-cell>
          <table:table-cell table:style-name="ce10" office:value-type="string" calcext:value-type="string"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2A</text:p>
            <text:p>2B</text:p>
            <text:p>2C</text:p>
            <text:p>2D</text:p>
            <text:p>2E</text:p>
            <text:p>2F</text:p>
          </table:table-cell>
          <table:table-cell table:style-name="ce10" office:value-type="string" calcext:value-type="string">
            <text:p>!</text:p>
            <text:p>"</text:p>
            <text:p>#</text:p>
            <text:p>$</text:p>
            <text:p>%</text:p>
            <text:p>&amp;</text:p>
            <text:p>'</text:p>
            <text:p>(</text:p>
            <text:p>)</text:p>
            <text:p>*</text:p>
            <text:p>+</text:p>
            <text:p>,</text:p>
            <text:p>-</text:p>
            <text:p>.</text:p>
            <text:p>/</text:p>
          </table:table-cell>
          <table:table-cell table:style-name="ce13" office:value-type="string" calcext:value-type="string">
            <text:p>&amp;#32;</text:p>
            <text:p>&amp;#33;</text:p>
            <text:p>&amp;#34;</text:p>
            <text:p>&amp;#35;</text:p>
            <text:p>&amp;#36;</text:p>
            <text:p>&amp;#37;</text:p>
            <text:p>&amp;#38;</text:p>
            <text:p>&amp;#39;</text:p>
            <text:p>&amp;#40;</text:p>
            <text:p>&amp;#41;</text:p>
            <text:p>&amp;#42;</text:p>
            <text:p>&amp;#43;</text:p>
            <text:p>&amp;#44;</text:p>
            <text:p>&amp;#45;</text:p>
            <text:p>&amp;#46;</text:p>
            <text:p>&amp;#47;</text:p>
          </table:table-cell>
          <table:table-cell table:style-name="ce13" office:value-type="string" calcext:value-type="string">
            <text:p>&amp;quot;</text:p>
            <text:p/>
            <text:p/>
            <text:p/>
            <text:p>&amp;amp;</text:p>
          </table:table-cell>
          <table:table-cell table:style-name="ce13" office:value-type="string" calcext:value-type="string">
            <text:p>espacio</text:p>
            <text:p>signo de cierre de exclamación</text:p>
            <text:p>comillas dobles</text:p>
            <text:p>signo de número</text:p>
            <text:p>signo de dólar</text:p>
            <text:p>signo de porcentaje</text:p>
            <text:p>signo "&amp;" / ampersand</text:p>
            <text:p>comilla / apóstrofe</text:p>
            <text:p>paréntesis izquierdo</text:p>
            <text:p>paréntesis derecho</text:p>
            <text:p>asterisco</text:p>
            <text:p>signo de más / adición</text:p>
            <text:p>coma</text:p>
            <text:p>signo de menos / sustracción / guíon</text:p>
            <text:p>punto</text:p>
            <text:p>barra oblicua - barra de divisió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48</text:p>
            <text:p>49</text:p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60</text:p>
            <text:p>61</text:p>
            <text:p>62</text:p>
            <text:p>63</text:p>
          </table:table-cell>
          <table:table-cell table:style-name="ce10" office:value-type="string" calcext:value-type="string">
            <text:p>30</text:p>
            <text:p>31</text:p>
            <text:p>32</text:p>
            <text:p>33</text:p>
            <text:p>34</text:p>
            <text:p>35</text:p>
            <text:p>36</text:p>
            <text:p>37</text:p>
            <text:p>38</text:p>
            <text:p>39</text:p>
            <text:p>3A</text:p>
            <text:p>3B</text:p>
            <text:p>3C</text:p>
            <text:p>3D</text:p>
            <text:p>3E</text:p>
            <text:p>3F</text:p>
          </table:table-cell>
          <table:table-cell table:style-name="ce10" office:value-type="string" calcext:value-type="string">
            <text:p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:</text:p>
            <text:p>;</text:p>
            <text:p>&lt;</text:p>
            <text:p>=</text:p>
            <text:p>&gt;</text:p>
            <text:p>?</text:p>
          </table:table-cell>
          <table:table-cell table:style-name="ce13" office:value-type="string" calcext:value-type="string">
            <text:p>&amp;#48;</text:p>
            <text:p>&amp;#49;</text:p>
            <text:p>&amp;#50;</text:p>
            <text:p>&amp;#51;</text:p>
            <text:p>&amp;#52;</text:p>
            <text:p>&amp;#53;</text:p>
            <text:p>&amp;#54;</text:p>
            <text:p>&amp;#55;</text:p>
            <text:p>&amp;#56;</text:p>
            <text:p>&amp;#57;</text:p>
            <text:p>&amp;#58;</text:p>
            <text:p>&amp;#59;</text:p>
            <text:p>&amp;#60;</text:p>
            <text:p>&amp;#61;</text:p>
            <text:p>&amp;#62;</text:p>
            <text:p>&amp;#63;</text:p>
          </table:table-cell>
          <table:table-cell table:style-name="ce13" office:value-type="string" calcext:value-type="string">
            <text:p>&amp;lt;</text:p>
            <text:p/>
            <text:p>&amp;gt;</text:p>
          </table:table-cell>
          <table:table-cell table:style-name="ce13" office:value-type="string" calcext:value-type="string">
            <text:p>cero</text:p>
            <text:p>uno</text:p>
            <text:p>dos</text:p>
            <text:p>tres</text:p>
            <text:p>cuatro</text:p>
            <text:p>cinco</text:p>
            <text:p>seis</text:p>
            <text:p>siete</text:p>
            <text:p>ocho</text:p>
            <text:p>nueve</text:p>
            <text:p>dos puntos</text:p>
            <text:p>punto y coma</text:p>
            <text:p>signo de menor que</text:p>
            <text:p>signo de igual</text:p>
            <text:p>signo de mayor que</text:p>
            <text:p>signo de interrogación - cierr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64</text:p>
            <text:p>65</text:p>
            <text:p>66</text:p>
            <text:p>67</text:p>
            <text:p>68</text:p>
            <text:p>69</text:p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</table:table-cell>
          <table:table-cell table:style-name="ce10" office:value-type="string" calcext:value-type="string">
            <text:p>40</text:p>
            <text:p>41</text:p>
            <text:p>42</text:p>
            <text:p>43</text:p>
            <text:p>44</text:p>
            <text:p>45</text:p>
            <text:p>46</text:p>
            <text:p>47</text:p>
            <text:p>48</text:p>
            <text:p>49</text:p>
            <text:p>4A</text:p>
            <text:p>4B</text:p>
            <text:p>4C</text:p>
            <text:p>4D</text:p>
            <text:p>4E</text:p>
            <text:p>4F</text:p>
          </table:table-cell>
          <table:table-cell table:style-name="ce10" office:value-type="string" calcext:value-type="string">
            <text:p>@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 calcext:value-type="string">
            <text:p>&amp;#64;</text:p>
            <text:p>&amp;#65;</text:p>
            <text:p>&amp;#66;</text:p>
            <text:p>&amp;#67;</text:p>
            <text:p>&amp;#68;</text:p>
            <text:p>&amp;#69;</text:p>
            <text:p>&amp;#70;</text:p>
            <text:p>&amp;#71;</text:p>
            <text:p>&amp;#72;</text:p>
            <text:p>&amp;#73;</text:p>
            <text:p>&amp;#74;</text:p>
            <text:p>&amp;#75;</text:p>
            <text:p>&amp;#76;</text:p>
            <text:p>&amp;#77;</text:p>
            <text:p>&amp;#78;</text:p>
            <text:p>&amp;#79;</text:p>
          </table:table-cell>
          <table:table-cell table:style-name="ce14"/>
          <table:table-cell table:style-name="ce13" office:value-type="string" calcext:value-type="string">
            <text:p>símbolo arroba 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90</text:p>
            <text:p>91</text:p>
            <text:p>92</text:p>
            <text:p>93</text:p>
            <text:p>94</text:p>
            <text:p>95</text:p>
          </table:table-cell>
          <table:table-cell table:style-name="ce10" office:value-type="string" calcext:value-type="string"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5A</text:p>
            <text:p>5B</text:p>
            <text:p>5C</text:p>
            <text:p>5D</text:p>
            <text:p>5E</text:p>
            <text:p>5F</text:p>
          </table:table-cell>
          <table:table-cell table:style-name="ce10" office:value-type="string" calcext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[</text:p>
            <text:p>\</text:p>
            <text:p>]</text:p>
            <text:p>^</text:p>
            <text:p>_</text:p>
          </table:table-cell>
          <table:table-cell table:style-name="ce13" office:value-type="string" calcext:value-type="string">
            <text:p>&amp;#80;</text:p>
            <text:p>&amp;#81;</text:p>
            <text:p>&amp;#82;</text:p>
            <text:p>&amp;#83;</text:p>
            <text:p>&amp;#84;</text:p>
            <text:p>&amp;#85;</text:p>
            <text:p>&amp;#86;</text:p>
            <text:p>&amp;#87;</text:p>
            <text:p>&amp;#88;</text:p>
            <text:p>&amp;#89;</text:p>
            <text:p>&amp;#90;</text:p>
            <text:p>&amp;#91;</text:p>
            <text:p>&amp;#92;</text:p>
            <text:p>&amp;#93;</text:p>
            <text:p>&amp;#94;</text:p>
            <text:p>&amp;#95;</text:p>
          </table:table-cell>
          <table:table-cell table:style-name="ce14"/>
          <table:table-cell table:style-name="ce13" office:value-type="string" calcext:value-type="string">
            <text:p>corchete izquierdo</text:p>
            <text:p>barra inversa</text:p>
            <text:p>corchete derecho</text:p>
            <text:p>signo de intercalación - acento circunflejo</text:p>
            <text:p>signo de subrayado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96</text:p>
            <text:p>97</text:p>
            <text:p>98</text:p>
            <text:p>99</text:p>
            <text:p>100</text:p>
            <text:p>101</text:p>
            <text:p>102</text:p>
            <text:p>103</text:p>
            <text:p>104</text:p>
            <text:p>105</text:p>
            <text:p>106</text:p>
            <text:p>107</text:p>
            <text:p>108</text:p>
            <text:p>109</text:p>
            <text:p>110</text:p>
            <text:p>111</text:p>
          </table:table-cell>
          <table:table-cell table:style-name="ce10" office:value-type="string" calcext:value-type="string">
            <text:p>60</text:p>
            <text:p>61</text:p>
            <text:p>62</text:p>
            <text:p>63</text:p>
            <text:p>64</text:p>
            <text:p>65</text:p>
            <text:p>66</text:p>
            <text:p>67</text:p>
            <text:p>68</text:p>
            <text:p>69</text:p>
            <text:p>6A</text:p>
            <text:p>6B</text:p>
            <text:p>6C</text:p>
            <text:p>6D</text:p>
            <text:p>6E</text:p>
            <text:p>6F</text:p>
          </table:table-cell>
          <table:table-cell table:style-name="ce10" office:value-type="string" calcext:value-type="string">
            <text:p>`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 calcext:value-type="string">
            <text:p>&amp;#96;</text:p>
            <text:p>&amp;#97;</text:p>
            <text:p>&amp;#98;</text:p>
            <text:p>&amp;#99;</text:p>
            <text:p>&amp;#100;</text:p>
            <text:p>&amp;#101;</text:p>
            <text:p>&amp;#102;</text:p>
            <text:p>&amp;#103;</text:p>
            <text:p>&amp;#104;</text:p>
            <text:p>&amp;#105;</text:p>
            <text:p>&amp;#106;</text:p>
            <text:p>&amp;#107;</text:p>
            <text:p>&amp;#108;</text:p>
            <text:p>&amp;#109;</text:p>
            <text:p>&amp;#110;</text:p>
            <text:p>&amp;#111;</text:p>
          </table:table-cell>
          <table:table-cell table:style-name="ce14"/>
          <table:table-cell table:style-name="ce13" office:value-type="string" calcext:value-type="string">
            <text:p>acento grav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12</text:p>
            <text:p>113</text:p>
            <text:p>114</text:p>
            <text:p>115</text:p>
            <text:p>116</text:p>
            <text:p>117</text:p>
            <text:p>118</text:p>
            <text:p>119</text:p>
            <text:p>120</text:p>
            <text:p>121</text:p>
            <text:p>122</text:p>
            <text:p>123</text:p>
            <text:p>124</text:p>
            <text:p>125</text:p>
            <text:p>126</text:p>
            <text:p>127</text:p>
          </table:table-cell>
          <table:table-cell table:style-name="ce10" office:value-type="string" calcext:value-type="string"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  <text:p>7A</text:p>
            <text:p>7B</text:p>
            <text:p>7C</text:p>
            <text:p>7D</text:p>
            <text:p>7E</text:p>
            <text:p>7F</text:p>
          </table:table-cell>
          <table:table-cell table:style-name="ce10" office:value-type="string" calcext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{</text:p>
            <text:p>|</text:p>
            <text:p>}</text:p>
            <text:p>~</text:p>
          </table:table-cell>
          <table:table-cell table:style-name="ce13" office:value-type="string" calcext:value-type="string">
            <text:p>&amp;#112;</text:p>
            <text:p>&amp;#113;</text:p>
            <text:p>&amp;#114;</text:p>
            <text:p>&amp;#115;</text:p>
            <text:p>&amp;#116;</text:p>
            <text:p>&amp;#117;</text:p>
            <text:p>&amp;#118;</text:p>
            <text:p>&amp;#119;</text:p>
            <text:p>&amp;#120;</text:p>
            <text:p>&amp;#121;</text:p>
            <text:p>&amp;#122;</text:p>
            <text:p>&amp;#123;</text:p>
            <text:p>&amp;#124;</text:p>
            <text:p>&amp;#125;</text:p>
            <text:p>&amp;#126;</text:p>
          </table:table-cell>
          <table:table-cell table:style-name="ce14"/>
          <table:table-cell table:style-name="ce13" office:value-type="string" calcext:value-type="string">
            <text:p>llave de apertura - izquierda</text:p>
            <text:p>barra vertical</text:p>
            <text:p>llave de cierre - derecho</text:p>
            <text:p>signo de equivalencia / tilde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28</text:p>
            <text:p>129</text:p>
            <text:p>130</text:p>
            <text:p>131</text:p>
            <text:p>132</text:p>
            <text:p>133</text:p>
            <text:p>134</text:p>
            <text:p>135</text:p>
            <text:p>136</text:p>
            <text:p>137</text:p>
            <text:p>138</text:p>
            <text:p>139</text:p>
            <text:p>140</text:p>
            <text:p>141</text:p>
            <text:p>142</text:p>
            <text:p>143</text:p>
          </table:table-cell>
          <table:table-cell table:style-name="ce10" office:value-type="string" calcext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8A</text:p>
            <text:p>8B</text:p>
            <text:p>8C</text:p>
            <text:p>8D</text:p>
            <text:p>8E</text:p>
            <text:p>8F</text:p>
          </table:table-cell>
          <table:table-cell table:style-name="ce12"/>
          <table:table-cell table:style-name="ce14" table:number-columns-repeated="2"/>
          <table:table-cell table:style-name="ce13" office:value-type="string" calcext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44</text:p>
            <text:p>145</text:p>
            <text:p>146</text:p>
            <text:p>147</text:p>
            <text:p>148</text:p>
            <text:p>149</text:p>
            <text:p>150</text:p>
            <text:p>151</text:p>
            <text:p>152</text:p>
            <text:p>153</text:p>
            <text:p>154</text:p>
            <text:p>155</text:p>
            <text:p>156</text:p>
            <text:p>157</text:p>
            <text:p>158</text:p>
            <text:p>159</text:p>
          </table:table-cell>
          <table:table-cell table:style-name="ce10" office:value-type="string" calcext:value-type="string">
            <text:p>90</text:p>
            <text:p>91</text:p>
            <text:p>92</text:p>
            <text:p>93</text:p>
            <text:p>94</text:p>
            <text:p>95</text:p>
            <text:p>96</text:p>
            <text:p>97</text:p>
            <text:p>98</text:p>
            <text:p>99</text:p>
            <text:p>9A</text:p>
            <text:p>9B</text:p>
            <text:p>9C</text:p>
            <text:p>9D</text:p>
            <text:p>9E</text:p>
            <text:p>9F</text:p>
          </table:table-cell>
          <table:table-cell table:style-name="ce12"/>
          <table:table-cell table:style-name="ce14" table:number-columns-repeated="2"/>
          <table:table-cell table:style-name="ce13" office:value-type="string" calcext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60</text:p>
            <text:p>161</text:p>
            <text:p>162</text:p>
            <text:p>163</text:p>
            <text:p>164</text:p>
            <text:p>165</text:p>
            <text:p>166</text:p>
            <text:p>167</text:p>
            <text:p>168</text:p>
            <text:p>169</text:p>
            <text:p>170</text:p>
            <text:p>171</text:p>
            <text:p>172</text:p>
            <text:p>173</text:p>
            <text:p>174</text:p>
            <text:p>175</text:p>
          </table:table-cell>
          <table:table-cell table:style-name="ce10" office:value-type="string" calcext:value-type="string">
            <text:p>A0</text:p>
            <text:p>A1</text:p>
            <text:p>A2</text:p>
            <text:p>A3</text:p>
            <text:p>A4</text:p>
            <text:p>A5</text:p>
            <text:p>A6</text:p>
            <text:p>A7</text:p>
            <text:p>A8</text:p>
            <text:p>A9</text:p>
            <text:p>AA</text:p>
            <text:p>AB</text:p>
            <text:p>AC</text:p>
            <text:p>AD</text:p>
            <text:p>AE</text:p>
            <text:p>AF</text:p>
          </table:table-cell>
          <table:table-cell table:style-name="ce10" office:value-type="string" calcext:value-type="string">
            <text:p> </text:p>
            <text:p>¡</text:p>
            <text:p>¢</text:p>
            <text:p>£</text:p>
            <text:p>¤</text:p>
            <text:p>¥</text:p>
            <text:p>¦</text:p>
            <text:p>§</text:p>
            <text:p>¨</text:p>
            <text:p>©</text:p>
            <text:p>ª</text:p>
            <text:p>«</text:p>
            <text:p>¬</text:p>
            <text:p>­</text:p>
            <text:p>®</text:p>
            <text:p>¯</text:p>
          </table:table-cell>
          <table:table-cell table:style-name="ce13" office:value-type="string" calcext:value-type="string">
            <text:p>&amp;#160;</text:p>
            <text:p>&amp;#161;</text:p>
            <text:p>&amp;#162;</text:p>
            <text:p>&amp;#163;</text:p>
            <text:p>&amp;#164;</text:p>
            <text:p>&amp;#165;</text:p>
            <text:p>&amp;#166;</text:p>
            <text:p>&amp;#167;</text:p>
            <text:p>&amp;#168;</text:p>
            <text:p>&amp;#169;</text:p>
            <text:p>&amp;#170;</text:p>
            <text:p>&amp;#171;</text:p>
            <text:p>&amp;#172;</text:p>
            <text:p>&amp;#173;</text:p>
            <text:p>&amp;#174;</text:p>
            <text:p>&amp;#175;</text:p>
          </table:table-cell>
          <table:table-cell table:style-name="ce13" office:value-type="string" calcext:value-type="string">
            <text:p>&amp;nbsp;</text:p>
            <text:p>&amp;iexcl;</text:p>
            <text:p>&amp;cent;</text:p>
            <text:p>&amp;pound;</text:p>
            <text:p>&amp;curren;</text:p>
            <text:p>&amp;yen;</text:p>
            <text:p>&amp;brvbar;</text:p>
            <text:p>&amp;sect;</text:p>
            <text:p>&amp;uml;</text:p>
            <text:p>&amp;copy;</text:p>
            <text:p>&amp;ordf;</text:p>
            <text:p>&amp;laquo;</text:p>
            <text:p>&amp;not;</text:p>
            <text:p>&amp;shy;</text:p>
            <text:p>&amp;reg;</text:p>
            <text:p>&amp;macr;</text:p>
          </table:table-cell>
          <table:table-cell table:style-name="ce13" office:value-type="string" calcext:value-type="string">
            <text:p>espacio sin separación</text:p>
            <text:p>signo de apertura de exclamación</text:p>
            <text:p>signo de centavo</text:p>
            <text:p>signo de Libra Esterlina</text:p>
            <text:p>signo de divisa general</text:p>
            <text:p>signo de yen</text:p>
            <text:p>barra vertical partida</text:p>
            <text:p>signo de sección</text:p>
            <text:p>diéresis - umlaut</text:p>
            <text:p>signo de derechos de autor - copyright</text:p>
            <text:p>género feminino - indicador ordinal f.</text:p>
            <text:p>comillas anguladas de apertura</text:p>
            <text:p>signo de no - símbolo lógico</text:p>
            <text:p>guión débil</text:p>
            <text:p>signo de marca registrada</text:p>
            <text:p>macrón - raya alt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76</text:p>
            <text:p>177</text:p>
            <text:p>178</text:p>
            <text:p>179</text:p>
            <text:p>180</text:p>
            <text:p>181</text:p>
            <text:p>182</text:p>
            <text:p>183</text:p>
            <text:p>184</text:p>
            <text:p>185</text:p>
            <text:p>186</text:p>
            <text:p>187</text:p>
            <text:p>188</text:p>
            <text:p>189</text:p>
            <text:p>190</text:p>
            <text:p>191</text:p>
          </table:table-cell>
          <table:table-cell table:style-name="ce10" office:value-type="string" calcext:value-type="string">
            <text:p>B0</text:p>
            <text:p>B1</text:p>
            <text:p>B2</text:p>
            <text:p>B3</text:p>
            <text:p>B4</text:p>
            <text:p>B5</text:p>
            <text:p>B6</text:p>
            <text:p>B7</text:p>
            <text:p>B8</text:p>
            <text:p>B9</text:p>
            <text:p>BA</text:p>
            <text:p>BB</text:p>
            <text:p>BC</text:p>
            <text:p>BD</text:p>
            <text:p>BE</text:p>
            <text:p>BF</text:p>
          </table:table-cell>
          <table:table-cell table:style-name="ce10" office:value-type="string" calcext:value-type="string">
            <text:p>°</text:p>
            <text:p>±</text:p>
            <text:p>²</text:p>
            <text:p>³</text:p>
            <text:p>´</text:p>
            <text:p>µ</text:p>
            <text:p>¶</text:p>
            <text:p>·</text:p>
            <text:p>¸</text:p>
            <text:p>¹</text:p>
            <text:p>º</text:p>
            <text:p>»</text:p>
            <text:p>¼</text:p>
            <text:p>½</text:p>
            <text:p>¾</text:p>
            <text:p>¿</text:p>
          </table:table-cell>
          <table:table-cell table:style-name="ce13" office:value-type="string" calcext:value-type="string">
            <text:p>&amp;#176;</text:p>
            <text:p>&amp;#177;</text:p>
            <text:p>&amp;#178;</text:p>
            <text:p>&amp;#179;</text:p>
            <text:p>&amp;#180;</text:p>
            <text:p>&amp;#181;</text:p>
            <text:p>&amp;#182;</text:p>
            <text:p>&amp;#183;</text:p>
            <text:p>&amp;#184;</text:p>
            <text:p>&amp;#185;</text:p>
            <text:p>&amp;#186;</text:p>
            <text:p>&amp;#187;</text:p>
            <text:p>&amp;#188;</text:p>
            <text:p>&amp;#189;</text:p>
            <text:p>&amp;#190;</text:p>
            <text:p>&amp;#191;</text:p>
          </table:table-cell>
          <table:table-cell table:style-name="ce13" office:value-type="string" calcext:value-type="string">
            <text:p>&amp;deg;</text:p>
            <text:p>&amp;plusmn;</text:p>
            <text:p>&amp;sup2;</text:p>
            <text:p>&amp;sup3;</text:p>
            <text:p>&amp;acute;</text:p>
            <text:p>&amp;micro;</text:p>
            <text:p>&amp;para;</text:p>
            <text:p>&amp;middot;</text:p>
            <text:p>&amp;cedil;</text:p>
            <text:p>&amp;sup1;</text:p>
            <text:p>&amp;ordm;</text:p>
            <text:p>&amp;raquo;</text:p>
            <text:p>&amp;frac14;</text:p>
            <text:p>&amp;frac12;</text:p>
            <text:p>&amp;frac34;</text:p>
            <text:p>&amp;iquest;</text:p>
          </table:table-cell>
          <table:table-cell table:style-name="ce13" office:value-type="string" calcext:value-type="string">
            <text:p>signo de grado</text:p>
            <text:p>signo de más o menos</text:p>
            <text:p>superíndice dos - cuadrado</text:p>
            <text:p>superíndice tres - cúbico</text:p>
            <text:p>acento agudo - agudo espaciado</text:p>
            <text:p>signo de micro</text:p>
            <text:p>signo de fin de párrafo</text:p>
            <text:p>punto medio - coma Georgiana</text:p>
            <text:p>cedilla</text:p>
            <text:p>superíndice uno</text:p>
            <text:p>género masculino - indicador ordinal m.</text:p>
            <text:p>comillas anguladas de cierre</text:p>
            <text:p>fracción un cuarto</text:p>
            <text:p>fracción medio - mitad</text:p>
            <text:p>fracción tres cuartos</text:p>
            <text:p>signo de interrogación - apertur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92</text:p>
            <text:p>193</text:p>
            <text:p>194</text:p>
            <text:p>195</text:p>
            <text:p>196</text:p>
            <text:p>197</text:p>
            <text:p>198</text:p>
            <text:p>199</text:p>
            <text:p>200</text:p>
            <text:p>201</text:p>
            <text:p>202</text:p>
            <text:p>203</text:p>
            <text:p>204</text:p>
            <text:p>205</text:p>
            <text:p>206</text:p>
            <text:p>207</text:p>
          </table:table-cell>
          <table:table-cell table:style-name="ce10" office:value-type="string" calcext:value-type="string">
            <text:p>C0</text:p>
            <text:p>C1</text:p>
            <text:p>C2</text:p>
            <text:p>C3</text:p>
            <text:p>C4</text:p>
            <text:p>C5</text:p>
            <text:p>C6</text:p>
            <text:p>C7</text:p>
            <text:p>C8</text:p>
            <text:p>C9</text:p>
            <text:p>CA</text:p>
            <text:p>CB</text:p>
            <text:p>CC</text:p>
            <text:p>CD</text:p>
            <text:p>CE</text:p>
            <text:p>CF</text:p>
          </table:table-cell>
          <table:table-cell table:style-name="ce10" office:value-type="string" calcext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 calcext:value-type="string">
            <text:p>&amp;#192;</text:p>
            <text:p>&amp;#193;</text:p>
            <text:p>&amp;#194;</text:p>
            <text:p>&amp;#195;</text:p>
            <text:p>&amp;#196;</text:p>
            <text:p>&amp;#197;</text:p>
            <text:p>&amp;#198;</text:p>
            <text:p>&amp;#199;</text:p>
            <text:p>&amp;#200;</text:p>
            <text:p>&amp;#201;</text:p>
            <text:p>&amp;#202;</text:p>
            <text:p>&amp;#203;</text:p>
            <text:p>&amp;#204;</text:p>
            <text:p>&amp;#205;</text:p>
            <text:p>&amp;#206;</text:p>
            <text:p>&amp;#207;</text:p>
          </table:table-cell>
          <table:table-cell table:style-name="ce13" office:value-type="string" calcext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 calcext:value-type="string">
            <text:p>A mayúscula con acento grave</text:p>
            <text:p>A mayúscula con acento agudo</text:p>
            <text:p>A mayúscula con acento circunflejo</text:p>
            <text:p>A mayúscula con tilde</text:p>
            <text:p>A mayúscula con diéresis</text:p>
            <text:p>A mayúscula con anillo</text:p>
            <text:p>diptongo AE mayúscula (ligadura)</text:p>
            <text:p>C cedilla mayúscula</text:p>
            <text:p>E mayúscula con acento grave</text:p>
            <text:p>E mayúscula con acento agudo</text:p>
            <text:p>E mayúscula con acento circunflejo</text:p>
            <text:p>E mayúscula con diéresis</text:p>
            <text:p>I mayúscula con acento grave</text:p>
            <text:p>I mayúscula con acento agudo</text:p>
            <text:p>I mayúscula con acento circunflejo</text:p>
            <text:p>I may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08</text:p>
            <text:p>209</text:p>
            <text:p>210</text:p>
            <text:p>211</text:p>
            <text:p>212</text:p>
            <text:p>213</text:p>
            <text:p>214</text:p>
            <text:p>215</text:p>
            <text:p>216</text:p>
            <text:p>217</text:p>
            <text:p>218</text:p>
            <text:p>219</text:p>
            <text:p>220</text:p>
            <text:p>221</text:p>
            <text:p>222</text:p>
            <text:p>223</text:p>
          </table:table-cell>
          <table:table-cell table:style-name="ce10" office:value-type="string" calcext:value-type="string">
            <text:p>D0</text:p>
            <text:p>D1</text:p>
            <text:p>D2</text:p>
            <text:p>D3</text:p>
            <text:p>D4</text:p>
            <text:p>D5</text:p>
            <text:p>D6</text:p>
            <text:p>D7</text:p>
            <text:p>D8</text:p>
            <text:p>D9</text:p>
            <text:p>DA</text:p>
            <text:p>DB</text:p>
            <text:p>DC</text:p>
            <text:p>DD</text:p>
            <text:p>DE</text:p>
            <text:p>DF</text:p>
          </table:table-cell>
          <table:table-cell table:style-name="ce10" office:value-type="string" calcext:value-type="string">
            <text:p>Ð</text:p>
            <text:p>Ñ</text:p>
            <text:p>Ò</text:p>
            <text:p>Ó</text:p>
            <text:p>Ô</text:p>
            <text:p>Õ</text:p>
            <text:p>Ö</text:p>
            <text:p>×</text:p>
            <text:p>Ø</text:p>
            <text:p>Ù</text:p>
            <text:p>Ú</text:p>
            <text:p>Û</text:p>
            <text:p>Ü</text:p>
            <text:p>Ý</text:p>
            <text:p>Þ</text:p>
            <text:p>ß</text:p>
          </table:table-cell>
          <table:table-cell table:style-name="ce13" office:value-type="string" calcext:value-type="string">
            <text:p>&amp;#208;</text:p>
            <text:p>&amp;#209;</text:p>
            <text:p>&amp;#210;</text:p>
            <text:p>&amp;#211;</text:p>
            <text:p>&amp;#212;</text:p>
            <text:p>&amp;#213;</text:p>
            <text:p>&amp;#214;</text:p>
            <text:p>&amp;#215;</text:p>
            <text:p>&amp;#216;</text:p>
            <text:p>&amp;#217;</text:p>
            <text:p>&amp;#218;</text:p>
            <text:p>&amp;#219;</text:p>
            <text:p>&amp;#220;</text:p>
            <text:p>&amp;#221;</text:p>
            <text:p>&amp;#222;</text:p>
            <text:p>&amp;#223;</text:p>
          </table:table-cell>
          <table:table-cell table:style-name="ce13" office:value-type="string" calcext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times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szlig;</text:p>
          </table:table-cell>
          <table:table-cell table:style-name="ce13" office:value-type="string" calcext:value-type="string">
            <text:p>ETH islandesa mayúscula</text:p>
            <text:p>N mayúscula con tilde - eñe mayúscula</text:p>
            <text:p>O mayúscula con acento grave</text:p>
            <text:p>O mayúscula con acento agudo</text:p>
            <text:p>O mayúscula con acento circunflejo</text:p>
            <text:p>O mayúscula con tilde</text:p>
            <text:p>O mayúscula con diéresis</text:p>
            <text:p>signo de multiplicación</text:p>
            <text:p>O mayúscula with slash</text:p>
            <text:p>U mayúscula con acento grave</text:p>
            <text:p>U mayúscula con acento agudo</text:p>
            <text:p>U mayúscula con acento circunflejo</text:p>
            <text:p>U mayúscula con diéresis</text:p>
            <text:p>Y mayúscula con acento agudo</text:p>
            <text:p>THORN islandesa mayúscula</text:p>
            <text:p>s minúscula (alemán) - Beta minúscul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24</text:p>
            <text:p>225</text:p>
            <text:p>226</text:p>
            <text:p>227</text:p>
            <text:p>228</text:p>
            <text:p>229</text:p>
            <text:p>230</text:p>
            <text:p>231</text:p>
            <text:p>232</text:p>
            <text:p>233</text:p>
            <text:p>234</text:p>
            <text:p>235</text:p>
            <text:p>236</text:p>
            <text:p>237</text:p>
            <text:p>238</text:p>
            <text:p>239</text:p>
          </table:table-cell>
          <table:table-cell table:style-name="ce10" office:value-type="string" calcext:value-type="string">
            <text:p>E0</text:p>
            <text:p>E1</text:p>
            <text:p>E2</text:p>
            <text:p>E3</text:p>
            <text:p>E4</text:p>
            <text:p>E5</text:p>
            <text:p>E6</text:p>
            <text:p>E7</text:p>
            <text:p>E8</text:p>
            <text:p>E9</text:p>
            <text:p>EA</text:p>
            <text:p>EB</text:p>
            <text:p>EC</text:p>
            <text:p>ED</text:p>
            <text:p>EE</text:p>
            <text:p>EF</text:p>
          </table:table-cell>
          <table:table-cell table:style-name="ce10" office:value-type="string" calcext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 calcext:value-type="string">
            <text:p>&amp;#224;</text:p>
            <text:p>&amp;#225;</text:p>
            <text:p>&amp;#226;</text:p>
            <text:p>&amp;#227;</text:p>
            <text:p>&amp;#228;</text:p>
            <text:p>&amp;#229;</text:p>
            <text:p>&amp;#230;</text:p>
            <text:p>&amp;#231;</text:p>
            <text:p>&amp;#232;</text:p>
            <text:p>&amp;#233;</text:p>
            <text:p>&amp;#234;</text:p>
            <text:p>&amp;#235;</text:p>
            <text:p>&amp;#236;</text:p>
            <text:p>&amp;#237;</text:p>
            <text:p>&amp;#238;</text:p>
            <text:p>&amp;#239;</text:p>
          </table:table-cell>
          <table:table-cell table:style-name="ce13" office:value-type="string" calcext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 calcext:value-type="string">
            <text:p>a minúscula con acento grave</text:p>
            <text:p>a minúscula con acento agudo</text:p>
            <text:p>a minúscula con acento circunflejo</text:p>
            <text:p>a minúscula con tilde</text:p>
            <text:p>a minúscula con diéresis</text:p>
            <text:p>a minúscula con anillo</text:p>
            <text:p>diptongo ae minúscula (ligadura)</text:p>
            <text:p>c cedilla minúscula</text:p>
            <text:p>e minúscula con acento grave</text:p>
            <text:p>e minúscula con acento agudo</text:p>
            <text:p>e minúscula con acento circunflejo</text:p>
            <text:p>e minúscula con diéresis</text:p>
            <text:p>i minúscula con acento grave</text:p>
            <text:p>i minúscula con acento agudo</text:p>
            <text:p>i minúscula con acento circunflejo</text:p>
            <text:p>i min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40</text:p>
            <text:p>241</text:p>
            <text:p>242</text:p>
            <text:p>243</text:p>
            <text:p>244</text:p>
            <text:p>245</text:p>
            <text:p>246</text:p>
            <text:p>247</text:p>
            <text:p>248</text:p>
            <text:p>249</text:p>
            <text:p>250</text:p>
            <text:p>251</text:p>
            <text:p>252</text:p>
            <text:p>253</text:p>
            <text:p>254</text:p>
            <text:p>255</text:p>
          </table:table-cell>
          <table:table-cell table:style-name="ce10" office:value-type="string" calcext:value-type="string">
            <text:p>F0</text:p>
            <text:p>F1</text:p>
            <text:p>F2</text:p>
            <text:p>F3</text:p>
            <text:p>F4</text:p>
            <text:p>F5</text:p>
            <text:p>F6</text:p>
            <text:p>F7</text:p>
            <text:p>F8</text:p>
            <text:p>F9</text:p>
            <text:p>FA</text:p>
            <text:p>FB</text:p>
            <text:p>FC</text:p>
            <text:p>FD</text:p>
            <text:p>FE</text:p>
            <text:p>FF</text:p>
          </table:table-cell>
          <table:table-cell table:style-name="ce10" office:value-type="string" calcext:value-type="string">
            <text:p>ð</text:p>
            <text:p>ñ</text:p>
            <text:p>ò</text:p>
            <text:p>ó</text:p>
            <text:p>ô</text:p>
            <text:p>õ</text:p>
            <text:p>ö</text:p>
            <text:p>÷</text:p>
            <text:p>ø</text:p>
            <text:p>ù</text:p>
            <text:p>ú</text:p>
            <text:p>û</text:p>
            <text:p>ü</text:p>
            <text:p>ý</text:p>
            <text:p>þ</text:p>
            <text:p>ÿ</text:p>
          </table:table-cell>
          <table:table-cell table:style-name="ce13" office:value-type="string" calcext:value-type="string">
            <text:p>&amp;#240;</text:p>
            <text:p>&amp;#241;</text:p>
            <text:p>&amp;#242;</text:p>
            <text:p>&amp;#243;</text:p>
            <text:p>&amp;#244;</text:p>
            <text:p>&amp;#245;</text:p>
            <text:p>&amp;#246;</text:p>
            <text:p>&amp;#247;</text:p>
            <text:p>&amp;#248;</text:p>
            <text:p>&amp;#249;</text:p>
            <text:p>&amp;#250;</text:p>
            <text:p>&amp;#251;</text:p>
            <text:p>&amp;#252;</text:p>
            <text:p>&amp;#253;</text:p>
            <text:p>&amp;#254;</text:p>
            <text:p>&amp;#255;</text:p>
          </table:table-cell>
          <table:table-cell table:style-name="ce13" office:value-type="string" calcext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divide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yuml;</text:p>
          </table:table-cell>
          <table:table-cell table:style-name="ce13" office:value-type="string" calcext:value-type="string">
            <text:p>eth islandesa minúscula</text:p>
            <text:p>eñe minúscula - n minúscula con tilde</text:p>
            <text:p>o minúscula con acento grave</text:p>
            <text:p>o minúscula con acento agudo</text:p>
            <text:p>o minúscula con acento circunflejo</text:p>
            <text:p>o minúscula con tilde</text:p>
            <text:p>o minúscula con diéresis</text:p>
            <text:p>signo de división </text:p>
            <text:p>o barrada minúscula</text:p>
            <text:p>u minúscula con acento grave</text:p>
            <text:p>u minúscula con acento agudo</text:p>
            <text:p>u minúscula con acento circunflejo</text:p>
            <text:p>u minúscula con diéresis</text:p>
            <text:p>y minúscula con acento agudo</text:p>
            <text:p>thorn islandesa minúscula</text:p>
            <text:p>y minúscula con diéresis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338</text:p>
            <text:p>339</text:p>
            <text:p>352</text:p>
            <text:p>353</text:p>
            <text:p>376</text:p>
            <text:p>402</text:p>
          </table:table-cell>
          <table:table-cell table:style-name="ce10" office:value-type="string" calcext:value-type="string">
            <text:p>152</text:p>
            <text:p>153</text:p>
            <text:p>160</text:p>
            <text:p>161</text:p>
            <text:p>178</text:p>
            <text:p>192</text:p>
          </table:table-cell>
          <table:table-cell table:style-name="ce10" office:value-type="string" calcext:value-type="string">
            <text:p>Œ</text:p>
            <text:p>œ</text:p>
            <text:p>Š</text:p>
            <text:p>š</text:p>
            <text:p>Ÿ</text:p>
            <text:p>ƒ</text:p>
          </table:table-cell>
          <table:table-cell table:style-name="ce13" office:value-type="string" calcext:value-type="string">
            <text:p>&amp;#338;</text:p>
            <text:p>&amp;#339;</text:p>
            <text:p>&amp;#352;</text:p>
            <text:p>&amp;#353;</text:p>
            <text:p>&amp;#376;</text:p>
            <text:p>&amp;#402;</text:p>
          </table:table-cell>
          <table:table-cell table:style-name="ce14"/>
          <table:table-cell table:style-name="ce13" office:value-type="string" calcext:value-type="string">
            <text:p>OE mayúscula (ligadura)</text:p>
            <text:p>oe minúscula (ligadura)</text:p>
            <text:p>S mayúscula con caron</text:p>
            <text:p>s minúscula con caron - acento hacek</text:p>
            <text:p>Y mayúscula con diéresis</text:p>
            <text:p>f minúscula itálica - signo de función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8211</text:p>
            <text:p>8212</text:p>
            <text:p>8216</text:p>
            <text:p>8217</text:p>
            <text:p>8218</text:p>
            <text:p>8220</text:p>
            <text:p>8221</text:p>
            <text:p>8222</text:p>
            <text:p>8224</text:p>
            <text:p>8225</text:p>
            <text:p>8226</text:p>
            <text:p>8230</text:p>
            <text:p>8240</text:p>
            <text:p>8364</text:p>
            <text:p>8482</text:p>
          </table:table-cell>
          <table:table-cell table:style-name="ce10" office:value-type="string" calcext:value-type="string">
            <text:p>2013</text:p>
            <text:p>2014</text:p>
            <text:p>2018</text:p>
            <text:p>2019</text:p>
            <text:p>201A</text:p>
            <text:p>201C</text:p>
            <text:p>201D</text:p>
            <text:p>201E</text:p>
            <text:p>2020</text:p>
            <text:p>2021</text:p>
            <text:p>2022</text:p>
            <text:p>2026</text:p>
            <text:p>2030</text:p>
            <text:p>20AC</text:p>
            <text:p>2122</text:p>
          </table:table-cell>
          <table:table-cell table:style-name="ce10" office:value-type="string" calcext:value-type="string">
            <text:p>–</text:p>
            <text:p>—</text:p>
            <text:p>‘</text:p>
            <text:p>’</text:p>
            <text:p>‚</text:p>
            <text:p>“</text:p>
            <text:p>”</text:p>
            <text:p>„</text:p>
            <text:p>†</text:p>
            <text:p>‡</text:p>
            <text:p>•</text:p>
            <text:p>…</text:p>
            <text:p>‰</text:p>
            <text:p>€</text:p>
            <text:p>™</text:p>
          </table:table-cell>
          <table:table-cell table:style-name="ce13" office:value-type="string" calcext:value-type="string">
            <text:p>&amp;#8211;</text:p>
            <text:p>&amp;#8212;</text:p>
            <text:p>&amp;#8216;</text:p>
            <text:p>&amp;#8217;</text:p>
            <text:p>&amp;#8218;</text:p>
            <text:p>&amp;#8220;</text:p>
            <text:p>&amp;#8221;</text:p>
            <text:p>&amp;#8222;</text:p>
            <text:p>&amp;#8224;</text:p>
            <text:p>&amp;#8225;</text:p>
            <text:p>&amp;#8226;</text:p>
            <text:p>&amp;#8230;</text:p>
            <text:p>&amp;#8240;</text:p>
            <text:p>&amp;#8364;</text:p>
            <text:p>&amp;#8482;</text:p>
          </table:table-cell>
          <table:table-cell table:style-name="ce13" office:value-type="string" calcext:value-type="string">
            <text:p>&amp;euro;</text:p>
          </table:table-cell>
          <table:table-cell table:style-name="ce13" office:value-type="string" calcext:value-type="string">
            <text:p>raya corta</text:p>
            <text:p>raya larga</text:p>
            <text:p>comilla izquierda - citación</text:p>
            <text:p>comilla derecha - citación</text:p>
            <text:p>comilla de citación - baja</text:p>
            <text:p>comillas de citación - arriba izquierda</text:p>
            <text:p>comillas de citación - arriba derecha</text:p>
            <text:p>comillas de citación - abajo</text:p>
            <text:p>cruz</text:p>
            <text:p>doble cruz</text:p>
            <text:p>viñeta - bullet</text:p>
            <text:p>puntos suspensivos</text:p>
            <text:p>signo de pro mil</text:p>
            <text:p>signo de euro</text:p>
            <text:p>signo de marca registrada - trade mark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ciiTable2" table:style-name="ta2" table:print="false">
        <office:forms form:automatic-focus="false" form:apply-design-mode="false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5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4"/>
        <table:table-column table:style-name="co33" table:default-cell-style-name="ce2"/>
        <table:table-column table:style-name="co16" table:number-columns-repeated="1014" table:default-cell-style-name="ce2"/>
        <table:table-row table:style-name="ro2">
          <table:table-cell table:style-name="ce16" office:value-type="string" calcext:value-type="string" table:number-columns-spanned="8" table:number-rows-spanned="1">
            <text:p><text:a xlink:href="http://www.ascii-code.com/" xlink:type="simple">http://www.ascii-code.com/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7" office:value-type="string" calcext:value-type="string">
            <text:p>DEC </text:p>
          </table:table-cell>
          <table:table-cell table:style-name="ce17" office:value-type="string" calcext:value-type="string">
            <text:p>OCT </text:p>
          </table:table-cell>
          <table:table-cell table:style-name="ce17" office:value-type="string" calcext:value-type="string">
            <text:p>HEX </text:p>
          </table:table-cell>
          <table:table-cell table:style-name="ce17" office:value-type="string" calcext:value-type="string">
            <text:p>BIN </text:p>
          </table:table-cell>
          <table:table-cell table:style-name="ce15" office:value-type="string" calcext:value-type="string">
            <text:p>Symbol </text:p>
          </table:table-cell>
          <table:table-cell table:style-name="ce15" office:value-type="string" calcext:value-type="string">
            <text:p>HTML Number </text:p>
          </table:table-cell>
          <table:table-cell table:style-name="ce15" office:value-type="string" calcext:value-type="string">
            <text:p>HTML Name </text:p>
          </table:table-cell>
          <table:table-cell table:style-name="ce15" office:value-type="string" calcext:value-type="string">
            <text:p>Description</text:p>
          </table:table-cell>
          <table:table-cell table:style-name="ce25" office:value-type="string" calcext:value-type="string">
            <text:p>Array Por IDX</text:p>
          </table:table-cell>
          <table:table-cell table:style-name="ce15" office:value-type="string" calcext:value-type="string">
            <text:p>Array por Name</text:p>
          </table:table-cell>
          <table:table-cell table:style-name="ce15" table:number-columns-repeated="1014"/>
        </table:table-row>
        <table:table-row table:style-name="ro2" table:visibility="filter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ll char</text:p>
          </table:table-cell>
          <table:table-cell table:formula="of:=&quot;&quot;&quot;&quot; &amp; [.A3] &amp; &quot;&quot;&quot; :  [&quot;&quot;&quot; &amp; [.E3] &amp; &quot;&quot;&quot;, &quot;&quot;&quot; &amp; [.F3] &amp; &quot;&quot;&quot;, &quot;&quot;&quot; &amp; [.G3] &amp; &quot;&quot;&quot;, &quot;&quot;&quot; &amp; [.H3] &amp; &quot;&quot;&quot;], &quot;" office:value-type="string" office:string-value="&quot;0&quot; :  [&quot;NUL&quot;, &quot;&amp;#000;&quot;, &quot; &quot;, &quot;Null char&quot;], " calcext:value-type="string">
            <text:p>"0" : <text:s/>["NUL", "&amp;#000;", " ", "Null char"], </text:p>
          </table:table-cell>
          <table:table-cell table:style-name="ce7" table:formula="of:=IF(LEN(TRIM([.G3]))&gt;0;&quot;&quot;&quot;&quot; &amp; [.G3] &amp; &quot;&quot;&quot; :  [&quot;&quot;&quot; &amp; [.E3] &amp; &quot;&quot;&quot;, &quot;&quot;&quot; &amp; [.F3] &amp; &quot;&quot;&quot;, &quot;&quot;&quot; &amp; [.G3] &amp; &quot;&quot;&quot;, &quot;&quot;&quot; &amp; [.H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Heading</text:p>
          </table:table-cell>
          <table:table-cell table:formula="of:=&quot;&quot;&quot;&quot; &amp; [.A4] &amp; &quot;&quot;&quot; :  [&quot;&quot;&quot; &amp; [.E4] &amp; &quot;&quot;&quot;, &quot;&quot;&quot; &amp; [.F4] &amp; &quot;&quot;&quot;, &quot;&quot;&quot; &amp; [.G4] &amp; &quot;&quot;&quot;, &quot;&quot;&quot; &amp; [.H4] &amp; &quot;&quot;&quot;], &quot;" office:value-type="string" office:string-value="&quot;1&quot; :  [&quot;SOH&quot;, &quot;&amp;#001;&quot;, &quot; &quot;, &quot;Start of Heading&quot;], " calcext:value-type="string">
            <text:p>"1" : <text:s/>["SOH", "&amp;#001;", " ", "Start of Heading"], </text:p>
          </table:table-cell>
          <table:table-cell table:style-name="ce7" table:formula="of:=IF(LEN(TRIM([.G4]))&gt;0;&quot;&quot;&quot;&quot; &amp; [.G4] &amp; &quot;&quot;&quot; :  [&quot;&quot;&quot; &amp; [.E4] &amp; &quot;&quot;&quot;, &quot;&quot;&quot; &amp; [.F4] &amp; &quot;&quot;&quot;, &quot;&quot;&quot; &amp; [.G4] &amp; &quot;&quot;&quot;, &quot;&quot;&quot; &amp; [.H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Text</text:p>
          </table:table-cell>
          <table:table-cell table:formula="of:=&quot;&quot;&quot;&quot; &amp; [.A5] &amp; &quot;&quot;&quot; :  [&quot;&quot;&quot; &amp; [.E5] &amp; &quot;&quot;&quot;, &quot;&quot;&quot; &amp; [.F5] &amp; &quot;&quot;&quot;, &quot;&quot;&quot; &amp; [.G5] &amp; &quot;&quot;&quot;, &quot;&quot;&quot; &amp; [.H5] &amp; &quot;&quot;&quot;], &quot;" office:value-type="string" office:string-value="&quot;2&quot; :  [&quot;STX&quot;, &quot;&amp;#002;&quot;, &quot; &quot;, &quot;Start of Text&quot;], " calcext:value-type="string">
            <text:p>"2" : <text:s/>["STX", "&amp;#002;", " ", "Start of Text"], </text:p>
          </table:table-cell>
          <table:table-cell table:style-name="ce7" table:formula="of:=IF(LEN(TRIM([.G5]))&gt;0;&quot;&quot;&quot;&quot; &amp; [.G5] &amp; &quot;&quot;&quot; :  [&quot;&quot;&quot; &amp; [.E5] &amp; &quot;&quot;&quot;, &quot;&quot;&quot; &amp; [.F5] &amp; &quot;&quot;&quot;, &quot;&quot;&quot; &amp; [.G5] &amp; &quot;&quot;&quot;, &quot;&quot;&quot; &amp; [.H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ext</text:p>
          </table:table-cell>
          <table:table-cell table:formula="of:=&quot;&quot;&quot;&quot; &amp; [.A6] &amp; &quot;&quot;&quot; :  [&quot;&quot;&quot; &amp; [.E6] &amp; &quot;&quot;&quot;, &quot;&quot;&quot; &amp; [.F6] &amp; &quot;&quot;&quot;, &quot;&quot;&quot; &amp; [.G6] &amp; &quot;&quot;&quot;, &quot;&quot;&quot; &amp; [.H6] &amp; &quot;&quot;&quot;], &quot;" office:value-type="string" office:string-value="&quot;3&quot; :  [&quot;ETX&quot;, &quot;&amp;#003;&quot;, &quot; &quot;, &quot;End of Text&quot;], " calcext:value-type="string">
            <text:p>"3" : <text:s/>["ETX", "&amp;#003;", " ", "End of Text"], </text:p>
          </table:table-cell>
          <table:table-cell table:style-name="ce7" table:formula="of:=IF(LEN(TRIM([.G6]))&gt;0;&quot;&quot;&quot;&quot; &amp; [.G6] &amp; &quot;&quot;&quot; :  [&quot;&quot;&quot; &amp; [.E6] &amp; &quot;&quot;&quot;, &quot;&quot;&quot; &amp; [.F6] &amp; &quot;&quot;&quot;, &quot;&quot;&quot; &amp; [.G6] &amp; &quot;&quot;&quot;, &quot;&quot;&quot; &amp; [.H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ssion</text:p>
          </table:table-cell>
          <table:table-cell table:formula="of:=&quot;&quot;&quot;&quot; &amp; [.A7] &amp; &quot;&quot;&quot; :  [&quot;&quot;&quot; &amp; [.E7] &amp; &quot;&quot;&quot;, &quot;&quot;&quot; &amp; [.F7] &amp; &quot;&quot;&quot;, &quot;&quot;&quot; &amp; [.G7] &amp; &quot;&quot;&quot;, &quot;&quot;&quot; &amp; [.H7] &amp; &quot;&quot;&quot;], &quot;" office:value-type="string" office:string-value="&quot;4&quot; :  [&quot;EOT&quot;, &quot;&amp;#004;&quot;, &quot; &quot;, &quot;End of Transmission&quot;], " calcext:value-type="string">
            <text:p>"4" : <text:s/>["EOT", "&amp;#004;", " ", "End of Transmission"], </text:p>
          </table:table-cell>
          <table:table-cell table:style-name="ce7" table:formula="of:=IF(LEN(TRIM([.G7]))&gt;0;&quot;&quot;&quot;&quot; &amp; [.G7] &amp; &quot;&quot;&quot; :  [&quot;&quot;&quot; &amp; [.E7] &amp; &quot;&quot;&quot;, &quot;&quot;&quot; &amp; [.F7] &amp; &quot;&quot;&quot;, &quot;&quot;&quot; &amp; [.G7] &amp; &quot;&quot;&quot;, &quot;&quot;&quot; &amp; [.H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quiry</text:p>
          </table:table-cell>
          <table:table-cell table:formula="of:=&quot;&quot;&quot;&quot; &amp; [.A8] &amp; &quot;&quot;&quot; :  [&quot;&quot;&quot; &amp; [.E8] &amp; &quot;&quot;&quot;, &quot;&quot;&quot; &amp; [.F8] &amp; &quot;&quot;&quot;, &quot;&quot;&quot; &amp; [.G8] &amp; &quot;&quot;&quot;, &quot;&quot;&quot; &amp; [.H8] &amp; &quot;&quot;&quot;], &quot;" office:value-type="string" office:string-value="&quot;5&quot; :  [&quot;ENQ&quot;, &quot;&amp;#005;&quot;, &quot; &quot;, &quot;Enquiry&quot;], " calcext:value-type="string">
            <text:p>"5" : <text:s/>["ENQ", "&amp;#005;", " ", "Enquiry"], </text:p>
          </table:table-cell>
          <table:table-cell table:style-name="ce7" table:formula="of:=IF(LEN(TRIM([.G8]))&gt;0;&quot;&quot;&quot;&quot; &amp; [.G8] &amp; &quot;&quot;&quot; :  [&quot;&quot;&quot; &amp; [.E8] &amp; &quot;&quot;&quot;, &quot;&quot;&quot; &amp; [.F8] &amp; &quot;&quot;&quot;, &quot;&quot;&quot; &amp; [.G8] &amp; &quot;&quot;&quot;, &quot;&quot;&quot; &amp; [.H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knowledgment</text:p>
          </table:table-cell>
          <table:table-cell table:formula="of:=&quot;&quot;&quot;&quot; &amp; [.A9] &amp; &quot;&quot;&quot; :  [&quot;&quot;&quot; &amp; [.E9] &amp; &quot;&quot;&quot;, &quot;&quot;&quot; &amp; [.F9] &amp; &quot;&quot;&quot;, &quot;&quot;&quot; &amp; [.G9] &amp; &quot;&quot;&quot;, &quot;&quot;&quot; &amp; [.H9] &amp; &quot;&quot;&quot;], &quot;" office:value-type="string" office:string-value="&quot;6&quot; :  [&quot;ACK&quot;, &quot;&amp;#006;&quot;, &quot; &quot;, &quot;Acknowledgment&quot;], " calcext:value-type="string">
            <text:p>"6" : <text:s/>["ACK", "&amp;#006;", " ", "Acknowledgment"], </text:p>
          </table:table-cell>
          <table:table-cell table:style-name="ce7" table:formula="of:=IF(LEN(TRIM([.G9]))&gt;0;&quot;&quot;&quot;&quot; &amp; [.G9] &amp; &quot;&quot;&quot; :  [&quot;&quot;&quot; &amp; [.E9] &amp; &quot;&quot;&quot;, &quot;&quot;&quot; &amp; [.F9] &amp; &quot;&quot;&quot;, &quot;&quot;&quot; &amp; [.G9] &amp; &quot;&quot;&quot;, &quot;&quot;&quot; &amp; [.H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</text:p>
          </table:table-cell>
          <table:table-cell table:formula="of:=&quot;&quot;&quot;&quot; &amp; [.A10] &amp; &quot;&quot;&quot; :  [&quot;&quot;&quot; &amp; [.E10] &amp; &quot;&quot;&quot;, &quot;&quot;&quot; &amp; [.F10] &amp; &quot;&quot;&quot;, &quot;&quot;&quot; &amp; [.G10] &amp; &quot;&quot;&quot;, &quot;&quot;&quot; &amp; [.H10] &amp; &quot;&quot;&quot;], &quot;" office:value-type="string" office:string-value="&quot;7&quot; :  [&quot;BEL&quot;, &quot;&amp;#007;&quot;, &quot; &quot;, &quot;Bell&quot;], " calcext:value-type="string">
            <text:p>"7" : <text:s/>["BEL", "&amp;#007;", " ", "Bell"], </text:p>
          </table:table-cell>
          <table:table-cell table:style-name="ce7" table:formula="of:=IF(LEN(TRIM([.G10]))&gt;0;&quot;&quot;&quot;&quot; &amp; [.G10] &amp; &quot;&quot;&quot; :  [&quot;&quot;&quot; &amp; [.E10] &amp; &quot;&quot;&quot;, &quot;&quot;&quot; &amp; [.F10] &amp; &quot;&quot;&quot;, &quot;&quot;&quot; &amp; [.G10] &amp; &quot;&quot;&quot;, &quot;&quot;&quot; &amp; [.H1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 Space</text:p>
          </table:table-cell>
          <table:table-cell table:formula="of:=&quot;&quot;&quot;&quot; &amp; [.A11] &amp; &quot;&quot;&quot; :  [&quot;&quot;&quot; &amp; [.E11] &amp; &quot;&quot;&quot;, &quot;&quot;&quot; &amp; [.F11] &amp; &quot;&quot;&quot;, &quot;&quot;&quot; &amp; [.G11] &amp; &quot;&quot;&quot;, &quot;&quot;&quot; &amp; [.H11] &amp; &quot;&quot;&quot;], &quot;" office:value-type="string" office:string-value="&quot;8&quot; :  [&quot;BS&quot;, &quot;&amp;#008;&quot;, &quot; &quot;, &quot;Back Space&quot;], " calcext:value-type="string">
            <text:p>"8" : <text:s/>["BS", "&amp;#008;", " ", "Back Space"], </text:p>
          </table:table-cell>
          <table:table-cell table:style-name="ce7" table:formula="of:=IF(LEN(TRIM([.G11]))&gt;0;&quot;&quot;&quot;&quot; &amp; [.G11] &amp; &quot;&quot;&quot; :  [&quot;&quot;&quot; &amp; [.E11] &amp; &quot;&quot;&quot;, &quot;&quot;&quot; &amp; [.F11] &amp; &quot;&quot;&quot;, &quot;&quot;&quot; &amp; [.G11] &amp; &quot;&quot;&quot;, &quot;&quot;&quot; &amp; [.H1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rizontal Tab</text:p>
          </table:table-cell>
          <table:table-cell table:formula="of:=&quot;&quot;&quot;&quot; &amp; [.A12] &amp; &quot;&quot;&quot; :  [&quot;&quot;&quot; &amp; [.E12] &amp; &quot;&quot;&quot;, &quot;&quot;&quot; &amp; [.F12] &amp; &quot;&quot;&quot;, &quot;&quot;&quot; &amp; [.G12] &amp; &quot;&quot;&quot;, &quot;&quot;&quot; &amp; [.H12] &amp; &quot;&quot;&quot;], &quot;" office:value-type="string" office:string-value="&quot;9&quot; :  [&quot;HT&quot;, &quot;&amp;#009;&quot;, &quot; &quot;, &quot;Horizontal Tab&quot;], " calcext:value-type="string">
            <text:p>"9" : <text:s/>["HT", "&amp;#009;", " ", "Horizontal Tab"], </text:p>
          </table:table-cell>
          <table:table-cell table:style-name="ce7" table:formula="of:=IF(LEN(TRIM([.G12]))&gt;0;&quot;&quot;&quot;&quot; &amp; [.G12] &amp; &quot;&quot;&quot; :  [&quot;&quot;&quot; &amp; [.E12] &amp; &quot;&quot;&quot;, &quot;&quot;&quot; &amp; [.F12] &amp; &quot;&quot;&quot;, &quot;&quot;&quot; &amp; [.G12] &amp; &quot;&quot;&quot;, &quot;&quot;&quot; &amp; [.H1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 Feed</text:p>
          </table:table-cell>
          <table:table-cell table:formula="of:=&quot;&quot;&quot;&quot; &amp; [.A13] &amp; &quot;&quot;&quot; :  [&quot;&quot;&quot; &amp; [.E13] &amp; &quot;&quot;&quot;, &quot;&quot;&quot; &amp; [.F13] &amp; &quot;&quot;&quot;, &quot;&quot;&quot; &amp; [.G13] &amp; &quot;&quot;&quot;, &quot;&quot;&quot; &amp; [.H13] &amp; &quot;&quot;&quot;], &quot;" office:value-type="string" office:string-value="&quot;10&quot; :  [&quot;LF&quot;, &quot;&amp;#010;&quot;, &quot; &quot;, &quot;Line Feed&quot;], " calcext:value-type="string">
            <text:p>"10" : <text:s/>["LF", "&amp;#010;", " ", "Line Feed"], </text:p>
          </table:table-cell>
          <table:table-cell table:style-name="ce7" table:formula="of:=IF(LEN(TRIM([.G13]))&gt;0;&quot;&quot;&quot;&quot; &amp; [.G13] &amp; &quot;&quot;&quot; :  [&quot;&quot;&quot; &amp; [.E13] &amp; &quot;&quot;&quot;, &quot;&quot;&quot; &amp; [.F13] &amp; &quot;&quot;&quot;, &quot;&quot;&quot; &amp; [.G13] &amp; &quot;&quot;&quot;, &quot;&quot;&quot; &amp; [.H1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Tab</text:p>
          </table:table-cell>
          <table:table-cell table:formula="of:=&quot;&quot;&quot;&quot; &amp; [.A14] &amp; &quot;&quot;&quot; :  [&quot;&quot;&quot; &amp; [.E14] &amp; &quot;&quot;&quot;, &quot;&quot;&quot; &amp; [.F14] &amp; &quot;&quot;&quot;, &quot;&quot;&quot; &amp; [.G14] &amp; &quot;&quot;&quot;, &quot;&quot;&quot; &amp; [.H14] &amp; &quot;&quot;&quot;], &quot;" office:value-type="string" office:string-value="&quot;11&quot; :  [&quot;VT&quot;, &quot;&amp;#011;&quot;, &quot; &quot;, &quot;Vertical Tab&quot;], " calcext:value-type="string">
            <text:p>"11" : <text:s/>["VT", "&amp;#011;", " ", "Vertical Tab"], </text:p>
          </table:table-cell>
          <table:table-cell table:style-name="ce7" table:formula="of:=IF(LEN(TRIM([.G14]))&gt;0;&quot;&quot;&quot;&quot; &amp; [.G14] &amp; &quot;&quot;&quot; :  [&quot;&quot;&quot; &amp; [.E14] &amp; &quot;&quot;&quot;, &quot;&quot;&quot; &amp; [.F14] &amp; &quot;&quot;&quot;, &quot;&quot;&quot; &amp; [.G14] &amp; &quot;&quot;&quot;, &quot;&quot;&quot; &amp; [.H1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m Feed</text:p>
          </table:table-cell>
          <table:table-cell table:formula="of:=&quot;&quot;&quot;&quot; &amp; [.A15] &amp; &quot;&quot;&quot; :  [&quot;&quot;&quot; &amp; [.E15] &amp; &quot;&quot;&quot;, &quot;&quot;&quot; &amp; [.F15] &amp; &quot;&quot;&quot;, &quot;&quot;&quot; &amp; [.G15] &amp; &quot;&quot;&quot;, &quot;&quot;&quot; &amp; [.H15] &amp; &quot;&quot;&quot;], &quot;" office:value-type="string" office:string-value="&quot;12&quot; :  [&quot;FF&quot;, &quot;&amp;#012;&quot;, &quot; &quot;, &quot;Form Feed&quot;], " calcext:value-type="string">
            <text:p>"12" : <text:s/>["FF", "&amp;#012;", " ", "Form Feed"], </text:p>
          </table:table-cell>
          <table:table-cell table:style-name="ce7" table:formula="of:=IF(LEN(TRIM([.G15]))&gt;0;&quot;&quot;&quot;&quot; &amp; [.G15] &amp; &quot;&quot;&quot; :  [&quot;&quot;&quot; &amp; [.E15] &amp; &quot;&quot;&quot;, &quot;&quot;&quot; &amp; [.F15] &amp; &quot;&quot;&quot;, &quot;&quot;&quot; &amp; [.G15] &amp; &quot;&quot;&quot;, &quot;&quot;&quot; &amp; [.H1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riage Return</text:p>
          </table:table-cell>
          <table:table-cell table:formula="of:=&quot;&quot;&quot;&quot; &amp; [.A16] &amp; &quot;&quot;&quot; :  [&quot;&quot;&quot; &amp; [.E16] &amp; &quot;&quot;&quot;, &quot;&quot;&quot; &amp; [.F16] &amp; &quot;&quot;&quot;, &quot;&quot;&quot; &amp; [.G16] &amp; &quot;&quot;&quot;, &quot;&quot;&quot; &amp; [.H16] &amp; &quot;&quot;&quot;], &quot;" office:value-type="string" office:string-value="&quot;13&quot; :  [&quot;CR&quot;, &quot;&amp;#013;&quot;, &quot; &quot;, &quot;Carriage Return&quot;], " calcext:value-type="string">
            <text:p>"13" : <text:s/>["CR", "&amp;#013;", " ", "Carriage Return"], </text:p>
          </table:table-cell>
          <table:table-cell table:style-name="ce7" table:formula="of:=IF(LEN(TRIM([.G16]))&gt;0;&quot;&quot;&quot;&quot; &amp; [.G16] &amp; &quot;&quot;&quot; :  [&quot;&quot;&quot; &amp; [.E16] &amp; &quot;&quot;&quot;, &quot;&quot;&quot; &amp; [.F16] &amp; &quot;&quot;&quot;, &quot;&quot;&quot; &amp; [.G16] &amp; &quot;&quot;&quot;, &quot;&quot;&quot; &amp; [.H1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Out / X-On</text:p>
          </table:table-cell>
          <table:table-cell table:formula="of:=&quot;&quot;&quot;&quot; &amp; [.A17] &amp; &quot;&quot;&quot; :  [&quot;&quot;&quot; &amp; [.E17] &amp; &quot;&quot;&quot;, &quot;&quot;&quot; &amp; [.F17] &amp; &quot;&quot;&quot;, &quot;&quot;&quot; &amp; [.G17] &amp; &quot;&quot;&quot;, &quot;&quot;&quot; &amp; [.H17] &amp; &quot;&quot;&quot;], &quot;" office:value-type="string" office:string-value="&quot;14&quot; :  [&quot;SO&quot;, &quot;&amp;#014;&quot;, &quot; &quot;, &quot;Shift Out / X-On&quot;], " calcext:value-type="string">
            <text:p>"14" : <text:s/>["SO", "&amp;#014;", " ", "Shift Out / X-On"], </text:p>
          </table:table-cell>
          <table:table-cell table:style-name="ce7" table:formula="of:=IF(LEN(TRIM([.G17]))&gt;0;&quot;&quot;&quot;&quot; &amp; [.G17] &amp; &quot;&quot;&quot; :  [&quot;&quot;&quot; &amp; [.E17] &amp; &quot;&quot;&quot;, &quot;&quot;&quot; &amp; [.F17] &amp; &quot;&quot;&quot;, &quot;&quot;&quot; &amp; [.G17] &amp; &quot;&quot;&quot;, &quot;&quot;&quot; &amp; [.H1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In / X-Off</text:p>
          </table:table-cell>
          <table:table-cell table:formula="of:=&quot;&quot;&quot;&quot; &amp; [.A18] &amp; &quot;&quot;&quot; :  [&quot;&quot;&quot; &amp; [.E18] &amp; &quot;&quot;&quot;, &quot;&quot;&quot; &amp; [.F18] &amp; &quot;&quot;&quot;, &quot;&quot;&quot; &amp; [.G18] &amp; &quot;&quot;&quot;, &quot;&quot;&quot; &amp; [.H18] &amp; &quot;&quot;&quot;], &quot;" office:value-type="string" office:string-value="&quot;15&quot; :  [&quot;SI&quot;, &quot;&amp;#015;&quot;, &quot; &quot;, &quot;Shift In / X-Off&quot;], " calcext:value-type="string">
            <text:p>"15" : <text:s/>["SI", "&amp;#015;", " ", "Shift In / X-Off"], </text:p>
          </table:table-cell>
          <table:table-cell table:style-name="ce7" table:formula="of:=IF(LEN(TRIM([.G18]))&gt;0;&quot;&quot;&quot;&quot; &amp; [.G18] &amp; &quot;&quot;&quot; :  [&quot;&quot;&quot; &amp; [.E18] &amp; &quot;&quot;&quot;, &quot;&quot;&quot; &amp; [.F18] &amp; &quot;&quot;&quot;, &quot;&quot;&quot; &amp; [.G18] &amp; &quot;&quot;&quot;, &quot;&quot;&quot; &amp; [.H1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 Line Escape</text:p>
          </table:table-cell>
          <table:table-cell table:formula="of:=&quot;&quot;&quot;&quot; &amp; [.A19] &amp; &quot;&quot;&quot; :  [&quot;&quot;&quot; &amp; [.E19] &amp; &quot;&quot;&quot;, &quot;&quot;&quot; &amp; [.F19] &amp; &quot;&quot;&quot;, &quot;&quot;&quot; &amp; [.G19] &amp; &quot;&quot;&quot;, &quot;&quot;&quot; &amp; [.H19] &amp; &quot;&quot;&quot;], &quot;" office:value-type="string" office:string-value="&quot;16&quot; :  [&quot;DLE&quot;, &quot;&amp;#016;&quot;, &quot; &quot;, &quot;Data Line Escape&quot;], " calcext:value-type="string">
            <text:p>"16" : <text:s/>["DLE", "&amp;#016;", " ", "Data Line Escape"], </text:p>
          </table:table-cell>
          <table:table-cell table:style-name="ce7" table:formula="of:=IF(LEN(TRIM([.G19]))&gt;0;&quot;&quot;&quot;&quot; &amp; [.G19] &amp; &quot;&quot;&quot; :  [&quot;&quot;&quot; &amp; [.E19] &amp; &quot;&quot;&quot;, &quot;&quot;&quot; &amp; [.F19] &amp; &quot;&quot;&quot;, &quot;&quot;&quot; &amp; [.G19] &amp; &quot;&quot;&quot;, &quot;&quot;&quot; &amp; [.H1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1 (oft. XON)</text:p>
          </table:table-cell>
          <table:table-cell table:formula="of:=&quot;&quot;&quot;&quot; &amp; [.A20] &amp; &quot;&quot;&quot; :  [&quot;&quot;&quot; &amp; [.E20] &amp; &quot;&quot;&quot;, &quot;&quot;&quot; &amp; [.F20] &amp; &quot;&quot;&quot;, &quot;&quot;&quot; &amp; [.G20] &amp; &quot;&quot;&quot;, &quot;&quot;&quot; &amp; [.H20] &amp; &quot;&quot;&quot;], &quot;" office:value-type="string" office:string-value="&quot;17&quot; :  [&quot;DC1&quot;, &quot;&amp;#017;&quot;, &quot; &quot;, &quot;Device Control 1 (oft. XON)&quot;], " calcext:value-type="string">
            <text:p>"17" : <text:s/>["DC1", "&amp;#017;", " ", "Device Control 1 (oft. XON)"], </text:p>
          </table:table-cell>
          <table:table-cell table:style-name="ce7" table:formula="of:=IF(LEN(TRIM([.G20]))&gt;0;&quot;&quot;&quot;&quot; &amp; [.G20] &amp; &quot;&quot;&quot; :  [&quot;&quot;&quot; &amp; [.E20] &amp; &quot;&quot;&quot;, &quot;&quot;&quot; &amp; [.F20] &amp; &quot;&quot;&quot;, &quot;&quot;&quot; &amp; [.G20] &amp; &quot;&quot;&quot;, &quot;&quot;&quot; &amp; [.H2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2</text:p>
          </table:table-cell>
          <table:table-cell table:formula="of:=&quot;&quot;&quot;&quot; &amp; [.A21] &amp; &quot;&quot;&quot; :  [&quot;&quot;&quot; &amp; [.E21] &amp; &quot;&quot;&quot;, &quot;&quot;&quot; &amp; [.F21] &amp; &quot;&quot;&quot;, &quot;&quot;&quot; &amp; [.G21] &amp; &quot;&quot;&quot;, &quot;&quot;&quot; &amp; [.H21] &amp; &quot;&quot;&quot;], &quot;" office:value-type="string" office:string-value="&quot;18&quot; :  [&quot;DC2&quot;, &quot;&amp;#018;&quot;, &quot; &quot;, &quot;Device Control 2&quot;], " calcext:value-type="string">
            <text:p>"18" : <text:s/>["DC2", "&amp;#018;", " ", "Device Control 2"], </text:p>
          </table:table-cell>
          <table:table-cell table:style-name="ce7" table:formula="of:=IF(LEN(TRIM([.G21]))&gt;0;&quot;&quot;&quot;&quot; &amp; [.G21] &amp; &quot;&quot;&quot; :  [&quot;&quot;&quot; &amp; [.E21] &amp; &quot;&quot;&quot;, &quot;&quot;&quot; &amp; [.F21] &amp; &quot;&quot;&quot;, &quot;&quot;&quot; &amp; [.G21] &amp; &quot;&quot;&quot;, &quot;&quot;&quot; &amp; [.H2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3 (oft. XOFF)</text:p>
          </table:table-cell>
          <table:table-cell table:formula="of:=&quot;&quot;&quot;&quot; &amp; [.A22] &amp; &quot;&quot;&quot; :  [&quot;&quot;&quot; &amp; [.E22] &amp; &quot;&quot;&quot;, &quot;&quot;&quot; &amp; [.F22] &amp; &quot;&quot;&quot;, &quot;&quot;&quot; &amp; [.G22] &amp; &quot;&quot;&quot;, &quot;&quot;&quot; &amp; [.H22] &amp; &quot;&quot;&quot;], &quot;" office:value-type="string" office:string-value="&quot;19&quot; :  [&quot;DC3&quot;, &quot;&amp;#019;&quot;, &quot; &quot;, &quot;Device Control 3 (oft. XOFF)&quot;], " calcext:value-type="string">
            <text:p>"19" : <text:s/>["DC3", "&amp;#019;", " ", "Device Control 3 (oft. XOFF)"], </text:p>
          </table:table-cell>
          <table:table-cell table:style-name="ce7" table:formula="of:=IF(LEN(TRIM([.G22]))&gt;0;&quot;&quot;&quot;&quot; &amp; [.G22] &amp; &quot;&quot;&quot; :  [&quot;&quot;&quot; &amp; [.E22] &amp; &quot;&quot;&quot;, &quot;&quot;&quot; &amp; [.F22] &amp; &quot;&quot;&quot;, &quot;&quot;&quot; &amp; [.G22] &amp; &quot;&quot;&quot;, &quot;&quot;&quot; &amp; [.H2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4</text:p>
          </table:table-cell>
          <table:table-cell table:formula="of:=&quot;&quot;&quot;&quot; &amp; [.A23] &amp; &quot;&quot;&quot; :  [&quot;&quot;&quot; &amp; [.E23] &amp; &quot;&quot;&quot;, &quot;&quot;&quot; &amp; [.F23] &amp; &quot;&quot;&quot;, &quot;&quot;&quot; &amp; [.G23] &amp; &quot;&quot;&quot;, &quot;&quot;&quot; &amp; [.H23] &amp; &quot;&quot;&quot;], &quot;" office:value-type="string" office:string-value="&quot;20&quot; :  [&quot;DC4&quot;, &quot;&amp;#020;&quot;, &quot; &quot;, &quot;Device Control 4&quot;], " calcext:value-type="string">
            <text:p>"20" : <text:s/>["DC4", "&amp;#020;", " ", "Device Control 4"], </text:p>
          </table:table-cell>
          <table:table-cell table:style-name="ce7" table:formula="of:=IF(LEN(TRIM([.G23]))&gt;0;&quot;&quot;&quot;&quot; &amp; [.G23] &amp; &quot;&quot;&quot; :  [&quot;&quot;&quot; &amp; [.E23] &amp; &quot;&quot;&quot;, &quot;&quot;&quot; &amp; [.F23] &amp; &quot;&quot;&quot;, &quot;&quot;&quot; &amp; [.G23] &amp; &quot;&quot;&quot;, &quot;&quot;&quot; &amp; [.H2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gative Acknowledgement</text:p>
          </table:table-cell>
          <table:table-cell table:formula="of:=&quot;&quot;&quot;&quot; &amp; [.A24] &amp; &quot;&quot;&quot; :  [&quot;&quot;&quot; &amp; [.E24] &amp; &quot;&quot;&quot;, &quot;&quot;&quot; &amp; [.F24] &amp; &quot;&quot;&quot;, &quot;&quot;&quot; &amp; [.G24] &amp; &quot;&quot;&quot;, &quot;&quot;&quot; &amp; [.H24] &amp; &quot;&quot;&quot;], &quot;" office:value-type="string" office:string-value="&quot;21&quot; :  [&quot;NAK&quot;, &quot;&amp;#021;&quot;, &quot; &quot;, &quot;Negative Acknowledgement&quot;], " calcext:value-type="string">
            <text:p>"21" : <text:s/>["NAK", "&amp;#021;", " ", "Negative Acknowledgement"], </text:p>
          </table:table-cell>
          <table:table-cell table:style-name="ce7" table:formula="of:=IF(LEN(TRIM([.G24]))&gt;0;&quot;&quot;&quot;&quot; &amp; [.G24] &amp; &quot;&quot;&quot; :  [&quot;&quot;&quot; &amp; [.E24] &amp; &quot;&quot;&quot;, &quot;&quot;&quot; &amp; [.F24] &amp; &quot;&quot;&quot;, &quot;&quot;&quot; &amp; [.G24] &amp; &quot;&quot;&quot;, &quot;&quot;&quot; &amp; [.H2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ynchronous Idle</text:p>
          </table:table-cell>
          <table:table-cell table:formula="of:=&quot;&quot;&quot;&quot; &amp; [.A25] &amp; &quot;&quot;&quot; :  [&quot;&quot;&quot; &amp; [.E25] &amp; &quot;&quot;&quot;, &quot;&quot;&quot; &amp; [.F25] &amp; &quot;&quot;&quot;, &quot;&quot;&quot; &amp; [.G25] &amp; &quot;&quot;&quot;, &quot;&quot;&quot; &amp; [.H25] &amp; &quot;&quot;&quot;], &quot;" office:value-type="string" office:string-value="&quot;22&quot; :  [&quot;SYN&quot;, &quot;&amp;#022;&quot;, &quot; &quot;, &quot;Synchronous Idle&quot;], " calcext:value-type="string">
            <text:p>"22" : <text:s/>["SYN", "&amp;#022;", " ", "Synchronous Idle"], </text:p>
          </table:table-cell>
          <table:table-cell table:style-name="ce7" table:formula="of:=IF(LEN(TRIM([.G25]))&gt;0;&quot;&quot;&quot;&quot; &amp; [.G25] &amp; &quot;&quot;&quot; :  [&quot;&quot;&quot; &amp; [.E25] &amp; &quot;&quot;&quot;, &quot;&quot;&quot; &amp; [.F25] &amp; &quot;&quot;&quot;, &quot;&quot;&quot; &amp; [.G25] &amp; &quot;&quot;&quot;, &quot;&quot;&quot; &amp; [.H2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t Block</text:p>
          </table:table-cell>
          <table:table-cell table:formula="of:=&quot;&quot;&quot;&quot; &amp; [.A26] &amp; &quot;&quot;&quot; :  [&quot;&quot;&quot; &amp; [.E26] &amp; &quot;&quot;&quot;, &quot;&quot;&quot; &amp; [.F26] &amp; &quot;&quot;&quot;, &quot;&quot;&quot; &amp; [.G26] &amp; &quot;&quot;&quot;, &quot;&quot;&quot; &amp; [.H26] &amp; &quot;&quot;&quot;], &quot;" office:value-type="string" office:string-value="&quot;23&quot; :  [&quot;ETB&quot;, &quot;&amp;#023;&quot;, &quot; &quot;, &quot;End of Transmit Block&quot;], " calcext:value-type="string">
            <text:p>"23" : <text:s/>["ETB", "&amp;#023;", " ", "End of Transmit Block"], </text:p>
          </table:table-cell>
          <table:table-cell table:style-name="ce7" table:formula="of:=IF(LEN(TRIM([.G26]))&gt;0;&quot;&quot;&quot;&quot; &amp; [.G26] &amp; &quot;&quot;&quot; :  [&quot;&quot;&quot; &amp; [.E26] &amp; &quot;&quot;&quot;, &quot;&quot;&quot; &amp; [.F26] &amp; &quot;&quot;&quot;, &quot;&quot;&quot; &amp; [.G26] &amp; &quot;&quot;&quot;, &quot;&quot;&quot; &amp; [.H2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cel</text:p>
          </table:table-cell>
          <table:table-cell table:formula="of:=&quot;&quot;&quot;&quot; &amp; [.A27] &amp; &quot;&quot;&quot; :  [&quot;&quot;&quot; &amp; [.E27] &amp; &quot;&quot;&quot;, &quot;&quot;&quot; &amp; [.F27] &amp; &quot;&quot;&quot;, &quot;&quot;&quot; &amp; [.G27] &amp; &quot;&quot;&quot;, &quot;&quot;&quot; &amp; [.H27] &amp; &quot;&quot;&quot;], &quot;" office:value-type="string" office:string-value="&quot;24&quot; :  [&quot;CAN&quot;, &quot;&amp;#024;&quot;, &quot; &quot;, &quot;Cancel&quot;], " calcext:value-type="string">
            <text:p>"24" : <text:s/>["CAN", "&amp;#024;", " ", "Cancel"], </text:p>
          </table:table-cell>
          <table:table-cell table:style-name="ce7" table:formula="of:=IF(LEN(TRIM([.G27]))&gt;0;&quot;&quot;&quot;&quot; &amp; [.G27] &amp; &quot;&quot;&quot; :  [&quot;&quot;&quot; &amp; [.E27] &amp; &quot;&quot;&quot;, &quot;&quot;&quot; &amp; [.F27] &amp; &quot;&quot;&quot;, &quot;&quot;&quot; &amp; [.G27] &amp; &quot;&quot;&quot;, &quot;&quot;&quot; &amp; [.H2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Medium</text:p>
          </table:table-cell>
          <table:table-cell table:formula="of:=&quot;&quot;&quot;&quot; &amp; [.A28] &amp; &quot;&quot;&quot; :  [&quot;&quot;&quot; &amp; [.E28] &amp; &quot;&quot;&quot;, &quot;&quot;&quot; &amp; [.F28] &amp; &quot;&quot;&quot;, &quot;&quot;&quot; &amp; [.G28] &amp; &quot;&quot;&quot;, &quot;&quot;&quot; &amp; [.H28] &amp; &quot;&quot;&quot;], &quot;" office:value-type="string" office:string-value="&quot;25&quot; :  [&quot;EM&quot;, &quot;&amp;#025;&quot;, &quot; &quot;, &quot;End of Medium&quot;], " calcext:value-type="string">
            <text:p>"25" : <text:s/>["EM", "&amp;#025;", " ", "End of Medium"], </text:p>
          </table:table-cell>
          <table:table-cell table:style-name="ce7" table:formula="of:=IF(LEN(TRIM([.G28]))&gt;0;&quot;&quot;&quot;&quot; &amp; [.G28] &amp; &quot;&quot;&quot; :  [&quot;&quot;&quot; &amp; [.E28] &amp; &quot;&quot;&quot;, &quot;&quot;&quot; &amp; [.F28] &amp; &quot;&quot;&quot;, &quot;&quot;&quot; &amp; [.G28] &amp; &quot;&quot;&quot;, &quot;&quot;&quot; &amp; [.H2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bstitute</text:p>
          </table:table-cell>
          <table:table-cell table:formula="of:=&quot;&quot;&quot;&quot; &amp; [.A29] &amp; &quot;&quot;&quot; :  [&quot;&quot;&quot; &amp; [.E29] &amp; &quot;&quot;&quot;, &quot;&quot;&quot; &amp; [.F29] &amp; &quot;&quot;&quot;, &quot;&quot;&quot; &amp; [.G29] &amp; &quot;&quot;&quot;, &quot;&quot;&quot; &amp; [.H29] &amp; &quot;&quot;&quot;], &quot;" office:value-type="string" office:string-value="&quot;26&quot; :  [&quot;SUB&quot;, &quot;&amp;#026;&quot;, &quot; &quot;, &quot;Substitute&quot;], " calcext:value-type="string">
            <text:p>"26" : <text:s/>["SUB", "&amp;#026;", " ", "Substitute"], </text:p>
          </table:table-cell>
          <table:table-cell table:style-name="ce7" table:formula="of:=IF(LEN(TRIM([.G29]))&gt;0;&quot;&quot;&quot;&quot; &amp; [.G29] &amp; &quot;&quot;&quot; :  [&quot;&quot;&quot; &amp; [.E29] &amp; &quot;&quot;&quot;, &quot;&quot;&quot; &amp; [.F29] &amp; &quot;&quot;&quot;, &quot;&quot;&quot; &amp; [.G29] &amp; &quot;&quot;&quot;, &quot;&quot;&quot; &amp; [.H2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cape</text:p>
          </table:table-cell>
          <table:table-cell table:formula="of:=&quot;&quot;&quot;&quot; &amp; [.A30] &amp; &quot;&quot;&quot; :  [&quot;&quot;&quot; &amp; [.E30] &amp; &quot;&quot;&quot;, &quot;&quot;&quot; &amp; [.F30] &amp; &quot;&quot;&quot;, &quot;&quot;&quot; &amp; [.G30] &amp; &quot;&quot;&quot;, &quot;&quot;&quot; &amp; [.H30] &amp; &quot;&quot;&quot;], &quot;" office:value-type="string" office:string-value="&quot;27&quot; :  [&quot;ESC&quot;, &quot;&amp;#027;&quot;, &quot; &quot;, &quot;Escape&quot;], " calcext:value-type="string">
            <text:p>"27" : <text:s/>["ESC", "&amp;#027;", " ", "Escape"], </text:p>
          </table:table-cell>
          <table:table-cell table:style-name="ce7" table:formula="of:=IF(LEN(TRIM([.G30]))&gt;0;&quot;&quot;&quot;&quot; &amp; [.G30] &amp; &quot;&quot;&quot; :  [&quot;&quot;&quot; &amp; [.E30] &amp; &quot;&quot;&quot;, &quot;&quot;&quot; &amp; [.F30] &amp; &quot;&quot;&quot;, &quot;&quot;&quot; &amp; [.G30] &amp; &quot;&quot;&quot;, &quot;&quot;&quot; &amp; [.H3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e Separator</text:p>
          </table:table-cell>
          <table:table-cell table:formula="of:=&quot;&quot;&quot;&quot; &amp; [.A31] &amp; &quot;&quot;&quot; :  [&quot;&quot;&quot; &amp; [.E31] &amp; &quot;&quot;&quot;, &quot;&quot;&quot; &amp; [.F31] &amp; &quot;&quot;&quot;, &quot;&quot;&quot; &amp; [.G31] &amp; &quot;&quot;&quot;, &quot;&quot;&quot; &amp; [.H31] &amp; &quot;&quot;&quot;], &quot;" office:value-type="string" office:string-value="&quot;28&quot; :  [&quot;FS&quot;, &quot;&amp;#028;&quot;, &quot; &quot;, &quot;File Separator&quot;], " calcext:value-type="string">
            <text:p>"28" : <text:s/>["FS", "&amp;#028;", " ", "File Separator"], </text:p>
          </table:table-cell>
          <table:table-cell table:style-name="ce7" table:formula="of:=IF(LEN(TRIM([.G31]))&gt;0;&quot;&quot;&quot;&quot; &amp; [.G31] &amp; &quot;&quot;&quot; :  [&quot;&quot;&quot; &amp; [.E31] &amp; &quot;&quot;&quot;, &quot;&quot;&quot; &amp; [.F31] &amp; &quot;&quot;&quot;, &quot;&quot;&quot; &amp; [.G31] &amp; &quot;&quot;&quot;, &quot;&quot;&quot; &amp; [.H3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oup Separator</text:p>
          </table:table-cell>
          <table:table-cell table:formula="of:=&quot;&quot;&quot;&quot; &amp; [.A32] &amp; &quot;&quot;&quot; :  [&quot;&quot;&quot; &amp; [.E32] &amp; &quot;&quot;&quot;, &quot;&quot;&quot; &amp; [.F32] &amp; &quot;&quot;&quot;, &quot;&quot;&quot; &amp; [.G32] &amp; &quot;&quot;&quot;, &quot;&quot;&quot; &amp; [.H32] &amp; &quot;&quot;&quot;], &quot;" office:value-type="string" office:string-value="&quot;29&quot; :  [&quot;GS&quot;, &quot;&amp;#029;&quot;, &quot; &quot;, &quot;Group Separator&quot;], " calcext:value-type="string">
            <text:p>"29" : <text:s/>["GS", "&amp;#029;", " ", "Group Separator"], </text:p>
          </table:table-cell>
          <table:table-cell table:style-name="ce7" table:formula="of:=IF(LEN(TRIM([.G32]))&gt;0;&quot;&quot;&quot;&quot; &amp; [.G32] &amp; &quot;&quot;&quot; :  [&quot;&quot;&quot; &amp; [.E32] &amp; &quot;&quot;&quot;, &quot;&quot;&quot; &amp; [.F32] &amp; &quot;&quot;&quot;, &quot;&quot;&quot; &amp; [.G32] &amp; &quot;&quot;&quot;, &quot;&quot;&quot; &amp; [.H3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cord Separator</text:p>
          </table:table-cell>
          <table:table-cell table:formula="of:=&quot;&quot;&quot;&quot; &amp; [.A33] &amp; &quot;&quot;&quot; :  [&quot;&quot;&quot; &amp; [.E33] &amp; &quot;&quot;&quot;, &quot;&quot;&quot; &amp; [.F33] &amp; &quot;&quot;&quot;, &quot;&quot;&quot; &amp; [.G33] &amp; &quot;&quot;&quot;, &quot;&quot;&quot; &amp; [.H33] &amp; &quot;&quot;&quot;], &quot;" office:value-type="string" office:string-value="&quot;30&quot; :  [&quot;RS&quot;, &quot;&amp;#030;&quot;, &quot; &quot;, &quot;Record Separator&quot;], " calcext:value-type="string">
            <text:p>"30" : <text:s/>["RS", "&amp;#030;", " ", "Record Separator"], </text:p>
          </table:table-cell>
          <table:table-cell table:style-name="ce7" table:formula="of:=IF(LEN(TRIM([.G33]))&gt;0;&quot;&quot;&quot;&quot; &amp; [.G33] &amp; &quot;&quot;&quot; :  [&quot;&quot;&quot; &amp; [.E33] &amp; &quot;&quot;&quot;, &quot;&quot;&quot; &amp; [.F33] &amp; &quot;&quot;&quot;, &quot;&quot;&quot; &amp; [.G33] &amp; &quot;&quot;&quot;, &quot;&quot;&quot; &amp; [.H3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it Separator</text:p>
          </table:table-cell>
          <table:table-cell table:formula="of:=&quot;&quot;&quot;&quot; &amp; [.A34] &amp; &quot;&quot;&quot; :  [&quot;&quot;&quot; &amp; [.E34] &amp; &quot;&quot;&quot;, &quot;&quot;&quot; &amp; [.F34] &amp; &quot;&quot;&quot;, &quot;&quot;&quot; &amp; [.G34] &amp; &quot;&quot;&quot;, &quot;&quot;&quot; &amp; [.H34] &amp; &quot;&quot;&quot;], &quot;" office:value-type="string" office:string-value="&quot;31&quot; :  [&quot;US&quot;, &quot;&amp;#031;&quot;, &quot; &quot;, &quot;Unit Separator&quot;], " calcext:value-type="string">
            <text:p>"31" : <text:s/>["US", "&amp;#031;", " ", "Unit Separator"], </text:p>
          </table:table-cell>
          <table:table-cell table:style-name="ce7" table:formula="of:=IF(LEN(TRIM([.G34]))&gt;0;&quot;&quot;&quot;&quot; &amp; [.G34] &amp; &quot;&quot;&quot; :  [&quot;&quot;&quot; &amp; [.E34] &amp; &quot;&quot;&quot;, &quot;&quot;&quot; &amp; [.F34] &amp; &quot;&quot;&quot;, &quot;&quot;&quot; &amp; [.G34] &amp; &quot;&quot;&quot;, &quot;&quot;&quot; &amp; [.H3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ace</text:p>
          </table:table-cell>
          <table:table-cell table:formula="of:=&quot;&quot;&quot;&quot; &amp; [.A35] &amp; &quot;&quot;&quot; :  [&quot;&quot;&quot; &amp; [.E35] &amp; &quot;&quot;&quot;, &quot;&quot;&quot; &amp; [.F35] &amp; &quot;&quot;&quot;, &quot;&quot;&quot; &amp; [.G35] &amp; &quot;&quot;&quot;, &quot;&quot;&quot; &amp; [.H35] &amp; &quot;&quot;&quot;], &quot;" office:value-type="string" office:string-value="&quot;32&quot; :  [&quot; &quot;, &quot;&amp;#32;&quot;, &quot; &quot;, &quot;Space&quot;], " calcext:value-type="string">
            <text:p>"32" : <text:s/>[" ", "&amp;#32;", " ", "Space"], </text:p>
          </table:table-cell>
          <table:table-cell table:style-name="ce7" table:formula="of:=IF(LEN(TRIM([.G35]))&gt;0;&quot;&quot;&quot;&quot; &amp; [.G35] &amp; &quot;&quot;&quot; :  [&quot;&quot;&quot; &amp; [.E35] &amp; &quot;&quot;&quot;, &quot;&quot;&quot; &amp; [.F35] &amp; &quot;&quot;&quot;, &quot;&quot;&quot; &amp; [.G35] &amp; &quot;&quot;&quot;, &quot;&quot;&quot; &amp; [.H3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xclamation mark</text:p>
          </table:table-cell>
          <table:table-cell table:formula="of:=&quot;&quot;&quot;&quot; &amp; [.A36] &amp; &quot;&quot;&quot; :  [&quot;&quot;&quot; &amp; [.E36] &amp; &quot;&quot;&quot;, &quot;&quot;&quot; &amp; [.F36] &amp; &quot;&quot;&quot;, &quot;&quot;&quot; &amp; [.G36] &amp; &quot;&quot;&quot;, &quot;&quot;&quot; &amp; [.H36] &amp; &quot;&quot;&quot;], &quot;" office:value-type="string" office:string-value="&quot;33&quot; :  [&quot;!&quot;, &quot;&amp;#33;&quot;, &quot; &quot;, &quot;Exclamation mark&quot;], " calcext:value-type="string">
            <text:p>"33" : <text:s/>["!", "&amp;#33;", " ", "Exclamation mark"], </text:p>
          </table:table-cell>
          <table:table-cell table:style-name="ce7" table:formula="of:=IF(LEN(TRIM([.G36]))&gt;0;&quot;&quot;&quot;&quot; &amp; [.G36] &amp; &quot;&quot;&quot; :  [&quot;&quot;&quot; &amp; [.E36] &amp; &quot;&quot;&quot;, &quot;&quot;&quot; &amp; [.F36] &amp; &quot;&quot;&quot;, &quot;&quot;&quot; &amp; [.G36] &amp; &quot;&quot;&quot;, &quot;&quot;&quot; &amp; [.H3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042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00100010</text:p>
          </table:table-cell>
          <table:table-cell table:style-name="ce21" office:value-type="string" calcext:value-type="string">
            <text:p>“</text:p>
          </table:table-cell>
          <table:table-cell table:style-name="ce22" office:value-type="string" calcext:value-type="string">
            <text:p>&amp;#34; </text:p>
          </table:table-cell>
          <table:table-cell table:style-name="ce23" office:value-type="string" calcext:value-type="string">
            <text:p>&amp;quot; </text:p>
          </table:table-cell>
          <table:table-cell table:style-name="ce23" office:value-type="string" calcext:value-type="string">
            <text:p>Double quotes (or speech marks)</text:p>
          </table:table-cell>
          <table:table-cell table:formula="of:=&quot;&quot;&quot;&quot; &amp; [.A37] &amp; &quot;&quot;&quot; :  [&quot;&quot;&quot; &amp; [.E37] &amp; &quot;&quot;&quot;, &quot;&quot;&quot; &amp; [.F37] &amp; &quot;&quot;&quot;, &quot;&quot;&quot; &amp; [.G37] &amp; &quot;&quot;&quot;, &quot;&quot;&quot; &amp; [.H37] &amp; &quot;&quot;&quot;], &quot;" office:value-type="string" office:string-value="&quot;34&quot; :  [&quot;“&quot;, &quot;&amp;#34; &quot;, &quot;&amp;quot; &quot;, &quot;Double quotes (or speech marks)&quot;], " calcext:value-type="string">
            <text:p>"34" : <text:s/>["“", "&amp;#34; ", "&amp;quot; ", "Double quotes (or speech marks)"], </text:p>
          </table:table-cell>
          <table:table-cell table:style-name="ce24" table:formula="of:=IF(LEN(TRIM([.G37]))&gt;0;&quot;&quot;&quot;&quot; &amp; [.G37] &amp; &quot;&quot;&quot; :  [&quot;&quot;&quot; &amp; [.E37] &amp; &quot;&quot;&quot;, &quot;&quot;&quot; &amp; [.F37] &amp; &quot;&quot;&quot;, &quot;&quot;&quot; &amp; [.G37] &amp; &quot;&quot;&quot;, &quot;&quot;&quot; &amp; [.H37] &amp; &quot;&quot;&quot;], &quot;;FALSE())" office:value-type="string" office:string-value="&quot;&amp;quot; &quot; :  [&quot;“&quot;, &quot;&amp;#34; &quot;, &quot;&amp;quot; &quot;, &quot;Double quotes (or speech marks)&quot;], " calcext:value-type="string">
            <text:p>"&amp;quot; " : <text:s/>["“", "&amp;#34; ", "&amp;quot; ", "Double quotes (or speech marks)"], </text:p>
          </table:table-cell>
          <table:table-cell table:style-name="ce22" table:number-columns-repeated="1014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ber</text:p>
          </table:table-cell>
          <table:table-cell table:formula="of:=&quot;&quot;&quot;&quot; &amp; [.A38] &amp; &quot;&quot;&quot; :  [&quot;&quot;&quot; &amp; [.E38] &amp; &quot;&quot;&quot;, &quot;&quot;&quot; &amp; [.F38] &amp; &quot;&quot;&quot;, &quot;&quot;&quot; &amp; [.G38] &amp; &quot;&quot;&quot;, &quot;&quot;&quot; &amp; [.H38] &amp; &quot;&quot;&quot;], &quot;" office:value-type="string" office:string-value="&quot;35&quot; :  [&quot;#&quot;, &quot;&amp;#35;&quot;, &quot; &quot;, &quot;Number&quot;], " calcext:value-type="string">
            <text:p>"35" : <text:s/>["#", "&amp;#35;", " ", "Number"], </text:p>
          </table:table-cell>
          <table:table-cell table:style-name="ce7" table:formula="of:=IF(LEN(TRIM([.G38]))&gt;0;&quot;&quot;&quot;&quot; &amp; [.G38] &amp; &quot;&quot;&quot; :  [&quot;&quot;&quot; &amp; [.E38] &amp; &quot;&quot;&quot;, &quot;&quot;&quot; &amp; [.F38] &amp; &quot;&quot;&quot;, &quot;&quot;&quot; &amp; [.G38] &amp; &quot;&quot;&quot;, &quot;&quot;&quot; &amp; [.H3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lar</text:p>
          </table:table-cell>
          <table:table-cell table:formula="of:=&quot;&quot;&quot;&quot; &amp; [.A39] &amp; &quot;&quot;&quot; :  [&quot;&quot;&quot; &amp; [.E39] &amp; &quot;&quot;&quot;, &quot;&quot;&quot; &amp; [.F39] &amp; &quot;&quot;&quot;, &quot;&quot;&quot; &amp; [.G39] &amp; &quot;&quot;&quot;, &quot;&quot;&quot; &amp; [.H39] &amp; &quot;&quot;&quot;], &quot;" office:value-type="string" office:string-value="&quot;36&quot; :  [&quot;$&quot;, &quot;&amp;#36;&quot;, &quot; &quot;, &quot;Dollar&quot;], " calcext:value-type="string">
            <text:p>"36" : <text:s/>["$", "&amp;#36;", " ", "Dollar"], </text:p>
          </table:table-cell>
          <table:table-cell table:style-name="ce7" table:formula="of:=IF(LEN(TRIM([.G39]))&gt;0;&quot;&quot;&quot;&quot; &amp; [.G39] &amp; &quot;&quot;&quot; :  [&quot;&quot;&quot; &amp; [.E39] &amp; &quot;&quot;&quot;, &quot;&quot;&quot; &amp; [.F39] &amp; &quot;&quot;&quot;, &quot;&quot;&quot; &amp; [.G39] &amp; &quot;&quot;&quot;, &quot;&quot;&quot; &amp; [.H3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ocenttecken</text:p>
          </table:table-cell>
          <table:table-cell table:formula="of:=&quot;&quot;&quot;&quot; &amp; [.A40] &amp; &quot;&quot;&quot; :  [&quot;&quot;&quot; &amp; [.E40] &amp; &quot;&quot;&quot;, &quot;&quot;&quot; &amp; [.F40] &amp; &quot;&quot;&quot;, &quot;&quot;&quot; &amp; [.G40] &amp; &quot;&quot;&quot;, &quot;&quot;&quot; &amp; [.H40] &amp; &quot;&quot;&quot;], &quot;" office:value-type="string" office:string-value="&quot;37&quot; :  [&quot;%&quot;, &quot;&amp;#37;&quot;, &quot; &quot;, &quot;Procenttecken&quot;], " calcext:value-type="string">
            <text:p>"37" : <text:s/>["%", "&amp;#37;", " ", "Procenttecken"], </text:p>
          </table:table-cell>
          <table:table-cell table:style-name="ce7" table:formula="of:=IF(LEN(TRIM([.G40]))&gt;0;&quot;&quot;&quot;&quot; &amp; [.G40] &amp; &quot;&quot;&quot; :  [&quot;&quot;&quot; &amp; [.E40] &amp; &quot;&quot;&quot;, &quot;&quot;&quot; &amp; [.F40] &amp; &quot;&quot;&quot;, &quot;&quot;&quot; &amp; [.G40] &amp; &quot;&quot;&quot;, &quot;&quot;&quot; &amp; [.H4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  <table:table-cell table:formula="of:=&quot;&quot;&quot;&quot; &amp; [.A41] &amp; &quot;&quot;&quot; :  [&quot;&quot;&quot; &amp; [.E41] &amp; &quot;&quot;&quot;, &quot;&quot;&quot; &amp; [.F41] &amp; &quot;&quot;&quot;, &quot;&quot;&quot; &amp; [.G41] &amp; &quot;&quot;&quot;, &quot;&quot;&quot; &amp; [.H41] &amp; &quot;&quot;&quot;], &quot;" office:value-type="string" office:string-value="&quot;38&quot; :  [&quot;&amp;&quot;, &quot;&amp;#38;&quot;, &quot;&amp;amp;&quot;, &quot;Ampersand&quot;], " calcext:value-type="string">
            <text:p>"38" : <text:s/>["&amp;", "&amp;#38;", "&amp;amp;", "Ampersand"], </text:p>
          </table:table-cell>
          <table:table-cell table:style-name="ce24" table:formula="of:=IF(LEN(TRIM([.G41]))&gt;0;&quot;&quot;&quot;&quot; &amp; [.G41] &amp; &quot;&quot;&quot; :  [&quot;&quot;&quot; &amp; [.E41] &amp; &quot;&quot;&quot;, &quot;&quot;&quot; &amp; [.F41] &amp; &quot;&quot;&quot;, &quot;&quot;&quot; &amp; [.G41] &amp; &quot;&quot;&quot;, &quot;&quot;&quot; &amp; [.H41] &amp; &quot;&quot;&quot;], &quot;;FALSE())" office:value-type="string" office:string-value="&quot;&amp;amp;&quot; :  [&quot;&amp;&quot;, &quot;&amp;#38;&quot;, &quot;&amp;amp;&quot;, &quot;Ampersand&quot;], " calcext:value-type="string">
            <text:p>"&amp;amp;" : <text:s/>["&amp;", "&amp;#38;", "&amp;amp;", "Ampersand"], </text:p>
          </table:table-cell>
          <table:table-cell table:number-columns-repeated="1014"/>
        </table:table-row>
        <table:table-row table:style-name="ro2" table:visibility="filter">
          <table:table-cell table:style-name="ce19" office:value-type="string" calcext:value-type="string">
            <text:p>39</text:p>
          </table:table-cell>
          <table:table-cell table:style-name="ce19" office:value-type="string" calcext:value-type="string">
            <text:p>047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00100111</text:p>
          </table:table-cell>
          <table:table-cell table:style-name="ce22" office:value-type="string" calcext:value-type="string">
            <text:p>'</text:p>
          </table:table-cell>
          <table:table-cell table:style-name="ce22" office:value-type="string" calcext:value-type="string">
            <text:p>&amp;#39;</text:p>
          </table:table-cell>
          <table:table-cell table:style-name="ce22" office:value-type="string" calcext:value-type="string">
            <text:p><text:s/></text:p>
          </table:table-cell>
          <table:table-cell table:style-name="ce22" office:value-type="string" calcext:value-type="string">
            <text:p>Single quote</text:p>
          </table:table-cell>
          <table:table-cell table:formula="of:=&quot;&quot;&quot;&quot; &amp; [.A42] &amp; &quot;&quot;&quot; :  [&quot;&quot;&quot; &amp; [.E42] &amp; &quot;&quot;&quot;, &quot;&quot;&quot; &amp; [.F42] &amp; &quot;&quot;&quot;, &quot;&quot;&quot; &amp; [.G42] &amp; &quot;&quot;&quot;, &quot;&quot;&quot; &amp; [.H42] &amp; &quot;&quot;&quot;], &quot;" office:value-type="string" office:string-value="&quot;39&quot; :  [&quot;'&quot;, &quot;&amp;#39;&quot;, &quot; &quot;, &quot;Single quote&quot;], " calcext:value-type="string">
            <text:p>"39" : <text:s/>["'", "&amp;#39;", " ", "Single quote"], </text:p>
          </table:table-cell>
          <table:table-cell table:style-name="ce7" table:formula="of:=IF(LEN(TRIM([.G42]))&gt;0;&quot;&quot;&quot;&quot; &amp; [.G42] &amp; &quot;&quot;&quot; :  [&quot;&quot;&quot; &amp; [.E42] &amp; &quot;&quot;&quot;, &quot;&quot;&quot; &amp; [.F42] &amp; &quot;&quot;&quot;, &quot;&quot;&quot; &amp; [.G42] &amp; &quot;&quot;&quot;, &quot;&quot;&quot; &amp; [.H42] &amp; &quot;&quot;&quot;], &quot;;FALSE())" office:value-type="boolean" office:boolean-value="false" calcext:value-type="boolean">
            <text:p>FALSO</text:p>
          </table:table-cell>
          <table:table-cell table:style-name="ce22" table:number-columns-repeated="1014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 parenthesis (or open bracket)</text:p>
          </table:table-cell>
          <table:table-cell table:formula="of:=&quot;&quot;&quot;&quot; &amp; [.A43] &amp; &quot;&quot;&quot; :  [&quot;&quot;&quot; &amp; [.E43] &amp; &quot;&quot;&quot;, &quot;&quot;&quot; &amp; [.F43] &amp; &quot;&quot;&quot;, &quot;&quot;&quot; &amp; [.G43] &amp; &quot;&quot;&quot;, &quot;&quot;&quot; &amp; [.H43] &amp; &quot;&quot;&quot;], &quot;" office:value-type="string" office:string-value="&quot;40&quot; :  [&quot;(&quot;, &quot;&amp;#40;&quot;, &quot; &quot;, &quot;Open parenthesis (or open bracket)&quot;], " calcext:value-type="string">
            <text:p>"40" : <text:s/>["(", "&amp;#40;", " ", "Open parenthesis (or open bracket)"], </text:p>
          </table:table-cell>
          <table:table-cell table:style-name="ce7" table:formula="of:=IF(LEN(TRIM([.G43]))&gt;0;&quot;&quot;&quot;&quot; &amp; [.G43] &amp; &quot;&quot;&quot; :  [&quot;&quot;&quot; &amp; [.E43] &amp; &quot;&quot;&quot;, &quot;&quot;&quot; &amp; [.F43] &amp; &quot;&quot;&quot;, &quot;&quot;&quot; &amp; [.G43] &amp; &quot;&quot;&quot;, &quot;&quot;&quot; &amp; [.H4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 parenthesis (or close bracket)</text:p>
          </table:table-cell>
          <table:table-cell table:formula="of:=&quot;&quot;&quot;&quot; &amp; [.A44] &amp; &quot;&quot;&quot; :  [&quot;&quot;&quot; &amp; [.E44] &amp; &quot;&quot;&quot;, &quot;&quot;&quot; &amp; [.F44] &amp; &quot;&quot;&quot;, &quot;&quot;&quot; &amp; [.G44] &amp; &quot;&quot;&quot;, &quot;&quot;&quot; &amp; [.H44] &amp; &quot;&quot;&quot;], &quot;" office:value-type="string" office:string-value="&quot;41&quot; :  [&quot;)&quot;, &quot;&amp;#41;&quot;, &quot; &quot;, &quot;Close parenthesis (or close bracket)&quot;], " calcext:value-type="string">
            <text:p>"41" : <text:s/>[")", "&amp;#41;", " ", "Close parenthesis (or close bracket)"], </text:p>
          </table:table-cell>
          <table:table-cell table:style-name="ce7" table:formula="of:=IF(LEN(TRIM([.G44]))&gt;0;&quot;&quot;&quot;&quot; &amp; [.G44] &amp; &quot;&quot;&quot; :  [&quot;&quot;&quot; &amp; [.E44] &amp; &quot;&quot;&quot;, &quot;&quot;&quot; &amp; [.F44] &amp; &quot;&quot;&quot;, &quot;&quot;&quot; &amp; [.G44] &amp; &quot;&quot;&quot;, &quot;&quot;&quot; &amp; [.H4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erisk</text:p>
          </table:table-cell>
          <table:table-cell table:formula="of:=&quot;&quot;&quot;&quot; &amp; [.A45] &amp; &quot;&quot;&quot; :  [&quot;&quot;&quot; &amp; [.E45] &amp; &quot;&quot;&quot;, &quot;&quot;&quot; &amp; [.F45] &amp; &quot;&quot;&quot;, &quot;&quot;&quot; &amp; [.G45] &amp; &quot;&quot;&quot;, &quot;&quot;&quot; &amp; [.H45] &amp; &quot;&quot;&quot;], &quot;" office:value-type="string" office:string-value="&quot;42&quot; :  [&quot;*&quot;, &quot;&amp;#42;&quot;, &quot; &quot;, &quot;Asterisk&quot;], " calcext:value-type="string">
            <text:p>"42" : <text:s/>["*", "&amp;#42;", " ", "Asterisk"], </text:p>
          </table:table-cell>
          <table:table-cell table:style-name="ce7" table:formula="of:=IF(LEN(TRIM([.G45]))&gt;0;&quot;&quot;&quot;&quot; &amp; [.G45] &amp; &quot;&quot;&quot; :  [&quot;&quot;&quot; &amp; [.E45] &amp; &quot;&quot;&quot;, &quot;&quot;&quot; &amp; [.F45] &amp; &quot;&quot;&quot;, &quot;&quot;&quot; &amp; [.G45] &amp; &quot;&quot;&quot;, &quot;&quot;&quot; &amp; [.H4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lus</text:p>
          </table:table-cell>
          <table:table-cell table:formula="of:=&quot;&quot;&quot;&quot; &amp; [.A46] &amp; &quot;&quot;&quot; :  [&quot;&quot;&quot; &amp; [.E46] &amp; &quot;&quot;&quot;, &quot;&quot;&quot; &amp; [.F46] &amp; &quot;&quot;&quot;, &quot;&quot;&quot; &amp; [.G46] &amp; &quot;&quot;&quot;, &quot;&quot;&quot; &amp; [.H46] &amp; &quot;&quot;&quot;], &quot;" office:value-type="string" office:string-value="&quot;43&quot; :  [&quot;0&quot;, &quot;&amp;#43;&quot;, &quot; &quot;, &quot;Plus&quot;], " calcext:value-type="string">
            <text:p>"43" : <text:s/>["0", "&amp;#43;", " ", "Plus"], </text:p>
          </table:table-cell>
          <table:table-cell table:style-name="ce7" table:formula="of:=IF(LEN(TRIM([.G46]))&gt;0;&quot;&quot;&quot;&quot; &amp; [.G46] &amp; &quot;&quot;&quot; :  [&quot;&quot;&quot; &amp; [.E46] &amp; &quot;&quot;&quot;, &quot;&quot;&quot; &amp; [.F46] &amp; &quot;&quot;&quot;, &quot;&quot;&quot; &amp; [.G46] &amp; &quot;&quot;&quot;, &quot;&quot;&quot; &amp; [.H4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ma</text:p>
          </table:table-cell>
          <table:table-cell table:formula="of:=&quot;&quot;&quot;&quot; &amp; [.A47] &amp; &quot;&quot;&quot; :  [&quot;&quot;&quot; &amp; [.E47] &amp; &quot;&quot;&quot;, &quot;&quot;&quot; &amp; [.F47] &amp; &quot;&quot;&quot;, &quot;&quot;&quot; &amp; [.G47] &amp; &quot;&quot;&quot;, &quot;&quot;&quot; &amp; [.H47] &amp; &quot;&quot;&quot;], &quot;" office:value-type="string" office:string-value="&quot;44&quot; :  [&quot;0&quot;, &quot;&amp;#44;&quot;, &quot; &quot;, &quot;Comma&quot;], " calcext:value-type="string">
            <text:p>"44" : <text:s/>["0", "&amp;#44;", " ", "Comma"], </text:p>
          </table:table-cell>
          <table:table-cell table:style-name="ce7" table:formula="of:=IF(LEN(TRIM([.G47]))&gt;0;&quot;&quot;&quot;&quot; &amp; [.G47] &amp; &quot;&quot;&quot; :  [&quot;&quot;&quot; &amp; [.E47] &amp; &quot;&quot;&quot;, &quot;&quot;&quot; &amp; [.F47] &amp; &quot;&quot;&quot;, &quot;&quot;&quot; &amp; [.G47] &amp; &quot;&quot;&quot;, &quot;&quot;&quot; &amp; [.H4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yphen</text:p>
          </table:table-cell>
          <table:table-cell table:formula="of:=&quot;&quot;&quot;&quot; &amp; [.A48] &amp; &quot;&quot;&quot; :  [&quot;&quot;&quot; &amp; [.E48] &amp; &quot;&quot;&quot;, &quot;&quot;&quot; &amp; [.F48] &amp; &quot;&quot;&quot;, &quot;&quot;&quot; &amp; [.G48] &amp; &quot;&quot;&quot;, &quot;&quot;&quot; &amp; [.H48] &amp; &quot;&quot;&quot;], &quot;" office:value-type="string" office:string-value="&quot;45&quot; :  [&quot;0&quot;, &quot;&amp;#45;&quot;, &quot; &quot;, &quot;Hyphen&quot;], " calcext:value-type="string">
            <text:p>"45" : <text:s/>["0", "&amp;#45;", " ", "Hyphen"], </text:p>
          </table:table-cell>
          <table:table-cell table:style-name="ce7" table:formula="of:=IF(LEN(TRIM([.G48]))&gt;0;&quot;&quot;&quot;&quot; &amp; [.G48] &amp; &quot;&quot;&quot; :  [&quot;&quot;&quot; &amp; [.E48] &amp; &quot;&quot;&quot;, &quot;&quot;&quot; &amp; [.F48] &amp; &quot;&quot;&quot;, &quot;&quot;&quot; &amp; [.G48] &amp; &quot;&quot;&quot;, &quot;&quot;&quot; &amp; [.H4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, dot or full stop</text:p>
          </table:table-cell>
          <table:table-cell table:formula="of:=&quot;&quot;&quot;&quot; &amp; [.A49] &amp; &quot;&quot;&quot; :  [&quot;&quot;&quot; &amp; [.E49] &amp; &quot;&quot;&quot;, &quot;&quot;&quot; &amp; [.F49] &amp; &quot;&quot;&quot;, &quot;&quot;&quot; &amp; [.G49] &amp; &quot;&quot;&quot;, &quot;&quot;&quot; &amp; [.H49] &amp; &quot;&quot;&quot;], &quot;" office:value-type="string" office:string-value="&quot;46&quot; :  [&quot;.&quot;, &quot;&amp;#46;&quot;, &quot; &quot;, &quot;Period, dot or full stop&quot;], " calcext:value-type="string">
            <text:p>"46" : <text:s/>[".", "&amp;#46;", " ", "Period, dot or full stop"], </text:p>
          </table:table-cell>
          <table:table-cell table:style-name="ce7" table:formula="of:=IF(LEN(TRIM([.G49]))&gt;0;&quot;&quot;&quot;&quot; &amp; [.G49] &amp; &quot;&quot;&quot; :  [&quot;&quot;&quot; &amp; [.E49] &amp; &quot;&quot;&quot;, &quot;&quot;&quot; &amp; [.F49] &amp; &quot;&quot;&quot;, &quot;&quot;&quot; &amp; [.G49] &amp; &quot;&quot;&quot;, &quot;&quot;&quot; &amp; [.H4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ash or divide</text:p>
          </table:table-cell>
          <table:table-cell table:formula="of:=&quot;&quot;&quot;&quot; &amp; [.A50] &amp; &quot;&quot;&quot; :  [&quot;&quot;&quot; &amp; [.E50] &amp; &quot;&quot;&quot;, &quot;&quot;&quot; &amp; [.F50] &amp; &quot;&quot;&quot;, &quot;&quot;&quot; &amp; [.G50] &amp; &quot;&quot;&quot;, &quot;&quot;&quot; &amp; [.H50] &amp; &quot;&quot;&quot;], &quot;" office:value-type="string" office:string-value="&quot;47&quot; :  [&quot;/&quot;, &quot;&amp;#47;&quot;, &quot; &quot;, &quot;Slash or divide&quot;], " calcext:value-type="string">
            <text:p>"47" : <text:s/>["/", "&amp;#47;", " ", "Slash or divide"], </text:p>
          </table:table-cell>
          <table:table-cell table:style-name="ce7" table:formula="of:=IF(LEN(TRIM([.G50]))&gt;0;&quot;&quot;&quot;&quot; &amp; [.G50] &amp; &quot;&quot;&quot; :  [&quot;&quot;&quot; &amp; [.E50] &amp; &quot;&quot;&quot;, &quot;&quot;&quot; &amp; [.F50] &amp; &quot;&quot;&quot;, &quot;&quot;&quot; &amp; [.G50] &amp; &quot;&quot;&quot;, &quot;&quot;&quot; &amp; [.H5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ero</text:p>
          </table:table-cell>
          <table:table-cell table:formula="of:=&quot;&quot;&quot;&quot; &amp; [.A51] &amp; &quot;&quot;&quot; :  [&quot;&quot;&quot; &amp; [.E51] &amp; &quot;&quot;&quot;, &quot;&quot;&quot; &amp; [.F51] &amp; &quot;&quot;&quot;, &quot;&quot;&quot; &amp; [.G51] &amp; &quot;&quot;&quot;, &quot;&quot;&quot; &amp; [.H51] &amp; &quot;&quot;&quot;], &quot;" office:value-type="string" office:string-value="&quot;48&quot; :  [&quot;0&quot;, &quot;&amp;#48;&quot;, &quot; &quot;, &quot;Zero&quot;], " calcext:value-type="string">
            <text:p>"48" : <text:s/>["0", "&amp;#48;", " ", "Zero"], </text:p>
          </table:table-cell>
          <table:table-cell table:style-name="ce7" table:formula="of:=IF(LEN(TRIM([.G51]))&gt;0;&quot;&quot;&quot;&quot; &amp; [.G51] &amp; &quot;&quot;&quot; :  [&quot;&quot;&quot; &amp; [.E51] &amp; &quot;&quot;&quot;, &quot;&quot;&quot; &amp; [.F51] &amp; &quot;&quot;&quot;, &quot;&quot;&quot; &amp; [.G51] &amp; &quot;&quot;&quot;, &quot;&quot;&quot; &amp; [.H5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ne</text:p>
          </table:table-cell>
          <table:table-cell table:formula="of:=&quot;&quot;&quot;&quot; &amp; [.A52] &amp; &quot;&quot;&quot; :  [&quot;&quot;&quot; &amp; [.E52] &amp; &quot;&quot;&quot;, &quot;&quot;&quot; &amp; [.F52] &amp; &quot;&quot;&quot;, &quot;&quot;&quot; &amp; [.G52] &amp; &quot;&quot;&quot;, &quot;&quot;&quot; &amp; [.H52] &amp; &quot;&quot;&quot;], &quot;" office:value-type="string" office:string-value="&quot;49&quot; :  [&quot;1&quot;, &quot;&amp;#49;&quot;, &quot; &quot;, &quot;One&quot;], " calcext:value-type="string">
            <text:p>"49" : <text:s/>["1", "&amp;#49;", " ", "One"], </text:p>
          </table:table-cell>
          <table:table-cell table:style-name="ce7" table:formula="of:=IF(LEN(TRIM([.G52]))&gt;0;&quot;&quot;&quot;&quot; &amp; [.G52] &amp; &quot;&quot;&quot; :  [&quot;&quot;&quot; &amp; [.E52] &amp; &quot;&quot;&quot;, &quot;&quot;&quot; &amp; [.F52] &amp; &quot;&quot;&quot;, &quot;&quot;&quot; &amp; [.G52] &amp; &quot;&quot;&quot;, &quot;&quot;&quot; &amp; [.H5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o</text:p>
          </table:table-cell>
          <table:table-cell table:formula="of:=&quot;&quot;&quot;&quot; &amp; [.A53] &amp; &quot;&quot;&quot; :  [&quot;&quot;&quot; &amp; [.E53] &amp; &quot;&quot;&quot;, &quot;&quot;&quot; &amp; [.F53] &amp; &quot;&quot;&quot;, &quot;&quot;&quot; &amp; [.G53] &amp; &quot;&quot;&quot;, &quot;&quot;&quot; &amp; [.H53] &amp; &quot;&quot;&quot;], &quot;" office:value-type="string" office:string-value="&quot;50&quot; :  [&quot;2&quot;, &quot;&amp;#50;&quot;, &quot; &quot;, &quot;Two&quot;], " calcext:value-type="string">
            <text:p>"50" : <text:s/>["2", "&amp;#50;", " ", "Two"], </text:p>
          </table:table-cell>
          <table:table-cell table:style-name="ce7" table:formula="of:=IF(LEN(TRIM([.G53]))&gt;0;&quot;&quot;&quot;&quot; &amp; [.G53] &amp; &quot;&quot;&quot; :  [&quot;&quot;&quot; &amp; [.E53] &amp; &quot;&quot;&quot;, &quot;&quot;&quot; &amp; [.F53] &amp; &quot;&quot;&quot;, &quot;&quot;&quot; &amp; [.G53] &amp; &quot;&quot;&quot;, &quot;&quot;&quot; &amp; [.H5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ree</text:p>
          </table:table-cell>
          <table:table-cell table:formula="of:=&quot;&quot;&quot;&quot; &amp; [.A54] &amp; &quot;&quot;&quot; :  [&quot;&quot;&quot; &amp; [.E54] &amp; &quot;&quot;&quot;, &quot;&quot;&quot; &amp; [.F54] &amp; &quot;&quot;&quot;, &quot;&quot;&quot; &amp; [.G54] &amp; &quot;&quot;&quot;, &quot;&quot;&quot; &amp; [.H54] &amp; &quot;&quot;&quot;], &quot;" office:value-type="string" office:string-value="&quot;51&quot; :  [&quot;3&quot;, &quot;&amp;#51;&quot;, &quot; &quot;, &quot;Three&quot;], " calcext:value-type="string">
            <text:p>"51" : <text:s/>["3", "&amp;#51;", " ", "Three"], </text:p>
          </table:table-cell>
          <table:table-cell table:style-name="ce7" table:formula="of:=IF(LEN(TRIM([.G54]))&gt;0;&quot;&quot;&quot;&quot; &amp; [.G54] &amp; &quot;&quot;&quot; :  [&quot;&quot;&quot; &amp; [.E54] &amp; &quot;&quot;&quot;, &quot;&quot;&quot; &amp; [.F54] &amp; &quot;&quot;&quot;, &quot;&quot;&quot; &amp; [.G54] &amp; &quot;&quot;&quot;, &quot;&quot;&quot; &amp; [.H5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ur</text:p>
          </table:table-cell>
          <table:table-cell table:formula="of:=&quot;&quot;&quot;&quot; &amp; [.A55] &amp; &quot;&quot;&quot; :  [&quot;&quot;&quot; &amp; [.E55] &amp; &quot;&quot;&quot;, &quot;&quot;&quot; &amp; [.F55] &amp; &quot;&quot;&quot;, &quot;&quot;&quot; &amp; [.G55] &amp; &quot;&quot;&quot;, &quot;&quot;&quot; &amp; [.H55] &amp; &quot;&quot;&quot;], &quot;" office:value-type="string" office:string-value="&quot;52&quot; :  [&quot;4&quot;, &quot;&amp;#52;&quot;, &quot; &quot;, &quot;Four&quot;], " calcext:value-type="string">
            <text:p>"52" : <text:s/>["4", "&amp;#52;", " ", "Four"], </text:p>
          </table:table-cell>
          <table:table-cell table:style-name="ce7" table:formula="of:=IF(LEN(TRIM([.G55]))&gt;0;&quot;&quot;&quot;&quot; &amp; [.G55] &amp; &quot;&quot;&quot; :  [&quot;&quot;&quot; &amp; [.E55] &amp; &quot;&quot;&quot;, &quot;&quot;&quot; &amp; [.F55] &amp; &quot;&quot;&quot;, &quot;&quot;&quot; &amp; [.G55] &amp; &quot;&quot;&quot;, &quot;&quot;&quot; &amp; [.H5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ve</text:p>
          </table:table-cell>
          <table:table-cell table:formula="of:=&quot;&quot;&quot;&quot; &amp; [.A56] &amp; &quot;&quot;&quot; :  [&quot;&quot;&quot; &amp; [.E56] &amp; &quot;&quot;&quot;, &quot;&quot;&quot; &amp; [.F56] &amp; &quot;&quot;&quot;, &quot;&quot;&quot; &amp; [.G56] &amp; &quot;&quot;&quot;, &quot;&quot;&quot; &amp; [.H56] &amp; &quot;&quot;&quot;], &quot;" office:value-type="string" office:string-value="&quot;53&quot; :  [&quot;5&quot;, &quot;&amp;#53;&quot;, &quot; &quot;, &quot;Five&quot;], " calcext:value-type="string">
            <text:p>"53" : <text:s/>["5", "&amp;#53;", " ", "Five"], </text:p>
          </table:table-cell>
          <table:table-cell table:style-name="ce7" table:formula="of:=IF(LEN(TRIM([.G56]))&gt;0;&quot;&quot;&quot;&quot; &amp; [.G56] &amp; &quot;&quot;&quot; :  [&quot;&quot;&quot; &amp; [.E56] &amp; &quot;&quot;&quot;, &quot;&quot;&quot; &amp; [.F56] &amp; &quot;&quot;&quot;, &quot;&quot;&quot; &amp; [.G56] &amp; &quot;&quot;&quot;, &quot;&quot;&quot; &amp; [.H5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x</text:p>
          </table:table-cell>
          <table:table-cell table:formula="of:=&quot;&quot;&quot;&quot; &amp; [.A57] &amp; &quot;&quot;&quot; :  [&quot;&quot;&quot; &amp; [.E57] &amp; &quot;&quot;&quot;, &quot;&quot;&quot; &amp; [.F57] &amp; &quot;&quot;&quot;, &quot;&quot;&quot; &amp; [.G57] &amp; &quot;&quot;&quot;, &quot;&quot;&quot; &amp; [.H57] &amp; &quot;&quot;&quot;], &quot;" office:value-type="string" office:string-value="&quot;54&quot; :  [&quot;6&quot;, &quot;&amp;#54;&quot;, &quot; &quot;, &quot;Six&quot;], " calcext:value-type="string">
            <text:p>"54" : <text:s/>["6", "&amp;#54;", " ", "Six"], </text:p>
          </table:table-cell>
          <table:table-cell table:style-name="ce7" table:formula="of:=IF(LEN(TRIM([.G57]))&gt;0;&quot;&quot;&quot;&quot; &amp; [.G57] &amp; &quot;&quot;&quot; :  [&quot;&quot;&quot; &amp; [.E57] &amp; &quot;&quot;&quot;, &quot;&quot;&quot; &amp; [.F57] &amp; &quot;&quot;&quot;, &quot;&quot;&quot; &amp; [.G57] &amp; &quot;&quot;&quot;, &quot;&quot;&quot; &amp; [.H5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ven</text:p>
          </table:table-cell>
          <table:table-cell table:formula="of:=&quot;&quot;&quot;&quot; &amp; [.A58] &amp; &quot;&quot;&quot; :  [&quot;&quot;&quot; &amp; [.E58] &amp; &quot;&quot;&quot;, &quot;&quot;&quot; &amp; [.F58] &amp; &quot;&quot;&quot;, &quot;&quot;&quot; &amp; [.G58] &amp; &quot;&quot;&quot;, &quot;&quot;&quot; &amp; [.H58] &amp; &quot;&quot;&quot;], &quot;" office:value-type="string" office:string-value="&quot;55&quot; :  [&quot;7&quot;, &quot;&amp;#55;&quot;, &quot; &quot;, &quot;Seven&quot;], " calcext:value-type="string">
            <text:p>"55" : <text:s/>["7", "&amp;#55;", " ", "Seven"], </text:p>
          </table:table-cell>
          <table:table-cell table:style-name="ce7" table:formula="of:=IF(LEN(TRIM([.G58]))&gt;0;&quot;&quot;&quot;&quot; &amp; [.G58] &amp; &quot;&quot;&quot; :  [&quot;&quot;&quot; &amp; [.E58] &amp; &quot;&quot;&quot;, &quot;&quot;&quot; &amp; [.F58] &amp; &quot;&quot;&quot;, &quot;&quot;&quot; &amp; [.G58] &amp; &quot;&quot;&quot;, &quot;&quot;&quot; &amp; [.H5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ight</text:p>
          </table:table-cell>
          <table:table-cell table:formula="of:=&quot;&quot;&quot;&quot; &amp; [.A59] &amp; &quot;&quot;&quot; :  [&quot;&quot;&quot; &amp; [.E59] &amp; &quot;&quot;&quot;, &quot;&quot;&quot; &amp; [.F59] &amp; &quot;&quot;&quot;, &quot;&quot;&quot; &amp; [.G59] &amp; &quot;&quot;&quot;, &quot;&quot;&quot; &amp; [.H59] &amp; &quot;&quot;&quot;], &quot;" office:value-type="string" office:string-value="&quot;56&quot; :  [&quot;8&quot;, &quot;&amp;#56;&quot;, &quot; &quot;, &quot;Eight&quot;], " calcext:value-type="string">
            <text:p>"56" : <text:s/>["8", "&amp;#56;", " ", "Eight"], </text:p>
          </table:table-cell>
          <table:table-cell table:style-name="ce7" table:formula="of:=IF(LEN(TRIM([.G59]))&gt;0;&quot;&quot;&quot;&quot; &amp; [.G59] &amp; &quot;&quot;&quot; :  [&quot;&quot;&quot; &amp; [.E59] &amp; &quot;&quot;&quot;, &quot;&quot;&quot; &amp; [.F59] &amp; &quot;&quot;&quot;, &quot;&quot;&quot; &amp; [.G59] &amp; &quot;&quot;&quot;, &quot;&quot;&quot; &amp; [.H5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ne</text:p>
          </table:table-cell>
          <table:table-cell table:formula="of:=&quot;&quot;&quot;&quot; &amp; [.A60] &amp; &quot;&quot;&quot; :  [&quot;&quot;&quot; &amp; [.E60] &amp; &quot;&quot;&quot;, &quot;&quot;&quot; &amp; [.F60] &amp; &quot;&quot;&quot;, &quot;&quot;&quot; &amp; [.G60] &amp; &quot;&quot;&quot;, &quot;&quot;&quot; &amp; [.H60] &amp; &quot;&quot;&quot;], &quot;" office:value-type="string" office:string-value="&quot;57&quot; :  [&quot;9&quot;, &quot;&amp;#57;&quot;, &quot; &quot;, &quot;Nine&quot;], " calcext:value-type="string">
            <text:p>"57" : <text:s/>["9", "&amp;#57;", " ", "Nine"], </text:p>
          </table:table-cell>
          <table:table-cell table:style-name="ce7" table:formula="of:=IF(LEN(TRIM([.G60]))&gt;0;&quot;&quot;&quot;&quot; &amp; [.G60] &amp; &quot;&quot;&quot; :  [&quot;&quot;&quot; &amp; [.E60] &amp; &quot;&quot;&quot;, &quot;&quot;&quot; &amp; [.F60] &amp; &quot;&quot;&quot;, &quot;&quot;&quot; &amp; [.G60] &amp; &quot;&quot;&quot;, &quot;&quot;&quot; &amp; [.H6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on</text:p>
          </table:table-cell>
          <table:table-cell table:formula="of:=&quot;&quot;&quot;&quot; &amp; [.A61] &amp; &quot;&quot;&quot; :  [&quot;&quot;&quot; &amp; [.E61] &amp; &quot;&quot;&quot;, &quot;&quot;&quot; &amp; [.F61] &amp; &quot;&quot;&quot;, &quot;&quot;&quot; &amp; [.G61] &amp; &quot;&quot;&quot;, &quot;&quot;&quot; &amp; [.H61] &amp; &quot;&quot;&quot;], &quot;" office:value-type="string" office:string-value="&quot;58&quot; :  [&quot;:&quot;, &quot;&amp;#58;&quot;, &quot; &quot;, &quot;Colon&quot;], " calcext:value-type="string">
            <text:p>"58" : <text:s/>[":", "&amp;#58;", " ", "Colon"], </text:p>
          </table:table-cell>
          <table:table-cell table:style-name="ce7" table:formula="of:=IF(LEN(TRIM([.G61]))&gt;0;&quot;&quot;&quot;&quot; &amp; [.G61] &amp; &quot;&quot;&quot; :  [&quot;&quot;&quot; &amp; [.E61] &amp; &quot;&quot;&quot;, &quot;&quot;&quot; &amp; [.F61] &amp; &quot;&quot;&quot;, &quot;&quot;&quot; &amp; [.G61] &amp; &quot;&quot;&quot;, &quot;&quot;&quot; &amp; [.H6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micolon</text:p>
          </table:table-cell>
          <table:table-cell table:formula="of:=&quot;&quot;&quot;&quot; &amp; [.A62] &amp; &quot;&quot;&quot; :  [&quot;&quot;&quot; &amp; [.E62] &amp; &quot;&quot;&quot;, &quot;&quot;&quot; &amp; [.F62] &amp; &quot;&quot;&quot;, &quot;&quot;&quot; &amp; [.G62] &amp; &quot;&quot;&quot;, &quot;&quot;&quot; &amp; [.H62] &amp; &quot;&quot;&quot;], &quot;" office:value-type="string" office:string-value="&quot;59&quot; :  [&quot;;&quot;, &quot;&amp;#59;&quot;, &quot; &quot;, &quot;Semicolon&quot;], " calcext:value-type="string">
            <text:p>"59" : <text:s/>[";", "&amp;#59;", " ", "Semicolon"], </text:p>
          </table:table-cell>
          <table:table-cell table:style-name="ce7" table:formula="of:=IF(LEN(TRIM([.G62]))&gt;0;&quot;&quot;&quot;&quot; &amp; [.G62] &amp; &quot;&quot;&quot; :  [&quot;&quot;&quot; &amp; [.E62] &amp; &quot;&quot;&quot;, &quot;&quot;&quot; &amp; [.F62] &amp; &quot;&quot;&quot;, &quot;&quot;&quot; &amp; [.G62] &amp; &quot;&quot;&quot;, &quot;&quot;&quot; &amp; [.H6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  <table:table-cell table:formula="of:=&quot;&quot;&quot;&quot; &amp; [.A63] &amp; &quot;&quot;&quot; :  [&quot;&quot;&quot; &amp; [.E63] &amp; &quot;&quot;&quot;, &quot;&quot;&quot; &amp; [.F63] &amp; &quot;&quot;&quot;, &quot;&quot;&quot; &amp; [.G63] &amp; &quot;&quot;&quot;, &quot;&quot;&quot; &amp; [.H63] &amp; &quot;&quot;&quot;], &quot;" office:value-type="string" office:string-value="&quot;60&quot; :  [&quot;&lt;&quot;, &quot;&amp;#60;&quot;, &quot;&amp;lt;&quot;, &quot;Less than (or open angled bracket)&quot;], " calcext:value-type="string">
            <text:p>"60" : <text:s/>["&lt;", "&amp;#60;", "&amp;lt;", "Less than (or open angled bracket)"], </text:p>
          </table:table-cell>
          <table:table-cell table:style-name="ce24" table:formula="of:=IF(LEN(TRIM([.G63]))&gt;0;&quot;&quot;&quot;&quot; &amp; [.G63] &amp; &quot;&quot;&quot; :  [&quot;&quot;&quot; &amp; [.E63] &amp; &quot;&quot;&quot;, &quot;&quot;&quot; &amp; [.F63] &amp; &quot;&quot;&quot;, &quot;&quot;&quot; &amp; [.G63] &amp; &quot;&quot;&quot;, &quot;&quot;&quot; &amp; [.H63] &amp; &quot;&quot;&quot;], &quot;;FALSE())" office:value-type="string" office:string-value="&quot;&amp;lt;&quot; :  [&quot;&lt;&quot;, &quot;&amp;#60;&quot;, &quot;&amp;lt;&quot;, &quot;Less than (or open angled bracket)&quot;], " calcext:value-type="string">
            <text:p>"&amp;lt;" : <text:s/>["&lt;", "&amp;#60;", "&amp;lt;", "Less than (or open angled bracket)"], </text:p>
          </table:table-cell>
          <table:table-cell table:number-columns-repeated="1014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als</text:p>
          </table:table-cell>
          <table:table-cell table:formula="of:=&quot;&quot;&quot;&quot; &amp; [.A64] &amp; &quot;&quot;&quot; :  [&quot;&quot;&quot; &amp; [.E64] &amp; &quot;&quot;&quot;, &quot;&quot;&quot; &amp; [.F64] &amp; &quot;&quot;&quot;, &quot;&quot;&quot; &amp; [.G64] &amp; &quot;&quot;&quot;, &quot;&quot;&quot; &amp; [.H64] &amp; &quot;&quot;&quot;], &quot;" office:value-type="string" office:string-value="&quot;61&quot; :  [&quot;=&quot;, &quot;&amp;#61;&quot;, &quot; &quot;, &quot;Equals&quot;], " calcext:value-type="string">
            <text:p>"61" : <text:s/>["=", "&amp;#61;", " ", "Equals"], </text:p>
          </table:table-cell>
          <table:table-cell table:style-name="ce7" table:formula="of:=IF(LEN(TRIM([.G64]))&gt;0;&quot;&quot;&quot;&quot; &amp; [.G64] &amp; &quot;&quot;&quot; :  [&quot;&quot;&quot; &amp; [.E64] &amp; &quot;&quot;&quot;, &quot;&quot;&quot; &amp; [.F64] &amp; &quot;&quot;&quot;, &quot;&quot;&quot; &amp; [.G64] &amp; &quot;&quot;&quot;, &quot;&quot;&quot; &amp; [.H6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  <table:table-cell table:formula="of:=&quot;&quot;&quot;&quot; &amp; [.A65] &amp; &quot;&quot;&quot; :  [&quot;&quot;&quot; &amp; [.E65] &amp; &quot;&quot;&quot;, &quot;&quot;&quot; &amp; [.F65] &amp; &quot;&quot;&quot;, &quot;&quot;&quot; &amp; [.G65] &amp; &quot;&quot;&quot;, &quot;&quot;&quot; &amp; [.H65] &amp; &quot;&quot;&quot;], &quot;" office:value-type="string" office:string-value="&quot;62&quot; :  [&quot;&gt;&quot;, &quot;&amp;#62;&quot;, &quot;&amp;gt;&quot;, &quot;Greater than (or close angled bracket)&quot;], " calcext:value-type="string">
            <text:p>"62" : <text:s/>["&gt;", "&amp;#62;", "&amp;gt;", "Greater than (or close angled bracket)"], </text:p>
          </table:table-cell>
          <table:table-cell table:style-name="ce24" table:formula="of:=IF(LEN(TRIM([.G65]))&gt;0;&quot;&quot;&quot;&quot; &amp; [.G65] &amp; &quot;&quot;&quot; :  [&quot;&quot;&quot; &amp; [.E65] &amp; &quot;&quot;&quot;, &quot;&quot;&quot; &amp; [.F65] &amp; &quot;&quot;&quot;, &quot;&quot;&quot; &amp; [.G65] &amp; &quot;&quot;&quot;, &quot;&quot;&quot; &amp; [.H65] &amp; &quot;&quot;&quot;], &quot;;FALSE())" office:value-type="string" office:string-value="&quot;&amp;gt;&quot; :  [&quot;&gt;&quot;, &quot;&amp;#62;&quot;, &quot;&amp;gt;&quot;, &quot;Greater than (or close angled bracket)&quot;], " calcext:value-type="string">
            <text:p>"&amp;gt;" : <text:s/>["&gt;", "&amp;#62;", "&amp;gt;", "Greater than (or close angled bracket)"], </text:p>
          </table:table-cell>
          <table:table-cell table:number-columns-repeated="1014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uestion mark</text:p>
          </table:table-cell>
          <table:table-cell table:formula="of:=&quot;&quot;&quot;&quot; &amp; [.A66] &amp; &quot;&quot;&quot; :  [&quot;&quot;&quot; &amp; [.E66] &amp; &quot;&quot;&quot;, &quot;&quot;&quot; &amp; [.F66] &amp; &quot;&quot;&quot;, &quot;&quot;&quot; &amp; [.G66] &amp; &quot;&quot;&quot;, &quot;&quot;&quot; &amp; [.H66] &amp; &quot;&quot;&quot;], &quot;" office:value-type="string" office:string-value="&quot;63&quot; :  [&quot;?&quot;, &quot;&amp;#63;&quot;, &quot; &quot;, &quot;Question mark&quot;], " calcext:value-type="string">
            <text:p>"63" : <text:s/>["?", "&amp;#63;", " ", "Question mark"], </text:p>
          </table:table-cell>
          <table:table-cell table:style-name="ce7" table:formula="of:=IF(LEN(TRIM([.G66]))&gt;0;&quot;&quot;&quot;&quot; &amp; [.G66] &amp; &quot;&quot;&quot; :  [&quot;&quot;&quot; &amp; [.E66] &amp; &quot;&quot;&quot;, &quot;&quot;&quot; &amp; [.F66] &amp; &quot;&quot;&quot;, &quot;&quot;&quot; &amp; [.G66] &amp; &quot;&quot;&quot;, &quot;&quot;&quot; &amp; [.H6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t symbol</text:p>
          </table:table-cell>
          <table:table-cell table:formula="of:=&quot;&quot;&quot;&quot; &amp; [.A67] &amp; &quot;&quot;&quot; :  [&quot;&quot;&quot; &amp; [.E67] &amp; &quot;&quot;&quot;, &quot;&quot;&quot; &amp; [.F67] &amp; &quot;&quot;&quot;, &quot;&quot;&quot; &amp; [.G67] &amp; &quot;&quot;&quot;, &quot;&quot;&quot; &amp; [.H67] &amp; &quot;&quot;&quot;], &quot;" office:value-type="string" office:string-value="&quot;64&quot; :  [&quot;@&quot;, &quot;&amp;#64;&quot;, &quot; &quot;, &quot;At symbol&quot;], " calcext:value-type="string">
            <text:p>"64" : <text:s/>["@", "&amp;#64;", " ", "At symbol"], </text:p>
          </table:table-cell>
          <table:table-cell table:style-name="ce7" table:formula="of:=IF(LEN(TRIM([.G67]))&gt;0;&quot;&quot;&quot;&quot; &amp; [.G67] &amp; &quot;&quot;&quot; :  [&quot;&quot;&quot; &amp; [.E67] &amp; &quot;&quot;&quot;, &quot;&quot;&quot; &amp; [.F67] &amp; &quot;&quot;&quot;, &quot;&quot;&quot; &amp; [.G67] &amp; &quot;&quot;&quot;, &quot;&quot;&quot; &amp; [.H6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A</text:p>
          </table:table-cell>
          <table:table-cell table:formula="of:=&quot;&quot;&quot;&quot; &amp; [.A68] &amp; &quot;&quot;&quot; :  [&quot;&quot;&quot; &amp; [.E68] &amp; &quot;&quot;&quot;, &quot;&quot;&quot; &amp; [.F68] &amp; &quot;&quot;&quot;, &quot;&quot;&quot; &amp; [.G68] &amp; &quot;&quot;&quot;, &quot;&quot;&quot; &amp; [.H68] &amp; &quot;&quot;&quot;], &quot;" office:value-type="string" office:string-value="&quot;65&quot; :  [&quot;A&quot;, &quot;&amp;#65;&quot;, &quot; &quot;, &quot;Uppercase A&quot;], " calcext:value-type="string">
            <text:p>"65" : <text:s/>["A", "&amp;#65;", " ", "Uppercase A"], </text:p>
          </table:table-cell>
          <table:table-cell table:style-name="ce7" table:formula="of:=IF(LEN(TRIM([.G68]))&gt;0;&quot;&quot;&quot;&quot; &amp; [.G68] &amp; &quot;&quot;&quot; :  [&quot;&quot;&quot; &amp; [.E68] &amp; &quot;&quot;&quot;, &quot;&quot;&quot; &amp; [.F68] &amp; &quot;&quot;&quot;, &quot;&quot;&quot; &amp; [.G68] &amp; &quot;&quot;&quot;, &quot;&quot;&quot; &amp; [.H6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B</text:p>
          </table:table-cell>
          <table:table-cell table:formula="of:=&quot;&quot;&quot;&quot; &amp; [.A69] &amp; &quot;&quot;&quot; :  [&quot;&quot;&quot; &amp; [.E69] &amp; &quot;&quot;&quot;, &quot;&quot;&quot; &amp; [.F69] &amp; &quot;&quot;&quot;, &quot;&quot;&quot; &amp; [.G69] &amp; &quot;&quot;&quot;, &quot;&quot;&quot; &amp; [.H69] &amp; &quot;&quot;&quot;], &quot;" office:value-type="string" office:string-value="&quot;66&quot; :  [&quot;B&quot;, &quot;&amp;#66;&quot;, &quot; &quot;, &quot;Uppercase B&quot;], " calcext:value-type="string">
            <text:p>"66" : <text:s/>["B", "&amp;#66;", " ", "Uppercase B"], </text:p>
          </table:table-cell>
          <table:table-cell table:style-name="ce7" table:formula="of:=IF(LEN(TRIM([.G69]))&gt;0;&quot;&quot;&quot;&quot; &amp; [.G69] &amp; &quot;&quot;&quot; :  [&quot;&quot;&quot; &amp; [.E69] &amp; &quot;&quot;&quot;, &quot;&quot;&quot; &amp; [.F69] &amp; &quot;&quot;&quot;, &quot;&quot;&quot; &amp; [.G69] &amp; &quot;&quot;&quot;, &quot;&quot;&quot; &amp; [.H6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C</text:p>
          </table:table-cell>
          <table:table-cell table:formula="of:=&quot;&quot;&quot;&quot; &amp; [.A70] &amp; &quot;&quot;&quot; :  [&quot;&quot;&quot; &amp; [.E70] &amp; &quot;&quot;&quot;, &quot;&quot;&quot; &amp; [.F70] &amp; &quot;&quot;&quot;, &quot;&quot;&quot; &amp; [.G70] &amp; &quot;&quot;&quot;, &quot;&quot;&quot; &amp; [.H70] &amp; &quot;&quot;&quot;], &quot;" office:value-type="string" office:string-value="&quot;67&quot; :  [&quot;C&quot;, &quot;&amp;#67;&quot;, &quot; &quot;, &quot;Uppercase C&quot;], " calcext:value-type="string">
            <text:p>"67" : <text:s/>["C", "&amp;#67;", " ", "Uppercase C"], </text:p>
          </table:table-cell>
          <table:table-cell table:style-name="ce7" table:formula="of:=IF(LEN(TRIM([.G70]))&gt;0;&quot;&quot;&quot;&quot; &amp; [.G70] &amp; &quot;&quot;&quot; :  [&quot;&quot;&quot; &amp; [.E70] &amp; &quot;&quot;&quot;, &quot;&quot;&quot; &amp; [.F70] &amp; &quot;&quot;&quot;, &quot;&quot;&quot; &amp; [.G70] &amp; &quot;&quot;&quot;, &quot;&quot;&quot; &amp; [.H7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D</text:p>
          </table:table-cell>
          <table:table-cell table:formula="of:=&quot;&quot;&quot;&quot; &amp; [.A71] &amp; &quot;&quot;&quot; :  [&quot;&quot;&quot; &amp; [.E71] &amp; &quot;&quot;&quot;, &quot;&quot;&quot; &amp; [.F71] &amp; &quot;&quot;&quot;, &quot;&quot;&quot; &amp; [.G71] &amp; &quot;&quot;&quot;, &quot;&quot;&quot; &amp; [.H71] &amp; &quot;&quot;&quot;], &quot;" office:value-type="string" office:string-value="&quot;68&quot; :  [&quot;D&quot;, &quot;&amp;#68;&quot;, &quot; &quot;, &quot;Uppercase D&quot;], " calcext:value-type="string">
            <text:p>"68" : <text:s/>["D", "&amp;#68;", " ", "Uppercase D"], </text:p>
          </table:table-cell>
          <table:table-cell table:style-name="ce7" table:formula="of:=IF(LEN(TRIM([.G71]))&gt;0;&quot;&quot;&quot;&quot; &amp; [.G71] &amp; &quot;&quot;&quot; :  [&quot;&quot;&quot; &amp; [.E71] &amp; &quot;&quot;&quot;, &quot;&quot;&quot; &amp; [.F71] &amp; &quot;&quot;&quot;, &quot;&quot;&quot; &amp; [.G71] &amp; &quot;&quot;&quot;, &quot;&quot;&quot; &amp; [.H7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E</text:p>
          </table:table-cell>
          <table:table-cell table:formula="of:=&quot;&quot;&quot;&quot; &amp; [.A72] &amp; &quot;&quot;&quot; :  [&quot;&quot;&quot; &amp; [.E72] &amp; &quot;&quot;&quot;, &quot;&quot;&quot; &amp; [.F72] &amp; &quot;&quot;&quot;, &quot;&quot;&quot; &amp; [.G72] &amp; &quot;&quot;&quot;, &quot;&quot;&quot; &amp; [.H72] &amp; &quot;&quot;&quot;], &quot;" office:value-type="string" office:string-value="&quot;69&quot; :  [&quot;E&quot;, &quot;&amp;#69;&quot;, &quot; &quot;, &quot;Uppercase E&quot;], " calcext:value-type="string">
            <text:p>"69" : <text:s/>["E", "&amp;#69;", " ", "Uppercase E"], </text:p>
          </table:table-cell>
          <table:table-cell table:style-name="ce7" table:formula="of:=IF(LEN(TRIM([.G72]))&gt;0;&quot;&quot;&quot;&quot; &amp; [.G72] &amp; &quot;&quot;&quot; :  [&quot;&quot;&quot; &amp; [.E72] &amp; &quot;&quot;&quot;, &quot;&quot;&quot; &amp; [.F72] &amp; &quot;&quot;&quot;, &quot;&quot;&quot; &amp; [.G72] &amp; &quot;&quot;&quot;, &quot;&quot;&quot; &amp; [.H7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F</text:p>
          </table:table-cell>
          <table:table-cell table:formula="of:=&quot;&quot;&quot;&quot; &amp; [.A73] &amp; &quot;&quot;&quot; :  [&quot;&quot;&quot; &amp; [.E73] &amp; &quot;&quot;&quot;, &quot;&quot;&quot; &amp; [.F73] &amp; &quot;&quot;&quot;, &quot;&quot;&quot; &amp; [.G73] &amp; &quot;&quot;&quot;, &quot;&quot;&quot; &amp; [.H73] &amp; &quot;&quot;&quot;], &quot;" office:value-type="string" office:string-value="&quot;70&quot; :  [&quot;F&quot;, &quot;&amp;#70;&quot;, &quot; &quot;, &quot;Uppercase F&quot;], " calcext:value-type="string">
            <text:p>"70" : <text:s/>["F", "&amp;#70;", " ", "Uppercase F"], </text:p>
          </table:table-cell>
          <table:table-cell table:style-name="ce7" table:formula="of:=IF(LEN(TRIM([.G73]))&gt;0;&quot;&quot;&quot;&quot; &amp; [.G73] &amp; &quot;&quot;&quot; :  [&quot;&quot;&quot; &amp; [.E73] &amp; &quot;&quot;&quot;, &quot;&quot;&quot; &amp; [.F73] &amp; &quot;&quot;&quot;, &quot;&quot;&quot; &amp; [.G73] &amp; &quot;&quot;&quot;, &quot;&quot;&quot; &amp; [.H7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G</text:p>
          </table:table-cell>
          <table:table-cell table:formula="of:=&quot;&quot;&quot;&quot; &amp; [.A74] &amp; &quot;&quot;&quot; :  [&quot;&quot;&quot; &amp; [.E74] &amp; &quot;&quot;&quot;, &quot;&quot;&quot; &amp; [.F74] &amp; &quot;&quot;&quot;, &quot;&quot;&quot; &amp; [.G74] &amp; &quot;&quot;&quot;, &quot;&quot;&quot; &amp; [.H74] &amp; &quot;&quot;&quot;], &quot;" office:value-type="string" office:string-value="&quot;71&quot; :  [&quot;G&quot;, &quot;&amp;#71;&quot;, &quot; &quot;, &quot;Uppercase G&quot;], " calcext:value-type="string">
            <text:p>"71" : <text:s/>["G", "&amp;#71;", " ", "Uppercase G"], </text:p>
          </table:table-cell>
          <table:table-cell table:style-name="ce7" table:formula="of:=IF(LEN(TRIM([.G74]))&gt;0;&quot;&quot;&quot;&quot; &amp; [.G74] &amp; &quot;&quot;&quot; :  [&quot;&quot;&quot; &amp; [.E74] &amp; &quot;&quot;&quot;, &quot;&quot;&quot; &amp; [.F74] &amp; &quot;&quot;&quot;, &quot;&quot;&quot; &amp; [.G74] &amp; &quot;&quot;&quot;, &quot;&quot;&quot; &amp; [.H7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H</text:p>
          </table:table-cell>
          <table:table-cell table:formula="of:=&quot;&quot;&quot;&quot; &amp; [.A75] &amp; &quot;&quot;&quot; :  [&quot;&quot;&quot; &amp; [.E75] &amp; &quot;&quot;&quot;, &quot;&quot;&quot; &amp; [.F75] &amp; &quot;&quot;&quot;, &quot;&quot;&quot; &amp; [.G75] &amp; &quot;&quot;&quot;, &quot;&quot;&quot; &amp; [.H75] &amp; &quot;&quot;&quot;], &quot;" office:value-type="string" office:string-value="&quot;72&quot; :  [&quot;H&quot;, &quot;&amp;#72;&quot;, &quot; &quot;, &quot;Uppercase H&quot;], " calcext:value-type="string">
            <text:p>"72" : <text:s/>["H", "&amp;#72;", " ", "Uppercase H"], </text:p>
          </table:table-cell>
          <table:table-cell table:style-name="ce7" table:formula="of:=IF(LEN(TRIM([.G75]))&gt;0;&quot;&quot;&quot;&quot; &amp; [.G75] &amp; &quot;&quot;&quot; :  [&quot;&quot;&quot; &amp; [.E75] &amp; &quot;&quot;&quot;, &quot;&quot;&quot; &amp; [.F75] &amp; &quot;&quot;&quot;, &quot;&quot;&quot; &amp; [.G75] &amp; &quot;&quot;&quot;, &quot;&quot;&quot; &amp; [.H7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I</text:p>
          </table:table-cell>
          <table:table-cell table:formula="of:=&quot;&quot;&quot;&quot; &amp; [.A76] &amp; &quot;&quot;&quot; :  [&quot;&quot;&quot; &amp; [.E76] &amp; &quot;&quot;&quot;, &quot;&quot;&quot; &amp; [.F76] &amp; &quot;&quot;&quot;, &quot;&quot;&quot; &amp; [.G76] &amp; &quot;&quot;&quot;, &quot;&quot;&quot; &amp; [.H76] &amp; &quot;&quot;&quot;], &quot;" office:value-type="string" office:string-value="&quot;73&quot; :  [&quot;I&quot;, &quot;&amp;#73;&quot;, &quot; &quot;, &quot;Uppercase I&quot;], " calcext:value-type="string">
            <text:p>"73" : <text:s/>["I", "&amp;#73;", " ", "Uppercase I"], </text:p>
          </table:table-cell>
          <table:table-cell table:style-name="ce7" table:formula="of:=IF(LEN(TRIM([.G76]))&gt;0;&quot;&quot;&quot;&quot; &amp; [.G76] &amp; &quot;&quot;&quot; :  [&quot;&quot;&quot; &amp; [.E76] &amp; &quot;&quot;&quot;, &quot;&quot;&quot; &amp; [.F76] &amp; &quot;&quot;&quot;, &quot;&quot;&quot; &amp; [.G76] &amp; &quot;&quot;&quot;, &quot;&quot;&quot; &amp; [.H7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J</text:p>
          </table:table-cell>
          <table:table-cell table:formula="of:=&quot;&quot;&quot;&quot; &amp; [.A77] &amp; &quot;&quot;&quot; :  [&quot;&quot;&quot; &amp; [.E77] &amp; &quot;&quot;&quot;, &quot;&quot;&quot; &amp; [.F77] &amp; &quot;&quot;&quot;, &quot;&quot;&quot; &amp; [.G77] &amp; &quot;&quot;&quot;, &quot;&quot;&quot; &amp; [.H77] &amp; &quot;&quot;&quot;], &quot;" office:value-type="string" office:string-value="&quot;74&quot; :  [&quot;J&quot;, &quot;&amp;#74;&quot;, &quot; &quot;, &quot;Uppercase J&quot;], " calcext:value-type="string">
            <text:p>"74" : <text:s/>["J", "&amp;#74;", " ", "Uppercase J"], </text:p>
          </table:table-cell>
          <table:table-cell table:style-name="ce7" table:formula="of:=IF(LEN(TRIM([.G77]))&gt;0;&quot;&quot;&quot;&quot; &amp; [.G77] &amp; &quot;&quot;&quot; :  [&quot;&quot;&quot; &amp; [.E77] &amp; &quot;&quot;&quot;, &quot;&quot;&quot; &amp; [.F77] &amp; &quot;&quot;&quot;, &quot;&quot;&quot; &amp; [.G77] &amp; &quot;&quot;&quot;, &quot;&quot;&quot; &amp; [.H7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K</text:p>
          </table:table-cell>
          <table:table-cell table:formula="of:=&quot;&quot;&quot;&quot; &amp; [.A78] &amp; &quot;&quot;&quot; :  [&quot;&quot;&quot; &amp; [.E78] &amp; &quot;&quot;&quot;, &quot;&quot;&quot; &amp; [.F78] &amp; &quot;&quot;&quot;, &quot;&quot;&quot; &amp; [.G78] &amp; &quot;&quot;&quot;, &quot;&quot;&quot; &amp; [.H78] &amp; &quot;&quot;&quot;], &quot;" office:value-type="string" office:string-value="&quot;75&quot; :  [&quot;K&quot;, &quot;&amp;#75;&quot;, &quot; &quot;, &quot;Uppercase K&quot;], " calcext:value-type="string">
            <text:p>"75" : <text:s/>["K", "&amp;#75;", " ", "Uppercase K"], </text:p>
          </table:table-cell>
          <table:table-cell table:style-name="ce7" table:formula="of:=IF(LEN(TRIM([.G78]))&gt;0;&quot;&quot;&quot;&quot; &amp; [.G78] &amp; &quot;&quot;&quot; :  [&quot;&quot;&quot; &amp; [.E78] &amp; &quot;&quot;&quot;, &quot;&quot;&quot; &amp; [.F78] &amp; &quot;&quot;&quot;, &quot;&quot;&quot; &amp; [.G78] &amp; &quot;&quot;&quot;, &quot;&quot;&quot; &amp; [.H7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L</text:p>
          </table:table-cell>
          <table:table-cell table:formula="of:=&quot;&quot;&quot;&quot; &amp; [.A79] &amp; &quot;&quot;&quot; :  [&quot;&quot;&quot; &amp; [.E79] &amp; &quot;&quot;&quot;, &quot;&quot;&quot; &amp; [.F79] &amp; &quot;&quot;&quot;, &quot;&quot;&quot; &amp; [.G79] &amp; &quot;&quot;&quot;, &quot;&quot;&quot; &amp; [.H79] &amp; &quot;&quot;&quot;], &quot;" office:value-type="string" office:string-value="&quot;76&quot; :  [&quot;L&quot;, &quot;&amp;#76;&quot;, &quot; &quot;, &quot;Uppercase L&quot;], " calcext:value-type="string">
            <text:p>"76" : <text:s/>["L", "&amp;#76;", " ", "Uppercase L"], </text:p>
          </table:table-cell>
          <table:table-cell table:style-name="ce7" table:formula="of:=IF(LEN(TRIM([.G79]))&gt;0;&quot;&quot;&quot;&quot; &amp; [.G79] &amp; &quot;&quot;&quot; :  [&quot;&quot;&quot; &amp; [.E79] &amp; &quot;&quot;&quot;, &quot;&quot;&quot; &amp; [.F79] &amp; &quot;&quot;&quot;, &quot;&quot;&quot; &amp; [.G79] &amp; &quot;&quot;&quot;, &quot;&quot;&quot; &amp; [.H7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M</text:p>
          </table:table-cell>
          <table:table-cell table:formula="of:=&quot;&quot;&quot;&quot; &amp; [.A80] &amp; &quot;&quot;&quot; :  [&quot;&quot;&quot; &amp; [.E80] &amp; &quot;&quot;&quot;, &quot;&quot;&quot; &amp; [.F80] &amp; &quot;&quot;&quot;, &quot;&quot;&quot; &amp; [.G80] &amp; &quot;&quot;&quot;, &quot;&quot;&quot; &amp; [.H80] &amp; &quot;&quot;&quot;], &quot;" office:value-type="string" office:string-value="&quot;77&quot; :  [&quot;M&quot;, &quot;&amp;#77;&quot;, &quot; &quot;, &quot;Uppercase M&quot;], " calcext:value-type="string">
            <text:p>"77" : <text:s/>["M", "&amp;#77;", " ", "Uppercase M"], </text:p>
          </table:table-cell>
          <table:table-cell table:style-name="ce7" table:formula="of:=IF(LEN(TRIM([.G80]))&gt;0;&quot;&quot;&quot;&quot; &amp; [.G80] &amp; &quot;&quot;&quot; :  [&quot;&quot;&quot; &amp; [.E80] &amp; &quot;&quot;&quot;, &quot;&quot;&quot; &amp; [.F80] &amp; &quot;&quot;&quot;, &quot;&quot;&quot; &amp; [.G80] &amp; &quot;&quot;&quot;, &quot;&quot;&quot; &amp; [.H8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N</text:p>
          </table:table-cell>
          <table:table-cell table:formula="of:=&quot;&quot;&quot;&quot; &amp; [.A81] &amp; &quot;&quot;&quot; :  [&quot;&quot;&quot; &amp; [.E81] &amp; &quot;&quot;&quot;, &quot;&quot;&quot; &amp; [.F81] &amp; &quot;&quot;&quot;, &quot;&quot;&quot; &amp; [.G81] &amp; &quot;&quot;&quot;, &quot;&quot;&quot; &amp; [.H81] &amp; &quot;&quot;&quot;], &quot;" office:value-type="string" office:string-value="&quot;78&quot; :  [&quot;N&quot;, &quot;&amp;#78;&quot;, &quot; &quot;, &quot;Uppercase N&quot;], " calcext:value-type="string">
            <text:p>"78" : <text:s/>["N", "&amp;#78;", " ", "Uppercase N"], </text:p>
          </table:table-cell>
          <table:table-cell table:style-name="ce7" table:formula="of:=IF(LEN(TRIM([.G81]))&gt;0;&quot;&quot;&quot;&quot; &amp; [.G81] &amp; &quot;&quot;&quot; :  [&quot;&quot;&quot; &amp; [.E81] &amp; &quot;&quot;&quot;, &quot;&quot;&quot; &amp; [.F81] &amp; &quot;&quot;&quot;, &quot;&quot;&quot; &amp; [.G81] &amp; &quot;&quot;&quot;, &quot;&quot;&quot; &amp; [.H8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O</text:p>
          </table:table-cell>
          <table:table-cell table:formula="of:=&quot;&quot;&quot;&quot; &amp; [.A82] &amp; &quot;&quot;&quot; :  [&quot;&quot;&quot; &amp; [.E82] &amp; &quot;&quot;&quot;, &quot;&quot;&quot; &amp; [.F82] &amp; &quot;&quot;&quot;, &quot;&quot;&quot; &amp; [.G82] &amp; &quot;&quot;&quot;, &quot;&quot;&quot; &amp; [.H82] &amp; &quot;&quot;&quot;], &quot;" office:value-type="string" office:string-value="&quot;79&quot; :  [&quot;O&quot;, &quot;&amp;#79;&quot;, &quot; &quot;, &quot;Uppercase O&quot;], " calcext:value-type="string">
            <text:p>"79" : <text:s/>["O", "&amp;#79;", " ", "Uppercase O"], </text:p>
          </table:table-cell>
          <table:table-cell table:style-name="ce7" table:formula="of:=IF(LEN(TRIM([.G82]))&gt;0;&quot;&quot;&quot;&quot; &amp; [.G82] &amp; &quot;&quot;&quot; :  [&quot;&quot;&quot; &amp; [.E82] &amp; &quot;&quot;&quot;, &quot;&quot;&quot; &amp; [.F82] &amp; &quot;&quot;&quot;, &quot;&quot;&quot; &amp; [.G82] &amp; &quot;&quot;&quot;, &quot;&quot;&quot; &amp; [.H8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P</text:p>
          </table:table-cell>
          <table:table-cell table:formula="of:=&quot;&quot;&quot;&quot; &amp; [.A83] &amp; &quot;&quot;&quot; :  [&quot;&quot;&quot; &amp; [.E83] &amp; &quot;&quot;&quot;, &quot;&quot;&quot; &amp; [.F83] &amp; &quot;&quot;&quot;, &quot;&quot;&quot; &amp; [.G83] &amp; &quot;&quot;&quot;, &quot;&quot;&quot; &amp; [.H83] &amp; &quot;&quot;&quot;], &quot;" office:value-type="string" office:string-value="&quot;80&quot; :  [&quot;P&quot;, &quot;&amp;#80;&quot;, &quot; &quot;, &quot;Uppercase P&quot;], " calcext:value-type="string">
            <text:p>"80" : <text:s/>["P", "&amp;#80;", " ", "Uppercase P"], </text:p>
          </table:table-cell>
          <table:table-cell table:style-name="ce7" table:formula="of:=IF(LEN(TRIM([.G83]))&gt;0;&quot;&quot;&quot;&quot; &amp; [.G83] &amp; &quot;&quot;&quot; :  [&quot;&quot;&quot; &amp; [.E83] &amp; &quot;&quot;&quot;, &quot;&quot;&quot; &amp; [.F83] &amp; &quot;&quot;&quot;, &quot;&quot;&quot; &amp; [.G83] &amp; &quot;&quot;&quot;, &quot;&quot;&quot; &amp; [.H8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Q</text:p>
          </table:table-cell>
          <table:table-cell table:formula="of:=&quot;&quot;&quot;&quot; &amp; [.A84] &amp; &quot;&quot;&quot; :  [&quot;&quot;&quot; &amp; [.E84] &amp; &quot;&quot;&quot;, &quot;&quot;&quot; &amp; [.F84] &amp; &quot;&quot;&quot;, &quot;&quot;&quot; &amp; [.G84] &amp; &quot;&quot;&quot;, &quot;&quot;&quot; &amp; [.H84] &amp; &quot;&quot;&quot;], &quot;" office:value-type="string" office:string-value="&quot;81&quot; :  [&quot;Q&quot;, &quot;&amp;#81;&quot;, &quot; &quot;, &quot;Uppercase Q&quot;], " calcext:value-type="string">
            <text:p>"81" : <text:s/>["Q", "&amp;#81;", " ", "Uppercase Q"], </text:p>
          </table:table-cell>
          <table:table-cell table:style-name="ce7" table:formula="of:=IF(LEN(TRIM([.G84]))&gt;0;&quot;&quot;&quot;&quot; &amp; [.G84] &amp; &quot;&quot;&quot; :  [&quot;&quot;&quot; &amp; [.E84] &amp; &quot;&quot;&quot;, &quot;&quot;&quot; &amp; [.F84] &amp; &quot;&quot;&quot;, &quot;&quot;&quot; &amp; [.G84] &amp; &quot;&quot;&quot;, &quot;&quot;&quot; &amp; [.H8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R</text:p>
          </table:table-cell>
          <table:table-cell table:formula="of:=&quot;&quot;&quot;&quot; &amp; [.A85] &amp; &quot;&quot;&quot; :  [&quot;&quot;&quot; &amp; [.E85] &amp; &quot;&quot;&quot;, &quot;&quot;&quot; &amp; [.F85] &amp; &quot;&quot;&quot;, &quot;&quot;&quot; &amp; [.G85] &amp; &quot;&quot;&quot;, &quot;&quot;&quot; &amp; [.H85] &amp; &quot;&quot;&quot;], &quot;" office:value-type="string" office:string-value="&quot;82&quot; :  [&quot;R&quot;, &quot;&amp;#82;&quot;, &quot; &quot;, &quot;Uppercase R&quot;], " calcext:value-type="string">
            <text:p>"82" : <text:s/>["R", "&amp;#82;", " ", "Uppercase R"], </text:p>
          </table:table-cell>
          <table:table-cell table:style-name="ce7" table:formula="of:=IF(LEN(TRIM([.G85]))&gt;0;&quot;&quot;&quot;&quot; &amp; [.G85] &amp; &quot;&quot;&quot; :  [&quot;&quot;&quot; &amp; [.E85] &amp; &quot;&quot;&quot;, &quot;&quot;&quot; &amp; [.F85] &amp; &quot;&quot;&quot;, &quot;&quot;&quot; &amp; [.G85] &amp; &quot;&quot;&quot;, &quot;&quot;&quot; &amp; [.H8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S</text:p>
          </table:table-cell>
          <table:table-cell table:formula="of:=&quot;&quot;&quot;&quot; &amp; [.A86] &amp; &quot;&quot;&quot; :  [&quot;&quot;&quot; &amp; [.E86] &amp; &quot;&quot;&quot;, &quot;&quot;&quot; &amp; [.F86] &amp; &quot;&quot;&quot;, &quot;&quot;&quot; &amp; [.G86] &amp; &quot;&quot;&quot;, &quot;&quot;&quot; &amp; [.H86] &amp; &quot;&quot;&quot;], &quot;" office:value-type="string" office:string-value="&quot;83&quot; :  [&quot;S&quot;, &quot;&amp;#83;&quot;, &quot; &quot;, &quot;Uppercase S&quot;], " calcext:value-type="string">
            <text:p>"83" : <text:s/>["S", "&amp;#83;", " ", "Uppercase S"], </text:p>
          </table:table-cell>
          <table:table-cell table:style-name="ce7" table:formula="of:=IF(LEN(TRIM([.G86]))&gt;0;&quot;&quot;&quot;&quot; &amp; [.G86] &amp; &quot;&quot;&quot; :  [&quot;&quot;&quot; &amp; [.E86] &amp; &quot;&quot;&quot;, &quot;&quot;&quot; &amp; [.F86] &amp; &quot;&quot;&quot;, &quot;&quot;&quot; &amp; [.G86] &amp; &quot;&quot;&quot;, &quot;&quot;&quot; &amp; [.H8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T</text:p>
          </table:table-cell>
          <table:table-cell table:formula="of:=&quot;&quot;&quot;&quot; &amp; [.A87] &amp; &quot;&quot;&quot; :  [&quot;&quot;&quot; &amp; [.E87] &amp; &quot;&quot;&quot;, &quot;&quot;&quot; &amp; [.F87] &amp; &quot;&quot;&quot;, &quot;&quot;&quot; &amp; [.G87] &amp; &quot;&quot;&quot;, &quot;&quot;&quot; &amp; [.H87] &amp; &quot;&quot;&quot;], &quot;" office:value-type="string" office:string-value="&quot;84&quot; :  [&quot;T&quot;, &quot;&amp;#84;&quot;, &quot; &quot;, &quot;Uppercase T&quot;], " calcext:value-type="string">
            <text:p>"84" : <text:s/>["T", "&amp;#84;", " ", "Uppercase T"], </text:p>
          </table:table-cell>
          <table:table-cell table:style-name="ce7" table:formula="of:=IF(LEN(TRIM([.G87]))&gt;0;&quot;&quot;&quot;&quot; &amp; [.G87] &amp; &quot;&quot;&quot; :  [&quot;&quot;&quot; &amp; [.E87] &amp; &quot;&quot;&quot;, &quot;&quot;&quot; &amp; [.F87] &amp; &quot;&quot;&quot;, &quot;&quot;&quot; &amp; [.G87] &amp; &quot;&quot;&quot;, &quot;&quot;&quot; &amp; [.H8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U</text:p>
          </table:table-cell>
          <table:table-cell table:formula="of:=&quot;&quot;&quot;&quot; &amp; [.A88] &amp; &quot;&quot;&quot; :  [&quot;&quot;&quot; &amp; [.E88] &amp; &quot;&quot;&quot;, &quot;&quot;&quot; &amp; [.F88] &amp; &quot;&quot;&quot;, &quot;&quot;&quot; &amp; [.G88] &amp; &quot;&quot;&quot;, &quot;&quot;&quot; &amp; [.H88] &amp; &quot;&quot;&quot;], &quot;" office:value-type="string" office:string-value="&quot;85&quot; :  [&quot;U&quot;, &quot;&amp;#85;&quot;, &quot; &quot;, &quot;Uppercase U&quot;], " calcext:value-type="string">
            <text:p>"85" : <text:s/>["U", "&amp;#85;", " ", "Uppercase U"], </text:p>
          </table:table-cell>
          <table:table-cell table:style-name="ce7" table:formula="of:=IF(LEN(TRIM([.G88]))&gt;0;&quot;&quot;&quot;&quot; &amp; [.G88] &amp; &quot;&quot;&quot; :  [&quot;&quot;&quot; &amp; [.E88] &amp; &quot;&quot;&quot;, &quot;&quot;&quot; &amp; [.F88] &amp; &quot;&quot;&quot;, &quot;&quot;&quot; &amp; [.G88] &amp; &quot;&quot;&quot;, &quot;&quot;&quot; &amp; [.H8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V</text:p>
          </table:table-cell>
          <table:table-cell table:formula="of:=&quot;&quot;&quot;&quot; &amp; [.A89] &amp; &quot;&quot;&quot; :  [&quot;&quot;&quot; &amp; [.E89] &amp; &quot;&quot;&quot;, &quot;&quot;&quot; &amp; [.F89] &amp; &quot;&quot;&quot;, &quot;&quot;&quot; &amp; [.G89] &amp; &quot;&quot;&quot;, &quot;&quot;&quot; &amp; [.H89] &amp; &quot;&quot;&quot;], &quot;" office:value-type="string" office:string-value="&quot;86&quot; :  [&quot;V&quot;, &quot;&amp;#86;&quot;, &quot; &quot;, &quot;Uppercase V&quot;], " calcext:value-type="string">
            <text:p>"86" : <text:s/>["V", "&amp;#86;", " ", "Uppercase V"], </text:p>
          </table:table-cell>
          <table:table-cell table:style-name="ce7" table:formula="of:=IF(LEN(TRIM([.G89]))&gt;0;&quot;&quot;&quot;&quot; &amp; [.G89] &amp; &quot;&quot;&quot; :  [&quot;&quot;&quot; &amp; [.E89] &amp; &quot;&quot;&quot;, &quot;&quot;&quot; &amp; [.F89] &amp; &quot;&quot;&quot;, &quot;&quot;&quot; &amp; [.G89] &amp; &quot;&quot;&quot;, &quot;&quot;&quot; &amp; [.H8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W</text:p>
          </table:table-cell>
          <table:table-cell table:formula="of:=&quot;&quot;&quot;&quot; &amp; [.A90] &amp; &quot;&quot;&quot; :  [&quot;&quot;&quot; &amp; [.E90] &amp; &quot;&quot;&quot;, &quot;&quot;&quot; &amp; [.F90] &amp; &quot;&quot;&quot;, &quot;&quot;&quot; &amp; [.G90] &amp; &quot;&quot;&quot;, &quot;&quot;&quot; &amp; [.H90] &amp; &quot;&quot;&quot;], &quot;" office:value-type="string" office:string-value="&quot;87&quot; :  [&quot;W&quot;, &quot;&amp;#87;&quot;, &quot; &quot;, &quot;Uppercase W&quot;], " calcext:value-type="string">
            <text:p>"87" : <text:s/>["W", "&amp;#87;", " ", "Uppercase W"], </text:p>
          </table:table-cell>
          <table:table-cell table:style-name="ce7" table:formula="of:=IF(LEN(TRIM([.G90]))&gt;0;&quot;&quot;&quot;&quot; &amp; [.G90] &amp; &quot;&quot;&quot; :  [&quot;&quot;&quot; &amp; [.E90] &amp; &quot;&quot;&quot;, &quot;&quot;&quot; &amp; [.F90] &amp; &quot;&quot;&quot;, &quot;&quot;&quot; &amp; [.G90] &amp; &quot;&quot;&quot;, &quot;&quot;&quot; &amp; [.H9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X</text:p>
          </table:table-cell>
          <table:table-cell table:formula="of:=&quot;&quot;&quot;&quot; &amp; [.A91] &amp; &quot;&quot;&quot; :  [&quot;&quot;&quot; &amp; [.E91] &amp; &quot;&quot;&quot;, &quot;&quot;&quot; &amp; [.F91] &amp; &quot;&quot;&quot;, &quot;&quot;&quot; &amp; [.G91] &amp; &quot;&quot;&quot;, &quot;&quot;&quot; &amp; [.H91] &amp; &quot;&quot;&quot;], &quot;" office:value-type="string" office:string-value="&quot;88&quot; :  [&quot;X&quot;, &quot;&amp;#88;&quot;, &quot; &quot;, &quot;Uppercase X&quot;], " calcext:value-type="string">
            <text:p>"88" : <text:s/>["X", "&amp;#88;", " ", "Uppercase X"], </text:p>
          </table:table-cell>
          <table:table-cell table:style-name="ce7" table:formula="of:=IF(LEN(TRIM([.G91]))&gt;0;&quot;&quot;&quot;&quot; &amp; [.G91] &amp; &quot;&quot;&quot; :  [&quot;&quot;&quot; &amp; [.E91] &amp; &quot;&quot;&quot;, &quot;&quot;&quot; &amp; [.F91] &amp; &quot;&quot;&quot;, &quot;&quot;&quot; &amp; [.G91] &amp; &quot;&quot;&quot;, &quot;&quot;&quot; &amp; [.H9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Y</text:p>
          </table:table-cell>
          <table:table-cell table:formula="of:=&quot;&quot;&quot;&quot; &amp; [.A92] &amp; &quot;&quot;&quot; :  [&quot;&quot;&quot; &amp; [.E92] &amp; &quot;&quot;&quot;, &quot;&quot;&quot; &amp; [.F92] &amp; &quot;&quot;&quot;, &quot;&quot;&quot; &amp; [.G92] &amp; &quot;&quot;&quot;, &quot;&quot;&quot; &amp; [.H92] &amp; &quot;&quot;&quot;], &quot;" office:value-type="string" office:string-value="&quot;89&quot; :  [&quot;Y&quot;, &quot;&amp;#89;&quot;, &quot; &quot;, &quot;Uppercase Y&quot;], " calcext:value-type="string">
            <text:p>"89" : <text:s/>["Y", "&amp;#89;", " ", "Uppercase Y"], </text:p>
          </table:table-cell>
          <table:table-cell table:style-name="ce7" table:formula="of:=IF(LEN(TRIM([.G92]))&gt;0;&quot;&quot;&quot;&quot; &amp; [.G92] &amp; &quot;&quot;&quot; :  [&quot;&quot;&quot; &amp; [.E92] &amp; &quot;&quot;&quot;, &quot;&quot;&quot; &amp; [.F92] &amp; &quot;&quot;&quot;, &quot;&quot;&quot; &amp; [.G92] &amp; &quot;&quot;&quot;, &quot;&quot;&quot; &amp; [.H9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Z</text:p>
          </table:table-cell>
          <table:table-cell table:formula="of:=&quot;&quot;&quot;&quot; &amp; [.A93] &amp; &quot;&quot;&quot; :  [&quot;&quot;&quot; &amp; [.E93] &amp; &quot;&quot;&quot;, &quot;&quot;&quot; &amp; [.F93] &amp; &quot;&quot;&quot;, &quot;&quot;&quot; &amp; [.G93] &amp; &quot;&quot;&quot;, &quot;&quot;&quot; &amp; [.H93] &amp; &quot;&quot;&quot;], &quot;" office:value-type="string" office:string-value="&quot;90&quot; :  [&quot;Z&quot;, &quot;&amp;#90;&quot;, &quot; &quot;, &quot;Uppercase Z&quot;], " calcext:value-type="string">
            <text:p>"90" : <text:s/>["Z", "&amp;#90;", " ", "Uppercase Z"], </text:p>
          </table:table-cell>
          <table:table-cell table:style-name="ce7" table:formula="of:=IF(LEN(TRIM([.G93]))&gt;0;&quot;&quot;&quot;&quot; &amp; [.G93] &amp; &quot;&quot;&quot; :  [&quot;&quot;&quot; &amp; [.E93] &amp; &quot;&quot;&quot;, &quot;&quot;&quot; &amp; [.F93] &amp; &quot;&quot;&quot;, &quot;&quot;&quot; &amp; [.G93] &amp; &quot;&quot;&quot;, &quot;&quot;&quot; &amp; [.H9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ket</text:p>
          </table:table-cell>
          <table:table-cell table:formula="of:=&quot;&quot;&quot;&quot; &amp; [.A94] &amp; &quot;&quot;&quot; :  [&quot;&quot;&quot; &amp; [.E94] &amp; &quot;&quot;&quot;, &quot;&quot;&quot; &amp; [.F94] &amp; &quot;&quot;&quot;, &quot;&quot;&quot; &amp; [.G94] &amp; &quot;&quot;&quot;, &quot;&quot;&quot; &amp; [.H94] &amp; &quot;&quot;&quot;], &quot;" office:value-type="string" office:string-value="&quot;91&quot; :  [&quot;[&quot;, &quot;&amp;#91;&quot;, &quot; &quot;, &quot;Opening bracket&quot;], " calcext:value-type="string">
            <text:p>"91" : <text:s/>["[", "&amp;#91;", " ", "Opening bracket"], </text:p>
          </table:table-cell>
          <table:table-cell table:style-name="ce7" table:formula="of:=IF(LEN(TRIM([.G94]))&gt;0;&quot;&quot;&quot;&quot; &amp; [.G94] &amp; &quot;&quot;&quot; :  [&quot;&quot;&quot; &amp; [.E94] &amp; &quot;&quot;&quot;, &quot;&quot;&quot; &amp; [.F94] &amp; &quot;&quot;&quot;, &quot;&quot;&quot; &amp; [.G94] &amp; &quot;&quot;&quot;, &quot;&quot;&quot; &amp; [.H9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slash</text:p>
          </table:table-cell>
          <table:table-cell table:formula="of:=&quot;&quot;&quot;&quot; &amp; [.A95] &amp; &quot;&quot;&quot; :  [&quot;&quot;&quot; &amp; [.E95] &amp; &quot;&quot;&quot;, &quot;&quot;&quot; &amp; [.F95] &amp; &quot;&quot;&quot;, &quot;&quot;&quot; &amp; [.G95] &amp; &quot;&quot;&quot;, &quot;&quot;&quot; &amp; [.H95] &amp; &quot;&quot;&quot;], &quot;" office:value-type="string" office:string-value="&quot;92&quot; :  [&quot;\&quot;, &quot;&amp;#92;&quot;, &quot; &quot;, &quot;Backslash&quot;], " calcext:value-type="string">
            <text:p>"92" : <text:s/>["\", "&amp;#92;", " ", "Backslash"], </text:p>
          </table:table-cell>
          <table:table-cell table:style-name="ce7" table:formula="of:=IF(LEN(TRIM([.G95]))&gt;0;&quot;&quot;&quot;&quot; &amp; [.G95] &amp; &quot;&quot;&quot; :  [&quot;&quot;&quot; &amp; [.E95] &amp; &quot;&quot;&quot;, &quot;&quot;&quot; &amp; [.F95] &amp; &quot;&quot;&quot;, &quot;&quot;&quot; &amp; [.G95] &amp; &quot;&quot;&quot;, &quot;&quot;&quot; &amp; [.H9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ket</text:p>
          </table:table-cell>
          <table:table-cell table:formula="of:=&quot;&quot;&quot;&quot; &amp; [.A96] &amp; &quot;&quot;&quot; :  [&quot;&quot;&quot; &amp; [.E96] &amp; &quot;&quot;&quot;, &quot;&quot;&quot; &amp; [.F96] &amp; &quot;&quot;&quot;, &quot;&quot;&quot; &amp; [.G96] &amp; &quot;&quot;&quot;, &quot;&quot;&quot; &amp; [.H96] &amp; &quot;&quot;&quot;], &quot;" office:value-type="string" office:string-value="&quot;93&quot; :  [&quot;]&quot;, &quot;&amp;#93;&quot;, &quot; &quot;, &quot;Closing bracket&quot;], " calcext:value-type="string">
            <text:p>"93" : <text:s/>["]", "&amp;#93;", " ", "Closing bracket"], </text:p>
          </table:table-cell>
          <table:table-cell table:style-name="ce7" table:formula="of:=IF(LEN(TRIM([.G96]))&gt;0;&quot;&quot;&quot;&quot; &amp; [.G96] &amp; &quot;&quot;&quot; :  [&quot;&quot;&quot; &amp; [.E96] &amp; &quot;&quot;&quot;, &quot;&quot;&quot; &amp; [.F96] &amp; &quot;&quot;&quot;, &quot;&quot;&quot; &amp; [.G96] &amp; &quot;&quot;&quot;, &quot;&quot;&quot; &amp; [.H9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et - circumflex</text:p>
          </table:table-cell>
          <table:table-cell table:formula="of:=&quot;&quot;&quot;&quot; &amp; [.A97] &amp; &quot;&quot;&quot; :  [&quot;&quot;&quot; &amp; [.E97] &amp; &quot;&quot;&quot;, &quot;&quot;&quot; &amp; [.F97] &amp; &quot;&quot;&quot;, &quot;&quot;&quot; &amp; [.G97] &amp; &quot;&quot;&quot;, &quot;&quot;&quot; &amp; [.H97] &amp; &quot;&quot;&quot;], &quot;" office:value-type="string" office:string-value="&quot;94&quot; :  [&quot;^&quot;, &quot;&amp;#94;&quot;, &quot; &quot;, &quot;Caret - circumflex&quot;], " calcext:value-type="string">
            <text:p>"94" : <text:s/>["^", "&amp;#94;", " ", "Caret - circumflex"], </text:p>
          </table:table-cell>
          <table:table-cell table:style-name="ce7" table:formula="of:=IF(LEN(TRIM([.G97]))&gt;0;&quot;&quot;&quot;&quot; &amp; [.G97] &amp; &quot;&quot;&quot; :  [&quot;&quot;&quot; &amp; [.E97] &amp; &quot;&quot;&quot;, &quot;&quot;&quot; &amp; [.F97] &amp; &quot;&quot;&quot;, &quot;&quot;&quot; &amp; [.G97] &amp; &quot;&quot;&quot;, &quot;&quot;&quot; &amp; [.H9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derscore</text:p>
          </table:table-cell>
          <table:table-cell table:formula="of:=&quot;&quot;&quot;&quot; &amp; [.A98] &amp; &quot;&quot;&quot; :  [&quot;&quot;&quot; &amp; [.E98] &amp; &quot;&quot;&quot;, &quot;&quot;&quot; &amp; [.F98] &amp; &quot;&quot;&quot;, &quot;&quot;&quot; &amp; [.G98] &amp; &quot;&quot;&quot;, &quot;&quot;&quot; &amp; [.H98] &amp; &quot;&quot;&quot;], &quot;" office:value-type="string" office:string-value="&quot;95&quot; :  [&quot;_&quot;, &quot;&amp;#95;&quot;, &quot; &quot;, &quot;Underscore&quot;], " calcext:value-type="string">
            <text:p>"95" : <text:s/>["_", "&amp;#95;", " ", "Underscore"], </text:p>
          </table:table-cell>
          <table:table-cell table:style-name="ce7" table:formula="of:=IF(LEN(TRIM([.G98]))&gt;0;&quot;&quot;&quot;&quot; &amp; [.G98] &amp; &quot;&quot;&quot; :  [&quot;&quot;&quot; &amp; [.E98] &amp; &quot;&quot;&quot;, &quot;&quot;&quot; &amp; [.F98] &amp; &quot;&quot;&quot;, &quot;&quot;&quot; &amp; [.G98] &amp; &quot;&quot;&quot;, &quot;&quot;&quot; &amp; [.H9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ave accent</text:p>
          </table:table-cell>
          <table:table-cell table:formula="of:=&quot;&quot;&quot;&quot; &amp; [.A99] &amp; &quot;&quot;&quot; :  [&quot;&quot;&quot; &amp; [.E99] &amp; &quot;&quot;&quot;, &quot;&quot;&quot; &amp; [.F99] &amp; &quot;&quot;&quot;, &quot;&quot;&quot; &amp; [.G99] &amp; &quot;&quot;&quot;, &quot;&quot;&quot; &amp; [.H99] &amp; &quot;&quot;&quot;], &quot;" office:value-type="string" office:string-value="&quot;96&quot; :  [&quot;`&quot;, &quot;&amp;#96;&quot;, &quot; &quot;, &quot;Grave accent&quot;], " calcext:value-type="string">
            <text:p>"96" : <text:s/>["`", "&amp;#96;", " ", "Grave accent"], </text:p>
          </table:table-cell>
          <table:table-cell table:style-name="ce7" table:formula="of:=IF(LEN(TRIM([.G99]))&gt;0;&quot;&quot;&quot;&quot; &amp; [.G99] &amp; &quot;&quot;&quot; :  [&quot;&quot;&quot; &amp; [.E99] &amp; &quot;&quot;&quot;, &quot;&quot;&quot; &amp; [.F99] &amp; &quot;&quot;&quot;, &quot;&quot;&quot; &amp; [.G99] &amp; &quot;&quot;&quot;, &quot;&quot;&quot; &amp; [.H9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a</text:p>
          </table:table-cell>
          <table:table-cell table:formula="of:=&quot;&quot;&quot;&quot; &amp; [.A100] &amp; &quot;&quot;&quot; :  [&quot;&quot;&quot; &amp; [.E100] &amp; &quot;&quot;&quot;, &quot;&quot;&quot; &amp; [.F100] &amp; &quot;&quot;&quot;, &quot;&quot;&quot; &amp; [.G100] &amp; &quot;&quot;&quot;, &quot;&quot;&quot; &amp; [.H100] &amp; &quot;&quot;&quot;], &quot;" office:value-type="string" office:string-value="&quot;97&quot; :  [&quot;a&quot;, &quot;&amp;#97;&quot;, &quot; &quot;, &quot;Lowercase a&quot;], " calcext:value-type="string">
            <text:p>"97" : <text:s/>["a", "&amp;#97;", " ", "Lowercase a"], </text:p>
          </table:table-cell>
          <table:table-cell table:style-name="ce7" table:formula="of:=IF(LEN(TRIM([.G100]))&gt;0;&quot;&quot;&quot;&quot; &amp; [.G100] &amp; &quot;&quot;&quot; :  [&quot;&quot;&quot; &amp; [.E100] &amp; &quot;&quot;&quot;, &quot;&quot;&quot; &amp; [.F100] &amp; &quot;&quot;&quot;, &quot;&quot;&quot; &amp; [.G100] &amp; &quot;&quot;&quot;, &quot;&quot;&quot; &amp; [.H10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b</text:p>
          </table:table-cell>
          <table:table-cell table:formula="of:=&quot;&quot;&quot;&quot; &amp; [.A101] &amp; &quot;&quot;&quot; :  [&quot;&quot;&quot; &amp; [.E101] &amp; &quot;&quot;&quot;, &quot;&quot;&quot; &amp; [.F101] &amp; &quot;&quot;&quot;, &quot;&quot;&quot; &amp; [.G101] &amp; &quot;&quot;&quot;, &quot;&quot;&quot; &amp; [.H101] &amp; &quot;&quot;&quot;], &quot;" office:value-type="string" office:string-value="&quot;98&quot; :  [&quot;b&quot;, &quot;&amp;#98;&quot;, &quot; &quot;, &quot;Lowercase b&quot;], " calcext:value-type="string">
            <text:p>"98" : <text:s/>["b", "&amp;#98;", " ", "Lowercase b"], </text:p>
          </table:table-cell>
          <table:table-cell table:style-name="ce7" table:formula="of:=IF(LEN(TRIM([.G101]))&gt;0;&quot;&quot;&quot;&quot; &amp; [.G101] &amp; &quot;&quot;&quot; :  [&quot;&quot;&quot; &amp; [.E101] &amp; &quot;&quot;&quot;, &quot;&quot;&quot; &amp; [.F101] &amp; &quot;&quot;&quot;, &quot;&quot;&quot; &amp; [.G101] &amp; &quot;&quot;&quot;, &quot;&quot;&quot; &amp; [.H10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c</text:p>
          </table:table-cell>
          <table:table-cell table:formula="of:=&quot;&quot;&quot;&quot; &amp; [.A102] &amp; &quot;&quot;&quot; :  [&quot;&quot;&quot; &amp; [.E102] &amp; &quot;&quot;&quot;, &quot;&quot;&quot; &amp; [.F102] &amp; &quot;&quot;&quot;, &quot;&quot;&quot; &amp; [.G102] &amp; &quot;&quot;&quot;, &quot;&quot;&quot; &amp; [.H102] &amp; &quot;&quot;&quot;], &quot;" office:value-type="string" office:string-value="&quot;99&quot; :  [&quot;c&quot;, &quot;&amp;#99;&quot;, &quot; &quot;, &quot;Lowercase c&quot;], " calcext:value-type="string">
            <text:p>"99" : <text:s/>["c", "&amp;#99;", " ", "Lowercase c"], </text:p>
          </table:table-cell>
          <table:table-cell table:style-name="ce7" table:formula="of:=IF(LEN(TRIM([.G102]))&gt;0;&quot;&quot;&quot;&quot; &amp; [.G102] &amp; &quot;&quot;&quot; :  [&quot;&quot;&quot; &amp; [.E102] &amp; &quot;&quot;&quot;, &quot;&quot;&quot; &amp; [.F102] &amp; &quot;&quot;&quot;, &quot;&quot;&quot; &amp; [.G102] &amp; &quot;&quot;&quot;, &quot;&quot;&quot; &amp; [.H10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d</text:p>
          </table:table-cell>
          <table:table-cell table:formula="of:=&quot;&quot;&quot;&quot; &amp; [.A103] &amp; &quot;&quot;&quot; :  [&quot;&quot;&quot; &amp; [.E103] &amp; &quot;&quot;&quot;, &quot;&quot;&quot; &amp; [.F103] &amp; &quot;&quot;&quot;, &quot;&quot;&quot; &amp; [.G103] &amp; &quot;&quot;&quot;, &quot;&quot;&quot; &amp; [.H103] &amp; &quot;&quot;&quot;], &quot;" office:value-type="string" office:string-value="&quot;100&quot; :  [&quot;d&quot;, &quot;&amp;#100;&quot;, &quot; &quot;, &quot;Lowercase d&quot;], " calcext:value-type="string">
            <text:p>"100" : <text:s/>["d", "&amp;#100;", " ", "Lowercase d"], </text:p>
          </table:table-cell>
          <table:table-cell table:style-name="ce7" table:formula="of:=IF(LEN(TRIM([.G103]))&gt;0;&quot;&quot;&quot;&quot; &amp; [.G103] &amp; &quot;&quot;&quot; :  [&quot;&quot;&quot; &amp; [.E103] &amp; &quot;&quot;&quot;, &quot;&quot;&quot; &amp; [.F103] &amp; &quot;&quot;&quot;, &quot;&quot;&quot; &amp; [.G103] &amp; &quot;&quot;&quot;, &quot;&quot;&quot; &amp; [.H10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e</text:p>
          </table:table-cell>
          <table:table-cell table:formula="of:=&quot;&quot;&quot;&quot; &amp; [.A104] &amp; &quot;&quot;&quot; :  [&quot;&quot;&quot; &amp; [.E104] &amp; &quot;&quot;&quot;, &quot;&quot;&quot; &amp; [.F104] &amp; &quot;&quot;&quot;, &quot;&quot;&quot; &amp; [.G104] &amp; &quot;&quot;&quot;, &quot;&quot;&quot; &amp; [.H104] &amp; &quot;&quot;&quot;], &quot;" office:value-type="string" office:string-value="&quot;101&quot; :  [&quot;e&quot;, &quot;&amp;#101;&quot;, &quot; &quot;, &quot;Lowercase e&quot;], " calcext:value-type="string">
            <text:p>"101" : <text:s/>["e", "&amp;#101;", " ", "Lowercase e"], </text:p>
          </table:table-cell>
          <table:table-cell table:style-name="ce7" table:formula="of:=IF(LEN(TRIM([.G104]))&gt;0;&quot;&quot;&quot;&quot; &amp; [.G104] &amp; &quot;&quot;&quot; :  [&quot;&quot;&quot; &amp; [.E104] &amp; &quot;&quot;&quot;, &quot;&quot;&quot; &amp; [.F104] &amp; &quot;&quot;&quot;, &quot;&quot;&quot; &amp; [.G104] &amp; &quot;&quot;&quot;, &quot;&quot;&quot; &amp; [.H10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f</text:p>
          </table:table-cell>
          <table:table-cell table:formula="of:=&quot;&quot;&quot;&quot; &amp; [.A105] &amp; &quot;&quot;&quot; :  [&quot;&quot;&quot; &amp; [.E105] &amp; &quot;&quot;&quot;, &quot;&quot;&quot; &amp; [.F105] &amp; &quot;&quot;&quot;, &quot;&quot;&quot; &amp; [.G105] &amp; &quot;&quot;&quot;, &quot;&quot;&quot; &amp; [.H105] &amp; &quot;&quot;&quot;], &quot;" office:value-type="string" office:string-value="&quot;102&quot; :  [&quot;f&quot;, &quot;&amp;#102;&quot;, &quot; &quot;, &quot;Lowercase f&quot;], " calcext:value-type="string">
            <text:p>"102" : <text:s/>["f", "&amp;#102;", " ", "Lowercase f"], </text:p>
          </table:table-cell>
          <table:table-cell table:style-name="ce7" table:formula="of:=IF(LEN(TRIM([.G105]))&gt;0;&quot;&quot;&quot;&quot; &amp; [.G105] &amp; &quot;&quot;&quot; :  [&quot;&quot;&quot; &amp; [.E105] &amp; &quot;&quot;&quot;, &quot;&quot;&quot; &amp; [.F105] &amp; &quot;&quot;&quot;, &quot;&quot;&quot; &amp; [.G105] &amp; &quot;&quot;&quot;, &quot;&quot;&quot; &amp; [.H10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g</text:p>
          </table:table-cell>
          <table:table-cell table:formula="of:=&quot;&quot;&quot;&quot; &amp; [.A106] &amp; &quot;&quot;&quot; :  [&quot;&quot;&quot; &amp; [.E106] &amp; &quot;&quot;&quot;, &quot;&quot;&quot; &amp; [.F106] &amp; &quot;&quot;&quot;, &quot;&quot;&quot; &amp; [.G106] &amp; &quot;&quot;&quot;, &quot;&quot;&quot; &amp; [.H106] &amp; &quot;&quot;&quot;], &quot;" office:value-type="string" office:string-value="&quot;103&quot; :  [&quot;g&quot;, &quot;&amp;#103;&quot;, &quot; &quot;, &quot;Lowercase g&quot;], " calcext:value-type="string">
            <text:p>"103" : <text:s/>["g", "&amp;#103;", " ", "Lowercase g"], </text:p>
          </table:table-cell>
          <table:table-cell table:style-name="ce7" table:formula="of:=IF(LEN(TRIM([.G106]))&gt;0;&quot;&quot;&quot;&quot; &amp; [.G106] &amp; &quot;&quot;&quot; :  [&quot;&quot;&quot; &amp; [.E106] &amp; &quot;&quot;&quot;, &quot;&quot;&quot; &amp; [.F106] &amp; &quot;&quot;&quot;, &quot;&quot;&quot; &amp; [.G106] &amp; &quot;&quot;&quot;, &quot;&quot;&quot; &amp; [.H10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h</text:p>
          </table:table-cell>
          <table:table-cell table:formula="of:=&quot;&quot;&quot;&quot; &amp; [.A107] &amp; &quot;&quot;&quot; :  [&quot;&quot;&quot; &amp; [.E107] &amp; &quot;&quot;&quot;, &quot;&quot;&quot; &amp; [.F107] &amp; &quot;&quot;&quot;, &quot;&quot;&quot; &amp; [.G107] &amp; &quot;&quot;&quot;, &quot;&quot;&quot; &amp; [.H107] &amp; &quot;&quot;&quot;], &quot;" office:value-type="string" office:string-value="&quot;104&quot; :  [&quot;h&quot;, &quot;&amp;#104;&quot;, &quot; &quot;, &quot;Lowercase h&quot;], " calcext:value-type="string">
            <text:p>"104" : <text:s/>["h", "&amp;#104;", " ", "Lowercase h"], </text:p>
          </table:table-cell>
          <table:table-cell table:style-name="ce7" table:formula="of:=IF(LEN(TRIM([.G107]))&gt;0;&quot;&quot;&quot;&quot; &amp; [.G107] &amp; &quot;&quot;&quot; :  [&quot;&quot;&quot; &amp; [.E107] &amp; &quot;&quot;&quot;, &quot;&quot;&quot; &amp; [.F107] &amp; &quot;&quot;&quot;, &quot;&quot;&quot; &amp; [.G107] &amp; &quot;&quot;&quot;, &quot;&quot;&quot; &amp; [.H10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i</text:p>
          </table:table-cell>
          <table:table-cell table:formula="of:=&quot;&quot;&quot;&quot; &amp; [.A108] &amp; &quot;&quot;&quot; :  [&quot;&quot;&quot; &amp; [.E108] &amp; &quot;&quot;&quot;, &quot;&quot;&quot; &amp; [.F108] &amp; &quot;&quot;&quot;, &quot;&quot;&quot; &amp; [.G108] &amp; &quot;&quot;&quot;, &quot;&quot;&quot; &amp; [.H108] &amp; &quot;&quot;&quot;], &quot;" office:value-type="string" office:string-value="&quot;105&quot; :  [&quot;i&quot;, &quot;&amp;#105;&quot;, &quot; &quot;, &quot;Lowercase i&quot;], " calcext:value-type="string">
            <text:p>"105" : <text:s/>["i", "&amp;#105;", " ", "Lowercase i"], </text:p>
          </table:table-cell>
          <table:table-cell table:style-name="ce7" table:formula="of:=IF(LEN(TRIM([.G108]))&gt;0;&quot;&quot;&quot;&quot; &amp; [.G108] &amp; &quot;&quot;&quot; :  [&quot;&quot;&quot; &amp; [.E108] &amp; &quot;&quot;&quot;, &quot;&quot;&quot; &amp; [.F108] &amp; &quot;&quot;&quot;, &quot;&quot;&quot; &amp; [.G108] &amp; &quot;&quot;&quot;, &quot;&quot;&quot; &amp; [.H10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j</text:p>
          </table:table-cell>
          <table:table-cell table:formula="of:=&quot;&quot;&quot;&quot; &amp; [.A109] &amp; &quot;&quot;&quot; :  [&quot;&quot;&quot; &amp; [.E109] &amp; &quot;&quot;&quot;, &quot;&quot;&quot; &amp; [.F109] &amp; &quot;&quot;&quot;, &quot;&quot;&quot; &amp; [.G109] &amp; &quot;&quot;&quot;, &quot;&quot;&quot; &amp; [.H109] &amp; &quot;&quot;&quot;], &quot;" office:value-type="string" office:string-value="&quot;106&quot; :  [&quot;j&quot;, &quot;&amp;#106;&quot;, &quot; &quot;, &quot;Lowercase j&quot;], " calcext:value-type="string">
            <text:p>"106" : <text:s/>["j", "&amp;#106;", " ", "Lowercase j"], </text:p>
          </table:table-cell>
          <table:table-cell table:style-name="ce7" table:formula="of:=IF(LEN(TRIM([.G109]))&gt;0;&quot;&quot;&quot;&quot; &amp; [.G109] &amp; &quot;&quot;&quot; :  [&quot;&quot;&quot; &amp; [.E109] &amp; &quot;&quot;&quot;, &quot;&quot;&quot; &amp; [.F109] &amp; &quot;&quot;&quot;, &quot;&quot;&quot; &amp; [.G109] &amp; &quot;&quot;&quot;, &quot;&quot;&quot; &amp; [.H10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k</text:p>
          </table:table-cell>
          <table:table-cell table:formula="of:=&quot;&quot;&quot;&quot; &amp; [.A110] &amp; &quot;&quot;&quot; :  [&quot;&quot;&quot; &amp; [.E110] &amp; &quot;&quot;&quot;, &quot;&quot;&quot; &amp; [.F110] &amp; &quot;&quot;&quot;, &quot;&quot;&quot; &amp; [.G110] &amp; &quot;&quot;&quot;, &quot;&quot;&quot; &amp; [.H110] &amp; &quot;&quot;&quot;], &quot;" office:value-type="string" office:string-value="&quot;107&quot; :  [&quot;k&quot;, &quot;&amp;#107;&quot;, &quot; &quot;, &quot;Lowercase k&quot;], " calcext:value-type="string">
            <text:p>"107" : <text:s/>["k", "&amp;#107;", " ", "Lowercase k"], </text:p>
          </table:table-cell>
          <table:table-cell table:style-name="ce7" table:formula="of:=IF(LEN(TRIM([.G110]))&gt;0;&quot;&quot;&quot;&quot; &amp; [.G110] &amp; &quot;&quot;&quot; :  [&quot;&quot;&quot; &amp; [.E110] &amp; &quot;&quot;&quot;, &quot;&quot;&quot; &amp; [.F110] &amp; &quot;&quot;&quot;, &quot;&quot;&quot; &amp; [.G110] &amp; &quot;&quot;&quot;, &quot;&quot;&quot; &amp; [.H11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l</text:p>
          </table:table-cell>
          <table:table-cell table:formula="of:=&quot;&quot;&quot;&quot; &amp; [.A111] &amp; &quot;&quot;&quot; :  [&quot;&quot;&quot; &amp; [.E111] &amp; &quot;&quot;&quot;, &quot;&quot;&quot; &amp; [.F111] &amp; &quot;&quot;&quot;, &quot;&quot;&quot; &amp; [.G111] &amp; &quot;&quot;&quot;, &quot;&quot;&quot; &amp; [.H111] &amp; &quot;&quot;&quot;], &quot;" office:value-type="string" office:string-value="&quot;108&quot; :  [&quot;l&quot;, &quot;&amp;#108;&quot;, &quot; &quot;, &quot;Lowercase l&quot;], " calcext:value-type="string">
            <text:p>"108" : <text:s/>["l", "&amp;#108;", " ", "Lowercase l"], </text:p>
          </table:table-cell>
          <table:table-cell table:style-name="ce7" table:formula="of:=IF(LEN(TRIM([.G111]))&gt;0;&quot;&quot;&quot;&quot; &amp; [.G111] &amp; &quot;&quot;&quot; :  [&quot;&quot;&quot; &amp; [.E111] &amp; &quot;&quot;&quot;, &quot;&quot;&quot; &amp; [.F111] &amp; &quot;&quot;&quot;, &quot;&quot;&quot; &amp; [.G111] &amp; &quot;&quot;&quot;, &quot;&quot;&quot; &amp; [.H11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m</text:p>
          </table:table-cell>
          <table:table-cell table:formula="of:=&quot;&quot;&quot;&quot; &amp; [.A112] &amp; &quot;&quot;&quot; :  [&quot;&quot;&quot; &amp; [.E112] &amp; &quot;&quot;&quot;, &quot;&quot;&quot; &amp; [.F112] &amp; &quot;&quot;&quot;, &quot;&quot;&quot; &amp; [.G112] &amp; &quot;&quot;&quot;, &quot;&quot;&quot; &amp; [.H112] &amp; &quot;&quot;&quot;], &quot;" office:value-type="string" office:string-value="&quot;109&quot; :  [&quot;m&quot;, &quot;&amp;#109;&quot;, &quot; &quot;, &quot;Lowercase m&quot;], " calcext:value-type="string">
            <text:p>"109" : <text:s/>["m", "&amp;#109;", " ", "Lowercase m"], </text:p>
          </table:table-cell>
          <table:table-cell table:style-name="ce7" table:formula="of:=IF(LEN(TRIM([.G112]))&gt;0;&quot;&quot;&quot;&quot; &amp; [.G112] &amp; &quot;&quot;&quot; :  [&quot;&quot;&quot; &amp; [.E112] &amp; &quot;&quot;&quot;, &quot;&quot;&quot; &amp; [.F112] &amp; &quot;&quot;&quot;, &quot;&quot;&quot; &amp; [.G112] &amp; &quot;&quot;&quot;, &quot;&quot;&quot; &amp; [.H11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n</text:p>
          </table:table-cell>
          <table:table-cell table:formula="of:=&quot;&quot;&quot;&quot; &amp; [.A113] &amp; &quot;&quot;&quot; :  [&quot;&quot;&quot; &amp; [.E113] &amp; &quot;&quot;&quot;, &quot;&quot;&quot; &amp; [.F113] &amp; &quot;&quot;&quot;, &quot;&quot;&quot; &amp; [.G113] &amp; &quot;&quot;&quot;, &quot;&quot;&quot; &amp; [.H113] &amp; &quot;&quot;&quot;], &quot;" office:value-type="string" office:string-value="&quot;110&quot; :  [&quot;n&quot;, &quot;&amp;#110;&quot;, &quot; &quot;, &quot;Lowercase n&quot;], " calcext:value-type="string">
            <text:p>"110" : <text:s/>["n", "&amp;#110;", " ", "Lowercase n"], </text:p>
          </table:table-cell>
          <table:table-cell table:style-name="ce7" table:formula="of:=IF(LEN(TRIM([.G113]))&gt;0;&quot;&quot;&quot;&quot; &amp; [.G113] &amp; &quot;&quot;&quot; :  [&quot;&quot;&quot; &amp; [.E113] &amp; &quot;&quot;&quot;, &quot;&quot;&quot; &amp; [.F113] &amp; &quot;&quot;&quot;, &quot;&quot;&quot; &amp; [.G113] &amp; &quot;&quot;&quot;, &quot;&quot;&quot; &amp; [.H11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o</text:p>
          </table:table-cell>
          <table:table-cell table:formula="of:=&quot;&quot;&quot;&quot; &amp; [.A114] &amp; &quot;&quot;&quot; :  [&quot;&quot;&quot; &amp; [.E114] &amp; &quot;&quot;&quot;, &quot;&quot;&quot; &amp; [.F114] &amp; &quot;&quot;&quot;, &quot;&quot;&quot; &amp; [.G114] &amp; &quot;&quot;&quot;, &quot;&quot;&quot; &amp; [.H114] &amp; &quot;&quot;&quot;], &quot;" office:value-type="string" office:string-value="&quot;111&quot; :  [&quot;o&quot;, &quot;&amp;#111;&quot;, &quot; &quot;, &quot;Lowercase o&quot;], " calcext:value-type="string">
            <text:p>"111" : <text:s/>["o", "&amp;#111;", " ", "Lowercase o"], </text:p>
          </table:table-cell>
          <table:table-cell table:style-name="ce7" table:formula="of:=IF(LEN(TRIM([.G114]))&gt;0;&quot;&quot;&quot;&quot; &amp; [.G114] &amp; &quot;&quot;&quot; :  [&quot;&quot;&quot; &amp; [.E114] &amp; &quot;&quot;&quot;, &quot;&quot;&quot; &amp; [.F114] &amp; &quot;&quot;&quot;, &quot;&quot;&quot; &amp; [.G114] &amp; &quot;&quot;&quot;, &quot;&quot;&quot; &amp; [.H11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p</text:p>
          </table:table-cell>
          <table:table-cell table:formula="of:=&quot;&quot;&quot;&quot; &amp; [.A115] &amp; &quot;&quot;&quot; :  [&quot;&quot;&quot; &amp; [.E115] &amp; &quot;&quot;&quot;, &quot;&quot;&quot; &amp; [.F115] &amp; &quot;&quot;&quot;, &quot;&quot;&quot; &amp; [.G115] &amp; &quot;&quot;&quot;, &quot;&quot;&quot; &amp; [.H115] &amp; &quot;&quot;&quot;], &quot;" office:value-type="string" office:string-value="&quot;112&quot; :  [&quot;p&quot;, &quot;&amp;#112;&quot;, &quot; &quot;, &quot;Lowercase p&quot;], " calcext:value-type="string">
            <text:p>"112" : <text:s/>["p", "&amp;#112;", " ", "Lowercase p"], </text:p>
          </table:table-cell>
          <table:table-cell table:style-name="ce7" table:formula="of:=IF(LEN(TRIM([.G115]))&gt;0;&quot;&quot;&quot;&quot; &amp; [.G115] &amp; &quot;&quot;&quot; :  [&quot;&quot;&quot; &amp; [.E115] &amp; &quot;&quot;&quot;, &quot;&quot;&quot; &amp; [.F115] &amp; &quot;&quot;&quot;, &quot;&quot;&quot; &amp; [.G115] &amp; &quot;&quot;&quot;, &quot;&quot;&quot; &amp; [.H11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q</text:p>
          </table:table-cell>
          <table:table-cell table:formula="of:=&quot;&quot;&quot;&quot; &amp; [.A116] &amp; &quot;&quot;&quot; :  [&quot;&quot;&quot; &amp; [.E116] &amp; &quot;&quot;&quot;, &quot;&quot;&quot; &amp; [.F116] &amp; &quot;&quot;&quot;, &quot;&quot;&quot; &amp; [.G116] &amp; &quot;&quot;&quot;, &quot;&quot;&quot; &amp; [.H116] &amp; &quot;&quot;&quot;], &quot;" office:value-type="string" office:string-value="&quot;113&quot; :  [&quot;q&quot;, &quot;&amp;#113;&quot;, &quot; &quot;, &quot;Lowercase q&quot;], " calcext:value-type="string">
            <text:p>"113" : <text:s/>["q", "&amp;#113;", " ", "Lowercase q"], </text:p>
          </table:table-cell>
          <table:table-cell table:style-name="ce7" table:formula="of:=IF(LEN(TRIM([.G116]))&gt;0;&quot;&quot;&quot;&quot; &amp; [.G116] &amp; &quot;&quot;&quot; :  [&quot;&quot;&quot; &amp; [.E116] &amp; &quot;&quot;&quot;, &quot;&quot;&quot; &amp; [.F116] &amp; &quot;&quot;&quot;, &quot;&quot;&quot; &amp; [.G116] &amp; &quot;&quot;&quot;, &quot;&quot;&quot; &amp; [.H11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r</text:p>
          </table:table-cell>
          <table:table-cell table:formula="of:=&quot;&quot;&quot;&quot; &amp; [.A117] &amp; &quot;&quot;&quot; :  [&quot;&quot;&quot; &amp; [.E117] &amp; &quot;&quot;&quot;, &quot;&quot;&quot; &amp; [.F117] &amp; &quot;&quot;&quot;, &quot;&quot;&quot; &amp; [.G117] &amp; &quot;&quot;&quot;, &quot;&quot;&quot; &amp; [.H117] &amp; &quot;&quot;&quot;], &quot;" office:value-type="string" office:string-value="&quot;114&quot; :  [&quot;r&quot;, &quot;&amp;#114;&quot;, &quot; &quot;, &quot;Lowercase r&quot;], " calcext:value-type="string">
            <text:p>"114" : <text:s/>["r", "&amp;#114;", " ", "Lowercase r"], </text:p>
          </table:table-cell>
          <table:table-cell table:style-name="ce7" table:formula="of:=IF(LEN(TRIM([.G117]))&gt;0;&quot;&quot;&quot;&quot; &amp; [.G117] &amp; &quot;&quot;&quot; :  [&quot;&quot;&quot; &amp; [.E117] &amp; &quot;&quot;&quot;, &quot;&quot;&quot; &amp; [.F117] &amp; &quot;&quot;&quot;, &quot;&quot;&quot; &amp; [.G117] &amp; &quot;&quot;&quot;, &quot;&quot;&quot; &amp; [.H11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s</text:p>
          </table:table-cell>
          <table:table-cell table:formula="of:=&quot;&quot;&quot;&quot; &amp; [.A118] &amp; &quot;&quot;&quot; :  [&quot;&quot;&quot; &amp; [.E118] &amp; &quot;&quot;&quot;, &quot;&quot;&quot; &amp; [.F118] &amp; &quot;&quot;&quot;, &quot;&quot;&quot; &amp; [.G118] &amp; &quot;&quot;&quot;, &quot;&quot;&quot; &amp; [.H118] &amp; &quot;&quot;&quot;], &quot;" office:value-type="string" office:string-value="&quot;115&quot; :  [&quot;s&quot;, &quot;&amp;#115;&quot;, &quot; &quot;, &quot;Lowercase s&quot;], " calcext:value-type="string">
            <text:p>"115" : <text:s/>["s", "&amp;#115;", " ", "Lowercase s"], </text:p>
          </table:table-cell>
          <table:table-cell table:style-name="ce7" table:formula="of:=IF(LEN(TRIM([.G118]))&gt;0;&quot;&quot;&quot;&quot; &amp; [.G118] &amp; &quot;&quot;&quot; :  [&quot;&quot;&quot; &amp; [.E118] &amp; &quot;&quot;&quot;, &quot;&quot;&quot; &amp; [.F118] &amp; &quot;&quot;&quot;, &quot;&quot;&quot; &amp; [.G118] &amp; &quot;&quot;&quot;, &quot;&quot;&quot; &amp; [.H11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t</text:p>
          </table:table-cell>
          <table:table-cell table:formula="of:=&quot;&quot;&quot;&quot; &amp; [.A119] &amp; &quot;&quot;&quot; :  [&quot;&quot;&quot; &amp; [.E119] &amp; &quot;&quot;&quot;, &quot;&quot;&quot; &amp; [.F119] &amp; &quot;&quot;&quot;, &quot;&quot;&quot; &amp; [.G119] &amp; &quot;&quot;&quot;, &quot;&quot;&quot; &amp; [.H119] &amp; &quot;&quot;&quot;], &quot;" office:value-type="string" office:string-value="&quot;116&quot; :  [&quot;t&quot;, &quot;&amp;#116;&quot;, &quot; &quot;, &quot;Lowercase t&quot;], " calcext:value-type="string">
            <text:p>"116" : <text:s/>["t", "&amp;#116;", " ", "Lowercase t"], </text:p>
          </table:table-cell>
          <table:table-cell table:style-name="ce7" table:formula="of:=IF(LEN(TRIM([.G119]))&gt;0;&quot;&quot;&quot;&quot; &amp; [.G119] &amp; &quot;&quot;&quot; :  [&quot;&quot;&quot; &amp; [.E119] &amp; &quot;&quot;&quot;, &quot;&quot;&quot; &amp; [.F119] &amp; &quot;&quot;&quot;, &quot;&quot;&quot; &amp; [.G119] &amp; &quot;&quot;&quot;, &quot;&quot;&quot; &amp; [.H11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u</text:p>
          </table:table-cell>
          <table:table-cell table:formula="of:=&quot;&quot;&quot;&quot; &amp; [.A120] &amp; &quot;&quot;&quot; :  [&quot;&quot;&quot; &amp; [.E120] &amp; &quot;&quot;&quot;, &quot;&quot;&quot; &amp; [.F120] &amp; &quot;&quot;&quot;, &quot;&quot;&quot; &amp; [.G120] &amp; &quot;&quot;&quot;, &quot;&quot;&quot; &amp; [.H120] &amp; &quot;&quot;&quot;], &quot;" office:value-type="string" office:string-value="&quot;117&quot; :  [&quot;u&quot;, &quot;&amp;#117;&quot;, &quot; &quot;, &quot;Lowercase u&quot;], " calcext:value-type="string">
            <text:p>"117" : <text:s/>["u", "&amp;#117;", " ", "Lowercase u"], </text:p>
          </table:table-cell>
          <table:table-cell table:style-name="ce7" table:formula="of:=IF(LEN(TRIM([.G120]))&gt;0;&quot;&quot;&quot;&quot; &amp; [.G120] &amp; &quot;&quot;&quot; :  [&quot;&quot;&quot; &amp; [.E120] &amp; &quot;&quot;&quot;, &quot;&quot;&quot; &amp; [.F120] &amp; &quot;&quot;&quot;, &quot;&quot;&quot; &amp; [.G120] &amp; &quot;&quot;&quot;, &quot;&quot;&quot; &amp; [.H12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v</text:p>
          </table:table-cell>
          <table:table-cell table:formula="of:=&quot;&quot;&quot;&quot; &amp; [.A121] &amp; &quot;&quot;&quot; :  [&quot;&quot;&quot; &amp; [.E121] &amp; &quot;&quot;&quot;, &quot;&quot;&quot; &amp; [.F121] &amp; &quot;&quot;&quot;, &quot;&quot;&quot; &amp; [.G121] &amp; &quot;&quot;&quot;, &quot;&quot;&quot; &amp; [.H121] &amp; &quot;&quot;&quot;], &quot;" office:value-type="string" office:string-value="&quot;118&quot; :  [&quot;v&quot;, &quot;&amp;#118;&quot;, &quot; &quot;, &quot;Lowercase v&quot;], " calcext:value-type="string">
            <text:p>"118" : <text:s/>["v", "&amp;#118;", " ", "Lowercase v"], </text:p>
          </table:table-cell>
          <table:table-cell table:style-name="ce7" table:formula="of:=IF(LEN(TRIM([.G121]))&gt;0;&quot;&quot;&quot;&quot; &amp; [.G121] &amp; &quot;&quot;&quot; :  [&quot;&quot;&quot; &amp; [.E121] &amp; &quot;&quot;&quot;, &quot;&quot;&quot; &amp; [.F121] &amp; &quot;&quot;&quot;, &quot;&quot;&quot; &amp; [.G121] &amp; &quot;&quot;&quot;, &quot;&quot;&quot; &amp; [.H12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w</text:p>
          </table:table-cell>
          <table:table-cell table:formula="of:=&quot;&quot;&quot;&quot; &amp; [.A122] &amp; &quot;&quot;&quot; :  [&quot;&quot;&quot; &amp; [.E122] &amp; &quot;&quot;&quot;, &quot;&quot;&quot; &amp; [.F122] &amp; &quot;&quot;&quot;, &quot;&quot;&quot; &amp; [.G122] &amp; &quot;&quot;&quot;, &quot;&quot;&quot; &amp; [.H122] &amp; &quot;&quot;&quot;], &quot;" office:value-type="string" office:string-value="&quot;119&quot; :  [&quot;w&quot;, &quot;&amp;#119;&quot;, &quot; &quot;, &quot;Lowercase w&quot;], " calcext:value-type="string">
            <text:p>"119" : <text:s/>["w", "&amp;#119;", " ", "Lowercase w"], </text:p>
          </table:table-cell>
          <table:table-cell table:style-name="ce7" table:formula="of:=IF(LEN(TRIM([.G122]))&gt;0;&quot;&quot;&quot;&quot; &amp; [.G122] &amp; &quot;&quot;&quot; :  [&quot;&quot;&quot; &amp; [.E122] &amp; &quot;&quot;&quot;, &quot;&quot;&quot; &amp; [.F122] &amp; &quot;&quot;&quot;, &quot;&quot;&quot; &amp; [.G122] &amp; &quot;&quot;&quot;, &quot;&quot;&quot; &amp; [.H12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x</text:p>
          </table:table-cell>
          <table:table-cell table:formula="of:=&quot;&quot;&quot;&quot; &amp; [.A123] &amp; &quot;&quot;&quot; :  [&quot;&quot;&quot; &amp; [.E123] &amp; &quot;&quot;&quot;, &quot;&quot;&quot; &amp; [.F123] &amp; &quot;&quot;&quot;, &quot;&quot;&quot; &amp; [.G123] &amp; &quot;&quot;&quot;, &quot;&quot;&quot; &amp; [.H123] &amp; &quot;&quot;&quot;], &quot;" office:value-type="string" office:string-value="&quot;120&quot; :  [&quot;x&quot;, &quot;&amp;#120;&quot;, &quot; &quot;, &quot;Lowercase x&quot;], " calcext:value-type="string">
            <text:p>"120" : <text:s/>["x", "&amp;#120;", " ", "Lowercase x"], </text:p>
          </table:table-cell>
          <table:table-cell table:style-name="ce7" table:formula="of:=IF(LEN(TRIM([.G123]))&gt;0;&quot;&quot;&quot;&quot; &amp; [.G123] &amp; &quot;&quot;&quot; :  [&quot;&quot;&quot; &amp; [.E123] &amp; &quot;&quot;&quot;, &quot;&quot;&quot; &amp; [.F123] &amp; &quot;&quot;&quot;, &quot;&quot;&quot; &amp; [.G123] &amp; &quot;&quot;&quot;, &quot;&quot;&quot; &amp; [.H12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y</text:p>
          </table:table-cell>
          <table:table-cell table:formula="of:=&quot;&quot;&quot;&quot; &amp; [.A124] &amp; &quot;&quot;&quot; :  [&quot;&quot;&quot; &amp; [.E124] &amp; &quot;&quot;&quot;, &quot;&quot;&quot; &amp; [.F124] &amp; &quot;&quot;&quot;, &quot;&quot;&quot; &amp; [.G124] &amp; &quot;&quot;&quot;, &quot;&quot;&quot; &amp; [.H124] &amp; &quot;&quot;&quot;], &quot;" office:value-type="string" office:string-value="&quot;121&quot; :  [&quot;y&quot;, &quot;&amp;#121;&quot;, &quot; &quot;, &quot;Lowercase y&quot;], " calcext:value-type="string">
            <text:p>"121" : <text:s/>["y", "&amp;#121;", " ", "Lowercase y"], </text:p>
          </table:table-cell>
          <table:table-cell table:style-name="ce7" table:formula="of:=IF(LEN(TRIM([.G124]))&gt;0;&quot;&quot;&quot;&quot; &amp; [.G124] &amp; &quot;&quot;&quot; :  [&quot;&quot;&quot; &amp; [.E124] &amp; &quot;&quot;&quot;, &quot;&quot;&quot; &amp; [.F124] &amp; &quot;&quot;&quot;, &quot;&quot;&quot; &amp; [.G124] &amp; &quot;&quot;&quot;, &quot;&quot;&quot; &amp; [.H12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z</text:p>
          </table:table-cell>
          <table:table-cell table:formula="of:=&quot;&quot;&quot;&quot; &amp; [.A125] &amp; &quot;&quot;&quot; :  [&quot;&quot;&quot; &amp; [.E125] &amp; &quot;&quot;&quot;, &quot;&quot;&quot; &amp; [.F125] &amp; &quot;&quot;&quot;, &quot;&quot;&quot; &amp; [.G125] &amp; &quot;&quot;&quot;, &quot;&quot;&quot; &amp; [.H125] &amp; &quot;&quot;&quot;], &quot;" office:value-type="string" office:string-value="&quot;122&quot; :  [&quot;z&quot;, &quot;&amp;#122;&quot;, &quot; &quot;, &quot;Lowercase z&quot;], " calcext:value-type="string">
            <text:p>"122" : <text:s/>["z", "&amp;#122;", " ", "Lowercase z"], </text:p>
          </table:table-cell>
          <table:table-cell table:style-name="ce7" table:formula="of:=IF(LEN(TRIM([.G125]))&gt;0;&quot;&quot;&quot;&quot; &amp; [.G125] &amp; &quot;&quot;&quot; :  [&quot;&quot;&quot; &amp; [.E125] &amp; &quot;&quot;&quot;, &quot;&quot;&quot; &amp; [.F125] &amp; &quot;&quot;&quot;, &quot;&quot;&quot; &amp; [.G125] &amp; &quot;&quot;&quot;, &quot;&quot;&quot; &amp; [.H12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e</text:p>
          </table:table-cell>
          <table:table-cell table:formula="of:=&quot;&quot;&quot;&quot; &amp; [.A126] &amp; &quot;&quot;&quot; :  [&quot;&quot;&quot; &amp; [.E126] &amp; &quot;&quot;&quot;, &quot;&quot;&quot; &amp; [.F126] &amp; &quot;&quot;&quot;, &quot;&quot;&quot; &amp; [.G126] &amp; &quot;&quot;&quot;, &quot;&quot;&quot; &amp; [.H126] &amp; &quot;&quot;&quot;], &quot;" office:value-type="string" office:string-value="&quot;123&quot; :  [&quot;{&quot;, &quot;&amp;#123;&quot;, &quot; &quot;, &quot;Opening brace&quot;], " calcext:value-type="string">
            <text:p>"123" : <text:s/>["{", "&amp;#123;", " ", "Opening brace"], </text:p>
          </table:table-cell>
          <table:table-cell table:style-name="ce7" table:formula="of:=IF(LEN(TRIM([.G126]))&gt;0;&quot;&quot;&quot;&quot; &amp; [.G126] &amp; &quot;&quot;&quot; :  [&quot;&quot;&quot; &amp; [.E126] &amp; &quot;&quot;&quot;, &quot;&quot;&quot; &amp; [.F126] &amp; &quot;&quot;&quot;, &quot;&quot;&quot; &amp; [.G126] &amp; &quot;&quot;&quot;, &quot;&quot;&quot; &amp; [.H12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bar</text:p>
          </table:table-cell>
          <table:table-cell table:formula="of:=&quot;&quot;&quot;&quot; &amp; [.A127] &amp; &quot;&quot;&quot; :  [&quot;&quot;&quot; &amp; [.E127] &amp; &quot;&quot;&quot;, &quot;&quot;&quot; &amp; [.F127] &amp; &quot;&quot;&quot;, &quot;&quot;&quot; &amp; [.G127] &amp; &quot;&quot;&quot;, &quot;&quot;&quot; &amp; [.H127] &amp; &quot;&quot;&quot;], &quot;" office:value-type="string" office:string-value="&quot;124&quot; :  [&quot;|&quot;, &quot;&amp;#124;&quot;, &quot; &quot;, &quot;Vertical bar&quot;], " calcext:value-type="string">
            <text:p>"124" : <text:s/>["|", "&amp;#124;", " ", "Vertical bar"], </text:p>
          </table:table-cell>
          <table:table-cell table:style-name="ce7" table:formula="of:=IF(LEN(TRIM([.G127]))&gt;0;&quot;&quot;&quot;&quot; &amp; [.G127] &amp; &quot;&quot;&quot; :  [&quot;&quot;&quot; &amp; [.E127] &amp; &quot;&quot;&quot;, &quot;&quot;&quot; &amp; [.F127] &amp; &quot;&quot;&quot;, &quot;&quot;&quot; &amp; [.G127] &amp; &quot;&quot;&quot;, &quot;&quot;&quot; &amp; [.H12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e</text:p>
          </table:table-cell>
          <table:table-cell table:formula="of:=&quot;&quot;&quot;&quot; &amp; [.A128] &amp; &quot;&quot;&quot; :  [&quot;&quot;&quot; &amp; [.E128] &amp; &quot;&quot;&quot;, &quot;&quot;&quot; &amp; [.F128] &amp; &quot;&quot;&quot;, &quot;&quot;&quot; &amp; [.G128] &amp; &quot;&quot;&quot;, &quot;&quot;&quot; &amp; [.H128] &amp; &quot;&quot;&quot;], &quot;" office:value-type="string" office:string-value="&quot;125&quot; :  [&quot;}&quot;, &quot;&amp;#125;&quot;, &quot; &quot;, &quot;Closing brace&quot;], " calcext:value-type="string">
            <text:p>"125" : <text:s/>["}", "&amp;#125;", " ", "Closing brace"], </text:p>
          </table:table-cell>
          <table:table-cell table:style-name="ce7" table:formula="of:=IF(LEN(TRIM([.G128]))&gt;0;&quot;&quot;&quot;&quot; &amp; [.G128] &amp; &quot;&quot;&quot; :  [&quot;&quot;&quot; &amp; [.E128] &amp; &quot;&quot;&quot;, &quot;&quot;&quot; &amp; [.F128] &amp; &quot;&quot;&quot;, &quot;&quot;&quot; &amp; [.G128] &amp; &quot;&quot;&quot;, &quot;&quot;&quot; &amp; [.H12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ivalency sign - tilde</text:p>
          </table:table-cell>
          <table:table-cell table:formula="of:=&quot;&quot;&quot;&quot; &amp; [.A129] &amp; &quot;&quot;&quot; :  [&quot;&quot;&quot; &amp; [.E129] &amp; &quot;&quot;&quot;, &quot;&quot;&quot; &amp; [.F129] &amp; &quot;&quot;&quot;, &quot;&quot;&quot; &amp; [.G129] &amp; &quot;&quot;&quot;, &quot;&quot;&quot; &amp; [.H129] &amp; &quot;&quot;&quot;], &quot;" office:value-type="string" office:string-value="&quot;126&quot; :  [&quot;~&quot;, &quot;&amp;#126;&quot;, &quot; &quot;, &quot;Equivalency sign - tilde&quot;], " calcext:value-type="string">
            <text:p>"126" : <text:s/>["~", "&amp;#126;", " ", "Equivalency sign - tilde"], </text:p>
          </table:table-cell>
          <table:table-cell table:style-name="ce7" table:formula="of:=IF(LEN(TRIM([.G129]))&gt;0;&quot;&quot;&quot;&quot; &amp; [.G129] &amp; &quot;&quot;&quot; :  [&quot;&quot;&quot; &amp; [.E129] &amp; &quot;&quot;&quot;, &quot;&quot;&quot; &amp; [.F129] &amp; &quot;&quot;&quot;, &quot;&quot;&quot; &amp; [.G129] &amp; &quot;&quot;&quot;, &quot;&quot;&quot; &amp; [.H12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/>
          <table:table-cell office:value-type="string" calcext:value-type="string">
            <text:p>&amp;#1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lete</text:p>
          </table:table-cell>
          <table:table-cell table:formula="of:=&quot;&quot;&quot;&quot; &amp; [.A130] &amp; &quot;&quot;&quot; :  [&quot;&quot;&quot; &amp; [.E130] &amp; &quot;&quot;&quot;, &quot;&quot;&quot; &amp; [.F130] &amp; &quot;&quot;&quot;, &quot;&quot;&quot; &amp; [.G130] &amp; &quot;&quot;&quot;, &quot;&quot;&quot; &amp; [.H130] &amp; &quot;&quot;&quot;], &quot;" office:value-type="string" office:string-value="&quot;127&quot; :  [&quot;&quot;, &quot;&amp;#127;&quot;, &quot; &quot;, &quot;Delete&quot;], " calcext:value-type="string">
            <text:p>"127" : <text:s/>["", "&amp;#127;", " ", "Delete"], </text:p>
          </table:table-cell>
          <table:table-cell table:style-name="ce7" table:formula="of:=IF(LEN(TRIM([.G130]))&gt;0;&quot;&quot;&quot;&quot; &amp; [.G130] &amp; &quot;&quot;&quot; :  [&quot;&quot;&quot; &amp; [.E130] &amp; &quot;&quot;&quot;, &quot;&quot;&quot; &amp; [.F130] &amp; &quot;&quot;&quot;, &quot;&quot;&quot; &amp; [.G130] &amp; &quot;&quot;&quot;, &quot;&quot;&quot; &amp; [.H13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&amp;#128;</text:p>
          </table:table-cell>
          <table:table-cell office:value-type="string" calcext:value-type="string">
            <text:p>&amp;euro;</text:p>
          </table:table-cell>
          <table:table-cell office:value-type="string" calcext:value-type="string">
            <text:p>Euro sign</text:p>
          </table:table-cell>
          <table:table-cell table:formula="of:=&quot;&quot;&quot;&quot; &amp; [.A131] &amp; &quot;&quot;&quot; :  [&quot;&quot;&quot; &amp; [.E131] &amp; &quot;&quot;&quot;, &quot;&quot;&quot; &amp; [.F131] &amp; &quot;&quot;&quot;, &quot;&quot;&quot; &amp; [.G131] &amp; &quot;&quot;&quot;, &quot;&quot;&quot; &amp; [.H131] &amp; &quot;&quot;&quot;], &quot;" office:value-type="string" office:string-value="&quot;128&quot; :  [&quot;€&quot;, &quot;&amp;#128;&quot;, &quot;&amp;euro;&quot;, &quot;Euro sign&quot;], " calcext:value-type="string">
            <text:p>"128" : <text:s/>["€", "&amp;#128;", "&amp;euro;", "Euro sign"], </text:p>
          </table:table-cell>
          <table:table-cell table:style-name="ce24" table:formula="of:=IF(LEN(TRIM([.G131]))&gt;0;&quot;&quot;&quot;&quot; &amp; [.G131] &amp; &quot;&quot;&quot; :  [&quot;&quot;&quot; &amp; [.E131] &amp; &quot;&quot;&quot;, &quot;&quot;&quot; &amp; [.F131] &amp; &quot;&quot;&quot;, &quot;&quot;&quot; &amp; [.G131] &amp; &quot;&quot;&quot;, &quot;&quot;&quot; &amp; [.H131] &amp; &quot;&quot;&quot;], &quot;;FALSE())" office:value-type="string" office:string-value="&quot;&amp;euro;&quot; :  [&quot;€&quot;, &quot;&amp;#128;&quot;, &quot;&amp;euro;&quot;, &quot;Euro sign&quot;], " calcext:value-type="string">
            <text:p>"&amp;euro;" : <text:s/>["€", "&amp;#128;", "&amp;euro;", "Euro sign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000001" calcext:value-type="float">
            <text:p>100000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32] &amp; &quot;&quot;&quot; :  [&quot;&quot;&quot; &amp; [.E132] &amp; &quot;&quot;&quot;, &quot;&quot;&quot; &amp; [.F132] &amp; &quot;&quot;&quot;, &quot;&quot;&quot; &amp; [.G132] &amp; &quot;&quot;&quot;, &quot;&quot;&quot; &amp; [.H132] &amp; &quot;&quot;&quot;], &quot;" office:value-type="string" office:string-value="&quot;129&quot; :  [&quot; &quot;, &quot; &quot;, &quot; &quot;, &quot; &quot;], " calcext:value-type="string">
            <text:p>"129" : <text:s/>[" ", " ", " ", " "], </text:p>
          </table:table-cell>
          <table:table-cell table:style-name="ce7" table:formula="of:=IF(LEN(TRIM([.G132]))&gt;0;&quot;&quot;&quot;&quot; &amp; [.G132] &amp; &quot;&quot;&quot; :  [&quot;&quot;&quot; &amp; [.E132] &amp; &quot;&quot;&quot;, &quot;&quot;&quot; &amp; [.F132] &amp; &quot;&quot;&quot;, &quot;&quot;&quot; &amp; [.G132] &amp; &quot;&quot;&quot;, &quot;&quot;&quot; &amp; [.H13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&amp;#130;</text:p>
          </table:table-cell>
          <table:table-cell office:value-type="string" calcext:value-type="string">
            <text:p>&amp;sbquo;</text:p>
          </table:table-cell>
          <table:table-cell office:value-type="string" calcext:value-type="string">
            <text:p>Single low-9 quotation mark</text:p>
          </table:table-cell>
          <table:table-cell table:formula="of:=&quot;&quot;&quot;&quot; &amp; [.A133] &amp; &quot;&quot;&quot; :  [&quot;&quot;&quot; &amp; [.E133] &amp; &quot;&quot;&quot;, &quot;&quot;&quot; &amp; [.F133] &amp; &quot;&quot;&quot;, &quot;&quot;&quot; &amp; [.G133] &amp; &quot;&quot;&quot;, &quot;&quot;&quot; &amp; [.H133] &amp; &quot;&quot;&quot;], &quot;" office:value-type="string" office:string-value="&quot;130&quot; :  [&quot;‚&quot;, &quot;&amp;#130;&quot;, &quot;&amp;sbquo;&quot;, &quot;Single low-9 quotation mark&quot;], " calcext:value-type="string">
            <text:p>"130" : <text:s/>["‚", "&amp;#130;", "&amp;sbquo;", "Single low-9 quotation mark"], </text:p>
          </table:table-cell>
          <table:table-cell table:style-name="ce24" table:formula="of:=IF(LEN(TRIM([.G133]))&gt;0;&quot;&quot;&quot;&quot; &amp; [.G133] &amp; &quot;&quot;&quot; :  [&quot;&quot;&quot; &amp; [.E133] &amp; &quot;&quot;&quot;, &quot;&quot;&quot; &amp; [.F133] &amp; &quot;&quot;&quot;, &quot;&quot;&quot; &amp; [.G133] &amp; &quot;&quot;&quot;, &quot;&quot;&quot; &amp; [.H133] &amp; &quot;&quot;&quot;], &quot;;FALSE())" office:value-type="string" office:string-value="&quot;&amp;sbquo;&quot; :  [&quot;‚&quot;, &quot;&amp;#130;&quot;, &quot;&amp;sbquo;&quot;, &quot;Single low-9 quotation mark&quot;], " calcext:value-type="string">
            <text:p>"&amp;sbquo;" : <text:s/>["‚", "&amp;#130;", "&amp;sbquo;", "Sing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&amp;#131;</text:p>
          </table:table-cell>
          <table:table-cell office:value-type="string" calcext:value-type="string">
            <text:p>&amp;fnof;</text:p>
          </table:table-cell>
          <table:table-cell office:value-type="string" calcext:value-type="string">
            <text:p>Latin small letter f with hook</text:p>
          </table:table-cell>
          <table:table-cell table:formula="of:=&quot;&quot;&quot;&quot; &amp; [.A134] &amp; &quot;&quot;&quot; :  [&quot;&quot;&quot; &amp; [.E134] &amp; &quot;&quot;&quot;, &quot;&quot;&quot; &amp; [.F134] &amp; &quot;&quot;&quot;, &quot;&quot;&quot; &amp; [.G134] &amp; &quot;&quot;&quot;, &quot;&quot;&quot; &amp; [.H134] &amp; &quot;&quot;&quot;], &quot;" office:value-type="string" office:string-value="&quot;131&quot; :  [&quot;ƒ&quot;, &quot;&amp;#131;&quot;, &quot;&amp;fnof;&quot;, &quot;Latin small letter f with hook&quot;], " calcext:value-type="string">
            <text:p>"131" : <text:s/>["ƒ", "&amp;#131;", "&amp;fnof;", "Latin small letter f with hook"], </text:p>
          </table:table-cell>
          <table:table-cell table:style-name="ce24" table:formula="of:=IF(LEN(TRIM([.G134]))&gt;0;&quot;&quot;&quot;&quot; &amp; [.G134] &amp; &quot;&quot;&quot; :  [&quot;&quot;&quot; &amp; [.E134] &amp; &quot;&quot;&quot;, &quot;&quot;&quot; &amp; [.F134] &amp; &quot;&quot;&quot;, &quot;&quot;&quot; &amp; [.G134] &amp; &quot;&quot;&quot;, &quot;&quot;&quot; &amp; [.H134] &amp; &quot;&quot;&quot;], &quot;;FALSE())" office:value-type="string" office:string-value="&quot;&amp;fnof;&quot; :  [&quot;ƒ&quot;, &quot;&amp;#131;&quot;, &quot;&amp;fnof;&quot;, &quot;Latin small letter f with hook&quot;], " calcext:value-type="string">
            <text:p>"&amp;fnof;" : <text:s/>["ƒ", "&amp;#131;", "&amp;fnof;", "Latin small letter f with hook"], 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&amp;#132;</text:p>
          </table:table-cell>
          <table:table-cell office:value-type="string" calcext:value-type="string">
            <text:p>&amp;bdquo;</text:p>
          </table:table-cell>
          <table:table-cell office:value-type="string" calcext:value-type="string">
            <text:p>Double low-9 quotation mark</text:p>
          </table:table-cell>
          <table:table-cell table:formula="of:=&quot;&quot;&quot;&quot; &amp; [.A135] &amp; &quot;&quot;&quot; :  [&quot;&quot;&quot; &amp; [.E135] &amp; &quot;&quot;&quot;, &quot;&quot;&quot; &amp; [.F135] &amp; &quot;&quot;&quot;, &quot;&quot;&quot; &amp; [.G135] &amp; &quot;&quot;&quot;, &quot;&quot;&quot; &amp; [.H135] &amp; &quot;&quot;&quot;], &quot;" office:value-type="string" office:string-value="&quot;132&quot; :  [&quot;„&quot;, &quot;&amp;#132;&quot;, &quot;&amp;bdquo;&quot;, &quot;Double low-9 quotation mark&quot;], " calcext:value-type="string">
            <text:p>"132" : <text:s/>["„", "&amp;#132;", "&amp;bdquo;", "Double low-9 quotation mark"], </text:p>
          </table:table-cell>
          <table:table-cell table:style-name="ce24" table:formula="of:=IF(LEN(TRIM([.G135]))&gt;0;&quot;&quot;&quot;&quot; &amp; [.G135] &amp; &quot;&quot;&quot; :  [&quot;&quot;&quot; &amp; [.E135] &amp; &quot;&quot;&quot;, &quot;&quot;&quot; &amp; [.F135] &amp; &quot;&quot;&quot;, &quot;&quot;&quot; &amp; [.G135] &amp; &quot;&quot;&quot;, &quot;&quot;&quot; &amp; [.H135] &amp; &quot;&quot;&quot;], &quot;;FALSE())" office:value-type="string" office:string-value="&quot;&amp;bdquo;&quot; :  [&quot;„&quot;, &quot;&amp;#132;&quot;, &quot;&amp;bdquo;&quot;, &quot;Double low-9 quotation mark&quot;], " calcext:value-type="string">
            <text:p>"&amp;bdquo;" : <text:s/>["„", "&amp;#132;", "&amp;bdquo;", "Doub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amp;#133;</text:p>
          </table:table-cell>
          <table:table-cell office:value-type="string" calcext:value-type="string">
            <text:p>&amp;hellip;</text:p>
          </table:table-cell>
          <table:table-cell office:value-type="string" calcext:value-type="string">
            <text:p>Horizontal ellipsis</text:p>
          </table:table-cell>
          <table:table-cell table:formula="of:=&quot;&quot;&quot;&quot; &amp; [.A136] &amp; &quot;&quot;&quot; :  [&quot;&quot;&quot; &amp; [.E136] &amp; &quot;&quot;&quot;, &quot;&quot;&quot; &amp; [.F136] &amp; &quot;&quot;&quot;, &quot;&quot;&quot; &amp; [.G136] &amp; &quot;&quot;&quot;, &quot;&quot;&quot; &amp; [.H136] &amp; &quot;&quot;&quot;], &quot;" office:value-type="string" office:string-value="&quot;133&quot; :  [&quot;…&quot;, &quot;&amp;#133;&quot;, &quot;&amp;hellip;&quot;, &quot;Horizontal ellipsis&quot;], " calcext:value-type="string">
            <text:p>"133" : <text:s/>["…", "&amp;#133;", "&amp;hellip;", "Horizontal ellipsis"], </text:p>
          </table:table-cell>
          <table:table-cell table:style-name="ce24" table:formula="of:=IF(LEN(TRIM([.G136]))&gt;0;&quot;&quot;&quot;&quot; &amp; [.G136] &amp; &quot;&quot;&quot; :  [&quot;&quot;&quot; &amp; [.E136] &amp; &quot;&quot;&quot;, &quot;&quot;&quot; &amp; [.F136] &amp; &quot;&quot;&quot;, &quot;&quot;&quot; &amp; [.G136] &amp; &quot;&quot;&quot;, &quot;&quot;&quot; &amp; [.H136] &amp; &quot;&quot;&quot;], &quot;;FALSE())" office:value-type="string" office:string-value="&quot;&amp;hellip;&quot; :  [&quot;…&quot;, &quot;&amp;#133;&quot;, &quot;&amp;hellip;&quot;, &quot;Horizontal ellipsis&quot;], " calcext:value-type="string">
            <text:p>"&amp;hellip;" : <text:s/>["…", "&amp;#133;", "&amp;hellip;", "Horizontal ellipsis"], 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&amp;#134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agger</text:p>
          </table:table-cell>
          <table:table-cell table:formula="of:=&quot;&quot;&quot;&quot; &amp; [.A137] &amp; &quot;&quot;&quot; :  [&quot;&quot;&quot; &amp; [.E137] &amp; &quot;&quot;&quot;, &quot;&quot;&quot; &amp; [.F137] &amp; &quot;&quot;&quot;, &quot;&quot;&quot; &amp; [.G137] &amp; &quot;&quot;&quot;, &quot;&quot;&quot; &amp; [.H137] &amp; &quot;&quot;&quot;], &quot;" office:value-type="string" office:string-value="&quot;134&quot; :  [&quot;†&quot;, &quot;&amp;#134;&quot;, &quot;&amp;dagger;&quot;, &quot;Dagger&quot;], " calcext:value-type="string">
            <text:p>"134" : <text:s/>["†", "&amp;#134;", "&amp;dagger;", "Dagger"], </text:p>
          </table:table-cell>
          <table:table-cell table:style-name="ce24" table:formula="of:=IF(LEN(TRIM([.G137]))&gt;0;&quot;&quot;&quot;&quot; &amp; [.G137] &amp; &quot;&quot;&quot; :  [&quot;&quot;&quot; &amp; [.E137] &amp; &quot;&quot;&quot;, &quot;&quot;&quot; &amp; [.F137] &amp; &quot;&quot;&quot;, &quot;&quot;&quot; &amp; [.G137] &amp; &quot;&quot;&quot;, &quot;&quot;&quot; &amp; [.H137] &amp; &quot;&quot;&quot;], &quot;;FALSE())" office:value-type="string" office:string-value="&quot;&amp;dagger;&quot; :  [&quot;†&quot;, &quot;&amp;#134;&quot;, &quot;&amp;dagger;&quot;, &quot;Dagger&quot;], " calcext:value-type="string">
            <text:p>"&amp;dagger;" : <text:s/>["†", "&amp;#134;", "&amp;dagger;", "Dagger"], 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&amp;#135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ouble dagger</text:p>
          </table:table-cell>
          <table:table-cell table:formula="of:=&quot;&quot;&quot;&quot; &amp; [.A138] &amp; &quot;&quot;&quot; :  [&quot;&quot;&quot; &amp; [.E138] &amp; &quot;&quot;&quot;, &quot;&quot;&quot; &amp; [.F138] &amp; &quot;&quot;&quot;, &quot;&quot;&quot; &amp; [.G138] &amp; &quot;&quot;&quot;, &quot;&quot;&quot; &amp; [.H138] &amp; &quot;&quot;&quot;], &quot;" office:value-type="string" office:string-value="&quot;135&quot; :  [&quot;‡&quot;, &quot;&amp;#135;&quot;, &quot;&amp;Dagger;&quot;, &quot;Double dagger&quot;], " calcext:value-type="string">
            <text:p>"135" : <text:s/>["‡", "&amp;#135;", "&amp;Dagger;", "Double dagger"], </text:p>
          </table:table-cell>
          <table:table-cell table:style-name="ce24" table:formula="of:=IF(LEN(TRIM([.G138]))&gt;0;&quot;&quot;&quot;&quot; &amp; [.G138] &amp; &quot;&quot;&quot; :  [&quot;&quot;&quot; &amp; [.E138] &amp; &quot;&quot;&quot;, &quot;&quot;&quot; &amp; [.F138] &amp; &quot;&quot;&quot;, &quot;&quot;&quot; &amp; [.G138] &amp; &quot;&quot;&quot;, &quot;&quot;&quot; &amp; [.H138] &amp; &quot;&quot;&quot;], &quot;;FALSE())" office:value-type="string" office:string-value="&quot;&amp;Dagger;&quot; :  [&quot;‡&quot;, &quot;&amp;#135;&quot;, &quot;&amp;Dagger;&quot;, &quot;Double dagger&quot;], " calcext:value-type="string">
            <text:p>"&amp;Dagger;" : <text:s/>["‡", "&amp;#135;", "&amp;Dagger;", "Double dagger"], 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&amp;#136;</text:p>
          </table:table-cell>
          <table:table-cell office:value-type="string" calcext:value-type="string">
            <text:p>&amp;circ;</text:p>
          </table:table-cell>
          <table:table-cell office:value-type="string" calcext:value-type="string">
            <text:p>Modifier letter circumflex accent</text:p>
          </table:table-cell>
          <table:table-cell table:formula="of:=&quot;&quot;&quot;&quot; &amp; [.A139] &amp; &quot;&quot;&quot; :  [&quot;&quot;&quot; &amp; [.E139] &amp; &quot;&quot;&quot;, &quot;&quot;&quot; &amp; [.F139] &amp; &quot;&quot;&quot;, &quot;&quot;&quot; &amp; [.G139] &amp; &quot;&quot;&quot;, &quot;&quot;&quot; &amp; [.H139] &amp; &quot;&quot;&quot;], &quot;" office:value-type="string" office:string-value="&quot;136&quot; :  [&quot;ˆ&quot;, &quot;&amp;#136;&quot;, &quot;&amp;circ;&quot;, &quot;Modifier letter circumflex accent&quot;], " calcext:value-type="string">
            <text:p>"136" : <text:s/>["ˆ", "&amp;#136;", "&amp;circ;", "Modifier letter circumflex accent"], </text:p>
          </table:table-cell>
          <table:table-cell table:style-name="ce24" table:formula="of:=IF(LEN(TRIM([.G139]))&gt;0;&quot;&quot;&quot;&quot; &amp; [.G139] &amp; &quot;&quot;&quot; :  [&quot;&quot;&quot; &amp; [.E139] &amp; &quot;&quot;&quot;, &quot;&quot;&quot; &amp; [.F139] &amp; &quot;&quot;&quot;, &quot;&quot;&quot; &amp; [.G139] &amp; &quot;&quot;&quot;, &quot;&quot;&quot; &amp; [.H139] &amp; &quot;&quot;&quot;], &quot;;FALSE())" office:value-type="string" office:string-value="&quot;&amp;circ;&quot; :  [&quot;ˆ&quot;, &quot;&amp;#136;&quot;, &quot;&amp;circ;&quot;, &quot;Modifier letter circumflex accent&quot;], " calcext:value-type="string">
            <text:p>"&amp;circ;" : <text:s/>["ˆ", "&amp;#136;", "&amp;circ;", "Modifier letter circumflex accent"], 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&amp;#137;</text:p>
          </table:table-cell>
          <table:table-cell office:value-type="string" calcext:value-type="string">
            <text:p>&amp;permil;</text:p>
          </table:table-cell>
          <table:table-cell office:value-type="string" calcext:value-type="string">
            <text:p>Per mille sign</text:p>
          </table:table-cell>
          <table:table-cell table:formula="of:=&quot;&quot;&quot;&quot; &amp; [.A140] &amp; &quot;&quot;&quot; :  [&quot;&quot;&quot; &amp; [.E140] &amp; &quot;&quot;&quot;, &quot;&quot;&quot; &amp; [.F140] &amp; &quot;&quot;&quot;, &quot;&quot;&quot; &amp; [.G140] &amp; &quot;&quot;&quot;, &quot;&quot;&quot; &amp; [.H140] &amp; &quot;&quot;&quot;], &quot;" office:value-type="string" office:string-value="&quot;137&quot; :  [&quot;‰&quot;, &quot;&amp;#137;&quot;, &quot;&amp;permil;&quot;, &quot;Per mille sign&quot;], " calcext:value-type="string">
            <text:p>"137" : <text:s/>["‰", "&amp;#137;", "&amp;permil;", "Per mille sign"], </text:p>
          </table:table-cell>
          <table:table-cell table:style-name="ce24" table:formula="of:=IF(LEN(TRIM([.G140]))&gt;0;&quot;&quot;&quot;&quot; &amp; [.G140] &amp; &quot;&quot;&quot; :  [&quot;&quot;&quot; &amp; [.E140] &amp; &quot;&quot;&quot;, &quot;&quot;&quot; &amp; [.F140] &amp; &quot;&quot;&quot;, &quot;&quot;&quot; &amp; [.G140] &amp; &quot;&quot;&quot;, &quot;&quot;&quot; &amp; [.H140] &amp; &quot;&quot;&quot;], &quot;;FALSE())" office:value-type="string" office:string-value="&quot;&amp;permil;&quot; :  [&quot;‰&quot;, &quot;&amp;#137;&quot;, &quot;&amp;permil;&quot;, &quot;Per mille sign&quot;], " calcext:value-type="string">
            <text:p>"&amp;permil;" : <text:s/>["‰", "&amp;#137;", "&amp;permil;", "Per mille sign"], 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A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38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capital letter S with caron</text:p>
          </table:table-cell>
          <table:table-cell table:formula="of:=&quot;&quot;&quot;&quot; &amp; [.A141] &amp; &quot;&quot;&quot; :  [&quot;&quot;&quot; &amp; [.E141] &amp; &quot;&quot;&quot;, &quot;&quot;&quot; &amp; [.F141] &amp; &quot;&quot;&quot;, &quot;&quot;&quot; &amp; [.G141] &amp; &quot;&quot;&quot;, &quot;&quot;&quot; &amp; [.H141] &amp; &quot;&quot;&quot;], &quot;" office:value-type="string" office:string-value="&quot;138&quot; :  [&quot;Š&quot;, &quot;&amp;#138;&quot;, &quot;&amp;Scaron;&quot;, &quot;Latin capital letter S with caron&quot;], " calcext:value-type="string">
            <text:p>"138" : <text:s/>["Š", "&amp;#138;", "&amp;Scaron;", "Latin capital letter S with caron"], </text:p>
          </table:table-cell>
          <table:table-cell table:style-name="ce24" table:formula="of:=IF(LEN(TRIM([.G141]))&gt;0;&quot;&quot;&quot;&quot; &amp; [.G141] &amp; &quot;&quot;&quot; :  [&quot;&quot;&quot; &amp; [.E141] &amp; &quot;&quot;&quot;, &quot;&quot;&quot; &amp; [.F141] &amp; &quot;&quot;&quot;, &quot;&quot;&quot; &amp; [.G141] &amp; &quot;&quot;&quot;, &quot;&quot;&quot; &amp; [.H141] &amp; &quot;&quot;&quot;], &quot;;FALSE())" office:value-type="string" office:string-value="&quot;&amp;Scaron;&quot; :  [&quot;Š&quot;, &quot;&amp;#138;&quot;, &quot;&amp;Scaron;&quot;, &quot;Latin capital letter S with caron&quot;], " calcext:value-type="string">
            <text:p>"&amp;Scaron;" : <text:s/>["Š", "&amp;#138;", "&amp;Scaron;", "Latin capital letter S with caron"], 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B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&amp;#139;</text:p>
          </table:table-cell>
          <table:table-cell office:value-type="string" calcext:value-type="string">
            <text:p>&amp;lsaquo;</text:p>
          </table:table-cell>
          <table:table-cell office:value-type="string" calcext:value-type="string">
            <text:p>Single left-pointing angle quotation</text:p>
          </table:table-cell>
          <table:table-cell table:formula="of:=&quot;&quot;&quot;&quot; &amp; [.A142] &amp; &quot;&quot;&quot; :  [&quot;&quot;&quot; &amp; [.E142] &amp; &quot;&quot;&quot;, &quot;&quot;&quot; &amp; [.F142] &amp; &quot;&quot;&quot;, &quot;&quot;&quot; &amp; [.G142] &amp; &quot;&quot;&quot;, &quot;&quot;&quot; &amp; [.H142] &amp; &quot;&quot;&quot;], &quot;" office:value-type="string" office:string-value="&quot;139&quot; :  [&quot;‹&quot;, &quot;&amp;#139;&quot;, &quot;&amp;lsaquo;&quot;, &quot;Single left-pointing angle quotation&quot;], " calcext:value-type="string">
            <text:p>"139" : <text:s/>["‹", "&amp;#139;", "&amp;lsaquo;", "Single left-pointing angle quotation"], </text:p>
          </table:table-cell>
          <table:table-cell table:style-name="ce24" table:formula="of:=IF(LEN(TRIM([.G142]))&gt;0;&quot;&quot;&quot;&quot; &amp; [.G142] &amp; &quot;&quot;&quot; :  [&quot;&quot;&quot; &amp; [.E142] &amp; &quot;&quot;&quot;, &quot;&quot;&quot; &amp; [.F142] &amp; &quot;&quot;&quot;, &quot;&quot;&quot; &amp; [.G142] &amp; &quot;&quot;&quot;, &quot;&quot;&quot; &amp; [.H142] &amp; &quot;&quot;&quot;], &quot;;FALSE())" office:value-type="string" office:string-value="&quot;&amp;lsaquo;&quot; :  [&quot;‹&quot;, &quot;&amp;#139;&quot;, &quot;&amp;lsaquo;&quot;, &quot;Single left-pointing angle quotation&quot;], " calcext:value-type="string">
            <text:p>"&amp;lsaquo;" : <text:s/>["‹", "&amp;#139;", "&amp;lsaquo;", "Single left-pointing angle quotation"], 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C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40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capital ligature OE</text:p>
          </table:table-cell>
          <table:table-cell table:formula="of:=&quot;&quot;&quot;&quot; &amp; [.A143] &amp; &quot;&quot;&quot; :  [&quot;&quot;&quot; &amp; [.E143] &amp; &quot;&quot;&quot;, &quot;&quot;&quot; &amp; [.F143] &amp; &quot;&quot;&quot;, &quot;&quot;&quot; &amp; [.G143] &amp; &quot;&quot;&quot;, &quot;&quot;&quot; &amp; [.H143] &amp; &quot;&quot;&quot;], &quot;" office:value-type="string" office:string-value="&quot;140&quot; :  [&quot;Œ&quot;, &quot;&amp;#140;&quot;, &quot;&amp;OElig;&quot;, &quot;Latin capital ligature OE&quot;], " calcext:value-type="string">
            <text:p>"140" : <text:s/>["Œ", "&amp;#140;", "&amp;OElig;", "Latin capital ligature OE"], </text:p>
          </table:table-cell>
          <table:table-cell table:style-name="ce24" table:formula="of:=IF(LEN(TRIM([.G143]))&gt;0;&quot;&quot;&quot;&quot; &amp; [.G143] &amp; &quot;&quot;&quot; :  [&quot;&quot;&quot; &amp; [.E143] &amp; &quot;&quot;&quot;, &quot;&quot;&quot; &amp; [.F143] &amp; &quot;&quot;&quot;, &quot;&quot;&quot; &amp; [.G143] &amp; &quot;&quot;&quot;, &quot;&quot;&quot; &amp; [.H143] &amp; &quot;&quot;&quot;], &quot;;FALSE())" office:value-type="string" office:string-value="&quot;&amp;OElig;&quot; :  [&quot;Œ&quot;, &quot;&amp;#140;&quot;, &quot;&amp;OElig;&quot;, &quot;Latin capital ligature OE&quot;], " calcext:value-type="string">
            <text:p>"&amp;OElig;" : <text:s/>["Œ", "&amp;#140;", "&amp;OElig;", "Latin capital ligature OE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D</text:p>
          </table:table-cell>
          <table:table-cell office:value-type="float" office:value="10001101" calcext:value-type="float">
            <text:p>100011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4] &amp; &quot;&quot;&quot; :  [&quot;&quot;&quot; &amp; [.E144] &amp; &quot;&quot;&quot;, &quot;&quot;&quot; &amp; [.F144] &amp; &quot;&quot;&quot;, &quot;&quot;&quot; &amp; [.G144] &amp; &quot;&quot;&quot;, &quot;&quot;&quot; &amp; [.H144] &amp; &quot;&quot;&quot;], &quot;" office:value-type="string" office:string-value="&quot;141&quot; :  [&quot; &quot;, &quot; &quot;, &quot; &quot;, &quot; &quot;], " calcext:value-type="string">
            <text:p>"141" : <text:s/>[" ", " ", " ", " "], </text:p>
          </table:table-cell>
          <table:table-cell table:style-name="ce7" table:formula="of:=IF(LEN(TRIM([.G144]))&gt;0;&quot;&quot;&quot;&quot; &amp; [.G144] &amp; &quot;&quot;&quot; :  [&quot;&quot;&quot; &amp; [.E144] &amp; &quot;&quot;&quot;, &quot;&quot;&quot; &amp; [.F144] &amp; &quot;&quot;&quot;, &quot;&quot;&quot; &amp; [.G144] &amp; &quot;&quot;&quot;, &quot;&quot;&quot; &amp; [.H14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E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captial letter Z with caron</text:p>
          </table:table-cell>
          <table:table-cell table:formula="of:=&quot;&quot;&quot;&quot; &amp; [.A145] &amp; &quot;&quot;&quot; :  [&quot;&quot;&quot; &amp; [.E145] &amp; &quot;&quot;&quot;, &quot;&quot;&quot; &amp; [.F145] &amp; &quot;&quot;&quot;, &quot;&quot;&quot; &amp; [.G145] &amp; &quot;&quot;&quot;, &quot;&quot;&quot; &amp; [.H145] &amp; &quot;&quot;&quot;], &quot;" office:value-type="string" office:string-value="&quot;142&quot; :  [&quot;Ž&quot;, &quot;&amp;#142;&quot;, &quot; &quot;, &quot;Latin captial letter Z with caron&quot;], " calcext:value-type="string">
            <text:p>"142" : <text:s/>["Ž", "&amp;#142;", " ", "Latin captial letter Z with caron"], </text:p>
          </table:table-cell>
          <table:table-cell table:style-name="ce7" table:formula="of:=IF(LEN(TRIM([.G145]))&gt;0;&quot;&quot;&quot;&quot; &amp; [.G145] &amp; &quot;&quot;&quot; :  [&quot;&quot;&quot; &amp; [.E145] &amp; &quot;&quot;&quot;, &quot;&quot;&quot; &amp; [.F145] &amp; &quot;&quot;&quot;, &quot;&quot;&quot; &amp; [.G145] &amp; &quot;&quot;&quot;, &quot;&quot;&quot; &amp; [.H14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F</text:p>
          </table:table-cell>
          <table:table-cell office:value-type="float" office:value="10001111" calcext:value-type="float">
            <text:p>1000111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6] &amp; &quot;&quot;&quot; :  [&quot;&quot;&quot; &amp; [.E146] &amp; &quot;&quot;&quot;, &quot;&quot;&quot; &amp; [.F146] &amp; &quot;&quot;&quot;, &quot;&quot;&quot; &amp; [.G146] &amp; &quot;&quot;&quot;, &quot;&quot;&quot; &amp; [.H146] &amp; &quot;&quot;&quot;], &quot;" office:value-type="string" office:string-value="&quot;143&quot; :  [&quot; &quot;, &quot; &quot;, &quot; &quot;, &quot; &quot;], " calcext:value-type="string">
            <text:p>"143" : <text:s/>[" ", " ", " ", " "], </text:p>
          </table:table-cell>
          <table:table-cell table:style-name="ce7" table:formula="of:=IF(LEN(TRIM([.G146]))&gt;0;&quot;&quot;&quot;&quot; &amp; [.G146] &amp; &quot;&quot;&quot; :  [&quot;&quot;&quot; &amp; [.E146] &amp; &quot;&quot;&quot;, &quot;&quot;&quot; &amp; [.F146] &amp; &quot;&quot;&quot;, &quot;&quot;&quot; &amp; [.G146] &amp; &quot;&quot;&quot;, &quot;&quot;&quot; &amp; [.H14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010000" calcext:value-type="float">
            <text:p>10010000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7] &amp; &quot;&quot;&quot; :  [&quot;&quot;&quot; &amp; [.E147] &amp; &quot;&quot;&quot;, &quot;&quot;&quot; &amp; [.F147] &amp; &quot;&quot;&quot;, &quot;&quot;&quot; &amp; [.G147] &amp; &quot;&quot;&quot;, &quot;&quot;&quot; &amp; [.H147] &amp; &quot;&quot;&quot;], &quot;" office:value-type="string" office:string-value="&quot;144&quot; :  [&quot; &quot;, &quot; &quot;, &quot; &quot;, &quot; &quot;], " calcext:value-type="string">
            <text:p>"144" : <text:s/>[" ", " ", " ", " "], </text:p>
          </table:table-cell>
          <table:table-cell table:style-name="ce7" table:formula="of:=IF(LEN(TRIM([.G147]))&gt;0;&quot;&quot;&quot;&quot; &amp; [.G147] &amp; &quot;&quot;&quot; :  [&quot;&quot;&quot; &amp; [.E147] &amp; &quot;&quot;&quot;, &quot;&quot;&quot; &amp; [.F147] &amp; &quot;&quot;&quot;, &quot;&quot;&quot; &amp; [.G147] &amp; &quot;&quot;&quot;, &quot;&quot;&quot; &amp; [.H14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&amp;#145;</text:p>
          </table:table-cell>
          <table:table-cell office:value-type="string" calcext:value-type="string">
            <text:p>&amp;lsquo;</text:p>
          </table:table-cell>
          <table:table-cell office:value-type="string" calcext:value-type="string">
            <text:p>Left single quotation mark</text:p>
          </table:table-cell>
          <table:table-cell table:formula="of:=&quot;&quot;&quot;&quot; &amp; [.A148] &amp; &quot;&quot;&quot; :  [&quot;&quot;&quot; &amp; [.E148] &amp; &quot;&quot;&quot;, &quot;&quot;&quot; &amp; [.F148] &amp; &quot;&quot;&quot;, &quot;&quot;&quot; &amp; [.G148] &amp; &quot;&quot;&quot;, &quot;&quot;&quot; &amp; [.H148] &amp; &quot;&quot;&quot;], &quot;" office:value-type="string" office:string-value="&quot;145&quot; :  [&quot;‘&quot;, &quot;&amp;#145;&quot;, &quot;&amp;lsquo;&quot;, &quot;Left single quotation mark&quot;], " calcext:value-type="string">
            <text:p>"145" : <text:s/>["‘", "&amp;#145;", "&amp;lsquo;", "Left single quotation mark"], </text:p>
          </table:table-cell>
          <table:table-cell table:style-name="ce24" table:formula="of:=IF(LEN(TRIM([.G148]))&gt;0;&quot;&quot;&quot;&quot; &amp; [.G148] &amp; &quot;&quot;&quot; :  [&quot;&quot;&quot; &amp; [.E148] &amp; &quot;&quot;&quot;, &quot;&quot;&quot; &amp; [.F148] &amp; &quot;&quot;&quot;, &quot;&quot;&quot; &amp; [.G148] &amp; &quot;&quot;&quot;, &quot;&quot;&quot; &amp; [.H148] &amp; &quot;&quot;&quot;], &quot;;FALSE())" office:value-type="string" office:string-value="&quot;&amp;lsquo;&quot; :  [&quot;‘&quot;, &quot;&amp;#145;&quot;, &quot;&amp;lsquo;&quot;, &quot;Left single quotation mark&quot;], " calcext:value-type="string">
            <text:p>"&amp;lsquo;" : <text:s/>["‘", "&amp;#145;", "&amp;lsquo;", "Lef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&amp;#146;</text:p>
          </table:table-cell>
          <table:table-cell office:value-type="string" calcext:value-type="string">
            <text:p>&amp;rsquo;</text:p>
          </table:table-cell>
          <table:table-cell office:value-type="string" calcext:value-type="string">
            <text:p>Right single quotation mark</text:p>
          </table:table-cell>
          <table:table-cell table:formula="of:=&quot;&quot;&quot;&quot; &amp; [.A149] &amp; &quot;&quot;&quot; :  [&quot;&quot;&quot; &amp; [.E149] &amp; &quot;&quot;&quot;, &quot;&quot;&quot; &amp; [.F149] &amp; &quot;&quot;&quot;, &quot;&quot;&quot; &amp; [.G149] &amp; &quot;&quot;&quot;, &quot;&quot;&quot; &amp; [.H149] &amp; &quot;&quot;&quot;], &quot;" office:value-type="string" office:string-value="&quot;146&quot; :  [&quot;’&quot;, &quot;&amp;#146;&quot;, &quot;&amp;rsquo;&quot;, &quot;Right single quotation mark&quot;], " calcext:value-type="string">
            <text:p>"146" : <text:s/>["’", "&amp;#146;", "&amp;rsquo;", "Right single quotation mark"], </text:p>
          </table:table-cell>
          <table:table-cell table:style-name="ce24" table:formula="of:=IF(LEN(TRIM([.G149]))&gt;0;&quot;&quot;&quot;&quot; &amp; [.G149] &amp; &quot;&quot;&quot; :  [&quot;&quot;&quot; &amp; [.E149] &amp; &quot;&quot;&quot;, &quot;&quot;&quot; &amp; [.F149] &amp; &quot;&quot;&quot;, &quot;&quot;&quot; &amp; [.G149] &amp; &quot;&quot;&quot;, &quot;&quot;&quot; &amp; [.H149] &amp; &quot;&quot;&quot;], &quot;;FALSE())" office:value-type="string" office:string-value="&quot;&amp;rsquo;&quot; :  [&quot;’&quot;, &quot;&amp;#146;&quot;, &quot;&amp;rsquo;&quot;, &quot;Right single quotation mark&quot;], " calcext:value-type="string">
            <text:p>"&amp;rsquo;" : <text:s/>["’", "&amp;#146;", "&amp;rsquo;", "Righ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&amp;#147;</text:p>
          </table:table-cell>
          <table:table-cell office:value-type="string" calcext:value-type="string">
            <text:p>&amp;ldquo;</text:p>
          </table:table-cell>
          <table:table-cell office:value-type="string" calcext:value-type="string">
            <text:p>Left double quotation mark</text:p>
          </table:table-cell>
          <table:table-cell table:formula="of:=&quot;&quot;&quot;&quot; &amp; [.A150] &amp; &quot;&quot;&quot; :  [&quot;&quot;&quot; &amp; [.E150] &amp; &quot;&quot;&quot;, &quot;&quot;&quot; &amp; [.F150] &amp; &quot;&quot;&quot;, &quot;&quot;&quot; &amp; [.G150] &amp; &quot;&quot;&quot;, &quot;&quot;&quot; &amp; [.H150] &amp; &quot;&quot;&quot;], &quot;" office:value-type="string" office:string-value="&quot;147&quot; :  [&quot;“&quot;, &quot;&amp;#147;&quot;, &quot;&amp;ldquo;&quot;, &quot;Left double quotation mark&quot;], " calcext:value-type="string">
            <text:p>"147" : <text:s/>["“", "&amp;#147;", "&amp;ldquo;", "Left double quotation mark"], </text:p>
          </table:table-cell>
          <table:table-cell table:style-name="ce24" table:formula="of:=IF(LEN(TRIM([.G150]))&gt;0;&quot;&quot;&quot;&quot; &amp; [.G150] &amp; &quot;&quot;&quot; :  [&quot;&quot;&quot; &amp; [.E150] &amp; &quot;&quot;&quot;, &quot;&quot;&quot; &amp; [.F150] &amp; &quot;&quot;&quot;, &quot;&quot;&quot; &amp; [.G150] &amp; &quot;&quot;&quot;, &quot;&quot;&quot; &amp; [.H150] &amp; &quot;&quot;&quot;], &quot;;FALSE())" office:value-type="string" office:string-value="&quot;&amp;ldquo;&quot; :  [&quot;“&quot;, &quot;&amp;#147;&quot;, &quot;&amp;ldquo;&quot;, &quot;Left double quotation mark&quot;], " calcext:value-type="string">
            <text:p>"&amp;ldquo;" : <text:s/>["“", "&amp;#147;", "&amp;ldquo;", "Lef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&amp;#148;</text:p>
          </table:table-cell>
          <table:table-cell office:value-type="string" calcext:value-type="string">
            <text:p>&amp;rdquo;</text:p>
          </table:table-cell>
          <table:table-cell office:value-type="string" calcext:value-type="string">
            <text:p>Right double quotation mark</text:p>
          </table:table-cell>
          <table:table-cell table:formula="of:=&quot;&quot;&quot;&quot; &amp; [.A151] &amp; &quot;&quot;&quot; :  [&quot;&quot;&quot; &amp; [.E151] &amp; &quot;&quot;&quot;, &quot;&quot;&quot; &amp; [.F151] &amp; &quot;&quot;&quot;, &quot;&quot;&quot; &amp; [.G151] &amp; &quot;&quot;&quot;, &quot;&quot;&quot; &amp; [.H151] &amp; &quot;&quot;&quot;], &quot;" office:value-type="string" office:string-value="&quot;148&quot; :  [&quot;”&quot;, &quot;&amp;#148;&quot;, &quot;&amp;rdquo;&quot;, &quot;Right double quotation mark&quot;], " calcext:value-type="string">
            <text:p>"148" : <text:s/>["”", "&amp;#148;", "&amp;rdquo;", "Right double quotation mark"], </text:p>
          </table:table-cell>
          <table:table-cell table:style-name="ce24" table:formula="of:=IF(LEN(TRIM([.G151]))&gt;0;&quot;&quot;&quot;&quot; &amp; [.G151] &amp; &quot;&quot;&quot; :  [&quot;&quot;&quot; &amp; [.E151] &amp; &quot;&quot;&quot;, &quot;&quot;&quot; &amp; [.F151] &amp; &quot;&quot;&quot;, &quot;&quot;&quot; &amp; [.G151] &amp; &quot;&quot;&quot;, &quot;&quot;&quot; &amp; [.H151] &amp; &quot;&quot;&quot;], &quot;;FALSE())" office:value-type="string" office:string-value="&quot;&amp;rdquo;&quot; :  [&quot;”&quot;, &quot;&amp;#148;&quot;, &quot;&amp;rdquo;&quot;, &quot;Right double quotation mark&quot;], " calcext:value-type="string">
            <text:p>"&amp;rdquo;" : <text:s/>["”", "&amp;#148;", "&amp;rdquo;", "Righ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&amp;#149;</text:p>
          </table:table-cell>
          <table:table-cell office:value-type="string" calcext:value-type="string">
            <text:p>&amp;bull;</text:p>
          </table:table-cell>
          <table:table-cell office:value-type="string" calcext:value-type="string">
            <text:p>Bullet</text:p>
          </table:table-cell>
          <table:table-cell table:formula="of:=&quot;&quot;&quot;&quot; &amp; [.A152] &amp; &quot;&quot;&quot; :  [&quot;&quot;&quot; &amp; [.E152] &amp; &quot;&quot;&quot;, &quot;&quot;&quot; &amp; [.F152] &amp; &quot;&quot;&quot;, &quot;&quot;&quot; &amp; [.G152] &amp; &quot;&quot;&quot;, &quot;&quot;&quot; &amp; [.H152] &amp; &quot;&quot;&quot;], &quot;" office:value-type="string" office:string-value="&quot;149&quot; :  [&quot;•&quot;, &quot;&amp;#149;&quot;, &quot;&amp;bull;&quot;, &quot;Bullet&quot;], " calcext:value-type="string">
            <text:p>"149" : <text:s/>["•", "&amp;#149;", "&amp;bull;", "Bullet"], </text:p>
          </table:table-cell>
          <table:table-cell table:style-name="ce24" table:formula="of:=IF(LEN(TRIM([.G152]))&gt;0;&quot;&quot;&quot;&quot; &amp; [.G152] &amp; &quot;&quot;&quot; :  [&quot;&quot;&quot; &amp; [.E152] &amp; &quot;&quot;&quot;, &quot;&quot;&quot; &amp; [.F152] &amp; &quot;&quot;&quot;, &quot;&quot;&quot; &amp; [.G152] &amp; &quot;&quot;&quot;, &quot;&quot;&quot; &amp; [.H152] &amp; &quot;&quot;&quot;], &quot;;FALSE())" office:value-type="string" office:string-value="&quot;&amp;bull;&quot; :  [&quot;•&quot;, &quot;&amp;#149;&quot;, &quot;&amp;bull;&quot;, &quot;Bullet&quot;], " calcext:value-type="string">
            <text:p>"&amp;bull;" : <text:s/>["•", "&amp;#149;", "&amp;bull;", "Bullet"], 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&amp;#150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En dash</text:p>
          </table:table-cell>
          <table:table-cell table:formula="of:=&quot;&quot;&quot;&quot; &amp; [.A153] &amp; &quot;&quot;&quot; :  [&quot;&quot;&quot; &amp; [.E153] &amp; &quot;&quot;&quot;, &quot;&quot;&quot; &amp; [.F153] &amp; &quot;&quot;&quot;, &quot;&quot;&quot; &amp; [.G153] &amp; &quot;&quot;&quot;, &quot;&quot;&quot; &amp; [.H153] &amp; &quot;&quot;&quot;], &quot;" office:value-type="string" office:string-value="&quot;150&quot; :  [&quot;–&quot;, &quot;&amp;#150;&quot;, &quot;&amp;ndash;&quot;, &quot;En dash&quot;], " calcext:value-type="string">
            <text:p>"150" : <text:s/>["–", "&amp;#150;", "&amp;ndash;", "En dash"], </text:p>
          </table:table-cell>
          <table:table-cell table:style-name="ce24" table:formula="of:=IF(LEN(TRIM([.G153]))&gt;0;&quot;&quot;&quot;&quot; &amp; [.G153] &amp; &quot;&quot;&quot; :  [&quot;&quot;&quot; &amp; [.E153] &amp; &quot;&quot;&quot;, &quot;&quot;&quot; &amp; [.F153] &amp; &quot;&quot;&quot;, &quot;&quot;&quot; &amp; [.G153] &amp; &quot;&quot;&quot;, &quot;&quot;&quot; &amp; [.H153] &amp; &quot;&quot;&quot;], &quot;;FALSE())" office:value-type="string" office:string-value="&quot;&amp;ndash;&quot; :  [&quot;–&quot;, &quot;&amp;#150;&quot;, &quot;&amp;ndash;&quot;, &quot;En dash&quot;], " calcext:value-type="string">
            <text:p>"&amp;ndash;" : <text:s/>["–", "&amp;#150;", "&amp;ndash;", "En dash"], 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&amp;#151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Em dash</text:p>
          </table:table-cell>
          <table:table-cell table:formula="of:=&quot;&quot;&quot;&quot; &amp; [.A154] &amp; &quot;&quot;&quot; :  [&quot;&quot;&quot; &amp; [.E154] &amp; &quot;&quot;&quot;, &quot;&quot;&quot; &amp; [.F154] &amp; &quot;&quot;&quot;, &quot;&quot;&quot; &amp; [.G154] &amp; &quot;&quot;&quot;, &quot;&quot;&quot; &amp; [.H154] &amp; &quot;&quot;&quot;], &quot;" office:value-type="string" office:string-value="&quot;151&quot; :  [&quot;—&quot;, &quot;&amp;#151;&quot;, &quot;&amp;mdash;&quot;, &quot;Em dash&quot;], " calcext:value-type="string">
            <text:p>"151" : <text:s/>["—", "&amp;#151;", "&amp;mdash;", "Em dash"], </text:p>
          </table:table-cell>
          <table:table-cell table:style-name="ce24" table:formula="of:=IF(LEN(TRIM([.G154]))&gt;0;&quot;&quot;&quot;&quot; &amp; [.G154] &amp; &quot;&quot;&quot; :  [&quot;&quot;&quot; &amp; [.E154] &amp; &quot;&quot;&quot;, &quot;&quot;&quot; &amp; [.F154] &amp; &quot;&quot;&quot;, &quot;&quot;&quot; &amp; [.G154] &amp; &quot;&quot;&quot;, &quot;&quot;&quot; &amp; [.H154] &amp; &quot;&quot;&quot;], &quot;;FALSE())" office:value-type="string" office:string-value="&quot;&amp;mdash;&quot; :  [&quot;—&quot;, &quot;&amp;#151;&quot;, &quot;&amp;mdash;&quot;, &quot;Em dash&quot;], " calcext:value-type="string">
            <text:p>"&amp;mdash;" : <text:s/>["—", "&amp;#151;", "&amp;mdash;", "Em dash"], 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&amp;#152;</text:p>
          </table:table-cell>
          <table:table-cell office:value-type="string" calcext:value-type="string">
            <text:p>&amp;tilde;</text:p>
          </table:table-cell>
          <table:table-cell office:value-type="string" calcext:value-type="string">
            <text:p>Small tilde</text:p>
          </table:table-cell>
          <table:table-cell table:formula="of:=&quot;&quot;&quot;&quot; &amp; [.A155] &amp; &quot;&quot;&quot; :  [&quot;&quot;&quot; &amp; [.E155] &amp; &quot;&quot;&quot;, &quot;&quot;&quot; &amp; [.F155] &amp; &quot;&quot;&quot;, &quot;&quot;&quot; &amp; [.G155] &amp; &quot;&quot;&quot;, &quot;&quot;&quot; &amp; [.H155] &amp; &quot;&quot;&quot;], &quot;" office:value-type="string" office:string-value="&quot;152&quot; :  [&quot;˜&quot;, &quot;&amp;#152;&quot;, &quot;&amp;tilde;&quot;, &quot;Small tilde&quot;], " calcext:value-type="string">
            <text:p>"152" : <text:s/>["˜", "&amp;#152;", "&amp;tilde;", "Small tilde"], </text:p>
          </table:table-cell>
          <table:table-cell table:style-name="ce24" table:formula="of:=IF(LEN(TRIM([.G155]))&gt;0;&quot;&quot;&quot;&quot; &amp; [.G155] &amp; &quot;&quot;&quot; :  [&quot;&quot;&quot; &amp; [.E155] &amp; &quot;&quot;&quot;, &quot;&quot;&quot; &amp; [.F155] &amp; &quot;&quot;&quot;, &quot;&quot;&quot; &amp; [.G155] &amp; &quot;&quot;&quot;, &quot;&quot;&quot; &amp; [.H155] &amp; &quot;&quot;&quot;], &quot;;FALSE())" office:value-type="string" office:string-value="&quot;&amp;tilde;&quot; :  [&quot;˜&quot;, &quot;&amp;#152;&quot;, &quot;&amp;tilde;&quot;, &quot;Small tilde&quot;], " calcext:value-type="string">
            <text:p>"&amp;tilde;" : <text:s/>["˜", "&amp;#152;", "&amp;tilde;", "Small tilde"], 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&amp;#153;</text:p>
          </table:table-cell>
          <table:table-cell office:value-type="string" calcext:value-type="string">
            <text:p>&amp;trade;</text:p>
          </table:table-cell>
          <table:table-cell office:value-type="string" calcext:value-type="string">
            <text:p>Trade mark sign</text:p>
          </table:table-cell>
          <table:table-cell table:formula="of:=&quot;&quot;&quot;&quot; &amp; [.A156] &amp; &quot;&quot;&quot; :  [&quot;&quot;&quot; &amp; [.E156] &amp; &quot;&quot;&quot;, &quot;&quot;&quot; &amp; [.F156] &amp; &quot;&quot;&quot;, &quot;&quot;&quot; &amp; [.G156] &amp; &quot;&quot;&quot;, &quot;&quot;&quot; &amp; [.H156] &amp; &quot;&quot;&quot;], &quot;" office:value-type="string" office:string-value="&quot;153&quot; :  [&quot;™&quot;, &quot;&amp;#153;&quot;, &quot;&amp;trade;&quot;, &quot;Trade mark sign&quot;], " calcext:value-type="string">
            <text:p>"153" : <text:s/>["™", "&amp;#153;", "&amp;trade;", "Trade mark sign"], </text:p>
          </table:table-cell>
          <table:table-cell table:style-name="ce24" table:formula="of:=IF(LEN(TRIM([.G156]))&gt;0;&quot;&quot;&quot;&quot; &amp; [.G156] &amp; &quot;&quot;&quot; :  [&quot;&quot;&quot; &amp; [.E156] &amp; &quot;&quot;&quot;, &quot;&quot;&quot; &amp; [.F156] &amp; &quot;&quot;&quot;, &quot;&quot;&quot; &amp; [.G156] &amp; &quot;&quot;&quot;, &quot;&quot;&quot; &amp; [.H156] &amp; &quot;&quot;&quot;], &quot;;FALSE())" office:value-type="string" office:string-value="&quot;&amp;trade;&quot; :  [&quot;™&quot;, &quot;&amp;#153;&quot;, &quot;&amp;trade;&quot;, &quot;Trade mark sign&quot;], " calcext:value-type="string">
            <text:p>"&amp;trade;" : <text:s/>["™", "&amp;#153;", "&amp;trade;", "Trade mark sign"], 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9A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54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small letter S with caron</text:p>
          </table:table-cell>
          <table:table-cell table:formula="of:=&quot;&quot;&quot;&quot; &amp; [.A157] &amp; &quot;&quot;&quot; :  [&quot;&quot;&quot; &amp; [.E157] &amp; &quot;&quot;&quot;, &quot;&quot;&quot; &amp; [.F157] &amp; &quot;&quot;&quot;, &quot;&quot;&quot; &amp; [.G157] &amp; &quot;&quot;&quot;, &quot;&quot;&quot; &amp; [.H157] &amp; &quot;&quot;&quot;], &quot;" office:value-type="string" office:string-value="&quot;154&quot; :  [&quot;š&quot;, &quot;&amp;#154;&quot;, &quot;&amp;scaron;&quot;, &quot;Latin small letter S with caron&quot;], " calcext:value-type="string">
            <text:p>"154" : <text:s/>["š", "&amp;#154;", "&amp;scaron;", "Latin small letter S with caron"], </text:p>
          </table:table-cell>
          <table:table-cell table:style-name="ce24" table:formula="of:=IF(LEN(TRIM([.G157]))&gt;0;&quot;&quot;&quot;&quot; &amp; [.G157] &amp; &quot;&quot;&quot; :  [&quot;&quot;&quot; &amp; [.E157] &amp; &quot;&quot;&quot;, &quot;&quot;&quot; &amp; [.F157] &amp; &quot;&quot;&quot;, &quot;&quot;&quot; &amp; [.G157] &amp; &quot;&quot;&quot;, &quot;&quot;&quot; &amp; [.H157] &amp; &quot;&quot;&quot;], &quot;;FALSE())" office:value-type="string" office:string-value="&quot;&amp;scaron;&quot; :  [&quot;š&quot;, &quot;&amp;#154;&quot;, &quot;&amp;scaron;&quot;, &quot;Latin small letter S with caron&quot;], " calcext:value-type="string">
            <text:p>"&amp;scaron;" : <text:s/>["š", "&amp;#154;", "&amp;scaron;", "Latin small letter S with caron"], 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9B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&amp;#155;</text:p>
          </table:table-cell>
          <table:table-cell office:value-type="string" calcext:value-type="string">
            <text:p>&amp;rsaquo; </text:p>
          </table:table-cell>
          <table:table-cell office:value-type="string" calcext:value-type="string">
            <text:p>Single right-pointing angle quotation mark</text:p>
          </table:table-cell>
          <table:table-cell table:formula="of:=&quot;&quot;&quot;&quot; &amp; [.A158] &amp; &quot;&quot;&quot; :  [&quot;&quot;&quot; &amp; [.E158] &amp; &quot;&quot;&quot;, &quot;&quot;&quot; &amp; [.F158] &amp; &quot;&quot;&quot;, &quot;&quot;&quot; &amp; [.G158] &amp; &quot;&quot;&quot;, &quot;&quot;&quot; &amp; [.H158] &amp; &quot;&quot;&quot;], &quot;" office:value-type="string" office:string-value="&quot;155&quot; :  [&quot;›&quot;, &quot;&amp;#155;&quot;, &quot;&amp;rsaquo; &quot;, &quot;Single right-pointing angle quotation mark&quot;], " calcext:value-type="string">
            <text:p>"155" : <text:s/>["›", "&amp;#155;", "&amp;rsaquo; ", "Single right-pointing angle quotation mark"], </text:p>
          </table:table-cell>
          <table:table-cell table:style-name="ce24" table:formula="of:=IF(LEN(TRIM([.G158]))&gt;0;&quot;&quot;&quot;&quot; &amp; [.G158] &amp; &quot;&quot;&quot; :  [&quot;&quot;&quot; &amp; [.E158] &amp; &quot;&quot;&quot;, &quot;&quot;&quot; &amp; [.F158] &amp; &quot;&quot;&quot;, &quot;&quot;&quot; &amp; [.G158] &amp; &quot;&quot;&quot;, &quot;&quot;&quot; &amp; [.H158] &amp; &quot;&quot;&quot;], &quot;;FALSE())" office:value-type="string" office:string-value="&quot;&amp;rsaquo; &quot; :  [&quot;›&quot;, &quot;&amp;#155;&quot;, &quot;&amp;rsaquo; &quot;, &quot;Single right-pointing angle quotation mark&quot;], " calcext:value-type="string">
            <text:p>"&amp;rsaquo; " : <text:s/>["›", "&amp;#155;", "&amp;rsaquo; ", "Single right-pointing angle quotation mark"], 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C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56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small ligature oe</text:p>
          </table:table-cell>
          <table:table-cell table:formula="of:=&quot;&quot;&quot;&quot; &amp; [.A159] &amp; &quot;&quot;&quot; :  [&quot;&quot;&quot; &amp; [.E159] &amp; &quot;&quot;&quot;, &quot;&quot;&quot; &amp; [.F159] &amp; &quot;&quot;&quot;, &quot;&quot;&quot; &amp; [.G159] &amp; &quot;&quot;&quot;, &quot;&quot;&quot; &amp; [.H159] &amp; &quot;&quot;&quot;], &quot;" office:value-type="string" office:string-value="&quot;156&quot; :  [&quot;œ&quot;, &quot;&amp;#156;&quot;, &quot;&amp;oelig;&quot;, &quot;Latin small ligature oe&quot;], " calcext:value-type="string">
            <text:p>"156" : <text:s/>["œ", "&amp;#156;", "&amp;oelig;", "Latin small ligature oe"], </text:p>
          </table:table-cell>
          <table:table-cell table:style-name="ce24" table:formula="of:=IF(LEN(TRIM([.G159]))&gt;0;&quot;&quot;&quot;&quot; &amp; [.G159] &amp; &quot;&quot;&quot; :  [&quot;&quot;&quot; &amp; [.E159] &amp; &quot;&quot;&quot;, &quot;&quot;&quot; &amp; [.F159] &amp; &quot;&quot;&quot;, &quot;&quot;&quot; &amp; [.G159] &amp; &quot;&quot;&quot;, &quot;&quot;&quot; &amp; [.H159] &amp; &quot;&quot;&quot;], &quot;;FALSE())" office:value-type="string" office:string-value="&quot;&amp;oelig;&quot; :  [&quot;œ&quot;, &quot;&amp;#156;&quot;, &quot;&amp;oelig;&quot;, &quot;Latin small ligature oe&quot;], " calcext:value-type="string">
            <text:p>"&amp;oelig;" : <text:s/>["œ", "&amp;#156;", "&amp;oelig;", "Latin small ligature oe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D</text:p>
          </table:table-cell>
          <table:table-cell office:value-type="float" office:value="10011101" calcext:value-type="float">
            <text:p>100111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60] &amp; &quot;&quot;&quot; :  [&quot;&quot;&quot; &amp; [.E160] &amp; &quot;&quot;&quot;, &quot;&quot;&quot; &amp; [.F160] &amp; &quot;&quot;&quot;, &quot;&quot;&quot; &amp; [.G160] &amp; &quot;&quot;&quot;, &quot;&quot;&quot; &amp; [.H160] &amp; &quot;&quot;&quot;], &quot;" office:value-type="string" office:string-value="&quot;157&quot; :  [&quot; &quot;, &quot; &quot;, &quot; &quot;, &quot; &quot;], " calcext:value-type="string">
            <text:p>"157" : <text:s/>[" ", " ", " ", " "], </text:p>
          </table:table-cell>
          <table:table-cell table:style-name="ce7" table:formula="of:=IF(LEN(TRIM([.G160]))&gt;0;&quot;&quot;&quot;&quot; &amp; [.G160] &amp; &quot;&quot;&quot; :  [&quot;&quot;&quot; &amp; [.E160] &amp; &quot;&quot;&quot;, &quot;&quot;&quot; &amp; [.F160] &amp; &quot;&quot;&quot;, &quot;&quot;&quot; &amp; [.G160] &amp; &quot;&quot;&quot;, &quot;&quot;&quot; &amp; [.H16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9E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small letter z with caron</text:p>
          </table:table-cell>
          <table:table-cell table:formula="of:=&quot;&quot;&quot;&quot; &amp; [.A161] &amp; &quot;&quot;&quot; :  [&quot;&quot;&quot; &amp; [.E161] &amp; &quot;&quot;&quot;, &quot;&quot;&quot; &amp; [.F161] &amp; &quot;&quot;&quot;, &quot;&quot;&quot; &amp; [.G161] &amp; &quot;&quot;&quot;, &quot;&quot;&quot; &amp; [.H161] &amp; &quot;&quot;&quot;], &quot;" office:value-type="string" office:string-value="&quot;158&quot; :  [&quot;ž&quot;, &quot;&amp;#158;&quot;, &quot; &quot;, &quot;Latin small letter z with caron&quot;], " calcext:value-type="string">
            <text:p>"158" : <text:s/>["ž", "&amp;#158;", " ", "Latin small letter z with caron"], </text:p>
          </table:table-cell>
          <table:table-cell table:style-name="ce7" table:formula="of:=IF(LEN(TRIM([.G161]))&gt;0;&quot;&quot;&quot;&quot; &amp; [.G161] &amp; &quot;&quot;&quot; :  [&quot;&quot;&quot; &amp; [.E161] &amp; &quot;&quot;&quot;, &quot;&quot;&quot; &amp; [.F161] &amp; &quot;&quot;&quot;, &quot;&quot;&quot; &amp; [.G161] &amp; &quot;&quot;&quot;, &quot;&quot;&quot; &amp; [.H16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F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159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capital letter Y with diaeresis</text:p>
          </table:table-cell>
          <table:table-cell table:formula="of:=&quot;&quot;&quot;&quot; &amp; [.A162] &amp; &quot;&quot;&quot; :  [&quot;&quot;&quot; &amp; [.E162] &amp; &quot;&quot;&quot;, &quot;&quot;&quot; &amp; [.F162] &amp; &quot;&quot;&quot;, &quot;&quot;&quot; &amp; [.G162] &amp; &quot;&quot;&quot;, &quot;&quot;&quot; &amp; [.H162] &amp; &quot;&quot;&quot;], &quot;" office:value-type="string" office:string-value="&quot;159&quot; :  [&quot;Ÿ&quot;, &quot;&amp;#159;&quot;, &quot;&amp;Yuml;&quot;, &quot;Latin capital letter Y with diaeresis&quot;], " calcext:value-type="string">
            <text:p>"159" : <text:s/>["Ÿ", "&amp;#159;", "&amp;Yuml;", "Latin capital letter Y with diaeresis"], </text:p>
          </table:table-cell>
          <table:table-cell table:style-name="ce24" table:formula="of:=IF(LEN(TRIM([.G162]))&gt;0;&quot;&quot;&quot;&quot; &amp; [.G162] &amp; &quot;&quot;&quot; :  [&quot;&quot;&quot; &amp; [.E162] &amp; &quot;&quot;&quot;, &quot;&quot;&quot; &amp; [.F162] &amp; &quot;&quot;&quot;, &quot;&quot;&quot; &amp; [.G162] &amp; &quot;&quot;&quot;, &quot;&quot;&quot; &amp; [.H162] &amp; &quot;&quot;&quot;], &quot;;FALSE())" office:value-type="string" office:string-value="&quot;&amp;Yuml;&quot; :  [&quot;Ÿ&quot;, &quot;&amp;#159;&quot;, &quot;&amp;Yuml;&quot;, &quot;Latin capital letter Y with diaeresis&quot;], " calcext:value-type="string">
            <text:p>"&amp;Yuml;" : <text:s/>["Ÿ", "&amp;#159;", "&amp;Yuml;", "Latin capital letter Y with diaeresis"], 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160;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Non-breaking space</text:p>
          </table:table-cell>
          <table:table-cell table:formula="of:=&quot;&quot;&quot;&quot; &amp; [.A163] &amp; &quot;&quot;&quot; :  [&quot;&quot;&quot; &amp; [.E163] &amp; &quot;&quot;&quot;, &quot;&quot;&quot; &amp; [.F163] &amp; &quot;&quot;&quot;, &quot;&quot;&quot; &amp; [.G163] &amp; &quot;&quot;&quot;, &quot;&quot;&quot; &amp; [.H163] &amp; &quot;&quot;&quot;], &quot;" office:value-type="string" office:string-value="&quot;160&quot; :  [&quot; &quot;, &quot;&amp;#160;&quot;, &quot;&amp;nbsp;&quot;, &quot;Non-breaking space&quot;], " calcext:value-type="string">
            <text:p>"160" : <text:s/>[" ", "&amp;#160;", "&amp;nbsp;", "Non-breaking space"], </text:p>
          </table:table-cell>
          <table:table-cell table:style-name="ce24" table:formula="of:=IF(LEN(TRIM([.G163]))&gt;0;&quot;&quot;&quot;&quot; &amp; [.G163] &amp; &quot;&quot;&quot; :  [&quot;&quot;&quot; &amp; [.E163] &amp; &quot;&quot;&quot;, &quot;&quot;&quot; &amp; [.F163] &amp; &quot;&quot;&quot;, &quot;&quot;&quot; &amp; [.G163] &amp; &quot;&quot;&quot;, &quot;&quot;&quot; &amp; [.H163] &amp; &quot;&quot;&quot;], &quot;;FALSE())" office:value-type="string" office:string-value="&quot;&amp;nbsp;&quot; :  [&quot; &quot;, &quot;&amp;#160;&quot;, &quot;&amp;nbsp;&quot;, &quot;Non-breaking space&quot;], " calcext:value-type="string">
            <text:p>"&amp;nbsp;" : <text:s/>[" ", "&amp;#160;", "&amp;nbsp;", "Non-breaking space"], 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&amp;#161;</text:p>
          </table:table-cell>
          <table:table-cell office:value-type="string" calcext:value-type="string">
            <text:p>&amp;iexcl;</text:p>
          </table:table-cell>
          <table:table-cell office:value-type="string" calcext:value-type="string">
            <text:p>Inverted exclamation mark</text:p>
          </table:table-cell>
          <table:table-cell table:formula="of:=&quot;&quot;&quot;&quot; &amp; [.A164] &amp; &quot;&quot;&quot; :  [&quot;&quot;&quot; &amp; [.E164] &amp; &quot;&quot;&quot;, &quot;&quot;&quot; &amp; [.F164] &amp; &quot;&quot;&quot;, &quot;&quot;&quot; &amp; [.G164] &amp; &quot;&quot;&quot;, &quot;&quot;&quot; &amp; [.H164] &amp; &quot;&quot;&quot;], &quot;" office:value-type="string" office:string-value="&quot;161&quot; :  [&quot;¡&quot;, &quot;&amp;#161;&quot;, &quot;&amp;iexcl;&quot;, &quot;Inverted exclamation mark&quot;], " calcext:value-type="string">
            <text:p>"161" : <text:s/>["¡", "&amp;#161;", "&amp;iexcl;", "Inverted exclamation mark"], </text:p>
          </table:table-cell>
          <table:table-cell table:style-name="ce24" table:formula="of:=IF(LEN(TRIM([.G164]))&gt;0;&quot;&quot;&quot;&quot; &amp; [.G164] &amp; &quot;&quot;&quot; :  [&quot;&quot;&quot; &amp; [.E164] &amp; &quot;&quot;&quot;, &quot;&quot;&quot; &amp; [.F164] &amp; &quot;&quot;&quot;, &quot;&quot;&quot; &amp; [.G164] &amp; &quot;&quot;&quot;, &quot;&quot;&quot; &amp; [.H164] &amp; &quot;&quot;&quot;], &quot;;FALSE())" office:value-type="string" office:string-value="&quot;&amp;iexcl;&quot; :  [&quot;¡&quot;, &quot;&amp;#161;&quot;, &quot;&amp;iexcl;&quot;, &quot;Inverted exclamation mark&quot;], " calcext:value-type="string">
            <text:p>"&amp;iexcl;" : <text:s/>["¡", "&amp;#161;", "&amp;iexcl;", "Inverted exclamation mark"], 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&amp;#162;</text:p>
          </table:table-cell>
          <table:table-cell office:value-type="string" calcext:value-type="string">
            <text:p>&amp;cent;</text:p>
          </table:table-cell>
          <table:table-cell office:value-type="string" calcext:value-type="string">
            <text:p>Cent sign</text:p>
          </table:table-cell>
          <table:table-cell table:formula="of:=&quot;&quot;&quot;&quot; &amp; [.A165] &amp; &quot;&quot;&quot; :  [&quot;&quot;&quot; &amp; [.E165] &amp; &quot;&quot;&quot;, &quot;&quot;&quot; &amp; [.F165] &amp; &quot;&quot;&quot;, &quot;&quot;&quot; &amp; [.G165] &amp; &quot;&quot;&quot;, &quot;&quot;&quot; &amp; [.H165] &amp; &quot;&quot;&quot;], &quot;" office:value-type="string" office:string-value="&quot;162&quot; :  [&quot;¢&quot;, &quot;&amp;#162;&quot;, &quot;&amp;cent;&quot;, &quot;Cent sign&quot;], " calcext:value-type="string">
            <text:p>"162" : <text:s/>["¢", "&amp;#162;", "&amp;cent;", "Cent sign"], </text:p>
          </table:table-cell>
          <table:table-cell table:style-name="ce24" table:formula="of:=IF(LEN(TRIM([.G165]))&gt;0;&quot;&quot;&quot;&quot; &amp; [.G165] &amp; &quot;&quot;&quot; :  [&quot;&quot;&quot; &amp; [.E165] &amp; &quot;&quot;&quot;, &quot;&quot;&quot; &amp; [.F165] &amp; &quot;&quot;&quot;, &quot;&quot;&quot; &amp; [.G165] &amp; &quot;&quot;&quot;, &quot;&quot;&quot; &amp; [.H165] &amp; &quot;&quot;&quot;], &quot;;FALSE())" office:value-type="string" office:string-value="&quot;&amp;cent;&quot; :  [&quot;¢&quot;, &quot;&amp;#162;&quot;, &quot;&amp;cent;&quot;, &quot;Cent sign&quot;], " calcext:value-type="string">
            <text:p>"&amp;cent;" : <text:s/>["¢", "&amp;#162;", "&amp;cent;", "Cent sign"], 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&amp;#163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Pound sign</text:p>
          </table:table-cell>
          <table:table-cell table:formula="of:=&quot;&quot;&quot;&quot; &amp; [.A166] &amp; &quot;&quot;&quot; :  [&quot;&quot;&quot; &amp; [.E166] &amp; &quot;&quot;&quot;, &quot;&quot;&quot; &amp; [.F166] &amp; &quot;&quot;&quot;, &quot;&quot;&quot; &amp; [.G166] &amp; &quot;&quot;&quot;, &quot;&quot;&quot; &amp; [.H166] &amp; &quot;&quot;&quot;], &quot;" office:value-type="string" office:string-value="&quot;163&quot; :  [&quot;£&quot;, &quot;&amp;#163;&quot;, &quot;&amp;pound;&quot;, &quot;Pound sign&quot;], " calcext:value-type="string">
            <text:p>"163" : <text:s/>["£", "&amp;#163;", "&amp;pound;", "Pound sign"], </text:p>
          </table:table-cell>
          <table:table-cell table:style-name="ce24" table:formula="of:=IF(LEN(TRIM([.G166]))&gt;0;&quot;&quot;&quot;&quot; &amp; [.G166] &amp; &quot;&quot;&quot; :  [&quot;&quot;&quot; &amp; [.E166] &amp; &quot;&quot;&quot;, &quot;&quot;&quot; &amp; [.F166] &amp; &quot;&quot;&quot;, &quot;&quot;&quot; &amp; [.G166] &amp; &quot;&quot;&quot;, &quot;&quot;&quot; &amp; [.H166] &amp; &quot;&quot;&quot;], &quot;;FALSE())" office:value-type="string" office:string-value="&quot;&amp;pound;&quot; :  [&quot;£&quot;, &quot;&amp;#163;&quot;, &quot;&amp;pound;&quot;, &quot;Pound sign&quot;], " calcext:value-type="string">
            <text:p>"&amp;pound;" : <text:s/>["£", "&amp;#163;", "&amp;pound;", "Pound sign"], 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&amp;#164;</text:p>
          </table:table-cell>
          <table:table-cell office:value-type="string" calcext:value-type="string">
            <text:p>&amp;curren;</text:p>
          </table:table-cell>
          <table:table-cell office:value-type="string" calcext:value-type="string">
            <text:p>Currency sign</text:p>
          </table:table-cell>
          <table:table-cell table:formula="of:=&quot;&quot;&quot;&quot; &amp; [.A167] &amp; &quot;&quot;&quot; :  [&quot;&quot;&quot; &amp; [.E167] &amp; &quot;&quot;&quot;, &quot;&quot;&quot; &amp; [.F167] &amp; &quot;&quot;&quot;, &quot;&quot;&quot; &amp; [.G167] &amp; &quot;&quot;&quot;, &quot;&quot;&quot; &amp; [.H167] &amp; &quot;&quot;&quot;], &quot;" office:value-type="string" office:string-value="&quot;164&quot; :  [&quot;¤&quot;, &quot;&amp;#164;&quot;, &quot;&amp;curren;&quot;, &quot;Currency sign&quot;], " calcext:value-type="string">
            <text:p>"164" : <text:s/>["¤", "&amp;#164;", "&amp;curren;", "Currency sign"], </text:p>
          </table:table-cell>
          <table:table-cell table:style-name="ce24" table:formula="of:=IF(LEN(TRIM([.G167]))&gt;0;&quot;&quot;&quot;&quot; &amp; [.G167] &amp; &quot;&quot;&quot; :  [&quot;&quot;&quot; &amp; [.E167] &amp; &quot;&quot;&quot;, &quot;&quot;&quot; &amp; [.F167] &amp; &quot;&quot;&quot;, &quot;&quot;&quot; &amp; [.G167] &amp; &quot;&quot;&quot;, &quot;&quot;&quot; &amp; [.H167] &amp; &quot;&quot;&quot;], &quot;;FALSE())" office:value-type="string" office:string-value="&quot;&amp;curren;&quot; :  [&quot;¤&quot;, &quot;&amp;#164;&quot;, &quot;&amp;curren;&quot;, &quot;Currency sign&quot;], " calcext:value-type="string">
            <text:p>"&amp;curren;" : <text:s/>["¤", "&amp;#164;", "&amp;curren;", "Currency sign"], 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&amp;#165;</text:p>
          </table:table-cell>
          <table:table-cell office:value-type="string" calcext:value-type="string">
            <text:p>&amp;yen;</text:p>
          </table:table-cell>
          <table:table-cell office:value-type="string" calcext:value-type="string">
            <text:p>Yen sign</text:p>
          </table:table-cell>
          <table:table-cell table:formula="of:=&quot;&quot;&quot;&quot; &amp; [.A168] &amp; &quot;&quot;&quot; :  [&quot;&quot;&quot; &amp; [.E168] &amp; &quot;&quot;&quot;, &quot;&quot;&quot; &amp; [.F168] &amp; &quot;&quot;&quot;, &quot;&quot;&quot; &amp; [.G168] &amp; &quot;&quot;&quot;, &quot;&quot;&quot; &amp; [.H168] &amp; &quot;&quot;&quot;], &quot;" office:value-type="string" office:string-value="&quot;165&quot; :  [&quot;¥&quot;, &quot;&amp;#165;&quot;, &quot;&amp;yen;&quot;, &quot;Yen sign&quot;], " calcext:value-type="string">
            <text:p>"165" : <text:s/>["¥", "&amp;#165;", "&amp;yen;", "Yen sign"], </text:p>
          </table:table-cell>
          <table:table-cell table:style-name="ce24" table:formula="of:=IF(LEN(TRIM([.G168]))&gt;0;&quot;&quot;&quot;&quot; &amp; [.G168] &amp; &quot;&quot;&quot; :  [&quot;&quot;&quot; &amp; [.E168] &amp; &quot;&quot;&quot;, &quot;&quot;&quot; &amp; [.F168] &amp; &quot;&quot;&quot;, &quot;&quot;&quot; &amp; [.G168] &amp; &quot;&quot;&quot;, &quot;&quot;&quot; &amp; [.H168] &amp; &quot;&quot;&quot;], &quot;;FALSE())" office:value-type="string" office:string-value="&quot;&amp;yen;&quot; :  [&quot;¥&quot;, &quot;&amp;#165;&quot;, &quot;&amp;yen;&quot;, &quot;Yen sign&quot;], " calcext:value-type="string">
            <text:p>"&amp;yen;" : <text:s/>["¥", "&amp;#165;", "&amp;yen;", "Yen sign"], 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&amp;#166;</text:p>
          </table:table-cell>
          <table:table-cell office:value-type="string" calcext:value-type="string">
            <text:p>&amp;brvbar;</text:p>
          </table:table-cell>
          <table:table-cell office:value-type="string" calcext:value-type="string">
            <text:p>Pipe, Broken vertical bar</text:p>
          </table:table-cell>
          <table:table-cell table:formula="of:=&quot;&quot;&quot;&quot; &amp; [.A169] &amp; &quot;&quot;&quot; :  [&quot;&quot;&quot; &amp; [.E169] &amp; &quot;&quot;&quot;, &quot;&quot;&quot; &amp; [.F169] &amp; &quot;&quot;&quot;, &quot;&quot;&quot; &amp; [.G169] &amp; &quot;&quot;&quot;, &quot;&quot;&quot; &amp; [.H169] &amp; &quot;&quot;&quot;], &quot;" office:value-type="string" office:string-value="&quot;166&quot; :  [&quot;¦&quot;, &quot;&amp;#166;&quot;, &quot;&amp;brvbar;&quot;, &quot;Pipe, Broken vertical bar&quot;], " calcext:value-type="string">
            <text:p>"166" : <text:s/>["¦", "&amp;#166;", "&amp;brvbar;", "Pipe, Broken vertical bar"], </text:p>
          </table:table-cell>
          <table:table-cell table:style-name="ce24" table:formula="of:=IF(LEN(TRIM([.G169]))&gt;0;&quot;&quot;&quot;&quot; &amp; [.G169] &amp; &quot;&quot;&quot; :  [&quot;&quot;&quot; &amp; [.E169] &amp; &quot;&quot;&quot;, &quot;&quot;&quot; &amp; [.F169] &amp; &quot;&quot;&quot;, &quot;&quot;&quot; &amp; [.G169] &amp; &quot;&quot;&quot;, &quot;&quot;&quot; &amp; [.H169] &amp; &quot;&quot;&quot;], &quot;;FALSE())" office:value-type="string" office:string-value="&quot;&amp;brvbar;&quot; :  [&quot;¦&quot;, &quot;&amp;#166;&quot;, &quot;&amp;brvbar;&quot;, &quot;Pipe, Broken vertical bar&quot;], " calcext:value-type="string">
            <text:p>"&amp;brvbar;" : <text:s/>["¦", "&amp;#166;", "&amp;brvbar;", "Pipe, Broken vertical bar"], 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&amp;#167;</text:p>
          </table:table-cell>
          <table:table-cell office:value-type="string" calcext:value-type="string">
            <text:p>&amp;sect;</text:p>
          </table:table-cell>
          <table:table-cell office:value-type="string" calcext:value-type="string">
            <text:p>Section sign</text:p>
          </table:table-cell>
          <table:table-cell table:formula="of:=&quot;&quot;&quot;&quot; &amp; [.A170] &amp; &quot;&quot;&quot; :  [&quot;&quot;&quot; &amp; [.E170] &amp; &quot;&quot;&quot;, &quot;&quot;&quot; &amp; [.F170] &amp; &quot;&quot;&quot;, &quot;&quot;&quot; &amp; [.G170] &amp; &quot;&quot;&quot;, &quot;&quot;&quot; &amp; [.H170] &amp; &quot;&quot;&quot;], &quot;" office:value-type="string" office:string-value="&quot;167&quot; :  [&quot;§&quot;, &quot;&amp;#167;&quot;, &quot;&amp;sect;&quot;, &quot;Section sign&quot;], " calcext:value-type="string">
            <text:p>"167" : <text:s/>["§", "&amp;#167;", "&amp;sect;", "Section sign"], </text:p>
          </table:table-cell>
          <table:table-cell table:style-name="ce24" table:formula="of:=IF(LEN(TRIM([.G170]))&gt;0;&quot;&quot;&quot;&quot; &amp; [.G170] &amp; &quot;&quot;&quot; :  [&quot;&quot;&quot; &amp; [.E170] &amp; &quot;&quot;&quot;, &quot;&quot;&quot; &amp; [.F170] &amp; &quot;&quot;&quot;, &quot;&quot;&quot; &amp; [.G170] &amp; &quot;&quot;&quot;, &quot;&quot;&quot; &amp; [.H170] &amp; &quot;&quot;&quot;], &quot;;FALSE())" office:value-type="string" office:string-value="&quot;&amp;sect;&quot; :  [&quot;§&quot;, &quot;&amp;#167;&quot;, &quot;&amp;sect;&quot;, &quot;Section sign&quot;], " calcext:value-type="string">
            <text:p>"&amp;sect;" : <text:s/>["§", "&amp;#167;", "&amp;sect;", "Section sign"], 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&amp;#168;</text:p>
          </table:table-cell>
          <table:table-cell office:value-type="string" calcext:value-type="string">
            <text:p>&amp;uml;</text:p>
          </table:table-cell>
          <table:table-cell office:value-type="string" calcext:value-type="string">
            <text:p>Spacing diaeresis - umlaut</text:p>
          </table:table-cell>
          <table:table-cell table:formula="of:=&quot;&quot;&quot;&quot; &amp; [.A171] &amp; &quot;&quot;&quot; :  [&quot;&quot;&quot; &amp; [.E171] &amp; &quot;&quot;&quot;, &quot;&quot;&quot; &amp; [.F171] &amp; &quot;&quot;&quot;, &quot;&quot;&quot; &amp; [.G171] &amp; &quot;&quot;&quot;, &quot;&quot;&quot; &amp; [.H171] &amp; &quot;&quot;&quot;], &quot;" office:value-type="string" office:string-value="&quot;168&quot; :  [&quot;¨&quot;, &quot;&amp;#168;&quot;, &quot;&amp;uml;&quot;, &quot;Spacing diaeresis - umlaut&quot;], " calcext:value-type="string">
            <text:p>"168" : <text:s/>["¨", "&amp;#168;", "&amp;uml;", "Spacing diaeresis - umlaut"], </text:p>
          </table:table-cell>
          <table:table-cell table:style-name="ce24" table:formula="of:=IF(LEN(TRIM([.G171]))&gt;0;&quot;&quot;&quot;&quot; &amp; [.G171] &amp; &quot;&quot;&quot; :  [&quot;&quot;&quot; &amp; [.E171] &amp; &quot;&quot;&quot;, &quot;&quot;&quot; &amp; [.F171] &amp; &quot;&quot;&quot;, &quot;&quot;&quot; &amp; [.G171] &amp; &quot;&quot;&quot;, &quot;&quot;&quot; &amp; [.H171] &amp; &quot;&quot;&quot;], &quot;;FALSE())" office:value-type="string" office:string-value="&quot;&amp;uml;&quot; :  [&quot;¨&quot;, &quot;&amp;#168;&quot;, &quot;&amp;uml;&quot;, &quot;Spacing diaeresis - umlaut&quot;], " calcext:value-type="string">
            <text:p>"&amp;uml;" : <text:s/>["¨", "&amp;#168;", "&amp;uml;", "Spacing diaeresis - umlaut"], 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&amp;#169;</text:p>
          </table:table-cell>
          <table:table-cell office:value-type="string" calcext:value-type="string">
            <text:p>&amp;copy;</text:p>
          </table:table-cell>
          <table:table-cell office:value-type="string" calcext:value-type="string">
            <text:p>Copyright sign</text:p>
          </table:table-cell>
          <table:table-cell table:formula="of:=&quot;&quot;&quot;&quot; &amp; [.A172] &amp; &quot;&quot;&quot; :  [&quot;&quot;&quot; &amp; [.E172] &amp; &quot;&quot;&quot;, &quot;&quot;&quot; &amp; [.F172] &amp; &quot;&quot;&quot;, &quot;&quot;&quot; &amp; [.G172] &amp; &quot;&quot;&quot;, &quot;&quot;&quot; &amp; [.H172] &amp; &quot;&quot;&quot;], &quot;" office:value-type="string" office:string-value="&quot;169&quot; :  [&quot;©&quot;, &quot;&amp;#169;&quot;, &quot;&amp;copy;&quot;, &quot;Copyright sign&quot;], " calcext:value-type="string">
            <text:p>"169" : <text:s/>["©", "&amp;#169;", "&amp;copy;", "Copyright sign"], </text:p>
          </table:table-cell>
          <table:table-cell table:style-name="ce24" table:formula="of:=IF(LEN(TRIM([.G172]))&gt;0;&quot;&quot;&quot;&quot; &amp; [.G172] &amp; &quot;&quot;&quot; :  [&quot;&quot;&quot; &amp; [.E172] &amp; &quot;&quot;&quot;, &quot;&quot;&quot; &amp; [.F172] &amp; &quot;&quot;&quot;, &quot;&quot;&quot; &amp; [.G172] &amp; &quot;&quot;&quot;, &quot;&quot;&quot; &amp; [.H172] &amp; &quot;&quot;&quot;], &quot;;FALSE())" office:value-type="string" office:string-value="&quot;&amp;copy;&quot; :  [&quot;©&quot;, &quot;&amp;#169;&quot;, &quot;&amp;copy;&quot;, &quot;Copyright sign&quot;], " calcext:value-type="string">
            <text:p>"&amp;copy;" : <text:s/>["©", "&amp;#169;", "&amp;copy;", "Copyright sign"], 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A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&amp;#170;</text:p>
          </table:table-cell>
          <table:table-cell office:value-type="string" calcext:value-type="string">
            <text:p>&amp;ordf;</text:p>
          </table:table-cell>
          <table:table-cell office:value-type="string" calcext:value-type="string">
            <text:p>Feminine ordinal indicator</text:p>
          </table:table-cell>
          <table:table-cell table:formula="of:=&quot;&quot;&quot;&quot; &amp; [.A173] &amp; &quot;&quot;&quot; :  [&quot;&quot;&quot; &amp; [.E173] &amp; &quot;&quot;&quot;, &quot;&quot;&quot; &amp; [.F173] &amp; &quot;&quot;&quot;, &quot;&quot;&quot; &amp; [.G173] &amp; &quot;&quot;&quot;, &quot;&quot;&quot; &amp; [.H173] &amp; &quot;&quot;&quot;], &quot;" office:value-type="string" office:string-value="&quot;170&quot; :  [&quot;ª&quot;, &quot;&amp;#170;&quot;, &quot;&amp;ordf;&quot;, &quot;Feminine ordinal indicator&quot;], " calcext:value-type="string">
            <text:p>"170" : <text:s/>["ª", "&amp;#170;", "&amp;ordf;", "Feminine ordinal indicator"], </text:p>
          </table:table-cell>
          <table:table-cell table:style-name="ce24" table:formula="of:=IF(LEN(TRIM([.G173]))&gt;0;&quot;&quot;&quot;&quot; &amp; [.G173] &amp; &quot;&quot;&quot; :  [&quot;&quot;&quot; &amp; [.E173] &amp; &quot;&quot;&quot;, &quot;&quot;&quot; &amp; [.F173] &amp; &quot;&quot;&quot;, &quot;&quot;&quot; &amp; [.G173] &amp; &quot;&quot;&quot;, &quot;&quot;&quot; &amp; [.H173] &amp; &quot;&quot;&quot;], &quot;;FALSE())" office:value-type="string" office:string-value="&quot;&amp;ordf;&quot; :  [&quot;ª&quot;, &quot;&amp;#170;&quot;, &quot;&amp;ordf;&quot;, &quot;Feminine ordinal indicator&quot;], " calcext:value-type="string">
            <text:p>"&amp;ordf;" : <text:s/>["ª", "&amp;#170;", "&amp;ordf;", "Feminine ordinal indicator"], 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&amp;#171;</text:p>
          </table:table-cell>
          <table:table-cell office:value-type="string" calcext:value-type="string">
            <text:p>&amp;laquo;</text:p>
          </table:table-cell>
          <table:table-cell office:value-type="string" calcext:value-type="string">
            <text:p>Left double angle quotes</text:p>
          </table:table-cell>
          <table:table-cell table:formula="of:=&quot;&quot;&quot;&quot; &amp; [.A174] &amp; &quot;&quot;&quot; :  [&quot;&quot;&quot; &amp; [.E174] &amp; &quot;&quot;&quot;, &quot;&quot;&quot; &amp; [.F174] &amp; &quot;&quot;&quot;, &quot;&quot;&quot; &amp; [.G174] &amp; &quot;&quot;&quot;, &quot;&quot;&quot; &amp; [.H174] &amp; &quot;&quot;&quot;], &quot;" office:value-type="string" office:string-value="&quot;171&quot; :  [&quot;«&quot;, &quot;&amp;#171;&quot;, &quot;&amp;laquo;&quot;, &quot;Left double angle quotes&quot;], " calcext:value-type="string">
            <text:p>"171" : <text:s/>["«", "&amp;#171;", "&amp;laquo;", "Left double angle quotes"], </text:p>
          </table:table-cell>
          <table:table-cell table:style-name="ce24" table:formula="of:=IF(LEN(TRIM([.G174]))&gt;0;&quot;&quot;&quot;&quot; &amp; [.G174] &amp; &quot;&quot;&quot; :  [&quot;&quot;&quot; &amp; [.E174] &amp; &quot;&quot;&quot;, &quot;&quot;&quot; &amp; [.F174] &amp; &quot;&quot;&quot;, &quot;&quot;&quot; &amp; [.G174] &amp; &quot;&quot;&quot;, &quot;&quot;&quot; &amp; [.H174] &amp; &quot;&quot;&quot;], &quot;;FALSE())" office:value-type="string" office:string-value="&quot;&amp;laquo;&quot; :  [&quot;«&quot;, &quot;&amp;#171;&quot;, &quot;&amp;laquo;&quot;, &quot;Left double angle quotes&quot;], " calcext:value-type="string">
            <text:p>"&amp;laquo;" : <text:s/>["«", "&amp;#171;", "&amp;laquo;", "Left double angle quotes"], 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&amp;#172;</text:p>
          </table:table-cell>
          <table:table-cell office:value-type="string" calcext:value-type="string">
            <text:p>&amp;not;</text:p>
          </table:table-cell>
          <table:table-cell office:value-type="string" calcext:value-type="string">
            <text:p>Not sign</text:p>
          </table:table-cell>
          <table:table-cell table:formula="of:=&quot;&quot;&quot;&quot; &amp; [.A175] &amp; &quot;&quot;&quot; :  [&quot;&quot;&quot; &amp; [.E175] &amp; &quot;&quot;&quot;, &quot;&quot;&quot; &amp; [.F175] &amp; &quot;&quot;&quot;, &quot;&quot;&quot; &amp; [.G175] &amp; &quot;&quot;&quot;, &quot;&quot;&quot; &amp; [.H175] &amp; &quot;&quot;&quot;], &quot;" office:value-type="string" office:string-value="&quot;172&quot; :  [&quot;¬&quot;, &quot;&amp;#172;&quot;, &quot;&amp;not;&quot;, &quot;Not sign&quot;], " calcext:value-type="string">
            <text:p>"172" : <text:s/>["¬", "&amp;#172;", "&amp;not;", "Not sign"], </text:p>
          </table:table-cell>
          <table:table-cell table:style-name="ce24" table:formula="of:=IF(LEN(TRIM([.G175]))&gt;0;&quot;&quot;&quot;&quot; &amp; [.G175] &amp; &quot;&quot;&quot; :  [&quot;&quot;&quot; &amp; [.E175] &amp; &quot;&quot;&quot;, &quot;&quot;&quot; &amp; [.F175] &amp; &quot;&quot;&quot;, &quot;&quot;&quot; &amp; [.G175] &amp; &quot;&quot;&quot;, &quot;&quot;&quot; &amp; [.H175] &amp; &quot;&quot;&quot;], &quot;;FALSE())" office:value-type="string" office:string-value="&quot;&amp;not;&quot; :  [&quot;¬&quot;, &quot;&amp;#172;&quot;, &quot;&amp;not;&quot;, &quot;Not sign&quot;], " calcext:value-type="string">
            <text:p>"&amp;not;" : <text:s/>["¬", "&amp;#172;", "&amp;not;", "Not sign"], 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</text:p>
          </table:table-cell>
          <table:table-cell office:value-type="float" office:value="10101101" calcext:value-type="float">
            <text:p>10101101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&amp;#173;</text:p>
          </table:table-cell>
          <table:table-cell office:value-type="string" calcext:value-type="string">
            <text:p>&amp;shy;</text:p>
          </table:table-cell>
          <table:table-cell office:value-type="string" calcext:value-type="string">
            <text:p>Soft hyphen</text:p>
          </table:table-cell>
          <table:table-cell table:formula="of:=&quot;&quot;&quot;&quot; &amp; [.A176] &amp; &quot;&quot;&quot; :  [&quot;&quot;&quot; &amp; [.E176] &amp; &quot;&quot;&quot;, &quot;&quot;&quot; &amp; [.F176] &amp; &quot;&quot;&quot;, &quot;&quot;&quot; &amp; [.G176] &amp; &quot;&quot;&quot;, &quot;&quot;&quot; &amp; [.H176] &amp; &quot;&quot;&quot;], &quot;" office:value-type="string" office:string-value="&quot;173&quot; :  [&quot;­&quot;, &quot;&amp;#173;&quot;, &quot;&amp;shy;&quot;, &quot;Soft hyphen&quot;], " calcext:value-type="string">
            <text:p>"173" : <text:s/>["­", "&amp;#173;", "&amp;shy;", "Soft hyphen"], </text:p>
          </table:table-cell>
          <table:table-cell table:style-name="ce24" table:formula="of:=IF(LEN(TRIM([.G176]))&gt;0;&quot;&quot;&quot;&quot; &amp; [.G176] &amp; &quot;&quot;&quot; :  [&quot;&quot;&quot; &amp; [.E176] &amp; &quot;&quot;&quot;, &quot;&quot;&quot; &amp; [.F176] &amp; &quot;&quot;&quot;, &quot;&quot;&quot; &amp; [.G176] &amp; &quot;&quot;&quot;, &quot;&quot;&quot; &amp; [.H176] &amp; &quot;&quot;&quot;], &quot;;FALSE())" office:value-type="string" office:string-value="&quot;&amp;shy;&quot; :  [&quot;­&quot;, &quot;&amp;#173;&quot;, &quot;&amp;shy;&quot;, &quot;Soft hyphen&quot;], " calcext:value-type="string">
            <text:p>"&amp;shy;" : <text:s/>["­", "&amp;#173;", "&amp;shy;", "Soft hyphen"], 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E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&amp;#174;</text:p>
          </table:table-cell>
          <table:table-cell office:value-type="string" calcext:value-type="string">
            <text:p>&amp;reg;</text:p>
          </table:table-cell>
          <table:table-cell office:value-type="string" calcext:value-type="string">
            <text:p>Registered trade mark sign</text:p>
          </table:table-cell>
          <table:table-cell table:formula="of:=&quot;&quot;&quot;&quot; &amp; [.A177] &amp; &quot;&quot;&quot; :  [&quot;&quot;&quot; &amp; [.E177] &amp; &quot;&quot;&quot;, &quot;&quot;&quot; &amp; [.F177] &amp; &quot;&quot;&quot;, &quot;&quot;&quot; &amp; [.G177] &amp; &quot;&quot;&quot;, &quot;&quot;&quot; &amp; [.H177] &amp; &quot;&quot;&quot;], &quot;" office:value-type="string" office:string-value="&quot;174&quot; :  [&quot;®&quot;, &quot;&amp;#174;&quot;, &quot;&amp;reg;&quot;, &quot;Registered trade mark sign&quot;], " calcext:value-type="string">
            <text:p>"174" : <text:s/>["®", "&amp;#174;", "&amp;reg;", "Registered trade mark sign"], </text:p>
          </table:table-cell>
          <table:table-cell table:style-name="ce24" table:formula="of:=IF(LEN(TRIM([.G177]))&gt;0;&quot;&quot;&quot;&quot; &amp; [.G177] &amp; &quot;&quot;&quot; :  [&quot;&quot;&quot; &amp; [.E177] &amp; &quot;&quot;&quot;, &quot;&quot;&quot; &amp; [.F177] &amp; &quot;&quot;&quot;, &quot;&quot;&quot; &amp; [.G177] &amp; &quot;&quot;&quot;, &quot;&quot;&quot; &amp; [.H177] &amp; &quot;&quot;&quot;], &quot;;FALSE())" office:value-type="string" office:string-value="&quot;&amp;reg;&quot; :  [&quot;®&quot;, &quot;&amp;#174;&quot;, &quot;&amp;reg;&quot;, &quot;Registered trade mark sign&quot;], " calcext:value-type="string">
            <text:p>"&amp;reg;" : <text:s/>["®", "&amp;#174;", "&amp;reg;", "Registered trade mark sign"], 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&amp;#175;</text:p>
          </table:table-cell>
          <table:table-cell office:value-type="string" calcext:value-type="string">
            <text:p>&amp;macr;</text:p>
          </table:table-cell>
          <table:table-cell office:value-type="string" calcext:value-type="string">
            <text:p>Spacing macron - overline</text:p>
          </table:table-cell>
          <table:table-cell table:formula="of:=&quot;&quot;&quot;&quot; &amp; [.A178] &amp; &quot;&quot;&quot; :  [&quot;&quot;&quot; &amp; [.E178] &amp; &quot;&quot;&quot;, &quot;&quot;&quot; &amp; [.F178] &amp; &quot;&quot;&quot;, &quot;&quot;&quot; &amp; [.G178] &amp; &quot;&quot;&quot;, &quot;&quot;&quot; &amp; [.H178] &amp; &quot;&quot;&quot;], &quot;" office:value-type="string" office:string-value="&quot;175&quot; :  [&quot;¯&quot;, &quot;&amp;#175;&quot;, &quot;&amp;macr;&quot;, &quot;Spacing macron - overline&quot;], " calcext:value-type="string">
            <text:p>"175" : <text:s/>["¯", "&amp;#175;", "&amp;macr;", "Spacing macron - overline"], </text:p>
          </table:table-cell>
          <table:table-cell table:style-name="ce24" table:formula="of:=IF(LEN(TRIM([.G178]))&gt;0;&quot;&quot;&quot;&quot; &amp; [.G178] &amp; &quot;&quot;&quot; :  [&quot;&quot;&quot; &amp; [.E178] &amp; &quot;&quot;&quot;, &quot;&quot;&quot; &amp; [.F178] &amp; &quot;&quot;&quot;, &quot;&quot;&quot; &amp; [.G178] &amp; &quot;&quot;&quot;, &quot;&quot;&quot; &amp; [.H178] &amp; &quot;&quot;&quot;], &quot;;FALSE())" office:value-type="string" office:string-value="&quot;&amp;macr;&quot; :  [&quot;¯&quot;, &quot;&amp;#175;&quot;, &quot;&amp;macr;&quot;, &quot;Spacing macron - overline&quot;], " calcext:value-type="string">
            <text:p>"&amp;macr;" : <text:s/>["¯", "&amp;#175;", "&amp;macr;", "Spacing macron - overline"], 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0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Degree sign</text:p>
          </table:table-cell>
          <table:table-cell table:formula="of:=&quot;&quot;&quot;&quot; &amp; [.A179] &amp; &quot;&quot;&quot; :  [&quot;&quot;&quot; &amp; [.E179] &amp; &quot;&quot;&quot;, &quot;&quot;&quot; &amp; [.F179] &amp; &quot;&quot;&quot;, &quot;&quot;&quot; &amp; [.G179] &amp; &quot;&quot;&quot;, &quot;&quot;&quot; &amp; [.H179] &amp; &quot;&quot;&quot;], &quot;" office:value-type="string" office:string-value="&quot;176&quot; :  [&quot;°&quot;, &quot;&amp;#176;&quot;, &quot;&amp;deg;&quot;, &quot;Degree sign&quot;], " calcext:value-type="string">
            <text:p>"176" : <text:s/>["°", "&amp;#176;", "&amp;deg;", "Degree sign"], </text:p>
          </table:table-cell>
          <table:table-cell table:style-name="ce24" table:formula="of:=IF(LEN(TRIM([.G179]))&gt;0;&quot;&quot;&quot;&quot; &amp; [.G179] &amp; &quot;&quot;&quot; :  [&quot;&quot;&quot; &amp; [.E179] &amp; &quot;&quot;&quot;, &quot;&quot;&quot; &amp; [.F179] &amp; &quot;&quot;&quot;, &quot;&quot;&quot; &amp; [.G179] &amp; &quot;&quot;&quot;, &quot;&quot;&quot; &amp; [.H179] &amp; &quot;&quot;&quot;], &quot;;FALSE())" office:value-type="string" office:string-value="&quot;&amp;deg;&quot; :  [&quot;°&quot;, &quot;&amp;#176;&quot;, &quot;&amp;deg;&quot;, &quot;Degree sign&quot;], " calcext:value-type="string">
            <text:p>"&amp;deg;" : <text:s/>["°", "&amp;#176;", "&amp;deg;", "Degree sign"], 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1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&amp;plusmn;</text:p>
          </table:table-cell>
          <table:table-cell office:value-type="string" calcext:value-type="string">
            <text:p>Plus-or-minus sign</text:p>
          </table:table-cell>
          <table:table-cell table:formula="of:=&quot;&quot;&quot;&quot; &amp; [.A180] &amp; &quot;&quot;&quot; :  [&quot;&quot;&quot; &amp; [.E180] &amp; &quot;&quot;&quot;, &quot;&quot;&quot; &amp; [.F180] &amp; &quot;&quot;&quot;, &quot;&quot;&quot; &amp; [.G180] &amp; &quot;&quot;&quot;, &quot;&quot;&quot; &amp; [.H180] &amp; &quot;&quot;&quot;], &quot;" office:value-type="string" office:string-value="&quot;177&quot; :  [&quot;±&quot;, &quot;&amp;#177;&quot;, &quot;&amp;plusmn;&quot;, &quot;Plus-or-minus sign&quot;], " calcext:value-type="string">
            <text:p>"177" : <text:s/>["±", "&amp;#177;", "&amp;plusmn;", "Plus-or-minus sign"], </text:p>
          </table:table-cell>
          <table:table-cell table:style-name="ce24" table:formula="of:=IF(LEN(TRIM([.G180]))&gt;0;&quot;&quot;&quot;&quot; &amp; [.G180] &amp; &quot;&quot;&quot; :  [&quot;&quot;&quot; &amp; [.E180] &amp; &quot;&quot;&quot;, &quot;&quot;&quot; &amp; [.F180] &amp; &quot;&quot;&quot;, &quot;&quot;&quot; &amp; [.G180] &amp; &quot;&quot;&quot;, &quot;&quot;&quot; &amp; [.H180] &amp; &quot;&quot;&quot;], &quot;;FALSE())" office:value-type="string" office:string-value="&quot;&amp;plusmn;&quot; :  [&quot;±&quot;, &quot;&amp;#177;&quot;, &quot;&amp;plusmn;&quot;, &quot;Plus-or-minus sign&quot;], " calcext:value-type="string">
            <text:p>"&amp;plusmn;" : <text:s/>["±", "&amp;#177;", "&amp;plusmn;", "Plus-or-minus sign"], 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2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&amp;#178;</text:p>
          </table:table-cell>
          <table:table-cell office:value-type="string" calcext:value-type="string">
            <text:p>&amp;sup2;</text:p>
          </table:table-cell>
          <table:table-cell office:value-type="string" calcext:value-type="string">
            <text:p>Superscript two - squared</text:p>
          </table:table-cell>
          <table:table-cell table:formula="of:=&quot;&quot;&quot;&quot; &amp; [.A181] &amp; &quot;&quot;&quot; :  [&quot;&quot;&quot; &amp; [.E181] &amp; &quot;&quot;&quot;, &quot;&quot;&quot; &amp; [.F181] &amp; &quot;&quot;&quot;, &quot;&quot;&quot; &amp; [.G181] &amp; &quot;&quot;&quot;, &quot;&quot;&quot; &amp; [.H181] &amp; &quot;&quot;&quot;], &quot;" office:value-type="string" office:string-value="&quot;178&quot; :  [&quot;²&quot;, &quot;&amp;#178;&quot;, &quot;&amp;sup2;&quot;, &quot;Superscript two - squared&quot;], " calcext:value-type="string">
            <text:p>"178" : <text:s/>["²", "&amp;#178;", "&amp;sup2;", "Superscript two - squared"], </text:p>
          </table:table-cell>
          <table:table-cell table:style-name="ce24" table:formula="of:=IF(LEN(TRIM([.G181]))&gt;0;&quot;&quot;&quot;&quot; &amp; [.G181] &amp; &quot;&quot;&quot; :  [&quot;&quot;&quot; &amp; [.E181] &amp; &quot;&quot;&quot;, &quot;&quot;&quot; &amp; [.F181] &amp; &quot;&quot;&quot;, &quot;&quot;&quot; &amp; [.G181] &amp; &quot;&quot;&quot;, &quot;&quot;&quot; &amp; [.H181] &amp; &quot;&quot;&quot;], &quot;;FALSE())" office:value-type="string" office:string-value="&quot;&amp;sup2;&quot; :  [&quot;²&quot;, &quot;&amp;#178;&quot;, &quot;&amp;sup2;&quot;, &quot;Superscript two - squared&quot;], " calcext:value-type="string">
            <text:p>"&amp;sup2;" : <text:s/>["²", "&amp;#178;", "&amp;sup2;", "Superscript two - squared"], </text:p>
          </table:table-cell>
          <table:table-cell table:number-columns-repeated="101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3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&amp;#179;</text:p>
          </table:table-cell>
          <table:table-cell office:value-type="string" calcext:value-type="string">
            <text:p>&amp;sup3;</text:p>
          </table:table-cell>
          <table:table-cell office:value-type="string" calcext:value-type="string">
            <text:p>Superscript three - cubed</text:p>
          </table:table-cell>
          <table:table-cell table:formula="of:=&quot;&quot;&quot;&quot; &amp; [.A182] &amp; &quot;&quot;&quot; :  [&quot;&quot;&quot; &amp; [.E182] &amp; &quot;&quot;&quot;, &quot;&quot;&quot; &amp; [.F182] &amp; &quot;&quot;&quot;, &quot;&quot;&quot; &amp; [.G182] &amp; &quot;&quot;&quot;, &quot;&quot;&quot; &amp; [.H182] &amp; &quot;&quot;&quot;], &quot;" office:value-type="string" office:string-value="&quot;179&quot; :  [&quot;³&quot;, &quot;&amp;#179;&quot;, &quot;&amp;sup3;&quot;, &quot;Superscript three - cubed&quot;], " calcext:value-type="string">
            <text:p>"179" : <text:s/>["³", "&amp;#179;", "&amp;sup3;", "Superscript three - cubed"], </text:p>
          </table:table-cell>
          <table:table-cell table:style-name="ce24" table:formula="of:=IF(LEN(TRIM([.G182]))&gt;0;&quot;&quot;&quot;&quot; &amp; [.G182] &amp; &quot;&quot;&quot; :  [&quot;&quot;&quot; &amp; [.E182] &amp; &quot;&quot;&quot;, &quot;&quot;&quot; &amp; [.F182] &amp; &quot;&quot;&quot;, &quot;&quot;&quot; &amp; [.G182] &amp; &quot;&quot;&quot;, &quot;&quot;&quot; &amp; [.H182] &amp; &quot;&quot;&quot;], &quot;;FALSE())" office:value-type="string" office:string-value="&quot;&amp;sup3;&quot; :  [&quot;³&quot;, &quot;&amp;#179;&quot;, &quot;&amp;sup3;&quot;, &quot;Superscript three - cubed&quot;], " calcext:value-type="string">
            <text:p>"&amp;sup3;" : <text:s/>["³", "&amp;#179;", "&amp;sup3;", "Superscript three - cubed"], </text:p>
          </table:table-cell>
          <table:table-cell table:number-columns-repeated="101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4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&amp;#180;</text:p>
          </table:table-cell>
          <table:table-cell office:value-type="string" calcext:value-type="string">
            <text:p>&amp;acute;</text:p>
          </table:table-cell>
          <table:table-cell office:value-type="string" calcext:value-type="string">
            <text:p>Acute accent - spacing acute</text:p>
          </table:table-cell>
          <table:table-cell table:formula="of:=&quot;&quot;&quot;&quot; &amp; [.A183] &amp; &quot;&quot;&quot; :  [&quot;&quot;&quot; &amp; [.E183] &amp; &quot;&quot;&quot;, &quot;&quot;&quot; &amp; [.F183] &amp; &quot;&quot;&quot;, &quot;&quot;&quot; &amp; [.G183] &amp; &quot;&quot;&quot;, &quot;&quot;&quot; &amp; [.H183] &amp; &quot;&quot;&quot;], &quot;" office:value-type="string" office:string-value="&quot;180&quot; :  [&quot;´&quot;, &quot;&amp;#180;&quot;, &quot;&amp;acute;&quot;, &quot;Acute accent - spacing acute&quot;], " calcext:value-type="string">
            <text:p>"180" : <text:s/>["´", "&amp;#180;", "&amp;acute;", "Acute accent - spacing acute"], </text:p>
          </table:table-cell>
          <table:table-cell table:style-name="ce24" table:formula="of:=IF(LEN(TRIM([.G183]))&gt;0;&quot;&quot;&quot;&quot; &amp; [.G183] &amp; &quot;&quot;&quot; :  [&quot;&quot;&quot; &amp; [.E183] &amp; &quot;&quot;&quot;, &quot;&quot;&quot; &amp; [.F183] &amp; &quot;&quot;&quot;, &quot;&quot;&quot; &amp; [.G183] &amp; &quot;&quot;&quot;, &quot;&quot;&quot; &amp; [.H183] &amp; &quot;&quot;&quot;], &quot;;FALSE())" office:value-type="string" office:string-value="&quot;&amp;acute;&quot; :  [&quot;´&quot;, &quot;&amp;#180;&quot;, &quot;&amp;acute;&quot;, &quot;Acute accent - spacing acute&quot;], " calcext:value-type="string">
            <text:p>"&amp;acute;" : <text:s/>["´", "&amp;#180;", "&amp;acute;", "Acute accent - spacing acute"], </text:p>
          </table:table-cell>
          <table:table-cell table:number-columns-repeated="101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5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&amp;micro;</text:p>
          </table:table-cell>
          <table:table-cell office:value-type="string" calcext:value-type="string">
            <text:p>Micro sign</text:p>
          </table:table-cell>
          <table:table-cell table:formula="of:=&quot;&quot;&quot;&quot; &amp; [.A184] &amp; &quot;&quot;&quot; :  [&quot;&quot;&quot; &amp; [.E184] &amp; &quot;&quot;&quot;, &quot;&quot;&quot; &amp; [.F184] &amp; &quot;&quot;&quot;, &quot;&quot;&quot; &amp; [.G184] &amp; &quot;&quot;&quot;, &quot;&quot;&quot; &amp; [.H184] &amp; &quot;&quot;&quot;], &quot;" office:value-type="string" office:string-value="&quot;181&quot; :  [&quot;µ&quot;, &quot;&amp;#181;&quot;, &quot;&amp;micro;&quot;, &quot;Micro sign&quot;], " calcext:value-type="string">
            <text:p>"181" : <text:s/>["µ", "&amp;#181;", "&amp;micro;", "Micro sign"], </text:p>
          </table:table-cell>
          <table:table-cell table:style-name="ce24" table:formula="of:=IF(LEN(TRIM([.G184]))&gt;0;&quot;&quot;&quot;&quot; &amp; [.G184] &amp; &quot;&quot;&quot; :  [&quot;&quot;&quot; &amp; [.E184] &amp; &quot;&quot;&quot;, &quot;&quot;&quot; &amp; [.F184] &amp; &quot;&quot;&quot;, &quot;&quot;&quot; &amp; [.G184] &amp; &quot;&quot;&quot;, &quot;&quot;&quot; &amp; [.H184] &amp; &quot;&quot;&quot;], &quot;;FALSE())" office:value-type="string" office:string-value="&quot;&amp;micro;&quot; :  [&quot;µ&quot;, &quot;&amp;#181;&quot;, &quot;&amp;micro;&quot;, &quot;Micro sign&quot;], " calcext:value-type="string">
            <text:p>"&amp;micro;" : <text:s/>["µ", "&amp;#181;", "&amp;micro;", "Micro sign"], 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6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&amp;#182;</text:p>
          </table:table-cell>
          <table:table-cell office:value-type="string" calcext:value-type="string">
            <text:p>&amp;para;</text:p>
          </table:table-cell>
          <table:table-cell office:value-type="string" calcext:value-type="string">
            <text:p>Pilcrow sign - paragraph sign</text:p>
          </table:table-cell>
          <table:table-cell table:formula="of:=&quot;&quot;&quot;&quot; &amp; [.A185] &amp; &quot;&quot;&quot; :  [&quot;&quot;&quot; &amp; [.E185] &amp; &quot;&quot;&quot;, &quot;&quot;&quot; &amp; [.F185] &amp; &quot;&quot;&quot;, &quot;&quot;&quot; &amp; [.G185] &amp; &quot;&quot;&quot;, &quot;&quot;&quot; &amp; [.H185] &amp; &quot;&quot;&quot;], &quot;" office:value-type="string" office:string-value="&quot;182&quot; :  [&quot;¶&quot;, &quot;&amp;#182;&quot;, &quot;&amp;para;&quot;, &quot;Pilcrow sign - paragraph sign&quot;], " calcext:value-type="string">
            <text:p>"182" : <text:s/>["¶", "&amp;#182;", "&amp;para;", "Pilcrow sign - paragraph sign"], </text:p>
          </table:table-cell>
          <table:table-cell table:style-name="ce24" table:formula="of:=IF(LEN(TRIM([.G185]))&gt;0;&quot;&quot;&quot;&quot; &amp; [.G185] &amp; &quot;&quot;&quot; :  [&quot;&quot;&quot; &amp; [.E185] &amp; &quot;&quot;&quot;, &quot;&quot;&quot; &amp; [.F185] &amp; &quot;&quot;&quot;, &quot;&quot;&quot; &amp; [.G185] &amp; &quot;&quot;&quot;, &quot;&quot;&quot; &amp; [.H185] &amp; &quot;&quot;&quot;], &quot;;FALSE())" office:value-type="string" office:string-value="&quot;&amp;para;&quot; :  [&quot;¶&quot;, &quot;&amp;#182;&quot;, &quot;&amp;para;&quot;, &quot;Pilcrow sign - paragraph sign&quot;], " calcext:value-type="string">
            <text:p>"&amp;para;" : <text:s/>["¶", "&amp;#182;", "&amp;para;", "Pilcrow sign - paragraph sign"], 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7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&amp;#183;</text:p>
          </table:table-cell>
          <table:table-cell office:value-type="string" calcext:value-type="string">
            <text:p>&amp;middot;</text:p>
          </table:table-cell>
          <table:table-cell office:value-type="string" calcext:value-type="string">
            <text:p>Middle dot - Georgian comma</text:p>
          </table:table-cell>
          <table:table-cell table:formula="of:=&quot;&quot;&quot;&quot; &amp; [.A186] &amp; &quot;&quot;&quot; :  [&quot;&quot;&quot; &amp; [.E186] &amp; &quot;&quot;&quot;, &quot;&quot;&quot; &amp; [.F186] &amp; &quot;&quot;&quot;, &quot;&quot;&quot; &amp; [.G186] &amp; &quot;&quot;&quot;, &quot;&quot;&quot; &amp; [.H186] &amp; &quot;&quot;&quot;], &quot;" office:value-type="string" office:string-value="&quot;183&quot; :  [&quot;·&quot;, &quot;&amp;#183;&quot;, &quot;&amp;middot;&quot;, &quot;Middle dot - Georgian comma&quot;], " calcext:value-type="string">
            <text:p>"183" : <text:s/>["·", "&amp;#183;", "&amp;middot;", "Middle dot - Georgian comma"], </text:p>
          </table:table-cell>
          <table:table-cell table:style-name="ce24" table:formula="of:=IF(LEN(TRIM([.G186]))&gt;0;&quot;&quot;&quot;&quot; &amp; [.G186] &amp; &quot;&quot;&quot; :  [&quot;&quot;&quot; &amp; [.E186] &amp; &quot;&quot;&quot;, &quot;&quot;&quot; &amp; [.F186] &amp; &quot;&quot;&quot;, &quot;&quot;&quot; &amp; [.G186] &amp; &quot;&quot;&quot;, &quot;&quot;&quot; &amp; [.H186] &amp; &quot;&quot;&quot;], &quot;;FALSE())" office:value-type="string" office:string-value="&quot;&amp;middot;&quot; :  [&quot;·&quot;, &quot;&amp;#183;&quot;, &quot;&amp;middot;&quot;, &quot;Middle dot - Georgian comma&quot;], " calcext:value-type="string">
            <text:p>"&amp;middot;" : <text:s/>["·", "&amp;#183;", "&amp;middot;", "Middle dot - Georgian comma"], 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8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&amp;#184;</text:p>
          </table:table-cell>
          <table:table-cell office:value-type="string" calcext:value-type="string">
            <text:p>&amp;cedil;</text:p>
          </table:table-cell>
          <table:table-cell office:value-type="string" calcext:value-type="string">
            <text:p>Spacing cedilla</text:p>
          </table:table-cell>
          <table:table-cell table:formula="of:=&quot;&quot;&quot;&quot; &amp; [.A187] &amp; &quot;&quot;&quot; :  [&quot;&quot;&quot; &amp; [.E187] &amp; &quot;&quot;&quot;, &quot;&quot;&quot; &amp; [.F187] &amp; &quot;&quot;&quot;, &quot;&quot;&quot; &amp; [.G187] &amp; &quot;&quot;&quot;, &quot;&quot;&quot; &amp; [.H187] &amp; &quot;&quot;&quot;], &quot;" office:value-type="string" office:string-value="&quot;184&quot; :  [&quot;¸&quot;, &quot;&amp;#184;&quot;, &quot;&amp;cedil;&quot;, &quot;Spacing cedilla&quot;], " calcext:value-type="string">
            <text:p>"184" : <text:s/>["¸", "&amp;#184;", "&amp;cedil;", "Spacing cedilla"], </text:p>
          </table:table-cell>
          <table:table-cell table:style-name="ce24" table:formula="of:=IF(LEN(TRIM([.G187]))&gt;0;&quot;&quot;&quot;&quot; &amp; [.G187] &amp; &quot;&quot;&quot; :  [&quot;&quot;&quot; &amp; [.E187] &amp; &quot;&quot;&quot;, &quot;&quot;&quot; &amp; [.F187] &amp; &quot;&quot;&quot;, &quot;&quot;&quot; &amp; [.G187] &amp; &quot;&quot;&quot;, &quot;&quot;&quot; &amp; [.H187] &amp; &quot;&quot;&quot;], &quot;;FALSE())" office:value-type="string" office:string-value="&quot;&amp;cedil;&quot; :  [&quot;¸&quot;, &quot;&amp;#184;&quot;, &quot;&amp;cedil;&quot;, &quot;Spacing cedilla&quot;], " calcext:value-type="string">
            <text:p>"&amp;cedil;" : <text:s/>["¸", "&amp;#184;", "&amp;cedil;", "Spacing cedilla"], 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9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&amp;#185;</text:p>
          </table:table-cell>
          <table:table-cell office:value-type="string" calcext:value-type="string">
            <text:p>&amp;sup1;</text:p>
          </table:table-cell>
          <table:table-cell office:value-type="string" calcext:value-type="string">
            <text:p>Superscript one</text:p>
          </table:table-cell>
          <table:table-cell table:formula="of:=&quot;&quot;&quot;&quot; &amp; [.A188] &amp; &quot;&quot;&quot; :  [&quot;&quot;&quot; &amp; [.E188] &amp; &quot;&quot;&quot;, &quot;&quot;&quot; &amp; [.F188] &amp; &quot;&quot;&quot;, &quot;&quot;&quot; &amp; [.G188] &amp; &quot;&quot;&quot;, &quot;&quot;&quot; &amp; [.H188] &amp; &quot;&quot;&quot;], &quot;" office:value-type="string" office:string-value="&quot;185&quot; :  [&quot;¹&quot;, &quot;&amp;#185;&quot;, &quot;&amp;sup1;&quot;, &quot;Superscript one&quot;], " calcext:value-type="string">
            <text:p>"185" : <text:s/>["¹", "&amp;#185;", "&amp;sup1;", "Superscript one"], </text:p>
          </table:table-cell>
          <table:table-cell table:style-name="ce24" table:formula="of:=IF(LEN(TRIM([.G188]))&gt;0;&quot;&quot;&quot;&quot; &amp; [.G188] &amp; &quot;&quot;&quot; :  [&quot;&quot;&quot; &amp; [.E188] &amp; &quot;&quot;&quot;, &quot;&quot;&quot; &amp; [.F188] &amp; &quot;&quot;&quot;, &quot;&quot;&quot; &amp; [.G188] &amp; &quot;&quot;&quot;, &quot;&quot;&quot; &amp; [.H188] &amp; &quot;&quot;&quot;], &quot;;FALSE())" office:value-type="string" office:string-value="&quot;&amp;sup1;&quot; :  [&quot;¹&quot;, &quot;&amp;#185;&quot;, &quot;&amp;sup1;&quot;, &quot;Superscript one&quot;], " calcext:value-type="string">
            <text:p>"&amp;sup1;" : <text:s/>["¹", "&amp;#185;", "&amp;sup1;", "Superscript one"], 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&amp;#186;</text:p>
          </table:table-cell>
          <table:table-cell office:value-type="string" calcext:value-type="string">
            <text:p>&amp;ordm;</text:p>
          </table:table-cell>
          <table:table-cell office:value-type="string" calcext:value-type="string">
            <text:p>Masculine ordinal indicator</text:p>
          </table:table-cell>
          <table:table-cell table:formula="of:=&quot;&quot;&quot;&quot; &amp; [.A189] &amp; &quot;&quot;&quot; :  [&quot;&quot;&quot; &amp; [.E189] &amp; &quot;&quot;&quot;, &quot;&quot;&quot; &amp; [.F189] &amp; &quot;&quot;&quot;, &quot;&quot;&quot; &amp; [.G189] &amp; &quot;&quot;&quot;, &quot;&quot;&quot; &amp; [.H189] &amp; &quot;&quot;&quot;], &quot;" office:value-type="string" office:string-value="&quot;186&quot; :  [&quot;º&quot;, &quot;&amp;#186;&quot;, &quot;&amp;ordm;&quot;, &quot;Masculine ordinal indicator&quot;], " calcext:value-type="string">
            <text:p>"186" : <text:s/>["º", "&amp;#186;", "&amp;ordm;", "Masculine ordinal indicator"], </text:p>
          </table:table-cell>
          <table:table-cell table:style-name="ce24" table:formula="of:=IF(LEN(TRIM([.G189]))&gt;0;&quot;&quot;&quot;&quot; &amp; [.G189] &amp; &quot;&quot;&quot; :  [&quot;&quot;&quot; &amp; [.E189] &amp; &quot;&quot;&quot;, &quot;&quot;&quot; &amp; [.F189] &amp; &quot;&quot;&quot;, &quot;&quot;&quot; &amp; [.G189] &amp; &quot;&quot;&quot;, &quot;&quot;&quot; &amp; [.H189] &amp; &quot;&quot;&quot;], &quot;;FALSE())" office:value-type="string" office:string-value="&quot;&amp;ordm;&quot; :  [&quot;º&quot;, &quot;&amp;#186;&quot;, &quot;&amp;ordm;&quot;, &quot;Masculine ordinal indicator&quot;], " calcext:value-type="string">
            <text:p>"&amp;ordm;" : <text:s/>["º", "&amp;#186;", "&amp;ordm;", "Masculine ordinal indicator"], 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&amp;#187;</text:p>
          </table:table-cell>
          <table:table-cell office:value-type="string" calcext:value-type="string">
            <text:p>&amp;raquo;</text:p>
          </table:table-cell>
          <table:table-cell office:value-type="string" calcext:value-type="string">
            <text:p>Right double angle quotes</text:p>
          </table:table-cell>
          <table:table-cell table:formula="of:=&quot;&quot;&quot;&quot; &amp; [.A190] &amp; &quot;&quot;&quot; :  [&quot;&quot;&quot; &amp; [.E190] &amp; &quot;&quot;&quot;, &quot;&quot;&quot; &amp; [.F190] &amp; &quot;&quot;&quot;, &quot;&quot;&quot; &amp; [.G190] &amp; &quot;&quot;&quot;, &quot;&quot;&quot; &amp; [.H190] &amp; &quot;&quot;&quot;], &quot;" office:value-type="string" office:string-value="&quot;187&quot; :  [&quot;»&quot;, &quot;&amp;#187;&quot;, &quot;&amp;raquo;&quot;, &quot;Right double angle quotes&quot;], " calcext:value-type="string">
            <text:p>"187" : <text:s/>["»", "&amp;#187;", "&amp;raquo;", "Right double angle quotes"], </text:p>
          </table:table-cell>
          <table:table-cell table:style-name="ce24" table:formula="of:=IF(LEN(TRIM([.G190]))&gt;0;&quot;&quot;&quot;&quot; &amp; [.G190] &amp; &quot;&quot;&quot; :  [&quot;&quot;&quot; &amp; [.E190] &amp; &quot;&quot;&quot;, &quot;&quot;&quot; &amp; [.F190] &amp; &quot;&quot;&quot;, &quot;&quot;&quot; &amp; [.G190] &amp; &quot;&quot;&quot;, &quot;&quot;&quot; &amp; [.H190] &amp; &quot;&quot;&quot;], &quot;;FALSE())" office:value-type="string" office:string-value="&quot;&amp;raquo;&quot; :  [&quot;»&quot;, &quot;&amp;#187;&quot;, &quot;&amp;raquo;&quot;, &quot;Right double angle quotes&quot;], " calcext:value-type="string">
            <text:p>"&amp;raquo;" : <text:s/>["»", "&amp;#187;", "&amp;raquo;", "Right double angle quotes"], 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&amp;#188;</text:p>
          </table:table-cell>
          <table:table-cell office:value-type="string" calcext:value-type="string">
            <text:p>&amp;frac14;</text:p>
          </table:table-cell>
          <table:table-cell office:value-type="string" calcext:value-type="string">
            <text:p>Fraction one quarter</text:p>
          </table:table-cell>
          <table:table-cell table:formula="of:=&quot;&quot;&quot;&quot; &amp; [.A191] &amp; &quot;&quot;&quot; :  [&quot;&quot;&quot; &amp; [.E191] &amp; &quot;&quot;&quot;, &quot;&quot;&quot; &amp; [.F191] &amp; &quot;&quot;&quot;, &quot;&quot;&quot; &amp; [.G191] &amp; &quot;&quot;&quot;, &quot;&quot;&quot; &amp; [.H191] &amp; &quot;&quot;&quot;], &quot;" office:value-type="string" office:string-value="&quot;188&quot; :  [&quot;¼&quot;, &quot;&amp;#188;&quot;, &quot;&amp;frac14;&quot;, &quot;Fraction one quarter&quot;], " calcext:value-type="string">
            <text:p>"188" : <text:s/>["¼", "&amp;#188;", "&amp;frac14;", "Fraction one quarter"], </text:p>
          </table:table-cell>
          <table:table-cell table:style-name="ce24" table:formula="of:=IF(LEN(TRIM([.G191]))&gt;0;&quot;&quot;&quot;&quot; &amp; [.G191] &amp; &quot;&quot;&quot; :  [&quot;&quot;&quot; &amp; [.E191] &amp; &quot;&quot;&quot;, &quot;&quot;&quot; &amp; [.F191] &amp; &quot;&quot;&quot;, &quot;&quot;&quot; &amp; [.G191] &amp; &quot;&quot;&quot;, &quot;&quot;&quot; &amp; [.H191] &amp; &quot;&quot;&quot;], &quot;;FALSE())" office:value-type="string" office:string-value="&quot;&amp;frac14;&quot; :  [&quot;¼&quot;, &quot;&amp;#188;&quot;, &quot;&amp;frac14;&quot;, &quot;Fraction one quarter&quot;], " calcext:value-type="string">
            <text:p>"&amp;frac14;" : <text:s/>["¼", "&amp;#188;", "&amp;frac14;", "Fraction one quarter"], 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D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&amp;#189;</text:p>
          </table:table-cell>
          <table:table-cell office:value-type="string" calcext:value-type="string">
            <text:p>&amp;frac12;</text:p>
          </table:table-cell>
          <table:table-cell office:value-type="string" calcext:value-type="string">
            <text:p>Fraction one half</text:p>
          </table:table-cell>
          <table:table-cell table:formula="of:=&quot;&quot;&quot;&quot; &amp; [.A192] &amp; &quot;&quot;&quot; :  [&quot;&quot;&quot; &amp; [.E192] &amp; &quot;&quot;&quot;, &quot;&quot;&quot; &amp; [.F192] &amp; &quot;&quot;&quot;, &quot;&quot;&quot; &amp; [.G192] &amp; &quot;&quot;&quot;, &quot;&quot;&quot; &amp; [.H192] &amp; &quot;&quot;&quot;], &quot;" office:value-type="string" office:string-value="&quot;189&quot; :  [&quot;½&quot;, &quot;&amp;#189;&quot;, &quot;&amp;frac12;&quot;, &quot;Fraction one half&quot;], " calcext:value-type="string">
            <text:p>"189" : <text:s/>["½", "&amp;#189;", "&amp;frac12;", "Fraction one half"], </text:p>
          </table:table-cell>
          <table:table-cell table:style-name="ce24" table:formula="of:=IF(LEN(TRIM([.G192]))&gt;0;&quot;&quot;&quot;&quot; &amp; [.G192] &amp; &quot;&quot;&quot; :  [&quot;&quot;&quot; &amp; [.E192] &amp; &quot;&quot;&quot;, &quot;&quot;&quot; &amp; [.F192] &amp; &quot;&quot;&quot;, &quot;&quot;&quot; &amp; [.G192] &amp; &quot;&quot;&quot;, &quot;&quot;&quot; &amp; [.H192] &amp; &quot;&quot;&quot;], &quot;;FALSE())" office:value-type="string" office:string-value="&quot;&amp;frac12;&quot; :  [&quot;½&quot;, &quot;&amp;#189;&quot;, &quot;&amp;frac12;&quot;, &quot;Fraction one half&quot;], " calcext:value-type="string">
            <text:p>"&amp;frac12;" : <text:s/>["½", "&amp;#189;", "&amp;frac12;", "Fraction one half"], 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&amp;#190;</text:p>
          </table:table-cell>
          <table:table-cell office:value-type="string" calcext:value-type="string">
            <text:p>&amp;frac34;</text:p>
          </table:table-cell>
          <table:table-cell office:value-type="string" calcext:value-type="string">
            <text:p>Fraction three quarters</text:p>
          </table:table-cell>
          <table:table-cell table:formula="of:=&quot;&quot;&quot;&quot; &amp; [.A193] &amp; &quot;&quot;&quot; :  [&quot;&quot;&quot; &amp; [.E193] &amp; &quot;&quot;&quot;, &quot;&quot;&quot; &amp; [.F193] &amp; &quot;&quot;&quot;, &quot;&quot;&quot; &amp; [.G193] &amp; &quot;&quot;&quot;, &quot;&quot;&quot; &amp; [.H193] &amp; &quot;&quot;&quot;], &quot;" office:value-type="string" office:string-value="&quot;190&quot; :  [&quot;¾&quot;, &quot;&amp;#190;&quot;, &quot;&amp;frac34;&quot;, &quot;Fraction three quarters&quot;], " calcext:value-type="string">
            <text:p>"190" : <text:s/>["¾", "&amp;#190;", "&amp;frac34;", "Fraction three quarters"], </text:p>
          </table:table-cell>
          <table:table-cell table:style-name="ce24" table:formula="of:=IF(LEN(TRIM([.G193]))&gt;0;&quot;&quot;&quot;&quot; &amp; [.G193] &amp; &quot;&quot;&quot; :  [&quot;&quot;&quot; &amp; [.E193] &amp; &quot;&quot;&quot;, &quot;&quot;&quot; &amp; [.F193] &amp; &quot;&quot;&quot;, &quot;&quot;&quot; &amp; [.G193] &amp; &quot;&quot;&quot;, &quot;&quot;&quot; &amp; [.H193] &amp; &quot;&quot;&quot;], &quot;;FALSE())" office:value-type="string" office:string-value="&quot;&amp;frac34;&quot; :  [&quot;¾&quot;, &quot;&amp;#190;&quot;, &quot;&amp;frac34;&quot;, &quot;Fraction three quarters&quot;], " calcext:value-type="string">
            <text:p>"&amp;frac34;" : <text:s/>["¾", "&amp;#190;", "&amp;frac34;", "Fraction three quarters"], 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&amp;#191;</text:p>
          </table:table-cell>
          <table:table-cell office:value-type="string" calcext:value-type="string">
            <text:p>&amp;iquest;</text:p>
          </table:table-cell>
          <table:table-cell office:value-type="string" calcext:value-type="string">
            <text:p>Inverted question mark</text:p>
          </table:table-cell>
          <table:table-cell table:formula="of:=&quot;&quot;&quot;&quot; &amp; [.A194] &amp; &quot;&quot;&quot; :  [&quot;&quot;&quot; &amp; [.E194] &amp; &quot;&quot;&quot;, &quot;&quot;&quot; &amp; [.F194] &amp; &quot;&quot;&quot;, &quot;&quot;&quot; &amp; [.G194] &amp; &quot;&quot;&quot;, &quot;&quot;&quot; &amp; [.H194] &amp; &quot;&quot;&quot;], &quot;" office:value-type="string" office:string-value="&quot;191&quot; :  [&quot;¿&quot;, &quot;&amp;#191;&quot;, &quot;&amp;iquest;&quot;, &quot;Inverted question mark&quot;], " calcext:value-type="string">
            <text:p>"191" : <text:s/>["¿", "&amp;#191;", "&amp;iquest;", "Inverted question mark"], </text:p>
          </table:table-cell>
          <table:table-cell table:style-name="ce24" table:formula="of:=IF(LEN(TRIM([.G194]))&gt;0;&quot;&quot;&quot;&quot; &amp; [.G194] &amp; &quot;&quot;&quot; :  [&quot;&quot;&quot; &amp; [.E194] &amp; &quot;&quot;&quot;, &quot;&quot;&quot; &amp; [.F194] &amp; &quot;&quot;&quot;, &quot;&quot;&quot; &amp; [.G194] &amp; &quot;&quot;&quot;, &quot;&quot;&quot; &amp; [.H194] &amp; &quot;&quot;&quot;], &quot;;FALSE())" office:value-type="string" office:string-value="&quot;&amp;iquest;&quot; :  [&quot;¿&quot;, &quot;&amp;#191;&quot;, &quot;&amp;iquest;&quot;, &quot;Inverted question mark&quot;], " calcext:value-type="string">
            <text:p>"&amp;iquest;" : <text:s/>["¿", "&amp;#191;", "&amp;iquest;", "Inverted question mark"], 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192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capital letter A with grave</text:p>
          </table:table-cell>
          <table:table-cell table:formula="of:=&quot;&quot;&quot;&quot; &amp; [.A195] &amp; &quot;&quot;&quot; :  [&quot;&quot;&quot; &amp; [.E195] &amp; &quot;&quot;&quot;, &quot;&quot;&quot; &amp; [.F195] &amp; &quot;&quot;&quot;, &quot;&quot;&quot; &amp; [.G195] &amp; &quot;&quot;&quot;, &quot;&quot;&quot; &amp; [.H195] &amp; &quot;&quot;&quot;], &quot;" office:value-type="string" office:string-value="&quot;192&quot; :  [&quot;À&quot;, &quot;&amp;#192;&quot;, &quot;&amp;Agrave;&quot;, &quot;Latin capital letter A with grave&quot;], " calcext:value-type="string">
            <text:p>"192" : <text:s/>["À", "&amp;#192;", "&amp;Agrave;", "Latin capital letter A with grave"], </text:p>
          </table:table-cell>
          <table:table-cell table:style-name="ce24" table:formula="of:=IF(LEN(TRIM([.G195]))&gt;0;&quot;&quot;&quot;&quot; &amp; [.G195] &amp; &quot;&quot;&quot; :  [&quot;&quot;&quot; &amp; [.E195] &amp; &quot;&quot;&quot;, &quot;&quot;&quot; &amp; [.F195] &amp; &quot;&quot;&quot;, &quot;&quot;&quot; &amp; [.G195] &amp; &quot;&quot;&quot;, &quot;&quot;&quot; &amp; [.H195] &amp; &quot;&quot;&quot;], &quot;;FALSE())" office:value-type="string" office:string-value="&quot;&amp;Agrave;&quot; :  [&quot;À&quot;, &quot;&amp;#192;&quot;, &quot;&amp;Agrave;&quot;, &quot;Latin capital letter A with grave&quot;], " calcext:value-type="string">
            <text:p>"&amp;Agrave;" : <text:s/>["À", "&amp;#192;", "&amp;Agrave;", "Latin capital letter A with grave"], 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1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193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capital letter A with acute</text:p>
          </table:table-cell>
          <table:table-cell table:formula="of:=&quot;&quot;&quot;&quot; &amp; [.A196] &amp; &quot;&quot;&quot; :  [&quot;&quot;&quot; &amp; [.E196] &amp; &quot;&quot;&quot;, &quot;&quot;&quot; &amp; [.F196] &amp; &quot;&quot;&quot;, &quot;&quot;&quot; &amp; [.G196] &amp; &quot;&quot;&quot;, &quot;&quot;&quot; &amp; [.H196] &amp; &quot;&quot;&quot;], &quot;" office:value-type="string" office:string-value="&quot;193&quot; :  [&quot;Á&quot;, &quot;&amp;#193;&quot;, &quot;&amp;Aacute;&quot;, &quot;Latin capital letter A with acute&quot;], " calcext:value-type="string">
            <text:p>"193" : <text:s/>["Á", "&amp;#193;", "&amp;Aacute;", "Latin capital letter A with acute"], </text:p>
          </table:table-cell>
          <table:table-cell table:style-name="ce24" table:formula="of:=IF(LEN(TRIM([.G196]))&gt;0;&quot;&quot;&quot;&quot; &amp; [.G196] &amp; &quot;&quot;&quot; :  [&quot;&quot;&quot; &amp; [.E196] &amp; &quot;&quot;&quot;, &quot;&quot;&quot; &amp; [.F196] &amp; &quot;&quot;&quot;, &quot;&quot;&quot; &amp; [.G196] &amp; &quot;&quot;&quot;, &quot;&quot;&quot; &amp; [.H196] &amp; &quot;&quot;&quot;], &quot;;FALSE())" office:value-type="string" office:string-value="&quot;&amp;Aacute;&quot; :  [&quot;Á&quot;, &quot;&amp;#193;&quot;, &quot;&amp;Aacute;&quot;, &quot;Latin capital letter A with acute&quot;], " calcext:value-type="string">
            <text:p>"&amp;Aacute;" : <text:s/>["Á", "&amp;#193;", "&amp;Aacute;", "Latin capital letter A with acute"], 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2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194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capital letter A with circumflex</text:p>
          </table:table-cell>
          <table:table-cell table:formula="of:=&quot;&quot;&quot;&quot; &amp; [.A197] &amp; &quot;&quot;&quot; :  [&quot;&quot;&quot; &amp; [.E197] &amp; &quot;&quot;&quot;, &quot;&quot;&quot; &amp; [.F197] &amp; &quot;&quot;&quot;, &quot;&quot;&quot; &amp; [.G197] &amp; &quot;&quot;&quot;, &quot;&quot;&quot; &amp; [.H197] &amp; &quot;&quot;&quot;], &quot;" office:value-type="string" office:string-value="&quot;194&quot; :  [&quot;Â&quot;, &quot;&amp;#194;&quot;, &quot;&amp;Acirc;&quot;, &quot;Latin capital letter A with circumflex&quot;], " calcext:value-type="string">
            <text:p>"194" : <text:s/>["Â", "&amp;#194;", "&amp;Acirc;", "Latin capital letter A with circumflex"], </text:p>
          </table:table-cell>
          <table:table-cell table:style-name="ce24" table:formula="of:=IF(LEN(TRIM([.G197]))&gt;0;&quot;&quot;&quot;&quot; &amp; [.G197] &amp; &quot;&quot;&quot; :  [&quot;&quot;&quot; &amp; [.E197] &amp; &quot;&quot;&quot;, &quot;&quot;&quot; &amp; [.F197] &amp; &quot;&quot;&quot;, &quot;&quot;&quot; &amp; [.G197] &amp; &quot;&quot;&quot;, &quot;&quot;&quot; &amp; [.H197] &amp; &quot;&quot;&quot;], &quot;;FALSE())" office:value-type="string" office:string-value="&quot;&amp;Acirc;&quot; :  [&quot;Â&quot;, &quot;&amp;#194;&quot;, &quot;&amp;Acirc;&quot;, &quot;Latin capital letter A with circumflex&quot;], " calcext:value-type="string">
            <text:p>"&amp;Acirc;" : <text:s/>["Â", "&amp;#194;", "&amp;Acirc;", "Latin capita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3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195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capital letter A with tilde</text:p>
          </table:table-cell>
          <table:table-cell table:formula="of:=&quot;&quot;&quot;&quot; &amp; [.A198] &amp; &quot;&quot;&quot; :  [&quot;&quot;&quot; &amp; [.E198] &amp; &quot;&quot;&quot;, &quot;&quot;&quot; &amp; [.F198] &amp; &quot;&quot;&quot;, &quot;&quot;&quot; &amp; [.G198] &amp; &quot;&quot;&quot;, &quot;&quot;&quot; &amp; [.H198] &amp; &quot;&quot;&quot;], &quot;" office:value-type="string" office:string-value="&quot;195&quot; :  [&quot;Ã&quot;, &quot;&amp;#195;&quot;, &quot;&amp;Atilde;&quot;, &quot;Latin capital letter A with tilde&quot;], " calcext:value-type="string">
            <text:p>"195" : <text:s/>["Ã", "&amp;#195;", "&amp;Atilde;", "Latin capital letter A with tilde"], </text:p>
          </table:table-cell>
          <table:table-cell table:style-name="ce24" table:formula="of:=IF(LEN(TRIM([.G198]))&gt;0;&quot;&quot;&quot;&quot; &amp; [.G198] &amp; &quot;&quot;&quot; :  [&quot;&quot;&quot; &amp; [.E198] &amp; &quot;&quot;&quot;, &quot;&quot;&quot; &amp; [.F198] &amp; &quot;&quot;&quot;, &quot;&quot;&quot; &amp; [.G198] &amp; &quot;&quot;&quot;, &quot;&quot;&quot; &amp; [.H198] &amp; &quot;&quot;&quot;], &quot;;FALSE())" office:value-type="string" office:string-value="&quot;&amp;Atilde;&quot; :  [&quot;Ã&quot;, &quot;&amp;#195;&quot;, &quot;&amp;Atilde;&quot;, &quot;Latin capital letter A with tilde&quot;], " calcext:value-type="string">
            <text:p>"&amp;Atilde;" : <text:s/>["Ã", "&amp;#195;", "&amp;Atilde;", "Latin capital letter A with tilde"], 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4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196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capital letter A with diaeresis</text:p>
          </table:table-cell>
          <table:table-cell table:formula="of:=&quot;&quot;&quot;&quot; &amp; [.A199] &amp; &quot;&quot;&quot; :  [&quot;&quot;&quot; &amp; [.E199] &amp; &quot;&quot;&quot;, &quot;&quot;&quot; &amp; [.F199] &amp; &quot;&quot;&quot;, &quot;&quot;&quot; &amp; [.G199] &amp; &quot;&quot;&quot;, &quot;&quot;&quot; &amp; [.H199] &amp; &quot;&quot;&quot;], &quot;" office:value-type="string" office:string-value="&quot;196&quot; :  [&quot;Ä&quot;, &quot;&amp;#196;&quot;, &quot;&amp;Auml;&quot;, &quot;Latin capital letter A with diaeresis&quot;], " calcext:value-type="string">
            <text:p>"196" : <text:s/>["Ä", "&amp;#196;", "&amp;Auml;", "Latin capital letter A with diaeresis"], </text:p>
          </table:table-cell>
          <table:table-cell table:style-name="ce24" table:formula="of:=IF(LEN(TRIM([.G199]))&gt;0;&quot;&quot;&quot;&quot; &amp; [.G199] &amp; &quot;&quot;&quot; :  [&quot;&quot;&quot; &amp; [.E199] &amp; &quot;&quot;&quot;, &quot;&quot;&quot; &amp; [.F199] &amp; &quot;&quot;&quot;, &quot;&quot;&quot; &amp; [.G199] &amp; &quot;&quot;&quot;, &quot;&quot;&quot; &amp; [.H199] &amp; &quot;&quot;&quot;], &quot;;FALSE())" office:value-type="string" office:string-value="&quot;&amp;Auml;&quot; :  [&quot;Ä&quot;, &quot;&amp;#196;&quot;, &quot;&amp;Auml;&quot;, &quot;Latin capital letter A with diaeresis&quot;], " calcext:value-type="string">
            <text:p>"&amp;Auml;" : <text:s/>["Ä", "&amp;#196;", "&amp;Auml;", "Latin capita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5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197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capital letter A with ring above</text:p>
          </table:table-cell>
          <table:table-cell table:formula="of:=&quot;&quot;&quot;&quot; &amp; [.A200] &amp; &quot;&quot;&quot; :  [&quot;&quot;&quot; &amp; [.E200] &amp; &quot;&quot;&quot;, &quot;&quot;&quot; &amp; [.F200] &amp; &quot;&quot;&quot;, &quot;&quot;&quot; &amp; [.G200] &amp; &quot;&quot;&quot;, &quot;&quot;&quot; &amp; [.H200] &amp; &quot;&quot;&quot;], &quot;" office:value-type="string" office:string-value="&quot;197&quot; :  [&quot;Å&quot;, &quot;&amp;#197;&quot;, &quot;&amp;Aring;&quot;, &quot;Latin capital letter A with ring above&quot;], " calcext:value-type="string">
            <text:p>"197" : <text:s/>["Å", "&amp;#197;", "&amp;Aring;", "Latin capital letter A with ring above"], </text:p>
          </table:table-cell>
          <table:table-cell table:style-name="ce24" table:formula="of:=IF(LEN(TRIM([.G200]))&gt;0;&quot;&quot;&quot;&quot; &amp; [.G200] &amp; &quot;&quot;&quot; :  [&quot;&quot;&quot; &amp; [.E200] &amp; &quot;&quot;&quot;, &quot;&quot;&quot; &amp; [.F200] &amp; &quot;&quot;&quot;, &quot;&quot;&quot; &amp; [.G200] &amp; &quot;&quot;&quot;, &quot;&quot;&quot; &amp; [.H200] &amp; &quot;&quot;&quot;], &quot;;FALSE())" office:value-type="string" office:string-value="&quot;&amp;Aring;&quot; :  [&quot;Å&quot;, &quot;&amp;#197;&quot;, &quot;&amp;Aring;&quot;, &quot;Latin capital letter A with ring above&quot;], " calcext:value-type="string">
            <text:p>"&amp;Aring;" : <text:s/>["Å", "&amp;#197;", "&amp;Aring;", "Latin capita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6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198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capital letter AE</text:p>
          </table:table-cell>
          <table:table-cell table:formula="of:=&quot;&quot;&quot;&quot; &amp; [.A201] &amp; &quot;&quot;&quot; :  [&quot;&quot;&quot; &amp; [.E201] &amp; &quot;&quot;&quot;, &quot;&quot;&quot; &amp; [.F201] &amp; &quot;&quot;&quot;, &quot;&quot;&quot; &amp; [.G201] &amp; &quot;&quot;&quot;, &quot;&quot;&quot; &amp; [.H201] &amp; &quot;&quot;&quot;], &quot;" office:value-type="string" office:string-value="&quot;198&quot; :  [&quot;Æ&quot;, &quot;&amp;#198;&quot;, &quot;&amp;AElig;&quot;, &quot;Latin capital letter AE&quot;], " calcext:value-type="string">
            <text:p>"198" : <text:s/>["Æ", "&amp;#198;", "&amp;AElig;", "Latin capital letter AE"], </text:p>
          </table:table-cell>
          <table:table-cell table:style-name="ce24" table:formula="of:=IF(LEN(TRIM([.G201]))&gt;0;&quot;&quot;&quot;&quot; &amp; [.G201] &amp; &quot;&quot;&quot; :  [&quot;&quot;&quot; &amp; [.E201] &amp; &quot;&quot;&quot;, &quot;&quot;&quot; &amp; [.F201] &amp; &quot;&quot;&quot;, &quot;&quot;&quot; &amp; [.G201] &amp; &quot;&quot;&quot;, &quot;&quot;&quot; &amp; [.H201] &amp; &quot;&quot;&quot;], &quot;;FALSE())" office:value-type="string" office:string-value="&quot;&amp;AElig;&quot; :  [&quot;Æ&quot;, &quot;&amp;#198;&quot;, &quot;&amp;AElig;&quot;, &quot;Latin capital letter AE&quot;], " calcext:value-type="string">
            <text:p>"&amp;AElig;" : <text:s/>["Æ", "&amp;#198;", "&amp;AElig;", "Latin capital letter AE"], 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7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199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capital letter C with cedilla</text:p>
          </table:table-cell>
          <table:table-cell table:formula="of:=&quot;&quot;&quot;&quot; &amp; [.A202] &amp; &quot;&quot;&quot; :  [&quot;&quot;&quot; &amp; [.E202] &amp; &quot;&quot;&quot;, &quot;&quot;&quot; &amp; [.F202] &amp; &quot;&quot;&quot;, &quot;&quot;&quot; &amp; [.G202] &amp; &quot;&quot;&quot;, &quot;&quot;&quot; &amp; [.H202] &amp; &quot;&quot;&quot;], &quot;" office:value-type="string" office:string-value="&quot;199&quot; :  [&quot;Ç&quot;, &quot;&amp;#199;&quot;, &quot;&amp;Ccedil;&quot;, &quot;Latin capital letter C with cedilla&quot;], " calcext:value-type="string">
            <text:p>"199" : <text:s/>["Ç", "&amp;#199;", "&amp;Ccedil;", "Latin capital letter C with cedilla"], </text:p>
          </table:table-cell>
          <table:table-cell table:style-name="ce24" table:formula="of:=IF(LEN(TRIM([.G202]))&gt;0;&quot;&quot;&quot;&quot; &amp; [.G202] &amp; &quot;&quot;&quot; :  [&quot;&quot;&quot; &amp; [.E202] &amp; &quot;&quot;&quot;, &quot;&quot;&quot; &amp; [.F202] &amp; &quot;&quot;&quot;, &quot;&quot;&quot; &amp; [.G202] &amp; &quot;&quot;&quot;, &quot;&quot;&quot; &amp; [.H202] &amp; &quot;&quot;&quot;], &quot;;FALSE())" office:value-type="string" office:string-value="&quot;&amp;Ccedil;&quot; :  [&quot;Ç&quot;, &quot;&amp;#199;&quot;, &quot;&amp;Ccedil;&quot;, &quot;Latin capital letter C with cedilla&quot;], " calcext:value-type="string">
            <text:p>"&amp;Ccedil;" : <text:s/>["Ç", "&amp;#199;", "&amp;Ccedil;", "Latin capital letter C with cedilla"], 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8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00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capital letter E with grave</text:p>
          </table:table-cell>
          <table:table-cell table:formula="of:=&quot;&quot;&quot;&quot; &amp; [.A203] &amp; &quot;&quot;&quot; :  [&quot;&quot;&quot; &amp; [.E203] &amp; &quot;&quot;&quot;, &quot;&quot;&quot; &amp; [.F203] &amp; &quot;&quot;&quot;, &quot;&quot;&quot; &amp; [.G203] &amp; &quot;&quot;&quot;, &quot;&quot;&quot; &amp; [.H203] &amp; &quot;&quot;&quot;], &quot;" office:value-type="string" office:string-value="&quot;200&quot; :  [&quot;È&quot;, &quot;&amp;#200;&quot;, &quot;&amp;Egrave;&quot;, &quot;Latin capital letter E with grave&quot;], " calcext:value-type="string">
            <text:p>"200" : <text:s/>["È", "&amp;#200;", "&amp;Egrave;", "Latin capital letter E with grave"], </text:p>
          </table:table-cell>
          <table:table-cell table:style-name="ce24" table:formula="of:=IF(LEN(TRIM([.G203]))&gt;0;&quot;&quot;&quot;&quot; &amp; [.G203] &amp; &quot;&quot;&quot; :  [&quot;&quot;&quot; &amp; [.E203] &amp; &quot;&quot;&quot;, &quot;&quot;&quot; &amp; [.F203] &amp; &quot;&quot;&quot;, &quot;&quot;&quot; &amp; [.G203] &amp; &quot;&quot;&quot;, &quot;&quot;&quot; &amp; [.H203] &amp; &quot;&quot;&quot;], &quot;;FALSE())" office:value-type="string" office:string-value="&quot;&amp;Egrave;&quot; :  [&quot;È&quot;, &quot;&amp;#200;&quot;, &quot;&amp;Egrave;&quot;, &quot;Latin capital letter E with grave&quot;], " calcext:value-type="string">
            <text:p>"&amp;Egrave;" : <text:s/>["È", "&amp;#200;", "&amp;Egrave;", "Latin capital letter E with grave"], 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9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01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capital letter E with acute</text:p>
          </table:table-cell>
          <table:table-cell table:formula="of:=&quot;&quot;&quot;&quot; &amp; [.A204] &amp; &quot;&quot;&quot; :  [&quot;&quot;&quot; &amp; [.E204] &amp; &quot;&quot;&quot;, &quot;&quot;&quot; &amp; [.F204] &amp; &quot;&quot;&quot;, &quot;&quot;&quot; &amp; [.G204] &amp; &quot;&quot;&quot;, &quot;&quot;&quot; &amp; [.H204] &amp; &quot;&quot;&quot;], &quot;" office:value-type="string" office:string-value="&quot;201&quot; :  [&quot;É&quot;, &quot;&amp;#201;&quot;, &quot;&amp;Eacute;&quot;, &quot;Latin capital letter E with acute&quot;], " calcext:value-type="string">
            <text:p>"201" : <text:s/>["É", "&amp;#201;", "&amp;Eacute;", "Latin capital letter E with acute"], </text:p>
          </table:table-cell>
          <table:table-cell table:style-name="ce24" table:formula="of:=IF(LEN(TRIM([.G204]))&gt;0;&quot;&quot;&quot;&quot; &amp; [.G204] &amp; &quot;&quot;&quot; :  [&quot;&quot;&quot; &amp; [.E204] &amp; &quot;&quot;&quot;, &quot;&quot;&quot; &amp; [.F204] &amp; &quot;&quot;&quot;, &quot;&quot;&quot; &amp; [.G204] &amp; &quot;&quot;&quot;, &quot;&quot;&quot; &amp; [.H204] &amp; &quot;&quot;&quot;], &quot;;FALSE())" office:value-type="string" office:string-value="&quot;&amp;Eacute;&quot; :  [&quot;É&quot;, &quot;&amp;#201;&quot;, &quot;&amp;Eacute;&quot;, &quot;Latin capital letter E with acute&quot;], " calcext:value-type="string">
            <text:p>"&amp;Eacute;" : <text:s/>["É", "&amp;#201;", "&amp;Eacute;", "Latin capital letter E with acute"], 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02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capital letter E with circumflex</text:p>
          </table:table-cell>
          <table:table-cell table:formula="of:=&quot;&quot;&quot;&quot; &amp; [.A205] &amp; &quot;&quot;&quot; :  [&quot;&quot;&quot; &amp; [.E205] &amp; &quot;&quot;&quot;, &quot;&quot;&quot; &amp; [.F205] &amp; &quot;&quot;&quot;, &quot;&quot;&quot; &amp; [.G205] &amp; &quot;&quot;&quot;, &quot;&quot;&quot; &amp; [.H205] &amp; &quot;&quot;&quot;], &quot;" office:value-type="string" office:string-value="&quot;202&quot; :  [&quot;Ê&quot;, &quot;&amp;#202;&quot;, &quot;&amp;Ecirc;&quot;, &quot;Latin capital letter E with circumflex&quot;], " calcext:value-type="string">
            <text:p>"202" : <text:s/>["Ê", "&amp;#202;", "&amp;Ecirc;", "Latin capital letter E with circumflex"], </text:p>
          </table:table-cell>
          <table:table-cell table:style-name="ce24" table:formula="of:=IF(LEN(TRIM([.G205]))&gt;0;&quot;&quot;&quot;&quot; &amp; [.G205] &amp; &quot;&quot;&quot; :  [&quot;&quot;&quot; &amp; [.E205] &amp; &quot;&quot;&quot;, &quot;&quot;&quot; &amp; [.F205] &amp; &quot;&quot;&quot;, &quot;&quot;&quot; &amp; [.G205] &amp; &quot;&quot;&quot;, &quot;&quot;&quot; &amp; [.H205] &amp; &quot;&quot;&quot;], &quot;;FALSE())" office:value-type="string" office:string-value="&quot;&amp;Ecirc;&quot; :  [&quot;Ê&quot;, &quot;&amp;#202;&quot;, &quot;&amp;Ecirc;&quot;, &quot;Latin capital letter E with circumflex&quot;], " calcext:value-type="string">
            <text:p>"&amp;Ecirc;" : <text:s/>["Ê", "&amp;#202;", "&amp;Ecirc;", "Latin capita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03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capital letter E with diaeresis</text:p>
          </table:table-cell>
          <table:table-cell table:formula="of:=&quot;&quot;&quot;&quot; &amp; [.A206] &amp; &quot;&quot;&quot; :  [&quot;&quot;&quot; &amp; [.E206] &amp; &quot;&quot;&quot;, &quot;&quot;&quot; &amp; [.F206] &amp; &quot;&quot;&quot;, &quot;&quot;&quot; &amp; [.G206] &amp; &quot;&quot;&quot;, &quot;&quot;&quot; &amp; [.H206] &amp; &quot;&quot;&quot;], &quot;" office:value-type="string" office:string-value="&quot;203&quot; :  [&quot;Ë&quot;, &quot;&amp;#203;&quot;, &quot;&amp;Euml;&quot;, &quot;Latin capital letter E with diaeresis&quot;], " calcext:value-type="string">
            <text:p>"203" : <text:s/>["Ë", "&amp;#203;", "&amp;Euml;", "Latin capital letter E with diaeresis"], </text:p>
          </table:table-cell>
          <table:table-cell table:style-name="ce24" table:formula="of:=IF(LEN(TRIM([.G206]))&gt;0;&quot;&quot;&quot;&quot; &amp; [.G206] &amp; &quot;&quot;&quot; :  [&quot;&quot;&quot; &amp; [.E206] &amp; &quot;&quot;&quot;, &quot;&quot;&quot; &amp; [.F206] &amp; &quot;&quot;&quot;, &quot;&quot;&quot; &amp; [.G206] &amp; &quot;&quot;&quot;, &quot;&quot;&quot; &amp; [.H206] &amp; &quot;&quot;&quot;], &quot;;FALSE())" office:value-type="string" office:string-value="&quot;&amp;Euml;&quot; :  [&quot;Ë&quot;, &quot;&amp;#203;&quot;, &quot;&amp;Euml;&quot;, &quot;Latin capital letter E with diaeresis&quot;], " calcext:value-type="string">
            <text:p>"&amp;Euml;" : <text:s/>["Ë", "&amp;#203;", "&amp;Euml;", "Latin capita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C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04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capital letter I with grave</text:p>
          </table:table-cell>
          <table:table-cell table:formula="of:=&quot;&quot;&quot;&quot; &amp; [.A207] &amp; &quot;&quot;&quot; :  [&quot;&quot;&quot; &amp; [.E207] &amp; &quot;&quot;&quot;, &quot;&quot;&quot; &amp; [.F207] &amp; &quot;&quot;&quot;, &quot;&quot;&quot; &amp; [.G207] &amp; &quot;&quot;&quot;, &quot;&quot;&quot; &amp; [.H207] &amp; &quot;&quot;&quot;], &quot;" office:value-type="string" office:string-value="&quot;204&quot; :  [&quot;Ì&quot;, &quot;&amp;#204;&quot;, &quot;&amp;Igrave;&quot;, &quot;Latin capital letter I with grave&quot;], " calcext:value-type="string">
            <text:p>"204" : <text:s/>["Ì", "&amp;#204;", "&amp;Igrave;", "Latin capital letter I with grave"], </text:p>
          </table:table-cell>
          <table:table-cell table:style-name="ce24" table:formula="of:=IF(LEN(TRIM([.G207]))&gt;0;&quot;&quot;&quot;&quot; &amp; [.G207] &amp; &quot;&quot;&quot; :  [&quot;&quot;&quot; &amp; [.E207] &amp; &quot;&quot;&quot;, &quot;&quot;&quot; &amp; [.F207] &amp; &quot;&quot;&quot;, &quot;&quot;&quot; &amp; [.G207] &amp; &quot;&quot;&quot;, &quot;&quot;&quot; &amp; [.H207] &amp; &quot;&quot;&quot;], &quot;;FALSE())" office:value-type="string" office:string-value="&quot;&amp;Igrave;&quot; :  [&quot;Ì&quot;, &quot;&amp;#204;&quot;, &quot;&amp;Igrave;&quot;, &quot;Latin capital letter I with grave&quot;], " calcext:value-type="string">
            <text:p>"&amp;Igrave;" : <text:s/>["Ì", "&amp;#204;", "&amp;Igrave;", "Latin capital letter I with grave"], 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05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capital letter I with acute</text:p>
          </table:table-cell>
          <table:table-cell table:formula="of:=&quot;&quot;&quot;&quot; &amp; [.A208] &amp; &quot;&quot;&quot; :  [&quot;&quot;&quot; &amp; [.E208] &amp; &quot;&quot;&quot;, &quot;&quot;&quot; &amp; [.F208] &amp; &quot;&quot;&quot;, &quot;&quot;&quot; &amp; [.G208] &amp; &quot;&quot;&quot;, &quot;&quot;&quot; &amp; [.H208] &amp; &quot;&quot;&quot;], &quot;" office:value-type="string" office:string-value="&quot;205&quot; :  [&quot;Í&quot;, &quot;&amp;#205;&quot;, &quot;&amp;Iacute;&quot;, &quot;Latin capital letter I with acute&quot;], " calcext:value-type="string">
            <text:p>"205" : <text:s/>["Í", "&amp;#205;", "&amp;Iacute;", "Latin capital letter I with acute"], </text:p>
          </table:table-cell>
          <table:table-cell table:style-name="ce24" table:formula="of:=IF(LEN(TRIM([.G208]))&gt;0;&quot;&quot;&quot;&quot; &amp; [.G208] &amp; &quot;&quot;&quot; :  [&quot;&quot;&quot; &amp; [.E208] &amp; &quot;&quot;&quot;, &quot;&quot;&quot; &amp; [.F208] &amp; &quot;&quot;&quot;, &quot;&quot;&quot; &amp; [.G208] &amp; &quot;&quot;&quot;, &quot;&quot;&quot; &amp; [.H208] &amp; &quot;&quot;&quot;], &quot;;FALSE())" office:value-type="string" office:string-value="&quot;&amp;Iacute;&quot; :  [&quot;Í&quot;, &quot;&amp;#205;&quot;, &quot;&amp;Iacute;&quot;, &quot;Latin capital letter I with acute&quot;], " calcext:value-type="string">
            <text:p>"&amp;Iacute;" : <text:s/>["Í", "&amp;#205;", "&amp;Iacute;", "Latin capital letter I with acute"], 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E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06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capital letter I with circumflex</text:p>
          </table:table-cell>
          <table:table-cell table:formula="of:=&quot;&quot;&quot;&quot; &amp; [.A209] &amp; &quot;&quot;&quot; :  [&quot;&quot;&quot; &amp; [.E209] &amp; &quot;&quot;&quot;, &quot;&quot;&quot; &amp; [.F209] &amp; &quot;&quot;&quot;, &quot;&quot;&quot; &amp; [.G209] &amp; &quot;&quot;&quot;, &quot;&quot;&quot; &amp; [.H209] &amp; &quot;&quot;&quot;], &quot;" office:value-type="string" office:string-value="&quot;206&quot; :  [&quot;Î&quot;, &quot;&amp;#206;&quot;, &quot;&amp;Icirc;&quot;, &quot;Latin capital letter I with circumflex&quot;], " calcext:value-type="string">
            <text:p>"206" : <text:s/>["Î", "&amp;#206;", "&amp;Icirc;", "Latin capital letter I with circumflex"], </text:p>
          </table:table-cell>
          <table:table-cell table:style-name="ce24" table:formula="of:=IF(LEN(TRIM([.G209]))&gt;0;&quot;&quot;&quot;&quot; &amp; [.G209] &amp; &quot;&quot;&quot; :  [&quot;&quot;&quot; &amp; [.E209] &amp; &quot;&quot;&quot;, &quot;&quot;&quot; &amp; [.F209] &amp; &quot;&quot;&quot;, &quot;&quot;&quot; &amp; [.G209] &amp; &quot;&quot;&quot;, &quot;&quot;&quot; &amp; [.H209] &amp; &quot;&quot;&quot;], &quot;;FALSE())" office:value-type="string" office:string-value="&quot;&amp;Icirc;&quot; :  [&quot;Î&quot;, &quot;&amp;#206;&quot;, &quot;&amp;Icirc;&quot;, &quot;Latin capital letter I with circumflex&quot;], " calcext:value-type="string">
            <text:p>"&amp;Icirc;" : <text:s/>["Î", "&amp;#206;", "&amp;Icirc;", "Latin capita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F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07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capital letter I with diaeresis</text:p>
          </table:table-cell>
          <table:table-cell table:formula="of:=&quot;&quot;&quot;&quot; &amp; [.A210] &amp; &quot;&quot;&quot; :  [&quot;&quot;&quot; &amp; [.E210] &amp; &quot;&quot;&quot;, &quot;&quot;&quot; &amp; [.F210] &amp; &quot;&quot;&quot;, &quot;&quot;&quot; &amp; [.G210] &amp; &quot;&quot;&quot;, &quot;&quot;&quot; &amp; [.H210] &amp; &quot;&quot;&quot;], &quot;" office:value-type="string" office:string-value="&quot;207&quot; :  [&quot;Ï&quot;, &quot;&amp;#207;&quot;, &quot;&amp;Iuml;&quot;, &quot;Latin capital letter I with diaeresis&quot;], " calcext:value-type="string">
            <text:p>"207" : <text:s/>["Ï", "&amp;#207;", "&amp;Iuml;", "Latin capital letter I with diaeresis"], </text:p>
          </table:table-cell>
          <table:table-cell table:style-name="ce24" table:formula="of:=IF(LEN(TRIM([.G210]))&gt;0;&quot;&quot;&quot;&quot; &amp; [.G210] &amp; &quot;&quot;&quot; :  [&quot;&quot;&quot; &amp; [.E210] &amp; &quot;&quot;&quot;, &quot;&quot;&quot; &amp; [.F210] &amp; &quot;&quot;&quot;, &quot;&quot;&quot; &amp; [.G210] &amp; &quot;&quot;&quot;, &quot;&quot;&quot; &amp; [.H210] &amp; &quot;&quot;&quot;], &quot;;FALSE())" office:value-type="string" office:string-value="&quot;&amp;Iuml;&quot; :  [&quot;Ï&quot;, &quot;&amp;#207;&quot;, &quot;&amp;Iuml;&quot;, &quot;Latin capital letter I with diaeresis&quot;], " calcext:value-type="string">
            <text:p>"&amp;Iuml;" : <text:s/>["Ï", "&amp;#207;", "&amp;Iuml;", "Latin capita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0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08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capital letter ETH</text:p>
          </table:table-cell>
          <table:table-cell table:formula="of:=&quot;&quot;&quot;&quot; &amp; [.A211] &amp; &quot;&quot;&quot; :  [&quot;&quot;&quot; &amp; [.E211] &amp; &quot;&quot;&quot;, &quot;&quot;&quot; &amp; [.F211] &amp; &quot;&quot;&quot;, &quot;&quot;&quot; &amp; [.G211] &amp; &quot;&quot;&quot;, &quot;&quot;&quot; &amp; [.H211] &amp; &quot;&quot;&quot;], &quot;" office:value-type="string" office:string-value="&quot;208&quot; :  [&quot;Ð&quot;, &quot;&amp;#208;&quot;, &quot;&amp;ETH;&quot;, &quot;Latin capital letter ETH&quot;], " calcext:value-type="string">
            <text:p>"208" : <text:s/>["Ð", "&amp;#208;", "&amp;ETH;", "Latin capital letter ETH"], </text:p>
          </table:table-cell>
          <table:table-cell table:style-name="ce24" table:formula="of:=IF(LEN(TRIM([.G211]))&gt;0;&quot;&quot;&quot;&quot; &amp; [.G211] &amp; &quot;&quot;&quot; :  [&quot;&quot;&quot; &amp; [.E211] &amp; &quot;&quot;&quot;, &quot;&quot;&quot; &amp; [.F211] &amp; &quot;&quot;&quot;, &quot;&quot;&quot; &amp; [.G211] &amp; &quot;&quot;&quot;, &quot;&quot;&quot; &amp; [.H211] &amp; &quot;&quot;&quot;], &quot;;FALSE())" office:value-type="string" office:string-value="&quot;&amp;ETH;&quot; :  [&quot;Ð&quot;, &quot;&amp;#208;&quot;, &quot;&amp;ETH;&quot;, &quot;Latin capital letter ETH&quot;], " calcext:value-type="string">
            <text:p>"&amp;ETH;" : <text:s/>["Ð", "&amp;#208;", "&amp;ETH;", "Latin capital letter ETH"], 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1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09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capital letter N with tilde</text:p>
          </table:table-cell>
          <table:table-cell table:formula="of:=&quot;&quot;&quot;&quot; &amp; [.A212] &amp; &quot;&quot;&quot; :  [&quot;&quot;&quot; &amp; [.E212] &amp; &quot;&quot;&quot;, &quot;&quot;&quot; &amp; [.F212] &amp; &quot;&quot;&quot;, &quot;&quot;&quot; &amp; [.G212] &amp; &quot;&quot;&quot;, &quot;&quot;&quot; &amp; [.H212] &amp; &quot;&quot;&quot;], &quot;" office:value-type="string" office:string-value="&quot;209&quot; :  [&quot;Ñ&quot;, &quot;&amp;#209;&quot;, &quot;&amp;Ntilde;&quot;, &quot;Latin capital letter N with tilde&quot;], " calcext:value-type="string">
            <text:p>"209" : <text:s/>["Ñ", "&amp;#209;", "&amp;Ntilde;", "Latin capital letter N with tilde"], </text:p>
          </table:table-cell>
          <table:table-cell table:style-name="ce24" table:formula="of:=IF(LEN(TRIM([.G212]))&gt;0;&quot;&quot;&quot;&quot; &amp; [.G212] &amp; &quot;&quot;&quot; :  [&quot;&quot;&quot; &amp; [.E212] &amp; &quot;&quot;&quot;, &quot;&quot;&quot; &amp; [.F212] &amp; &quot;&quot;&quot;, &quot;&quot;&quot; &amp; [.G212] &amp; &quot;&quot;&quot;, &quot;&quot;&quot; &amp; [.H212] &amp; &quot;&quot;&quot;], &quot;;FALSE())" office:value-type="string" office:string-value="&quot;&amp;Ntilde;&quot; :  [&quot;Ñ&quot;, &quot;&amp;#209;&quot;, &quot;&amp;Ntilde;&quot;, &quot;Latin capital letter N with tilde&quot;], " calcext:value-type="string">
            <text:p>"&amp;Ntilde;" : <text:s/>["Ñ", "&amp;#209;", "&amp;Ntilde;", "Latin capital letter N with tilde"], 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2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10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capital letter O with grave</text:p>
          </table:table-cell>
          <table:table-cell table:formula="of:=&quot;&quot;&quot;&quot; &amp; [.A213] &amp; &quot;&quot;&quot; :  [&quot;&quot;&quot; &amp; [.E213] &amp; &quot;&quot;&quot;, &quot;&quot;&quot; &amp; [.F213] &amp; &quot;&quot;&quot;, &quot;&quot;&quot; &amp; [.G213] &amp; &quot;&quot;&quot;, &quot;&quot;&quot; &amp; [.H213] &amp; &quot;&quot;&quot;], &quot;" office:value-type="string" office:string-value="&quot;210&quot; :  [&quot;Ò&quot;, &quot;&amp;#210;&quot;, &quot;&amp;Ograve;&quot;, &quot;Latin capital letter O with grave&quot;], " calcext:value-type="string">
            <text:p>"210" : <text:s/>["Ò", "&amp;#210;", "&amp;Ograve;", "Latin capital letter O with grave"], </text:p>
          </table:table-cell>
          <table:table-cell table:style-name="ce24" table:formula="of:=IF(LEN(TRIM([.G213]))&gt;0;&quot;&quot;&quot;&quot; &amp; [.G213] &amp; &quot;&quot;&quot; :  [&quot;&quot;&quot; &amp; [.E213] &amp; &quot;&quot;&quot;, &quot;&quot;&quot; &amp; [.F213] &amp; &quot;&quot;&quot;, &quot;&quot;&quot; &amp; [.G213] &amp; &quot;&quot;&quot;, &quot;&quot;&quot; &amp; [.H213] &amp; &quot;&quot;&quot;], &quot;;FALSE())" office:value-type="string" office:string-value="&quot;&amp;Ograve;&quot; :  [&quot;Ò&quot;, &quot;&amp;#210;&quot;, &quot;&amp;Ograve;&quot;, &quot;Latin capital letter O with grave&quot;], " calcext:value-type="string">
            <text:p>"&amp;Ograve;" : <text:s/>["Ò", "&amp;#210;", "&amp;Ograve;", "Latin capital letter O with grave"], 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3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11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capital letter O with acute</text:p>
          </table:table-cell>
          <table:table-cell table:formula="of:=&quot;&quot;&quot;&quot; &amp; [.A214] &amp; &quot;&quot;&quot; :  [&quot;&quot;&quot; &amp; [.E214] &amp; &quot;&quot;&quot;, &quot;&quot;&quot; &amp; [.F214] &amp; &quot;&quot;&quot;, &quot;&quot;&quot; &amp; [.G214] &amp; &quot;&quot;&quot;, &quot;&quot;&quot; &amp; [.H214] &amp; &quot;&quot;&quot;], &quot;" office:value-type="string" office:string-value="&quot;211&quot; :  [&quot;Ó&quot;, &quot;&amp;#211;&quot;, &quot;&amp;Oacute;&quot;, &quot;Latin capital letter O with acute&quot;], " calcext:value-type="string">
            <text:p>"211" : <text:s/>["Ó", "&amp;#211;", "&amp;Oacute;", "Latin capital letter O with acute"], </text:p>
          </table:table-cell>
          <table:table-cell table:style-name="ce24" table:formula="of:=IF(LEN(TRIM([.G214]))&gt;0;&quot;&quot;&quot;&quot; &amp; [.G214] &amp; &quot;&quot;&quot; :  [&quot;&quot;&quot; &amp; [.E214] &amp; &quot;&quot;&quot;, &quot;&quot;&quot; &amp; [.F214] &amp; &quot;&quot;&quot;, &quot;&quot;&quot; &amp; [.G214] &amp; &quot;&quot;&quot;, &quot;&quot;&quot; &amp; [.H214] &amp; &quot;&quot;&quot;], &quot;;FALSE())" office:value-type="string" office:string-value="&quot;&amp;Oacute;&quot; :  [&quot;Ó&quot;, &quot;&amp;#211;&quot;, &quot;&amp;Oacute;&quot;, &quot;Latin capital letter O with acute&quot;], " calcext:value-type="string">
            <text:p>"&amp;Oacute;" : <text:s/>["Ó", "&amp;#211;", "&amp;Oacute;", "Latin capital letter O with acute"], 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4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12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capital letter O with circumflex</text:p>
          </table:table-cell>
          <table:table-cell table:formula="of:=&quot;&quot;&quot;&quot; &amp; [.A215] &amp; &quot;&quot;&quot; :  [&quot;&quot;&quot; &amp; [.E215] &amp; &quot;&quot;&quot;, &quot;&quot;&quot; &amp; [.F215] &amp; &quot;&quot;&quot;, &quot;&quot;&quot; &amp; [.G215] &amp; &quot;&quot;&quot;, &quot;&quot;&quot; &amp; [.H215] &amp; &quot;&quot;&quot;], &quot;" office:value-type="string" office:string-value="&quot;212&quot; :  [&quot;Ô&quot;, &quot;&amp;#212;&quot;, &quot;&amp;Ocirc;&quot;, &quot;Latin capital letter O with circumflex&quot;], " calcext:value-type="string">
            <text:p>"212" : <text:s/>["Ô", "&amp;#212;", "&amp;Ocirc;", "Latin capital letter O with circumflex"], </text:p>
          </table:table-cell>
          <table:table-cell table:style-name="ce24" table:formula="of:=IF(LEN(TRIM([.G215]))&gt;0;&quot;&quot;&quot;&quot; &amp; [.G215] &amp; &quot;&quot;&quot; :  [&quot;&quot;&quot; &amp; [.E215] &amp; &quot;&quot;&quot;, &quot;&quot;&quot; &amp; [.F215] &amp; &quot;&quot;&quot;, &quot;&quot;&quot; &amp; [.G215] &amp; &quot;&quot;&quot;, &quot;&quot;&quot; &amp; [.H215] &amp; &quot;&quot;&quot;], &quot;;FALSE())" office:value-type="string" office:string-value="&quot;&amp;Ocirc;&quot; :  [&quot;Ô&quot;, &quot;&amp;#212;&quot;, &quot;&amp;Ocirc;&quot;, &quot;Latin capital letter O with circumflex&quot;], " calcext:value-type="string">
            <text:p>"&amp;Ocirc;" : <text:s/>["Ô", "&amp;#212;", "&amp;Ocirc;", "Latin capita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5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13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capital letter O with tilde</text:p>
          </table:table-cell>
          <table:table-cell table:formula="of:=&quot;&quot;&quot;&quot; &amp; [.A216] &amp; &quot;&quot;&quot; :  [&quot;&quot;&quot; &amp; [.E216] &amp; &quot;&quot;&quot;, &quot;&quot;&quot; &amp; [.F216] &amp; &quot;&quot;&quot;, &quot;&quot;&quot; &amp; [.G216] &amp; &quot;&quot;&quot;, &quot;&quot;&quot; &amp; [.H216] &amp; &quot;&quot;&quot;], &quot;" office:value-type="string" office:string-value="&quot;213&quot; :  [&quot;Õ&quot;, &quot;&amp;#213;&quot;, &quot;&amp;Otilde;&quot;, &quot;Latin capital letter O with tilde&quot;], " calcext:value-type="string">
            <text:p>"213" : <text:s/>["Õ", "&amp;#213;", "&amp;Otilde;", "Latin capital letter O with tilde"], </text:p>
          </table:table-cell>
          <table:table-cell table:style-name="ce24" table:formula="of:=IF(LEN(TRIM([.G216]))&gt;0;&quot;&quot;&quot;&quot; &amp; [.G216] &amp; &quot;&quot;&quot; :  [&quot;&quot;&quot; &amp; [.E216] &amp; &quot;&quot;&quot;, &quot;&quot;&quot; &amp; [.F216] &amp; &quot;&quot;&quot;, &quot;&quot;&quot; &amp; [.G216] &amp; &quot;&quot;&quot;, &quot;&quot;&quot; &amp; [.H216] &amp; &quot;&quot;&quot;], &quot;;FALSE())" office:value-type="string" office:string-value="&quot;&amp;Otilde;&quot; :  [&quot;Õ&quot;, &quot;&amp;#213;&quot;, &quot;&amp;Otilde;&quot;, &quot;Latin capital letter O with tilde&quot;], " calcext:value-type="string">
            <text:p>"&amp;Otilde;" : <text:s/>["Õ", "&amp;#213;", "&amp;Otilde;", "Latin capital letter O with tilde"], 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6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14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capital letter O with diaeresis</text:p>
          </table:table-cell>
          <table:table-cell table:formula="of:=&quot;&quot;&quot;&quot; &amp; [.A217] &amp; &quot;&quot;&quot; :  [&quot;&quot;&quot; &amp; [.E217] &amp; &quot;&quot;&quot;, &quot;&quot;&quot; &amp; [.F217] &amp; &quot;&quot;&quot;, &quot;&quot;&quot; &amp; [.G217] &amp; &quot;&quot;&quot;, &quot;&quot;&quot; &amp; [.H217] &amp; &quot;&quot;&quot;], &quot;" office:value-type="string" office:string-value="&quot;214&quot; :  [&quot;Ö&quot;, &quot;&amp;#214;&quot;, &quot;&amp;Ouml;&quot;, &quot;Latin capital letter O with diaeresis&quot;], " calcext:value-type="string">
            <text:p>"214" : <text:s/>["Ö", "&amp;#214;", "&amp;Ouml;", "Latin capital letter O with diaeresis"], </text:p>
          </table:table-cell>
          <table:table-cell table:style-name="ce24" table:formula="of:=IF(LEN(TRIM([.G217]))&gt;0;&quot;&quot;&quot;&quot; &amp; [.G217] &amp; &quot;&quot;&quot; :  [&quot;&quot;&quot; &amp; [.E217] &amp; &quot;&quot;&quot;, &quot;&quot;&quot; &amp; [.F217] &amp; &quot;&quot;&quot;, &quot;&quot;&quot; &amp; [.G217] &amp; &quot;&quot;&quot;, &quot;&quot;&quot; &amp; [.H217] &amp; &quot;&quot;&quot;], &quot;;FALSE())" office:value-type="string" office:string-value="&quot;&amp;Ouml;&quot; :  [&quot;Ö&quot;, &quot;&amp;#214;&quot;, &quot;&amp;Ouml;&quot;, &quot;Latin capital letter O with diaeresis&quot;], " calcext:value-type="string">
            <text:p>"&amp;Ouml;" : <text:s/>["Ö", "&amp;#214;", "&amp;Ouml;", "Latin capita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7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&amp;#215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Multiplication sign</text:p>
          </table:table-cell>
          <table:table-cell table:formula="of:=&quot;&quot;&quot;&quot; &amp; [.A218] &amp; &quot;&quot;&quot; :  [&quot;&quot;&quot; &amp; [.E218] &amp; &quot;&quot;&quot;, &quot;&quot;&quot; &amp; [.F218] &amp; &quot;&quot;&quot;, &quot;&quot;&quot; &amp; [.G218] &amp; &quot;&quot;&quot;, &quot;&quot;&quot; &amp; [.H218] &amp; &quot;&quot;&quot;], &quot;" office:value-type="string" office:string-value="&quot;215&quot; :  [&quot;×&quot;, &quot;&amp;#215;&quot;, &quot;&amp;times;&quot;, &quot;Multiplication sign&quot;], " calcext:value-type="string">
            <text:p>"215" : <text:s/>["×", "&amp;#215;", "&amp;times;", "Multiplication sign"], </text:p>
          </table:table-cell>
          <table:table-cell table:style-name="ce24" table:formula="of:=IF(LEN(TRIM([.G218]))&gt;0;&quot;&quot;&quot;&quot; &amp; [.G218] &amp; &quot;&quot;&quot; :  [&quot;&quot;&quot; &amp; [.E218] &amp; &quot;&quot;&quot;, &quot;&quot;&quot; &amp; [.F218] &amp; &quot;&quot;&quot;, &quot;&quot;&quot; &amp; [.G218] &amp; &quot;&quot;&quot;, &quot;&quot;&quot; &amp; [.H218] &amp; &quot;&quot;&quot;], &quot;;FALSE())" office:value-type="string" office:string-value="&quot;&amp;times;&quot; :  [&quot;×&quot;, &quot;&amp;#215;&quot;, &quot;&amp;times;&quot;, &quot;Multiplication sign&quot;], " calcext:value-type="string">
            <text:p>"&amp;times;" : <text:s/>["×", "&amp;#215;", "&amp;times;", "Multiplication sign"], 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8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16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capital letter O with slash</text:p>
          </table:table-cell>
          <table:table-cell table:formula="of:=&quot;&quot;&quot;&quot; &amp; [.A219] &amp; &quot;&quot;&quot; :  [&quot;&quot;&quot; &amp; [.E219] &amp; &quot;&quot;&quot;, &quot;&quot;&quot; &amp; [.F219] &amp; &quot;&quot;&quot;, &quot;&quot;&quot; &amp; [.G219] &amp; &quot;&quot;&quot;, &quot;&quot;&quot; &amp; [.H219] &amp; &quot;&quot;&quot;], &quot;" office:value-type="string" office:string-value="&quot;216&quot; :  [&quot;Ø&quot;, &quot;&amp;#216;&quot;, &quot;&amp;Oslash;&quot;, &quot;Latin capital letter O with slash&quot;], " calcext:value-type="string">
            <text:p>"216" : <text:s/>["Ø", "&amp;#216;", "&amp;Oslash;", "Latin capital letter O with slash"], </text:p>
          </table:table-cell>
          <table:table-cell table:style-name="ce24" table:formula="of:=IF(LEN(TRIM([.G219]))&gt;0;&quot;&quot;&quot;&quot; &amp; [.G219] &amp; &quot;&quot;&quot; :  [&quot;&quot;&quot; &amp; [.E219] &amp; &quot;&quot;&quot;, &quot;&quot;&quot; &amp; [.F219] &amp; &quot;&quot;&quot;, &quot;&quot;&quot; &amp; [.G219] &amp; &quot;&quot;&quot;, &quot;&quot;&quot; &amp; [.H219] &amp; &quot;&quot;&quot;], &quot;;FALSE())" office:value-type="string" office:string-value="&quot;&amp;Oslash;&quot; :  [&quot;Ø&quot;, &quot;&amp;#216;&quot;, &quot;&amp;Oslash;&quot;, &quot;Latin capital letter O with slash&quot;], " calcext:value-type="string">
            <text:p>"&amp;Oslash;" : <text:s/>["Ø", "&amp;#216;", "&amp;Oslash;", "Latin capital letter O with slash"], 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9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17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capital letter U with grave</text:p>
          </table:table-cell>
          <table:table-cell table:formula="of:=&quot;&quot;&quot;&quot; &amp; [.A220] &amp; &quot;&quot;&quot; :  [&quot;&quot;&quot; &amp; [.E220] &amp; &quot;&quot;&quot;, &quot;&quot;&quot; &amp; [.F220] &amp; &quot;&quot;&quot;, &quot;&quot;&quot; &amp; [.G220] &amp; &quot;&quot;&quot;, &quot;&quot;&quot; &amp; [.H220] &amp; &quot;&quot;&quot;], &quot;" office:value-type="string" office:string-value="&quot;217&quot; :  [&quot;Ù&quot;, &quot;&amp;#217;&quot;, &quot;&amp;Ugrave;&quot;, &quot;Latin capital letter U with grave&quot;], " calcext:value-type="string">
            <text:p>"217" : <text:s/>["Ù", "&amp;#217;", "&amp;Ugrave;", "Latin capital letter U with grave"], </text:p>
          </table:table-cell>
          <table:table-cell table:style-name="ce24" table:formula="of:=IF(LEN(TRIM([.G220]))&gt;0;&quot;&quot;&quot;&quot; &amp; [.G220] &amp; &quot;&quot;&quot; :  [&quot;&quot;&quot; &amp; [.E220] &amp; &quot;&quot;&quot;, &quot;&quot;&quot; &amp; [.F220] &amp; &quot;&quot;&quot;, &quot;&quot;&quot; &amp; [.G220] &amp; &quot;&quot;&quot;, &quot;&quot;&quot; &amp; [.H220] &amp; &quot;&quot;&quot;], &quot;;FALSE())" office:value-type="string" office:string-value="&quot;&amp;Ugrave;&quot; :  [&quot;Ù&quot;, &quot;&amp;#217;&quot;, &quot;&amp;Ugrave;&quot;, &quot;Latin capital letter U with grave&quot;], " calcext:value-type="string">
            <text:p>"&amp;Ugrave;" : <text:s/>["Ù", "&amp;#217;", "&amp;Ugrave;", "Latin capital letter U with grave"], 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A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18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capital letter U with acute</text:p>
          </table:table-cell>
          <table:table-cell table:formula="of:=&quot;&quot;&quot;&quot; &amp; [.A221] &amp; &quot;&quot;&quot; :  [&quot;&quot;&quot; &amp; [.E221] &amp; &quot;&quot;&quot;, &quot;&quot;&quot; &amp; [.F221] &amp; &quot;&quot;&quot;, &quot;&quot;&quot; &amp; [.G221] &amp; &quot;&quot;&quot;, &quot;&quot;&quot; &amp; [.H221] &amp; &quot;&quot;&quot;], &quot;" office:value-type="string" office:string-value="&quot;218&quot; :  [&quot;Ú&quot;, &quot;&amp;#218;&quot;, &quot;&amp;Uacute;&quot;, &quot;Latin capital letter U with acute&quot;], " calcext:value-type="string">
            <text:p>"218" : <text:s/>["Ú", "&amp;#218;", "&amp;Uacute;", "Latin capital letter U with acute"], </text:p>
          </table:table-cell>
          <table:table-cell table:style-name="ce24" table:formula="of:=IF(LEN(TRIM([.G221]))&gt;0;&quot;&quot;&quot;&quot; &amp; [.G221] &amp; &quot;&quot;&quot; :  [&quot;&quot;&quot; &amp; [.E221] &amp; &quot;&quot;&quot;, &quot;&quot;&quot; &amp; [.F221] &amp; &quot;&quot;&quot;, &quot;&quot;&quot; &amp; [.G221] &amp; &quot;&quot;&quot;, &quot;&quot;&quot; &amp; [.H221] &amp; &quot;&quot;&quot;], &quot;;FALSE())" office:value-type="string" office:string-value="&quot;&amp;Uacute;&quot; :  [&quot;Ú&quot;, &quot;&amp;#218;&quot;, &quot;&amp;Uacute;&quot;, &quot;Latin capital letter U with acute&quot;], " calcext:value-type="string">
            <text:p>"&amp;Uacute;" : <text:s/>["Ú", "&amp;#218;", "&amp;Uacute;", "Latin capital letter U with acute"], 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B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19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capital letter U with circumflex</text:p>
          </table:table-cell>
          <table:table-cell table:formula="of:=&quot;&quot;&quot;&quot; &amp; [.A222] &amp; &quot;&quot;&quot; :  [&quot;&quot;&quot; &amp; [.E222] &amp; &quot;&quot;&quot;, &quot;&quot;&quot; &amp; [.F222] &amp; &quot;&quot;&quot;, &quot;&quot;&quot; &amp; [.G222] &amp; &quot;&quot;&quot;, &quot;&quot;&quot; &amp; [.H222] &amp; &quot;&quot;&quot;], &quot;" office:value-type="string" office:string-value="&quot;219&quot; :  [&quot;Û&quot;, &quot;&amp;#219;&quot;, &quot;&amp;Ucirc;&quot;, &quot;Latin capital letter U with circumflex&quot;], " calcext:value-type="string">
            <text:p>"219" : <text:s/>["Û", "&amp;#219;", "&amp;Ucirc;", "Latin capital letter U with circumflex"], </text:p>
          </table:table-cell>
          <table:table-cell table:style-name="ce24" table:formula="of:=IF(LEN(TRIM([.G222]))&gt;0;&quot;&quot;&quot;&quot; &amp; [.G222] &amp; &quot;&quot;&quot; :  [&quot;&quot;&quot; &amp; [.E222] &amp; &quot;&quot;&quot;, &quot;&quot;&quot; &amp; [.F222] &amp; &quot;&quot;&quot;, &quot;&quot;&quot; &amp; [.G222] &amp; &quot;&quot;&quot;, &quot;&quot;&quot; &amp; [.H222] &amp; &quot;&quot;&quot;], &quot;;FALSE())" office:value-type="string" office:string-value="&quot;&amp;Ucirc;&quot; :  [&quot;Û&quot;, &quot;&amp;#219;&quot;, &quot;&amp;Ucirc;&quot;, &quot;Latin capital letter U with circumflex&quot;], " calcext:value-type="string">
            <text:p>"&amp;Ucirc;" : <text:s/>["Û", "&amp;#219;", "&amp;Ucirc;", "Latin capita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C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20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capital letter U with diaeresis</text:p>
          </table:table-cell>
          <table:table-cell table:formula="of:=&quot;&quot;&quot;&quot; &amp; [.A223] &amp; &quot;&quot;&quot; :  [&quot;&quot;&quot; &amp; [.E223] &amp; &quot;&quot;&quot;, &quot;&quot;&quot; &amp; [.F223] &amp; &quot;&quot;&quot;, &quot;&quot;&quot; &amp; [.G223] &amp; &quot;&quot;&quot;, &quot;&quot;&quot; &amp; [.H223] &amp; &quot;&quot;&quot;], &quot;" office:value-type="string" office:string-value="&quot;220&quot; :  [&quot;Ü&quot;, &quot;&amp;#220;&quot;, &quot;&amp;Uuml;&quot;, &quot;Latin capital letter U with diaeresis&quot;], " calcext:value-type="string">
            <text:p>"220" : <text:s/>["Ü", "&amp;#220;", "&amp;Uuml;", "Latin capital letter U with diaeresis"], </text:p>
          </table:table-cell>
          <table:table-cell table:style-name="ce24" table:formula="of:=IF(LEN(TRIM([.G223]))&gt;0;&quot;&quot;&quot;&quot; &amp; [.G223] &amp; &quot;&quot;&quot; :  [&quot;&quot;&quot; &amp; [.E223] &amp; &quot;&quot;&quot;, &quot;&quot;&quot; &amp; [.F223] &amp; &quot;&quot;&quot;, &quot;&quot;&quot; &amp; [.G223] &amp; &quot;&quot;&quot;, &quot;&quot;&quot; &amp; [.H223] &amp; &quot;&quot;&quot;], &quot;;FALSE())" office:value-type="string" office:string-value="&quot;&amp;Uuml;&quot; :  [&quot;Ü&quot;, &quot;&amp;#220;&quot;, &quot;&amp;Uuml;&quot;, &quot;Latin capital letter U with diaeresis&quot;], " calcext:value-type="string">
            <text:p>"&amp;Uuml;" : <text:s/>["Ü", "&amp;#220;", "&amp;Uuml;", "Latin capita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D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21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capital letter Y with acute</text:p>
          </table:table-cell>
          <table:table-cell table:formula="of:=&quot;&quot;&quot;&quot; &amp; [.A224] &amp; &quot;&quot;&quot; :  [&quot;&quot;&quot; &amp; [.E224] &amp; &quot;&quot;&quot;, &quot;&quot;&quot; &amp; [.F224] &amp; &quot;&quot;&quot;, &quot;&quot;&quot; &amp; [.G224] &amp; &quot;&quot;&quot;, &quot;&quot;&quot; &amp; [.H224] &amp; &quot;&quot;&quot;], &quot;" office:value-type="string" office:string-value="&quot;221&quot; :  [&quot;Ý&quot;, &quot;&amp;#221;&quot;, &quot;&amp;Yacute;&quot;, &quot;Latin capital letter Y with acute&quot;], " calcext:value-type="string">
            <text:p>"221" : <text:s/>["Ý", "&amp;#221;", "&amp;Yacute;", "Latin capital letter Y with acute"], </text:p>
          </table:table-cell>
          <table:table-cell table:style-name="ce24" table:formula="of:=IF(LEN(TRIM([.G224]))&gt;0;&quot;&quot;&quot;&quot; &amp; [.G224] &amp; &quot;&quot;&quot; :  [&quot;&quot;&quot; &amp; [.E224] &amp; &quot;&quot;&quot;, &quot;&quot;&quot; &amp; [.F224] &amp; &quot;&quot;&quot;, &quot;&quot;&quot; &amp; [.G224] &amp; &quot;&quot;&quot;, &quot;&quot;&quot; &amp; [.H224] &amp; &quot;&quot;&quot;], &quot;;FALSE())" office:value-type="string" office:string-value="&quot;&amp;Yacute;&quot; :  [&quot;Ý&quot;, &quot;&amp;#221;&quot;, &quot;&amp;Yacute;&quot;, &quot;Latin capital letter Y with acute&quot;], " calcext:value-type="string">
            <text:p>"&amp;Yacute;" : <text:s/>["Ý", "&amp;#221;", "&amp;Yacute;", "Latin capital letter Y with acute"], 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22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capital letter THORN</text:p>
          </table:table-cell>
          <table:table-cell table:formula="of:=&quot;&quot;&quot;&quot; &amp; [.A225] &amp; &quot;&quot;&quot; :  [&quot;&quot;&quot; &amp; [.E225] &amp; &quot;&quot;&quot;, &quot;&quot;&quot; &amp; [.F225] &amp; &quot;&quot;&quot;, &quot;&quot;&quot; &amp; [.G225] &amp; &quot;&quot;&quot;, &quot;&quot;&quot; &amp; [.H225] &amp; &quot;&quot;&quot;], &quot;" office:value-type="string" office:string-value="&quot;222&quot; :  [&quot;Þ&quot;, &quot;&amp;#222;&quot;, &quot;&amp;THORN;&quot;, &quot;Latin capital letter THORN&quot;], " calcext:value-type="string">
            <text:p>"222" : <text:s/>["Þ", "&amp;#222;", "&amp;THORN;", "Latin capital letter THORN"], </text:p>
          </table:table-cell>
          <table:table-cell table:style-name="ce24" table:formula="of:=IF(LEN(TRIM([.G225]))&gt;0;&quot;&quot;&quot;&quot; &amp; [.G225] &amp; &quot;&quot;&quot; :  [&quot;&quot;&quot; &amp; [.E225] &amp; &quot;&quot;&quot;, &quot;&quot;&quot; &amp; [.F225] &amp; &quot;&quot;&quot;, &quot;&quot;&quot; &amp; [.G225] &amp; &quot;&quot;&quot;, &quot;&quot;&quot; &amp; [.H225] &amp; &quot;&quot;&quot;], &quot;;FALSE())" office:value-type="string" office:string-value="&quot;&amp;THORN;&quot; :  [&quot;Þ&quot;, &quot;&amp;#222;&quot;, &quot;&amp;THORN;&quot;, &quot;Latin capital letter THORN&quot;], " calcext:value-type="string">
            <text:p>"&amp;THORN;" : <text:s/>["Þ", "&amp;#222;", "&amp;THORN;", "Latin capital letter THORN"], 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F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&amp;#223;</text:p>
          </table:table-cell>
          <table:table-cell office:value-type="string" calcext:value-type="string">
            <text:p>&amp;szlig;</text:p>
          </table:table-cell>
          <table:table-cell office:value-type="string" calcext:value-type="string">
            <text:p>Latin small letter sharp s - ess-zed</text:p>
          </table:table-cell>
          <table:table-cell table:formula="of:=&quot;&quot;&quot;&quot; &amp; [.A226] &amp; &quot;&quot;&quot; :  [&quot;&quot;&quot; &amp; [.E226] &amp; &quot;&quot;&quot;, &quot;&quot;&quot; &amp; [.F226] &amp; &quot;&quot;&quot;, &quot;&quot;&quot; &amp; [.G226] &amp; &quot;&quot;&quot;, &quot;&quot;&quot; &amp; [.H226] &amp; &quot;&quot;&quot;], &quot;" office:value-type="string" office:string-value="&quot;223&quot; :  [&quot;ß&quot;, &quot;&amp;#223;&quot;, &quot;&amp;szlig;&quot;, &quot;Latin small letter sharp s - ess-zed&quot;], " calcext:value-type="string">
            <text:p>"223" : <text:s/>["ß", "&amp;#223;", "&amp;szlig;", "Latin small letter sharp s - ess-zed"], </text:p>
          </table:table-cell>
          <table:table-cell table:style-name="ce24" table:formula="of:=IF(LEN(TRIM([.G226]))&gt;0;&quot;&quot;&quot;&quot; &amp; [.G226] &amp; &quot;&quot;&quot; :  [&quot;&quot;&quot; &amp; [.E226] &amp; &quot;&quot;&quot;, &quot;&quot;&quot; &amp; [.F226] &amp; &quot;&quot;&quot;, &quot;&quot;&quot; &amp; [.G226] &amp; &quot;&quot;&quot;, &quot;&quot;&quot; &amp; [.H226] &amp; &quot;&quot;&quot;], &quot;;FALSE())" office:value-type="string" office:string-value="&quot;&amp;szlig;&quot; :  [&quot;ß&quot;, &quot;&amp;#223;&quot;, &quot;&amp;szlig;&quot;, &quot;Latin small letter sharp s - ess-zed&quot;], " calcext:value-type="string">
            <text:p>"&amp;szlig;" : <text:s/>["ß", "&amp;#223;", "&amp;szlig;", "Latin small letter sharp s - ess-zed"], 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224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small letter a with grave</text:p>
          </table:table-cell>
          <table:table-cell table:formula="of:=&quot;&quot;&quot;&quot; &amp; [.A227] &amp; &quot;&quot;&quot; :  [&quot;&quot;&quot; &amp; [.E227] &amp; &quot;&quot;&quot;, &quot;&quot;&quot; &amp; [.F227] &amp; &quot;&quot;&quot;, &quot;&quot;&quot; &amp; [.G227] &amp; &quot;&quot;&quot;, &quot;&quot;&quot; &amp; [.H227] &amp; &quot;&quot;&quot;], &quot;" office:value-type="string" office:string-value="&quot;224&quot; :  [&quot;à&quot;, &quot;&amp;#224;&quot;, &quot;&amp;agrave;&quot;, &quot;Latin small letter a with grave&quot;], " calcext:value-type="string">
            <text:p>"224" : <text:s/>["à", "&amp;#224;", "&amp;agrave;", "Latin small letter a with grave"], </text:p>
          </table:table-cell>
          <table:table-cell table:style-name="ce24" table:formula="of:=IF(LEN(TRIM([.G227]))&gt;0;&quot;&quot;&quot;&quot; &amp; [.G227] &amp; &quot;&quot;&quot; :  [&quot;&quot;&quot; &amp; [.E227] &amp; &quot;&quot;&quot;, &quot;&quot;&quot; &amp; [.F227] &amp; &quot;&quot;&quot;, &quot;&quot;&quot; &amp; [.G227] &amp; &quot;&quot;&quot;, &quot;&quot;&quot; &amp; [.H227] &amp; &quot;&quot;&quot;], &quot;;FALSE())" office:value-type="string" office:string-value="&quot;&amp;agrave;&quot; :  [&quot;à&quot;, &quot;&amp;#224;&quot;, &quot;&amp;agrave;&quot;, &quot;Latin small letter a with grave&quot;], " calcext:value-type="string">
            <text:p>"&amp;agrave;" : <text:s/>["à", "&amp;#224;", "&amp;agrave;", "Latin small letter a with grave"], 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1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225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small letter a with acute</text:p>
          </table:table-cell>
          <table:table-cell table:formula="of:=&quot;&quot;&quot;&quot; &amp; [.A228] &amp; &quot;&quot;&quot; :  [&quot;&quot;&quot; &amp; [.E228] &amp; &quot;&quot;&quot;, &quot;&quot;&quot; &amp; [.F228] &amp; &quot;&quot;&quot;, &quot;&quot;&quot; &amp; [.G228] &amp; &quot;&quot;&quot;, &quot;&quot;&quot; &amp; [.H228] &amp; &quot;&quot;&quot;], &quot;" office:value-type="string" office:string-value="&quot;225&quot; :  [&quot;á&quot;, &quot;&amp;#225;&quot;, &quot;&amp;aacute;&quot;, &quot;Latin small letter a with acute&quot;], " calcext:value-type="string">
            <text:p>"225" : <text:s/>["á", "&amp;#225;", "&amp;aacute;", "Latin small letter a with acute"], </text:p>
          </table:table-cell>
          <table:table-cell table:style-name="ce24" table:formula="of:=IF(LEN(TRIM([.G228]))&gt;0;&quot;&quot;&quot;&quot; &amp; [.G228] &amp; &quot;&quot;&quot; :  [&quot;&quot;&quot; &amp; [.E228] &amp; &quot;&quot;&quot;, &quot;&quot;&quot; &amp; [.F228] &amp; &quot;&quot;&quot;, &quot;&quot;&quot; &amp; [.G228] &amp; &quot;&quot;&quot;, &quot;&quot;&quot; &amp; [.H228] &amp; &quot;&quot;&quot;], &quot;;FALSE())" office:value-type="string" office:string-value="&quot;&amp;aacute;&quot; :  [&quot;á&quot;, &quot;&amp;#225;&quot;, &quot;&amp;aacute;&quot;, &quot;Latin small letter a with acute&quot;], " calcext:value-type="string">
            <text:p>"&amp;aacute;" : <text:s/>["á", "&amp;#225;", "&amp;aacute;", "Latin small letter a with acute"], 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2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226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small letter a with circumflex</text:p>
          </table:table-cell>
          <table:table-cell table:formula="of:=&quot;&quot;&quot;&quot; &amp; [.A229] &amp; &quot;&quot;&quot; :  [&quot;&quot;&quot; &amp; [.E229] &amp; &quot;&quot;&quot;, &quot;&quot;&quot; &amp; [.F229] &amp; &quot;&quot;&quot;, &quot;&quot;&quot; &amp; [.G229] &amp; &quot;&quot;&quot;, &quot;&quot;&quot; &amp; [.H229] &amp; &quot;&quot;&quot;], &quot;" office:value-type="string" office:string-value="&quot;226&quot; :  [&quot;â&quot;, &quot;&amp;#226;&quot;, &quot;&amp;acirc;&quot;, &quot;Latin small letter a with circumflex&quot;], " calcext:value-type="string">
            <text:p>"226" : <text:s/>["â", "&amp;#226;", "&amp;acirc;", "Latin small letter a with circumflex"], </text:p>
          </table:table-cell>
          <table:table-cell table:style-name="ce24" table:formula="of:=IF(LEN(TRIM([.G229]))&gt;0;&quot;&quot;&quot;&quot; &amp; [.G229] &amp; &quot;&quot;&quot; :  [&quot;&quot;&quot; &amp; [.E229] &amp; &quot;&quot;&quot;, &quot;&quot;&quot; &amp; [.F229] &amp; &quot;&quot;&quot;, &quot;&quot;&quot; &amp; [.G229] &amp; &quot;&quot;&quot;, &quot;&quot;&quot; &amp; [.H229] &amp; &quot;&quot;&quot;], &quot;;FALSE())" office:value-type="string" office:string-value="&quot;&amp;acirc;&quot; :  [&quot;â&quot;, &quot;&amp;#226;&quot;, &quot;&amp;acirc;&quot;, &quot;Latin small letter a with circumflex&quot;], " calcext:value-type="string">
            <text:p>"&amp;acirc;" : <text:s/>["â", "&amp;#226;", "&amp;acirc;", "Latin smal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3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227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small letter a with tilde</text:p>
          </table:table-cell>
          <table:table-cell table:formula="of:=&quot;&quot;&quot;&quot; &amp; [.A230] &amp; &quot;&quot;&quot; :  [&quot;&quot;&quot; &amp; [.E230] &amp; &quot;&quot;&quot;, &quot;&quot;&quot; &amp; [.F230] &amp; &quot;&quot;&quot;, &quot;&quot;&quot; &amp; [.G230] &amp; &quot;&quot;&quot;, &quot;&quot;&quot; &amp; [.H230] &amp; &quot;&quot;&quot;], &quot;" office:value-type="string" office:string-value="&quot;227&quot; :  [&quot;ã&quot;, &quot;&amp;#227;&quot;, &quot;&amp;atilde;&quot;, &quot;Latin small letter a with tilde&quot;], " calcext:value-type="string">
            <text:p>"227" : <text:s/>["ã", "&amp;#227;", "&amp;atilde;", "Latin small letter a with tilde"], </text:p>
          </table:table-cell>
          <table:table-cell table:style-name="ce24" table:formula="of:=IF(LEN(TRIM([.G230]))&gt;0;&quot;&quot;&quot;&quot; &amp; [.G230] &amp; &quot;&quot;&quot; :  [&quot;&quot;&quot; &amp; [.E230] &amp; &quot;&quot;&quot;, &quot;&quot;&quot; &amp; [.F230] &amp; &quot;&quot;&quot;, &quot;&quot;&quot; &amp; [.G230] &amp; &quot;&quot;&quot;, &quot;&quot;&quot; &amp; [.H230] &amp; &quot;&quot;&quot;], &quot;;FALSE())" office:value-type="string" office:string-value="&quot;&amp;atilde;&quot; :  [&quot;ã&quot;, &quot;&amp;#227;&quot;, &quot;&amp;atilde;&quot;, &quot;Latin small letter a with tilde&quot;], " calcext:value-type="string">
            <text:p>"&amp;atilde;" : <text:s/>["ã", "&amp;#227;", "&amp;atilde;", "Latin small letter a with tilde"], 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4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228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small letter a with diaeresis</text:p>
          </table:table-cell>
          <table:table-cell table:formula="of:=&quot;&quot;&quot;&quot; &amp; [.A231] &amp; &quot;&quot;&quot; :  [&quot;&quot;&quot; &amp; [.E231] &amp; &quot;&quot;&quot;, &quot;&quot;&quot; &amp; [.F231] &amp; &quot;&quot;&quot;, &quot;&quot;&quot; &amp; [.G231] &amp; &quot;&quot;&quot;, &quot;&quot;&quot; &amp; [.H231] &amp; &quot;&quot;&quot;], &quot;" office:value-type="string" office:string-value="&quot;228&quot; :  [&quot;ä&quot;, &quot;&amp;#228;&quot;, &quot;&amp;auml;&quot;, &quot;Latin small letter a with diaeresis&quot;], " calcext:value-type="string">
            <text:p>"228" : <text:s/>["ä", "&amp;#228;", "&amp;auml;", "Latin small letter a with diaeresis"], </text:p>
          </table:table-cell>
          <table:table-cell table:style-name="ce24" table:formula="of:=IF(LEN(TRIM([.G231]))&gt;0;&quot;&quot;&quot;&quot; &amp; [.G231] &amp; &quot;&quot;&quot; :  [&quot;&quot;&quot; &amp; [.E231] &amp; &quot;&quot;&quot;, &quot;&quot;&quot; &amp; [.F231] &amp; &quot;&quot;&quot;, &quot;&quot;&quot; &amp; [.G231] &amp; &quot;&quot;&quot;, &quot;&quot;&quot; &amp; [.H231] &amp; &quot;&quot;&quot;], &quot;;FALSE())" office:value-type="string" office:string-value="&quot;&amp;auml;&quot; :  [&quot;ä&quot;, &quot;&amp;#228;&quot;, &quot;&amp;auml;&quot;, &quot;Latin small letter a with diaeresis&quot;], " calcext:value-type="string">
            <text:p>"&amp;auml;" : <text:s/>["ä", "&amp;#228;", "&amp;auml;", "Latin smal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5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229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small letter a with ring above</text:p>
          </table:table-cell>
          <table:table-cell table:formula="of:=&quot;&quot;&quot;&quot; &amp; [.A232] &amp; &quot;&quot;&quot; :  [&quot;&quot;&quot; &amp; [.E232] &amp; &quot;&quot;&quot;, &quot;&quot;&quot; &amp; [.F232] &amp; &quot;&quot;&quot;, &quot;&quot;&quot; &amp; [.G232] &amp; &quot;&quot;&quot;, &quot;&quot;&quot; &amp; [.H232] &amp; &quot;&quot;&quot;], &quot;" office:value-type="string" office:string-value="&quot;229&quot; :  [&quot;å&quot;, &quot;&amp;#229;&quot;, &quot;&amp;aring;&quot;, &quot;Latin small letter a with ring above&quot;], " calcext:value-type="string">
            <text:p>"229" : <text:s/>["å", "&amp;#229;", "&amp;aring;", "Latin small letter a with ring above"], </text:p>
          </table:table-cell>
          <table:table-cell table:style-name="ce24" table:formula="of:=IF(LEN(TRIM([.G232]))&gt;0;&quot;&quot;&quot;&quot; &amp; [.G232] &amp; &quot;&quot;&quot; :  [&quot;&quot;&quot; &amp; [.E232] &amp; &quot;&quot;&quot;, &quot;&quot;&quot; &amp; [.F232] &amp; &quot;&quot;&quot;, &quot;&quot;&quot; &amp; [.G232] &amp; &quot;&quot;&quot;, &quot;&quot;&quot; &amp; [.H232] &amp; &quot;&quot;&quot;], &quot;;FALSE())" office:value-type="string" office:string-value="&quot;&amp;aring;&quot; :  [&quot;å&quot;, &quot;&amp;#229;&quot;, &quot;&amp;aring;&quot;, &quot;Latin small letter a with ring above&quot;], " calcext:value-type="string">
            <text:p>"&amp;aring;" : <text:s/>["å", "&amp;#229;", "&amp;aring;", "Latin smal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6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230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small letter ae</text:p>
          </table:table-cell>
          <table:table-cell table:formula="of:=&quot;&quot;&quot;&quot; &amp; [.A233] &amp; &quot;&quot;&quot; :  [&quot;&quot;&quot; &amp; [.E233] &amp; &quot;&quot;&quot;, &quot;&quot;&quot; &amp; [.F233] &amp; &quot;&quot;&quot;, &quot;&quot;&quot; &amp; [.G233] &amp; &quot;&quot;&quot;, &quot;&quot;&quot; &amp; [.H233] &amp; &quot;&quot;&quot;], &quot;" office:value-type="string" office:string-value="&quot;230&quot; :  [&quot;æ&quot;, &quot;&amp;#230;&quot;, &quot;&amp;aelig;&quot;, &quot;Latin small letter ae&quot;], " calcext:value-type="string">
            <text:p>"230" : <text:s/>["æ", "&amp;#230;", "&amp;aelig;", "Latin small letter ae"], </text:p>
          </table:table-cell>
          <table:table-cell table:style-name="ce24" table:formula="of:=IF(LEN(TRIM([.G233]))&gt;0;&quot;&quot;&quot;&quot; &amp; [.G233] &amp; &quot;&quot;&quot; :  [&quot;&quot;&quot; &amp; [.E233] &amp; &quot;&quot;&quot;, &quot;&quot;&quot; &amp; [.F233] &amp; &quot;&quot;&quot;, &quot;&quot;&quot; &amp; [.G233] &amp; &quot;&quot;&quot;, &quot;&quot;&quot; &amp; [.H233] &amp; &quot;&quot;&quot;], &quot;;FALSE())" office:value-type="string" office:string-value="&quot;&amp;aelig;&quot; :  [&quot;æ&quot;, &quot;&amp;#230;&quot;, &quot;&amp;aelig;&quot;, &quot;Latin small letter ae&quot;], " calcext:value-type="string">
            <text:p>"&amp;aelig;" : <text:s/>["æ", "&amp;#230;", "&amp;aelig;", "Latin small letter ae"], 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7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231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small letter c with cedilla</text:p>
          </table:table-cell>
          <table:table-cell table:formula="of:=&quot;&quot;&quot;&quot; &amp; [.A234] &amp; &quot;&quot;&quot; :  [&quot;&quot;&quot; &amp; [.E234] &amp; &quot;&quot;&quot;, &quot;&quot;&quot; &amp; [.F234] &amp; &quot;&quot;&quot;, &quot;&quot;&quot; &amp; [.G234] &amp; &quot;&quot;&quot;, &quot;&quot;&quot; &amp; [.H234] &amp; &quot;&quot;&quot;], &quot;" office:value-type="string" office:string-value="&quot;231&quot; :  [&quot;ç&quot;, &quot;&amp;#231;&quot;, &quot;&amp;ccedil;&quot;, &quot;Latin small letter c with cedilla&quot;], " calcext:value-type="string">
            <text:p>"231" : <text:s/>["ç", "&amp;#231;", "&amp;ccedil;", "Latin small letter c with cedilla"], </text:p>
          </table:table-cell>
          <table:table-cell table:style-name="ce24" table:formula="of:=IF(LEN(TRIM([.G234]))&gt;0;&quot;&quot;&quot;&quot; &amp; [.G234] &amp; &quot;&quot;&quot; :  [&quot;&quot;&quot; &amp; [.E234] &amp; &quot;&quot;&quot;, &quot;&quot;&quot; &amp; [.F234] &amp; &quot;&quot;&quot;, &quot;&quot;&quot; &amp; [.G234] &amp; &quot;&quot;&quot;, &quot;&quot;&quot; &amp; [.H234] &amp; &quot;&quot;&quot;], &quot;;FALSE())" office:value-type="string" office:string-value="&quot;&amp;ccedil;&quot; :  [&quot;ç&quot;, &quot;&amp;#231;&quot;, &quot;&amp;ccedil;&quot;, &quot;Latin small letter c with cedilla&quot;], " calcext:value-type="string">
            <text:p>"&amp;ccedil;" : <text:s/>["ç", "&amp;#231;", "&amp;ccedil;", "Latin small letter c with cedilla"], 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8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32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small letter e with grave</text:p>
          </table:table-cell>
          <table:table-cell table:formula="of:=&quot;&quot;&quot;&quot; &amp; [.A235] &amp; &quot;&quot;&quot; :  [&quot;&quot;&quot; &amp; [.E235] &amp; &quot;&quot;&quot;, &quot;&quot;&quot; &amp; [.F235] &amp; &quot;&quot;&quot;, &quot;&quot;&quot; &amp; [.G235] &amp; &quot;&quot;&quot;, &quot;&quot;&quot; &amp; [.H235] &amp; &quot;&quot;&quot;], &quot;" office:value-type="string" office:string-value="&quot;232&quot; :  [&quot;è&quot;, &quot;&amp;#232;&quot;, &quot;&amp;egrave;&quot;, &quot;Latin small letter e with grave&quot;], " calcext:value-type="string">
            <text:p>"232" : <text:s/>["è", "&amp;#232;", "&amp;egrave;", "Latin small letter e with grave"], </text:p>
          </table:table-cell>
          <table:table-cell table:style-name="ce24" table:formula="of:=IF(LEN(TRIM([.G235]))&gt;0;&quot;&quot;&quot;&quot; &amp; [.G235] &amp; &quot;&quot;&quot; :  [&quot;&quot;&quot; &amp; [.E235] &amp; &quot;&quot;&quot;, &quot;&quot;&quot; &amp; [.F235] &amp; &quot;&quot;&quot;, &quot;&quot;&quot; &amp; [.G235] &amp; &quot;&quot;&quot;, &quot;&quot;&quot; &amp; [.H235] &amp; &quot;&quot;&quot;], &quot;;FALSE())" office:value-type="string" office:string-value="&quot;&amp;egrave;&quot; :  [&quot;è&quot;, &quot;&amp;#232;&quot;, &quot;&amp;egrave;&quot;, &quot;Latin small letter e with grave&quot;], " calcext:value-type="string">
            <text:p>"&amp;egrave;" : <text:s/>["è", "&amp;#232;", "&amp;egrave;", "Latin small letter e with grave"], 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9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33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small letter e with acute</text:p>
          </table:table-cell>
          <table:table-cell table:formula="of:=&quot;&quot;&quot;&quot; &amp; [.A236] &amp; &quot;&quot;&quot; :  [&quot;&quot;&quot; &amp; [.E236] &amp; &quot;&quot;&quot;, &quot;&quot;&quot; &amp; [.F236] &amp; &quot;&quot;&quot;, &quot;&quot;&quot; &amp; [.G236] &amp; &quot;&quot;&quot;, &quot;&quot;&quot; &amp; [.H236] &amp; &quot;&quot;&quot;], &quot;" office:value-type="string" office:string-value="&quot;233&quot; :  [&quot;é&quot;, &quot;&amp;#233;&quot;, &quot;&amp;eacute;&quot;, &quot;Latin small letter e with acute&quot;], " calcext:value-type="string">
            <text:p>"233" : <text:s/>["é", "&amp;#233;", "&amp;eacute;", "Latin small letter e with acute"], </text:p>
          </table:table-cell>
          <table:table-cell table:style-name="ce24" table:formula="of:=IF(LEN(TRIM([.G236]))&gt;0;&quot;&quot;&quot;&quot; &amp; [.G236] &amp; &quot;&quot;&quot; :  [&quot;&quot;&quot; &amp; [.E236] &amp; &quot;&quot;&quot;, &quot;&quot;&quot; &amp; [.F236] &amp; &quot;&quot;&quot;, &quot;&quot;&quot; &amp; [.G236] &amp; &quot;&quot;&quot;, &quot;&quot;&quot; &amp; [.H236] &amp; &quot;&quot;&quot;], &quot;;FALSE())" office:value-type="string" office:string-value="&quot;&amp;eacute;&quot; :  [&quot;é&quot;, &quot;&amp;#233;&quot;, &quot;&amp;eacute;&quot;, &quot;Latin small letter e with acute&quot;], " calcext:value-type="string">
            <text:p>"&amp;eacute;" : <text:s/>["é", "&amp;#233;", "&amp;eacute;", "Latin small letter e with acute"], 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A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34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small letter e with circumflex</text:p>
          </table:table-cell>
          <table:table-cell table:formula="of:=&quot;&quot;&quot;&quot; &amp; [.A237] &amp; &quot;&quot;&quot; :  [&quot;&quot;&quot; &amp; [.E237] &amp; &quot;&quot;&quot;, &quot;&quot;&quot; &amp; [.F237] &amp; &quot;&quot;&quot;, &quot;&quot;&quot; &amp; [.G237] &amp; &quot;&quot;&quot;, &quot;&quot;&quot; &amp; [.H237] &amp; &quot;&quot;&quot;], &quot;" office:value-type="string" office:string-value="&quot;234&quot; :  [&quot;ê&quot;, &quot;&amp;#234;&quot;, &quot;&amp;ecirc;&quot;, &quot;Latin small letter e with circumflex&quot;], " calcext:value-type="string">
            <text:p>"234" : <text:s/>["ê", "&amp;#234;", "&amp;ecirc;", "Latin small letter e with circumflex"], </text:p>
          </table:table-cell>
          <table:table-cell table:style-name="ce24" table:formula="of:=IF(LEN(TRIM([.G237]))&gt;0;&quot;&quot;&quot;&quot; &amp; [.G237] &amp; &quot;&quot;&quot; :  [&quot;&quot;&quot; &amp; [.E237] &amp; &quot;&quot;&quot;, &quot;&quot;&quot; &amp; [.F237] &amp; &quot;&quot;&quot;, &quot;&quot;&quot; &amp; [.G237] &amp; &quot;&quot;&quot;, &quot;&quot;&quot; &amp; [.H237] &amp; &quot;&quot;&quot;], &quot;;FALSE())" office:value-type="string" office:string-value="&quot;&amp;ecirc;&quot; :  [&quot;ê&quot;, &quot;&amp;#234;&quot;, &quot;&amp;ecirc;&quot;, &quot;Latin small letter e with circumflex&quot;], " calcext:value-type="string">
            <text:p>"&amp;ecirc;" : <text:s/>["ê", "&amp;#234;", "&amp;ecirc;", "Latin smal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B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35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small letter e with diaeresis</text:p>
          </table:table-cell>
          <table:table-cell table:formula="of:=&quot;&quot;&quot;&quot; &amp; [.A238] &amp; &quot;&quot;&quot; :  [&quot;&quot;&quot; &amp; [.E238] &amp; &quot;&quot;&quot;, &quot;&quot;&quot; &amp; [.F238] &amp; &quot;&quot;&quot;, &quot;&quot;&quot; &amp; [.G238] &amp; &quot;&quot;&quot;, &quot;&quot;&quot; &amp; [.H238] &amp; &quot;&quot;&quot;], &quot;" office:value-type="string" office:string-value="&quot;235&quot; :  [&quot;ë&quot;, &quot;&amp;#235;&quot;, &quot;&amp;euml;&quot;, &quot;Latin small letter e with diaeresis&quot;], " calcext:value-type="string">
            <text:p>"235" : <text:s/>["ë", "&amp;#235;", "&amp;euml;", "Latin small letter e with diaeresis"], </text:p>
          </table:table-cell>
          <table:table-cell table:style-name="ce24" table:formula="of:=IF(LEN(TRIM([.G238]))&gt;0;&quot;&quot;&quot;&quot; &amp; [.G238] &amp; &quot;&quot;&quot; :  [&quot;&quot;&quot; &amp; [.E238] &amp; &quot;&quot;&quot;, &quot;&quot;&quot; &amp; [.F238] &amp; &quot;&quot;&quot;, &quot;&quot;&quot; &amp; [.G238] &amp; &quot;&quot;&quot;, &quot;&quot;&quot; &amp; [.H238] &amp; &quot;&quot;&quot;], &quot;;FALSE())" office:value-type="string" office:string-value="&quot;&amp;euml;&quot; :  [&quot;ë&quot;, &quot;&amp;#235;&quot;, &quot;&amp;euml;&quot;, &quot;Latin small letter e with diaeresis&quot;], " calcext:value-type="string">
            <text:p>"&amp;euml;" : <text:s/>["ë", "&amp;#235;", "&amp;euml;", "Latin smal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C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36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small letter i with grave</text:p>
          </table:table-cell>
          <table:table-cell table:formula="of:=&quot;&quot;&quot;&quot; &amp; [.A239] &amp; &quot;&quot;&quot; :  [&quot;&quot;&quot; &amp; [.E239] &amp; &quot;&quot;&quot;, &quot;&quot;&quot; &amp; [.F239] &amp; &quot;&quot;&quot;, &quot;&quot;&quot; &amp; [.G239] &amp; &quot;&quot;&quot;, &quot;&quot;&quot; &amp; [.H239] &amp; &quot;&quot;&quot;], &quot;" office:value-type="string" office:string-value="&quot;236&quot; :  [&quot;ì&quot;, &quot;&amp;#236;&quot;, &quot;&amp;igrave;&quot;, &quot;Latin small letter i with grave&quot;], " calcext:value-type="string">
            <text:p>"236" : <text:s/>["ì", "&amp;#236;", "&amp;igrave;", "Latin small letter i with grave"], </text:p>
          </table:table-cell>
          <table:table-cell table:style-name="ce24" table:formula="of:=IF(LEN(TRIM([.G239]))&gt;0;&quot;&quot;&quot;&quot; &amp; [.G239] &amp; &quot;&quot;&quot; :  [&quot;&quot;&quot; &amp; [.E239] &amp; &quot;&quot;&quot;, &quot;&quot;&quot; &amp; [.F239] &amp; &quot;&quot;&quot;, &quot;&quot;&quot; &amp; [.G239] &amp; &quot;&quot;&quot;, &quot;&quot;&quot; &amp; [.H239] &amp; &quot;&quot;&quot;], &quot;;FALSE())" office:value-type="string" office:string-value="&quot;&amp;igrave;&quot; :  [&quot;ì&quot;, &quot;&amp;#236;&quot;, &quot;&amp;igrave;&quot;, &quot;Latin small letter i with grave&quot;], " calcext:value-type="string">
            <text:p>"&amp;igrave;" : <text:s/>["ì", "&amp;#236;", "&amp;igrave;", "Latin small letter i with grave"], 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37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small letter i with acute</text:p>
          </table:table-cell>
          <table:table-cell table:formula="of:=&quot;&quot;&quot;&quot; &amp; [.A240] &amp; &quot;&quot;&quot; :  [&quot;&quot;&quot; &amp; [.E240] &amp; &quot;&quot;&quot;, &quot;&quot;&quot; &amp; [.F240] &amp; &quot;&quot;&quot;, &quot;&quot;&quot; &amp; [.G240] &amp; &quot;&quot;&quot;, &quot;&quot;&quot; &amp; [.H240] &amp; &quot;&quot;&quot;], &quot;" office:value-type="string" office:string-value="&quot;237&quot; :  [&quot;í&quot;, &quot;&amp;#237;&quot;, &quot;&amp;iacute;&quot;, &quot;Latin small letter i with acute&quot;], " calcext:value-type="string">
            <text:p>"237" : <text:s/>["í", "&amp;#237;", "&amp;iacute;", "Latin small letter i with acute"], </text:p>
          </table:table-cell>
          <table:table-cell table:style-name="ce24" table:formula="of:=IF(LEN(TRIM([.G240]))&gt;0;&quot;&quot;&quot;&quot; &amp; [.G240] &amp; &quot;&quot;&quot; :  [&quot;&quot;&quot; &amp; [.E240] &amp; &quot;&quot;&quot;, &quot;&quot;&quot; &amp; [.F240] &amp; &quot;&quot;&quot;, &quot;&quot;&quot; &amp; [.G240] &amp; &quot;&quot;&quot;, &quot;&quot;&quot; &amp; [.H240] &amp; &quot;&quot;&quot;], &quot;;FALSE())" office:value-type="string" office:string-value="&quot;&amp;iacute;&quot; :  [&quot;í&quot;, &quot;&amp;#237;&quot;, &quot;&amp;iacute;&quot;, &quot;Latin small letter i with acute&quot;], " calcext:value-type="string">
            <text:p>"&amp;iacute;" : <text:s/>["í", "&amp;#237;", "&amp;iacute;", "Latin small letter i with acute"], 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E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38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small letter i with circumflex</text:p>
          </table:table-cell>
          <table:table-cell table:formula="of:=&quot;&quot;&quot;&quot; &amp; [.A241] &amp; &quot;&quot;&quot; :  [&quot;&quot;&quot; &amp; [.E241] &amp; &quot;&quot;&quot;, &quot;&quot;&quot; &amp; [.F241] &amp; &quot;&quot;&quot;, &quot;&quot;&quot; &amp; [.G241] &amp; &quot;&quot;&quot;, &quot;&quot;&quot; &amp; [.H241] &amp; &quot;&quot;&quot;], &quot;" office:value-type="string" office:string-value="&quot;238&quot; :  [&quot;î&quot;, &quot;&amp;#238;&quot;, &quot;&amp;icirc;&quot;, &quot;Latin small letter i with circumflex&quot;], " calcext:value-type="string">
            <text:p>"238" : <text:s/>["î", "&amp;#238;", "&amp;icirc;", "Latin small letter i with circumflex"], </text:p>
          </table:table-cell>
          <table:table-cell table:style-name="ce24" table:formula="of:=IF(LEN(TRIM([.G241]))&gt;0;&quot;&quot;&quot;&quot; &amp; [.G241] &amp; &quot;&quot;&quot; :  [&quot;&quot;&quot; &amp; [.E241] &amp; &quot;&quot;&quot;, &quot;&quot;&quot; &amp; [.F241] &amp; &quot;&quot;&quot;, &quot;&quot;&quot; &amp; [.G241] &amp; &quot;&quot;&quot;, &quot;&quot;&quot; &amp; [.H241] &amp; &quot;&quot;&quot;], &quot;;FALSE())" office:value-type="string" office:string-value="&quot;&amp;icirc;&quot; :  [&quot;î&quot;, &quot;&amp;#238;&quot;, &quot;&amp;icirc;&quot;, &quot;Latin small letter i with circumflex&quot;], " calcext:value-type="string">
            <text:p>"&amp;icirc;" : <text:s/>["î", "&amp;#238;", "&amp;icirc;", "Latin smal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F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39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small letter i with diaeresis</text:p>
          </table:table-cell>
          <table:table-cell table:formula="of:=&quot;&quot;&quot;&quot; &amp; [.A242] &amp; &quot;&quot;&quot; :  [&quot;&quot;&quot; &amp; [.E242] &amp; &quot;&quot;&quot;, &quot;&quot;&quot; &amp; [.F242] &amp; &quot;&quot;&quot;, &quot;&quot;&quot; &amp; [.G242] &amp; &quot;&quot;&quot;, &quot;&quot;&quot; &amp; [.H242] &amp; &quot;&quot;&quot;], &quot;" office:value-type="string" office:string-value="&quot;239&quot; :  [&quot;ï&quot;, &quot;&amp;#239;&quot;, &quot;&amp;iuml;&quot;, &quot;Latin small letter i with diaeresis&quot;], " calcext:value-type="string">
            <text:p>"239" : <text:s/>["ï", "&amp;#239;", "&amp;iuml;", "Latin small letter i with diaeresis"], </text:p>
          </table:table-cell>
          <table:table-cell table:style-name="ce24" table:formula="of:=IF(LEN(TRIM([.G242]))&gt;0;&quot;&quot;&quot;&quot; &amp; [.G242] &amp; &quot;&quot;&quot; :  [&quot;&quot;&quot; &amp; [.E242] &amp; &quot;&quot;&quot;, &quot;&quot;&quot; &amp; [.F242] &amp; &quot;&quot;&quot;, &quot;&quot;&quot; &amp; [.G242] &amp; &quot;&quot;&quot;, &quot;&quot;&quot; &amp; [.H242] &amp; &quot;&quot;&quot;], &quot;;FALSE())" office:value-type="string" office:string-value="&quot;&amp;iuml;&quot; :  [&quot;ï&quot;, &quot;&amp;#239;&quot;, &quot;&amp;iuml;&quot;, &quot;Latin small letter i with diaeresis&quot;], " calcext:value-type="string">
            <text:p>"&amp;iuml;" : <text:s/>["ï", "&amp;#239;", "&amp;iuml;", "Latin smal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40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small letter eth</text:p>
          </table:table-cell>
          <table:table-cell table:formula="of:=&quot;&quot;&quot;&quot; &amp; [.A243] &amp; &quot;&quot;&quot; :  [&quot;&quot;&quot; &amp; [.E243] &amp; &quot;&quot;&quot;, &quot;&quot;&quot; &amp; [.F243] &amp; &quot;&quot;&quot;, &quot;&quot;&quot; &amp; [.G243] &amp; &quot;&quot;&quot;, &quot;&quot;&quot; &amp; [.H243] &amp; &quot;&quot;&quot;], &quot;" office:value-type="string" office:string-value="&quot;240&quot; :  [&quot;ð&quot;, &quot;&amp;#240;&quot;, &quot;&amp;eth;&quot;, &quot;Latin small letter eth&quot;], " calcext:value-type="string">
            <text:p>"240" : <text:s/>["ð", "&amp;#240;", "&amp;eth;", "Latin small letter eth"], </text:p>
          </table:table-cell>
          <table:table-cell table:style-name="ce24" table:formula="of:=IF(LEN(TRIM([.G243]))&gt;0;&quot;&quot;&quot;&quot; &amp; [.G243] &amp; &quot;&quot;&quot; :  [&quot;&quot;&quot; &amp; [.E243] &amp; &quot;&quot;&quot;, &quot;&quot;&quot; &amp; [.F243] &amp; &quot;&quot;&quot;, &quot;&quot;&quot; &amp; [.G243] &amp; &quot;&quot;&quot;, &quot;&quot;&quot; &amp; [.H243] &amp; &quot;&quot;&quot;], &quot;;FALSE())" office:value-type="string" office:string-value="&quot;&amp;eth;&quot; :  [&quot;ð&quot;, &quot;&amp;#240;&quot;, &quot;&amp;eth;&quot;, &quot;Latin small letter eth&quot;], " calcext:value-type="string">
            <text:p>"&amp;eth;" : <text:s/>["ð", "&amp;#240;", "&amp;eth;", "Latin small letter eth"], 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41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small letter n with tilde</text:p>
          </table:table-cell>
          <table:table-cell table:formula="of:=&quot;&quot;&quot;&quot; &amp; [.A244] &amp; &quot;&quot;&quot; :  [&quot;&quot;&quot; &amp; [.E244] &amp; &quot;&quot;&quot;, &quot;&quot;&quot; &amp; [.F244] &amp; &quot;&quot;&quot;, &quot;&quot;&quot; &amp; [.G244] &amp; &quot;&quot;&quot;, &quot;&quot;&quot; &amp; [.H244] &amp; &quot;&quot;&quot;], &quot;" office:value-type="string" office:string-value="&quot;241&quot; :  [&quot;ñ&quot;, &quot;&amp;#241;&quot;, &quot;&amp;ntilde;&quot;, &quot;Latin small letter n with tilde&quot;], " calcext:value-type="string">
            <text:p>"241" : <text:s/>["ñ", "&amp;#241;", "&amp;ntilde;", "Latin small letter n with tilde"], </text:p>
          </table:table-cell>
          <table:table-cell table:style-name="ce24" table:formula="of:=IF(LEN(TRIM([.G244]))&gt;0;&quot;&quot;&quot;&quot; &amp; [.G244] &amp; &quot;&quot;&quot; :  [&quot;&quot;&quot; &amp; [.E244] &amp; &quot;&quot;&quot;, &quot;&quot;&quot; &amp; [.F244] &amp; &quot;&quot;&quot;, &quot;&quot;&quot; &amp; [.G244] &amp; &quot;&quot;&quot;, &quot;&quot;&quot; &amp; [.H244] &amp; &quot;&quot;&quot;], &quot;;FALSE())" office:value-type="string" office:string-value="&quot;&amp;ntilde;&quot; :  [&quot;ñ&quot;, &quot;&amp;#241;&quot;, &quot;&amp;ntilde;&quot;, &quot;Latin small letter n with tilde&quot;], " calcext:value-type="string">
            <text:p>"&amp;ntilde;" : <text:s/>["ñ", "&amp;#241;", "&amp;ntilde;", "Latin small letter n with tilde"], 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42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small letter o with grave</text:p>
          </table:table-cell>
          <table:table-cell table:formula="of:=&quot;&quot;&quot;&quot; &amp; [.A245] &amp; &quot;&quot;&quot; :  [&quot;&quot;&quot; &amp; [.E245] &amp; &quot;&quot;&quot;, &quot;&quot;&quot; &amp; [.F245] &amp; &quot;&quot;&quot;, &quot;&quot;&quot; &amp; [.G245] &amp; &quot;&quot;&quot;, &quot;&quot;&quot; &amp; [.H245] &amp; &quot;&quot;&quot;], &quot;" office:value-type="string" office:string-value="&quot;242&quot; :  [&quot;ò&quot;, &quot;&amp;#242;&quot;, &quot;&amp;ograve;&quot;, &quot;Latin small letter o with grave&quot;], " calcext:value-type="string">
            <text:p>"242" : <text:s/>["ò", "&amp;#242;", "&amp;ograve;", "Latin small letter o with grave"], </text:p>
          </table:table-cell>
          <table:table-cell table:style-name="ce24" table:formula="of:=IF(LEN(TRIM([.G245]))&gt;0;&quot;&quot;&quot;&quot; &amp; [.G245] &amp; &quot;&quot;&quot; :  [&quot;&quot;&quot; &amp; [.E245] &amp; &quot;&quot;&quot;, &quot;&quot;&quot; &amp; [.F245] &amp; &quot;&quot;&quot;, &quot;&quot;&quot; &amp; [.G245] &amp; &quot;&quot;&quot;, &quot;&quot;&quot; &amp; [.H245] &amp; &quot;&quot;&quot;], &quot;;FALSE())" office:value-type="string" office:string-value="&quot;&amp;ograve;&quot; :  [&quot;ò&quot;, &quot;&amp;#242;&quot;, &quot;&amp;ograve;&quot;, &quot;Latin small letter o with grave&quot;], " calcext:value-type="string">
            <text:p>"&amp;ograve;" : <text:s/>["ò", "&amp;#242;", "&amp;ograve;", "Latin small letter o with grave"], 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43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small letter o with acute</text:p>
          </table:table-cell>
          <table:table-cell table:formula="of:=&quot;&quot;&quot;&quot; &amp; [.A246] &amp; &quot;&quot;&quot; :  [&quot;&quot;&quot; &amp; [.E246] &amp; &quot;&quot;&quot;, &quot;&quot;&quot; &amp; [.F246] &amp; &quot;&quot;&quot;, &quot;&quot;&quot; &amp; [.G246] &amp; &quot;&quot;&quot;, &quot;&quot;&quot; &amp; [.H246] &amp; &quot;&quot;&quot;], &quot;" office:value-type="string" office:string-value="&quot;243&quot; :  [&quot;ó&quot;, &quot;&amp;#243;&quot;, &quot;&amp;oacute;&quot;, &quot;Latin small letter o with acute&quot;], " calcext:value-type="string">
            <text:p>"243" : <text:s/>["ó", "&amp;#243;", "&amp;oacute;", "Latin small letter o with acute"], </text:p>
          </table:table-cell>
          <table:table-cell table:style-name="ce24" table:formula="of:=IF(LEN(TRIM([.G246]))&gt;0;&quot;&quot;&quot;&quot; &amp; [.G246] &amp; &quot;&quot;&quot; :  [&quot;&quot;&quot; &amp; [.E246] &amp; &quot;&quot;&quot;, &quot;&quot;&quot; &amp; [.F246] &amp; &quot;&quot;&quot;, &quot;&quot;&quot; &amp; [.G246] &amp; &quot;&quot;&quot;, &quot;&quot;&quot; &amp; [.H246] &amp; &quot;&quot;&quot;], &quot;;FALSE())" office:value-type="string" office:string-value="&quot;&amp;oacute;&quot; :  [&quot;ó&quot;, &quot;&amp;#243;&quot;, &quot;&amp;oacute;&quot;, &quot;Latin small letter o with acute&quot;], " calcext:value-type="string">
            <text:p>"&amp;oacute;" : <text:s/>["ó", "&amp;#243;", "&amp;oacute;", "Latin small letter o with acute"], 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44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small letter o with circumflex</text:p>
          </table:table-cell>
          <table:table-cell table:formula="of:=&quot;&quot;&quot;&quot; &amp; [.A247] &amp; &quot;&quot;&quot; :  [&quot;&quot;&quot; &amp; [.E247] &amp; &quot;&quot;&quot;, &quot;&quot;&quot; &amp; [.F247] &amp; &quot;&quot;&quot;, &quot;&quot;&quot; &amp; [.G247] &amp; &quot;&quot;&quot;, &quot;&quot;&quot; &amp; [.H247] &amp; &quot;&quot;&quot;], &quot;" office:value-type="string" office:string-value="&quot;244&quot; :  [&quot;ô&quot;, &quot;&amp;#244;&quot;, &quot;&amp;ocirc;&quot;, &quot;Latin small letter o with circumflex&quot;], " calcext:value-type="string">
            <text:p>"244" : <text:s/>["ô", "&amp;#244;", "&amp;ocirc;", "Latin small letter o with circumflex"], </text:p>
          </table:table-cell>
          <table:table-cell table:style-name="ce24" table:formula="of:=IF(LEN(TRIM([.G247]))&gt;0;&quot;&quot;&quot;&quot; &amp; [.G247] &amp; &quot;&quot;&quot; :  [&quot;&quot;&quot; &amp; [.E247] &amp; &quot;&quot;&quot;, &quot;&quot;&quot; &amp; [.F247] &amp; &quot;&quot;&quot;, &quot;&quot;&quot; &amp; [.G247] &amp; &quot;&quot;&quot;, &quot;&quot;&quot; &amp; [.H247] &amp; &quot;&quot;&quot;], &quot;;FALSE())" office:value-type="string" office:string-value="&quot;&amp;ocirc;&quot; :  [&quot;ô&quot;, &quot;&amp;#244;&quot;, &quot;&amp;ocirc;&quot;, &quot;Latin small letter o with circumflex&quot;], " calcext:value-type="string">
            <text:p>"&amp;ocirc;" : <text:s/>["ô", "&amp;#244;", "&amp;ocirc;", "Latin smal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45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small letter o with tilde</text:p>
          </table:table-cell>
          <table:table-cell table:formula="of:=&quot;&quot;&quot;&quot; &amp; [.A248] &amp; &quot;&quot;&quot; :  [&quot;&quot;&quot; &amp; [.E248] &amp; &quot;&quot;&quot;, &quot;&quot;&quot; &amp; [.F248] &amp; &quot;&quot;&quot;, &quot;&quot;&quot; &amp; [.G248] &amp; &quot;&quot;&quot;, &quot;&quot;&quot; &amp; [.H248] &amp; &quot;&quot;&quot;], &quot;" office:value-type="string" office:string-value="&quot;245&quot; :  [&quot;õ&quot;, &quot;&amp;#245;&quot;, &quot;&amp;otilde;&quot;, &quot;Latin small letter o with tilde&quot;], " calcext:value-type="string">
            <text:p>"245" : <text:s/>["õ", "&amp;#245;", "&amp;otilde;", "Latin small letter o with tilde"], </text:p>
          </table:table-cell>
          <table:table-cell table:style-name="ce24" table:formula="of:=IF(LEN(TRIM([.G248]))&gt;0;&quot;&quot;&quot;&quot; &amp; [.G248] &amp; &quot;&quot;&quot; :  [&quot;&quot;&quot; &amp; [.E248] &amp; &quot;&quot;&quot;, &quot;&quot;&quot; &amp; [.F248] &amp; &quot;&quot;&quot;, &quot;&quot;&quot; &amp; [.G248] &amp; &quot;&quot;&quot;, &quot;&quot;&quot; &amp; [.H248] &amp; &quot;&quot;&quot;], &quot;;FALSE())" office:value-type="string" office:string-value="&quot;&amp;otilde;&quot; :  [&quot;õ&quot;, &quot;&amp;#245;&quot;, &quot;&amp;otilde;&quot;, &quot;Latin small letter o with tilde&quot;], " calcext:value-type="string">
            <text:p>"&amp;otilde;" : <text:s/>["õ", "&amp;#245;", "&amp;otilde;", "Latin small letter o with tilde"], 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46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small letter o with diaeresis</text:p>
          </table:table-cell>
          <table:table-cell table:formula="of:=&quot;&quot;&quot;&quot; &amp; [.A249] &amp; &quot;&quot;&quot; :  [&quot;&quot;&quot; &amp; [.E249] &amp; &quot;&quot;&quot;, &quot;&quot;&quot; &amp; [.F249] &amp; &quot;&quot;&quot;, &quot;&quot;&quot; &amp; [.G249] &amp; &quot;&quot;&quot;, &quot;&quot;&quot; &amp; [.H249] &amp; &quot;&quot;&quot;], &quot;" office:value-type="string" office:string-value="&quot;246&quot; :  [&quot;ö&quot;, &quot;&amp;#246;&quot;, &quot;&amp;ouml;&quot;, &quot;Latin small letter o with diaeresis&quot;], " calcext:value-type="string">
            <text:p>"246" : <text:s/>["ö", "&amp;#246;", "&amp;ouml;", "Latin small letter o with diaeresis"], </text:p>
          </table:table-cell>
          <table:table-cell table:style-name="ce24" table:formula="of:=IF(LEN(TRIM([.G249]))&gt;0;&quot;&quot;&quot;&quot; &amp; [.G249] &amp; &quot;&quot;&quot; :  [&quot;&quot;&quot; &amp; [.E249] &amp; &quot;&quot;&quot;, &quot;&quot;&quot; &amp; [.F249] &amp; &quot;&quot;&quot;, &quot;&quot;&quot; &amp; [.G249] &amp; &quot;&quot;&quot;, &quot;&quot;&quot; &amp; [.H249] &amp; &quot;&quot;&quot;], &quot;;FALSE())" office:value-type="string" office:string-value="&quot;&amp;ouml;&quot; :  [&quot;ö&quot;, &quot;&amp;#246;&quot;, &quot;&amp;ouml;&quot;, &quot;Latin small letter o with diaeresis&quot;], " calcext:value-type="string">
            <text:p>"&amp;ouml;" : <text:s/>["ö", "&amp;#246;", "&amp;ouml;", "Latin smal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&amp;#247;</text:p>
          </table:table-cell>
          <table:table-cell office:value-type="string" calcext:value-type="string">
            <text:p>&amp;divide;</text:p>
          </table:table-cell>
          <table:table-cell office:value-type="string" calcext:value-type="string">
            <text:p>Division sign</text:p>
          </table:table-cell>
          <table:table-cell table:formula="of:=&quot;&quot;&quot;&quot; &amp; [.A250] &amp; &quot;&quot;&quot; :  [&quot;&quot;&quot; &amp; [.E250] &amp; &quot;&quot;&quot;, &quot;&quot;&quot; &amp; [.F250] &amp; &quot;&quot;&quot;, &quot;&quot;&quot; &amp; [.G250] &amp; &quot;&quot;&quot;, &quot;&quot;&quot; &amp; [.H250] &amp; &quot;&quot;&quot;], &quot;" office:value-type="string" office:string-value="&quot;247&quot; :  [&quot;÷&quot;, &quot;&amp;#247;&quot;, &quot;&amp;divide;&quot;, &quot;Division sign&quot;], " calcext:value-type="string">
            <text:p>"247" : <text:s/>["÷", "&amp;#247;", "&amp;divide;", "Division sign"], </text:p>
          </table:table-cell>
          <table:table-cell table:style-name="ce24" table:formula="of:=IF(LEN(TRIM([.G250]))&gt;0;&quot;&quot;&quot;&quot; &amp; [.G250] &amp; &quot;&quot;&quot; :  [&quot;&quot;&quot; &amp; [.E250] &amp; &quot;&quot;&quot;, &quot;&quot;&quot; &amp; [.F250] &amp; &quot;&quot;&quot;, &quot;&quot;&quot; &amp; [.G250] &amp; &quot;&quot;&quot;, &quot;&quot;&quot; &amp; [.H250] &amp; &quot;&quot;&quot;], &quot;;FALSE())" office:value-type="string" office:string-value="&quot;&amp;divide;&quot; :  [&quot;÷&quot;, &quot;&amp;#247;&quot;, &quot;&amp;divide;&quot;, &quot;Division sign&quot;], " calcext:value-type="string">
            <text:p>"&amp;divide;" : <text:s/>["÷", "&amp;#247;", "&amp;divide;", "Division sign"], 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48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small letter o with slash</text:p>
          </table:table-cell>
          <table:table-cell table:formula="of:=&quot;&quot;&quot;&quot; &amp; [.A251] &amp; &quot;&quot;&quot; :  [&quot;&quot;&quot; &amp; [.E251] &amp; &quot;&quot;&quot;, &quot;&quot;&quot; &amp; [.F251] &amp; &quot;&quot;&quot;, &quot;&quot;&quot; &amp; [.G251] &amp; &quot;&quot;&quot;, &quot;&quot;&quot; &amp; [.H251] &amp; &quot;&quot;&quot;], &quot;" office:value-type="string" office:string-value="&quot;248&quot; :  [&quot;ø&quot;, &quot;&amp;#248;&quot;, &quot;&amp;oslash;&quot;, &quot;Latin small letter o with slash&quot;], " calcext:value-type="string">
            <text:p>"248" : <text:s/>["ø", "&amp;#248;", "&amp;oslash;", "Latin small letter o with slash"], </text:p>
          </table:table-cell>
          <table:table-cell table:style-name="ce24" table:formula="of:=IF(LEN(TRIM([.G251]))&gt;0;&quot;&quot;&quot;&quot; &amp; [.G251] &amp; &quot;&quot;&quot; :  [&quot;&quot;&quot; &amp; [.E251] &amp; &quot;&quot;&quot;, &quot;&quot;&quot; &amp; [.F251] &amp; &quot;&quot;&quot;, &quot;&quot;&quot; &amp; [.G251] &amp; &quot;&quot;&quot;, &quot;&quot;&quot; &amp; [.H251] &amp; &quot;&quot;&quot;], &quot;;FALSE())" office:value-type="string" office:string-value="&quot;&amp;oslash;&quot; :  [&quot;ø&quot;, &quot;&amp;#248;&quot;, &quot;&amp;oslash;&quot;, &quot;Latin small letter o with slash&quot;], " calcext:value-type="string">
            <text:p>"&amp;oslash;" : <text:s/>["ø", "&amp;#248;", "&amp;oslash;", "Latin small letter o with slash"], 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49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small letter u with grave</text:p>
          </table:table-cell>
          <table:table-cell table:formula="of:=&quot;&quot;&quot;&quot; &amp; [.A252] &amp; &quot;&quot;&quot; :  [&quot;&quot;&quot; &amp; [.E252] &amp; &quot;&quot;&quot;, &quot;&quot;&quot; &amp; [.F252] &amp; &quot;&quot;&quot;, &quot;&quot;&quot; &amp; [.G252] &amp; &quot;&quot;&quot;, &quot;&quot;&quot; &amp; [.H252] &amp; &quot;&quot;&quot;], &quot;" office:value-type="string" office:string-value="&quot;249&quot; :  [&quot;ù&quot;, &quot;&amp;#249;&quot;, &quot;&amp;ugrave;&quot;, &quot;Latin small letter u with grave&quot;], " calcext:value-type="string">
            <text:p>"249" : <text:s/>["ù", "&amp;#249;", "&amp;ugrave;", "Latin small letter u with grave"], </text:p>
          </table:table-cell>
          <table:table-cell table:style-name="ce24" table:formula="of:=IF(LEN(TRIM([.G252]))&gt;0;&quot;&quot;&quot;&quot; &amp; [.G252] &amp; &quot;&quot;&quot; :  [&quot;&quot;&quot; &amp; [.E252] &amp; &quot;&quot;&quot;, &quot;&quot;&quot; &amp; [.F252] &amp; &quot;&quot;&quot;, &quot;&quot;&quot; &amp; [.G252] &amp; &quot;&quot;&quot;, &quot;&quot;&quot; &amp; [.H252] &amp; &quot;&quot;&quot;], &quot;;FALSE())" office:value-type="string" office:string-value="&quot;&amp;ugrave;&quot; :  [&quot;ù&quot;, &quot;&amp;#249;&quot;, &quot;&amp;ugrave;&quot;, &quot;Latin small letter u with grave&quot;], " calcext:value-type="string">
            <text:p>"&amp;ugrave;" : <text:s/>["ù", "&amp;#249;", "&amp;ugrave;", "Latin small letter u with grave"], 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A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50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small letter u with acute</text:p>
          </table:table-cell>
          <table:table-cell table:formula="of:=&quot;&quot;&quot;&quot; &amp; [.A253] &amp; &quot;&quot;&quot; :  [&quot;&quot;&quot; &amp; [.E253] &amp; &quot;&quot;&quot;, &quot;&quot;&quot; &amp; [.F253] &amp; &quot;&quot;&quot;, &quot;&quot;&quot; &amp; [.G253] &amp; &quot;&quot;&quot;, &quot;&quot;&quot; &amp; [.H253] &amp; &quot;&quot;&quot;], &quot;" office:value-type="string" office:string-value="&quot;250&quot; :  [&quot;ú&quot;, &quot;&amp;#250;&quot;, &quot;&amp;uacute;&quot;, &quot;Latin small letter u with acute&quot;], " calcext:value-type="string">
            <text:p>"250" : <text:s/>["ú", "&amp;#250;", "&amp;uacute;", "Latin small letter u with acute"], </text:p>
          </table:table-cell>
          <table:table-cell table:style-name="ce24" table:formula="of:=IF(LEN(TRIM([.G253]))&gt;0;&quot;&quot;&quot;&quot; &amp; [.G253] &amp; &quot;&quot;&quot; :  [&quot;&quot;&quot; &amp; [.E253] &amp; &quot;&quot;&quot;, &quot;&quot;&quot; &amp; [.F253] &amp; &quot;&quot;&quot;, &quot;&quot;&quot; &amp; [.G253] &amp; &quot;&quot;&quot;, &quot;&quot;&quot; &amp; [.H253] &amp; &quot;&quot;&quot;], &quot;;FALSE())" office:value-type="string" office:string-value="&quot;&amp;uacute;&quot; :  [&quot;ú&quot;, &quot;&amp;#250;&quot;, &quot;&amp;uacute;&quot;, &quot;Latin small letter u with acute&quot;], " calcext:value-type="string">
            <text:p>"&amp;uacute;" : <text:s/>["ú", "&amp;#250;", "&amp;uacute;", "Latin small letter u with acute"], 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B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51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small letter u with circumflex</text:p>
          </table:table-cell>
          <table:table-cell table:formula="of:=&quot;&quot;&quot;&quot; &amp; [.A254] &amp; &quot;&quot;&quot; :  [&quot;&quot;&quot; &amp; [.E254] &amp; &quot;&quot;&quot;, &quot;&quot;&quot; &amp; [.F254] &amp; &quot;&quot;&quot;, &quot;&quot;&quot; &amp; [.G254] &amp; &quot;&quot;&quot;, &quot;&quot;&quot; &amp; [.H254] &amp; &quot;&quot;&quot;], &quot;" office:value-type="string" office:string-value="&quot;251&quot; :  [&quot;û&quot;, &quot;&amp;#251;&quot;, &quot;&amp;ucirc;&quot;, &quot;Latin small letter u with circumflex&quot;], " calcext:value-type="string">
            <text:p>"251" : <text:s/>["û", "&amp;#251;", "&amp;ucirc;", "Latin small letter u with circumflex"], </text:p>
          </table:table-cell>
          <table:table-cell table:style-name="ce24" table:formula="of:=IF(LEN(TRIM([.G254]))&gt;0;&quot;&quot;&quot;&quot; &amp; [.G254] &amp; &quot;&quot;&quot; :  [&quot;&quot;&quot; &amp; [.E254] &amp; &quot;&quot;&quot;, &quot;&quot;&quot; &amp; [.F254] &amp; &quot;&quot;&quot;, &quot;&quot;&quot; &amp; [.G254] &amp; &quot;&quot;&quot;, &quot;&quot;&quot; &amp; [.H254] &amp; &quot;&quot;&quot;], &quot;;FALSE())" office:value-type="string" office:string-value="&quot;&amp;ucirc;&quot; :  [&quot;û&quot;, &quot;&amp;#251;&quot;, &quot;&amp;ucirc;&quot;, &quot;Latin small letter u with circumflex&quot;], " calcext:value-type="string">
            <text:p>"&amp;ucirc;" : <text:s/>["û", "&amp;#251;", "&amp;ucirc;", "Latin smal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C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52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small letter u with diaeresis</text:p>
          </table:table-cell>
          <table:table-cell table:formula="of:=&quot;&quot;&quot;&quot; &amp; [.A255] &amp; &quot;&quot;&quot; :  [&quot;&quot;&quot; &amp; [.E255] &amp; &quot;&quot;&quot;, &quot;&quot;&quot; &amp; [.F255] &amp; &quot;&quot;&quot;, &quot;&quot;&quot; &amp; [.G255] &amp; &quot;&quot;&quot;, &quot;&quot;&quot; &amp; [.H255] &amp; &quot;&quot;&quot;], &quot;" office:value-type="string" office:string-value="&quot;252&quot; :  [&quot;ü&quot;, &quot;&amp;#252;&quot;, &quot;&amp;uuml;&quot;, &quot;Latin small letter u with diaeresis&quot;], " calcext:value-type="string">
            <text:p>"252" : <text:s/>["ü", "&amp;#252;", "&amp;uuml;", "Latin small letter u with diaeresis"], </text:p>
          </table:table-cell>
          <table:table-cell table:style-name="ce24" table:formula="of:=IF(LEN(TRIM([.G255]))&gt;0;&quot;&quot;&quot;&quot; &amp; [.G255] &amp; &quot;&quot;&quot; :  [&quot;&quot;&quot; &amp; [.E255] &amp; &quot;&quot;&quot;, &quot;&quot;&quot; &amp; [.F255] &amp; &quot;&quot;&quot;, &quot;&quot;&quot; &amp; [.G255] &amp; &quot;&quot;&quot;, &quot;&quot;&quot; &amp; [.H255] &amp; &quot;&quot;&quot;], &quot;;FALSE())" office:value-type="string" office:string-value="&quot;&amp;uuml;&quot; :  [&quot;ü&quot;, &quot;&amp;#252;&quot;, &quot;&amp;uuml;&quot;, &quot;Latin small letter u with diaeresis&quot;], " calcext:value-type="string">
            <text:p>"&amp;uuml;" : <text:s/>["ü", "&amp;#252;", "&amp;uuml;", "Latin smal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D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53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small letter y with acute</text:p>
          </table:table-cell>
          <table:table-cell table:formula="of:=&quot;&quot;&quot;&quot; &amp; [.A256] &amp; &quot;&quot;&quot; :  [&quot;&quot;&quot; &amp; [.E256] &amp; &quot;&quot;&quot;, &quot;&quot;&quot; &amp; [.F256] &amp; &quot;&quot;&quot;, &quot;&quot;&quot; &amp; [.G256] &amp; &quot;&quot;&quot;, &quot;&quot;&quot; &amp; [.H256] &amp; &quot;&quot;&quot;], &quot;" office:value-type="string" office:string-value="&quot;253&quot; :  [&quot;ý&quot;, &quot;&amp;#253;&quot;, &quot;&amp;yacute;&quot;, &quot;Latin small letter y with acute&quot;], " calcext:value-type="string">
            <text:p>"253" : <text:s/>["ý", "&amp;#253;", "&amp;yacute;", "Latin small letter y with acute"], </text:p>
          </table:table-cell>
          <table:table-cell table:style-name="ce24" table:formula="of:=IF(LEN(TRIM([.G256]))&gt;0;&quot;&quot;&quot;&quot; &amp; [.G256] &amp; &quot;&quot;&quot; :  [&quot;&quot;&quot; &amp; [.E256] &amp; &quot;&quot;&quot;, &quot;&quot;&quot; &amp; [.F256] &amp; &quot;&quot;&quot;, &quot;&quot;&quot; &amp; [.G256] &amp; &quot;&quot;&quot;, &quot;&quot;&quot; &amp; [.H256] &amp; &quot;&quot;&quot;], &quot;;FALSE())" office:value-type="string" office:string-value="&quot;&amp;yacute;&quot; :  [&quot;ý&quot;, &quot;&amp;#253;&quot;, &quot;&amp;yacute;&quot;, &quot;Latin small letter y with acute&quot;], " calcext:value-type="string">
            <text:p>"&amp;yacute;" : <text:s/>["ý", "&amp;#253;", "&amp;yacute;", "Latin small letter y with acute"], </text:p>
          </table:table-cell>
          <table:table-cell table:number-columns-repeated="101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54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small letter thorn</text:p>
          </table:table-cell>
          <table:table-cell table:formula="of:=&quot;&quot;&quot;&quot; &amp; [.A257] &amp; &quot;&quot;&quot; :  [&quot;&quot;&quot; &amp; [.E257] &amp; &quot;&quot;&quot;, &quot;&quot;&quot; &amp; [.F257] &amp; &quot;&quot;&quot;, &quot;&quot;&quot; &amp; [.G257] &amp; &quot;&quot;&quot;, &quot;&quot;&quot; &amp; [.H257] &amp; &quot;&quot;&quot;], &quot;" office:value-type="string" office:string-value="&quot;254&quot; :  [&quot;þ&quot;, &quot;&amp;#254;&quot;, &quot;&amp;thorn;&quot;, &quot;Latin small letter thorn&quot;], " calcext:value-type="string">
            <text:p>"254" : <text:s/>["þ", "&amp;#254;", "&amp;thorn;", "Latin small letter thorn"], </text:p>
          </table:table-cell>
          <table:table-cell table:style-name="ce24" table:formula="of:=IF(LEN(TRIM([.G257]))&gt;0;&quot;&quot;&quot;&quot; &amp; [.G257] &amp; &quot;&quot;&quot; :  [&quot;&quot;&quot; &amp; [.E257] &amp; &quot;&quot;&quot;, &quot;&quot;&quot; &amp; [.F257] &amp; &quot;&quot;&quot;, &quot;&quot;&quot; &amp; [.G257] &amp; &quot;&quot;&quot;, &quot;&quot;&quot; &amp; [.H257] &amp; &quot;&quot;&quot;], &quot;;FALSE())" office:value-type="string" office:string-value="&quot;&amp;thorn;&quot; :  [&quot;þ&quot;, &quot;&amp;#254;&quot;, &quot;&amp;thorn;&quot;, &quot;Latin small letter thorn&quot;], " calcext:value-type="string">
            <text:p>"&amp;thorn;" : <text:s/>["þ", "&amp;#254;", "&amp;thorn;", "Latin small letter thorn"], 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F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255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small letter y with diaeresis</text:p>
          </table:table-cell>
          <table:table-cell table:formula="of:=&quot;&quot;&quot;&quot; &amp; [.A258] &amp; &quot;&quot;&quot; :  [&quot;&quot;&quot; &amp; [.E258] &amp; &quot;&quot;&quot;, &quot;&quot;&quot; &amp; [.F258] &amp; &quot;&quot;&quot;, &quot;&quot;&quot; &amp; [.G258] &amp; &quot;&quot;&quot;, &quot;&quot;&quot; &amp; [.H258] &amp; &quot;&quot;&quot;], &quot;" office:value-type="string" office:string-value="&quot;255&quot; :  [&quot;ÿ&quot;, &quot;&amp;#255;&quot;, &quot;&amp;yuml;&quot;, &quot;Latin small letter y with diaeresis&quot;], " calcext:value-type="string">
            <text:p>"255" : <text:s/>["ÿ", "&amp;#255;", "&amp;yuml;", "Latin small letter y with diaeresis"], </text:p>
          </table:table-cell>
          <table:table-cell table:style-name="ce24" table:formula="of:=IF(LEN(TRIM([.G258]))&gt;0;&quot;&quot;&quot;&quot; &amp; [.G258] &amp; &quot;&quot;&quot; :  [&quot;&quot;&quot; &amp; [.E258] &amp; &quot;&quot;&quot;, &quot;&quot;&quot; &amp; [.F258] &amp; &quot;&quot;&quot;, &quot;&quot;&quot; &amp; [.G258] &amp; &quot;&quot;&quot;, &quot;&quot;&quot; &amp; [.H258] &amp; &quot;&quot;&quot;], &quot;;FALSE())" office:value-type="string" office:string-value="&quot;&amp;yuml;&quot; :  [&quot;ÿ&quot;, &quot;&amp;#255;&quot;, &quot;&amp;yuml;&quot;, &quot;Latin small letter y with diaeresis&quot;], " calcext:value-type="string">
            <text:p>"&amp;yuml;" : <text:s/>["ÿ", "&amp;#255;", "&amp;yuml;", "Latin small letter y with diaeresis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♠ </text:p>
          </table:table-cell>
          <table:table-cell/>
          <table:table-cell office:value-type="string" calcext:value-type="string">
            <text:p>&amp;spades; </text:p>
          </table:table-cell>
          <table:table-cell office:value-type="string" calcext:value-type="string">
            <text:p>Spade card suit</text:p>
          </table:table-cell>
          <table:table-cell table:formula="of:=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" office:value-type="string" office:string-value="&quot;&amp;spades; &quot; :  [&quot;♠ &quot;, &quot;&quot;, &quot;&amp;spades; &quot;, &quot;Spade card suit&quot;], " calcext:value-type="string">
            <text:p>"&amp;spades; " : <text:s/>["♠ ", "", "&amp;spades; ", "Spade card suit"], </text:p>
          </table:table-cell>
          <table:table-cell table:style-name="ce24" table:formula="of:=IF(LEN(TRIM([.G259]))&gt;0;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;FALSE())" office:value-type="string" office:string-value="&quot;&amp;spades; &quot; :  [&quot;♠ &quot;, &quot;&quot;, &quot;&amp;spades; &quot;, &quot;Spade card suit&quot;], " calcext:value-type="string">
            <text:p>"&amp;spades; " : <text:s/>["♠ ", "", "&amp;spades; ", "Spade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♣ </text:p>
          </table:table-cell>
          <table:table-cell/>
          <table:table-cell office:value-type="string" calcext:value-type="string">
            <text:p>&amp;clubs; </text:p>
          </table:table-cell>
          <table:table-cell office:value-type="string" calcext:value-type="string">
            <text:p>Clubs card suit</text:p>
          </table:table-cell>
          <table:table-cell table:formula="of:=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" office:value-type="string" office:string-value="&quot;&amp;clubs; &quot; :  [&quot;♣ &quot;, &quot;&quot;, &quot;&amp;clubs; &quot;, &quot;Clubs card suit&quot;], " calcext:value-type="string">
            <text:p>"&amp;clubs; " : <text:s/>["♣ ", "", "&amp;clubs; ", "Clubs card suit"], </text:p>
          </table:table-cell>
          <table:table-cell table:style-name="ce24" table:formula="of:=IF(LEN(TRIM([.G260]))&gt;0;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;FALSE())" office:value-type="string" office:string-value="&quot;&amp;clubs; &quot; :  [&quot;♣ &quot;, &quot;&quot;, &quot;&amp;clubs; &quot;, &quot;Clubs card suit&quot;], " calcext:value-type="string">
            <text:p>"&amp;clubs; " : <text:s/>["♣ ", "", "&amp;clubs; ", "Club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♦ </text:p>
          </table:table-cell>
          <table:table-cell/>
          <table:table-cell office:value-type="string" calcext:value-type="string">
            <text:p>&amp;diams; </text:p>
          </table:table-cell>
          <table:table-cell office:value-type="string" calcext:value-type="string">
            <text:p>Diamonds card suit</text:p>
          </table:table-cell>
          <table:table-cell table:formula="of:=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" office:value-type="string" office:string-value="&quot;&amp;diams; &quot; :  [&quot;♦ &quot;, &quot;&quot;, &quot;&amp;diams; &quot;, &quot;Diamonds card suit&quot;], " calcext:value-type="string">
            <text:p>"&amp;diams; " : <text:s/>["♦ ", "", "&amp;diams; ", "Diamonds card suit"], </text:p>
          </table:table-cell>
          <table:table-cell table:style-name="ce24" table:formula="of:=IF(LEN(TRIM([.G261]))&gt;0;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;FALSE())" office:value-type="string" office:string-value="&quot;&amp;diams; &quot; :  [&quot;♦ &quot;, &quot;&quot;, &quot;&amp;diams; &quot;, &quot;Diamonds card suit&quot;], " calcext:value-type="string">
            <text:p>"&amp;diams; " : <text:s/>["♦ ", "", "&amp;diams; ", "Diamond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♥ </text:p>
          </table:table-cell>
          <table:table-cell/>
          <table:table-cell office:value-type="string" calcext:value-type="string">
            <text:p>&amp;hearts; </text:p>
          </table:table-cell>
          <table:table-cell office:value-type="string" calcext:value-type="string">
            <text:p>Hearts card suit</text:p>
          </table:table-cell>
          <table:table-cell table:formula="of:=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" office:value-type="string" office:string-value="&quot;&amp;hearts; &quot; :  [&quot;♥ &quot;, &quot;&quot;, &quot;&amp;hearts; &quot;, &quot;Hearts card suit&quot;], " calcext:value-type="string">
            <text:p>"&amp;hearts; " : <text:s/>["♥ ", "", "&amp;hearts; ", "Hearts card suit"], </text:p>
          </table:table-cell>
          <table:table-cell table:style-name="ce24" table:formula="of:=IF(LEN(TRIM([.G262]))&gt;0;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;FALSE())" office:value-type="string" office:string-value="&quot;&amp;hearts; &quot; :  [&quot;♥ &quot;, &quot;&quot;, &quot;&amp;hearts; &quot;, &quot;Hearts card suit&quot;], " calcext:value-type="string">
            <text:p>"&amp;hearts; " : <text:s/>["♥ ", "", "&amp;hearts; ", "Heart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‾ </text:p>
          </table:table-cell>
          <table:table-cell/>
          <table:table-cell office:value-type="string" calcext:value-type="string">
            <text:p>&amp;oline; </text:p>
          </table:table-cell>
          <table:table-cell office:value-type="string" calcext:value-type="string">
            <text:p>Overline</text:p>
          </table:table-cell>
          <table:table-cell table:formula="of:=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" office:value-type="string" office:string-value="&quot;&amp;oline; &quot; :  [&quot;‾ &quot;, &quot;&quot;, &quot;&amp;oline; &quot;, &quot;Overline&quot;], " calcext:value-type="string">
            <text:p>"&amp;oline; " : <text:s/>["‾ ", "", "&amp;oline; ", "Overline"], </text:p>
          </table:table-cell>
          <table:table-cell table:style-name="ce24" table:formula="of:=IF(LEN(TRIM([.G263]))&gt;0;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;FALSE())" office:value-type="string" office:string-value="&quot;&amp;oline; &quot; :  [&quot;‾ &quot;, &quot;&quot;, &quot;&amp;oline; &quot;, &quot;Overline&quot;], " calcext:value-type="string">
            <text:p>"&amp;oline; " : <text:s/>["‾ ", "", "&amp;oline; ", "Overline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← </text:p>
          </table:table-cell>
          <table:table-cell/>
          <table:table-cell office:value-type="string" calcext:value-type="string">
            <text:p>&amp;larr; </text:p>
          </table:table-cell>
          <table:table-cell office:value-type="string" calcext:value-type="string">
            <text:p>Left arrow</text:p>
          </table:table-cell>
          <table:table-cell table:formula="of:=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" office:value-type="string" office:string-value="&quot;&amp;larr; &quot; :  [&quot;← &quot;, &quot;&quot;, &quot;&amp;larr; &quot;, &quot;Left arrow&quot;], " calcext:value-type="string">
            <text:p>"&amp;larr; " : <text:s/>["← ", "", "&amp;larr; ", "Left arrow"], </text:p>
          </table:table-cell>
          <table:table-cell table:style-name="ce24" table:formula="of:=IF(LEN(TRIM([.G264]))&gt;0;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;FALSE())" office:value-type="string" office:string-value="&quot;&amp;larr; &quot; :  [&quot;← &quot;, &quot;&quot;, &quot;&amp;larr; &quot;, &quot;Left arrow&quot;], " calcext:value-type="string">
            <text:p>"&amp;larr; " : <text:s/>["← ", "", "&amp;larr; ", "Lef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→ </text:p>
          </table:table-cell>
          <table:table-cell/>
          <table:table-cell office:value-type="string" calcext:value-type="string">
            <text:p>&amp;rarr; </text:p>
          </table:table-cell>
          <table:table-cell office:value-type="string" calcext:value-type="string">
            <text:p>Right arrow</text:p>
          </table:table-cell>
          <table:table-cell table:formula="of:=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" office:value-type="string" office:string-value="&quot;&amp;rarr; &quot; :  [&quot;→ &quot;, &quot;&quot;, &quot;&amp;rarr; &quot;, &quot;Right arrow&quot;], " calcext:value-type="string">
            <text:p>"&amp;rarr; " : <text:s/>["→ ", "", "&amp;rarr; ", "Right arrow"], </text:p>
          </table:table-cell>
          <table:table-cell table:style-name="ce24" table:formula="of:=IF(LEN(TRIM([.G265]))&gt;0;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;FALSE())" office:value-type="string" office:string-value="&quot;&amp;rarr; &quot; :  [&quot;→ &quot;, &quot;&quot;, &quot;&amp;rarr; &quot;, &quot;Right arrow&quot;], " calcext:value-type="string">
            <text:p>"&amp;rarr; " : <text:s/>["→ ", "", "&amp;rarr; ", "Righ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↑ </text:p>
          </table:table-cell>
          <table:table-cell/>
          <table:table-cell office:value-type="string" calcext:value-type="string">
            <text:p>&amp;uarr; </text:p>
          </table:table-cell>
          <table:table-cell office:value-type="string" calcext:value-type="string">
            <text:p>Up arrow</text:p>
          </table:table-cell>
          <table:table-cell table:formula="of:=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" office:value-type="string" office:string-value="&quot;&amp;uarr; &quot; :  [&quot;↑ &quot;, &quot;&quot;, &quot;&amp;uarr; &quot;, &quot;Up arrow&quot;], " calcext:value-type="string">
            <text:p>"&amp;uarr; " : <text:s/>["↑ ", "", "&amp;uarr; ", "Up arrow"], </text:p>
          </table:table-cell>
          <table:table-cell table:style-name="ce24" table:formula="of:=IF(LEN(TRIM([.G266]))&gt;0;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;FALSE())" office:value-type="string" office:string-value="&quot;&amp;uarr; &quot; :  [&quot;↑ &quot;, &quot;&quot;, &quot;&amp;uarr; &quot;, &quot;Up arrow&quot;], " calcext:value-type="string">
            <text:p>"&amp;uarr; " : <text:s/>["↑ ", "", "&amp;uarr; ", "Up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↓ </text:p>
          </table:table-cell>
          <table:table-cell/>
          <table:table-cell office:value-type="string" calcext:value-type="string">
            <text:p>&amp;darr; </text:p>
          </table:table-cell>
          <table:table-cell office:value-type="string" calcext:value-type="string">
            <text:p>Down arrow</text:p>
          </table:table-cell>
          <table:table-cell table:formula="of:=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" office:value-type="string" office:string-value="&quot;&amp;darr; &quot; :  [&quot;↓ &quot;, &quot;&quot;, &quot;&amp;darr; &quot;, &quot;Down arrow&quot;], " calcext:value-type="string">
            <text:p>"&amp;darr; " : <text:s/>["↓ ", "", "&amp;darr; ", "Down arrow"], </text:p>
          </table:table-cell>
          <table:table-cell table:style-name="ce24" table:formula="of:=IF(LEN(TRIM([.G267]))&gt;0;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;FALSE())" office:value-type="string" office:string-value="&quot;&amp;darr; &quot; :  [&quot;↓ &quot;, &quot;&quot;, &quot;&amp;darr; &quot;, &quot;Down arrow&quot;], " calcext:value-type="string">
            <text:p>"&amp;darr; " : <text:s/>["↓ ", "", "&amp;darr; ", "Down arrow"], </text:p>
          </table:table-cell>
          <table:table-cell table:number-columns-repeated="1014"/>
        </table:table-row>
        <table:table-row table:style-name="ro1" table:number-rows-repeated="5">
          <table:table-cell table:style-name="ce20" table:number-columns-repeated="3"/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AsciiTB2" table:style-name="ta2" table:print="false">
        <table:table-column table:style-name="co16" table:default-cell-style-name="Default"/>
        <table:table-row table:style-name="ro6">
          <table:table-cell/>
        </table:table-row>
      </table:table>
      <table:table table:name="AsciiTable3" table:style-name="ta2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number-columns-repeated="1017" table:default-cell-style-name="Default"/>
        <table:table-row table:style-name="ro2">
          <table:table-cell office:value-type="string" calcext:value-type="string" table:number-columns-spanned="7" table:number-rows-spanned="1">
            <text:p><text:a xlink:href="https://en.wikipedia.org/wiki/List_of_XML_and_HTML_character_entity_references" xlink:type="simple">https://en.wikipedia.org/wiki/List_of_XML_and_HTML_character_entity_reference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Character </text:p>
          </table:table-cell>
          <table:table-cell table:style-name="ce1" office:value-type="string" calcext:value-type="string">
            <text:p>Unicode code point (decimal) </text:p>
          </table:table-cell>
          <table:table-cell table:style-name="ce1" office:value-type="string" calcext:value-type="string">
            <text:p>Standard </text:p>
          </table:table-cell>
          <table:table-cell table:style-name="ce1" office:value-type="string" calcext:value-type="string">
            <text:p>DTD[a] </text:p>
          </table:table-cell>
          <table:table-cell table:style-name="ce1" office:value-type="string" calcext:value-type="string">
            <text:p>Old ISO subset[b] </text:p>
          </table:table-cell>
          <table:table-cell table:style-name="ce1" office:value-type="string" calcext:value-type="string">
            <text:p>Description[c]</text:p>
          </table:table-cell>
          <table:table-cell table:style-name="ce1" table:number-columns-repeated="1017"/>
        </table:table-row>
        <table:table-row table:style-name="ro2">
          <table:table-cell table:style-name="ce4" office:value-type="string" calcext:value-type="string">
            <text:p>quot </text:p>
          </table:table-cell>
          <table:table-cell table:style-name="ce4" office:value-type="string" calcext:value-type="string">
            <text:p><text:s/>U+0022 (34) HTML 2.0 HTMLspecial ISOnum quotation mark (APL quote)</text:p>
          </table:table-cell>
          <table:table-cell table:style-name="ce4" table:number-columns-repeated="1022"/>
        </table:table-row>
        <table:table-row table:style-name="ro2">
          <table:table-cell office:value-type="string" calcext:value-type="string">
            <text:p>amp 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U+0026 (3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ampersan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pos 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U+0027 (39) </text:p>
          </table:table-cell>
          <table:table-cell table:style-name="ce4" office:value-type="string" calcext:value-type="string">
            <text:p>XHTML 1.0 </text:p>
          </table:table-cell>
          <table:table-cell table:style-name="ce4" office:value-type="string" calcext:value-type="string">
            <text:p>HTMLspecial </text:p>
          </table:table-cell>
          <table:table-cell table:style-name="ce4" office:value-type="string" calcext:value-type="string">
            <text:p>ISOnum </text:p>
          </table:table-cell>
          <table:table-cell table:style-name="ce4" office:value-type="string" calcext:value-type="string">
            <text:p>apostrophe (apostrophe-quote); see below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lt </text:p>
          </table:table-cell>
          <table:table-cell office:value-type="string" calcext:value-type="string">
            <text:p>&lt; </text:p>
          </table:table-cell>
          <table:table-cell office:value-type="string" calcext:value-type="string">
            <text:p>U+003C (6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ss-tha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U+003E (6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greater-tha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00A0 (16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no-break space (non-breaking space)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excl </text:p>
          </table:table-cell>
          <table:table-cell office:value-type="string" calcext:value-type="string">
            <text:p>¡ </text:p>
          </table:table-cell>
          <table:table-cell office:value-type="string" calcext:value-type="string">
            <text:p>U+00A1 (16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inverted exclam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nt </text:p>
          </table:table-cell>
          <table:table-cell office:value-type="string" calcext:value-type="string">
            <text:p>¢ </text:p>
          </table:table-cell>
          <table:table-cell office:value-type="string" calcext:value-type="string">
            <text:p>U+00A2 (16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ent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und </text:p>
          </table:table-cell>
          <table:table-cell office:value-type="string" calcext:value-type="string">
            <text:p>£ </text:p>
          </table:table-cell>
          <table:table-cell office:value-type="string" calcext:value-type="string">
            <text:p>U+00A3 (16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ound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ren </text:p>
          </table:table-cell>
          <table:table-cell office:value-type="string" calcext:value-type="string">
            <text:p>¤ </text:p>
          </table:table-cell>
          <table:table-cell office:value-type="string" calcext:value-type="string">
            <text:p>U+00A4 (16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urrency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en </text:p>
          </table:table-cell>
          <table:table-cell office:value-type="string" calcext:value-type="string">
            <text:p>¥ </text:p>
          </table:table-cell>
          <table:table-cell office:value-type="string" calcext:value-type="string">
            <text:p>U+00A5 (16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yen sign (yuan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vbar </text:p>
          </table:table-cell>
          <table:table-cell office:value-type="string" calcext:value-type="string">
            <text:p>¦ </text:p>
          </table:table-cell>
          <table:table-cell office:value-type="string" calcext:value-type="string">
            <text:p>U+00A6 (16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broken bar (broken vertical ba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ct </text:p>
          </table:table-cell>
          <table:table-cell office:value-type="string" calcext:value-type="string">
            <text:p>§ </text:p>
          </table:table-cell>
          <table:table-cell office:value-type="string" calcext:value-type="string">
            <text:p>U+00A7 (16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ectio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ml </text:p>
          </table:table-cell>
          <table:table-cell office:value-type="string" calcext:value-type="string">
            <text:p>¨ </text:p>
          </table:table-cell>
          <table:table-cell office:value-type="string" calcext:value-type="string">
            <text:p>U+00A8 (16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diaeresis (spacing diaeresis); see Germanic umla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y </text:p>
          </table:table-cell>
          <table:table-cell office:value-type="string" calcext:value-type="string">
            <text:p>© </text:p>
          </table:table-cell>
          <table:table-cell office:value-type="string" calcext:value-type="string">
            <text:p>U+00A9 (16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opyright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df </text:p>
          </table:table-cell>
          <table:table-cell office:value-type="string" calcext:value-type="string">
            <text:p>ª </text:p>
          </table:table-cell>
          <table:table-cell office:value-type="string" calcext:value-type="string">
            <text:p>U+00AA (17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feminine ordinal indic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quo </text:p>
          </table:table-cell>
          <table:table-cell office:value-type="string" calcext:value-type="string">
            <text:p>« </text:p>
          </table:table-cell>
          <table:table-cell office:value-type="string" calcext:value-type="string">
            <text:p>U+00AB (17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-pointing double angle quotation mark (left pointing guilleme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 </text:p>
          </table:table-cell>
          <table:table-cell office:value-type="string" calcext:value-type="string">
            <text:p>¬ </text:p>
          </table:table-cell>
          <table:table-cell office:value-type="string" calcext:value-type="string">
            <text:p>U+00AC (17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not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00AD (17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oft hyphen (discretionary hyphe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g </text:p>
          </table:table-cell>
          <table:table-cell office:value-type="string" calcext:value-type="string">
            <text:p>® </text:p>
          </table:table-cell>
          <table:table-cell office:value-type="string" calcext:value-type="string">
            <text:p>U+00AE (17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egistered sign (registered trademark symbol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r </text:p>
          </table:table-cell>
          <table:table-cell office:value-type="string" calcext:value-type="string">
            <text:p>¯ </text:p>
          </table:table-cell>
          <table:table-cell office:value-type="string" calcext:value-type="string">
            <text:p>U+00AF (17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macron (spacing macron, overline, APL overba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g 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U+00B0 (17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egree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usmn </text:p>
          </table:table-cell>
          <table:table-cell office:value-type="string" calcext:value-type="string">
            <text:p>± </text:p>
          </table:table-cell>
          <table:table-cell office:value-type="string" calcext:value-type="string">
            <text:p>U+00B1 (17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lus-minus sign (plus-or-minus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2 </text:p>
          </table:table-cell>
          <table:table-cell office:value-type="string" calcext:value-type="string">
            <text:p>² </text:p>
          </table:table-cell>
          <table:table-cell office:value-type="string" calcext:value-type="string">
            <text:p>U+00B2 (17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two (superscript digit two, square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3 </text:p>
          </table:table-cell>
          <table:table-cell office:value-type="string" calcext:value-type="string">
            <text:p>³ </text:p>
          </table:table-cell>
          <table:table-cell office:value-type="string" calcext:value-type="string">
            <text:p>U+00B3 (17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three (superscript digit three, cube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ute </text:p>
          </table:table-cell>
          <table:table-cell office:value-type="string" calcext:value-type="string">
            <text:p>´ </text:p>
          </table:table-cell>
          <table:table-cell office:value-type="string" calcext:value-type="string">
            <text:p>U+00B4 (18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acute accent (spacing acut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cro </text:p>
          </table:table-cell>
          <table:table-cell office:value-type="string" calcext:value-type="string">
            <text:p>µ </text:p>
          </table:table-cell>
          <table:table-cell office:value-type="string" calcext:value-type="string">
            <text:p>U+00B5 (18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icro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a </text:p>
          </table:table-cell>
          <table:table-cell office:value-type="string" calcext:value-type="string">
            <text:p>¶ </text:p>
          </table:table-cell>
          <table:table-cell office:value-type="string" calcext:value-type="string">
            <text:p>U+00B6 (18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ilcrow sign (paragraph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dot </text:p>
          </table:table-cell>
          <table:table-cell office:value-type="string" calcext:value-type="string">
            <text:p>· </text:p>
          </table:table-cell>
          <table:table-cell office:value-type="string" calcext:value-type="string">
            <text:p>U+00B7 (18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iddle dot (Georgian comma, Greek middle do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dil </text:p>
          </table:table-cell>
          <table:table-cell office:value-type="string" calcext:value-type="string">
            <text:p>¸ </text:p>
          </table:table-cell>
          <table:table-cell office:value-type="string" calcext:value-type="string">
            <text:p>U+00B8 (18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cedilla (spacing cedill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1 </text:p>
          </table:table-cell>
          <table:table-cell office:value-type="string" calcext:value-type="string">
            <text:p>¹ </text:p>
          </table:table-cell>
          <table:table-cell office:value-type="string" calcext:value-type="string">
            <text:p>U+00B9 (18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one (superscript digit on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dm </text:p>
          </table:table-cell>
          <table:table-cell office:value-type="string" calcext:value-type="string">
            <text:p>º </text:p>
          </table:table-cell>
          <table:table-cell office:value-type="string" calcext:value-type="string">
            <text:p>U+00BA (18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asculine ordinal indic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quo </text:p>
          </table:table-cell>
          <table:table-cell office:value-type="string" calcext:value-type="string">
            <text:p>» </text:p>
          </table:table-cell>
          <table:table-cell office:value-type="string" calcext:value-type="string">
            <text:p>U+00BB (18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-pointing double angle quotation mark (right pointing guilleme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14 </text:p>
          </table:table-cell>
          <table:table-cell office:value-type="string" calcext:value-type="string">
            <text:p>¼ </text:p>
          </table:table-cell>
          <table:table-cell office:value-type="string" calcext:value-type="string">
            <text:p>U+00BC (18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one quarter (fraction one quarte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12 </text:p>
          </table:table-cell>
          <table:table-cell office:value-type="string" calcext:value-type="string">
            <text:p>½ </text:p>
          </table:table-cell>
          <table:table-cell office:value-type="string" calcext:value-type="string">
            <text:p>U+00BD (18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one half (fraction one half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34 </text:p>
          </table:table-cell>
          <table:table-cell office:value-type="string" calcext:value-type="string">
            <text:p>¾ </text:p>
          </table:table-cell>
          <table:table-cell office:value-type="string" calcext:value-type="string">
            <text:p>U+00BE (19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three quarters (fraction three quarter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uest </text:p>
          </table:table-cell>
          <table:table-cell office:value-type="string" calcext:value-type="string">
            <text:p>¿ </text:p>
          </table:table-cell>
          <table:table-cell office:value-type="string" calcext:value-type="string">
            <text:p>U+00BF (19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inverted question mark (turned question mark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ave </text:p>
          </table:table-cell>
          <table:table-cell office:value-type="string" calcext:value-type="string">
            <text:p>À </text:p>
          </table:table-cell>
          <table:table-cell office:value-type="string" calcext:value-type="string">
            <text:p>U+00C0 (19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grave accent (Latin capital letter A grav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ute </text:p>
          </table:table-cell>
          <table:table-cell office:value-type="string" calcext:value-type="string">
            <text:p>Á </text:p>
          </table:table-cell>
          <table:table-cell office:value-type="string" calcext:value-type="string">
            <text:p>U+00C1 (19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irc </text:p>
          </table:table-cell>
          <table:table-cell office:value-type="string" calcext:value-type="string">
            <text:p>Â </text:p>
          </table:table-cell>
          <table:table-cell office:value-type="string" calcext:value-type="string">
            <text:p>U+00C2 (19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ilde 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U+00C3 (19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ml </text:p>
          </table:table-cell>
          <table:table-cell office:value-type="string" calcext:value-type="string">
            <text:p>Ä </text:p>
          </table:table-cell>
          <table:table-cell office:value-type="string" calcext:value-type="string">
            <text:p>U+00C4 (19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ing </text:p>
          </table:table-cell>
          <table:table-cell office:value-type="string" calcext:value-type="string">
            <text:p>Å </text:p>
          </table:table-cell>
          <table:table-cell office:value-type="string" calcext:value-type="string">
            <text:p>U+00C5 (19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ring above (Latin capital letter A ring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lig </text:p>
          </table:table-cell>
          <table:table-cell office:value-type="string" calcext:value-type="string">
            <text:p>Æ </text:p>
          </table:table-cell>
          <table:table-cell office:value-type="string" calcext:value-type="string">
            <text:p>U+00C6 (19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E (Latin capital ligature A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edil 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U+00C7 (19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C with cedill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grave </text:p>
          </table:table-cell>
          <table:table-cell office:value-type="string" calcext:value-type="string">
            <text:p>È </text:p>
          </table:table-cell>
          <table:table-cell office:value-type="string" calcext:value-type="string">
            <text:p>U+00C8 (20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cute </text:p>
          </table:table-cell>
          <table:table-cell office:value-type="string" calcext:value-type="string">
            <text:p>É </text:p>
          </table:table-cell>
          <table:table-cell office:value-type="string" calcext:value-type="string">
            <text:p>U+00C9 (20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irc </text:p>
          </table:table-cell>
          <table:table-cell office:value-type="string" calcext:value-type="string">
            <text:p>Ê </text:p>
          </table:table-cell>
          <table:table-cell office:value-type="string" calcext:value-type="string">
            <text:p>U+00CA (20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ml 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U+00CB (20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rave </text:p>
          </table:table-cell>
          <table:table-cell office:value-type="string" calcext:value-type="string">
            <text:p>Ì </text:p>
          </table:table-cell>
          <table:table-cell office:value-type="string" calcext:value-type="string">
            <text:p>U+00CC (20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ute </text:p>
          </table:table-cell>
          <table:table-cell office:value-type="string" calcext:value-type="string">
            <text:p>Í </text:p>
          </table:table-cell>
          <table:table-cell office:value-type="string" calcext:value-type="string">
            <text:p>U+00CD (20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irc 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U+00CE (20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uml 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U+00CF (20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H </text:p>
          </table:table-cell>
          <table:table-cell office:value-type="string" calcext:value-type="string">
            <text:p>Ð </text:p>
          </table:table-cell>
          <table:table-cell office:value-type="string" calcext:value-type="string">
            <text:p>U+00D0 (20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tilde 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U+00D1 (20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N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rave </text:p>
          </table:table-cell>
          <table:table-cell office:value-type="string" calcext:value-type="string">
            <text:p>Ò </text:p>
          </table:table-cell>
          <table:table-cell office:value-type="string" calcext:value-type="string">
            <text:p>U+00D2 (21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cute </text:p>
          </table:table-cell>
          <table:table-cell office:value-type="string" calcext:value-type="string">
            <text:p>Ó </text:p>
          </table:table-cell>
          <table:table-cell office:value-type="string" calcext:value-type="string">
            <text:p>U+00D3 (21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irc </text:p>
          </table:table-cell>
          <table:table-cell office:value-type="string" calcext:value-type="string">
            <text:p>Ô </text:p>
          </table:table-cell>
          <table:table-cell office:value-type="string" calcext:value-type="string">
            <text:p>U+00D4 (21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lde </text:p>
          </table:table-cell>
          <table:table-cell office:value-type="string" calcext:value-type="string">
            <text:p>Õ </text:p>
          </table:table-cell>
          <table:table-cell office:value-type="string" calcext:value-type="string">
            <text:p>U+00D5 (21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ml </text:p>
          </table:table-cell>
          <table:table-cell office:value-type="string" calcext:value-type="string">
            <text:p>Ö </text:p>
          </table:table-cell>
          <table:table-cell office:value-type="string" calcext:value-type="string">
            <text:p>U+00D6 (21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mes </text:p>
          </table:table-cell>
          <table:table-cell office:value-type="string" calcext:value-type="string">
            <text:p>× </text:p>
          </table:table-cell>
          <table:table-cell office:value-type="string" calcext:value-type="string">
            <text:p>U+00D7 (21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ultiplicatio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slash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00D8 (21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stroke (Latin capital letter O slash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rave </text:p>
          </table:table-cell>
          <table:table-cell office:value-type="string" calcext:value-type="string">
            <text:p>Ù </text:p>
          </table:table-cell>
          <table:table-cell office:value-type="string" calcext:value-type="string">
            <text:p>U+00D9 (21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cute </text:p>
          </table:table-cell>
          <table:table-cell office:value-type="string" calcext:value-type="string">
            <text:p>Ú </text:p>
          </table:table-cell>
          <table:table-cell office:value-type="string" calcext:value-type="string">
            <text:p>U+00DA (21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irc </text:p>
          </table:table-cell>
          <table:table-cell office:value-type="string" calcext:value-type="string">
            <text:p>Û </text:p>
          </table:table-cell>
          <table:table-cell office:value-type="string" calcext:value-type="string">
            <text:p>U+00DB (21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uml </text:p>
          </table:table-cell>
          <table:table-cell office:value-type="string" calcext:value-type="string">
            <text:p>Ü </text:p>
          </table:table-cell>
          <table:table-cell office:value-type="string" calcext:value-type="string">
            <text:p>U+00DC (22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acute </text:p>
          </table:table-cell>
          <table:table-cell office:value-type="string" calcext:value-type="string">
            <text:p>Ý </text:p>
          </table:table-cell>
          <table:table-cell office:value-type="string" calcext:value-type="string">
            <text:p>U+00DD (22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Y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RN </text:p>
          </table:table-cell>
          <table:table-cell office:value-type="string" calcext:value-type="string">
            <text:p>Þ </text:p>
          </table:table-cell>
          <table:table-cell office:value-type="string" calcext:value-type="string">
            <text:p>U+00DE (22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THOR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zlig 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U+00DF (22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sharp s (ess-zed); see German Esz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ave </text:p>
          </table:table-cell>
          <table:table-cell office:value-type="string" calcext:value-type="string">
            <text:p>à </text:p>
          </table:table-cell>
          <table:table-cell office:value-type="string" calcext:value-type="string">
            <text:p>U+00E0 (22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ute </text:p>
          </table:table-cell>
          <table:table-cell office:value-type="string" calcext:value-type="string">
            <text:p>á </text:p>
          </table:table-cell>
          <table:table-cell office:value-type="string" calcext:value-type="string">
            <text:p>U+00E1 (22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irc </text:p>
          </table:table-cell>
          <table:table-cell office:value-type="string" calcext:value-type="string">
            <text:p>â </text:p>
          </table:table-cell>
          <table:table-cell office:value-type="string" calcext:value-type="string">
            <text:p>U+00E2 (22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ilde 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U+00E3 (22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ml </text:p>
          </table:table-cell>
          <table:table-cell office:value-type="string" calcext:value-type="string">
            <text:p>ä </text:p>
          </table:table-cell>
          <table:table-cell office:value-type="string" calcext:value-type="string">
            <text:p>U+00E4 (22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ing </text:p>
          </table:table-cell>
          <table:table-cell office:value-type="string" calcext:value-type="string">
            <text:p>å </text:p>
          </table:table-cell>
          <table:table-cell office:value-type="string" calcext:value-type="string">
            <text:p>U+00E5 (22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ring abov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lig </text:p>
          </table:table-cell>
          <table:table-cell office:value-type="string" calcext:value-type="string">
            <text:p>æ </text:p>
          </table:table-cell>
          <table:table-cell office:value-type="string" calcext:value-type="string">
            <text:p>U+00E6 (23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e (Latin small ligature a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edil 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U+00E7 (23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c with cedill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grave </text:p>
          </table:table-cell>
          <table:table-cell office:value-type="string" calcext:value-type="string">
            <text:p>è </text:p>
          </table:table-cell>
          <table:table-cell office:value-type="string" calcext:value-type="string">
            <text:p>U+00E8 (23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cute </text:p>
          </table:table-cell>
          <table:table-cell office:value-type="string" calcext:value-type="string">
            <text:p>é </text:p>
          </table:table-cell>
          <table:table-cell office:value-type="string" calcext:value-type="string">
            <text:p>U+00E9 (23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irc </text:p>
          </table:table-cell>
          <table:table-cell office:value-type="string" calcext:value-type="string">
            <text:p>ê </text:p>
          </table:table-cell>
          <table:table-cell office:value-type="string" calcext:value-type="string">
            <text:p>U+00EA (23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ml 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U+00EB (23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rave </text:p>
          </table:table-cell>
          <table:table-cell office:value-type="string" calcext:value-type="string">
            <text:p>ì </text:p>
          </table:table-cell>
          <table:table-cell office:value-type="string" calcext:value-type="string">
            <text:p>U+00EC (23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ute </text:p>
          </table:table-cell>
          <table:table-cell office:value-type="string" calcext:value-type="string">
            <text:p>í </text:p>
          </table:table-cell>
          <table:table-cell office:value-type="string" calcext:value-type="string">
            <text:p>U+00ED (23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irc 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U+00EE (23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uml 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U+00EF (23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h </text:p>
          </table:table-cell>
          <table:table-cell office:value-type="string" calcext:value-type="string">
            <text:p>ð </text:p>
          </table:table-cell>
          <table:table-cell office:value-type="string" calcext:value-type="string">
            <text:p>U+00F0 (24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tilde 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U+00F1 (24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n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rave </text:p>
          </table:table-cell>
          <table:table-cell office:value-type="string" calcext:value-type="string">
            <text:p>ò </text:p>
          </table:table-cell>
          <table:table-cell office:value-type="string" calcext:value-type="string">
            <text:p>U+00F2 (24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cute </text:p>
          </table:table-cell>
          <table:table-cell office:value-type="string" calcext:value-type="string">
            <text:p>ó </text:p>
          </table:table-cell>
          <table:table-cell office:value-type="string" calcext:value-type="string">
            <text:p>U+00F3 (24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irc </text:p>
          </table:table-cell>
          <table:table-cell office:value-type="string" calcext:value-type="string">
            <text:p>ô </text:p>
          </table:table-cell>
          <table:table-cell office:value-type="string" calcext:value-type="string">
            <text:p>U+00F4 (24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lde </text:p>
          </table:table-cell>
          <table:table-cell office:value-type="string" calcext:value-type="string">
            <text:p>õ </text:p>
          </table:table-cell>
          <table:table-cell office:value-type="string" calcext:value-type="string">
            <text:p>U+00F5 (24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ml </text:p>
          </table:table-cell>
          <table:table-cell office:value-type="string" calcext:value-type="string">
            <text:p>ö </text:p>
          </table:table-cell>
          <table:table-cell office:value-type="string" calcext:value-type="string">
            <text:p>U+00F6 (24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ide </text:p>
          </table:table-cell>
          <table:table-cell office:value-type="string" calcext:value-type="string">
            <text:p>÷ </text:p>
          </table:table-cell>
          <table:table-cell office:value-type="string" calcext:value-type="string">
            <text:p>U+00F7 (24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ivision sign (obelu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slash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00F8 (24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stroke (Latin small letter o slash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rave </text:p>
          </table:table-cell>
          <table:table-cell office:value-type="string" calcext:value-type="string">
            <text:p>ù </text:p>
          </table:table-cell>
          <table:table-cell office:value-type="string" calcext:value-type="string">
            <text:p>U+00F9 (24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cute </text:p>
          </table:table-cell>
          <table:table-cell office:value-type="string" calcext:value-type="string">
            <text:p>ú </text:p>
          </table:table-cell>
          <table:table-cell office:value-type="string" calcext:value-type="string">
            <text:p>U+00FA (25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irc </text:p>
          </table:table-cell>
          <table:table-cell office:value-type="string" calcext:value-type="string">
            <text:p>û </text:p>
          </table:table-cell>
          <table:table-cell office:value-type="string" calcext:value-type="string">
            <text:p>U+00FB (25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uml </text:p>
          </table:table-cell>
          <table:table-cell office:value-type="string" calcext:value-type="string">
            <text:p>ü </text:p>
          </table:table-cell>
          <table:table-cell office:value-type="string" calcext:value-type="string">
            <text:p>U+00FC (25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acute </text:p>
          </table:table-cell>
          <table:table-cell office:value-type="string" calcext:value-type="string">
            <text:p>ý </text:p>
          </table:table-cell>
          <table:table-cell office:value-type="string" calcext:value-type="string">
            <text:p>U+00FD (25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y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rn </text:p>
          </table:table-cell>
          <table:table-cell office:value-type="string" calcext:value-type="string">
            <text:p>þ </text:p>
          </table:table-cell>
          <table:table-cell office:value-type="string" calcext:value-type="string">
            <text:p>U+00FE (25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thor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uml </text:p>
          </table:table-cell>
          <table:table-cell office:value-type="string" calcext:value-type="string">
            <text:p>ÿ </text:p>
          </table:table-cell>
          <table:table-cell office:value-type="string" calcext:value-type="string">
            <text:p>U+00FF (25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y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lig </text:p>
          </table:table-cell>
          <table:table-cell office:value-type="string" calcext:value-type="string">
            <text:p>Œ </text:p>
          </table:table-cell>
          <table:table-cell office:value-type="string" calcext:value-type="string">
            <text:p>U+0152 (33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igature oe[e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lig </text:p>
          </table:table-cell>
          <table:table-cell office:value-type="string" calcext:value-type="string">
            <text:p>œ </text:p>
          </table:table-cell>
          <table:table-cell office:value-type="string" calcext:value-type="string">
            <text:p>U+0153 (33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small ligature oe[e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ron </text:p>
          </table:table-cell>
          <table:table-cell office:value-type="string" calcext:value-type="string">
            <text:p>Š </text:p>
          </table:table-cell>
          <table:table-cell office:value-type="string" calcext:value-type="string">
            <text:p>U+0160 (35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etter s with ca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ron </text:p>
          </table:table-cell>
          <table:table-cell office:value-type="string" calcext:value-type="string">
            <text:p>š </text:p>
          </table:table-cell>
          <table:table-cell office:value-type="string" calcext:value-type="string">
            <text:p>U+0161 (3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small letter s with ca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uml </text:p>
          </table:table-cell>
          <table:table-cell office:value-type="string" calcext:value-type="string">
            <text:p>Ÿ </text:p>
          </table:table-cell>
          <table:table-cell office:value-type="string" calcext:value-type="string">
            <text:p>U+0178 (3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nof </text:p>
          </table:table-cell>
          <table:table-cell office:value-type="string" calcext:value-type="string">
            <text:p>ƒ </text:p>
          </table:table-cell>
          <table:table-cell office:value-type="string" calcext:value-type="string">
            <text:p>U+0192 (40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atin small letter f with hook (function, flori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rc </text:p>
          </table:table-cell>
          <table:table-cell office:value-type="string" calcext:value-type="string">
            <text:p>ˆ </text:p>
          </table:table-cell>
          <table:table-cell office:value-type="string" calcext:value-type="string">
            <text:p>U+02C6 (71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modifier letter circumflex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lde </text:p>
          </table:table-cell>
          <table:table-cell office:value-type="string" calcext:value-type="string">
            <text:p>˜ </text:p>
          </table:table-cell>
          <table:table-cell office:value-type="string" calcext:value-type="string">
            <text:p>U+02DC (73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small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ph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1 (91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Alp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2 (91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B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mma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U+0393 (91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Gam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4 (91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Del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5 (91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E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6 (91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Z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7 (91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U+0398 (92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Th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9 (9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Io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pp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A (9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Kap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bd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B (92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Lamb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C (9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M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D (92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N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E (92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icr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F (9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Omic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0 (92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P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1 (9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R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U+03A3 (93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4 (93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T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5 (93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U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U+03A6 (9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P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7 (93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C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8 (9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P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eg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U+03A9 (93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O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ph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U+03B1 (94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alp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a 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U+03B2 (94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b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mm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3 (94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gam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ta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U+03B4 (94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del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silo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U+03B5 (94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e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6 (95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z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7 (95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8 (95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th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9 (9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io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pp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A (95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kap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bd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B (95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lamb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 </text:p>
          </table:table-cell>
          <table:table-cell office:value-type="string" calcext:value-type="string">
            <text:p>µ </text:p>
          </table:table-cell>
          <table:table-cell office:value-type="string" calcext:value-type="string">
            <text:p>U+03BC (9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m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D (95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n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E (95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icr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F (95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small letter omic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 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U+03C0 (9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1 (96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r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f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2 (96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final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U+03C3 (96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u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U+03C4 (9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t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5 (96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u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U+03C6 (96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7 (96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c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8 (96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eg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9 (9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o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sy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1 (97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theta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h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2 (97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Upsilon with hook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v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6 (98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pi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2 (819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n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3 (819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m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ins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09 (82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thin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nj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C (82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zero-width non-jo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D (820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zero-width jo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E (820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left-to-right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l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F (820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right-to-left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ash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+2013 (821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n 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ash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U+2014 (821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m 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squo </text:p>
          </table:table-cell>
          <table:table-cell office:value-type="string" calcext:value-type="string">
            <text:p>‘ </text:p>
          </table:table-cell>
          <table:table-cell office:value-type="string" calcext:value-type="string">
            <text:p>U+2018 (821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 sing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squo </text:p>
          </table:table-cell>
          <table:table-cell office:value-type="string" calcext:value-type="string">
            <text:p>’ </text:p>
          </table:table-cell>
          <table:table-cell office:value-type="string" calcext:value-type="string">
            <text:p>U+2019 (821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 sing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bquo </text:p>
          </table:table-cell>
          <table:table-cell office:value-type="string" calcext:value-type="string">
            <text:p>‚ </text:p>
          </table:table-cell>
          <table:table-cell office:value-type="string" calcext:value-type="string">
            <text:p>U+201A (821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single low-9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quo </text:p>
          </table:table-cell>
          <table:table-cell office:value-type="string" calcext:value-type="string">
            <text:p>“ </text:p>
          </table:table-cell>
          <table:table-cell office:value-type="string" calcext:value-type="string">
            <text:p>U+201C (822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 doub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quo </text:p>
          </table:table-cell>
          <table:table-cell office:value-type="string" calcext:value-type="string">
            <text:p>” </text:p>
          </table:table-cell>
          <table:table-cell office:value-type="string" calcext:value-type="string">
            <text:p>U+201D (82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 doub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quo </text:p>
          </table:table-cell>
          <table:table-cell office:value-type="string" calcext:value-type="string">
            <text:p>„ </text:p>
          </table:table-cell>
          <table:table-cell office:value-type="string" calcext:value-type="string">
            <text:p>U+201E (82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double low-9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gger </text:p>
          </table:table-cell>
          <table:table-cell office:value-type="string" calcext:value-type="string">
            <text:p>† </text:p>
          </table:table-cell>
          <table:table-cell office:value-type="string" calcext:value-type="string">
            <text:p>U+2020 (82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dagger, obelis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gger </text:p>
          </table:table-cell>
          <table:table-cell office:value-type="string" calcext:value-type="string">
            <text:p>‡ </text:p>
          </table:table-cell>
          <table:table-cell office:value-type="string" calcext:value-type="string">
            <text:p>U+2021 (822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double dagger, double obelis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ll </text:p>
          </table:table-cell>
          <table:table-cell office:value-type="string" calcext:value-type="string">
            <text:p>• </text:p>
          </table:table-cell>
          <table:table-cell office:value-type="string" calcext:value-type="string">
            <text:p>U+2022 (822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ullet (black small circle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lip </text:p>
          </table:table-cell>
          <table:table-cell office:value-type="string" calcext:value-type="string">
            <text:p>… </text:p>
          </table:table-cell>
          <table:table-cell office:value-type="string" calcext:value-type="string">
            <text:p>U+2026 (82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horizontal ellipsis (three dot leade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mil </text:p>
          </table:table-cell>
          <table:table-cell office:value-type="string" calcext:value-type="string">
            <text:p>‰ </text:p>
          </table:table-cell>
          <table:table-cell office:value-type="string" calcext:value-type="string">
            <text:p>U+2030 (824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er mille sign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ime 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U+2032 (8242) </text:p>
          </table:table-cell>
          <table:table-cell table:style-name="ce4" office:value-type="string" calcext:value-type="string">
            <text:p>HTML 4.0 </text:p>
          </table:table-cell>
          <table:table-cell table:style-name="ce4" office:value-type="string" calcext:value-type="string">
            <text:p>HTMLsymbol </text:p>
          </table:table-cell>
          <table:table-cell table:style-name="ce4" office:value-type="string" calcext:value-type="string">
            <text:p>ISOtech </text:p>
          </table:table-cell>
          <table:table-cell table:style-name="ce4" office:value-type="string" calcext:value-type="string">
            <text:p>prime (minutes, feet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Prim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33 (824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double prime (seconds, inche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saquo </text:p>
          </table:table-cell>
          <table:table-cell office:value-type="string" calcext:value-type="string">
            <text:p>‹ </text:p>
          </table:table-cell>
          <table:table-cell office:value-type="string" calcext:value-type="string">
            <text:p>U+2039 (824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 proposed </text:p>
          </table:table-cell>
          <table:table-cell office:value-type="string" calcext:value-type="string">
            <text:p>single left-pointing angle quotation mark[g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saquo </text:p>
          </table:table-cell>
          <table:table-cell office:value-type="string" calcext:value-type="string">
            <text:p>› </text:p>
          </table:table-cell>
          <table:table-cell office:value-type="string" calcext:value-type="string">
            <text:p>U+203A (825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 proposed </text:p>
          </table:table-cell>
          <table:table-cell office:value-type="string" calcext:value-type="string">
            <text:p>single right-pointing angle quotation mark[g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lin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3E (825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overline (spacing overscor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sl 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U+2044 (82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fraction slash (solidu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ro </text:p>
          </table:table-cell>
          <table:table-cell office:value-type="string" calcext:value-type="string">
            <text:p>€ </text:p>
          </table:table-cell>
          <table:table-cell office:value-type="string" calcext:value-type="string">
            <text:p>U+20AC (83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euro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age 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U+2111 (846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black-letter capital I (imaginary par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erp 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U+2118 (847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script capital P (power set, Weierstrass 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al 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U+211C (84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black-letter capital R (real part symbol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de </text:p>
          </table:table-cell>
          <table:table-cell office:value-type="string" calcext:value-type="string">
            <text:p>™ </text:p>
          </table:table-cell>
          <table:table-cell office:value-type="string" calcext:value-type="string">
            <text:p>U+2122 (848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trademark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fsy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35 (85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alef symbol (first transfinite cardinal)[h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0 (859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1 (859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up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2 (859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3 (859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own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4 (859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left right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B5 (86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downwards arrow with corner leftwards (carriage retur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0 (86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ftwards double arrow[i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1 (865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upwards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2 (865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wards double arrow[j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3 (865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downwards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4 (86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left right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ral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0 (87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for a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2 (870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artial different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is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3 (870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here exis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2205 (870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empty set (null set); see also U+8960, 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bl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7 (871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del or nabla (vector differential operat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i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8 (871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elemen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i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9 (871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not an elemen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B (871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contains as me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d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F (871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n-ary product (product sign)[k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11 (87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n-ary summation[l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us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U+2212 (87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minus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wast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U+2217 (87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asterisk oper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dic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U+221A (87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quare root (radical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1D (873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roportion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fin </text:p>
          </table:table-cell>
          <table:table-cell office:value-type="string" calcext:value-type="string">
            <text:p>8 </text:p>
          </table:table-cell>
          <table:table-cell office:value-type="string" calcext:value-type="string">
            <text:p>U+221E (87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fi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0 (87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d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7 (874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ogical and (wedg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8 (874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ogical or (ve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p 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U+2229 (874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tersection (ca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A (874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union (cu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B (874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tegr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e4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34 (87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herefore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 </text:p>
          </table:table-cell>
          <table:table-cell office:value-type="string" calcext:value-type="string">
            <text:p>~ </text:p>
          </table:table-cell>
          <table:table-cell office:value-type="string" calcext:value-type="string">
            <text:p>U+223C (87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ilde operator (varies with, similar to)[m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g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45 (877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congruent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ymp </text:p>
          </table:table-cell>
          <table:table-cell office:value-type="string" calcext:value-type="string">
            <text:p>˜ </text:p>
          </table:table-cell>
          <table:table-cell office:value-type="string" calcext:value-type="string">
            <text:p>U+2248 (87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r </text:p>
          </table:table-cell>
          <table:table-cell office:value-type="string" calcext:value-type="string">
            <text:p>almost equal to (asymptotic to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60 (880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not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quiv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1 (88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dentical to; sometimes used for 'equivalent to'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4 (88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ss-than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5 (880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greater-than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b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2 (88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bse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3 (883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perset of[n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sub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4 (88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n </text:p>
          </table:table-cell>
          <table:table-cell office:value-type="string" calcext:value-type="string">
            <text:p>not a subse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b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6 (883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bset of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7 (883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perset of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lu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95 (88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circled plus (direct sum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me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97 (885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circled times (vector produc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A5 (88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up tack (orthogonal to, perpendicular)[o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dot </text:p>
          </table:table-cell>
          <table:table-cell office:value-type="string" calcext:value-type="string">
            <text:p>· </text:p>
          </table:table-cell>
          <table:table-cell office:value-type="string" calcext:value-type="string">
            <text:p>U+22C5 (89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dot operator[p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cei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8 (896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left ceiling (APL upstil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ei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9 (89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right ceil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flo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A (897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left floor (APL downstil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lo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B (897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right flo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ng </text:p>
          </table:table-cell>
          <table:table-cell office:value-type="string" calcext:value-type="string">
            <text:p>&lt; </text:p>
          </table:table-cell>
          <table:table-cell office:value-type="string" calcext:value-type="string">
            <text:p>U+2329 (90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ft-pointing angle bracket (bra)[q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ng 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U+232A (900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right-pointing angle bracket (ket)[r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z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5CA (967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loze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de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0 (98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spade suit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ub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3 (98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club suit (shamrock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rt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5 (98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heart suit (valentine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m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6 (98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diamond suit[f]</text:p>
          </table:table-cell>
          <table:table-cell table:number-columns-repeated="1017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_FilterDatabase_1" table:base-cell-address="$SHOULD_IMPLEMENT_Element.$A$1" table:expression="$#REF!.$A$1:$G$208"/>
        <table:named-expression table:name="Excel_BuiltIn__FilterDatabase_2" table:base-cell-address="$SHOULD_IMPLEMENT_Element.$A$1" table:expression="$#REF!.$A$1:$G$1"/>
      </table:named-expressions>
      <table:database-ranges>
        <table:database-range table:name="__Anonymous_Sheet_DB__0" table:target-range-address="SHOULD_IMPLEMENT_Document.A1:SHOULD_IMPLEMENT_Document.F265" table:display-filter-buttons="true" table:orientation="column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 table:orientation="column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  <table:database-range table:name="__Anonymous_Sheet_DB__9" table:target-range-address="AsciiTable2.A2:AsciiTable2.J267" table:display-filter-buttons="true">
          <table:filter>
            <table:filter-and>
              <table:filter-condition table:field-number="9" table:value="&quot;&amp;yen;&quot; :  [&quot;¥&quot;, &quot;&amp;#165;&quot;, &quot;&amp;yen;&quot;, &quot;Yen sign&quot;], " table:operator="=">
                <table:filter-set-item table:value="&quot;&amp;yen;&quot; :  [&quot;¥&quot;, &quot;&amp;#165;&quot;, &quot;&amp;yen;&quot;, &quot;Yen sign&quot;], "/>
                <table:filter-set-item table:value="&quot;&amp;Uuml;&quot; :  [&quot;Ü&quot;, &quot;&amp;#220;&quot;, &quot;&amp;Uuml;&quot;, &quot;Latin capital letter U with diaeresis&quot;], "/>
                <table:filter-set-item table:value="&quot;&amp;uml;&quot; :  [&quot;¨&quot;, &quot;&amp;#168;&quot;, &quot;&amp;uml;&quot;, &quot;Spacing diaeresis - umlaut&quot;], "/>
                <table:filter-set-item table:value="&quot;&amp;yacute;&quot; :  [&quot;ý&quot;, &quot;&amp;#253;&quot;, &quot;&amp;yacute;&quot;, &quot;Latin small letter y with acute&quot;], "/>
                <table:filter-set-item table:value="&quot;&amp;Ugrave;&quot; :  [&quot;Ù&quot;, &quot;&amp;#217;&quot;, &quot;&amp;Ugrave;&quot;, &quot;Latin capital letter U with grave&quot;], "/>
                <table:filter-set-item table:value="&quot;&amp;ucirc;&quot; :  [&quot;û&quot;, &quot;&amp;#251;&quot;, &quot;&amp;ucirc;&quot;, &quot;Latin small letter u with circumflex&quot;], "/>
                <table:filter-set-item table:value="&quot;&amp;Ucirc;&quot; :  [&quot;Û&quot;, &quot;&amp;#219;&quot;, &quot;&amp;Ucirc;&quot;, &quot;Latin capital letter U with circumflex&quot;], "/>
                <table:filter-set-item table:value="&quot;&amp;Uacute;&quot; :  [&quot;Ú&quot;, &quot;&amp;#218;&quot;, &quot;&amp;Uacute;&quot;, &quot;Latin capital letter U with acute&quot;], "/>
                <table:filter-set-item table:value="&quot;&amp;times;&quot; :  [&quot;×&quot;, &quot;&amp;#215;&quot;, &quot;&amp;times;&quot;, &quot;Multiplication sign&quot;], "/>
                <table:filter-set-item table:value="&quot;&amp;Yacute;&quot; :  [&quot;Ý&quot;, &quot;&amp;#221;&quot;, &quot;&amp;Yacute;&quot;, &quot;Latin capital letter Y with acute&quot;], "/>
                <table:filter-set-item table:value="&quot;&amp;thorn;&quot; :  [&quot;þ&quot;, &quot;&amp;#254;&quot;, &quot;&amp;thorn;&quot;, &quot;Latin small letter thorn&quot;], "/>
                <table:filter-set-item table:value="&quot;&amp;szlig;&quot; :  [&quot;ß&quot;, &quot;&amp;#223;&quot;, &quot;&amp;szlig;&quot;, &quot;Latin small letter sharp s - ess-zed&quot;], "/>
                <table:filter-set-item table:value="&quot;&amp;sup3;&quot; :  [&quot;³&quot;, &quot;&amp;#179;&quot;, &quot;&amp;sup3;&quot;, &quot;Superscript three - cubed&quot;], "/>
                <table:filter-set-item table:value="&quot;&amp;spades; &quot; :  [&quot;♠ &quot;, &quot;&quot;, &quot;&amp;spades; &quot;, &quot;Spade card suit&quot;], "/>
                <table:filter-set-item table:value="&quot;&amp;sect;&quot; :  [&quot;§&quot;, &quot;&amp;#167;&quot;, &quot;&amp;sect;&quot;, &quot;Section sign&quot;], "/>
                <table:filter-set-item table:value="&quot;&amp;Scaron;&quot; :  [&quot;Š&quot;, &quot;&amp;#138;&quot;, &quot;&amp;Scaron;&quot;, &quot;Latin capital letter S with caron&quot;], "/>
                <table:filter-set-item table:value="&quot;&amp;rsquo;&quot; :  [&quot;’&quot;, &quot;&amp;#146;&quot;, &quot;&amp;rsquo;&quot;, &quot;Right single quotation mark&quot;], "/>
                <table:filter-set-item table:value="&quot;&amp;rsaquo; &quot; :  [&quot;›&quot;, &quot;&amp;#155;&quot;, &quot;&amp;rsaquo; &quot;, &quot;Single right-pointing angle quotation mark&quot;], "/>
                <table:filter-set-item table:value="&quot;&amp;reg;&quot; :  [&quot;®&quot;, &quot;&amp;#174;&quot;, &quot;&amp;reg;&quot;, &quot;Registered trade mark sign&quot;], "/>
                <table:filter-set-item table:value="&quot;&amp;rarr; &quot; :  [&quot;→ &quot;, &quot;&quot;, &quot;&amp;rarr; &quot;, &quot;Right arrow&quot;], "/>
                <table:filter-set-item table:value="&quot;&amp;quot; &quot; :  [&quot;“&quot;, &quot;&amp;#34; &quot;, &quot;&amp;quot; &quot;, &quot;Double quotes (or speech marks)&quot;], "/>
                <table:filter-set-item table:value="&quot;&amp;trade;&quot; :  [&quot;™&quot;, &quot;&amp;#153;&quot;, &quot;&amp;trade;&quot;, &quot;Trade mark sign&quot;], "/>
                <table:filter-set-item table:value="&quot;&amp;pound;&quot; :  [&quot;£&quot;, &quot;&amp;#163;&quot;, &quot;&amp;pound;&quot;, &quot;Pound sign&quot;], "/>
                <table:filter-set-item table:value="&quot;&amp;scaron;&quot; :  [&quot;š&quot;, &quot;&amp;#154;&quot;, &quot;&amp;scaron;&quot;, &quot;Latin small letter S with caron&quot;], "/>
                <table:filter-set-item table:value="&quot;&amp;plusmn;&quot; :  [&quot;±&quot;, &quot;&amp;#177;&quot;, &quot;&amp;plusmn;&quot;, &quot;Plus-or-minus sign&quot;], "/>
                <table:filter-set-item table:value="&quot;&amp;sbquo;&quot; :  [&quot;‚&quot;, &quot;&amp;#130;&quot;, &quot;&amp;sbquo;&quot;, &quot;Single low-9 quotation mark&quot;], "/>
                <table:filter-set-item table:value="&quot;&amp;clubs; &quot; :  [&quot;♣ &quot;, &quot;&quot;, &quot;&amp;clubs; &quot;, &quot;Clubs card suit&quot;], "/>
                <table:filter-set-item table:value="&quot;&amp;euro;&quot; :  [&quot;€&quot;, &quot;&amp;#128;&quot;, &quot;&amp;euro;&quot;, &quot;Euro sign&quot;], "/>
                <table:filter-set-item table:value="&quot;&amp;Euml;&quot; :  [&quot;Ë&quot;, &quot;&amp;#203;&quot;, &quot;&amp;Euml;&quot;, &quot;Latin capital letter E with diaeresis&quot;], "/>
                <table:filter-set-item table:value="&quot;&amp;Egrave;&quot; :  [&quot;È&quot;, &quot;&amp;#200;&quot;, &quot;&amp;Egrave;&quot;, &quot;Latin capital letter E with grave&quot;], "/>
                <table:filter-set-item table:value="&quot;&amp;Oacute;&quot; :  [&quot;Ó&quot;, &quot;&amp;#211;&quot;, &quot;&amp;Oacute;&quot;, &quot;Latin capital letter O with acute&quot;], "/>
                <table:filter-set-item table:value="&quot;&amp;ETH;&quot; :  [&quot;Ð&quot;, &quot;&amp;#208;&quot;, &quot;&amp;ETH;&quot;, &quot;Latin capital letter ETH&quot;], "/>
                <table:filter-set-item table:value="&quot;&amp;eacute;&quot; :  [&quot;é&quot;, &quot;&amp;#233;&quot;, &quot;&amp;eacute;&quot;, &quot;Latin small letter e with acute&quot;], "/>
                <table:filter-set-item table:value="&quot;&amp;middot;&quot; :  [&quot;·&quot;, &quot;&amp;#183;&quot;, &quot;&amp;middot;&quot;, &quot;Middle dot - Georgian comma&quot;], "/>
                <table:filter-set-item table:value="&quot;&amp;yuml;&quot; :  [&quot;ÿ&quot;, &quot;&amp;#255;&quot;, &quot;&amp;yuml;&quot;, &quot;Latin small letter y with diaeresis&quot;], "/>
                <table:filter-set-item table:value="&quot;&amp;ecirc;&quot; :  [&quot;ê&quot;, &quot;&amp;#234;&quot;, &quot;&amp;ecirc;&quot;, &quot;Latin small letter e with circumflex&quot;], "/>
                <table:filter-set-item table:value="&quot;&amp;divide;&quot; :  [&quot;÷&quot;, &quot;&amp;#247;&quot;, &quot;&amp;divide;&quot;, &quot;Division sign&quot;], "/>
                <table:filter-set-item table:value="&quot;&amp;darr; &quot; :  [&quot;↓ &quot;, &quot;&quot;, &quot;&amp;darr; &quot;, &quot;Down arrow&quot;], "/>
                <table:filter-set-item table:value="&quot;&amp;ouml;&quot; :  [&quot;ö&quot;, &quot;&amp;#246;&quot;, &quot;&amp;ouml;&quot;, &quot;Latin small letter o with diaeresis&quot;], "/>
                <table:filter-set-item table:value="&quot;&amp;curren;&quot; :  [&quot;¤&quot;, &quot;&amp;#164;&quot;, &quot;&amp;curren;&quot;, &quot;Currency sign&quot;], "/>
                <table:filter-set-item table:value="&quot;&amp;circ;&quot; :  [&quot;ˆ&quot;, &quot;&amp;#136;&quot;, &quot;&amp;circ;&quot;, &quot;Modifier letter circumflex accent&quot;], "/>
                <table:filter-set-item table:value="&quot;&amp;Iacute;&quot; :  [&quot;Í&quot;, &quot;&amp;#205;&quot;, &quot;&amp;Iacute;&quot;, &quot;Latin capital letter I with acute&quot;], "/>
                <table:filter-set-item table:value="&quot;&amp;lt;&quot; :  [&quot;&lt;&quot;, &quot;&amp;#60;&quot;, &quot;&amp;lt;&quot;, &quot;Less than (or open angled bracket)&quot;], "/>
                <table:filter-set-item table:value="&quot;&amp;diams; &quot; :  [&quot;♦ &quot;, &quot;&quot;, &quot;&amp;diams; &quot;, &quot;Diamonds card suit&quot;], "/>
                <table:filter-set-item table:value="&quot;&amp;frac14;&quot; :  [&quot;¼&quot;, &quot;&amp;#188;&quot;, &quot;&amp;frac14;&quot;, &quot;Fraction one quarter&quot;], "/>
                <table:filter-set-item table:value="&quot;&amp;raquo;&quot; :  [&quot;»&quot;, &quot;&amp;#187;&quot;, &quot;&amp;raquo;&quot;, &quot;Right double angle quotes&quot;], "/>
                <table:filter-set-item table:value="&quot;&amp;dagger;&quot; :  [&quot;†&quot;, &quot;&amp;#134;&quot;, &quot;&amp;dagger;&quot;, &quot;Dagger&quot;], "/>
                <table:filter-set-item table:value="&quot;&amp;THORN;&quot; :  [&quot;Þ&quot;, &quot;&amp;#222;&quot;, &quot;&amp;THORN;&quot;, &quot;Latin capital letter THORN&quot;], "/>
                <table:filter-set-item table:value="&quot;&amp;igrave;&quot; :  [&quot;ì&quot;, &quot;&amp;#236;&quot;, &quot;&amp;igrave;&quot;, &quot;Latin small letter i with grave&quot;], "/>
                <table:filter-set-item table:value="&quot;&amp;Oslash;&quot; :  [&quot;Ø&quot;, &quot;&amp;#216;&quot;, &quot;&amp;Oslash;&quot;, &quot;Latin capital letter O with slash&quot;], "/>
                <table:filter-set-item table:value="&quot;&amp;Ccedil;&quot; :  [&quot;Ç&quot;, &quot;&amp;#199;&quot;, &quot;&amp;Ccedil;&quot;, &quot;Latin capital letter C with cedilla&quot;], "/>
                <table:filter-set-item table:value="&quot;&amp;Aacute;&quot; :  [&quot;Á&quot;, &quot;&amp;#193;&quot;, &quot;&amp;Aacute;&quot;, &quot;Latin capital letter A with acute&quot;], "/>
                <table:filter-set-item table:value="&quot;&amp;euml;&quot; :  [&quot;ë&quot;, &quot;&amp;#235;&quot;, &quot;&amp;euml;&quot;, &quot;Latin small letter e with diaeresis&quot;], "/>
                <table:filter-set-item table:value="&quot;&amp;Agrave;&quot; :  [&quot;À&quot;, &quot;&amp;#192;&quot;, &quot;&amp;Agrave;&quot;, &quot;Latin capital letter A with grave&quot;], "/>
                <table:filter-set-item table:value="&quot;&amp;oslash;&quot; :  [&quot;ø&quot;, &quot;&amp;#248;&quot;, &quot;&amp;oslash;&quot;, &quot;Latin small letter o with slash&quot;], "/>
                <table:filter-set-item table:value="&quot;&amp;Aring;&quot; :  [&quot;Å&quot;, &quot;&amp;#197;&quot;, &quot;&amp;Aring;&quot;, &quot;Latin capital letter A with ring above&quot;], "/>
                <table:filter-set-item table:value="&quot;&amp;shy;&quot; :  [&quot;­&quot;, &quot;&amp;#173;&quot;, &quot;&amp;shy;&quot;, &quot;Soft hyphen&quot;], "/>
                <table:filter-set-item table:value="&quot;&amp;acirc;&quot; :  [&quot;â&quot;, &quot;&amp;#226;&quot;, &quot;&amp;acirc;&quot;, &quot;Latin small letter a with circumflex&quot;], "/>
                <table:filter-set-item table:value="&quot;&amp;cedil;&quot; :  [&quot;¸&quot;, &quot;&amp;#184;&quot;, &quot;&amp;cedil;&quot;, &quot;Spacing cedilla&quot;], "/>
                <table:filter-set-item table:value="&quot;&amp;iquest;&quot; :  [&quot;¿&quot;, &quot;&amp;#191;&quot;, &quot;&amp;iquest;&quot;, &quot;Inverted question mark&quot;], "/>
                <table:filter-set-item table:value="&quot;&amp;ccedil;&quot; :  [&quot;ç&quot;, &quot;&amp;#231;&quot;, &quot;&amp;ccedil;&quot;, &quot;Latin small letter c with cedilla&quot;], "/>
                <table:filter-set-item table:value="&quot;&amp;aacute;&quot; :  [&quot;á&quot;, &quot;&amp;#225;&quot;, &quot;&amp;aacute;&quot;, &quot;Latin small letter a with acute&quot;], "/>
                <table:filter-set-item table:value="&quot;&amp;Dagger;&quot; :  [&quot;‡&quot;, &quot;&amp;#135;&quot;, &quot;&amp;Dagger;&quot;, &quot;Double dagger&quot;], "/>
                <table:filter-set-item table:value="&quot;&amp;sup2;&quot; :  [&quot;²&quot;, &quot;&amp;#178;&quot;, &quot;&amp;sup2;&quot;, &quot;Superscript two - squared&quot;], "/>
                <table:filter-set-item table:value="&quot;&amp;copy;&quot; :  [&quot;©&quot;, &quot;&amp;#169;&quot;, &quot;&amp;copy;&quot;, &quot;Copyright sign&quot;], "/>
                <table:filter-set-item table:value="&quot;&amp;otilde;&quot; :  [&quot;õ&quot;, &quot;&amp;#245;&quot;, &quot;&amp;otilde;&quot;, &quot;Latin small letter o with tilde&quot;], "/>
                <table:filter-set-item table:value="&quot;&amp;brvbar;&quot; :  [&quot;¦&quot;, &quot;&amp;#166;&quot;, &quot;&amp;brvbar;&quot;, &quot;Pipe, Broken vertical bar&quot;], "/>
                <table:filter-set-item table:value="&quot;&amp;ugrave;&quot; :  [&quot;ù&quot;, &quot;&amp;#249;&quot;, &quot;&amp;ugrave;&quot;, &quot;Latin small letter u with grave&quot;], "/>
                <table:filter-set-item table:value="&quot;&amp;fnof;&quot; :  [&quot;ƒ&quot;, &quot;&amp;#131;&quot;, &quot;&amp;fnof;&quot;, &quot;Latin small letter f with hook&quot;], "/>
                <table:filter-set-item table:value="&quot;&amp;Eacute;&quot; :  [&quot;É&quot;, &quot;&amp;#201;&quot;, &quot;&amp;Eacute;&quot;, &quot;Latin capital letter E with acute&quot;], "/>
                <table:filter-set-item table:value="&quot;&amp;acute;&quot; :  [&quot;´&quot;, &quot;&amp;#180;&quot;, &quot;&amp;acute;&quot;, &quot;Acute accent - spacing acute&quot;], "/>
                <table:filter-set-item table:value="&quot;&amp;deg;&quot; :  [&quot;°&quot;, &quot;&amp;#176;&quot;, &quot;&amp;deg;&quot;, &quot;Degree sign&quot;], "/>
                <table:filter-set-item table:value="&quot;&amp;amp;&quot; :  [&quot;&amp;&quot;, &quot;&amp;#38;&quot;, &quot;&amp;amp;&quot;, &quot;Ampersand&quot;], "/>
                <table:filter-set-item table:value="&quot;&amp;tilde;&quot; :  [&quot;˜&quot;, &quot;&amp;#152;&quot;, &quot;&amp;tilde;&quot;, &quot;Small tilde&quot;], "/>
                <table:filter-set-item table:value="&quot;&amp;iacute;&quot; :  [&quot;í&quot;, &quot;&amp;#237;&quot;, &quot;&amp;iacute;&quot;, &quot;Latin small letter i with acute&quot;], "/>
                <table:filter-set-item table:value="&quot;&amp;Atilde;&quot; :  [&quot;Ã&quot;, &quot;&amp;#195;&quot;, &quot;&amp;Atilde;&quot;, &quot;Latin capital letter A with tilde&quot;], "/>
                <table:filter-set-item table:value="&quot;&amp;Auml;&quot; :  [&quot;Ä&quot;, &quot;&amp;#196;&quot;, &quot;&amp;Auml;&quot;, &quot;Latin capital letter A with diaeresis&quot;], "/>
                <table:filter-set-item table:value="&quot;&amp;atilde;&quot; :  [&quot;ã&quot;, &quot;&amp;#227;&quot;, &quot;&amp;atilde;&quot;, &quot;Latin small letter a with tilde&quot;], "/>
                <table:filter-set-item table:value="&quot;&amp;ntilde;&quot; :  [&quot;ñ&quot;, &quot;&amp;#241;&quot;, &quot;&amp;ntilde;&quot;, &quot;Latin small letter n with tilde&quot;], "/>
                <table:filter-set-item table:value="&quot;&amp;bdquo;&quot; :  [&quot;„&quot;, &quot;&amp;#132;&quot;, &quot;&amp;bdquo;&quot;, &quot;Double low-9 quotation mark&quot;], "/>
                <table:filter-set-item table:value="&quot;&amp;frac12;&quot; :  [&quot;½&quot;, &quot;&amp;#189;&quot;, &quot;&amp;frac12;&quot;, &quot;Fraction one half&quot;], "/>
                <table:filter-set-item table:value="&quot;&amp;Ouml;&quot; :  [&quot;Ö&quot;, &quot;&amp;#214;&quot;, &quot;&amp;Ouml;&quot;, &quot;Latin capital letter O with diaeresis&quot;], "/>
                <table:filter-set-item table:value="&quot;&amp;frac34;&quot; :  [&quot;¾&quot;, &quot;&amp;#190;&quot;, &quot;&amp;frac34;&quot;, &quot;Fraction three quarters&quot;], "/>
                <table:filter-set-item table:value="&quot;&amp;sup1;&quot; :  [&quot;¹&quot;, &quot;&amp;#185;&quot;, &quot;&amp;sup1;&quot;, &quot;Superscript one&quot;], "/>
                <table:filter-set-item table:value="&quot;&amp;hearts; &quot; :  [&quot;♥ &quot;, &quot;&quot;, &quot;&amp;hearts; &quot;, &quot;Hearts card suit&quot;], "/>
                <table:filter-set-item table:value="&quot;&amp;gt;&quot; :  [&quot;&gt;&quot;, &quot;&amp;#62;&quot;, &quot;&amp;gt;&quot;, &quot;Greater than (or close angled bracket)&quot;], "/>
                <table:filter-set-item table:value="&quot;&amp;Ecirc;&quot; :  [&quot;Ê&quot;, &quot;&amp;#202;&quot;, &quot;&amp;Ecirc;&quot;, &quot;Latin capital letter E with circumflex&quot;], "/>
                <table:filter-set-item table:value="&quot;&amp;micro;&quot; :  [&quot;µ&quot;, &quot;&amp;#181;&quot;, &quot;&amp;micro;&quot;, &quot;Micro sign&quot;], "/>
                <table:filter-set-item table:value="&quot;&amp;cent;&quot; :  [&quot;¢&quot;, &quot;&amp;#162;&quot;, &quot;&amp;cent;&quot;, &quot;Cent sign&quot;], "/>
                <table:filter-set-item table:value="&quot;&amp;aring;&quot; :  [&quot;å&quot;, &quot;&amp;#229;&quot;, &quot;&amp;aring;&quot;, &quot;Latin small letter a with ring above&quot;], "/>
                <table:filter-set-item table:value="&quot;&amp;hellip;&quot; :  [&quot;…&quot;, &quot;&amp;#133;&quot;, &quot;&amp;hellip;&quot;, &quot;Horizontal ellipsis&quot;], "/>
                <table:filter-set-item table:value="&quot;&amp;Otilde;&quot; :  [&quot;Õ&quot;, &quot;&amp;#213;&quot;, &quot;&amp;Otilde;&quot;, &quot;Latin capital letter O with tilde&quot;], "/>
                <table:filter-set-item table:value="&quot;&amp;Icirc;&quot; :  [&quot;Î&quot;, &quot;&amp;#206;&quot;, &quot;&amp;Icirc;&quot;, &quot;Latin capital letter I with circumflex&quot;], "/>
                <table:filter-set-item table:value="&quot;&amp;rdquo;&quot; :  [&quot;”&quot;, &quot;&amp;#148;&quot;, &quot;&amp;rdquo;&quot;, &quot;Right double quotation mark&quot;], "/>
                <table:filter-set-item table:value="&quot;&amp;lsquo;&quot; :  [&quot;‘&quot;, &quot;&amp;#145;&quot;, &quot;&amp;lsquo;&quot;, &quot;Left single quotation mark&quot;], "/>
                <table:filter-set-item table:value="&quot;&amp;icirc;&quot; :  [&quot;î&quot;, &quot;&amp;#238;&quot;, &quot;&amp;icirc;&quot;, &quot;Latin small letter i with circumflex&quot;], "/>
                <table:filter-set-item table:value="&quot;&amp;uarr; &quot; :  [&quot;↑ &quot;, &quot;&quot;, &quot;&amp;uarr; &quot;, &quot;Up arrow&quot;], "/>
                <table:filter-set-item table:value="&quot;&amp;eth;&quot; :  [&quot;ð&quot;, &quot;&amp;#240;&quot;, &quot;&amp;eth;&quot;, &quot;Latin small letter eth&quot;], "/>
                <table:filter-set-item table:value="&quot;&amp;Acirc;&quot; :  [&quot;Â&quot;, &quot;&amp;#194;&quot;, &quot;&amp;Acirc;&quot;, &quot;Latin capital letter A with circumflex&quot;], "/>
                <table:filter-set-item table:value="&quot;&amp;ldquo;&quot; :  [&quot;“&quot;, &quot;&amp;#147;&quot;, &quot;&amp;ldquo;&quot;, &quot;Left double quotation mark&quot;], "/>
                <table:filter-set-item table:value="&quot;&amp;egrave;&quot; :  [&quot;è&quot;, &quot;&amp;#232;&quot;, &quot;&amp;egrave;&quot;, &quot;Latin small letter e with grave&quot;], "/>
                <table:filter-set-item table:value="&quot;&amp;bull;&quot; :  [&quot;•&quot;, &quot;&amp;#149;&quot;, &quot;&amp;bull;&quot;, &quot;Bullet&quot;], "/>
                <table:filter-set-item table:value="&quot;&amp;iexcl;&quot; :  [&quot;¡&quot;, &quot;&amp;#161;&quot;, &quot;&amp;iexcl;&quot;, &quot;Inverted exclamation mark&quot;], "/>
                <table:filter-set-item table:value="&quot;&amp;ordm;&quot; :  [&quot;º&quot;, &quot;&amp;#186;&quot;, &quot;&amp;ordm;&quot;, &quot;Masculine ordinal indicator&quot;], "/>
                <table:filter-set-item table:value="&quot;&amp;Igrave;&quot; :  [&quot;Ì&quot;, &quot;&amp;#204;&quot;, &quot;&amp;Igrave;&quot;, &quot;Latin capital letter I with grave&quot;], "/>
                <table:filter-set-item table:value="&quot;&amp;ndash;&quot; :  [&quot;–&quot;, &quot;&amp;#150;&quot;, &quot;&amp;ndash;&quot;, &quot;En dash&quot;], "/>
                <table:filter-set-item table:value="&quot;&amp;agrave;&quot; :  [&quot;à&quot;, &quot;&amp;#224;&quot;, &quot;&amp;agrave;&quot;, &quot;Latin small letter a with grave&quot;], "/>
                <table:filter-set-item table:value="&quot;&amp;Iuml;&quot; :  [&quot;Ï&quot;, &quot;&amp;#207;&quot;, &quot;&amp;Iuml;&quot;, &quot;Latin capital letter I with diaeresis&quot;], "/>
                <table:filter-set-item table:value="&quot;&amp;aelig;&quot; :  [&quot;æ&quot;, &quot;&amp;#230;&quot;, &quot;&amp;aelig;&quot;, &quot;Latin small letter ae&quot;], "/>
                <table:filter-set-item table:value="&quot;&amp;iuml;&quot; :  [&quot;ï&quot;, &quot;&amp;#239;&quot;, &quot;&amp;iuml;&quot;, &quot;Latin small letter i with diaeresis&quot;], "/>
                <table:filter-set-item table:value="&quot;&amp;laquo;&quot; :  [&quot;«&quot;, &quot;&amp;#171;&quot;, &quot;&amp;laquo;&quot;, &quot;Left double angle quotes&quot;], "/>
                <table:filter-set-item table:value="&quot;&amp;larr; &quot; :  [&quot;← &quot;, &quot;&quot;, &quot;&amp;larr; &quot;, &quot;Left arrow&quot;], "/>
                <table:filter-set-item table:value="&quot;&amp;lsaquo;&quot; :  [&quot;‹&quot;, &quot;&amp;#139;&quot;, &quot;&amp;lsaquo;&quot;, &quot;Single left-pointing angle quotation&quot;], "/>
                <table:filter-set-item table:value="&quot;&amp;macr;&quot; :  [&quot;¯&quot;, &quot;&amp;#175;&quot;, &quot;&amp;macr;&quot;, &quot;Spacing macron - overline&quot;], "/>
                <table:filter-set-item table:value="&quot;&amp;mdash;&quot; :  [&quot;—&quot;, &quot;&amp;#151;&quot;, &quot;&amp;mdash;&quot;, &quot;Em dash&quot;], "/>
                <table:filter-set-item table:value="&quot;&amp;uacute;&quot; :  [&quot;ú&quot;, &quot;&amp;#250;&quot;, &quot;&amp;uacute;&quot;, &quot;Latin small letter u with acute&quot;], "/>
                <table:filter-set-item table:value="&quot;&amp;ograve;&quot; :  [&quot;ò&quot;, &quot;&amp;#242;&quot;, &quot;&amp;ograve;&quot;, &quot;Latin small letter o with grave&quot;], "/>
                <table:filter-set-item table:value="&quot;&amp;auml;&quot; :  [&quot;ä&quot;, &quot;&amp;#228;&quot;, &quot;&amp;auml;&quot;, &quot;Latin small letter a with diaeresis&quot;], "/>
                <table:filter-set-item table:value="&quot;&amp;nbsp;&quot; :  [&quot; &quot;, &quot;&amp;#160;&quot;, &quot;&amp;nbsp;&quot;, &quot;Non-breaking space&quot;], "/>
                <table:filter-set-item table:value="&quot;&amp;not;&quot; :  [&quot;¬&quot;, &quot;&amp;#172;&quot;, &quot;&amp;not;&quot;, &quot;Not sign&quot;], "/>
                <table:filter-set-item table:value="&quot;&amp;Ntilde;&quot; :  [&quot;Ñ&quot;, &quot;&amp;#209;&quot;, &quot;&amp;Ntilde;&quot;, &quot;Latin capital letter N with tilde&quot;], "/>
                <table:filter-set-item table:value="&quot;&amp;oacute;&quot; :  [&quot;ó&quot;, &quot;&amp;#243;&quot;, &quot;&amp;oacute;&quot;, &quot;Latin small letter o with acute&quot;], "/>
                <table:filter-set-item table:value="&quot;&amp;Ocirc;&quot; :  [&quot;Ô&quot;, &quot;&amp;#212;&quot;, &quot;&amp;Ocirc;&quot;, &quot;Latin capital letter O with circumflex&quot;], "/>
                <table:filter-set-item table:value="&quot;&amp;AElig;&quot; :  [&quot;Æ&quot;, &quot;&amp;#198;&quot;, &quot;&amp;AElig;&quot;, &quot;Latin capital letter AE&quot;], "/>
                <table:filter-set-item table:value="&quot;&amp;ocirc;&quot; :  [&quot;ô&quot;, &quot;&amp;#244;&quot;, &quot;&amp;ocirc;&quot;, &quot;Latin small letter o with circumflex&quot;], "/>
                <table:filter-set-item table:value="&quot;&amp;oelig;&quot; :  [&quot;œ&quot;, &quot;&amp;#156;&quot;, &quot;&amp;oelig;&quot;, &quot;Latin small ligature oe&quot;], "/>
                <table:filter-set-item table:value="&quot;&amp;OElig;&quot; :  [&quot;Œ&quot;, &quot;&amp;#140;&quot;, &quot;&amp;OElig;&quot;, &quot;Latin capital ligature OE&quot;], "/>
                <table:filter-set-item table:value="&quot;&amp;uuml;&quot; :  [&quot;ü&quot;, &quot;&amp;#252;&quot;, &quot;&amp;uuml;&quot;, &quot;Latin small letter u with diaeresis&quot;], "/>
                <table:filter-set-item table:value="&quot;&amp;Ograve;&quot; :  [&quot;Ò&quot;, &quot;&amp;#210;&quot;, &quot;&amp;Ograve;&quot;, &quot;Latin capital letter O with grave&quot;], "/>
                <table:filter-set-item table:value="&quot;&amp;oline; &quot; :  [&quot;‾ &quot;, &quot;&quot;, &quot;&amp;oline; &quot;, &quot;Overline&quot;], "/>
                <table:filter-set-item table:value="&quot;&amp;para;&quot; :  [&quot;¶&quot;, &quot;&amp;#182;&quot;, &quot;&amp;para;&quot;, &quot;Pilcrow sign - paragraph sign&quot;], "/>
                <table:filter-set-item table:value="&quot;&amp;ordf;&quot; :  [&quot;ª&quot;, &quot;&amp;#170;&quot;, &quot;&amp;ordf;&quot;, &quot;Feminine ordinal indicator&quot;], "/>
                <table:filter-set-item table:value="&quot;&amp;Yuml;&quot; :  [&quot;Ÿ&quot;, &quot;&amp;#159;&quot;, &quot;&amp;Yuml;&quot;, &quot;Latin capital letter Y with diaeresis&quot;], "/>
                <table:filter-set-item table:value="&quot;&amp;permil;&quot; :  [&quot;‰&quot;, &quot;&amp;#137;&quot;, &quot;&amp;permil;&quot;, &quot;Per mille sign&quot;], 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99pt solid #c0c0c0"/>
    </style:style>
    <style:style style:name="Salida" style:family="table-cell" style:parent-style-name="Default">
      <style:table-cell-properties fo:background-color="#c0c0c0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8:01:54.906549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$Build-2</meta:generator>
    <meta:creation-date>2006-09-12T14:46:56</meta:creation-date>
    <dc:date>2016-08-19T18:25:35.526234018</dc:date>
    <meta:print-date>2016-08-11T13:55:48</meta:print-date>
    <dc:language>es-ES</dc:language>
    <meta:editing-cycles>136</meta:editing-cycles>
    <meta:editing-duration>PT9H33M2S</meta:editing-duration>
    <dc:creator>Juanma </dc:creator>
    <meta:document-statistic meta:table-count="12" meta:cell-count="9623" meta:object-count="0"/>
    <meta:user-defined meta:name="Info 1"/>
    <meta:user-defined meta:name="Info 2"/>
    <meta:user-defined meta:name="Info 3"/>
    <meta:user-defined meta:name="Info 4"/>
  </office:meta>
</office:document-meta>
</file>